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27</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在莱曼（Lyman）的方向，俄罗斯军队炮击了卢汉斯（Luhansk）地区和托尔斯克（Torske）的尼夫斯克（Nevske）和bilohorivka，...</text:span>
</text:h>
      <text:p text:style-name="P4">
作者: liveuamap (Language: en)</text:p>
      <text:p text:style-name="P4">
时间: 2023-06-26T-56:38:00</text:p>
      <text:p text:style-name="P4">
地点: Bakhmut (Latitude:48.80494 Longtitude:38.2453)</text:p>
      <text:p text:style-name="P4">
视频: []</text:p>
      <text:p text:style-name="P4">
图片: []</text:p>
      <text:p text:style-name="P4">
标签: ["Russia"]</text:p>
      <text:p text:style-name="P4">
Id: 22571842</text:p>
      <!--METADATA-->
      <text:p text:style-name="P4">
在莱曼(Lyman)的方向上，俄罗斯军队炮击了卢汉格雷奇(Luhanskregion)和托斯克(Torske)，塞雷布里卡(Serebryanka)，弗卡尼卡米斯克(Verkhnokamyanske)，斯皮尔恩(Spirne)和罗兹多利夫卡(Rozdolivka)地区。 俄罗斯航空在乌克兰武装部队的武装部队在早上的报告中在Torske，Dibrova，Bilohorivka，Zvanivka和Spirne进行了空袭</text:p>
      <text:p text:style-name="P4">
新闻集链接：[https：\/\/liveuamap.com \/en \/2023 \/26-June-at-lyman-directionlection-Russian-army-army-Shelled-nevske--(https：\/\/liveuamap.com \/en \/2023 \/26-June-at-lyman方向 - 俄罗斯 - 武装 - 武装shelled-nevske-)</text:p>
      <text:p text:style-name="P4">
News Source: <text:a xlink:type="simple" xlink:href="https://t.me/lumsrc/5193" text:style-name="Internet_20_link" text:visited-style-name="Visited_20_Internet_20_Link">
https://t.me/lumsrc/5193</text:a>
</text:p>
      <!--NEWS-->
      <text:h text:style-name="P10" text:outline-level="1">
<text:span text:style-name="T4">
军队的JSU Bakhmut Directio Rusian炮击Vasukivka，Minkivka，Orikhovo-Vasylivka，Bogdanivka ...</text:span>
</text:h>
      <text:p text:style-name="P4">
作者: liveuamap (Language: en)</text:p>
      <text:p text:style-name="P4">
时间: 2023-06-26T-58:38:00</text:p>
      <text:p text:style-name="P4">
地点: Avdiivka (Latitude:48.32498 Longtitude:37.7655)</text:p>
      <text:p text:style-name="P4">
视频: []</text:p>
      <text:p text:style-name="P4">
图片: []</text:p>
      <text:p text:style-name="P4">
标签: ["Russia"]</text:p>
      <text:p text:style-name="P4">
Id: 22571838</text:p>
      <!--METADATA-->
      <text:p text:style-name="P4">
在巴赫穆特方向，俄罗斯军队炮击了Vasukivka，Minkivka，Orikhovo-Vasylivka，Bohdanivka，Chasiv Yar，Ivanivske，Ozaryanivka和New York ofdonetsk地区。 俄罗斯航空在乌克兰武装部队的武装部队中，在赫罗莫夫和苏卡哈巴进行了空袭。</text:p>
      <text:p text:style-name="P4">
新闻集链接：<text:a xlink:type="simple" xlink:href="https：\/\/liveuamap.com \/en \/2023 \/26-june-at-at-at-bakhmut-directionledirection-russian-army-army-shelled-vasukivka" text:style-name="Internet_20_link" text:visited-style-name="Visited_20_Internet_20_Link">
https：\/\/liveuamap.com \/en \/2023 \/26-June-at-at-bakhmut-directionlection-Russian-army-army-shelled-vasukivka</text:a>
</text:p>
      <text:p text:style-name="P4">
News Source: <text:a xlink:type="simple" xlink:href="https://t.me/lumsrc/5194" text:style-name="Internet_20_link" text:visited-style-name="Visited_20_Internet_20_Link">
https://t.me/lumsrc/5194</text:a>
</text:p>
      <!--NEWS-->
      <text:h text:style-name="P10" text:outline-level="1">
<text:span text:style-name="T4">
JSC Avdiivka Directio Rusian军队炮击了Berdyshi，Avdiivka，Vodyane，Karlovka和First ...</text:span>
</text:h>
      <text:p text:style-name="P4">
作者: liveuamap (Language: en)</text:p>
      <text:p text:style-name="P4">
时间: 2023-06-26T-60:38:00</text:p>
      <text:p text:style-name="P4">
地点: Donetsk (Latitude:48.09505 Longtitude:37.58766)</text:p>
      <text:p text:style-name="P4">
视频: []</text:p>
      <text:p text:style-name="P4">
图片: []</text:p>
      <text:p text:style-name="P4">
标签: ["Russia"]</text:p>
      <text:p text:style-name="P4">
Id: 22571836</text:p>
      <!--METADATA-->
      <text:p text:style-name="P4">
在Avdiyivka的方向，俄罗斯军队炮击了Berdychi，Avdiyivka，Vodyane，Karlivka和Donetsk地区的Pervomayske。 俄罗斯航空在乌克兰武装部队的武装部队中，俄罗斯航空在阿夫迪伊夫卡进行了</text:p>
      <text:p text:style-name="P4">
新闻集链接：<text:a xlink:type="simple" xlink:href="https：\/\/liveuamap.com \/en \/2023 \/26-June-at-at-at-avdiyivka-directionlection-Russian-army-army-shelled-berdychi" text:style-name="Internet_20_link" text:visited-style-name="Visited_20_Internet_20_Link">
https：\/\/liveuamap.com \/en \/2023 \/26-june-at-at-at-avdiyivka-direction-russian-army-army-army-shelled-berdychi</text:a>
</text:p>
      <text:p text:style-name="P4">
News Source: <text:a xlink:type="simple" xlink:href="https://t.me/lumsrc/5195" text:style-name="Internet_20_link" text:visited-style-name="Visited_20_Internet_20_Link">
https://t.me/lumsrc/5195</text:a>
</text:p>
      <!--NEWS-->
      <text:h text:style-name="P10" text:outline-level="1">
<text:span text:style-name="T4">
在玛丽卡（Maryinka）方向，俄罗斯军队炮击了霍斯特（Hostre），顿涅茨克地区（Donetsk Region）</text:span>
</text:h>
      <text:p text:style-name="P4">
作者: liveuamap (Language: en)</text:p>
      <text:p text:style-name="P4">
时间: 2023-06-26T-62:38:00</text:p>
      <text:p text:style-name="P4">
地点: Donets'ka oblast (Latitude:48.00049 Longtitude:37.50664)</text:p>
      <text:p text:style-name="P4">
视频: []</text:p>
      <text:p text:style-name="P4">
图片: []</text:p>
      <text:p text:style-name="P4">
标签: ["Russia"]</text:p>
      <text:p text:style-name="P4">
Id: 22571835</text:p>
      <!--METADATA-->
      <text:p text:style-name="P4">
在玛丽卡(Maryinka)方向，俄罗斯军队炮击了霍斯特(Hostre)，Heorhiyivka和Maryinka Ofdonetsk地区。 俄罗斯航空在乌克兰武装部队的一般工作人员Krasnohorivka进行了空袭。</text:p>
      <text:p text:style-name="P4">
新闻集链接：<text:a xlink:type="simple" xlink:href="https：\/\/liveuamap.com \/en \/2023 \/26-June-at-Maryinka-directionlection-tright russian army-army-shelled-hostre" text:style-name="Internet_20_link" text:visited-style-name="Visited_20_Internet_20_Link">
https：\/\/liveuamap.com \/en \/2023 \/26-6-June-at-Maryinka-directionlectionlection-tright-Russian-army-army shelled-hostre</text:a>
</text:p>
      <text:p text:style-name="P4">
News Source: <text:a xlink:type="simple" xlink:href="https://t.me/lumsrc/5196" text:style-name="Internet_20_link" text:visited-style-name="Visited_20_Internet_20_Link">
https://t.me/lumsrc/5196</text:a>
</text:p>
      <!--NEWS-->
      <text:h text:style-name="P10" text:outline-level="1">
<text:span text:style-name="T4">
在Zaporizhzhia和Kherson的指示，俄罗斯军队炮击了Temyrivka，Novodarivka，Levadne，...</text:span>
</text:h>
      <text:p text:style-name="P4">
作者: liveuamap (Language: en)</text:p>
      <text:p text:style-name="P4">
时间: 2023-06-26T-65:39:00</text:p>
      <text:p text:style-name="P4">
地点: Zaporizhzhia (Latitude:47.74002 Longtitude:36.59374)</text:p>
      <text:p text:style-name="P4">
视频: []</text:p>
      <text:p text:style-name="P4">
图片: []</text:p>
      <text:p text:style-name="P4">
标签: ["Russia"]</text:p>
      <text:p text:style-name="P4">
Id: 22571833</text:p>
      <!--METADATA-->
      <text:p text:style-name="P4">
在Zaporizhzhia和Kherson的指示，俄罗斯军队炮击了Temyrivka，Novodarivka，Levadne，Olhivske，Malynivka，Zelenyy Hay，Zatyshshya，Huliaipolef Zaporizhzhzhia Region oblasti; Dnipropetrovsk地区的Nikopol； Mylove，Beryslav，Kozatske，Lvove，Mykilske，Antonivka，Zelenivka，Kherson和Kherson地区的Kherson和Dniprovske和Mykolayiv地区的Ochakiv。 乌克兰武装部队的俄罗斯航空通导的空袭和Zaporizhzhia地区的Novodanylivka说</text:p>
      <text:p text:style-name="P4">
新闻集链接：<text:a xlink:type="simple" xlink:href="https：\/\/liveuamap.com \/en \/2023 \/26-6-June-at-at-zaporizhzhzhia-and-kherson-directions-directions-russian-army-army" text:style-name="Internet_20_link" text:visited-style-name="Visited_20_Internet_20_Link">
https：\/\/liveuamap.com \/en \/2023 \/26-june-at-at-zaporizhzhzhia-and-khers-directions-directions-russian-army</text:a>
</text:p>
      <text:p text:style-name="P4">
News Source: <text:a xlink:type="simple" xlink:href="https://t.me/lumsrc/5198" text:style-name="Internet_20_link" text:visited-style-name="Visited_20_Internet_20_Link">
https://t.me/lumsrc/5198</text:a>
</text:p>
      <!--NEWS-->
      <text:h text:style-name="P10" text:outline-level="1">
<text:span text:style-name="T4">
俄罗斯部队在顿涅茨克和卢汉斯克地区采取进攻行动。 乌克兰军事...</text:span>
</text:h>
      <text:p text:style-name="P4">
作者: liveuamap (Language: en)</text:p>
      <text:p text:style-name="P4">
时间: 2023-06-26T-67:39:00</text:p>
      <text:p text:style-name="P4">
地点: Zaporizhzhia (Latitude:47.77031 Longtitude:36.66296)</text:p>
      <text:p text:style-name="P4">
视频: []</text:p>
      <text:p text:style-name="P4">
图片: []</text:p>
      <text:p text:style-name="P4">
标签: ["Russia"]</text:p>
      <text:p text:style-name="P4">
Id: 22571831</text:p>
      <!--METADATA-->
      <text:p text:style-name="P4">
俄罗斯军队在顿涅茨克和卢汉斯克地区采取进攻行动。Ukrainian军方与卢汉斯克地区，维塞尔和罗兹多利夫卡附近的俄罗斯军队进行了36次战斗活动地区，武装总参谋部 乌克兰的部队在主题报告中说</text:p>
      <text:p text:style-name="P4">
新闻集链接：<text:a xlink:type="simple" xlink:href="https：\/\/liveuamap.com \/en \/2023 \/26- 6月 -  6月 - 俄罗斯 - 连导犯罪 - 犯罪行为 -  donetsk" text:style-name="Internet_20_link" text:visited-style-name="Visited_20_Internet_20_Link">
https：\/\/liveuamap.com \/en \/2023 \/26-简历 - 俄罗斯 - 俄罗斯 - 连导犯罪 - 犯罪行为 -  donetsk</text:a>
</text:p>
      <text:p text:style-name="P4">
News Source: <text:a xlink:type="simple" xlink:href="https://t.me/lumsrc/5199" text:style-name="Internet_20_link" text:visited-style-name="Visited_20_Internet_20_Link">
https://t.me/lumsrc/5199</text:a>
</text:p>
      <!--NEWS-->
      <text:h text:style-name="P10" text:outline-level="1">
<text:span text:style-name="T4">
布莱恩·梅恩斯少将祝贺塔拉斯·舍申科窗户的毕业生</text:span>
</text:h>
      <text:p text:style-name="P4">
作者: ['АРМІЯINFORM']</text:p>
      <text:p text:style-name="P4">
时间: 2023-06-26T12:00:00-04:00</text:p>
      <text:p text:style-name="P4">
描述: Vyvnitanniy Vishkovovikov Intitite knu imeni taras shevchenka vid少校...与乌克兰2022年的战争，与乌克兰的最新新闻，今天与乌克兰的新闻，与乌克兰的新闻战争，与今天的最后一场新闻战争，乌克兰和俄罗斯之间的战争将会发生，乌克兰和俄罗斯之间的战争将是一场战争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6/mennes.jpg" text:style-name="Internet_20_link" text:visited-style-name="Visited_20_Internet_20_Link">
mennes.jpg</text:a>
']</text:p>
      <text:p text:style-name="P4">
标签: ['ВИПУСКНИКИ', 'ВІКНУ', 'ПРИВІТАННЯ']</text:p>
      <text:p text:style-name="P4">
类别: News</text:p>
      <!--METADATA-->
      <text:p text:style-name="P4">
<draw:frame draw:style-name="fr1" draw:name="Image2" text:anchor-type="as-char" svg:width="6.9236in" svg:height="3.790671in" draw:z-index="0">
<draw:image xlink:href="../Images/AРМІЯINFORM/2023-06-26T12-00-00-04-00/mennes.jpg" xlink:type="simple" xlink:show="embed" xlink:actuate="onLoad" draw:mime-type="image/jpeg"/>
</draw:frame>
美国武装部队的自由堡的马约尔(Maider Major)Braian Menness，Braian Menness，美国武装部队的毕业生。</text:p>
      <ul>
        <li>
我来自自由堡(Liberty Fort)的问候，以前称为布拉格堡(Fort Bragg)，北部，是世界军事基地中最大的，以及其历史和对自由价值观的奉献精神。</li>
      </ul>
      <text:p text:style-name="P4">
我想对大队的Anatoliishevchenko表示感谢，有机会与您分享一些技巧，因为Vasaclas为毕业生做好了准备，他们在冒着生命危险的同时，采取了一项启发的任务来执行无疑会帮助保护乌克兰的任务。</text:p>
      <text:p text:style-name="P4">
我最近驳回了第18军团的副指挥官。 一次，我们是美国武装部队的一个部队，该部队从2月至2022年12月支持乌克兰的武装部队。 乌克兰和乌克兰人民的武装给我们留下了深刻的印象。</text:p>
      <text:p text:style-name="P4">
2000年，即23年前，我参加了LVIV附近乌克兰西部的“和平合作伙伴关系”计划之一，他与当时的武装部队指挥官一起吸引了共同的战略计划。 Ivan Yakubt上校。 对我来说，这是一个很好的经历。 当时和现在比较您的军队状况，我惊讶于乌克兰的武装部队尤其是您加强了多少，这要归功于您像您这样的合作者。</text:p>
      <text:p text:style-name="P4">
35年前，我从西点的学院毕业。 在学院的移民中，人们相信，如果释放仪式下雨，毕业生将是战争。 在我们的情况下，信念实现了。 五年多来，他一直在伊拉克和阿富汗进行了战斗，并为计划在这些国家部署效率的特殊运营的联合指挥的行动做出了回答。 他还在第82空降师，第一个游侠营和第十山区师指挥官中执行了营和旅的职责。</text:p>
      <text:p text:style-name="P4">
我承认我没有像在乌克兰获得的那种战斗经验，但是，我深信指挥官应该拥有的不可侵犯性：*在技术上意识到。 指挥官应该是其领域的专家；</text:p>
      <text:p text:style-name="P4">
<text:span text:style-name="T5">
成为真正的导师。 指挥官一般必须准备单位，尤其是每个服务员，以确保行动的连贯性； </text:span>
注意下属。 指挥官应比自己更加照顾下属，并将其视为家庭成员。 * 说实话。 在军事事务中，诚实很重要。 指挥官应始终是诚实，公正和可靠的。 您的服务同志将尊重您； <text:span text:style-name="T5">
遵守从属的顺序。 在军事业务中，有一定的从属顺序，遵守它很重要。 您应该考虑高级指挥官的智慧和经验，并一如既往地尊重年轻人。 </text:span>
不断研究。</text:p>
      <text:p text:style-name="P4">
世界没有到位，以及我们面临的挑战。 指挥官应接受新知识，掌握新策略，tastrategy技术。 培训应该是连续的。</text:p>
      <text:p text:style-name="P4">
最重要的是，指挥官应该对自己的国家忠实，并始终坚信自己的诺言。 服兵役的奉献和目的不应怀疑。</text:p>
      <text:p text:style-name="P4">
您的主要动机应该是保护和捍卫乌克兰宪法的规定。 在困难时期，您的国家的军事义务和保护是主要的呼吁。 如果您喜欢在服务上花费的时间，那就做对了。 请小心军人，并教育下属的人会欣赏您的指挥素质。</text:p>
      <text:p text:style-name="P4">
军队的力量是团结的。 成功完成任务始终是一个共同的伴侣。</text:p>
      <text:p text:style-name="P4">
最后，花时间记住那些为我们牺牲的免疫和宝贵的经历的人，现在对我们来说是一个重要的教训。 荣幸他们尽力保留他们为之奋斗的原则。 我会认为您将在服务期间受到这些技巧的指导。 跳动，坚强而值得。</text:p>
      <text:p text:style-name="P4">
感谢您有机会向您致意。 我真的很佩服你!身体健康!我祈祷有一天在乌克兰会有和平。</text:p>
      <text:p text:style-name="P4">
<text:span text:style-name="T4">
资料来源：</text:span>
 <text:a xlink:type="simple" xlink:href="https://www.facebook.com/watch/" text:style-name="Internet_20_link" text:visited-style-name="Visited_20_Internet_20_Link">
总参谋部</text:a>
</text:p>
      <text:p text:style-name="P4">
News Source: <text:a xlink:type="simple" xlink:href="https://armyinform.com.ua/2023/06/26/general-major-brayan-mennes-pryvitav-vypusknykiv-viknu-imeni-tarasa-shevchenka/" text:style-name="Internet_20_link" text:visited-style-name="Visited_20_Internet_20_Link">
https://armyinform.com.ua/2023/06/26/general-major-brayan-mennes-pryvitav-vypusknykiv-viknu-imeni-tarasa-shevchenka/</text:a>
</text:p>
      <!--NEWS-->
      <text:h text:style-name="P10" text:outline-level="1">
<text:span text:style-name="T4">
抢劫炮兵亲吻了尼科波尔，平民中有受害者</text:span>
</text:h>
      <text:p text:style-name="P4">
作者: ['АРМІЯINFORM']</text:p>
      <text:p text:style-name="P4">
时间: 2023-06-26T14:00:00-04:00</text:p>
      <text:p text:style-name="P4">
描述: 在Nikopopoli，Piaspanti是由同样受伤的一名受伤者驱动的-Politseski被记录在...与乌克兰2022年的战争，与乌克兰与乌克兰的最新新闻，今天与乌克兰2022年的新闻战争，今天将在乌克兰和俄罗斯和俄罗斯和俄罗斯和俄罗斯和俄罗斯和俄罗斯之间发生战争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6/356066500_601786052091429_8095105881567161038_n.jpg" text:style-name="Internet_20_link" text:visited-style-name="Visited_20_Internet_20_Link">
356066500_601786052091429_8095105881567161038_n.jpg</text:a>
', '<text:a xlink:type="simple" xlink:href="https://armyinform.com.ua/wp-content/uploads/2023/06/356033154_601786068758094_2933138452501796479_n-150x150.jpg" text:style-name="Internet_20_link" text:visited-style-name="Visited_20_Internet_20_Link">
356033154_601786068758094_2933138452501796479_n-150x150.jpg</text:a>
', '<text:a xlink:type="simple" xlink:href="https://armyinform.com.ua/wp-content/uploads/2023/06/356394509_601786038758097_1803609968729518911_n-150x150.jpg" text:style-name="Internet_20_link" text:visited-style-name="Visited_20_Internet_20_Link">
356394509_601786038758097_1803609968729518911_n-150x150.jpg</text:a>
']</text:p>
      <text:p text:style-name="P4">
标签: ['STOPRUSSIA', 'ВОЄННІ ЗЛОЧИНИ ЗС РФ', 'ВТОРГНЕННЯ РФ', 'НІКОПОЛЬ']</text:p>
      <text:p text:style-name="P4">
类别: News</text:p>
      <!--METADATA-->
      <text:p text:style-name="P4">
<draw:frame draw:style-name="fr1" draw:name="Image3" text:anchor-type="as-char" svg:width="6.9236in" svg:height="5.302496in" draw:z-index="0">
<draw:image xlink:href="../Images/AРМІЯINFORM/2023-06-26T14-00-00-04-00/356066500_601786052091429_8095105881567161038_n.jpg" xlink:type="simple" xlink:show="embed" xlink:actuate="onLoad" draw:mime-type="image/jpeg"/>
</draw:frame>
在尼科波尔，入侵者杀死了一名男子，并炸伤了另一人 - 警察在袭击中因炮击的影响而杀死了一名男子。(https://www.facebook.com/UA.National.Police/posts/pfbid0fCW3qM1ntgvtEFFKFkf6hjVnxEcU9Joj7qUWkuRXnA15oZQo9tYra3tffBs3RPnGl)NPU新闻服务。</text:p>
      <text:p text:style-name="P4">
“ 6月24日，俄罗斯炮兵亲吻了尼科波尔，波克罗夫斯卡雅塔玛甘社区。 在敌方炮弹的地区中心杀死了一个70岁的男子。 两家私人企业，8个车库，6个私人住宅，7个附属建筑，汽车，汽油管道和电力线的建筑物受损。 窗户在房屋中飞行，墙壁和外墙被移动，屋顶被碎片击败。”消息写道。</text:p>
      <text:p text:style-name="P4">
<text:a xlink:type="simple" xlink:href="https://armyinform.com.ua/wp-content/uploads/2023/06/356033154_601786068758094_2933138452501796479_n.jpg" text:style-name="Internet_20_link" text:visited-style-name="Visited_20_Internet_20_Link">
!(Images/AРМІЯINFORM/2023-06-26T14-00-00-04-00/356033154_601786068758094_2933138452501796479_n-150x150.jpg)</text:a>
</text:p>
      <text:p text:style-name="P4">
<text:a xlink:type="simple" xlink:href="https://armyinform.com.ua/wp-content/uploads/2023/06/356394509_601786038758097_1803609968729518911_n.jpg" text:style-name="Internet_20_link" text:visited-style-name="Visited_20_Internet_20_Link">
<draw:frame draw:style-name="fr1" draw:name="Image4" text:anchor-type="as-char" svg:width="6.9236in" svg:height="6.9236in" draw:z-index="0">
<draw:image xlink:href="../Images/AРМІЯINFORM/2023-06-26T14-00-00-04-00/356394509_601786038758097_1803609968729518911_n-150x150.jpg" xlink:type="simple" xlink:show="embed" xlink:actuate="onLoad" draw:mime-type="image/jpeg"/>
</draw:frame>
</text:a>
此外，大约在21:20，俄罗斯联邦军队重新加入了私营部门。 一名47岁的男子受伤，警察将其移交给医生。私人房屋也损坏。</text:p>
      <text:p text:style-name="P4">
幸运的是，在Pokrovskaya和锰社区的三个定居点中，没有人员伤亡和重大破坏。</text:p>
      <text:p text:style-name="P4">
News Source: <text:a xlink:type="simple" xlink:href="https://armyinform.com.ua/2023/06/26/artyleriya-rashystiv-poczilyla-po-nikopolyu-ye-zhertvy-sered-czyvilnyh/" text:style-name="Internet_20_link" text:visited-style-name="Visited_20_Internet_20_Link">
https://armyinform.com.ua/2023/06/26/artyleriya-rashystiv-poczilyla-po-nikopolyu-ye-zhertvy-sered-czyvilnyh/</text:a>
</text:p>
      <!--NEWS-->
      <text:h text:style-name="P10" text:outline-level="1">
<text:span text:style-name="T4">
以色列外交部召集乌克兰大使。 你的大使馆...</text:span>
</text:h>
      <text:p text:style-name="P4">
作者: liveuamap (Language: en)</text:p>
      <text:p text:style-name="P4">
时间: 2023-06-26T15:05:00</text:p>
      <text:p text:style-name="P4">
地点: Jerusalem, Jerusalem District (Latitude:31.77966 Longtitude:35.1996)</text:p>
      <text:p text:style-name="P4">
视频: []</text:p>
      <text:p text:style-name="P4">
图片: []</text:p>
      <text:p text:style-name="P4">
标签: ["Israel-Palestine", "Middle East"]</text:p>
      <text:p text:style-name="P4">
Id: 22572058</text:p>
      <!--METADATA-->
      <text:p text:style-name="P4">
以色列外交部召集乌克兰大使。乌克兰大使馆指责总理本杰明·内塔尼亚胡(Benjamin Netanyahu)对乌克兰进行了“发明和投机性的假设”，还评估了以色列外交部长埃利·科恩(Eli Cohen)的伊利·科恩(Eli Cohen)的诉讼。</text:p>
      <text:p text:style-name="P4">
新闻集链接：<text:a xlink:type="simple" xlink:href="https：\/\/liveuamap.com \/en \/2023 \/26-6-June-june-the-micign of-Foreign-forderign-forderign-of-Israel-summons" text:style-name="Internet_20_link" text:visited-style-name="Visited_20_Internet_20_Link">
https：\/\/liveuamap.com \/en \/2023 \/26-June-june-the-micign-foreferign-foreign-foreign-forder-forderign-forderign-forderign-forder-affirairs-of-Israel-summons</text:a>
</text:p>
      <text:p text:style-name="P4">
News Source: <text:a xlink:type="simple" xlink:href="https://t.me/censor_net/32216" text:style-name="Internet_20_link" text:visited-style-name="Visited_20_Internet_20_Link">
https://t.me/censor_net/32216</text:a>
</text:p>
      <!--NEWS-->
      <text:h text:style-name="P10" text:outline-level="1">
<text:span text:style-name="T4">
在顿涅茨克（Donetsk</text:span>
</text:h>
      <text:p text:style-name="P4">
作者: ['АРМІЯINFORM']</text:p>
      <text:p text:style-name="P4">
时间: 2023-06-26T16:00:00-04:00</text:p>
      <text:p text:style-name="P4">
描述: 志愿者被带到了我交给我交给10个德罗诺夫的唐巴斯，沃尔诺夫斯基的居民……与乌克兰2022年的战争，与乌克兰的最新新闻，今天与乌克兰的新闻战争，与乌克兰的新闻战争2022年，乌克兰和乌克兰之间的战争将会发生。俄罗斯，当与2022年的战争在2022年与乌克兰战争时，他们会在不久的将来与乌克兰战争，他们说，与乌克兰的战争，今天的乌克兰新闻，乌克兰的新闻，乌克兰媒体在俄罗斯的乌克兰新闻</text:p>
      <text:p text:style-name="P4">
图片: ['<text:a xlink:type="simple" xlink:href="https://armyinform.com.ua/wp-content/uploads/2023/06/photo_2023-06-25_13-56-16.jpg" text:style-name="Internet_20_link" text:visited-style-name="Visited_20_Internet_20_Link">
photo_2023-06-25_13-56-16.jpg</text:a>
', '<text:a xlink:type="simple" xlink:href="https://armyinform.com.ua/wp-content/uploads/2023/06/photo_2023-06-25_13-56-15-150x150.jpg" text:style-name="Internet_20_link" text:visited-style-name="Visited_20_Internet_20_Link">
photo_2023-06-25_13-56-15-150x150.jpg</text:a>
', '<text:a xlink:type="simple" xlink:href="https://armyinform.com.ua/wp-content/uploads/2023/06/photo_2023-06-25_13-56-16-2-150x150.jpg" text:style-name="Internet_20_link" text:visited-style-name="Visited_20_Internet_20_Link">
photo_2023-06-25_13-56-16-2-150x150.jpg</text:a>
', '<text:a xlink:type="simple" xlink:href="https://armyinform.com.ua/wp-content/uploads/2023/06/photo_2023-06-25_13-56-17-2-150x150.jpg" text:style-name="Internet_20_link" text:visited-style-name="Visited_20_Internet_20_Link">
photo_2023-06-25_13-56-17-2-150x150.jpg</text:a>
', '<text:a xlink:type="simple" xlink:href="https://armyinform.com.ua/wp-content/uploads/2023/06/photo_2023-06-25_13-56-17-150x150.jpg" text:style-name="Internet_20_link" text:visited-style-name="Visited_20_Internet_20_Link">
photo_2023-06-25_13-56-17-150x150.jpg</text:a>
', '<text:a xlink:type="simple" xlink:href="https://armyinform.com.ua/wp-content/uploads/2023/06/photo_2023-06-25_13-56-18-2-150x150.jpg" text:style-name="Internet_20_link" text:visited-style-name="Visited_20_Internet_20_Link">
photo_2023-06-25_13-56-18-2-150x150.jpg</text:a>
', '<text:a xlink:type="simple" xlink:href="https://armyinform.com.ua/wp-content/uploads/2023/06/photo_2023-06-25_13-56-18-3-150x150.jpg" text:style-name="Internet_20_link" text:visited-style-name="Visited_20_Internet_20_Link">
photo_2023-06-25_13-56-18-3-150x150.jpg</text:a>
']</text:p>
      <text:p text:style-name="P4">
标签: ['ВОЛОНТЕРИ', 'ДОНЕЦЬКА ОВА', 'ДРОН', 'ПАВЛО КИРИЛЕНКО']</text:p>
      <text:p text:style-name="P4">
类别: News</text:p>
      <!--METADATA-->
      <text:p text:style-name="P4">
<draw:frame draw:style-name="fr1" draw:name="Image5" text:anchor-type="as-char" svg:width="6.9236in" svg:height="4.617987in" draw:z-index="0">
<draw:image xlink:href="../Images/AРМІЯINFORM/2023-06-26T16-00-00-04-00/photo_2023-06-25_13-56-16.jpg" xlink:type="simple" xlink:show="embed" xlink:actuate="onLoad" draw:mime-type="image/jpeg"/>
</draw:frame>
志愿者带到了唐巴斯，将10次无人机转移到了军队中，音乐区的居民 -  18吨产品，20吨水和25个发电机。</text:p>
      <text:p text:style-name="P4">
关于它<text:a xlink:type="simple" xlink:href="https://t.me/pavlokyrylenko_donoda/8477" text:style-name="Internet_20_link" text:visited-style-name="Visited_20_Internet_20_Link">
报告</text:a>
Donetsk Head Pavel Kirilenko。</text:p>
      <text:p text:style-name="P4">
他获悉：“我们在顿涅茨克(Donetsk)的士兵为我们的士兵们提供了另外10架无人机，今天在第15任任务东部的1000个无人驾驶飞机的框架内转移给了志愿者。”</text:p>
      <text:p text:style-name="P4">
据他说，志愿者与无人机一起带来了其他帮助。 特别是，LVIV防御群集将士兵和100个分支机构的无人驾驶飞机和装甲布斯转移到KP“水龙头”的员工中。 来自非政府组织的“我可以”的防守者收到了无人机和救护车，药品，水，食物和一片水消毒。 BF“乌克兰的天空”转移了18吨产品，20吨水，25吨发电机，一大批儿童和成人以及其他人道主义援助，以满足乌克兰居民的需求。 Forpost UA基金会为军方，勇敢的乌克兰基金带来了5辆汽车和无人机-2架无人机和1辆汽车，以及ICDU -2辆装甲撤离汽车。</text:p>
      <text:p text:style-name="P4">
“我非常感谢整个大型志愿者联盟，他们不断地为有效的与入侵者作斗争所必需的捍卫者提供了一切所必需的一切。 去赢!” OVA负责人说。</text:p>
      <text:p text:style-name="P4">
<text:a xlink:type="simple" xlink:href="https://armyinform.com.ua/wp-content/uploads/2023/06/photo_2023-06-25_13-56-15.jpg" text:style-name="Internet_20_link" text:visited-style-name="Visited_20_Internet_20_Link">
!(Images/AРМІЯINFORM/2023-06-26T16-00-00-04-00/photo_2023-06-25_13-56-15-150x150.jpg)</text:a>
</text:p>
      <text:p text:style-name="P4">
<text:a xlink:type="simple" xlink:href="https://armyinform.com.ua/wp-content/uploads/2023/06/photo_2023-06-25_13-56-16-2.jpg" text:style-name="Internet_20_link" text:visited-style-name="Visited_20_Internet_20_Link">
<draw:frame draw:style-name="fr1" draw:name="Image6" text:anchor-type="as-char" svg:width="6.9236in" svg:height="6.9236in" draw:z-index="0">
<draw:image xlink:href="../Images/AРМІЯINFORM/2023-06-26T16-00-00-04-00/photo_2023-06-25_13-56-16-2-150x150.jpg" xlink:type="simple" xlink:show="embed" xlink:actuate="onLoad" draw:mime-type="image/jpeg"/>
</draw:frame>
</text:a>
</text:p>
      <text:p text:style-name="P4">
<text:a xlink:type="simple" xlink:href="https://armyinform.com.ua/wp-content/uploads/2023/06/photo_2023-06-25_13-56-17-2.jpg" text:style-name="Internet_20_link" text:visited-style-name="Visited_20_Internet_20_Link">
<draw:frame draw:style-name="fr1" draw:name="Image7" text:anchor-type="as-char" svg:width="6.9236in" svg:height="6.9236in" draw:z-index="0">
<draw:image xlink:href="../Images/AРМІЯINFORM/2023-06-26T16-00-00-04-00/photo_2023-06-25_13-56-17-2-150x150.jpg" xlink:type="simple" xlink:show="embed" xlink:actuate="onLoad" draw:mime-type="image/jpeg"/>
</draw:frame>
</text:a>
</text:p>
      <text:p text:style-name="P4">
<text:a xlink:type="simple" xlink:href="https://armyinform.com.ua/wp-content/uploads/2023/06/photo_2023-06-25_13-56-17.jpg" text:style-name="Internet_20_link" text:visited-style-name="Visited_20_Internet_20_Link">
<draw:frame draw:style-name="fr1" draw:name="Image8" text:anchor-type="as-char" svg:width="6.9236in" svg:height="6.9236in" draw:z-index="0">
<draw:image xlink:href="../Images/AРМІЯINFORM/2023-06-26T16-00-00-04-00/photo_2023-06-25_13-56-17-150x150.jpg" xlink:type="simple" xlink:show="embed" xlink:actuate="onLoad" draw:mime-type="image/jpeg"/>
</draw:frame>
</text:a>
</text:p>
      <text:p text:style-name="P4">
<text:a xlink:type="simple" xlink:href="https://armyinform.com.ua/wp-content/uploads/2023/06/photo_2023-06-25_13-56-18-2.jpg" text:style-name="Internet_20_link" text:visited-style-name="Visited_20_Internet_20_Link">
<draw:frame draw:style-name="fr1" draw:name="Image9" text:anchor-type="as-char" svg:width="6.9236in" svg:height="6.9236in" draw:z-index="0">
<draw:image xlink:href="../Images/AРМІЯINFORM/2023-06-26T16-00-00-04-00/photo_2023-06-25_13-56-18-2-150x150.jpg" xlink:type="simple" xlink:show="embed" xlink:actuate="onLoad" draw:mime-type="image/jpeg"/>
</draw:frame>
</text:a>
</text:p>
      <text:p text:style-name="P4">
<text:a xlink:type="simple" xlink:href="https://armyinform.com.ua/wp-content/uploads/2023/06/photo_2023-06-25_13-56-18-3.jpg" text:style-name="Internet_20_link" text:visited-style-name="Visited_20_Internet_20_Link">
<draw:frame draw:style-name="fr1" draw:name="Image10" text:anchor-type="as-char" svg:width="6.9236in" svg:height="6.9236in" draw:z-index="0">
<draw:image xlink:href="../Images/AРМІЯINFORM/2023-06-26T16-00-00-04-00/photo_2023-06-25_13-56-18-3-150x150.jpg" xlink:type="simple" xlink:show="embed" xlink:actuate="onLoad" draw:mime-type="image/jpeg"/>
</draw:frame>
</text:a>
此外，战斗机将获得旋转门，药品，食物套装和饼干。</text:p>
      <text:p text:style-name="P4">
News Source: <text:a xlink:type="simple" xlink:href="https://armyinform.com.ua/2023/06/26/na-donechchyni-volontery-peredaly-zahysnykam-shhe-10-droniv-i-bronebus/" text:style-name="Internet_20_link" text:visited-style-name="Visited_20_Internet_20_Link">
https://armyinform.com.ua/2023/06/26/na-donechchyni-volontery-peredaly-zahysnykam-shhe-10-droniv-i-bronebus/</text:a>
</text:p>
      <!--NEWS-->
      <text:h text:style-name="P10" text:outline-level="1">
<text:span text:style-name="T4">
打击错误信息的中心报告说，俄罗斯人上周传播的假货</text:span>
</text:h>
      <text:p text:style-name="P4">
作者: ['АРМІЯINFORM']</text:p>
      <text:p text:style-name="P4">
时间: 2023-06-26T18:00:00-04:00</text:p>
      <text:p text:style-name="P4">
描述: 乌克兰RNBO的错误 - 富曼（Format）中心：主要的假货，他们干dried ...与乌克兰2022年的战争，与乌克兰的最新新闻，今天与乌克兰2022年的新闻战争，乌克兰和乌克兰之间的战争将会发生战争俄罗斯，当他们在2022年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2/fejk-rashka-foreva-1.jpg" text:style-name="Internet_20_link" text:visited-style-name="Visited_20_Internet_20_Link">
fejk-rashka-foreva-1.jpg</text:a>
']</text:p>
      <text:p text:style-name="P4">
标签: ['ФЕЙКИ РФ', 'ЦПД']</text:p>
      <text:p text:style-name="P4">
类别: News</text:p>
      <!--METADATA-->
      <text:p text:style-name="P4">
<draw:frame draw:style-name="fr1" draw:name="Image11" text:anchor-type="as-char" svg:width="6.9236in" svg:height="3.888755in" draw:z-index="0">
<draw:image xlink:href="../Images/AРМІЯINFORM/2023-06-26T18-00-00-04-00/fejk-rashka-foreva-1.jpg" xlink:type="simple" xlink:show="embed" xlink:actuate="onLoad" draw:mime-type="image/jpeg"/>
</draw:frame>
在NSDC乌克兰(Inforss](https://www.facebook.com/protydiyadezinformatsiyi.cpd/posts/pfbid02sfUJXnTfGJKmK9fZU2fFn5hG7zJQU8MFLVtEhZEs3R3Hy5c56gnRqGfCuMLaVsqWl)：上周推广俄罗斯媒体的主要假货：</text:p>
      <text:p text:style-name="P4">
<text:span text:style-name="T5">
基辅政权计划用蚊子攻击士兵。 </text:span>
布达马诺夫死了没有到达。 <text:span text:style-name="T5">
基辅可以继续努力制造肮脏的炸弹。 </text:span>
毒品正在寻找从Zaporozhye方向从进攻中“滚动”的新方法。 <text:span text:style-name="T5">
在乌克兰挖了旧坟墓，为最近被杀的士兵腾出了空间。 </text:span>
从6月4日至6月21日，俄罗斯军方摧毁了246个乌克兰坦克，其中包括13个西方样本。 *乌克兰反性攻击失败了。</text:p>
      <text:p text:style-name="P4">
News Source: <text:a xlink:type="simple" xlink:href="https://armyinform.com.ua/2023/06/26/czentr-protydiyi-dezinformacziyi-povidomlyaye-pro-fejky-yaki-rosiyany-poshyryuvaly-mynulogo-tyzhnya/" text:style-name="Internet_20_link" text:visited-style-name="Visited_20_Internet_20_Link">
https://armyinform.com.ua/2023/06/26/czentr-protydiyi-dezinformacziyi-povidomlyaye-pro-fejky-yaki-rosiyany-poshyryuvaly-mynulogo-tyzhnya/</text:a>
</text:p>
      <!--NEWS-->
      <text:h text:style-name="P10" text:outline-level="1">
<text:span text:style-name="T4">
在Zaporizhzhya地区暂时占领的领土中，营地中的儿童被迫写信给俄罗斯联邦军队</text:span>
</text:h>
      <text:p text:style-name="P4">
作者: ['АРМІЯINFORM']</text:p>
      <text:p text:style-name="P4">
时间: 2023-06-26T20:00:00-04:00</text:p>
      <text:p text:style-name="P4">
描述: 因此，事实是Zaphiksovani，Zokrema，在Berdyansku That Melitopoli。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6/dity.jpg" text:style-name="Internet_20_link" text:visited-style-name="Visited_20_Internet_20_Link">
dity.jpg</text:a>
']</text:p>
      <text:p text:style-name="P4">
标签: ['ДІТИ', 'ЗАПОРІЗЬКА ОБЛАСТЬ']</text:p>
      <text:p text:style-name="P4">
类别: News</text:p>
      <!--METADATA-->
      <text:p text:style-name="P4">
<draw:frame draw:style-name="fr1" draw:name="Image12" text:anchor-type="as-char" svg:width="6.9236in" svg:height="3.794799in" draw:z-index="0">
<draw:image xlink:href="../Images/AРМІЯINFORM/2023-06-26T20-00-00-04-00/dity.jpg" xlink:type="simple" xlink:show="embed" xlink:actuate="onLoad" draw:mime-type="image/jpeg"/>
</draw:frame>
尤其是在贝迪安斯克和梅利托波尔记录的事实。 关于它<text:a xlink:type="simple" xlink:href="https://minre.gov.ua/2023/06/25/okupanty-prodovzhuyut-vykorystovuvaty-ditej-dlya-obmanu-ta-manipulyaczij/" text:style-name="Internet_20_link" text:visited-style-name="Visited_20_Internet_20_Link">
报告</text:a>
乌克兰暂时占领领土的重新融入部。</text:p>
      <text:p text:style-name="P4">
儿童在俄罗斯教师的监督下重写了样本中准备的文本，这些文本是前一天被带到该地区的。 所有这些都是由宣传家拍摄的。</text:p>
      <text:p text:style-name="P4">
试图拯救孩子并拒绝将他们交给其余的剩下营地的父母，罚款或威胁要剥夺父母的法律。</text:p>
      <text:p text:style-name="P4">
覆盖孩子，这种操作不是第一次进行。</text:p>
      <text:p text:style-name="P4">
重返社会部提醒人们，俄罗斯联邦针对乌克兰儿童犯下的所有军事犯罪将被调查为种族灭绝罪。</text:p>
      <text:p text:style-name="P4">
News Source: <text:a xlink:type="simple" xlink:href="https://armyinform.com.ua/2023/06/26/na-tymchasovo-okupovanyh-terytoriyah-zaporizkoyi-oblasti-ditej-u-taborah-zmushuyut-pysaty-lysty-vijskovym-rf/" text:style-name="Internet_20_link" text:visited-style-name="Visited_20_Internet_20_Link">
https://armyinform.com.ua/2023/06/26/na-tymchasovo-okupovanyh-terytoriyah-zaporizkoyi-oblasti-ditej-u-taborah-zmushuyut-pysaty-lysty-vijskovym-rf/</text:a>
</text:p>
      <!--NEWS-->
      <text:h text:style-name="P10" text:outline-level="1">
<text:span text:style-name="T4">
“该计划是针对3-5亿欧元的计划，用于实施Kakhovka Reservoir的重建项目”  -  Denis Shmigal</text:span>
</text:h>
      <text:p text:style-name="P4">
作者: ['АРМІЯINFORM']</text:p>
      <text:p text:style-name="P4">
时间: 2023-06-26T22:00:00-04:00</text:p>
      <text:p text:style-name="P4">
描述: Vropysky Ilvestsky Bank of Room Portfolio prochktodov for Vidbodov乌克兰人...与乌克兰2022年的战争，与乌克兰的最新新闻，今天与乌克兰的新闻，今天与乌克兰的新闻战争，今天上次与乌克兰的新闻战争，乌克兰和俄罗斯之间的战争以及乌克兰之间的战争将会他们说，在2022年，是否会在不久的将来与乌克兰发生战争</text:p>
      <text:p text:style-name="P4">
图片: ['<text:a xlink:type="simple" xlink:href="https://armyinform.com.ua/wp-content/uploads/2023/06/270002-1.jpg" text:style-name="Internet_20_link" text:visited-style-name="Visited_20_Internet_20_Link">
270002-1.jpg</text:a>
']</text:p>
      <text:p text:style-name="P4">
标签: ['INNOVATEUKRAINE', 'ВЕЛИКА БРИТАНІЯ', 'ДЕНИС ШМИГАЛЬ', 'ДОПОМОГА ПАРТНЕРІВ', 'КАХОВСЬКЕ ВОДОСХОВИЩЕ']</text:p>
      <text:p text:style-name="P4">
类别: News</text:p>
      <!--METADATA-->
      <text:p text:style-name="P4">
<draw:frame draw:style-name="fr1" draw:name="Image13" text:anchor-type="as-char" svg:width="6.9236in" svg:height="3.983579in" draw:z-index="0">
<draw:image xlink:href="../Images/AРМІЯINFORM/2023-06-26T22-00-00-04-00/270002-1.jpg" xlink:type="simple" xlink:show="embed" xlink:actuate="onLoad" draw:mime-type="image/jpeg"/>
</draw:frame>
欧洲投资银行将开始新的项目组合，以8.4亿欧元重建乌克兰。 它涉及运输，网络安全，市政基础设施，供水以及Kakhovka水库的重建。</text:p>
      <text:p text:style-name="P4">
关于它<text:a xlink:type="simple" xlink:href="https://www.facebook.com/dshmyhal/posts/pfbid02EbEWVTV2beuowWpQUMDL1cdU3K2UbL3FLf3tWuM53p2qDGqUiEDKMvBs9HsxHGZCl" text:style-name="Internet_20_link" text:visited-style-name="Visited_20_Internet_20_Link">
报告</text:a>
乌克兰丹尼斯·施米加尔(Denis Shmigal)的总理在Facebook上。</text:p>
      <text:p text:style-name="P4">
“ EBRD将支持乌克兰能源公司“ naftogaz”，“ ukrenergo”和“ ukrhydroenergo”，金额为6亿欧元。 在解放了卡科夫斯基损害之后，我们将开发一个水力发电站重建的路线图。 该计划包括3-5亿欧元的计划，用于实施重建项目。 此外，合作伙伴将继续在国际货币基金组织四年的自然计划中为乌克兰提供财务支持156亿美元，”丹尼斯·施米加尔(Denis Shmigal)写道。</text:p>
      <text:p text:style-name="P4">
同样在会议上也开始建立在乌克兰经济投资的商业联盟，尤其是乌克兰商业契约(全球社区中乌克兰和国际公司的指挥协会，以支持恢复乌克兰)500家公司已经加入。 在活动期间，乌克兰G7，欧盟及其金融机构的发展机构启动了，乌克兰，欧盟，挪威，瑞士，欧洲投资银行和EBRD私人保险市场的协议被签署。</text:p>
      <text:p text:style-name="P4">
此外，英国宣布向Miga再保险基金捐款2000万个思考范围，该基金与Prosredit银行签署了一份谅解备忘录，该备忘录将Sumgaranths增加到4080万欧元。 IFC与乌克兰多瑙河的现代化和扩大多瑙河物流的能力之间达成了一项协议。 会议期间，启动了乌克兰 - 英国数字平台以寻找业务合作伙伴。</text:p>
      <text:p text:style-name="P4">
丹尼斯·史密斯尔(Denis Shmigal)强调：“合作伙伴积极评估乌克兰改革的动态，毫不怀疑欧洲的前景最多，支持使用冷冻俄罗斯资产来重建乌克兰的想法。”</text:p>
      <text:p text:style-name="P4">
News Source: <text:a xlink:type="simple" xlink:href="https://armyinform.com.ua/2023/06/26/u-planah-programa-na-3-5-mlrd-yevro-dlya-realizacziyi-proyektiv-vidbudovy-kahovskogo-vodoshovyshha-denys-shmygal/" text:style-name="Internet_20_link" text:visited-style-name="Visited_20_Internet_20_Link">
https://armyinform.com.ua/2023/06/26/u-planah-programa-na-3-5-mlrd-yevro-dlya-realizacziyi-proyektiv-vidbudovy-kahovskogo-vodoshovyshha-denys-shmygal/</text:a>
</text:p>
      <!--NEWS-->
      <text:h text:style-name="P10" text:outline-level="1">
<text:span text:style-name="T4">
敌人的10个艺术单位在火灾位置受到影响</text:span>
</text:h>
      <text:p text:style-name="P4">
作者: ['АРМІЯINFORM']</text:p>
      <text:p text:style-name="P4">
时间: 2023-06-26T24:00:00-04:00</text:p>
      <text:p text:style-name="P4">
描述: 关于CED Doimlay GS ZS乌克兰人。 “火箭发射了火箭和艺术家……与乌克兰2022年的战争，与乌克兰的战争是今天的最新消息，今天与乌克兰2022年的新闻战是今天的最后一场新闻，乌克兰与俄罗斯之间的战争是否会发生战争当他们在不久的将来与乌克兰与乌克兰的战争是否会在2022年与乌克兰进行战争时，他们说，今天与乌克兰的战争，今天的乌克兰新闻，乌克兰媒体的乌克兰新闻在俄罗斯的乌克兰新闻</text:p>
      <text:p text:style-name="P4">
图片: ['<text:a xlink:type="simple" xlink:href="https://armyinform.com.ua/wp-content/uploads/2023/06/354470773_606346508345098_4236756637192535242_n-2.jpg" text:style-name="Internet_20_link" text:visited-style-name="Visited_20_Internet_20_Link">
354470773_606346508345098_4236756637192535242_n-2.jpg</text:a>
']</text:p>
      <text:p text:style-name="P4">
标签: ['STOPRUSSIA', 'БПЛА', 'ВТОРГНЕННЯ РФ', 'ГШ ЗС УКРАЇНИ', 'РЕБ', 'ХРОНІКА ОБОРОНИ']</text:p>
      <text:p text:style-name="P4">
类别: News</text:p>
      <!--METADATA-->
      <text:p text:style-name="P4">
<draw:frame draw:style-name="fr1" draw:name="Image14" text:anchor-type="as-char" svg:width="6.9236in" svg:height="4.615733in" draw:z-index="0">
<draw:image xlink:href="../Images/AРМІЯINFORM/2023-06-26T24-00-00-04-00/354470773_606346508345098_4236756637192535242_n-2.jpg" xlink:type="simple" xlink:show="embed" xlink:actuate="onLoad" draw:mime-type="image/jpeg"/>
</draw:frame>
<text:span text:style-name="T4">
🔥俄罗斯入侵的情况</text:span>
</text:p>
      <text:p text:style-name="P4">
关于它<text:a xlink:type="simple" xlink:href="https://www.facebook.com/GeneralStaff.ua/posts/pfbid08duty5YvN5FJRQSyomXhPUriPk1xBKWWpaz4j9GyrKgHunnQhQeUWs6zTanmUnp1l" text:style-name="Internet_20_link" text:visited-style-name="Visited_20_Internet_20_Link">
报告</text:a>
乌克兰武装部队将军。</text:p>
      <text:p text:style-name="P4">
“ 2点管理，3个人员和军事设备集中的区域，4个弹药仓库，一个EIT站，10个火灾位置的10个炮兵部队以及白天的3个重要目标。” 。</text:p>
      <text:p text:style-name="P4">
此外，国防军航空在敌人人员的地区进行了8次跳动。 此外，我们的捍卫者摧毁了手术时级的6个侦察无人机。</text:p>
      <text:p text:style-name="P4">
News Source: <text:a xlink:type="simple" xlink:href="https://armyinform.com.ua/2023/06/26/urazheno-10-artpidrozdiliv-voroga-na-vognevyh-pozycziyah/" text:style-name="Internet_20_link" text:visited-style-name="Visited_20_Internet_20_Link">
https://armyinform.com.ua/2023/06/26/urazheno-10-artpidrozdiliv-voroga-na-vognevyh-pozycziyah/</text:a>
</text:p>
      <!--NEWS-->
      <text:h text:style-name="P10" text:outline-level="1">
<text:span text:style-name="T4">
敌人专注于三个方向：每天发生36场战斗冲突</text:span>
</text:h>
      <text:p text:style-name="P4">
作者: ['АРМІЯINFORM']</text:p>
      <text:p text:style-name="P4">
时间: 2023-06-26T26:00:00-04:00</text:p>
      <text:p text:style-name="P4">
描述: 关于CED Doimlay GS ZS乌克兰人。 “对手Zoservzhu是基本的Zusille ...与乌克兰2022年的战争，与乌克兰的战争是今天的最新消息，《与乌克兰2022年战争的新闻》是今天的最后一场新闻，乌克兰与乌克兰之间的战争是否会发生俄罗斯，当与乌克兰的战争将是当时的，这将是不久的是，是否在不久的将来与乌克兰的战争表示，今天与乌克兰的战争，今天的乌克兰新闻，乌克兰的新闻，乌克兰媒体在俄罗斯的乌克兰新闻</text:p>
      <text:p text:style-name="P4">
图片: ['<text:a xlink:type="simple" xlink:href="https://armyinform.com.ua/wp-content/uploads/2023/06/354835923_607614751551607_2668215606957401309_n.jpg" text:style-name="Internet_20_link" text:visited-style-name="Visited_20_Internet_20_Link">
354835923_607614751551607_2668215606957401309_n.jpg</text:a>
']</text:p>
      <text:p text:style-name="P4">
标签: ['STOPRUSSIA', 'БАХМУТ', 'ВТОРГНЕННЯ РФ', 'ГШ ЗС УКРАЇНИ', 'ЛИМАН']</text:p>
      <text:p text:style-name="P4">
类别: News</text:p>
      <!--METADATA-->
      <text:p text:style-name="P4">
<draw:frame draw:style-name="fr1" draw:name="Image15" text:anchor-type="as-char" svg:width="6.9236in" svg:height="4.622144in" draw:z-index="0">
<draw:image xlink:href="../Images/AРМІЯINFORM/2023-06-26T26-00-00-04-00/354835923_607614751551607_2668215606957401309_n.jpg" xlink:type="simple" xlink:show="embed" xlink:actuate="onLoad" draw:mime-type="image/jpeg"/>
</draw:frame>
<text:span text:style-name="T4">
🔥俄罗斯入侵的情况</text:span>
</text:p>
      <text:p text:style-name="P4">
关于它<text:a xlink:type="simple" xlink:href="https://www.facebook.com/GeneralStaff.ua/posts/pfbid08duty5YvN5FJRQSyomXhPUriPk1xBKWWpaz4j9GyrKgHunnQhQeUWs6zTanmUnp1l" text:style-name="Internet_20_link" text:visited-style-name="Visited_20_Internet_20_Link">
报告</text:a>
乌克兰武装部队将军。</text:p>
      <text:p text:style-name="P4">
信息说：“敌人在利马，巴赫穆特·塔玛林(Bakhmut tamarin)方向上集中精力 - 白天发生了36次战斗冲突。”</text:p>
      <text:p text:style-name="P4">
还指出，敌人在库皮斯克方向领导了卢甘斯克地区克里沃什瓦卡(Krivoshivka)西部地区的进攻性斗争，没有成功。 敌人在顿涅茨克地区的Vesdol和Razdolivka的指示下执行了不成功的进攻行动。 在巴赫穆特的方向上，反对者在明斯基夫卡，格里戈里夫卡和鲍格达尼维卡诺涅斯克地区的地区不成功。 在Avdeevsky的方向上，敌人袭击了Avdiivka地区。 在海洋的方向上，敌人在海洋岛进行了进攻行动，没有成功。 在矿物方向上，敌人在Novomikhailivka的方向上感知了进攻行动。</text:p>
      <text:p text:style-name="P4">
News Source: <text:a xlink:type="simple" xlink:href="https://armyinform.com.ua/2023/06/26/vorog-zoseredyv-zusyllya-na-troh-napryamkah-za-dobu-vidbulos-36-bojovyh-zitknen/" text:style-name="Internet_20_link" text:visited-style-name="Visited_20_Internet_20_Link">
https://armyinform.com.ua/2023/06/26/vorog-zoseredyv-zusyllya-na-troh-napryamkah-za-dobu-vidbulos-36-bojovyh-zitknen/</text:a>
</text:p>
      <!--NEWS-->
      <text:h text:style-name="P10" text:outline-level="1">
<text:span text:style-name="T4">
国防军每天消除了近1000名入侵者，摧毁了21个Artsystem和14 BBM</text:span>
</text:h>
      <text:p text:style-name="P4">
作者: ['АРМІЯINFORM']</text:p>
      <text:p text:style-name="P4">
时间: 2023-06-26T28:00:00-04:00</text:p>
      <text:p text:style-name="P4">
描述: Zagalni Boyov，将敌人于02.24.22至06/26/23 Orintovo成为：...与乌克兰2022的战争，与乌克兰的最新新闻，今天与乌克兰的新闻战争，今天与乌克兰的新闻战争，今天与乌克兰2022年，乌克兰会在乌克兰之间发生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6/1f4df42e-42e9-4447-b59a-f5084692ffae-scaled.jpg" text:style-name="Internet_20_link" text:visited-style-name="Visited_20_Internet_20_Link">
1f4df42e-42e9-4447-b59a-f5084692ffae-scaled.jpg</text:a>
']</text:p>
      <text:p text:style-name="P4">
标签: ['АГРЕСІЯ РФ', 'ВТОРГНЕННЯ РФ', 'ВТРАТИ ВОРОГА', 'ГШ ЗСУ']</text:p>
      <text:p text:style-name="P4">
类别: News</text:p>
      <!--METADATA-->
      <text:p text:style-name="P4">
<draw:frame draw:style-name="fr1" draw:name="Image16" text:anchor-type="as-char" svg:width="6.9236in" svg:height="6.975527in" draw:z-index="0">
<draw:image xlink:href="../Images/AРМІЯINFORM/2023-06-26T28-00-00-04-00/1f4df42e-42e9-4447-b59a-f5084692ffae-scaled.jpg" xlink:type="simple" xlink:show="embed" xlink:actuate="onLoad" draw:mime-type="image/jpeg"/>
</draw:frame>
从24.02.22到26.06.23的敌人的总损失将是定向的：</text:p>
      <text:p text:style-name="P4">
<text:span text:style-name="T4">
<text:span text:style-name="T5">
人员 -  </text:span>
* 225580(+950)淘汰的人</text:span>
<text:span text:style-name="T5">
坦克 -  </text:span>
<text:span text:style-name="T5">
 4031(+1)</text:span>
<text:span text:style-name="T4">
战车 -  </text:span>
 7820(+14)<text:span text:style-name="T4">
<text:span text:style-name="T5">
炮兵系统 -  </text:span>
<text:span text:style-name="T5">
 4055(+21)</text:span>
 </text:span>
 rszv- <text:span text:style-name="T4">
 624(0)</text:span>
<text:span text:style-name="T5">
防防防防防空防 -  </text:span>
<text:span text:style-name="T5">
 385(0)</text:span>
<text:span text:style-name="T4">
飞机 -  </text:span>
 314(0)<text:span text:style-name="T4">
<text:span text:style-name="T5">
直升机 -  </text:span>
* 308(0)</text:span>
<text:span text:style-name="T5">
无人机手术战术水平 -  </text:span>
<text:span text:style-name="T5">
 3482(+10)</text:span>
<text:span text:style-name="T4">
有翼的导弹 -  </text:span>
 1259(0)<text:span text:style-name="T4">
<text:span text:style-name="T5">
船 /船 -  </text:span>
* 18(0)</text:span>
<text:span text:style-name="T5">
特殊设备 -  </text:span>
* 557(+5)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26.06.23。</text:p>
      <text:p text:style-name="P4">
News Source: <text:a xlink:type="simple" xlink:href="https://armyinform.com.ua/2023/06/26/syly-oborony-za-dobu-likviduvaly-majzhe-1-000-okupantiv-znyshhyly-21-artsystemu-i-14-bbm/" text:style-name="Internet_20_link" text:visited-style-name="Visited_20_Internet_20_Link">
https://armyinform.com.ua/2023/06/26/syly-oborony-za-dobu-likviduvaly-majzhe-1-000-okupantiv-znyshhyly-21-artsystemu-i-14-bbm/</text:a>
</text:p>
      <!--NEWS-->
      <text:h text:style-name="P10" text:outline-level="1">
<text:span text:style-name="T4">
到了晚上，敌人被赫尔森地区的禁止燃烧壳隐藏</text:span>
</text:h>
      <text:p text:style-name="P4">
作者: ['Ігор Березинський']</text:p>
      <text:p text:style-name="P4">
时间: 2023-06-26T30:00:00-04:00</text:p>
      <text:p text:style-name="P4">
描述: -Nich Bula完成折叠。 用我们的PPO假设，Zokomrema的机器人，与乌克兰2022年的战争，与乌克兰与乌克兰的最新新闻，今天与乌克兰的新闻战争，今天与乌克兰的新闻战争，今天与乌克兰的新闻战争，乌克兰和俄罗斯之间的战争是否会发生战争，以及何时战争，何时战争他们说，乌克兰将在2022年不在2022年，在不久的将来是否会与乌克兰发生战争，他们说，今天与乌克兰的战争，今天的乌克兰新闻，乌克兰新闻，乌克兰媒体在俄罗斯的乌克兰媒体</text:p>
      <text:p text:style-name="P4">
图片: ['<text:a xlink:type="simple" xlink:href="https://armyinform.com.ua/wp-content/uploads/2022/08/raketna-ataka.jpg" text:style-name="Internet_20_link" text:visited-style-name="Visited_20_Internet_20_Link">
raketna-ataka.jpg</text:a>
']</text:p>
      <text:p text:style-name="P4">
标签: ['АТАКА ВОРОГА', 'ВТОРГНЕННЯ РФ', 'НАТАЛІЯ ГУМЕНЮК', 'ХЕРСОНЩИНА']</text:p>
      <text:p text:style-name="P4">
类别: News</text:p>
      <!--METADATA-->
      <text:p text:style-name="P4">
<draw:frame draw:style-name="fr1" draw:name="Image17" text:anchor-type="as-char" svg:width="6.9236in" svg:height="3.750283in" draw:z-index="0">
<draw:image xlink:href="../Images/AРМІЯINFORM/2023-06-26T30-00-00-04-00/raketna-ataka.jpg" xlink:type="simple" xlink:show="embed" xlink:actuate="onLoad" draw:mime-type="image/jpeg"/>
</draw:frame>
导弹攻击。 说明性照片</text:p>
      <ul>
        <li>
夜晚非常复杂。 我们的天气状况，包括大海的极端暴风雨和雷暴。 敌人攻击了“口径”和无人机 - 卡米卡德式的“ shahaned”的包裹。 至少有2个“口径”被摧毁了。 敌人的极大关注现在集中在与Zaporozhye地区和Mykolaiv地区接壤的Dniep​​er上，这些地区是Kherson地区资源的供应商。 到了晚上，霍森地区的小屋炮弹的敌人造成了强大的火灾，统一新闻的负责人纳塔利亚·汉尼克(Natalia Humeniuk)在《统一新闻》的空中开放。</li>
      </ul>
      <text:p text:style-name="P4">
根据纳塔利亚·汉尼克(Natalia Humeniuk)的说法，黑海值班是一项潜艇发射，很难发现。 同时，敌人搜寻诺维特学，并试图绕过我们的防空队，用其他高度释放火箭，并通过剖析火箭和“ shahmed”来使用混合攻击。</text:p>
      <ul>
        <li>
入侵者不断偷走我们的财产，将其从阿佐夫海的港口撤离。 随之而来的是，它们排除了信号，不被注意到。 但是，我们有这样的事实并转移到国际法庭。 目前，飞机在亚佐夫海水区的活动是一个事实的先决条件：前线领土上将有一个管理的航空炸弹 - 总结了Humeniuk。</li>
      </ul>
      <text:p text:style-name="P4">
News Source: <text:a xlink:type="simple" xlink:href="https://armyinform.com.ua/2023/06/26/vnochi-vorog-gatyv-zaboronenymy-zapalnymy-snaryadamy-po-hersonshhyni-nataliya-gumenyuk/" text:style-name="Internet_20_link" text:visited-style-name="Visited_20_Internet_20_Link">
https://armyinform.com.ua/2023/06/26/vnochi-vorog-gatyv-zaboronenymy-zapalnymy-snaryadamy-po-hersonshhyni-nataliya-gumenyuk/</text:a>
</text:p>
      <!--NEWS-->
      <text:h text:style-name="P10" text:outline-level="1">
<text:span text:style-name="T4">
空中国防军在夜间销毁了13种空中目的：2枚机械仪导弹和11枚无人机</text:span>
</text:h>
      <text:p text:style-name="P4">
作者: ['АРМІЯINFORM']</text:p>
      <text:p text:style-name="P4">
时间: 2023-06-26T32:00:00-04:00</text:p>
      <text:p text:style-name="P4">
描述: Uonoch 26 Chervnya Rosiskism the Privenna Light的遗物。与乌克兰的战争将是不久的</text:p>
      <text:p text:style-name="P4">
图片: ['<text:a xlink:type="simple" xlink:href="https://armyinform.com.ua/wp-content/uploads/2023/06/ppo2.jpg" text:style-name="Internet_20_link" text:visited-style-name="Visited_20_Internet_20_Link">
ppo2.jpg</text:a>
']</text:p>
      <text:p text:style-name="P4">
标签: ['SHAHED-136/131', 'КОМАНДУВАННЯ ПОВІТРЯНИХ СИЛ ЗСУ', 'РАКЕТИ «КАЛІБР»']</text:p>
      <text:p text:style-name="P4">
类别: News</text:p>
      <!--METADATA-->
      <text:p text:style-name="P4">
<draw:frame draw:style-name="fr1" draw:name="Image18" text:anchor-type="as-char" svg:width="6.9236in" svg:height="3.606042in" draw:z-index="0">
<draw:image xlink:href="../Images/AРМІЯINFORM/2023-06-26T32-00-00-04-00/ppo2.jpg" xlink:type="simple" xlink:show="embed" xlink:actuate="onLoad" draw:mime-type="image/jpeg"/>
</draw:frame>
6月26日晚上，俄罗斯入侵者主要是从南部袭击乌克兰的。 空军从15个摧毁了13个空气目标。</text:p>
      <text:p text:style-name="P4">
关于它<text:a xlink:type="simple" xlink:href="https://t.me/kpszsu/2857" text:style-name="Internet_20_link" text:visited-style-name="Visited_20_Internet_20_Link">
报告</text:a>
武装部队司令部。</text:p>
      <text:p text:style-name="P4">
启动了来自海底的三翼“口径”火箭，以及伊朗生产的八枚冲击无人机Shahd-136/131。</text:p>
      <text:p text:style-name="P4">
南空气司令部防空的部队和手段摧毁了两枚有翼的机芯导弹和7架shakhan的无人机。</text:p>
      <text:p text:style-name="P4">
此外，敌人通过四个未知类型的无人式装置从北方的方向攻击(可能震惊). Усі дрони знищенов зоні відповідальності повітряного командування «Центр».</text:p>
      <text:p text:style-name="P4">
News Source: <text:a xlink:type="simple" xlink:href="https://armyinform.com.ua/2023/06/26/syly-ppo-vnochi-znyshhyly-13-povitryanyh-czilej-2-rakety-kalibr-ta-11-bpla/" text:style-name="Internet_20_link" text:visited-style-name="Visited_20_Internet_20_Link">
https://armyinform.com.ua/2023/06/26/syly-ppo-vnochi-znyshhyly-13-povitryanyh-czilej-2-rakety-kalibr-ta-11-bpla/</text:a>
</text:p>
      <!--NEWS-->
      <text:h text:style-name="P10" text:outline-level="1">
<text:span text:style-name="T4">
南部的防御力量释放了近130平方米。 领土的公里-Anna Malyar</text:span>
</text:h>
      <text:p text:style-name="P4">
作者: ['АРМІЯINFORM']</text:p>
      <text:p text:style-name="P4">
时间: 2023-06-26T34:00:00-04:00</text:p>
      <text:p text:style-name="P4">
描述: 最后是乌克兰人的防御蒂兹尼（Tizhny's），位于斯克霍迪（Skhodi），卡在了shisookh limka ...与乌克兰2022年的战争，与乌克兰的战争是今天的最新消息，这是与乌克兰2022年的新闻战争，今天将有一场战争，这将是一场战争在乌克兰和俄罗斯之间以及乌克兰与乌克兰的战争之间，是否会在不久的将来与乌克兰进行战争，今天与乌克兰的战争，今天的乌克兰新闻，乌克兰媒体在俄罗斯的乌克兰新闻，俄罗斯的乌克兰新闻都会参与其中俄语</text:p>
      <text:p text:style-name="P4">
图片: ['<text:a xlink:type="simple" xlink:href="https://armyinform.com.ua/wp-content/uploads/2023/06/malyar-1-960x540-1.jpg" text:style-name="Internet_20_link" text:visited-style-name="Visited_20_Internet_20_Link">
malyar-1-960x540-1.jpg</text:a>
']</text:p>
      <text:p text:style-name="P4">
标签: ['ВТОРГНЕННЯ РФ', 'ГАННА МАЛЯР', 'КОНТРНАСТУП', 'СИЛИ ОБОРОНИ УКРАЇНИ']</text:p>
      <text:p text:style-name="P4">
类别: News</text:p>
      <!--METADATA-->
      <text:p text:style-name="P4">
<draw:frame draw:style-name="fr1" draw:name="Image19" text:anchor-type="as-char" svg:width="6.9236in" svg:height="3.894525in" draw:z-index="0">
<draw:image xlink:href="../Images/AРМІЯINFORM/2023-06-26T34-00-00-04-00/malyar-1-960x540-1.jpg" xlink:type="simple" xlink:show="embed" xlink:actuate="onLoad" draw:mime-type="image/jpeg"/>
</draw:frame>
上周，乌克兰在东部的防守部队以1到2公里的速度晋级了六个人，从进攻开始就在南部释放了130平方米。 公里。</text:p>
      <text:p text:style-name="P4">
关于它<text:a xlink:type="simple" xlink:href="https://t.me/annamaliar/885" text:style-name="Internet_20_link" text:visited-style-name="Visited_20_Internet_20_Link">
报告</text:a>
乌克兰国防部副部长安娜·马利亚(Anna Malyar)。</text:p>
      <text:p text:style-name="P4">
<text:span text:style-name="T4">
在本周的东部</text:span>
乌克兰国防军也进行了防御，非同寻常的行动并取得了战术上的成功。</text:p>
      <text:p text:style-name="P4">
敌人在利马，阿维迪夫斯基塔玛林的指示进行了进攻。 现在和现在都有激烈的战斗。 在过去，这些地区有近250次战斗冲突。 敌人试图将我们的部队从职位上识别出来，但他没有成功。</text:p>
      <text:p text:style-name="P4">
上周在东部的敌人进行了6457的炮击和释放315006。如果与上周相比，剪切数量有所增加。</text:p>
      <text:p text:style-name="P4">
同时，上周东部的我们的部队开始在Orikhovo-vasylivka，Bakhmut，Bogdanivka，Berry，Berry，Hlyshchiivka和Kurdyumivka的地区传染性行动。 在每个晋升方向上从1到2 km。</text:p>
      <text:p text:style-name="P4">
在上周，南方**的环境没有发生重大变化。</text:p>
      <text:p text:style-name="P4">
乌克兰的防守部队继续对Tselitopol和Berdyansk指示进行进攻行动。</text:p>
      <text:p text:style-name="P4">
提示提示的结果每周(战术上的)前线前线的位置使解放领土的面积增加了17平方米。 KM.Sagal自进攻开始以来，南部的释放区域为130平方公里。</text:p>
      <text:p text:style-name="P4">
在塔夫里斯克(Tavriysk)的方向上，敌人上周攻击了我们的位置148次。</text:p>
      <text:p text:style-name="P4">
上周，沿塔夫里亚(Tavriya)的方向记录了3861个炮击。 如果您将敌人的炮击数量放在东方和南部，则将每周获得超过10,000多个炮击。 它实际上是全天候和每一分钟。</text:p>
      <text:p text:style-name="P4">
本周塔夫里斯基方向部队的火箭部队和炮兵部队完成了8783部火灾任务。</text:p>
      <text:p text:style-name="P4">
News Source: <text:a xlink:type="simple" xlink:href="https://armyinform.com.ua/2023/06/26/syly-oborony-na-pivdni-zvilnyly-majzhe-130-kv-km-terytoriyi-ganna-malyar/" text:style-name="Internet_20_link" text:visited-style-name="Visited_20_Internet_20_Link">
https://armyinform.com.ua/2023/06/26/syly-oborony-na-pivdni-zvilnyly-majzhe-130-kv-km-terytoriyi-ganna-malyar/</text:a>
</text:p>
      <!--NEWS-->
      <text:h text:style-name="P10" text:outline-level="1">
<text:span text:style-name="T4">
如何安全地返回已经受到的房屋</text:span>
</text:h>
      <text:p text:style-name="P4">
作者: ['АРМІЯINFORM']</text:p>
      <text:p text:style-name="P4">
时间: 2023-06-26T57:00:00-04:00</text:p>
      <text:p text:style-name="P4">
描述: 纳兹雷（Nazrai）在赫尔森地区定居点中，Mikolavshchini将由Roboti Z leskvidatsiy举行...与乌克兰2022年的战争，与乌克兰与乌克兰的最新新闻，《与乌克兰新闻》（News News）的战争，与乌克兰2022年的新闻战争，今天将在乌克兰之间进行战争，将在乌克兰之间进行战争和俄罗斯，以及2022年与乌克兰的战争，无论是否会有一年，是否会在不久的将来与乌克兰进行战争，他们说，与乌克兰的战争，今天的乌克兰新闻，乌克兰的新闻，乌克兰媒体的新闻俄语</text:p>
      <text:p text:style-name="P4">
图片: ['<text:a xlink:type="simple" xlink:href="https://armyinform.com.ua/wp-content/uploads/2023/06/630_360_1686056975-847.jpg" text:style-name="Internet_20_link" text:visited-style-name="Visited_20_Internet_20_Link">
630_360_1686056975-847.jpg</text:a>
']</text:p>
      <text:p text:style-name="P4">
标签: ['ПОРАДИ']</text:p>
      <text:p text:style-name="P4">
类别: News</text:p>
      <!--METADATA-->
      <text:p text:style-name="P4">
<draw:frame draw:style-name="fr1" draw:name="Image20" text:anchor-type="as-char" svg:width="6.9236in" svg:height="3.956343in" draw:z-index="0">
<draw:image xlink:href="../Images/AРМІЯINFORM/2023-06-26T57-00-00-04-00/630_360_1686056975-847.jpg" xlink:type="simple" xlink:show="embed" xlink:actuate="onLoad" draw:mime-type="image/jpeg"/>
</draw:frame>
目前，霍森和Mykolaiv地区的定居点开展了俄罗斯Kakhovka水力发电站的爆炸后果的工作。 在某些地区，居民返回家园。 关于它<text:a xlink:type="simple" xlink:href="https://minre.gov.ua/2023/06/25/yak-bezpechno-povertatys-u-zhytlo-yake-zaznalo-pidtoplennya/" text:style-name="Internet_20_link" text:visited-style-name="Visited_20_Internet_20_Link">
报告</text:a>
乌克兰被占领领土的重返社会部。</text:p>
      <text:p text:style-name="P4">
但是，当返回处于洪水状态的住房时，您需要遵循以下提示：</text:p>
      <text:p text:style-name="P4">
1 \。 在进入公寓之前，请评估其外部完整性。尤其是支撑结构和墙壁。 确保它们没有变形和安全。 移动公寓时，请考虑地板上的孔，破碎的玻璃等。</text:p>
      <text:p text:style-name="P4">
2 \。 尽可能小心。 如果没有专家干燥，清洁和信任，请不要触摸电动面板，开关，插座。 如果开启，可以用电流击中或引起火灾。 保留在被洪水淹没的房屋中的电器也是如此。</text:p>
      <text:p text:style-name="P4">
<text:span text:style-name="T4">
不要危害您的亲人：</text:span>
您只能和孩子一起回来，干燥且安全的住房。</text:p>
      <text:p text:style-name="P4">
<text:span text:style-name="T4">
请记住：</text:span>
返回洪水区的房屋可能比在地方当局和应急响应服务的允许下要多。</text:p>
      <text:p text:style-name="P4">
News Source: <text:a xlink:type="simple" xlink:href="https://armyinform.com.ua/2023/06/26/yak-bezpechno-povertatys-u-zhytlo-yake-zaznalo-pidtoplennya/" text:style-name="Internet_20_link" text:visited-style-name="Visited_20_Internet_20_Link">
https://armyinform.com.ua/2023/06/26/yak-bezpechno-povertatys-u-zhytlo-yake-zaznalo-pidtoplennya/</text:a>
</text:p>
      <!--NEWS-->
      <text:h text:style-name="P10" text:outline-level="1">
<text:span text:style-name="T4">
在乌克兰，为失踪的亲戚推出了一条额外的法律援助热线</text:span>
</text:h>
      <text:p text:style-name="P4">
作者: ['АРМІЯINFORM']</text:p>
      <text:p text:style-name="P4">
时间: 2023-06-26T59:00:00-04:00</text:p>
      <text:p text:style-name="P4">
描述: 在乌克兰人，他们发起了法律骗局的躲避加里亚赫·利尼（Dodatkov Garyach Linii），我可以在Yaku浏览一下……与乌克兰2022年的战争，与乌克兰与乌克兰的最新新闻，与乌克兰的新闻，乌克兰2022年最后一次战争，今天会有一场战争，将会发生战争他们说，在乌克兰和俄罗斯之间，当与乌克兰在2022年与乌克兰的战争是在与乌克兰的战争，他们会在不久的将来与乌克兰战争，他们说，与乌克兰的战争，今天的乌克兰新闻，乌克兰的新闻，乌克兰媒体在俄罗斯媒体的乌克兰新闻</text:p>
      <text:p text:style-name="P4">
图片: ['<text:a xlink:type="simple" xlink:href="https://armyinform.com.ua/wp-content/uploads/2023/04/telefon.jpg" text:style-name="Internet_20_link" text:visited-style-name="Visited_20_Internet_20_Link">
telefon.jpg</text:a>
']</text:p>
      <text:p text:style-name="P4">
标签: ['ДОПОМОГА', 'ЗНИКЛІ БЕЗВІСТИ', 'ТЕЛЕФОННА \xa0ЛІНІЯ']</text:p>
      <text:p text:style-name="P4">
类别: News</text:p>
      <!--METADATA-->
      <text:p text:style-name="P4">
<draw:frame draw:style-name="fr1" draw:name="Image21" text:anchor-type="as-char" svg:width="6.9236in" svg:height="4.330592in" draw:z-index="0">
<draw:image xlink:href="../Images/AРМІЯINFORM/2023-06-26T59-00-00-04-00/telefon.jpg" xlink:type="simple" xlink:show="embed" xlink:actuate="onLoad" draw:mime-type="image/jpeg"/>
</draw:frame>
在乌克兰，已经推出了另一条热线，失踪人员的亲戚可能会转向。 在特殊情况下，失踪人员的申诉专员Oleg Kotenko在[Telegram]中报道了这一点。(http://t.me/Oleg_Kotenko_Patriot/172).</text:p>
      <text:p text:style-name="P4">
Він наголосив, що юридична допомога для таких родин вкрай важлива, адже «вонизараз у відчаї й не можуть з усіма деталями розібратися самостійно». Гарячулінію запустили завдяки співпраці уповноваженого з міжнародним фондом«Відродження».</text:p>
      <text:p text:style-name="P4">
«Родини зниклих на гарячій лінії проконсультують фахові юристи, нададутьвідповіді на актуальні питання, допоможуть із отриманням передбачених для нихсоціальних гарантій та грошових виплат», — зазначив Олег Котенко.</text:p>
      <text:p text:style-name="P4">
Отримати безоплатну юридичну консультацію можна за телефоном (066)053-11-39。热线在星期一至周五的9:00至18:00工作。</text:p>
      <text:p text:style-name="P4">
News Source: <text:a xlink:type="simple" xlink:href="https://armyinform.com.ua/2023/06/26/v-ukrayini-zapustyly-dodatkovu-garyachu-liniyu-yurydychnoyi-dopomogy-dlya-rodychiv-znyklyh-bezvisty/" text:style-name="Internet_20_link" text:visited-style-name="Visited_20_Internet_20_Link">
https://armyinform.com.ua/2023/06/26/v-ukrayini-zapustyly-dodatkovu-garyachu-liniyu-yurydychnoyi-dopomogy-dlya-rodychiv-znyklyh-bezvisty/</text:a>
</text:p>
      <!--NEWS-->
      <text:h text:style-name="P10" text:outline-level="1">
<text:span text:style-name="T4">
敌人在Zaporizhzhya地区领土的民用遗址应用了6枚C-300导弹</text:span>
</text:h>
      <text:p text:style-name="P4">
作者: ['АРМІЯINFORM']</text:p>
      <text:p text:style-name="P4">
时间: 2023-06-26T61:00:00-04:00</text:p>
      <text:p text:style-name="P4">
描述: 关于CED Doimlay GS ZS乌克兰人。 “敌人一直是导弹的敌人……与乌克兰2022年的战争，与乌克兰的战争是今天的最新消息，与乌克兰2022的战争是今天的最后一场，乌克兰和俄罗斯之间以及俄罗斯之间以及俄罗斯之间的战争会发生，他们在不久的将来与乌克兰与乌克兰的战争将与乌克兰进行战争，他们说，今天与乌克兰的战争，今天的乌克兰新闻，乌克兰新闻，乌克兰媒体在俄罗斯的乌克兰新闻</text:p>
      <text:p text:style-name="P4">
图片: ['<text:a xlink:type="simple" xlink:href="https://armyinform.com.ua/wp-content/uploads/2023/06/harkiv-obstrid-2022-1-1.jpg" text:style-name="Internet_20_link" text:visited-style-name="Visited_20_Internet_20_Link">
harkiv-obstrid-2022-1-1.jpg</text:a>
']</text:p>
      <text:p text:style-name="P4">
标签: ['STOPRUSSIA', 'ВТОРГНЕННЯ РФ', 'ГШ ЗС УКРАЇНИ', 'ЗАПОРІЖЖЯ', 'С-300', 'ХРОНІКА ОБОРОНИ']</text:p>
      <text:p text:style-name="P4">
类别: News</text:p>
      <!--METADATA-->
      <text:p text:style-name="P4">
<draw:frame draw:style-name="fr1" draw:name="Image22" text:anchor-type="as-char" svg:width="6.9236in" svg:height="5.160921in" draw:z-index="0">
<draw:image xlink:href="../Images/AРМІЯINFORM/2023-06-26T61-00-00-04-00/harkiv-obstrid-2022-1-1.jpg" xlink:type="simple" xlink:show="embed" xlink:actuate="onLoad" draw:mime-type="image/jpeg"/>
</draw:frame>
<text:span text:style-name="T4">
🔥俄罗斯入侵的情况</text:span>
</text:p>
      <text:p text:style-name="P4">
关于它<text:a xlink:type="simple" xlink:href="https://www.facebook.com/GeneralStaff.ua/posts/pfbid08duty5YvN5FJRQSyomXhPUriPk1xBKWWpaz4j9GyrKgHunnQhQeUWs6zTanmUnp1l" text:style-name="Internet_20_link" text:visited-style-name="Visited_20_Internet_20_Link">
报告</text:a>
乌克兰武装部队将军。</text:p>
      <text:p text:style-name="P4">
“在过去的一天中，敌人在乌克兰袭击了火箭袭击，他向扎波罗兹市地区的民用遗址提供了6枚防空导弹。 此外，他进行了33架飞机打击，还对火箭发射器进行了45次炮击。 由于俄罗斯恐怖袭击，宁静的人受伤，住宅建筑，附属建筑和行政大楼以及私人道路运输受到损害。</text:p>
      <text:p text:style-name="P4">
值得注意的是，今晚俄罗斯恐怖分子在乌克兰袭击了另一次火箭和航空罢工。 目前正在澄清有关此恐怖分子后果的信息。</text:p>
      <text:p text:style-name="P4">
乌克兰内政部还提醒人们，整个乌克兰的导弹和飞机罢工的可能性仍然很高。</text:p>
      <text:p text:style-name="P4">
News Source: <text:a xlink:type="simple" xlink:href="https://armyinform.com.ua/2023/06/26/protyvnyk-zastosuvav-shist-raket-s-300-po-czyvilnyh-obyektah-na-terytoriyi-zaporizkoyi-oblasti/" text:style-name="Internet_20_link" text:visited-style-name="Visited_20_Internet_20_Link">
https://armyinform.com.ua/2023/06/26/protyvnyk-zastosuvav-shist-raket-s-300-po-czyvilnyh-obyektah-na-terytoriyi-zaporizkoyi-oblasti/</text:a>
</text:p>
      <!--NEWS-->
      <text:h text:style-name="P10" text:outline-level="1">
<text:span text:style-name="T4">
敌人试图防止在Zaporozhye和Kherson的指示中晋升我们的部队</text:span>
</text:h>
      <text:p text:style-name="P4">
作者: ['АРМІЯINFORM']</text:p>
      <text:p text:style-name="P4">
时间: 2023-06-26T63:00:00-04:00</text:p>
      <text:p text:style-name="P4">
描述: 关于CED Doimlay GS ZS乌克兰人。 “在赫尔森灯的背面……与乌克兰2022的战争，与乌克兰的战争是今天的最新消息，今天与乌克兰2022年的新闻战，今天将在乌克兰和俄罗斯之间以及何时何时发生战争，他们说，与乌克兰与乌克兰的战争将与否，他们说，在不久的将来，将与乌克兰发生战争，他们说，今天与乌克兰的战争，今天的乌克兰新闻，乌克兰新闻，乌克兰媒体在俄罗斯的乌克兰新闻</text:p>
      <text:p text:style-name="P4">
图片: ['<text:a xlink:type="simple" xlink:href="https://armyinform.com.ua/wp-content/uploads/2023/06/354879411_607523738227375_6644201532582028132_n.jpg" text:style-name="Internet_20_link" text:visited-style-name="Visited_20_Internet_20_Link">
354879411_607523738227375_6644201532582028132_n.jpg</text:a>
']</text:p>
      <text:p text:style-name="P4">
标签: ['STOPRUSSIA', 'ВТОРГНЕННЯ РФ', 'ГШ ЗС УКРАЇНИ', 'ЗАПОРІЖЖЯ', 'ХЕРСОН']</text:p>
      <text:p text:style-name="P4">
类别: News</text:p>
      <!--METADATA-->
      <text:p text:style-name="P4">
<draw:frame draw:style-name="fr1" draw:name="Image23" text:anchor-type="as-char" svg:width="6.9236in" svg:height="4.596501in" draw:z-index="0">
<draw:image xlink:href="../Images/AРМІЯINFORM/2023-06-26T63-00-00-04-00/354879411_607523738227375_6644201532582028132_n.jpg" xlink:type="simple" xlink:show="embed" xlink:actuate="onLoad" draw:mime-type="image/jpeg"/>
</draw:frame>
<text:span text:style-name="T4">
🔥俄罗斯入侵的情况</text:span>
</text:p>
      <text:p text:style-name="P4">
关于它<text:a xlink:type="simple" xlink:href="https://www.facebook.com/GeneralStaff.ua/posts/pfbid08duty5YvN5FJRQSyomXhPUriPk1xBKWWpaz4j9GyrKgHunnQhQeUWs6zTanmUnp1l" text:style-name="Internet_20_link" text:visited-style-name="Visited_20_Internet_20_Link">
报告</text:a>
乌克兰武装部队将军。</text:p>
      <text:p text:style-name="P4">
“在Zaporizhhya和Kherson的指示中，敌人将主要站点集中在预防晋升我们部队的方面。 他尝试在Zaporizhhya地区Novodarivka地区恢复的位置未成功。 Drew levadna的Drew Avayajaudarivviv区和Zaporizhzhya地区的Novodanylivka。 证词写道。</text:p>
      <text:p text:style-name="P4">
News Source: <text:a xlink:type="simple" xlink:href="https://armyinform.com.ua/2023/06/26/na-zaporizkomu-ta-hersonskomu-napryamkah-protyvnyk-namagayetsya-nedopustyty-prosuvannya-nashyh-vijsk/" text:style-name="Internet_20_link" text:visited-style-name="Visited_20_Internet_20_Link">
https://armyinform.com.ua/2023/06/26/na-zaporizkomu-ta-hersonskomu-napryamkah-protyvnyk-namagayetsya-nedopustyty-prosuvannya-nashyh-vijsk/</text:a>
</text:p>
      <!--NEWS-->
      <text:h text:style-name="P10" text:outline-level="1">
<text:span text:style-name="T4">
在过去的一周中，敌人的死亡几乎是安娜·马利亚（Anna Malyar）的八倍</text:span>
</text:h>
      <text:p text:style-name="P4">
作者: ['АРМІЯINFORM']</text:p>
      <text:p text:style-name="P4">
时间: 2023-06-26T65:00:00-04:00</text:p>
      <text:p text:style-name="P4">
描述: Rosiskis Permat Pay -up  - 取代专注的Opir，参加了各种价值的含义...与乌克兰2022年的战争，与乌克兰与乌克兰的最新新闻，《与乌克兰的新闻战争》 2022年的战争，将在今天到今天，将在乌克兰之间进行战争和俄罗斯，当与乌克兰与乌克兰的战争在不久的将来是否会与乌克兰进行战争，今天与乌克兰的战争，今天与乌克兰的战争，今天的乌克兰新闻，乌克兰的乌克兰媒体新闻俄罗斯的乌克兰新闻将在俄罗斯人</text:p>
      <text:p text:style-name="P4">
图片: ['<text:a xlink:type="simple" xlink:href="https://armyinform.com.ua/wp-content/uploads/2022/12/5f9a1041.jpg" text:style-name="Internet_20_link" text:visited-style-name="Visited_20_Internet_20_Link">
5f9a1041.jpg</text:a>
']</text:p>
      <text:p text:style-name="P4">
标签: ['АГРЕСІЯ РФ', 'ВТОРГНЕННЯ РФ', 'ВТРАТИ ВОРОГА', 'ГАННА МАЛЯР']</text:p>
      <text:p text:style-name="P4">
类别: News</text:p>
      <!--METADATA-->
      <text:p text:style-name="P4">
<draw:frame draw:style-name="fr1" draw:name="Image24" text:anchor-type="as-char" svg:width="6.9236in" svg:height="4.61393in" draw:z-index="0">
<draw:image xlink:href="../Images/AРМІЯINFORM/2023-06-26T65-00-00-04-00/5f9a1041.jpg" xlink:type="simple" xlink:show="embed" xlink:actuate="onLoad" draw:mime-type="image/jpeg"/>
</draw:frame>
Gannamaars。 照片：Nazar Voloshin / Armyinform</text:p>
      <text:p text:style-name="P4">
俄罗斯占领部队具有强烈的抵抗力，同时在人员，武器和设备上遭受了重大损失。</text:p>
      <text:p text:style-name="P4">
如<text:a xlink:type="simple" xlink:href="https://t.me/annamaliar/885" text:style-name="Internet_20_link" text:visited-style-name="Visited_20_Internet_20_Link">
报道</text:a>
乌克兰国防部副部长安娜·马里亚尔(Anna Malyar)在上周去世，敌人的八倍是我们的八倍。</text:p>
      <text:p text:style-name="P4">
“过去一周我们的航空，导弹和炮兵：</text:p>
      <text:p text:style-name="P4">
<text:span text:style-name="T5">
在敌方人员的集中地区造成了超过</text:span>
<text:span text:style-name="T5">
 110 </text:span>
<text:span text:style-name="T5">
罢工； </text:span>
被摧毁<text:span text:style-name="T4">
 17 </text:span>
敌方防空导弹综合体； <text:span text:style-name="T5">
在</text:span>
<text:span text:style-name="T5">
 11 </text:span>
<text:span text:style-name="T5">
的管理点上造成失败，这大大降低了敌人击败我们的航空和无人机的能力； </text:span>
印象深刻<text:span text:style-name="T4">
 7 </text:span>
敌人弹药的仓库。”她说。</text:p>
      <text:p text:style-name="P4">
此外，安娜·马利亚(Anna Malyar)增加了<text:span text:style-name="T4">
数百个</text:span>
单位的敌方设备，包括坦克，直升机，炮兵系统。</text:p>
      <text:p text:style-name="P4">
“例如，<text:span text:style-name="T4">
 2 </text:span>
敌方直升机KA-52和<text:span text:style-name="T4">
 1 </text:span>
 MI-24，以及<text:span text:style-name="T4">
 48的51 </text:span>
 **伊朗冲击无人机无人机Shahd-131/136，“总结了代表乌克兰部长。</text:p>
      <text:p text:style-name="P4">
我们将提醒，将在第488天对抗俄罗斯国防侵略力量的乌克兰侵略力量<text:a xlink:type="simple" xlink:href="https://armyinform.com.ua/2023/06/26/syly-oborony-za-dobu-likviduvaly-majzhe-1-000-okupantiv-znyshhyly-21-artsystemu-i-14-bbm/" text:style-name="Internet_20_link" text:visited-style-name="Visited_20_Internet_20_Link">
淘汰</text:a>
近1000名入侵者，摧毁了21个Artsystem和14 BBM。</text:p>
      <text:p text:style-name="P4">
News Source: <text:a xlink:type="simple" xlink:href="https://armyinform.com.ua/2023/06/26/za-mynulyj-tyzhden-zagyblyh-u-voroga-majzhe-u-visim-raziv-bilshe-ganna-malyar/" text:style-name="Internet_20_link" text:visited-style-name="Visited_20_Internet_20_Link">
https://armyinform.com.ua/2023/06/26/za-mynulyj-tyzhden-zagyblyh-u-voroga-majzhe-u-visim-raziv-bilshe-ganna-malyar/</text:a>
</text:p>
      <!--NEWS-->
      <text:h text:style-name="P10" text:outline-level="1">
<text:span text:style-name="T4">
无人驾驶黑客马拉松结果“反毒人”：三家乌克兰制造商将获得100万美元的$ 100万</text:span>
</text:h>
      <text:p text:style-name="P4">
作者: ['АРМІЯINFORM']</text:p>
      <text:p text:style-name="P4">
时间: 2023-06-26T96:00:00-04:00</text:p>
      <text:p text:style-name="P4">
描述: 其他Shchorichy无人驾驶黑客马拉松“反Hahed”的24-25虫虫。 Pid Hour有50 ...与乌克兰2022的战争，与乌克兰的最新新闻，今天与乌克兰2022年的新闻战争，今天，乌克兰和俄罗斯之间的战争以及2022年与乌克兰的战争将是一场战争，无论是否有，是否会在不久的将来与乌克兰进行战争，这是与乌克兰的战争，今天的乌克兰新闻，乌克兰新闻，乌克兰媒体的俄罗斯媒体</text:p>
      <text:p text:style-name="P4">
图片: ['<text:a xlink:type="simple" xlink:href="https://armyinform.com.ua/wp-content/uploads/2023/03/shahed-5447.jpg" text:style-name="Internet_20_link" text:visited-style-name="Visited_20_Internet_20_Link">
shahed-5447.jpg</text:a>
']</text:p>
      <text:p text:style-name="P4">
标签: ['АГРЕСІЯ РФ', 'БПЛА', 'ОБОРОНА', 'ШАХЕДИ']</text:p>
      <text:p text:style-name="P4">
类别: News</text:p>
      <!--METADATA-->
      <text:p text:style-name="P4">
<draw:frame draw:style-name="fr1" draw:name="Image25" text:anchor-type="as-char" svg:width="6.9236in" svg:height="3.4618in" draw:z-index="0">
<draw:image xlink:href="../Images/AРМІЯINFORM/2023-06-26T96-00-00-04-00/shahed-5447.jpg" xlink:type="simple" xlink:show="embed" xlink:actuate="onLoad" draw:mime-type="image/jpeg"/>
</draw:frame>
6月24日至25日，举行了第二次年度无人机黑客马拉松“ Anti-Shahed”。 在此期间，有50个团队为安全和国防军代表提供了项目。 根据评级的结果，选择了三名获奖者，他们提出了最有效，最有效的项目。 每个人都将获得100万美元的实现和扩展技术发展，这将有助于与Shahmed作斗争。</text:p>
      <text:p text:style-name="P4">
关于它<text:a xlink:type="simple" xlink:href="https://www.kmu.gov.ua/news/rezultaty-drone-hackathon-anti-shahed-try-ukrainski-vyrobnyky-otrymaiut-po-1-mln-dolariv-na-realizatsiiu-ta-masshtabuvannia-rozrobok-proty-vorozhykh-bpla" text:style-name="Internet_20_link" text:visited-style-name="Visited_20_Internet_20_Link">
报告</text:a>
政府门户。</text:p>
      <text:p text:style-name="P4">
“在战争中，了解战场上正在发生的事情并提出技术解决方案很重要。 我们看到前面的情况如何变化。 无人机，卫星通信，情境身份系统有多重要。 战斗的图片发生了变化。 需要做出快速决定以实现有效的想法。 现在，为伊朗沙哈尼(Shahaned)创建替代性的反击至关重要。 我们与无人机大军有很酷的案例，不仅是外国无人机，而且还提供了无人机的国内生产。 与乌克兰天空保护制度的发展类似。</text:p>
      <text:p text:style-name="P4">
无人驾驶黑客马拉松“反犹太”的获奖者将签发100万捐助者的合同。 这些资金将尽快进行开发的发展，这破坏了乌克兰天空中的邪恶无人机。 新技术将有助于与明星战斗Shahas，以便您不会为空军花费强大的资源。</text:p>
      <text:p text:style-name="P4">
“实际上，乌克兰基础设施正遭到伊朗无人机的攻击。5月，只有至少400张沙哈内达。 去年，乌克兰总共至少有1,200次打击乐。 乌克兰专家能够使世界惊奇并有效抵消。 我们的任务是支持开发人员，为伊朗Shivedam的大规模生产批量生产的演讲。基础设施。这就是为什么为我们创建来抵消伊朗Shivedam的替代方案对我们而言至关重要的原因。</text:p>
      <text:p text:style-name="P4">
“重要的是，不仅使用可用的武器，而且还要使用新的武装部队设备样本。 我们的敌人不睡觉，并发展出完美的技术。 这也适用于对乌克兰的羞耻攻击。 每个都是个体。 因此，为了不断抵消无人机的新攻击，我们需要引入新系统来识别，识别和破坏目标。 我敢肯定，Nahaktone提出的每一个想法都有一切机会为胜利而努力。</text:p>
      <ul>
        <li>
无人驾驶黑客“反猎人”将开发人员，工程师，网络专家和爱好者汇集在一起​​，他们创建了高级系统和技术，以检测，跟踪和破坏敌人的无人机。 评估了不同属和类型的部队，军事结构和数字技术的专家。</li>
      </ul>
      <text:p text:style-name="P4">
“当实践一个新的现代想法时，这对我们的敌人来说是一个有效的惊喜。 根据有关俄罗斯领土的可用信息，无人机生产工厂正在积极建造，因此新的Dronovpovp攻击的百分比将增加。 每次攻击时，敌人都会分析他或她的漏洞不断地在改变战术方面。 因此，可以尽快实施的第一件事是检测敌人无人机的系统，当然还有迅速破坏。 。</text:p>
      <text:p text:style-name="P4">
“每一次大战都为军事技术的发展带来了新的趋势。 首先 - 创造一场坦克战争。 第二个是航空。 这场战争表明，无人机的战争将在未来几十年发生。 这就是为什么我们需要创建这些现代技术来克服今天的敌人，并在最接近保护我们的领土上。</text:p>
      <text:p text:style-name="P4">
我们将提醒，在无人机军队中，我们已经举办了第一个无人机黑客马拉松。30个组成的团队，在BLPL的开发中提出了技术解决方案，6个成为赢家。 半年后，他们将自己的想法体现为在垃圾填埋场修复的产品中。</text:p>
      <text:p text:style-name="P4">
无人机黑客“反猎人”是根据乌克兰的一般人员人员，国防部和军队项目中基础设施部的主动行动实施的。</text:p>
      <text:p text:style-name="P4">
News Source: <text:a xlink:type="simple" xlink:href="https://armyinform.com.ua/2023/06/26/rezultaty-drone-hackathon-anti-shahed-try-ukrayinski-vyrobnyky-otrymayut-po-1-mln-dolariv-na-realizacziyu-ta-masshtabuvannya-rozrobok-proty-vorozhyh-bpla/" text:style-name="Internet_20_link" text:visited-style-name="Visited_20_Internet_20_Link">
https://armyinform.com.ua/2023/06/26/rezultaty-drone-hackathon-anti-shahed-try-ukrayinski-vyrobnyky-otrymayut-po-1-mln-dolariv-na-realizacziyu-ta-masshtabuvannya-rozrobok-proty-vorozhyh-bpla/</text:a>
</text:p>
      <!--NEWS-->
      <text:h text:style-name="P10" text:outline-level="1">
<text:span text:style-name="T4">
自今年年初以来，捷克共和国已转移了76个BMP和24个坦克</text:span>
</text:h>
      <text:p text:style-name="P4">
作者: Ukrinform (Person)</text:p>
      <text:p text:style-name="P4">
出版商: Укринформ (Organization)</text:p>
      <text:p text:style-name="P4">
出版时间: 2023-06-27T-10:51:00+03:00</text:p>
      <text:p text:style-name="P4">
修改时间: 2023-06-27T19:51:00+03:00</text:p>
      <text:p text:style-name="P4">
描述: 在1月至5月期间，捷克共和国将24个坦克，76辆步兵战车和645枚反坦克导弹转移到了乌克兰。  - 乌克林。</text:p>
      <text:p text:style-name="P4">
图片: ['<text:a xlink:type="simple" xlink:href="https://static.ukrinform.com/photos/2021_11/thumb_files/630_360_1638096594-186.jpg" text:style-name="Internet_20_link" text:visited-style-name="Visited_20_Internet_20_Link">
630_360_16380...</text:a>
']</text:p>
      <text:p text:style-name="P4">
标签: ['Чехія', 'Зброя', 'Війна з Росією']</text:p>
      <text:p text:style-name="P4">
类型: Article</text:p>
      <!--METADATA-->
      <text:p text:style-name="P4">
<draw:frame draw:style-name="fr1" draw:name="Image26" text:anchor-type="as-char" svg:width="6.9236in" svg:height="3.956343in" draw:z-index="0">
<draw:image xlink:href="../Images/yкринформ/2023-06-27T-10-51-00-03-00/630_360_1638096594-186.jpg" xlink:type="simple" xlink:show="embed" xlink:actuate="onLoad" draw:mime-type="image/jpeg"/>
</draw:frame>
捷克共和国1月至5月已转移到乌克兰24辆坦克，76辆步兵战车和645枚反坦克导弹。</text:p>
      <text:p text:style-name="P4">
捷克总理彼得·菲拉(Petr Fila)报道了这一点。(https://ruski.radio.cz/s-yanvarya-po-may-chehiya-peredala-ukraine-24-tanka-76-boevyh-mashin-pehoty-i-8787143)。</text:p>
      <text:p text:style-name="P4">
“从1月到5月，捷克共和国已将24个坦克，76步兵和645艘反坦克导弹交给乌克兰。(ptkr)”， - 证词阅读。</text:p>
      <text:p text:style-name="P4">
值得注意的是，在今年的头五个月中，捷克共和国还为乌克兰提供了5.7万辆防空系统的特殊车辆。 炮弹和144架反喷射装置。 此外，还提供了其他军事设备，设备，备件，辐射燃料，化学和生物保护。</text:p>
      <text:p text:style-name="P4">
*!(https://www.ukrinform.ua/rubric-ato/3728262-senatori-ssa-zaklikali-nadati-ukraini-batareu-zaliznogo-kupola.html)据总理称，捷克政府还协调了乌克兰数百个重型军事设备的武装供应，或与外国伙伴合作。</text:p>
      <text:p text:style-name="P4">
反过来，捷克国防部长Yana Chernokhov报告说，该国的战斗储备可以提供给乌克兰，该声明正定期评估这些机会。</text:p>
      <text:p text:style-name="P4">
<text:span text:style-name="T4">
另请阅读：</text:span>
 [<text:span text:style-name="T4">
捷克共和国</text:span>
计划为乌克兰提供人道主义援助，以20-25万欧元的义务]](https://www.ukrinform.ua/rubric-society/3726302-cehia-planue-cogoric-nadati-ukraini-gumanitarnoi-dopomogi-na-2025-miljoniv.html)据乌克林福姆报道，布拉格今年计划为20-2500万欧元提供人道主义援助。</text:p>
      <text:p text:style-name="P4">
照片：Deník/Zbynx</text:p>
      <text:p text:style-name="P4">
News Source: <text:a xlink:type="simple" xlink:href="https://www.ukrinform.ua/rubric-ato/3728366-cehia-z-pocatku-roku-peredala-ukraini-76-bmp-ta-24-tanki.html" text:style-name="Internet_20_link" text:visited-style-name="Visited_20_Internet_20_Link">
https://www.ukrinform.ua/rubric-ato/3728366-cehia-z-pocatku-roku-peredala-ukraini-76-bmp-ta-24-tanki.html</text:a>
</text:p>
      <!--NEWS-->
      <text:h text:style-name="P10" text:outline-level="1">
<text:span text:style-name="T4">
在白俄罗斯的乌克兰儿童是在全面战争开始之前被带走的 - 专家</text:span>
</text:h>
      <text:p text:style-name="P4">
作者: Ukrinform (Person)</text:p>
      <text:p text:style-name="P4">
出版商: Укринформ (Organization)</text:p>
      <text:p text:style-name="P4">
出版时间: 2023-06-27T-11:50:59+03:00</text:p>
      <text:p text:style-name="P4">
修改时间: 2023-06-27T19:50:59+03:00</text:p>
      <text:p text:style-name="P4">
描述: 在与俄罗斯联邦进行全面战争之前，乌克兰儿童开始被带到白俄罗斯的领土。  - 乌克林。</text:p>
      <text:p text:style-name="P4">
图片: ['<text:a xlink:type="simple" xlink:href="https://static.ukrinform.com/photos/2023_06/thumb_files/630_360_1687883285-119.jpg" text:style-name="Internet_20_link" text:visited-style-name="Visited_20_Internet_20_Link">
630_360_16878...</text:a>
', '<text:a xlink:type="simple" xlink:href="https://static.ukrinform.com/photos/2023_06/1687883286-425.jpg" text:style-name="Internet_20_link" text:visited-style-name="Visited_20_Internet_20_Link">
1687883286-42...</text:a>
']</text:p>
      <text:p text:style-name="P4">
标签: ['Білорусь', 'Депортація', 'Діти', 'Омбудсмен', 'Права людини']</text:p>
      <text:p text:style-name="P4">
类型: Article</text:p>
      <!--METADATA-->
      <text:p text:style-name="P4">
<draw:frame draw:style-name="fr1" draw:name="Image27" text:anchor-type="as-char" svg:width="6.9236in" svg:height="3.956343in" draw:z-index="0">
<draw:image xlink:href="../Images/yкринформ/2023-06-27T-11-50-59-03-00/630_360_1687883285-119.jpg" xlink:type="simple" xlink:show="embed" xlink:actuate="onLoad" draw:mime-type="image/jpeg"/>
</draw:frame>
乌克兰儿童从俄罗斯联邦开始联邦战争开始之前被出口到白俄罗斯的大事。</text:p>
      <text:p text:style-name="P4">
这是在乌克兰Verkhovna Rada专员和人权的特别报告中的特别报告中。 在乌克兰人权中心Katerynarashevskaya地区的律师Katerynarashevskaya中心，乌克兰式通讯员报告说，侵犯了乌克兰和俄罗斯临时种植领土上乌克兰儿童的权利：驱逐出境，军事化，灌输。</text:p>
      <text:p text:style-name="P4">
<draw:frame draw:style-name="fr1" draw:name="Image28" text:anchor-type="as-char" svg:width="6.9236in" svg:height="4.615733in" draw:z-index="0">
<draw:image xlink:href="../Images/yкринформ/2023-06-27T-11-50-59-03-00/1687883286-425.jpg" xlink:type="simple" xlink:show="embed" xlink:actuate="onLoad" draw:mime-type="image/jpeg"/>
</draw:frame>
“在白俄罗斯乌克兰<text:a xlink:type="simple" xlink:href="https://www.ukrinform.ua/tag-diti" text:style-name="Internet_20_link" text:visited-style-name="Visited_20_Internet_20_Link">
儿童</text:a>
依次(开始 -  ed。)在开始全尺度干扰之前取出。 最初，这些是带有SO的“ DNR”和“ LNR”的孩子。 我们目前正在管理(那里 -  ed。)来自Zaporizhzhya地区的孩子，来自该地区的地区以及来自Kherson地区的孩子。 它是(变化 -  ed。)至少有4个被剥夺其的机构(俄语 -  ed。)Rashevskaya说：“医学心理心理学和教学生物学”。</text:p>
      <text:p text:style-name="P4">
律师分别告知(安装 -  ed。)犯罪是种族灭绝的，什么时候将乌克兰儿童转移到俄罗斯家庭。</text:p>
      <text:p text:style-name="P4">
<text:span text:style-name="T4">
另请阅读：</text:span>
 <text:a xlink:type="simple" xlink:href="https://www.ukrinform.ua/rubric-society/3728428-ukrainskih-ditej-utrimuut-u-57-regionah-rosii-lubinec.html" text:style-name="Internet_20_link" text:visited-style-name="Visited_20_Internet_20_Link">
乌克兰儿童留在57个俄罗斯地区 - 卢宾</text:a>
“这对这种犯罪的发生并不重要。 以及俄罗斯联邦的任何领导人都证明是合理的(这是ED。)这是一个不合理的，监护权或临时监护权...无论如何称呼，它仍然可以解释为犯罪(不是以口头或书面建议形式的行为，而是直接通过可以得出这种意图的行为。)”， -  Rashevskaya说。</text:p>
      <text:p text:style-name="P4">
ZMINA权利中心Onisiya Sinyuk的法律分析指出，计划在俄罗斯联邦公民家庭中定性地安置乌克兰儿童的所有行动，并积极从事俄罗斯人。[] [] <text:a xlink:type="simple" xlink:href="Images/yкринформ/2023-06-27T-11-50-59-03-00/1687883286-534.jpg" text:style-name="Internet_20_link" text:visited-style-name="Visited_20_Internet_20_Link">
</text:a>
</text:p>
      <text:p text:style-name="P4">
<text:span text:style-name="T4">
另请阅读：</text:span>
 <text:a xlink:type="simple" xlink:href="https://www.ukrinform.ua/rubric-society/3716771-rosia-deportuvala-ponad-45-tisaci-sirit-i-ditej-bez-batkivskogo-pikluvanna-veresuk.html" text:style-name="Internet_20_link" text:visited-style-name="Visited_20_Internet_20_Link">
俄罗斯被驱逐出贝兹巴特科夫斯基护理的450多个孤儿和儿童 -  vereshchuk</text:a>
申诉专员认为，俄罗斯人只能因为头衔，首先是国际压力而被迫返回我们的孩子。</text:p>
      <text:p text:style-name="P4">
“请注意 - 在发出2订单逮捕订单后，儿童返回的增加发生了(俄罗斯总统弗拉基米尔·普京(Vladimir Putin)和俄罗斯儿童监察员玛丽亚·利维夫·贝洛娃(Maria Lviv-Belova-Ed)。). Тож ордери на арешт МКСможливо трактувати як додатковий тиск на російську сторону”, - зазначивУповноважений із прав людини.</text:p>
      <text:p text:style-name="P4">
Як повідомлялося, 24 травня в Офісі генпрокурора заявили, що Україна розслідуєймовірну роль Білорусі в примусовому переміщенні українських дітей ізтимчасово захоплених РФ територій.</text:p>
      <text:p text:style-name="P4">
News Source: <text:a xlink:type="simple" xlink:href="https://www.ukrinform.ua/rubric-society/3728483-u-bilorus-ukrainskih-ditej-vivozili-se-do-pocatku-povnomasstabnoi-vijni-ekspertka.html" text:style-name="Internet_20_link" text:visited-style-name="Visited_20_Internet_20_Link">
https://www.ukrinform.ua/rubric-society/3728483-u-bilorus-ukrainskih-ditej-vivozili-se-do-pocatku-povnomasstabnoi-vijni-ekspertka.html</text:a>
</text:p>
      <!--NEWS-->
      <text:h text:style-name="P10" text:outline-level="1">
<text:span text:style-name="T4">
在洪都拉斯与监狱进行大规模袭击</text:span>
</text:h>
      <text:p text:style-name="P4">
作者: Ukrinform (Person)</text:p>
      <text:p text:style-name="P4">
出版商: Укринформ (Organization)</text:p>
      <text:p text:style-name="P4">
出版时间: 2023-06-27T-14:36:00+03:00</text:p>
      <text:p text:style-name="P4">
修改时间: 2023-06-27T17:36:00+03:00</text:p>
      <text:p text:style-name="P4">
描述: 洪都拉斯的军队开始控制监狱中的局势。 这是在上周之后发生的，在帮派之间的妇女武装冲突中，有46名囚犯被杀。  - 乌克林。</text:p>
      <text:p text:style-name="P4">
图片: ['<text:a xlink:type="simple" xlink:href="https://static.ukrinform.com/photos/2023_06/thumb_files/630_360_1687876299-323.jpg" text:style-name="Internet_20_link" text:visited-style-name="Visited_20_Internet_20_Link">
630_360_16878...</text:a>
']</text:p>
      <text:p text:style-name="P4">
标签: ['Бунт', 'Гондурас', 'Поліція', "В'язниця"]</text:p>
      <text:p text:style-name="P4">
类型: Article</text:p>
      <!--METADATA-->
      <text:p text:style-name="P4">
<draw:frame draw:style-name="fr1" draw:name="Image30" text:anchor-type="as-char" svg:width="6.9236in" svg:height="3.956343in" draw:z-index="0">
<draw:image xlink:href="../Images/yкринформ/2023-06-27T-14-36-00-03-00/630_360_1687876299-323.jpg" xlink:type="simple" xlink:show="embed" xlink:actuate="onLoad" draw:mime-type="image/jpeg"/>
</draw:frame>
Militialnduras开始控制该国监狱的局势。 这是在上周之后发生的，这是由于乌兹诺维(Uzhinovy)中心的帮派之间的武装冲突，有46名囚犯被杀。</text:p>
      <text:p text:style-name="P4">
正如乌克林福姆报道的那样，它报告了<text:a xlink:type="simple" xlink:href="https://uk.sports.yahoo.com/news/honduras-pool-hall-shooting-may-173754215.html" text:style-name="Internet_20_link" text:visited-style-name="Visited_20_Internet_20_Link">
Yahoo</text:a>
。</text:p>
      <text:p text:style-name="P4">
上周，总统西奥拉·卡斯特罗(Siora Castro)宣布她是一个传播的监狱系统。</text:p>
      <text:p text:style-name="P4">
周一，执法系统开始检查几个监狱，释放摄像头，迫使囚犯坐在行，伸开脚，互相压紧。 有些人被迫保持头部倾斜，aruci-在脖子的颈背上。</text:p>
      <text:p text:style-name="P4">
塔玛拉(Tamara)严格严格的政权，持有4200名囚犯，是武装部队在进行“ fe y esperanza”的第一天控制的双重区域。(信仰和希望).</text:p>
      <text:p text:style-name="P4">
<text:span text:style-name="T4">
Читайте також:</text:span>
 <text:a xlink:type="simple" xlink:href="https://www.ukrinform.ua/rubric-world/3727442-u-ssa-vulicna-vecirka-zaversilasa-strilaninou-dvoe-zagiblih.html" text:style-name="Internet_20_link" text:visited-style-name="Visited_20_Internet_20_Link">
 У США вулична вечірка завершилася <text:span text:style-name="T4">
стрілянино</text:span>
 ю, двоєзагиблих </text:a>
另一个搜索是在塔玛尔的一所妇女监狱中。 这是最近在这个惩教所的屠杀，使该国愤怒并造成了突袭，宵禁和镇压。</text:p>
      <text:p text:style-name="P4">
在这次屠杀期间，属于街道的囚犯是“从第18位怀疑的帮派”，走私的武器，砍刀和易燃的液体。 他们损坏了警卫，闯入了战士债券成员安排的摄像机，安排了致命的枪击和大屠杀，然后锁定了他们的房间，向受害者着火。</text:p>
      <text:p text:style-name="P4">
在搜查囚犯时，妇女被迫坐在脖子上的监狱院子里。 但是，正如出版物所指出的那样，女子军事警察没有脱下衬衫。</text:p>
      <text:p text:style-name="P4">
在突袭过程中，军事警察抓住了属于国际“第18 belief的帮派成员”成员的枪支，自动机器，弹药，弹药筒和手榴弹。</text:p>
      <text:p text:style-name="P4">
<text:span text:style-name="T4">
另请阅读：</text:span>
 [在以色列有<text:span text:style-name="T4">
射击</text:span>
，四人被杀]]](https://www.ukrinform.ua/rubric-world/3725442-v-izraili-stalasa-strilanina-zaginuli-cetvero-ludej.html)</text:p>
      <text:p text:style-name="P4">
正如乌克林福姆报道的，在<text:a xlink:type="simple" xlink:href="https://www.ukrinform.ua/tag-gonduras" text:style-name="Internet_20_link" text:visited-style-name="Visited_20_Internet_20_Link">
洪都拉斯</text:a>
周二发生的监狱叛乱引起的受害者人数<text:a xlink:type="simple" xlink:href="https://www.ukrinform.ua/rubric-world/3725977-u-gondurasi-kilkist-zertv-buntu-v-zinocij-vaznici-zrosla-do-46.html" text:style-name="Internet_20_link" text:visited-style-name="Visited_20_Internet_20_Link">
增加到46人</text:a>
。 一个晚上，有20多人被杀。 鉴于此，该国政府<text:a xlink:type="simple" xlink:href="https://www.ukrinform.ua/rubric-world/3727815-u-gondurasi-ogolosili-komendantsku-godinu-cerez-masovi-vbivstva.html" text:style-name="Internet_20_link" text:visited-style-name="Visited_20_Internet_20_Link">
宣布为一个建议的小时</text:a>
在两个北部城市。  照片：天空新闻</text:p>
      <text:p text:style-name="P4">
News Source: <text:a xlink:type="simple" xlink:href="https://www.ukrinform.ua/rubric-world/3728436-u-gondurasi-provodat-masovi-rejdi-vaznicami.html" text:style-name="Internet_20_link" text:visited-style-name="Visited_20_Internet_20_Link">
https://www.ukrinform.ua/rubric-world/3728436-u-gondurasi-provodat-masovi-rejdi-vaznicami.html</text:a>
</text:p>
      <!--NEWS-->
      <text:h text:style-name="P10" text:outline-level="1">
<text:span text:style-name="T4">
政府支持宣布</text:span>
</text:h>
      <text:p text:style-name="P4">
作者: Ukrinform (Person)</text:p>
      <text:p text:style-name="P4">
出版商: Укринформ (Organization)</text:p>
      <text:p text:style-name="P4">
出版时间: 2023-06-27T-15:13:00+03:00</text:p>
      <text:p text:style-name="P4">
修改时间: 2023-06-27T17:13:00+03:00</text:p>
      <text:p text:style-name="P4">
描述: 部长的内阁得到了一项命令的支持，宣布谴责基辅市政府维塔里·克里奇科（Vitaliy Klitschko），基耶夫市军事行政管理部长谢尔盖·波普克（Sergey Popk）和许多地区国家政府负责人。  - 乌克林。</text:p>
      <text:p text:style-name="P4">
图片: ['<text:a xlink:type="simple" xlink:href="https://static.ukrinform.com/photos/2023_06/thumb_files/630_360_1685871364-376.jpg" text:style-name="Internet_20_link" text:visited-style-name="Visited_20_Internet_20_Link">
630_360_16858...</text:a>
']</text:p>
      <text:p text:style-name="P4">
标签: ['Кабмін', 'Віталій Кличко', 'Київ', 'Укриття']</text:p>
      <text:p text:style-name="P4">
类型: Article</text:p>
      <!--METADATA-->
      <text:p text:style-name="P4">
<draw:frame draw:style-name="fr1" draw:name="Image31" text:anchor-type="as-char" svg:width="6.9236in" svg:height="3.956343in" draw:z-index="0">
<draw:image xlink:href="../Images/yкринформ/2023-06-27T-15-13-00-03-00/630_360_1685871364-376.jpg" xlink:type="simple" xlink:show="embed" xlink:actuate="onLoad" draw:mime-type="image/jpeg"/>
</draw:frame>
部长的内阁支持该项目宣布戈洛维基夫市政府维塔利·克里奇科(Vitaliy Klitschko)的谴责，基约夫市军事管理局领导人谢尔盖·波普克(Sergey Popk)和许多国家政府负责人。</text:p>
      <text:p text:style-name="P4">
关于它报告乌克林福姆，并参考电报<text:a xlink:type="simple" xlink:href="https://t.me/uriad24/3214" text:style-name="Internet_20_link" text:visited-style-name="Visited_20_Internet_20_Link">
政府在线</text:a>
。</text:p>
      <text:p text:style-name="P4">
“乌克兰部长的内阁草案已得到支持](https://www.ukrinform.ua/tag-kabmin)“关于纪律责任(宣布谴责Kyiv市政府Klitschko VV的负责人 基辅城市军事管理局负责人Popka SM，Kyivskyi区负责，基辅国家政府车臣IR以及基辅市政府部门的Darnytskyi区的第一任副负责人Kalashnik M.V. 以及州政府市政府的Shevchenkivskyi区的第一任副主席，因为乌克兰总统的命令暂时分配给相关州政府局长的职责)“”， - 消息读取。</text:p>
      <text:p text:style-name="P4">
*!(https://www.ukrinform.ua/rubric-ato/3728417-urad-doruciv-kamisinu-nevidkladno-napracuvati-risenna-dla-pokrasenna-situacii-z-ukrittami.html)同时，内阁同意从Zhytomyr地区的Zhytomyr地区管理部门释放亚历山大·霍米奇(Alexander Khomich基辅国家行政区。</text:p>
      <text:p text:style-name="P4">
政府还决定将帕维尔·巴比(Pavel Babi)委派在临时履行德尼普罗夫斯基地区政府和谢尔盖·科瓦伦科(Sergey Kovalenko)的负责人 - 临时履行基德·波迪尔斯基地区政府局长的职责中。正如乌克林福姆(Ukrinform)所报道的<text:a xlink:type="simple" xlink:href="https://www.ukrinform.ua/rubric-society/3727789-zelenskij-uviv-v-diu-risenna-rnbo-za-rezultatami-perevirki-ukrittiv.html" text:style-name="Internet_20_link" text:visited-style-name="Visited_20_Internet_20_Link">
总统沃迪米尔·泽伦斯基(Volodymyr Zelenskyy)于2023年7月25日在整个乌克兰的右手炸弹避难所中施加了国家安全和国防委员会的生效</text:a>
。 Zelensky在考虑了此问题的问题后宣布了人员决定。</text:p>
      <text:p text:style-name="P4">
News Source: <text:a xlink:type="simple" xlink:href="https://www.ukrinform.ua/rubric-kyiv/3728411-urad-pidtrimav-ogolosenna-dogani-klicku-ta-popku.html" text:style-name="Internet_20_link" text:visited-style-name="Visited_20_Internet_20_Link">
https://www.ukrinform.ua/rubric-kyiv/3728411-urad-pidtrimav-ogolosenna-dogani-klicku-ta-popku.html</text:a>
</text:p>
      <!--NEWS-->
      <text:h text:style-name="P10" text:outline-level="1">
<text:span text:style-name="T4">
JSC Kupiansk Directio Rusian军队首先炮击Krasne，Figolivka，Novomlinsk，两年，M ...</text:span>
</text:h>
      <text:p text:style-name="P4">
作者: liveuamap (Language: en)</text:p>
      <text:p text:style-name="P4">
时间: 2023-06-27T-15:15:00</text:p>
      <text:p text:style-name="P4">
地点: Svatove (Latitude:49.53746 Longtitude:37.89768)</text:p>
      <text:p text:style-name="P4">
视频: []</text:p>
      <text:p text:style-name="P4">
图片: []</text:p>
      <text:p text:style-name="P4">
标签: ["Russia"]</text:p>
      <text:p text:style-name="P4">
Id: 22572087</text:p>
      <!--METADATA-->
      <text:p text:style-name="P4">
乌克兰武装部队在上午的报告中说</text:p>
      <text:p text:style-name="P4">
新闻集链接：<text:a xlink:type="simple" xlink:href="https：\/\/liveuamap.com \/en \/2023 \/27-June-at-at-at-at-at-tiriendection-Russian-army-army-shelled-krasne-krasne" text:style-name="Internet_20_link" text:visited-style-name="Visited_20_Internet_20_Link">
https：\/\/liveuamap.com \/en \/2023 \/27-june-at-at-kupiansk-directionlection-Russian-army-army-shelled-krasne</text:a>
</text:p>
      <text:p text:style-name="P4">
News Source: <text:a xlink:type="simple" xlink:href="https://t.me/lumsrc/5201" text:style-name="Internet_20_link" text:visited-style-name="Visited_20_Internet_20_Link">
https://t.me/lumsrc/5201</text:a>
</text:p>
      <!--NEWS-->
      <text:h text:style-name="P10" text:outline-level="1">
<text:span text:style-name="T4">
在莱曼（Lyman）的方向上，俄罗斯军队炮击了卢汉斯克地区的比洛霍利夫卡（Bilohorivka）和塞雷布里卡（Serebryanka）的托斯克（Torske）...</text:span>
</text:h>
      <text:p text:style-name="P4">
作者: liveuamap (Language: en)</text:p>
      <text:p text:style-name="P4">
时间: 2023-06-27T-17:15:00</text:p>
      <text:p text:style-name="P4">
地点: Donetsk (Latitude:48.74691 Longtitude:38.08514)</text:p>
      <text:p text:style-name="P4">
视频: []</text:p>
      <text:p text:style-name="P4">
图片: []</text:p>
      <text:p text:style-name="P4">
标签: ["Russia"]</text:p>
      <text:p text:style-name="P4">
Id: 22572086</text:p>
      <!--METADATA-->
      <text:p text:style-name="P4">
在莱曼(Lyman)的方向上，俄罗斯军队炮击了卢汉斯克地区(Luhansk)地区的bilohorivka，塞雷布里卡(Serebryanka)，弗卡尼卡米斯克(Verkhnokamyanske)，斯皮尔恩(Spirne)和顿涅茨克雷奇(Donetskregion)的罗兹多利夫卡(Rozdolivka)。 俄罗斯航空在卢汉斯克地区和维塞尔的比洛霍利夫卡(Bilohorivka)进行了空袭</text:p>
      <text:p text:style-name="P4">
新闻集链接：<text:a xlink:type="simple" xlink:href="https：\/\/liveuamap.com \/en \/2023 \/27-June-at-at-lyman方向 - 俄罗斯 - 武装shelled-bilohorivka" text:style-name="Internet_20_link" text:visited-style-name="Visited_20_Internet_20_Link">
https：\/\/liveuamap.com \/en \/2023 \/27-June-at-Lyman-directionlection-Russian-army-army-army-shelled-bilohohorivka</text:a>
</text:p>
      <text:p text:style-name="P4">
News Source: <text:a xlink:type="simple" xlink:href="https://t.me/lumsrc/5202" text:style-name="Internet_20_link" text:visited-style-name="Visited_20_Internet_20_Link">
https://t.me/lumsrc/5202</text:a>
</text:p>
      <!--NEWS-->
      <text:h text:style-name="P10" text:outline-level="1">
<text:span text:style-name="T4">
在乌克兰，有100多家公司生产无人机-Fedorov</text:span>
</text:h>
      <text:p text:style-name="P4">
作者: Ukrinform (Person)</text:p>
      <text:p text:style-name="P4">
出版商: Укринформ (Organization)</text:p>
      <text:p text:style-name="P4">
出版时间: 2023-06-27T-17:30:00+03:00</text:p>
      <text:p text:style-name="P4">
修改时间: 2023-06-27T16:30:00+03:00</text:p>
      <text:p text:style-name="P4">
描述: 乌克兰无人机生产市场正在积极发展。 目前，该国有100多家公司正在生产无人机。  - 乌克林。</text:p>
      <text:p text:style-name="P4">
图片: ['<text:a xlink:type="simple" xlink:href="https://static.ukrinform.com/photos/2023_04/thumb_files/630_360_1682495491-455.jpg" text:style-name="Internet_20_link" text:visited-style-name="Visited_20_Internet_20_Link">
630_360_16824...</text:a>
']</text:p>
      <text:p text:style-name="P4">
标签: ['Безпілотник', 'Дрон', 'Федоров']</text:p>
      <text:p text:style-name="P4">
类型: Article</text:p>
      <!--METADATA-->
      <text:p text:style-name="P4">
<draw:frame draw:style-name="fr1" draw:name="Image32" text:anchor-type="as-char" svg:width="6.9236in" svg:height="3.956343in" draw:z-index="0">
<draw:image xlink:href="../Images/yкринформ/2023-06-27T-17-30-00-03-00/630_360_1682495491-455.jpg" xlink:type="simple" xlink:show="embed" xlink:actuate="onLoad" draw:mime-type="image/jpeg"/>
</draw:frame>
乌克兰无人机生产市场正在积极发展。 目前，有100多家公司正在生产无人机。</text:p>
      <text:p text:style-name="P4">
Viceremier-Minister的创新，教育发展，Tatekhnology Minister Mikhail Fedorov在[Radio NV]采访时报道了这一点。(https://www.youtube.com/watch?v=7EOCkWQvAuY)，报道乌克林福姆。</text:p>
      <text:p text:style-name="P4">
“与去年相比，在某些地方，某些类别中的无人机的生产已经增长了十倍。 已经有40个乌克兰人<text:a xlink:type="simple" xlink:href="https://www.ukrinform.ua/tag-bezpilotnik" text:style-name="Internet_20_link" text:visited-style-name="Visited_20_Internet_20_Link">
无人机</text:a>
引入Vexplainate和获得州合同的程序。 总共有100多家公司为各种资金，军方生产无人机，”他一直在市场上工作。</text:p>
      <text:p text:style-name="P4">
Fedorov强调，技术革命目前正在市场上，几乎所有阻止者都被废除所淹没：引入了无人机的快速轨道，废除了无人机配件的增值税和进口责任，并且已经承认了操作的承认淘汰。</text:p>
      <text:p text:style-name="P4">
“融资有所增加，具有积极的动力。 但这还不够，有必要使更多无人机。 我们将了解，只有在进入1991年边界时，我们才有足够的无人机。 生产应增加和刺激。”部长补充说。</text:p>
      <text:p text:style-name="P4">
<text:span text:style-name="T4">
另请阅读：</text:span>
 <text:a xlink:type="simple" xlink:href="https://www.ukrinform.ua/rubric-technology/3727997-tri-ukrainski-virobniki-otrimaut-po-1-miljonu-dla-rozrobok-proti-vorozih-droniv.html" text:style-name="Internet_20_link" text:visited-style-name="Visited_20_Internet_20_Link">
三家乌克兰制造商将获得100万美元的针对敌人无人机的开发</text:a>
据报道，在“无人机大军”项目存在的11个月以上，Uzhta United24购买了3,864个无人机综合体。 合同数量将超过UAH 43亿。 无人机运营商被教了1万。 军事管理翅膀。</text:p>
      <text:p text:style-name="P4">
News Source: <text:a xlink:type="simple" xlink:href="https://www.ukrinform.ua/rubric-technology/3728390-v-ukraini-ponad-100-kompanij-viroblaut-bezpilotniki-fedorov.html" text:style-name="Internet_20_link" text:visited-style-name="Visited_20_Internet_20_Link">
https://www.ukrinform.ua/rubric-technology/3728390-v-ukraini-ponad-100-kompanij-viroblaut-bezpilotniki-fedorov.html</text:a>
</text:p>
      <!--NEWS-->
      <text:h text:style-name="P10" text:outline-level="1">
<text:span text:style-name="T4">
在基辅</text:span>
</text:h>
      <text:p text:style-name="P4">
作者: Ukrinform (Person)</text:p>
      <text:p text:style-name="P4">
出版商: Укринформ (Organization)</text:p>
      <text:p text:style-name="P4">
出版时间: 2023-06-27T-18:07:00+03:00</text:p>
      <text:p text:style-name="P4">
修改时间: 2023-06-27T16:07:00+03:00</text:p>
      <text:p text:style-name="P4">
描述: 在基辅，公共交通学生的旅行将于7月1日至8月31日支付，假期期间的旅行折扣将为75％。  - 乌克林。</text:p>
      <text:p text:style-name="P4">
图片: ['<text:a xlink:type="simple" xlink:href="https://static.ukrinform.com/photos/2020_03/thumb_files/630_360_1584551960-552.jpg" text:style-name="Internet_20_link" text:visited-style-name="Visited_20_Internet_20_Link">
630_360_15845...</text:a>
']</text:p>
      <text:p text:style-name="P4">
标签: ['Діти', 'Е-квиток', 'Транспорт', 'Київ', 'Київ Цифровий']</text:p>
      <text:p text:style-name="P4">
类型: Article</text:p>
      <!--METADATA-->
      <text:p text:style-name="P4">
<draw:frame draw:style-name="fr1" draw:name="Image33" text:anchor-type="as-char" svg:width="6.9236in" svg:height="3.956343in" draw:z-index="0">
<draw:image xlink:href="../Images/yкринформ/2023-06-27T-18-07-00-03-00/630_360_1584551960-552.jpg" xlink:type="simple" xlink:show="embed" xlink:actuate="onLoad" draw:mime-type="image/jpeg"/>
</draw:frame>
在基辅，公共交通工具将于7月1日至31日支付休假期间的旅行折扣，为75％。</text:p>
      <text:p text:style-name="P4">
根据乌克林福姆的说法，基辅市政府报告UV <text:a xlink:type="simple" xlink:href="https://t.me/KyivCityOfficial/7143" text:style-name="Internet_20_link" text:visited-style-name="Visited_20_Internet_20_Link">
Telegram</text:a>
。</text:p>
      <text:p text:style-name="P4">
“由于申请而购买75％的折扣票”(https://www.ukrinform.ua/tag-kiiv-cifrovij)“，您需要在帐户中添加学习票，输入学生票号和PIN -CODE。此后，您需要单击“购买旅行旅行”， - 消息读取。</text:p>
      <text:p text:style-name="P4">
通过自助服务终端进行补充时，您需要输入位于条形码下的数字或将卡插入墨盒中，选择必要的旅行，然后单击“充值”。 学生门票将在本月/秒内运行的优先旅行费。</text:p>
      <text:p text:style-name="P4">
您也可以购买学生的一次性旅行，但是在这种情况下，学生没有出院。</text:p>
      <text:p text:style-name="P4">
<text:span text:style-name="T5">
!旅行</text:span>
*](https://www.ukrinform.ua/rubric-kyiv/3725436-u-zastosunku-kiiv-cifrovij-zapustili-ekartu-dla-oplati-proizdu.html)KSCA指出，还可以在KP“基辅地铁”的现金桌上补充学生(“ Vydubychi 1”，“ Pochayna 1”，“站”)，在Easypay应用程序的站点以及KP“ GIOC”站点上。</text:p>
      <text:p text:style-name="P4">
“根据基辅市议会的决定，仅在9月1日至7月1日的学年和年度评估期的时间和年度评估期间，免费向基夫中学一般教育机构的学生提供部分付款的免费旅行和通过。 - 消息读取。</text:p>
      <text:p text:style-name="P4">
此外，根据基辅市议会的决定，从7月1日至8月31日，基辅高等教育机构的学员一般应支付城市公共交通的旅行费用。</text:p>
      <text:p text:style-name="P4">
正如乌克林福姆(Ukrinform)报道的，由于重建，基辅(Kyiv)在6月13日至11月30日的多尼格尔(Donegtyar)立交桥通过。</text:p>
      <text:p text:style-name="P4">
News Source: <text:a xlink:type="simple" xlink:href="https://www.ukrinform.ua/rubric-kyiv/3728378-u-kievi-proizd-dla-ucniv-u-transporti-bude-platnim-do-kinca-lita.html" text:style-name="Internet_20_link" text:visited-style-name="Visited_20_Internet_20_Link">
https://www.ukrinform.ua/rubric-kyiv/3728378-u-kievi-proizd-dla-ucniv-u-transporti-bude-platnim-do-kinca-lita.html</text:a>
</text:p>
      <!--NEWS-->
      <text:h text:style-name="P10" text:outline-level="1">
<text:span text:style-name="T4">
军队的JSC Bakhmut Directio Rusian炮击了Vasukivka，Markovo，Chrome，Time Yar，Ivanovsk ...</text:span>
</text:h>
      <text:p text:style-name="P4">
作者: liveuamap (Language: en)</text:p>
      <text:p text:style-name="P4">
时间: 2023-06-27T-19:15:00</text:p>
      <text:p text:style-name="P4">
地点: Bakhmut, Donetsk region (Latitude:48.4818 Longtitude:37.85614)</text:p>
      <text:p text:style-name="P4">
视频: []</text:p>
      <text:p text:style-name="P4">
图片: []</text:p>
      <text:p text:style-name="P4">
标签: ["Russia"]</text:p>
      <text:p text:style-name="P4">
Id: 22572085</text:p>
      <!--METADATA-->
      <text:p text:style-name="P4">
在巴赫穆特(Bakhmut)方向，俄罗斯军队炮击了瓦苏基夫卡(Vasukivka)，马尔科夫(Markove)，克罗莫夫(Khromove)，查西维亚尔(Chasivyar)，伊万尼维克(Ivanivske)，ozaryanivka和donetsk地区的皮夫登(Pivdenne)。 俄罗斯航空通导的空袭在Serhiyivka，Soledar和Bila Hora，乌克兰的总参谋部</text:p>
      <text:p text:style-name="P4">
新闻集链接：<text:a xlink:type="simple" xlink:href="https：\/\/liveuamap.com \/en \/2023 \/27-June-at-at-at-bakhmut-directionledirection-russian-army-army-shelled-vasukivka" text:style-name="Internet_20_link" text:visited-style-name="Visited_20_Internet_20_Link">
https：\/\/liveuamap.com \/en \/2023 \/27-June-at-at-bakhmut-directionlection-Russian-army-army-shelled-vasukivka</text:a>
</text:p>
      <text:p text:style-name="P4">
News Source: <text:a xlink:type="simple" xlink:href="https://t.me/lumsrc/5203" text:style-name="Internet_20_link" text:visited-style-name="Visited_20_Internet_20_Link">
https://t.me/lumsrc/5203</text:a>
</text:p>
      <!--NEWS-->
      <text:h text:style-name="P10" text:outline-level="1">
<text:span text:style-name="T4">
哈尔基夫戏剧剧院从普希金的名字中删除</text:span>
</text:h>
      <text:p text:style-name="P4">
作者: Ukrinform (Person)</text:p>
      <text:p text:style-name="P4">
出版商: Укринформ (Organization)</text:p>
      <text:p text:style-name="P4">
出版时间: 2023-06-27T-1:11:02+03:00</text:p>
      <text:p text:style-name="P4">
修改时间: 2023-06-27T22:11:02+03:00</text:p>
      <text:p text:style-name="P4">
描述: 从哈尔基夫学术戏剧剧院的名字来看，普希金的名字被删除了。  - 乌克林。</text:p>
      <text:p text:style-name="P4">
图片: ['<text:a xlink:type="simple" xlink:href="https://static.ukrinform.com/photos/2023_06/thumb_files/630_360_1687892676-162.jpg" text:style-name="Internet_20_link" text:visited-style-name="Visited_20_Internet_20_Link">
630_360_16878...</text:a>
']</text:p>
      <text:p text:style-name="P4">
标签: ['Театр', 'Ткаченко', 'Харків', 'Перейменування', 'МКІП ']</text:p>
      <text:p text:style-name="P4">
类型: Article</text:p>
      <!--METADATA-->
      <text:p text:style-name="P4">
<draw:frame draw:style-name="fr1" draw:name="Image34" text:anchor-type="as-char" svg:width="6.9236in" svg:height="3.956343in" draw:z-index="0">
<draw:image xlink:href="../Images/yкринформ/2023-06-27T-1-11-02-03-00/630_360_1687892676-162.jpg" xlink:type="simple" xlink:show="embed" xlink:actuate="onLoad" draw:mime-type="image/jpeg"/>
</draw:frame>
普希金的名字是从纳齐瓦卡学术戏剧剧院撤回的。</text:p>
      <text:p text:style-name="P4">
关于这位文化和信息政策部长Oleksandr Tkachenko将报告<text:a xlink:type="simple" xlink:href="https://t.me/otkachenkokyiv/3818" text:style-name="Internet_20_link" text:visited-style-name="Visited_20_Internet_20_Link">
Telegram</text:a>
，报道乌克林福姆。</text:p>
      <text:p text:style-name="P4">
<text:span text:style-name="T5">
foto：tkachenko.ua，telegram</text:span>
</text:p>
      <text:p text:style-name="P4">
Antipushkin在行动中。 哈尔基夫学术戏剧<text:a xlink:type="simple" xlink:href="https://www.ukrinform.ua/tag-teatr" text:style-name="Internet_20_link" text:visited-style-name="Visited_20_Internet_20_Link">
剧院</text:a>
普希金(Pushkin)摆脱了名字，”  - 写下Tokachenko。</text:p>
      <text:p text:style-name="P4">
<text:span text:style-name="T4">
另请阅读：</text:span>
 <text:a xlink:type="simple" xlink:href="https://www.ukrinform.ua/rubric-regions/3722289-u-harkovi-perejmenuvali-centralnij-park-im-gorkogo-ta-kilka-vulic.html" text:style-name="Internet_20_link" text:visited-style-name="Visited_20_Internet_20_Link">
在Kharkiv重命名的中央公园。 Gorky Tansyolka街</text:a>
据报道，Verkhovna Rada于5月3日在二读中批准，整个法律<text:a xlink:type="simple" xlink:href="https://itd.rada.gov.ua/billInfo/Bills/Card/41004" text:style-name="Internet_20_link" text:visited-style-name="Visited_20_Internet_20_Link">
第8273号</text:a>
确定将文化遗产对象归因于象征性帝国或苏联极权主义政策的标准，并规定此类物体不受进入乌克兰不动产的国家登记册的约束，并且如果以前，如果在此登记册中被撤回。它以前是瘀伤的。 该法案被称为Anti -Pushkin，是在Mkip中制定的。</text:p>
      <text:p text:style-name="P4">
<text:span text:style-name="T5">
foto：facebook.com/rusdramacom</text:span>
</text:p>
      <text:p text:style-name="P4">
News Source: <text:a xlink:type="simple" xlink:href="https://www.ukrinform.ua/rubric-culture/3728536-harkivskij-dramteatr-pribrav-iz-nazvi-puskina.html" text:style-name="Internet_20_link" text:visited-style-name="Visited_20_Internet_20_Link">
https://www.ukrinform.ua/rubric-culture/3728536-harkivskij-dramteatr-pribrav-iz-nazvi-puskina.html</text:a>
</text:p>
      <!--NEWS-->
      <text:h text:style-name="P10" text:outline-level="1">
<text:span text:style-name="T4">
JSC Avdiivka Directio Rusian军队炮击Sukha Balka，Avdiivka，Orlovka，Water，Karlik ...</text:span>
</text:h>
      <text:p text:style-name="P4">
作者: liveuamap (Language: en)</text:p>
      <text:p text:style-name="P4">
时间: 2023-06-27T-21:15:00</text:p>
      <text:p text:style-name="P4">
地点: Donetsk Oblast (Latitude:48.13482 Longtitude:37.76018)</text:p>
      <text:p text:style-name="P4">
视频: []</text:p>
      <text:p text:style-name="P4">
图片: []</text:p>
      <text:p text:style-name="P4">
标签: ["Russia"]</text:p>
      <text:p text:style-name="P4">
Id: 22572084</text:p>
      <!--METADATA-->
      <text:p text:style-name="P4">
在Avdiyivka方向，俄罗斯军队炮击了Sukha Balka，Avdiyivka，Orlivka，Vodyane，Karlivka，Nevelske，Oleksandropil，Valentynivka，Keramik，Keramik，Stepove，Stepove and Stepove and Stepove and Pervervomayske and donetsk Region。 俄罗斯航空进行了Airstrikes Atavdiyivka和Syeverne，乌克兰武装部队的总参谋部在主题报告中说</text:p>
      <text:p text:style-name="P4">
新闻集链接：<text:a xlink:type="simple" xlink:href="https：\/\/liveuamap.com \/en \/2023 \/27-june-at-at-avdiyivka-directionlection-russian-army-army-shelled-sukha" text:style-name="Internet_20_link" text:visited-style-name="Visited_20_Internet_20_Link">
https：\/\/liveuamap.com \/en \/2023 \/27-June-at-at-at-avdiyivka-directionlection-russian-army-army-shelled-sukha</text:a>
</text:p>
      <text:p text:style-name="P4">
News Source: <text:a xlink:type="simple" xlink:href="https://t.me/lumsrc/5204" text:style-name="Internet_20_link" text:visited-style-name="Visited_20_Internet_20_Link">
https://t.me/lumsrc/5204</text:a>
</text:p>
      <!--NEWS-->
      <text:h text:style-name="P10" text:outline-level="1">
<text:span text:style-name="T4">
在玛丽卡（Maryinka）方向，俄罗斯军队炮击了顿涅茨克地区的Heorhiy Vika，Maryinka和Pobeda ...</text:span>
</text:h>
      <text:p text:style-name="P4">
作者: liveuamap (Language: en)</text:p>
      <text:p text:style-name="P4">
时间: 2023-06-27T-23:15:00</text:p>
      <text:p text:style-name="P4">
地点: Donets'ka oblast (Latitude:48.00968 Longtitude:37.5008)</text:p>
      <text:p text:style-name="P4">
视频: []</text:p>
      <text:p text:style-name="P4">
图片: []</text:p>
      <text:p text:style-name="P4">
标签: ["Russia"]</text:p>
      <text:p text:style-name="P4">
Id: 22572083</text:p>
      <!--METADATA-->
      <text:p text:style-name="P4">
在玛丽卡(Maryinka)方向，俄罗斯军队炮击了Heorhiyivka，Maryinka和Pobyedaof Donetsk地区。 俄罗斯航空在乌克兰武装部队的一般工作人员Krasnohorivka进行了空袭。</text:p>
      <text:p text:style-name="P4">
新闻集链接：<text:a xlink:type="simple" xlink:href="https：\/\/liveuamap.com \/en \/2023 \/27-6-june-at-maryinka-directionlection-russian-army-army-shelled-heorhiyivka" text:style-name="Internet_20_link" text:visited-style-name="Visited_20_Internet_20_Link">
https：\/\/liveuamap.com \/en \/2023 \/27-June-at-Maryinka-directionlection-russian-army-army shelled-heorhiyivka</text:a>
</text:p>
      <text:p text:style-name="P4">
News Source: <text:a xlink:type="simple" xlink:href="https://t.me/lumsrc/5205" text:style-name="Internet_20_link" text:visited-style-name="Visited_20_Internet_20_Link">
https://t.me/lumsrc/5205</text:a>
</text:p>
      <!--NEWS-->
      <text:h text:style-name="P10" text:outline-level="1">
<text:span text:style-name="T4">
在Shakhtarsk指令，俄罗斯军队炮击了Ilyinka，Paraskoveevka，Novomikhailivka，Vuhle ...</text:span>
</text:h>
      <text:p text:style-name="P4">
作者: liveuamap (Language: en)</text:p>
      <text:p text:style-name="P4">
时间: 2023-06-27T-25:15:00</text:p>
      <text:p text:style-name="P4">
地点: Velyka Novosilka (Latitude:47.77602 Longtitude:36.80592)</text:p>
      <text:p text:style-name="P4">
视频: []</text:p>
      <text:p text:style-name="P4">
图片: []</text:p>
      <text:p text:style-name="P4">
标签: ["Russia"]</text:p>
      <text:p text:style-name="P4">
Id: 22572082</text:p>
      <!--METADATA-->
      <text:p text:style-name="P4">
俄罗斯航空在Prechystivka，Blahodatne和Makarivka进行了空袭，乌克兰武装部队的总参谋部在早晨报告中说</text:p>
      <text:p text:style-name="P4">
新闻集链接：<text:a xlink:type="simple" xlink:href="https：\/\/liveuamap.com \/en \/2023 \/27-June-at-at-as-at-shakhtarske-directioncelectirection-russian-army-army-shelled-illinka" text:style-name="Internet_20_link" text:visited-style-name="Visited_20_Internet_20_Link">
https：\/\/liveuamap.com \/en \/2023 \/27-June-at-at-as-at-shakhtarske-directionlectiondirection-Russian-army-army-shelled-illinka</text:a>
</text:p>
      <text:p text:style-name="P4">
News Source: <text:a xlink:type="simple" xlink:href="https://t.me/lumsrc/5206" text:style-name="Internet_20_link" text:visited-style-name="Visited_20_Internet_20_Link">
https://t.me/lumsrc/5206</text:a>
</text:p>
      <!--NEWS-->
      <text:h text:style-name="P10" text:outline-level="1">
<text:span text:style-name="T4">
在Zaporizhzhia和Kherson的指示，俄罗斯军队炮击了Temyrivka，Novodarivka，Levadne，...</text:span>
</text:h>
      <text:p text:style-name="P4">
作者: liveuamap (Language: en)</text:p>
      <text:p text:style-name="P4">
时间: 2023-06-27T-27:15:00</text:p>
      <text:p text:style-name="P4">
地点: Kherson (Latitude:46.62905 Longtitude:32.73153)</text:p>
      <text:p text:style-name="P4">
视频: []</text:p>
      <text:p text:style-name="P4">
图片: []</text:p>
      <text:p text:style-name="P4">
标签: ["Russia"]</text:p>
      <text:p text:style-name="P4">
Id: 22572081</text:p>
      <!--METADATA-->
      <text:p text:style-name="P4">
At zaporizhzhzhia and kherson directions Russian army Shelled Temyrivka, Novodarivka, Levadne, Olhivske, Malynivka, Zaporizhzhya, Chervone, Huliapole, Huliapole Tokmachka, Orikhiv, Scherbaky, Pyatykhatky, Lobkove of Zaporizhzhia Region; Dnipropetrovsk地区的Nikopol； Dudchany, Olhivka, Respublikanets, Lvove, TyaHynka, Burhunka, Kachkarivka, Mykolayivka, Zmiyivka, Antonivka, NaddniprYANSKE, MOLODISKE Bilozerka, Berehove, Dniprovske, Romashkove and Charivne of Khersonregion and Ochakiv of Mykolaiv Region. 俄罗斯航空在主题报告中说</text:p>
      <text:p text:style-name="P4">
新闻集链接：(https：\/\/liveuamap.com \/en \/2023 \/27-June-at-at-zaporizhzhzhzhia-and-kherson-directions-directions-russian-army-army)</text:p>
      <text:p text:style-name="P4">
News Source: <text:a xlink:type="simple" xlink:href="https://t.me/lumsrc/5207" text:style-name="Internet_20_link" text:visited-style-name="Visited_20_Internet_20_Link">
https://t.me/lumsrc/5207</text:a>
</text:p>
      <!--NEWS-->
      <text:h text:style-name="P10" text:outline-level="1">
<text:span text:style-name="T4">
在受伤的克拉曼托克斯（Kramatorsk）中 - 三名外国人和一个孩子，仍然有瓦砾下的人</text:span>
</text:h>
      <text:p text:style-name="P4">
作者: Ukrinform (Person)</text:p>
      <text:p text:style-name="P4">
出版商: Укринформ (Organization)</text:p>
      <text:p text:style-name="P4">
出版时间: 2023-06-27T-2:07:00+03:00</text:p>
      <text:p text:style-name="P4">
修改时间: 2023-06-27T22:07:00+03:00</text:p>
      <text:p text:style-name="P4">
描述: 由于俄罗斯火箭在比萨店里的命中率，在克拉曼托克斯（Kramatorsk）中，受伤的人 - 三名外国人和一个孩子，在这个食品机构的废墟下仍然是人。  - 乌克林。</text:p>
      <text:p text:style-name="P4">
图片: ['<text:a xlink:type="simple" xlink:href="https://static.ukrinform.com/photos/2023_06/thumb_files/630_360_1687892764-893.jpg" text:style-name="Internet_20_link" text:visited-style-name="Visited_20_Internet_20_Link">
630_360_16878...</text:a>
']</text:p>
      <text:p text:style-name="P4">
标签: ['Краматорськ', 'Обстріл', 'Війна з Росією', 'Ракетний удар']</text:p>
      <text:p text:style-name="P4">
类型: Article</text:p>
      <!--METADATA-->
      <text:p text:style-name="P4">
<draw:frame draw:style-name="fr1" draw:name="Image36" text:anchor-type="as-char" svg:width="6.9236in" svg:height="3.956343in" draw:z-index="0">
<draw:image xlink:href="../Images/yкринформ/2023-06-27T-2-07-00-03-00/630_360_1687892764-893.jpg" xlink:type="simple" xlink:show="embed" xlink:actuate="onLoad" draw:mime-type="image/jpeg"/>
</draw:frame>
由于俄罗斯火箭在比萨饼中的命中率(三名前卫者和一个孩子)在该食品机构的瓦砾下仍然存在，因此乌克兰特斯克(Ukramatorsk)受伤。</text:p>
      <text:p text:style-name="P4">
根据乌克林福姆的说法，在电报中有关它<text:a xlink:type="simple" xlink:href="https://t.me/pavlokyrylenko_donoda/8507" text:style-name="Internet_20_link" text:visited-style-name="Visited_20_Internet_20_Link">
报告</text:a>
Donetsk地区行政部门负责人Pavel Kirilenko。</text:p>
      <text:p text:style-name="P4">
“由于Pokramatorsk Rocket中风，至少有2人被杀，18人受伤。 在受伤的人中 - 有1名儿童和3名外国人...根据初步信息，在比萨饼的废墟下仍然有人们 - 有一个救援行动。”</text:p>
      <text:p text:style-name="P4">
<text:span text:style-name="T4">
另请阅读：</text:span>
 <text:span text:style-name="T4">
 <text:a xlink:type="simple" xlink:href="https://www.ukrinform.ua/rubric-ato/3728524-raketnij-udar-po-kramatorsku-zaginuli-dvoe-osib-poraneni-22.html" text:style-name="Internet_20_link" text:visited-style-name="Visited_20_Internet_20_Link">
Rocket on Kramatorsk：两人被杀，受伤-22</text:a>
</text:span>
</text:p>
      <text:p text:style-name="P4">
他回忆说，今天大约20个小时的俄罗斯人袭击了这座城市，亲吻了私营部门和比萨店。</text:p>
      <text:p text:style-name="P4">
在现场，救援人员成立了一家运营总部，警察正在工作。</text:p>
      <text:p text:style-name="P4">
根据基里伦科(Kirilenko)的说法，所有受伤的人都接受了必要的医疗服务。许多房屋，商店，咖啡店和其他场所都受到损害。</text:p>
      <text:p text:style-name="P4">
“袭击的确切影响仍然必须建立。 这是平民的另一种有目的的方式，这是我们土地上俄罗斯人的另一种军事犯罪。 俄罗斯是一个恐怖分子!”  -   - 该地区负责人。</text:p>
      <text:p text:style-name="P4">
<text:span text:style-name="T4">
另请阅读：</text:span>
 <text:span text:style-name="T4">
 [在Kramatorsk俄罗斯火箭摧毁了该市的状态(https://www.ukrinform.ua/rubric-ato/3728508-u-kramatorsku-rosijska-raketa-zrujnuvala-zaklad-u-centri-mista.html)</text:span>
</text:p>
      <text:p text:style-name="P4">
正如乌克林福姆报道的那样，6月27日，俄罗斯人袭击了两个<text:span text:style-name="T4">
 <text:a xlink:type="simple" xlink:href="https://www.ukrinform.ua/tag-raketnij-udar" text:style-name="Internet_20_link" text:visited-style-name="Visited_20_Internet_20_Link">
火箭发射器</text:a>
</text:span>
在kramatorsk上。 第一个是市中心的食品建筑，第二个是村庄。 白色的。</text:p>
      <text:p text:style-name="P4">
News Source: <text:a xlink:type="simple" xlink:href="https://www.ukrinform.ua/rubric-ato/3728533-u-kramatorsku-sered-poranenih-tri-inozemci-ta-ditina-pid-zavalami-dosi-e-ludi.html" text:style-name="Internet_20_link" text:visited-style-name="Visited_20_Internet_20_Link">
https://www.ukrinform.ua/rubric-ato/3728533-u-kramatorsku-sered-poranenih-tri-inozemci-ta-ditina-pid-zavalami-dosi-e-ludi.html</text:a>
</text:p>
      <!--NEWS-->
      <text:h text:style-name="P10" text:outline-level="1">
<text:span text:style-name="T4">
乌克兰III欧洲奥运会的第34枚奖牌获胜</text:span>
</text:h>
      <text:p text:style-name="P4">
作者: Ukrinform (Person)</text:p>
      <text:p text:style-name="P4">
出版商: Укринформ (Organization)</text:p>
      <text:p text:style-name="P4">
出版时间: 2023-06-27T-3:01:00+03:00</text:p>
      <text:p text:style-name="P4">
修改时间: 2023-06-27T22:01:00+03:00</text:p>
      <text:p text:style-name="P4">
描述: 乌克兰国家队在克拉科夫（波兰）的III欧洲奥运会上获得了第34枚奖牌。  - 乌克林。</text:p>
      <text:p text:style-name="P4">
图片: ['<text:a xlink:type="simple" xlink:href="https://static.ukrinform.com/photos/2023_06/thumb_files/630_360_1687891734-402.jpg" text:style-name="Internet_20_link" text:visited-style-name="Visited_20_Internet_20_Link">
630_360_16878...</text:a>
']</text:p>
      <text:p text:style-name="P4">
标签: None</text:p>
      <text:p text:style-name="P4">
类型: Article</text:p>
      <!--METADATA-->
      <text:p text:style-name="P4">
<draw:frame draw:style-name="fr1" draw:name="Image37" text:anchor-type="as-char" svg:width="6.9236in" svg:height="3.956343in" draw:z-index="0">
<draw:image xlink:href="../Images/yкринформ/2023-06-27T-3-01-00-03-00/630_360_1687891734-402.jpg" xlink:type="simple" xlink:show="embed" xlink:actuate="onLoad" draw:mime-type="image/jpeg"/>
</draw:frame>
国家队在克拉科夫的III欧洲奥运会上赢得了第34枚奖牌(波兰).</text:p>
      <text:p text:style-name="P4">
Володаркою «срібла» в новому олімпійському виді спорту стала 27-річна АннаПономаренко, яка виступає на змаганнях під нікнеймом Stefani, передаєУкрінформ.</text:p>
      <text:p text:style-name="P4">
Матч за «золото» Stefani проводила проти 17-річної нідерландки India. На конубуло не лише звання чемпіонки Європейських ігор, але й ліцензія наОлімпіаду-2024 - її отримувала лише переможниця змагань.</text:p>
      <text:p text:style-name="P4">
Stefani програла усі три раунди India. Вона набрала лише два очки у першому,поступившись у двох наступних - 2:7, 0:9, 0:9. Таким чином, олімпійськуліцензію здобула нідерландська бі-гьорл.</text:p>
      <text:p text:style-name="P4">
Як інформує <text:a xlink:type="simple" xlink:href="https://suspilne.media/516851-ukrainka-stala-vicecempionkou-evropejskih-igor-z-brejkingu-ale-zupinilasa-u-kroci-vid-olimpijskoi-licenzii/" text:style-name="Internet_20_link" text:visited-style-name="Visited_20_Internet_20_Link">
 Суспільне Спорт </text:a>
，打破或闯入是一种舞蹈，它于1970年代在布朗克斯纽约区出生。 它结合了跳跃和杂技运动的元素，还需要伟大的运动能力。</text:p>
      <text:p text:style-name="P4">
News Source: <text:a xlink:type="simple" xlink:href="https://www.ukrinform.ua/rubric-sports/3728531-34tu-medal-na-evropejskih-igrah-ukraina-vigrala-u-brejkingu.html" text:style-name="Internet_20_link" text:visited-style-name="Visited_20_Internet_20_Link">
https://www.ukrinform.ua/rubric-sports/3728531-34tu-medal-na-evropejskih-igrah-ukraina-vigrala-u-brejkingu.html</text:a>
</text:p>
      <!--NEWS-->
      <text:h text:style-name="P10" text:outline-level="1">
<text:span text:style-name="T4">
白宫没有确认将俄罗斯核武器放在白俄罗斯</text:span>
</text:h>
      <text:p text:style-name="P4">
作者: Ukrinform (Person)</text:p>
      <text:p text:style-name="P4">
出版商: Укринформ (Organization)</text:p>
      <text:p text:style-name="P4">
出版时间: 2023-06-27T-4:00:00+03:00</text:p>
      <text:p text:style-name="P4">
修改时间: 2023-06-27T22:00:00+03:00</text:p>
      <text:p text:style-name="P4">
描述: 美国政府未正式确认有关涉嫌将俄罗斯联合会在白俄罗斯举行的核弹药的信息。  - 乌克林。</text:p>
      <text:p text:style-name="P4">
图片: ['<text:a xlink:type="simple" xlink:href="https://static.ukrinform.com/photos/2018_06/thumb_files/630_360_1528613516-2695.jpg" text:style-name="Internet_20_link" text:visited-style-name="Visited_20_Internet_20_Link">
630_360_15286...</text:a>
']</text:p>
      <text:p text:style-name="P4">
标签: ['Білорусь', 'Ядерна зброя', 'Білий дім', 'Війна з Росією']</text:p>
      <text:p text:style-name="P4">
类型: Article</text:p>
      <!--METADATA-->
      <text:p text:style-name="P4">
<draw:frame draw:style-name="fr1" draw:name="Image38" text:anchor-type="as-char" svg:width="6.9236in" svg:height="3.956343in" draw:z-index="0">
<draw:image xlink:href="../Images/yкринформ/2023-06-27T-4-00-00-03-00/630_360_1528613516-2695.jpg" xlink:type="simple" xlink:show="embed" xlink:actuate="onLoad" draw:mime-type="image/jpeg"/>
</draw:frame>
美国政府未正式确认有关据称在白俄罗斯俄罗斯联邦中核弹药地点的信息。</text:p>
      <text:p text:style-name="P4">
据《乌克林法》报道，乌克利林法官的记者报道，白宫奥利维亚多尔顿的官方代表在周二发表了评论，以回应对白俄罗斯独裁者Oleksandr Lukashenko关于俄罗斯联邦核武器的陈述的要求。</text:p>
      <text:p text:style-name="P4">
白宫代表说：“我无法确认这一点。”</text:p>
      <text:p text:style-name="P4">
<text:span text:style-name="T4">
另请阅读：</text:span>
 <text:a xlink:type="simple" xlink:href="https://www.ukrinform.ua/rubric-ato/3728079-ssa-vvazaut-so-putin-ne-gotovij-zastosuvati-adernu-zbrou-v-ukraini-ci-deinde.html" text:style-name="Internet_20_link" text:visited-style-name="Visited_20_Internet_20_Link">
美国认为普京还没有准备好使用<text:span text:style-name="T4">
核</text:span>
<text:span text:style-name="T4">
武器</text:span>
在乌克兰或某个地方</text:a>
如[Ukrinform]报道(https://www.ukrinform.ua/rubric-world/3728447-lukasenko-zaaviv-so-znacnu-castinu-rosijskoi-adernoi-zbroi-vze-zavezli-v-bilorus.html)自称为白俄罗斯·奥尔克斯兰德鲁卡申科(Belarus Oleksandrlukashenko)的总统周二发表了声明，强调，计划将俄罗斯核武器的很大一部分(计划被带到白俄罗斯)已经在共和国中。 他还说，武器是由俄罗斯人提供的。</text:p>
      <text:p text:style-name="P4">
News Source: <text:a xlink:type="simple" xlink:href="https://www.ukrinform.ua/rubric-world/3728534-bilij-dim-ne-pidtverdzue-rozmisenna-adernoi-zbroi-rf-v-bilorusi.html" text:style-name="Internet_20_link" text:visited-style-name="Visited_20_Internet_20_Link">
https://www.ukrinform.ua/rubric-world/3728534-bilij-dim-ne-pidtverdzue-rozmisenna-adernoi-zbroi-rf-v-bilorusi.html</text:a>
</text:p>
      <!--NEWS-->
      <text:h text:style-name="P10" text:outline-level="1">
<text:span text:style-name="T4">
在Kramatorsk中，火箭中风受害者的数量增加到三名，25人受伤</text:span>
</text:h>
      <text:p text:style-name="P4">
作者: Ukrinform (Person)</text:p>
      <text:p text:style-name="P4">
出版商: Укринформ (Organization)</text:p>
      <text:p text:style-name="P4">
出版时间: 2023-06-27T-6:58:00+03:00</text:p>
      <text:p text:style-name="P4">
修改时间: 2023-06-27T21:58:00+03:00</text:p>
      <text:p text:style-name="P4">
描述: 由于对Kramatorsk的火箭袭击，在顿涅茨克地区有三人被杀，其中25人，包括一个孩子，受伤。  - 乌克林。</text:p>
      <text:p text:style-name="P4">
图片: ['<text:a xlink:type="simple" xlink:href="https://static.ukrinform.com/photos/2023_06/thumb_files/630_360_1687892404-142.jpg" text:style-name="Internet_20_link" text:visited-style-name="Visited_20_Internet_20_Link">
630_360_16878...</text:a>
']</text:p>
      <text:p text:style-name="P4">
标签: ['Краматорськ', 'Війна з Росією', 'Ракетний удар']</text:p>
      <text:p text:style-name="P4">
类型: Article</text:p>
      <!--METADATA-->
      <text:p text:style-name="P4">
<draw:frame draw:style-name="fr1" draw:name="Image39" text:anchor-type="as-char" svg:width="6.9236in" svg:height="3.956343in" draw:z-index="0">
<draw:image xlink:href="../Images/yкринформ/2023-06-27T-6-58-00-03-00/630_360_1687892404-142.jpg" xlink:type="simple" xlink:show="embed" xlink:actuate="onLoad" draw:mime-type="image/jpeg"/>
</draw:frame>
在顿涅茨克地区的克拉默斯克(Kramatortsk)中，有三人被杀，其中25人受伤，其中包括一个孩子。</text:p>
      <text:p text:style-name="P4">
总统办公室Andriy Ermak在[电报]中报道了这一点(https://t.me/ermaka2022/3043)，报道乌克林福姆。</text:p>
      <text:p text:style-name="P4">
“在Kramatorsk，由于俄罗斯火箭袭击，现在有3名死去的平民。 另外，有25人受伤。 其中，二丁蛋白。”耶尔马克说。</text:p>
      <text:p text:style-name="P4">
据报道，[星期二晚上的俄罗斯军队在Kramatorsk和S. Bilenke上被火箭发射器击中。 这是给出的(https://www.ukrinform.ua/rubric-ato/3728508-u-kramatorsku-rosijska-raketa-zrujnuvala-zaklad-u-centri-mista.html)照片：Yermak/Telegram</text:p>
      <text:p text:style-name="P4">
News Source: <text:a xlink:type="simple" xlink:href="https://www.ukrinform.ua/rubric-ato/3728532-u-kramatorsku-kilkist-zertv-raketnogo-udaru-zrosla-do-troh-25-poranenih.html" text:style-name="Internet_20_link" text:visited-style-name="Visited_20_Internet_20_Link">
https://www.ukrinform.ua/rubric-ato/3728532-u-kramatorsku-kilkist-zertv-raketnogo-udaru-zrosla-do-troh-25-poranenih.html</text:a>
</text:p>
      <!--NEWS-->
      <text:h text:style-name="P10" text:outline-level="1">
<text:span text:style-name="T4">
Kramatorsk上的火箭中风：两人被杀，受伤-22</text:span>
</text:h>
      <text:p text:style-name="P4">
作者: Ukrinform (Person)</text:p>
      <text:p text:style-name="P4">
出版商: Укринформ (Organization)</text:p>
      <text:p text:style-name="P4">
出版时间: 2023-06-27T-7:29:00+03:00</text:p>
      <text:p text:style-name="P4">
修改时间: 2023-06-27T21:29:00+03:00</text:p>
      <text:p text:style-name="P4">
描述: 俄罗斯联邦在克拉马特斯克杀死了两人，其中22人受伤，其中包括一个孩子。  - 乌克林。</text:p>
      <text:p text:style-name="P4">
图片: ['<text:a xlink:type="simple" xlink:href="https://static.ukrinform.com/photos/2023_06/thumb_files/630_360_1687888441-728.jpg" text:style-name="Internet_20_link" text:visited-style-name="Visited_20_Internet_20_Link">
630_360_16878...</text:a>
']</text:p>
      <text:p text:style-name="P4">
标签: ['Краматорськ', 'МВС', 'Обстріл', 'Війна з Росією', 'Ракетний удар']</text:p>
      <text:p text:style-name="P4">
类型: Article</text:p>
      <!--METADATA-->
      <text:p text:style-name="P4">
<draw:frame draw:style-name="fr1" draw:name="Image40" text:anchor-type="as-char" svg:width="6.9236in" svg:height="3.956343in" draw:z-index="0">
<draw:image xlink:href="../Images/yкринформ/2023-06-27T-7-29-00-03-00/630_360_1687888441-728.jpg" xlink:type="simple" xlink:show="embed" xlink:actuate="onLoad" draw:mime-type="image/jpeg"/>
</draw:frame>
俄罗斯火箭联合会在克拉马特斯克(Kramatorsk)杀死了两人，在一个孩子中间受伤22人。</text:p>
      <text:p text:style-name="P4">
这是内政部长伊戈尔·克里姆伦科(Igor Klimenko)在[电报]中报道的。(https://t.me/Klymenko_MVS/68)，报道乌克林福姆。</text:p>
      <text:p text:style-name="P4">
“ Kramatorsk上的两次火箭触摸。 俄罗斯的目标是为人。 2人被杀。 22受伤，其中1个孩子。 损坏的食物建筑物和几个私人房屋。”他说。</text:p>
      <text:p text:style-name="P4">
<text:span text:style-name="T4">
另请阅读：</text:span>
 <text:a xlink:type="simple" xlink:href="https://www.ukrinform.ua/rubric-ato/3728231-u-kremencuku-prolunav-vibuh-zmi.html" text:style-name="Internet_20_link" text:visited-style-name="Visited_20_Internet_20_Link">
在Kremenchuk中听到爆炸</text:a>
当场解析，救援人员和警察工作正在进行中。</text:p>
      <text:p text:style-name="P4">
Klimenko补充说，根据可用信息，人们仍然可以。</text:p>
      <text:p text:style-name="P4">
据报道，<text:a xlink:type="simple" xlink:href="https://www.ukrinform.ua/rubric-ato/3728508-u-kramatorsku-rosijska-raketa-zrujnuvala-zaklad-u-centri-mista.html" text:style-name="Internet_20_link" text:visited-style-name="Visited_20_Internet_20_Link">
星期二晚上的俄罗斯军队被Kramatorsk和S. Bilenke的火箭发射器击中</text:a>
。</text:p>
      <text:p text:style-name="P4">
在6月27日俄罗斯 - 卡拉奎特(Russian -Caraquet)袭击的Kramatorsk的食品机构中，平民积累了大量。 顿涅茨克地区军事行政部门帕维尔·基里伦科(Pavel Kirilenko)负责人报道了这一点。</text:p>
      <text:p text:style-name="P4">
News Source: <text:a xlink:type="simple" xlink:href="https://www.ukrinform.ua/rubric-ato/3728524-raketnij-udar-po-kramatorsku-zaginuli-dvoe-osib-poraneni-22.html" text:style-name="Internet_20_link" text:visited-style-name="Visited_20_Internet_20_Link">
https://www.ukrinform.ua/rubric-ato/3728524-raketnij-udar-po-kramatorsku-zaginuli-dvoe-osib-poraneni-22.html</text:a>
</text:p>
      <!--NEWS-->
      <text:h text:style-name="P10" text:outline-level="1">
<text:span text:style-name="T4">
人权组织媒体人权倡议证实了16年的死亡...</text:span>
</text:h>
      <text:p text:style-name="P4">
作者: liveuamap (Language: en)</text:p>
      <text:p text:style-name="P4">
时间: 2023-06-27T03:39:00</text:p>
      <text:p text:style-name="P4">
地点: Berdians'k,Zaporiz'ka oblast (Latitude:46.75315 Longtitude:36.79665)</text:p>
      <text:p text:style-name="P4">
视频: []</text:p>
      <text:p text:style-name="P4">
图片: []</text:p>
      <text:p text:style-name="P4">
标签: []</text:p>
      <text:p text:style-name="P4">
Id: 22572057</text:p>
      <!--METADATA-->
      <text:p text:style-name="P4">
人权组织媒体人权倡议证实了16岁的青少年Tigran Ohannisyan和Nikita Khanganov Inberdyansk的统治。 他们被狙击手射击 - 第一个是在心脏中射击的，第二次是头部射击</text:p>
      <text:p text:style-name="P4">
新闻集链接：<text:a xlink:type="simple" xlink:href="https：\/\/liveuamap.com \/en \/2023 \/27-June-june-the-the-human-rights-organization-media initiative-for" text:style-name="Internet_20_link" text:visited-style-name="Visited_20_Internet_20_Link">
https：\/\/liveuamap.com \/en \/2023 \/27-June-june-the-the-the-human-rights-organization-media initiative-for</text:a>
</text:p>
      <text:p text:style-name="P4">
News Source: <text:a xlink:type="simple" xlink:href="https://t.me/babel/34585" text:style-name="Internet_20_link" text:visited-style-name="Visited_20_Internet_20_Link">
https://t.me/babel/34585</text:a>
</text:p>
      <!--NEWS-->
      <text:h text:style-name="P10" text:outline-level="1">
<text:span text:style-name="T4">
俄罗斯的FSB安全部门因武装叛变而删除刑事案件：国际信息</text:span>
</text:h>
      <text:p text:style-name="P4">
作者: liveuamap (Language: en)</text:p>
      <text:p text:style-name="P4">
时间: 2023-06-27T04:12:52</text:p>
      <text:p text:style-name="P4">
地点: Moskva, Moscow (Latitude:55.75465 Longtitude:37.6338)</text:p>
      <text:p text:style-name="P4">
视频: []</text:p>
      <text:p text:style-name="P4">
图片: []</text:p>
      <text:p text:style-name="P4">
标签: ["Russia", "Central and Eastern Europe"]</text:p>
      <text:p text:style-name="P4">
Id: 22572055</text:p>
      <!--METADATA-->
      <text:p text:style-name="P4">
俄罗斯的FSB安全部门因武装叛变而删除刑事案件：国际信息</text:p>
      <text:p text:style-name="P4">
新闻集链接：[https：\/\/liveuamap.com \/en \/2023 \/27-June-Russias-fsb-Security-Security-Service-Service-Drops-Criminal-Case]](https：\/\/liveuamap.com \/en \/2023 \/27-June-Russias-fsb-Security-Security-Security-Service-Drops-Criminal-Case-Case-Case-Case-Case-Case-Case-Case-Case-Case-Case)</text:p>
      <text:p text:style-name="P4">
News Source: <text:a xlink:type="simple" xlink:href="https://twitter.com/guyelster/status/1673604126905716736" text:style-name="Internet_20_link" text:visited-style-name="Visited_20_Internet_20_Link">
https://twitter.com/guyelster/status/1673604126905716736</text:a>
</text:p>
      <!--NEWS-->
      <text:h text:style-name="P10" text:outline-level="1">
<text:span text:style-name="T4">
正在进行准备将瓦格纳PMC的重型军事装备转移到...</text:span>
</text:h>
      <text:p text:style-name="P4">
作者: liveuamap (Language: en)</text:p>
      <text:p text:style-name="P4">
时间: 2023-06-27T04:15:24</text:p>
      <text:p text:style-name="P4">
地点: Moskva, Moscow (Latitude:55.72745 Longtitude:37.59071)</text:p>
      <text:p text:style-name="P4">
视频: []</text:p>
      <text:p text:style-name="P4">
图片: []</text:p>
      <text:p text:style-name="P4">
标签: ["Central and Eastern Europe", "Russia"]</text:p>
      <text:p text:style-name="P4">
Id: 22572056</text:p>
      <!--METADATA-->
      <text:p text:style-name="P4">
俄罗斯国防部表示，正在进行准备将瓦格纳PMC重型军事装备转移到武装部队的主动部队。</text:p>
      <text:p text:style-name="P4">
新闻集链接：<text:a xlink:type="simple" xlink:href="https：\/\/liveuamap.com \/en \/2023 \/27-june-prepreparations-are youse for-the-for-the-the-the-the-the-the-the-the-the-the-the-transfer" text:style-name="Internet_20_link" text:visited-style-name="Visited_20_Internet_20_Link">
https：\/\/liveuamap.com \/en \/2023 \/27-June-preparations-are-are und the-for-the-for-the-the-the-the-the-the-the-transfer the-transfer the-transfer</text:a>
</text:p>
      <text:p text:style-name="P4">
News Source: <text:a xlink:type="simple" xlink:href="https://t.me/rian_ru/207147" text:style-name="Internet_20_link" text:visited-style-name="Visited_20_Internet_20_Link">
https://t.me/rian_ru/207147</text:a>
</text:p>
      <!--NEWS-->
      <text:h text:style-name="P10" text:outline-level="1">
<text:span text:style-name="T4">
乌克兰国防军在Novodarivka取得了成功 -  Pryutne和Novodanylivka  -  Robotyne D ...</text:span>
</text:h>
      <text:p text:style-name="P4">
作者: liveuamap (Language: en)</text:p>
      <text:p text:style-name="P4">
时间: 2023-06-27T04:23:40</text:p>
      <text:p text:style-name="P4">
地点: Ukraine (Latitude:47.45642 Longtitude:35.82436)</text:p>
      <text:p text:style-name="P4">
视频: []</text:p>
      <text:p text:style-name="P4">
图片: []</text:p>
      <text:p text:style-name="P4">
标签: ["Europe", "Central and Eastern Europe"]</text:p>
      <text:p text:style-name="P4">
Id: 22572059</text:p>
      <!--METADATA-->
      <text:p text:style-name="P4">
乌克兰国防军在Novodarivka取得成功 -  Pryutne和Novodanylivka  -  Robotyne指示</text:p>
      <text:p text:style-name="P4">
新闻集链接：<text:a xlink:type="simple" xlink:href="https：\/\/liveuamap.com \/en \/2023 \/27-June-ukrainian-defense-forces-have-success-at-at-at-at-novodarivka" text:style-name="Internet_20_link" text:visited-style-name="Visited_20_Internet_20_Link">
https：\/\/liveuamap.com \/en \/2023 \/27-June-ukrainian-defense-deforces-success-success-uccess-at-at-Novodarivka</text:a>
</text:p>
      <text:p text:style-name="P4">
News Source: <text:a xlink:type="simple" xlink:href="https://www.facebook.com/GeneralStaff.ua/posts/pfbid0E1viWa7EPmSs8Pyx12nSZh9uYiWYBprz5aknVm6c4ccV5Lo8uPBGJ2AUVvRzMegal" text:style-name="Internet_20_link" text:visited-style-name="Visited_20_Internet_20_Link">
https://www.facebook.com/GeneralStaff.ua/posts/pfbid0E1viWa7EPmSs8Pyx12nSZh9uYiWYBprz5aknVm6c4ccV5Lo8uPBGJ2AUVvRzMegal</text:a>
</text:p>
      <!--NEWS-->
      <text:h text:style-name="P10" text:outline-level="1">
<text:span text:style-name="T4">
据报道，波尔塔瓦地区的克雷姆班克（Kremenchuk）</text:span>
</text:h>
      <text:p text:style-name="P4">
作者: liveuamap (Language: en)</text:p>
      <text:p text:style-name="P4">
时间: 2023-06-27T05:04:21</text:p>
      <text:p text:style-name="P4">
地点: Kremenchuk (Latitude:49.17564 Longtitude:33.49337)</text:p>
      <text:p text:style-name="P4">
视频: []</text:p>
      <text:p text:style-name="P4">
图片: []</text:p>
      <text:p text:style-name="P4">
标签: ["Europe", "Central and Eastern Europe"]</text:p>
      <text:p text:style-name="P4">
Id: 22572076</text:p>
      <!--METADATA-->
      <text:p text:style-name="P4">
据报道，波尔塔瓦地区的克雷姆班克(Kremenchuk)</text:p>
      <text:p text:style-name="P4">
新闻集链接：<text:a xlink:type="simple" xlink:href="https：\/\/liveuamap.com \/en \/2023 \/27-June-explosions in-kremenchuk of-poltava在" text:style-name="Internet_20_link" text:visited-style-name="Visited_20_Internet_20_Link">
https：\/\/liveuamap.com \/en \/2023 \/27-6-June-explosions in-kremenchuk of-poltava</text:a>
</text:p>
      <text:p text:style-name="P4">
News Source: <text:a xlink:type="simple" xlink:href="https://t.me/suspilnenews/22039" text:style-name="Internet_20_link" text:visited-style-name="Visited_20_Internet_20_Link">
https://t.me/suspilnenews/22039</text:a>
</text:p>
      <!--NEWS-->
      <text:h text:style-name="P10" text:outline-level="1">
<text:span text:style-name="T4">
在Sivershchyna和Slobozhanschyna的指示俄罗斯军队炮击了Chernihiv地区的Hirsk ...</text:span>
</text:h>
      <text:p text:style-name="P4">
作者: liveuamap (Language: en)</text:p>
      <text:p text:style-name="P4">
时间: 2023-06-27T05:15:00</text:p>
      <text:p text:style-name="P4">
地点: Vovchansk (Latitude:50.06155 Longtitude:37.72877)</text:p>
      <text:p text:style-name="P4">
视频: []</text:p>
      <text:p text:style-name="P4">
图片: []</text:p>
      <text:p text:style-name="P4">
标签: ["Russia"]</text:p>
      <text:p text:style-name="P4">
Id: 22572088</text:p>
      <!--METADATA-->
      <text:p text:style-name="P4">
在Sivershchyna和Slbozhanschyna的指示，俄罗斯军队炮击了Hirsk Ofchernihiv地区； Seredyna-Buda, Sorookyne, Korenok, Khodyne, Stukalivka, Yunakivka, Loknya of Sumy Region, ALSO UDY, CERVONA ZORYA, ODNOROBIVKA, VETERYA, VETERYYAKA Ha Lopan, Morokhovets, Lukyantsi, Izbytske, Pletenivka, OhirtsEve, Volokhivka, Budarky, Zemlyanky, Chuhunivka哈尔基夫地区的奥德拉德(Odradne) - 武装部队的总参谋部</text:p>
      <text:p text:style-name="P4">
新闻集链接：(https：\/\/liveuamap.com \/en \/2023 \/27-June-at-at-sivershchyna and-slobozhanschyna-directions-directions-Russian)</text:p>
      <text:p text:style-name="P4">
News Source: <text:a xlink:type="simple" xlink:href="https://t.me/lumsrc/5200" text:style-name="Internet_20_link" text:visited-style-name="Visited_20_Internet_20_Link">
https://t.me/lumsrc/5200</text:a>
</text:p>
      <!--NEWS-->
      <text:h text:style-name="P10" text:outline-level="1">
<text:span text:style-name="T4">
在Sumy中报道了爆炸</text:span>
</text:h>
      <text:p text:style-name="P4">
作者: liveuamap (Language: en)</text:p>
      <text:p text:style-name="P4">
时间: 2023-06-27T05:16:26</text:p>
      <text:p text:style-name="P4">
地点: Sumy,Sums'ka oblast (Latitude:50.92111 Longtitude:34.84657)</text:p>
      <text:p text:style-name="P4">
视频: []</text:p>
      <text:p text:style-name="P4">
图片: []</text:p>
      <text:p text:style-name="P4">
标签: ["Europe", "Central and Eastern Europe"]</text:p>
      <text:p text:style-name="P4">
Id: 22572079</text:p>
      <!--METADATA-->
      <text:p text:style-name="P4">
在Sumy中报道了爆炸</text:p>
      <text:p text:style-name="P4">
新闻集合链接：<text:a xlink:type="simple" xlink:href="https：\/\/liveuamap.com \/en \/2023 \/27-6-June-explosions in-sumy-nimmy" text:style-name="Internet_20_link" text:visited-style-name="Visited_20_Internet_20_Link">
https：\/\/liveuamap.com \/en \/2023 \/27-6-June-explosions the-nim-nimmy</text:a>
</text:p>
      <text:p text:style-name="P4">
News Source: <text:a xlink:type="simple" xlink:href="https://t.me/suspilnenews/22040" text:style-name="Internet_20_link" text:visited-style-name="Visited_20_Internet_20_Link">
https://t.me/suspilnenews/22040</text:a>
</text:p>
      <!--NEWS-->
      <text:h text:style-name="P10" text:outline-level="1">
<text:span text:style-name="T4">
俄罗斯部队在顿涅茨克和卢汉斯克地区采取进攻行动。 乌克兰军事...</text:span>
</text:h>
      <text:p text:style-name="P4">
作者: liveuamap (Language: en)</text:p>
      <text:p text:style-name="P4">
时间: 2023-06-27T05:20:27</text:p>
      <text:p text:style-name="P4">
地点: Marinka, Donetsk Oblast (Latitude:47.93889 Longtitude:37.49994)</text:p>
      <text:p text:style-name="P4">
视频: []</text:p>
      <text:p text:style-name="P4">
图片: []</text:p>
      <text:p text:style-name="P4">
标签: ["Russia"]</text:p>
      <text:p text:style-name="P4">
Id: 22572080</text:p>
      <!--METADATA-->
      <text:p text:style-name="P4">
俄罗斯军队在顿涅茨克和卢汉斯克地区进行进攻行动。乌克兰军队与俄罗斯近距离俄罗斯军队，伯达尼夫卡，玛丽卡斯克，玛丽卡， - 乌克兰武装部队的总参谋长在早晨的报告中说，</text:p>
      <text:p text:style-name="P4">
新闻集链接：<text:a xlink:type="simple" xlink:href="https：\/\/liveuamap.com \/en \/2023 \/27-6-June-Russian-Forces-docducting Indervision-In-Donetsk" text:style-name="Internet_20_link" text:visited-style-name="Visited_20_Internet_20_Link">
https：\/\/liveuamap.com \/en \/2023 \/27- 6月-June-russian-Forces-docducting-dockention-In-Donetsk</text:a>
</text:p>
      <text:p text:style-name="P4">
News Source: <text:a xlink:type="simple" xlink:href="https://t.me/lumsrc/5208" text:style-name="Internet_20_link" text:visited-style-name="Visited_20_Internet_20_Link">
https://t.me/lumsrc/5208</text:a>
</text:p>
      <!--NEWS-->
      <text:h text:style-name="P10" text:outline-level="1">
<text:span text:style-name="T4">
铁路在被占领的克里米亚的弗拉迪斯斯拉夫卡村附近被炸毁</text:span>
</text:h>
      <text:p text:style-name="P4">
作者: liveuamap (Language: en)</text:p>
      <text:p text:style-name="P4">
时间: 2023-06-27T05:59:39</text:p>
      <text:p text:style-name="P4">
地点: Crimea (Latitude:45.17889 Longtitude:35.3529)</text:p>
      <text:p text:style-name="P4">
视频: []</text:p>
      <text:p text:style-name="P4">
图片: ["<text:a xlink:type="simple" xlink:href="https://liveuamap.com/pics/2023/06/27/22572092_0.png" text:style-name="Internet_20_link" text:visited-style-name="Visited_20_Internet_20_Link">
22572092_0.png</text:a>
"]</text:p>
      <text:p text:style-name="P4">
标签: ["Europe", "Central and Eastern Europe"]</text:p>
      <text:p text:style-name="P4">
Id: 22572092</text:p>
      <!--METADATA-->
      <text:p text:style-name="P4">
铁路在被占领的克里米亚的弗拉迪斯斯拉夫卡村附近被炸毁</text:p>
      <text:p text:style-name="P4">
<draw:frame draw:style-name="fr1" draw:name="Image41" text:anchor-type="as-char" svg:width="6.9236in" svg:height="7.977191in" draw:z-index="0">
<draw:image xlink:href="../Images/liveuamap/2023-06-27T05-59-39/22572092_0.png" xlink:type="simple" xlink:show="embed" xlink:actuate="onLoad" draw:mime-type="image/png"/>
</draw:frame>
新闻集链接：<text:a xlink:type="simple" xlink:href="https：\/\/liveuamap.com \/en \/2023 \/27-June-railway-was-was blown-near-vladyslavka-village-in" text:style-name="Internet_20_link" text:visited-style-name="Visited_20_Internet_20_Link">
https：\/\/liveuamap.com \/en \/2023 \/27-6-June-railway-was-was blown-near-vladyslavivka-village-in</text:a>
</text:p>
      <text:p text:style-name="P4">
News Source: <text:a xlink:type="simple" xlink:href="https://twitter.com/CrimeaUA1/status/1673631566357233664" text:style-name="Internet_20_link" text:visited-style-name="Visited_20_Internet_20_Link">
https://twitter.com/CrimeaUA1/status/1673631566357233664</text:a>
</text:p>
      <!--NEWS-->
      <text:h text:style-name="P10" text:outline-level="1">
<text:span text:style-name="T4">
俄罗斯KH-22导弹袭击了Poltava地区Kremenchuk地区的农村财产，报道...</text:span>
</text:h>
      <text:p text:style-name="P4">
作者: liveuamap (Language: en)</text:p>
      <text:p text:style-name="P4">
时间: 2023-06-27T06:07:51</text:p>
      <text:p text:style-name="P4">
地点: Kremenchuk,Poltavs'ka oblast (Latitude:49.12122 Longtitude:33.41228)</text:p>
      <text:p text:style-name="P4">
视频: []</text:p>
      <text:p text:style-name="P4">
图片: []</text:p>
      <text:p text:style-name="P4">
标签: ["Europe", "Central and Eastern Europe"]</text:p>
      <text:p text:style-name="P4">
Id: 22572093</text:p>
      <!--METADATA-->
      <text:p text:style-name="P4">
俄罗斯KH-22导弹袭击了波尔塔瓦雷奇克里姆班克区的农村财产，据报道没有人员伤亡</text:p>
      <text:p text:style-name="P4">
新闻集链接：<text:a xlink:type="simple" xlink:href="https：\/\/liveuamap.com \/en \/2023 \/27-6-June-russian-kh22-missiles-missiles-hit-hit thit trural thrural-rural-in-kremenchuk" text:style-name="Internet_20_link" text:visited-style-name="Visited_20_Internet_20_Link">
https：\/\/liveuamap.com \/en \/2023 \/27-June-Russian-kh22-Missiles-Missiles-hit-hit-int-in-kremenchuk</text:a>
</text:p>
      <text:p text:style-name="P4">
News Source: <text:a xlink:type="simple" xlink:href="https://t.me/suspilnenews/22041" text:style-name="Internet_20_link" text:visited-style-name="Visited_20_Internet_20_Link">
https://t.me/suspilnenews/22041</text:a>
</text:p>
      <!--NEWS-->
      <text:h text:style-name="P10" text:outline-level="1">
<text:span text:style-name="T4">
国民警卫队的负责人佐洛托夫（Zolotov）并不排除西方情报机构...</text:span>
</text:h>
      <text:p text:style-name="P4">
作者: liveuamap (Language: en)</text:p>
      <text:p text:style-name="P4">
时间: 2023-06-27T06:26:54</text:p>
      <text:p text:style-name="P4">
地点: Moskva, Moscow (Latitude:55.75033 Longtitude:37.61721)</text:p>
      <text:p text:style-name="P4">
视频: []</text:p>
      <text:p text:style-name="P4">
图片: []</text:p>
      <text:p text:style-name="P4">
标签: ["Central and Eastern Europe", "Russia"]</text:p>
      <text:p text:style-name="P4">
Id: 22572097</text:p>
      <!--METADATA-->
      <text:p text:style-name="P4">
国民警卫队的负责人佐洛托夫(Zolotov)并不排除Westernintelligence机构正在企图叛乱的努力 - 受西方启发的叛乱分子，并叠加在Prigozhin的野心上</text:p>
      <text:p text:style-name="P4">
新闻集链接：<text:a xlink:type="simple" xlink:href="https：\/\/liveuamap.com \/en \/2023 \/27-june-june-the-the-the-national-guard-zolotov-did-not-not-not-not-not-not-rule" text:style-name="Internet_20_link" text:visited-style-name="Visited_20_Internet_20_Link">
https：\/\/liveuamap.com \/en \/2023 \/27-June-june-the-the-head-of-national-guard-Zolotov-did-not-not-rule</text:a>
</text:p>
      <text:p text:style-name="P4">
News Source: <text:a xlink:type="simple" xlink:href="https://t.me/rian_ru/207182" text:style-name="Internet_20_link" text:visited-style-name="Visited_20_Internet_20_Link">
https://t.me/rian_ru/207182</text:a>
</text:p>
      <!--NEWS-->
      <text:h text:style-name="P10" text:outline-level="1">
<text:span text:style-name="T4">
爆炸性弹药轰炸后，赫尔森附近的大火</text:span>
</text:h>
      <text:p text:style-name="P4">
作者: liveuamap (Language: en)</text:p>
      <text:p text:style-name="P4">
时间: 2023-06-27T07:52:39</text:p>
      <text:p text:style-name="P4">
地点: Kherson (Latitude:46.65318 Longtitude:32.6826)</text:p>
      <text:p text:style-name="P4">
视频: []</text:p>
      <text:p text:style-name="P4">
图片: ["<text:a xlink:type="simple" xlink:href="https://liveuamap.com/pics/2023/06/27/22572107_0.jpg" text:style-name="Internet_20_link" text:visited-style-name="Visited_20_Internet_20_Link">
22572107_0.jpg</text:a>
"]</text:p>
      <text:p text:style-name="P4">
标签: ["Europe", "Central and Eastern Europe"]</text:p>
      <text:p text:style-name="P4">
Id: 22572107</text:p>
      <!--METADATA-->
      <text:p text:style-name="P4">
爆炸性弹药轰炸后，赫尔森附近的大火</text:p>
      <text:p text:style-name="P4">
<draw:frame draw:style-name="fr1" draw:name="Image42" text:anchor-type="as-char" svg:width="6.9236in" svg:height="4.402256in" draw:z-index="0">
<draw:image xlink:href="../Images/liveuamap/2023-06-27T07-52-39/22572107_0.jpg" xlink:type="simple" xlink:show="embed" xlink:actuate="onLoad" draw:mime-type="image/jpeg"/>
</draw:frame>
新闻集链接：<text:a xlink:type="simple" xlink:href="https：\/\/liveuamap.com \/en \/2023 \/27-6-June-fire-near-kherson-kherson-ter-bombardment-with-incendiary" text:style-name="Internet_20_link" text:visited-style-name="Visited_20_Internet_20_Link">
https：\/\/liveuamap.com \/en \/2023 \/27-6-June-fire-near-kherson-kherson-kherson-befter-bofter-bombardment-with-incendiary</text:a>
</text:p>
      <text:p text:style-name="P4">
News Source: <text:a xlink:type="simple" xlink:href="https://twitter.com/_kava24_02_22/status/1673660112349589508" text:style-name="Internet_20_link" text:visited-style-name="Visited_20_Internet_20_Link">
https://twitter.com/_kava24_02_22/status/1673660112349589508</text:a>
</text:p>
      <!--NEWS-->
      <text:h text:style-name="P10" text:outline-level="1">
<text:span text:style-name="T4">
普京在与军队的会议上进行叛变：不清楚该国会发生什么...</text:span>
</text:h>
      <text:p text:style-name="P4">
作者: liveuamap (Language: en)</text:p>
      <text:p text:style-name="P4">
时间: 2023-06-27T08:08:02</text:p>
      <text:p text:style-name="P4">
地点: Moskva, Moscow (Latitude:55.75041 Longtitude:37.61778)</text:p>
      <text:p text:style-name="P4">
视频: []</text:p>
      <text:p text:style-name="P4">
图片: []</text:p>
      <text:p text:style-name="P4">
标签: ["Central and Eastern Europe", "Russia"]</text:p>
      <text:p text:style-name="P4">
Id: 22572114</text:p>
      <!--METADATA-->
      <text:p text:style-name="P4">
普京在与军队的会议上进行叛变：不清楚该国会发生什么，但所有战斗成就都将丢失(乌克兰捕获的一切都将丢失)新闻集链接：<text:a xlink:type="simple" xlink:href="https：\/\/liveuamap.com \/en \/2023 \/27-june-putin-at the-the-the-the-with-the-the-the-military-on-mutiny" text:style-name="Internet_20_link" text:visited-style-name="Visited_20_Internet_20_Link">
https：\/\/liveuamap.com \/en \/2023 \/27-June-june-putin-at-the-the-the-the-the-the-with-with-with-with-with-with-the-military-on-mutiny</text:a>
</text:p>
      <text:p text:style-name="P4">
News Source: <text:a xlink:type="simple" xlink:href="https://t.me/bbbreaking/159144" text:style-name="Internet_20_link" text:visited-style-name="Visited_20_Internet_20_Link">
https://t.me/bbbreaking/159144</text:a>
</text:p>
      <!--NEWS-->
      <text:h text:style-name="P10" text:outline-level="1">
<text:span text:style-name="T4">
普京：俄罗斯州花了863亿卢布来资助瓦格纳PMC（约10亿欧元）b ...</text:span>
</text:h>
      <text:p text:style-name="P4">
作者: liveuamap (Language: en)</text:p>
      <text:p text:style-name="P4">
时间: 2023-06-27T08:09:45</text:p>
      <text:p text:style-name="P4">
地点: Moskva, Moscow (Latitude:55.75036 Longtitude:37.61788)</text:p>
      <text:p text:style-name="P4">
视频: []</text:p>
      <text:p text:style-name="P4">
图片: []</text:p>
      <text:p text:style-name="P4">
标签: ["Russia", "Weapons"]</text:p>
      <text:p text:style-name="P4">
Id: 22572115</text:p>
      <!--METADATA-->
      <text:p text:style-name="P4">
普京：俄罗斯州花了863亿卢布来资助瓦格纳PMC(约10亿欧元)在2022年5月至2023年5月之间</text:p>
      <text:p text:style-name="P4">
新闻集链接：<text:a xlink:type="simple" xlink:href="https：\/\/liveuamap.com \/en \/2023 \/27-6-June-putin-Russian-Spate-Spent-863亿美元 - 亿美元" text:style-name="Internet_20_link" text:visited-style-name="Visited_20_Internet_20_Link">
https：\/\/liveuamap.com \/en \/2023 \/27-June-Putin-Russian-State-Spent-spent-863亿美元的公共公共场所</text:a>
</text:p>
      <text:p text:style-name="P4">
News Source: <text:a xlink:type="simple" xlink:href="https://t.me/interfaxonline/33561" text:style-name="Internet_20_link" text:visited-style-name="Visited_20_Internet_20_Link">
https://t.me/interfaxonline/33561</text:a>
</text:p>
      <!--NEWS-->
      <text:h text:style-name="P10" text:outline-level="1">
<text:span text:style-name="T4">
Prigozhin的Concord赢得了800亿卢布，去年为军方提供食物...</text:span>
</text:h>
      <text:p text:style-name="P4">
作者: liveuamap (Language: en)</text:p>
      <text:p text:style-name="P4">
时间: 2023-06-27T08:12:22</text:p>
      <text:p text:style-name="P4">
地点: Moskva, Moscow (Latitude:55.75033 Longtitude:37.61777)</text:p>
      <text:p text:style-name="P4">
视频: []</text:p>
      <text:p text:style-name="P4">
图片: []</text:p>
      <text:p text:style-name="P4">
标签: ["Russia", "Weapons"]</text:p>
      <text:p text:style-name="P4">
Id: 22572116</text:p>
      <!--METADATA-->
      <text:p text:style-name="P4">
Prigozhin的Concord赢得了800亿卢布，去年为军事提供食物 - 普京</text:p>
      <text:p text:style-name="P4">
新闻集链接：<text:a xlink:type="simple" xlink:href="https：\/\/liveuamap.com \/en \/2023 \/27-June-june-prigozhins-concord-concord-arearned-80亿卢比，供应" text:style-name="Internet_20_link" text:visited-style-name="Visited_20_Internet_20_Link">
https：\/\/liveuamap.com \/en \/2023 \/27-June-june-prigozhins-concord-arearned-80亿张供应</text:a>
</text:p>
      <text:p text:style-name="P4">
News Source: <text:a xlink:type="simple" xlink:href="https://t.me/bbbreaking/159146" text:style-name="Internet_20_link" text:visited-style-name="Visited_20_Internet_20_Link">
https://t.me/bbbreaking/159146</text:a>
</text:p>
      <!--NEWS-->
      <text:h text:style-name="P10" text:outline-level="1">
<text:span text:style-name="T4">
卡德罗夫（Kadyrov</text:span>
</text:h>
      <text:p text:style-name="P4">
作者: liveuamap (Language: en)</text:p>
      <text:p text:style-name="P4">
时间: 2023-06-27T08:30:41</text:p>
      <text:p text:style-name="P4">
地点: Kharkiv Oblast (Latitude:50.32837 Longtitude:36.35788)</text:p>
      <text:p text:style-name="P4">
视频: []</text:p>
      <text:p text:style-name="P4">
图片: []</text:p>
      <text:p text:style-name="P4">
标签: ["Russia", "Central and Eastern Europe"]</text:p>
      <text:p text:style-name="P4">
Id: 22572118</text:p>
      <!--METADATA-->
      <text:p text:style-name="P4">
卡德罗夫(Kadyrov</text:p>
      <text:p text:style-name="P4">
新闻集链接：<text:a xlink:type="simple" xlink:href="https：\/\/liveuamap.com \/en \/2023 \/27-June-kadyrov-caim-caims-cloiling-ukrainian-saboteurs-antempt" text:style-name="Internet_20_link" text:visited-style-name="Visited_20_Internet_20_Link">
https：\/\/liveuamap.com \/en \/2023 \/27-June-june-kadyrov-claims-clains-infoiles-infoiling-ukrainian-saboteurs-antempt</text:a>
</text:p>
      <text:p text:style-name="P4">
News Source: <text:a xlink:type="simple" xlink:href="https://t.me/bbbreaking/159151" text:style-name="Internet_20_link" text:visited-style-name="Visited_20_Internet_20_Link">
https://t.me/bbbreaking/159151</text:a>
</text:p>
      <!--NEWS-->
      <text:h text:style-name="P10" text:outline-level="1">
<text:span text:style-name="T4">
报道发射引导炸弹后，赫尔森的爆炸声可听见</text:span>
</text:h>
      <text:p text:style-name="P4">
作者: liveuamap (Language: en)</text:p>
      <text:p text:style-name="P4">
时间: 2023-06-27T08:42:43</text:p>
      <text:p text:style-name="P4">
地点: Kherson (Latitude:46.63771 Longtitude:32.65198)</text:p>
      <text:p text:style-name="P4">
视频: []</text:p>
      <text:p text:style-name="P4">
图片: []</text:p>
      <text:p text:style-name="P4">
标签: ["Europe", "Central and Eastern Europe"]</text:p>
      <text:p text:style-name="P4">
Id: 22572119</text:p>
      <!--METADATA-->
      <text:p text:style-name="P4">
报道发射引导炸弹后，赫尔森的爆炸声可听见</text:p>
      <text:p text:style-name="P4">
新闻集合链接：<text:a xlink:type="simple" xlink:href="https：\/\/liveuamap.com \/en \/2023 \/27-June-explosions-in-kherson-in-kherson-kherson-ferter-ferport-forported-launch" text:style-name="Internet_20_link" text:visited-style-name="Visited_20_Internet_20_Link">
https：\/\/liveuamap.com \/en \/2023 \/27-June-explosions-odible in-kherson-kherson-kherson-ferter-ferter-efter-forported-launch</text:a>
</text:p>
      <text:p text:style-name="P4">
News Source: <text:a xlink:type="simple" xlink:href="https://t.me/c/1206076820/42239" text:style-name="Internet_20_link" text:visited-style-name="Visited_20_Internet_20_Link">
https://t.me/c/1206076820/42239</text:a>
</text:p>
      <!--NEWS-->
      <text:h text:style-name="P10" text:outline-level="1">
<text:span text:style-name="T4">
1人丧生，6人因在Zaporizhzhia地区的Orikhiv镇炮击而受伤</text:span>
</text:h>
      <text:p text:style-name="P4">
作者: liveuamap (Language: en)</text:p>
      <text:p text:style-name="P4">
时间: 2023-06-27T09:01:57</text:p>
      <text:p text:style-name="P4">
地点: Ukraine (Latitude:47.56286 Longtitude:35.7859)</text:p>
      <text:p text:style-name="P4">
视频: []</text:p>
      <text:p text:style-name="P4">
图片: []</text:p>
      <text:p text:style-name="P4">
标签: ["Europe", "Central and Eastern Europe"]</text:p>
      <text:p text:style-name="P4">
Id: 22572121</text:p>
      <!--METADATA-->
      <text:p text:style-name="P4">
1人丧生，6人因炮弹在Zaporizhzhia地区炮击而受伤</text:p>
      <text:p text:style-name="P4">
新闻集链接：<text:a xlink:type="simple" xlink:href="https:\/\/liveuamap.com\/en\/2023\/27-june-1-person-killed-6-person-wounded-as-result-of-shelling" text:style-name="Internet_20_link" text:visited-style-name="Visited_20_Internet_20_Link">
https：\/\/liveuamap.com \/en \/2023 \/27-June-1-pers-killed-6-pers-6-person-ser-wounded-as-as-as-As-Result-As-Result shelling</text:a>
</text:p>
      <text:p text:style-name="P4">
News Source: <text:a xlink:type="simple" xlink:href="https://t.me/info_zp/39453" text:style-name="Internet_20_link" text:visited-style-name="Visited_20_Internet_20_Link">
https://t.me/info_zp/39453</text:a>
</text:p>
      <!--NEWS-->
      <text:h text:style-name="P10" text:outline-level="1">
<text:span text:style-name="T4">
失踪人员的家庭可以免费获得法律建议</text:span>
</text:h>
      <text:p text:style-name="P4">
作者: ['АРМІЯINFORM']</text:p>
      <text:p text:style-name="P4">
时间: 2023-06-27T0:00:00-04:00</text:p>
      <text:p text:style-name="P4">
描述: 关于Rintegrazi Timchasovo Okulovani Teritors的谷物谷物...与乌克兰2022年的战争，与乌克兰的最新新闻，《今日与乌克兰的新闻》，今天与乌克兰的新闻战争，今天上次与乌克兰的新闻战争，乌克兰和俄罗斯之间的战争将发生，乌克兰和俄罗斯之间以及何时，当时，当时，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4/znykli-bezvisty.jpg" text:style-name="Internet_20_link" text:visited-style-name="Visited_20_Internet_20_Link">
znykli-bezvisty.jpg</text:a>
']</text:p>
      <text:p text:style-name="P4">
标签: ['АГРЕСІЯ РФ', 'ВІЙНА', 'МІНРЕІНТЕГРАЦІЇ']</text:p>
      <text:p text:style-name="P4">
类别: News</text:p>
      <!--METADATA-->
      <text:p text:style-name="P4">
<draw:frame draw:style-name="fr1" draw:name="Image43" text:anchor-type="as-char" svg:width="6.9236in" svg:height="4.288165in" draw:z-index="0">
<draw:image xlink:href="../Images/AРМІЯINFORM/2023-06-27T0-00-00-04-00/znykli-bezvisty.jpg" xlink:type="simple" xlink:show="embed" xlink:actuate="onLoad" draw:mime-type="image/jpeg"/>
</draw:frame>
关于它<text:a xlink:type="simple" xlink:href="https://www.facebook.com/MReintegration/posts/pfbid032924XBD37AkNZgBe5sfsDmNs4AdXmKxZewDZMMDFXr7evZjroFyGZFuXwwd4nwcl" text:style-name="Internet_20_link" text:visited-style-name="Visited_20_Internet_20_Link">
报告</text:a>
乌克兰暂时占领领土的重新融入部。</text:p>
      <text:p text:style-name="P4">
“在特殊情况下失踪人员的专员办公室已经启动了一条额外的热线。 在家庭的热线上，提供与律师的磋商，可以回答主题问题，并建议获得社会保证和现金支付。 要获得免费的法律建议，您可以致电：(066)053-11-39。 热线将在星期五从09:00到18:00工作，”消息写道。</text:p>
      <text:p text:style-name="P4">
News Source: <text:a xlink:type="simple" xlink:href="https://armyinform.com.ua/2023/06/27/rodyny-znyklyh-bezvisty-mozhut-otrymaty-bezkoshtovnu-yurydychnu-konsultacziyu/" text:style-name="Internet_20_link" text:visited-style-name="Visited_20_Internet_20_Link">
https://armyinform.com.ua/2023/06/27/rodyny-znyklyh-bezvisty-mozhut-otrymaty-bezkoshtovnu-yurydychnu-konsultacziyu/</text:a>
</text:p>
      <!--NEWS-->
      <text:h text:style-name="P10" text:outline-level="1">
<text:span text:style-name="T4">
波罗的海国家敦促北约通过白俄罗斯的Wagnets加强东部边界</text:span>
</text:h>
      <text:p text:style-name="P4">
作者: Ukrinform (Person)</text:p>
      <text:p text:style-name="P4">
出版商: Укринформ (Organization)</text:p>
      <text:p text:style-name="P4">
出版时间: 2023-06-27T0:15:00+03:00</text:p>
      <text:p text:style-name="P4">
修改时间: 2023-06-27T22:15:00+03:00</text:p>
      <text:p text:style-name="P4">
描述: 鉴于瓦格纳·佩克（Wagner Pec）向白俄罗斯（Belarus）运动，拉脱维亚和立陶宛周二被要求在北约加强东部边界。  - 乌克林。</text:p>
      <text:p text:style-name="P4">
图片: ['<text:a xlink:type="simple" xlink:href="https://static.ukrinform.com/photos/2021_10/thumb_files/630_360_1635440252-931.jpg" text:style-name="Internet_20_link" text:visited-style-name="Visited_20_Internet_20_Link">
630_360_16354...</text:a>
']</text:p>
      <text:p text:style-name="P4">
标签: ['Білорусь', 'Латвія', 'Литва', 'НАТО', 'ПВК "Вагнера"', 'Війна з Росією']</text:p>
      <text:p text:style-name="P4">
类型: Article</text:p>
      <!--METADATA-->
      <text:p text:style-name="P4">
<draw:frame draw:style-name="fr1" draw:name="Image44" text:anchor-type="as-char" svg:width="6.9236in" svg:height="3.956343in" draw:z-index="0">
<draw:image xlink:href="../Images/yкринформ/2023-06-27T0-15-00-03-00/630_360_1635440252-931.jpg" xlink:type="simple" xlink:show="embed" xlink:actuate="onLoad" draw:mime-type="image/jpeg"/>
</draw:frame>
周二，鉴于瓦格纳·佩奇(Wagner Pec)与白俄罗斯(Belarus)的相互作用，拉脱维亚被敦促北约加强东部边界。</text:p>
      <text:p text:style-name="P4">
关于它报告<text:a xlink:type="simple" xlink:href="https://www.reuters.com/world/europe/baltic-states-call-nato-increase-security-with-wagner-belarus-2023-06-27/" text:style-name="Internet_20_link" text:visited-style-name="Visited_20_Internet_20_Link">
路透</text:a>
乌克林福姆报道，意识到两国外交部的声明。</text:p>
      <text:p text:style-name="P4">
拉脱维亚外交部长埃德加斯林基维奇(Edgarsrinkevich)说：“需要从安全的另一个角度来评估这一步骤。我们已经看到了这些雇佣军的机会。”</text:p>
      <text:p text:style-name="P4">
<text:span text:style-name="T4">
另请阅读：</text:span>
 <text:span text:style-name="T4">
 <text:a xlink:type="simple" xlink:href="https://www.ukrinform.ua/rubric-world/3728520-u-ssa-anonsuvali-novi-kroki-sodo-pvk-vagner-cogo-tizna.html" text:style-name="Internet_20_link" text:visited-style-name="Visited_20_Internet_20_Link">
在美国宣布了本周瓦格纳PEC的新步骤</text:a>
</text:span>
</text:p>
      <text:p text:style-name="P4">
据他说，瓦格纳到白俄罗斯的到来应在北约的情境炎以及我们在辩护中进行的所有讨论，遏制缺乏经验的解决方案以加强东部侧面的安全性。”</text:p>
      <text:p text:style-name="P4">
立陶宛外交部长加布里埃勒斯·兰斯贝吉斯(Gabrielus Landsbergis)表示，瓦格纳(Wagner)搬到莫斯科(Moscow)，每天克服数百公里，表明有必要加强对波罗的海国家的防御。</text:p>
      <text:p text:style-name="P4">
<text:span text:style-name="T4">
另请阅读：</text:span>
 <text:span text:style-name="T4">
 [duda组成(https://www.ukrinform.ua/rubric-world/3728453-duda-vvazae-peremisenna-pvk-vagner-do-bilorusi-duze-negativnim-signalom.html)</text:span>
</text:p>
      <text:p text:style-name="P4">
他强调，这创造了“该地区更加不稳定，不可预测的环境”。</text:p>
      <text:p text:style-name="P4">
立陶宛部长说：“我们必须非常重视对波罗的海地区的辩护。”</text:p>
      <text:p text:style-name="P4">
据报道，领导者<text:span text:style-name="T4">
 <text:a xlink:type="simple" xlink:href="https://www.ukrinform.ua/tag-pvk-vagnera" text:style-name="Internet_20_link" text:visited-style-name="Visited_20_Internet_20_Link">
PVC“ Wagner”</text:a>
</text:span>
 Yevgeny Prigogin宣布了Demarsh反对俄罗斯军事领导人，特别是反对俄罗斯联邦Sergei Shoig的国防部长。</text:p>
      <text:p text:style-name="P4">
<text:span text:style-name="T4">
另请阅读：</text:span>
 <text:span text:style-name="T4">
 <text:a xlink:type="simple" xlink:href="https://www.ukrinform.ua/rubric-world/3728526-lukasenko-prihistiv-prigozina-v-interesah-kremla-derzdep.html" text:style-name="Internet_20_link" text:visited-style-name="Visited_20_Internet_20_Link">
lukashenko HID HID PRIGOGINE为了克里姆林宫 - 州立部门的利益</text:a>
</text:span>
</text:p>
      <text:p text:style-name="P4">
Oleksandr Lukashenko与Prigogin进行了谈判，此后，他说该小组返回了野外营地。</text:p>
      <text:p text:style-name="P4">
6月26日，俄罗斯总统沃迪米尔·普京(Volodymyr Putin)呼吁俄罗斯联邦俄罗斯总统与俄罗斯联邦国防部或其他权力器官签订合同，返回亲戚或“去白俄罗斯”。</text:p>
      <text:p text:style-name="P4">
News Source: <text:a xlink:type="simple" xlink:href="https://www.ukrinform.ua/rubric-world/3728528-kraini-baltii-zaklikaut-nato-posiliti-shidni-kordoni-cerez-vagnerivciv-u-bilorusi.html" text:style-name="Internet_20_link" text:visited-style-name="Visited_20_Internet_20_Link">
https://www.ukrinform.ua/rubric-world/3728528-kraini-baltii-zaklikaut-nato-posiliti-shidni-kordoni-cerez-vagnerivciv-u-bilorusi.html</text:a>
</text:p>
      <!--NEWS-->
      <text:h text:style-name="P10" text:outline-level="1">
<text:span text:style-name="T4">
占领者的妻子告诉他继续动员和扩展动员的原因</text:span>
</text:h>
      <text:p text:style-name="P4">
作者: ['АРМІЯINFORM']</text:p>
      <text:p text:style-name="P4">
时间: 2023-06-27T10:00:00-04:00</text:p>
      <text:p text:style-name="P4">
描述: https://youtu.be/arhkudqqcccc6o介绍了谷物大师谅解备忘录。 罗西基（Rosiyki）的小队...与乌克兰2022年的战争，今天与乌克兰的最新新闻，今天与乌克兰2022年的新闻战争，乌克兰和俄罗斯之间的战争以及2022年与乌克兰的战争将在，将在不久的将来与乌克兰发动战争，这是与乌克兰的战争，今天的乌克兰新闻，乌克兰的新闻，乌克兰媒体在俄罗斯</text:p>
      <text:p text:style-name="P4">
图片: []</text:p>
      <text:p text:style-name="P4">
标签: ['STOPRUSSIA', 'АГРЕСІЯ РФ', 'ВІЙНА', 'ВТОРГНЕННЯ РФ', 'ГУР МО УКРАЇНИ']</text:p>
      <text:p text:style-name="P4">
类别: News</text:p>
      <!--METADATA-->
      <text:p text:style-name="P4">
关于它<text:a xlink:type="simple" xlink:href="https://gur.gov.ua/content/russkykh-bolshe-protsentov-polozhyly-chem-khokhlov.html" text:style-name="Internet_20_link" text:visited-style-name="Visited_20_Internet_20_Link">
报告</text:a>
Gur Mou。</text:p>
      <text:p text:style-name="P4">
俄罗斯军人的妻子告诉他继续动员和动员的原因。</text:p>
      <text:p text:style-name="P4">
该名女子说：“俄罗斯人的放置比霍克洛夫(Khokhlov)更多。”</text:p>
      <text:p text:style-name="P4">
她还说，原本应该在俄罗斯持续到6月的动员一直持续到12月31日。</text:p>
      <text:p text:style-name="P4">
占领者说：“这是7辆公共汽车，我们立刻说话。”</text:p>
      <text:p text:style-name="P4">
News Source: <text:a xlink:type="simple" xlink:href="https://armyinform.com.ua/2023/06/27/druzhyna-okupanta-rozpovila-jomu-pro-prychyny-prodovzhennya-ta-masshtabuvannya-mobilizacziyi/" text:style-name="Internet_20_link" text:visited-style-name="Visited_20_Internet_20_Link">
https://armyinform.com.ua/2023/06/27/druzhyna-okupanta-rozpovila-jomu-pro-prychyny-prodovzhennya-ta-masshtabuvannya-mobilizacziyi/</text:a>
</text:p>
      <!--NEWS-->
      <text:h text:style-name="P10" text:outline-level="1">
<text:span text:style-name="T4">
杜达（Duda）概述了北约峰会的五个优先事项，其中包括乌克兰的支持</text:span>
</text:h>
      <text:p text:style-name="P4">
作者: Ukrinform (Person)</text:p>
      <text:p text:style-name="P4">
出版商: Укринформ (Organization)</text:p>
      <text:p text:style-name="P4">
出版时间: 2023-06-27T10:08:00+03:00</text:p>
      <text:p text:style-name="P4">
修改时间: 2023-06-27T23:08:00+03:00</text:p>
      <text:p text:style-name="P4">
描述: 在波兰在维尔纽斯的七月北约峰会上确定的五个主要优先事项中，形成了长期联盟对俄罗斯威胁的回应方法，并协助乌克兰，包括组织中的会员问题。  - 乌克林。</text:p>
      <text:p text:style-name="P4">
图片: ['<text:a xlink:type="simple" xlink:href="https://static.ukrinform.com/photos/2023_04/thumb_files/630_360_1680700925-768.jpg" text:style-name="Internet_20_link" text:visited-style-name="Visited_20_Internet_20_Link">
630_360_16807...</text:a>
']</text:p>
      <text:p text:style-name="P4">
标签: ['Дуда', 'Гаага', 'НАТО', 'Саміт НАТО']</text:p>
      <text:p text:style-name="P4">
类型: Article</text:p>
      <!--METADATA-->
      <text:p text:style-name="P4">
<draw:frame draw:style-name="fr1" draw:name="Image45" text:anchor-type="as-char" svg:width="6.9236in" svg:height="3.956343in" draw:z-index="0">
<draw:image xlink:href="../Images/yкринформ/2023-06-27T10-08-00-03-00/630_360_1680700925-768.jpg" xlink:type="simple" xlink:show="embed" xlink:actuate="onLoad" draw:mime-type="image/jpeg"/>
</draw:frame>
波兰在北约七月峰会上确定的主要优先事项的中间是形成了与联盟应对本地威胁以及协助乌克兰的长期方法，包括在组织中的会员资格。</text:p>
      <text:p text:style-name="P4">
波兰总统安德烈·杜达(Andrzej Duda)周二在海牙举行的一次工作会议上，关于与国家和政府元首，罗马尼亚，阿尔巴尼亚，比利时，挪威以及北约秘书长乌克林福姆报告的工作会议的工作会议上举行的。 。</text:p>
      <text:p text:style-name="P4">
“在会议期间，我关注对我们重要的五个领域。 它们与我们面临的挑战有关。 对于波兰，这是：北约的加强和防御，保证所有成员<text:span text:style-name="T4">
 <text:a xlink:type="simple" xlink:href="https://www.ukrinform.ua/tag-nato" text:style-name="Internet_20_link" text:visited-style-name="Visited_20_Internet_20_Link">
北约</text:a>
</text:span>
增加国防成本，支持瑞典加入北约的支持，为乌克兰提供必要的支持，并接近其在北约的会员资格； 以及形成对俄罗斯军事，经济和政治代理人的漫长方法的形成。”杜达强调。</text:p>
      <text:p text:style-name="P4">
<text:span text:style-name="T5">
!(https://www.ukrinform.ua/rubric-world/3728528-kraini-baltii-zaklikaut-nato-posiliti-shidni-kordoni-cerez-vagnerivciv-u-bilorusi.html)</text:span>
*</text:p>
      <text:p text:style-name="P4">
据报道，美国立陶宛吉塔纳斯·纳达达(Gitanas Nauseda)总统，波兰总统安德烈·杜达(Andrzej Duda)，罗马尼亚总统克劳斯·约翰尼斯(Klaus Johannis)，比利时总理亚历山大·德·克鲁(Alexander De Kroo)，挪威乔纳斯·加尔·斯特里(Norway Jonas Gar Stere)总理，总理阿尔巴尼亚总理。</text:p>
      <text:p text:style-name="P4">
<text:span text:style-name="T4">
另请阅读：</text:span>
 <text:span text:style-name="T4">
 <text:a xlink:type="simple" xlink:href="https://www.ukrinform.ua/rubric-world/3728519-u-gaazi-startuvav-pidgotovcij-zahid-do-samitu-nato.html" text:style-name="Internet_20_link" text:visited-style-name="Visited_20_Internet_20_Link">
在海牙开始了北约峰会的预备活动</text:a>
</text:span>
</text:p>
      <text:p text:style-name="P4">
在这次会议上，其参与者讨论了乌克兰的俄罗斯联合会和世界安全。</text:p>
      <text:p text:style-name="P4">
News Source: <text:a xlink:type="simple" xlink:href="https://www.ukrinform.ua/rubric-world/3728548-duda-okresliv-pat-prioritetiv-polsi-na-samit-nato-sered-nih-pidtrimka-ukraini.html" text:style-name="Internet_20_link" text:visited-style-name="Visited_20_Internet_20_Link">
https://www.ukrinform.ua/rubric-world/3728548-duda-okresliv-pat-prioritetiv-polsi-na-samit-nato-sered-nih-pidtrimka-ukraini.html</text:a>
</text:p>
      <!--NEWS-->
      <text:h text:style-name="P10" text:outline-level="1">
<text:span text:style-name="T4">
Oleshky附近的火灾，占领了Kherson地区的一部分</text:span>
</text:h>
      <text:p text:style-name="P4">
作者: liveuamap (Language: en)</text:p>
      <text:p text:style-name="P4">
时间: 2023-06-27T10:17:49</text:p>
      <text:p text:style-name="P4">
地点: Oleshky (Latitude:46.56241 Longtitude:32.76198)</text:p>
      <text:p text:style-name="P4">
视频: []</text:p>
      <text:p text:style-name="P4">
图片: ["<text:a xlink:type="simple" xlink:href="https://liveuamap.com/pics/2023/06/27/22572130_0.jpg" text:style-name="Internet_20_link" text:visited-style-name="Visited_20_Internet_20_Link">
22572130_0.jpg</text:a>
"]</text:p>
      <text:p text:style-name="P4">
标签: ["Europe", "Central and Eastern Europe"]</text:p>
      <text:p text:style-name="P4">
Id: 22572130</text:p>
      <!--METADATA-->
      <text:p text:style-name="P4">
Oleshky附近的火灾，占领了Kherson地区的一部分</text:p>
      <text:p text:style-name="P4">
<draw:frame draw:style-name="fr1" draw:name="Image46" text:anchor-type="as-char" svg:width="6.9236in" svg:height="3.746974in" draw:z-index="0">
<draw:image xlink:href="../Images/liveuamap/2023-06-27T10-17-49/22572130_0.jpg" xlink:type="simple" xlink:show="embed" xlink:actuate="onLoad" draw:mime-type="image/jpeg"/>
</draw:frame>
新闻集链接：<text:a xlink:type="simple" xlink:href="https：\/\/liveuamap.com \/en \/2023 \/27-june-fires-near-oleshky-ocupied-of-kherson-gherson-gherson-region-region" text:style-name="Internet_20_link" text:visited-style-name="Visited_20_Internet_20_Link">
https：\/\/liveuamap.com \/en \/2023 \/27-June-fires-near-oleshky-oleshky-ocpupied-kherson-gherson-region</text:a>
</text:p>
      <text:p text:style-name="P4">
News Source: <text:a xlink:type="simple" xlink:href="https://twitter.com/hochu_dodomu/status/1673696519084449800" text:style-name="Internet_20_link" text:visited-style-name="Visited_20_Internet_20_Link">
https://twitter.com/hochu_dodomu/status/1673696519084449800</text:a>
</text:p>
      <!--NEWS-->
      <text:h text:style-name="P10" text:outline-level="1">
<text:span text:style-name="T4">
据报道伯迪安斯克附近的爆炸</text:span>
</text:h>
      <text:p text:style-name="P4">
作者: liveuamap (Language: en)</text:p>
      <text:p text:style-name="P4">
时间: 2023-06-27T10:19:07</text:p>
      <text:p text:style-name="P4">
地点: Berdiansk, Zaporizhzhia region (Latitude:46.76653 Longtitude:36.55724)</text:p>
      <text:p text:style-name="P4">
视频: []</text:p>
      <text:p text:style-name="P4">
图片: ["<text:a xlink:type="simple" xlink:href="https://liveuamap.com/pics/2023/06/27/22572131_0.jpg" text:style-name="Internet_20_link" text:visited-style-name="Visited_20_Internet_20_Link">
22572131_0.jpg</text:a>
"]</text:p>
      <text:p text:style-name="P4">
标签: ["Europe", "Central and Eastern Europe"]</text:p>
      <text:p text:style-name="P4">
Id: 22572131</text:p>
      <!--METADATA-->
      <text:p text:style-name="P4">
据报道伯迪安斯克附近的爆炸</text:p>
      <text:p text:style-name="P4">
<draw:frame draw:style-name="fr1" draw:name="Image47" text:anchor-type="as-char" svg:width="5.0in" svg:height="10.0in" draw:z-index="0">
<draw:image xlink:href="../Images/liveuamap/2023-06-27T10-19-07/22572131_0.jpg" xlink:type="simple" xlink:show="embed" xlink:actuate="onLoad" draw:mime-type="image/jpeg"/>
</draw:frame>
新闻集链接：<text:a xlink:type="simple" xlink:href="https：\/\/liveuamap.com \/en \/2023 \/27-June-explosions the-near-berdiansk" text:style-name="Internet_20_link" text:visited-style-name="Visited_20_Internet_20_Link">
https：\/\/liveuamap.com \/en \/2023 \/27-June-explosions the-near-berdiansk</text:a>
</text:p>
      <text:p text:style-name="P4">
News Source: <text:a xlink:type="simple" xlink:href="https://twitter.com/apostrophe_ua/status/1673696879685632001" text:style-name="Internet_20_link" text:visited-style-name="Visited_20_Internet_20_Link">
https://twitter.com/apostrophe_ua/status/1673696879685632001</text:a>
</text:p>
      <!--NEWS-->
      <text:h text:style-name="P10" text:outline-level="1">
<text:span text:style-name="T4">
Lukashenka：瓦格纳的营地没有在白俄罗斯建造，但我们将帮助他们进行ACCOM ...</text:span>
</text:h>
      <text:p text:style-name="P4">
作者: liveuamap (Language: en)</text:p>
      <text:p text:style-name="P4">
时间: 2023-06-27T10:28:59</text:p>
      <text:p text:style-name="P4">
地点: Minsk, (Latitude:53.92717 Longtitude:27.52543)</text:p>
      <text:p text:style-name="P4">
视频: []</text:p>
      <text:p text:style-name="P4">
图片: []</text:p>
      <text:p text:style-name="P4">
标签: ["Belarus", "Central and Eastern Europe"]</text:p>
      <text:p text:style-name="P4">
Id: 22572132</text:p>
      <!--METADATA-->
      <text:p text:style-name="P4">
Lukashenka：瓦格纳的营地没有在白俄罗斯建造，但我们将在必要时提供住宿的帮助 - 贝尔塔</text:p>
      <text:p text:style-name="P4">
新闻集链接：[https：\/\/belarus.liveuamap.com \/en \/2023 \/27-June-june-lukashenka-camps-for-wagner-wagner-are-are-not-be-be-be-built-in]](https：\/\/belarus.liveuamap.com \/en \/2023 \/27-June-lukashenka-camps-for-wagner-wagner-are are are-not-being-be-be-be-built-In-In)</text:p>
      <text:p text:style-name="P4">
News Source: <text:a xlink:type="simple" xlink:href="https://t.me/bbbreaking/159166" text:style-name="Internet_20_link" text:visited-style-name="Visited_20_Internet_20_Link">
https://t.me/bbbreaking/159166</text:a>
</text:p>
      <!--NEWS-->
      <text:h text:style-name="P10" text:outline-level="1">
<text:span text:style-name="T4">
恐怖的每一次表现都证明，俄罗斯联邦仅应得的失败和法庭 - 泽伦斯基</text:span>
</text:h>
      <text:p text:style-name="P4">
作者: Ukrinform (Person)</text:p>
      <text:p text:style-name="P4">
出版商: Укринформ (Organization)</text:p>
      <text:p text:style-name="P4">
出版时间: 2023-06-27T11:15:00+03:00</text:p>
      <text:p text:style-name="P4">
修改时间: 2023-06-27T23:15:00+03:00</text:p>
      <text:p text:style-name="P4">
描述: 俄罗斯恐怖的每一次表现一次又一次地向我们和世界证明了这个国家应得的一切，这在其所做的一切后果 - 击败和法庭，公平和法院对所有俄罗斯凶手和恐怖分子的反对。  - 乌克林。</text:p>
      <text:p text:style-name="P4">
图片: ['<text:a xlink:type="simple" xlink:href="https://static.ukrinform.com/photos/2023_05/thumb_files/630_360_1685386836-680.jpeg" text:style-name="Internet_20_link" text:visited-style-name="Visited_20_Internet_20_Link">
630_360_16853...</text:a>
']</text:p>
      <text:p text:style-name="P4">
标签: ['Звернення', 'Зеленський', 'Війна з Росією']</text:p>
      <text:p text:style-name="P4">
类型: Article</text:p>
      <!--METADATA-->
      <text:p text:style-name="P4">
<draw:frame draw:style-name="fr1" draw:name="Image48" text:anchor-type="as-char" svg:width="6.9236in" svg:height="3.956343in" draw:z-index="0">
<draw:image xlink:href="../Images/yкринформ/2023-06-27T11-15-00-03-00/630_360_1685386836-680.jpeg" xlink:type="simple" xlink:show="embed" xlink:actuate="onLoad" draw:mime-type="image/jpeg"/>
</draw:frame>
每个人都一次又一次地证明了俄罗斯恐怖，对我们以及对这个国家所应得的一切后果所应得的一项恐怖和恐怖分子。</text:p>
      <text:p text:style-name="P4">
在您的[上诉]中(https://www.youtube.com/watch?v=ZJI6FRp8rdE)乌克兰福姆据报道，在战争的第489天结束时。</text:p>
      <text:p text:style-name="P4">
<text:span text:style-name="T4">
 <text:span text:style-name="T5">
亲爱的乌克兰人和乌克兰妇女!</text:span>
​​ </text:span>
</text:p>
      <text:p text:style-name="P4">
正是在俄罗斯恐怖分子对克雷姆班克(Kremenchuk)对贸易中心的影响的周年纪念日，当时有22人被杀时，俄罗斯的不人道再次指挥了波特雷姆省区的导弹。</text:p>
      <text:p text:style-name="P4">
如今，俄罗斯恐怖分子也向克拉马特斯克开火。 C-300导弹。人们被杀，其中包括一个孩子。 我向亲戚和亲人表示哀悼。这个小时有40多人受伤。 每个人都得到了协助。 差距的收益。</text:p>
      <text:p text:style-name="P4">
每一次恐怖的表现一次又一次地向我们和世界证明，这只是其所做的一切的后果之一 - 击败法庭，公平和法院对所有俄罗斯凶手。</text:p>
      <text:p text:style-name="P4">
一次又一次地感谢世界上支持乌克兰并帮助我们人民的防御的每个人!</text:p>
      <text:p text:style-name="P4">
今天，美国有一个新的防守方案为我们的士兵提供。 装甲车的汽油，刺痛者和喜玛尔。 我们的炮兵的其他炮弹。 我感谢拜登先生，国会，双方和所有美国人!</text:p>
      <text:p text:style-name="P4">
他与挪威总理先生进行了交谈。 他感谢提供的支持 - 国防，经济，政治。 很重要!他告诉他我去勇士的旅行，关于我们的实际辩护。 他表达了我们一些武装需求。 还讨论了战斗机的创建。 对话中的一个单独的话题是维尔纽斯的未来北约峰会。挪威类型理解!</text:p>
      <text:p text:style-name="P4">
他今天还与我们的国际主义者举行了一次特别会议 - 政府正在为维尔纽斯峰会做准备。 我相信峰会的决定对于乌克兰来说可能是静态的!我们为此竭尽所能，并与乌克兰的国际机会有关。</text:p>
      <text:p text:style-name="P4">
当然还有前线。 我们的角色，我们的积极行动。 今天，我们也有搬家!在我们采取进攻行动的所有领域。 谢谢您，勇士!今天，我们在反映俄罗斯袭击方面取得了重要成果。 我非常感谢您!感谢您为每一个被摧毁的占领者和每一个乌克兰的生命挽救!</text:p>
      <text:p text:style-name="P4">
荣耀我们的英雄!我感谢世界上不惧怕俄罗斯恐怖分子并与我们一起返回世界的每个人!</text:p>
      <text:p text:style-name="P4">
<text:span text:style-name="T4">
 <text:span text:style-name="T5">
荣耀与乌克兰!</text:span>
 </text:span>
</text:p>
      <text:p text:style-name="P4">
News Source: <text:a xlink:type="simple" xlink:href="https://www.ukrinform.ua/rubric-ato/3728550-kozen-proav-teroru-dovodit-so-rf-zaslugovue-lise-na-porazku-j-tribunal-zelenskij.html" text:style-name="Internet_20_link" text:visited-style-name="Visited_20_Internet_20_Link">
https://www.ukrinform.ua/rubric-ato/3728550-kozen-proav-teroru-dovodit-so-rf-zaslugovue-lise-na-porazku-j-tribunal-zelenskij.html</text:a>
</text:p>
      <!--NEWS-->
      <text:h text:style-name="P10" text:outline-level="1">
<text:span text:style-name="T4">
国防军击中了12个敌方炮兵部队</text:span>
</text:h>
      <text:p text:style-name="P4">
作者: ['АРМІЯINFORM']</text:p>
      <text:p text:style-name="P4">
时间: 2023-06-27T12:00:00-04:00</text:p>
      <text:p text:style-name="P4">
描述: 关于ZSU的总部。 “火箭发动了I火炮……与乌克兰2022年的战争，与乌克兰的战争是今天的最新消息，与乌克兰2022年的新闻战是今天的最后一场新闻，乌克兰和俄罗斯之间的战争是否会发生战争，与乌克兰的战争将在不久的将来与乌克兰进行战争，他们说，今天与乌克兰的战争，今天的乌克兰新闻，乌克兰新闻，乌克兰媒体在俄罗斯的乌克兰新闻</text:p>
      <text:p text:style-name="P4">
图片: ['<text:a xlink:type="simple" xlink:href="https://armyinform.com.ua/wp-content/uploads/2019/11/img_9050.jpg" text:style-name="Internet_20_link" text:visited-style-name="Visited_20_Internet_20_Link">
img_9050.jpg</text:a>
']</text:p>
      <text:p text:style-name="P4">
标签: ['STOPRUSSIA', 'АГРЕСІЯ РФ', 'ВІЙНА', 'ВТОРГНЕННЯ РФ', 'ГШ ЗСУ', 'ХРОНІКА ОБОРОНИ']</text:p>
      <text:p text:style-name="P4">
类别: News</text:p>
      <!--METADATA-->
      <text:p text:style-name="P4">
<draw:frame draw:style-name="fr1" draw:name="Image49" text:anchor-type="as-char" svg:width="6.9236in" svg:height="4.615733in" draw:z-index="0">
<draw:image xlink:href="../Images/AРМІЯINFORM/2023-06-27T12-00-00-04-00/img_9050.jpg" xlink:type="simple" xlink:show="embed" xlink:actuate="onLoad" draw:mime-type="image/jpeg"/>
</draw:frame>
**🔥i</text:p>
      <text:p text:style-name="P4">
关于它<text:a xlink:type="simple" xlink:href="https://www.facebook.com/GeneralStaff.ua/posts/pfbid02wQoQcoJUEsv1sQGaTDPf6qzPZC5strMvUQ2Jyrim7yfBwoNG14DP2KemksVXUa5cl" text:style-name="Internet_20_link" text:visited-style-name="Visited_20_Internet_20_Link">
报告</text:a>
武装部队的总人员。</text:p>
      <text:p text:style-name="P4">
声明说：“导弹和炮兵部队击中了1点的行政部门，12个敌方炮兵部队在火姿势，1个敌方架子，2个弹药和其他3个重要的cylugs。”</text:p>
      <text:p text:style-name="P4">
值得注意的是，在过去的24小时内，国防军的航空造成了6次敌人的人。</text:p>
      <text:p text:style-name="P4">
News Source: <text:a xlink:type="simple" xlink:href="https://armyinform.com.ua/2023/06/27/syly-oborony-urazyly-12-artylerijskyh-pidrozdiliv-voroga/" text:style-name="Internet_20_link" text:visited-style-name="Visited_20_Internet_20_Link">
https://armyinform.com.ua/2023/06/27/syly-oborony-urazyly-12-artylerijskyh-pidrozdiliv-voroga/</text:a>
</text:p>
      <!--NEWS-->
      <text:h text:style-name="P10" text:outline-level="1">
<text:span text:style-name="T4">
普京的战争除了不稳定之外什么都没有导致任何东西 - 鲁特</text:span>
</text:h>
      <text:p text:style-name="P4">
作者: Ukrinform (Person)</text:p>
      <text:p text:style-name="P4">
出版商: Укринформ (Organization)</text:p>
      <text:p text:style-name="P4">
出版时间: 2023-06-27T12:19:00+03:00</text:p>
      <text:p text:style-name="P4">
修改时间: 2023-06-27T23:19:00+03:00</text:p>
      <text:p text:style-name="P4">
描述: 俄罗斯最近发生的事件是普京战争导致不稳定的其他任何证据。  - 乌克林。</text:p>
      <text:p text:style-name="P4">
图片: ['<text:a xlink:type="simple" xlink:href="https://static.ukrinform.com/photos/2023_06/thumb_files/630_360_1687896686-537.jpg" text:style-name="Internet_20_link" text:visited-style-name="Visited_20_Internet_20_Link">
630_360_16878...</text:a>
']</text:p>
      <text:p text:style-name="P4">
标签: ['Путін', 'Рютте', 'Війна з Росією']</text:p>
      <text:p text:style-name="P4">
类型: Article</text:p>
      <!--METADATA-->
      <text:p text:style-name="P4">
<draw:frame draw:style-name="fr1" draw:name="Image50" text:anchor-type="as-char" svg:width="6.9236in" svg:height="3.956343in" draw:z-index="0">
<draw:image xlink:href="../Images/yкринформ/2023-06-27T12-19-00-03-00/630_360_1687896686-537.jpg" xlink:type="simple" xlink:show="embed" xlink:actuate="onLoad" draw:mime-type="image/jpeg"/>
</draw:frame>
俄罗斯最近发生的事件是普京的战争导致不稳定的其他任何事件。</text:p>
      <text:p text:style-name="P4">
荷兰首相马克·鲁特海牙。</text:p>
      <text:p text:style-name="P4">
“ [俄罗斯]的不稳定(https://www.ukrinform.ua/tag-rosia)欧洲的一般性，所以我们很担心。 这些事件是普京的战争除了不稳定之外什么都没有导致的另一个证据。 首先，她一直是乌克兰人民的难以忍受的苦难……我们必须专注于这一目的，确保普京对乌克兰的战争是失败的，”他说。</text:p>
      <text:p text:style-name="P4">
他还强调，俄罗斯在乌克兰的战争是与其他国家安全的不公平战争。</text:p>
      <text:p text:style-name="P4">
“这是一场反对一切的战争。 我们是为了自由，民主和法治。 而且，当然，战争是对我们自身安全的直接威胁。 因为在乌克兰取得成功的情况下，普京将不止于此。 因此，乌克兰可以指望坚定的支持。”他强调。</text:p>
      <text:p text:style-name="P4">
据他说，维尔纽斯举行的北约峰会将非常重要，俄罗斯在乌克兰的俄罗斯战争。</text:p>
      <text:p text:style-name="P4">
正如乌克林福姆(Ukrinform)报道的，2023年6月27日，星期二，北约为北约峰会准备的会议应于7月11日至12日在荷兰哈兹举行。</text:p>
      <text:p text:style-name="P4">
北约第一任秘书长詹斯·斯托尔滕贝格(Jens Stoltenberg)到达西部，之后与荷兰总理马克·鲁特(Mark Rutte)会面。</text:p>
      <text:p text:style-name="P4">
立陶宛总统吉塔纳斯·纳达达(Gitanas Nauseda)，波兰杜达总统，罗马尼亚总统克劳斯·约翰尼斯(Klaus Johannis)，挪威总理乔纳斯·加尔·斯特里(Jonas Jonas Gar Stere)总理，总理，总理。</text:p>
      <text:p text:style-name="P4">
在这次会议上，其参与者讨论了乌克兰的俄罗斯联合会和世界安全。</text:p>
      <text:p text:style-name="P4">
据报道，自从俄罗斯入侵北约和联盟国家以来，他继续为乌克兰提供重要的政治，经济，人道主义和军事援助。 这种援助的延续和增加将是该国州和政府院长会议期间的主要主题之一，该国将于7月11日至12日在维尔纽斯举行。<text:span text:style-name="T4">
另请阅读：</text:span>
 <text:a xlink:type="simple" xlink:href="https://www.ukrinform.ua/rubric-world/3728053-derzdep-pro-zakolot-prigozina-mi-pobacili-pramij-viklik-liderstvu-putina.html" text:style-name="Internet_20_link" text:visited-style-name="Visited_20_Internet_20_Link">
“叛乱”国务院Prigogine：我们看到了直接呼吁领导力<text:span text:style-name="T4">
 Putin </text:span>
 A</text:a>
他指出，在维尔纽斯峰会上做出的决定将导致乌克兰前往北约。</text:p>
      <text:p text:style-name="P4">
在各个层面上，乌克兰一方强调，在2008年北约布加勒斯特峰会上听到的“乌克兰联盟成员”的保证是不够的。</text:p>
      <text:p text:style-name="P4">
取而代之的是，乌克兰在保证安全的问题上提出了北约盟友，并有明显的迁移联盟的前景。</text:p>
      <text:p text:style-name="P4">
News Source: <text:a xlink:type="simple" xlink:href="https://www.ukrinform.ua/rubric-polytics/3728551-vijna-putina-ne-prizvela-ni-do-cogo-okrim-nestabilnosti-rutte.html" text:style-name="Internet_20_link" text:visited-style-name="Visited_20_Internet_20_Link">
https://www.ukrinform.ua/rubric-polytics/3728551-vijna-putina-ne-prizvela-ni-do-cogo-okrim-nestabilnosti-rutte.html</text:a>
</text:p>
      <!--NEWS-->
      <text:h text:style-name="P10" text:outline-level="1">
<text:span text:style-name="T4">
尼科波尔报道了重型炮击</text:span>
</text:h>
      <text:p text:style-name="P4">
作者: liveuamap (Language: en)</text:p>
      <text:p text:style-name="P4">
时间: 2023-06-27T12:22:54</text:p>
      <text:p text:style-name="P4">
地点: Zaporizhia (Latitude:47.56043 Longtitude:34.39047)</text:p>
      <text:p text:style-name="P4">
视频: []</text:p>
      <text:p text:style-name="P4">
图片: []</text:p>
      <text:p text:style-name="P4">
标签: ["Europe", "Central and Eastern Europe"]</text:p>
      <text:p text:style-name="P4">
Id: 22572135</text:p>
      <!--METADATA-->
      <text:p text:style-name="P4">
尼科波尔报道了重型炮击</text:p>
      <text:p text:style-name="P4">
新闻集链接：<text:a xlink:type="simple" xlink:href="https：\/\/liveuamap.com \/en \/2023 \/27-6月 - 季后赛报告" text:style-name="Internet_20_link" text:visited-style-name="Visited_20_Internet_20_Link">
https：\/\/liveuamap.com \/en \/2023 \/27-6-June-heavy-sheal-shelling-nikopol报告</text:a>
</text:p>
      <text:p text:style-name="P4">
News Source: <text:a xlink:type="simple" xlink:href="https://t.me/dnepr_operativ/45210" text:style-name="Internet_20_link" text:visited-style-name="Visited_20_Internet_20_Link">
https://t.me/dnepr_operativ/45210</text:a>
</text:p>
      <!--NEWS-->
      <text:h text:style-name="P10" text:outline-level="1">
<text:span text:style-name="T4">
普京没有否决来扩大北约-Stoltenberg</text:span>
</text:h>
      <text:p text:style-name="P4">
作者: Ukrinform (Person)</text:p>
      <text:p text:style-name="P4">
出版商: Укринформ (Organization)</text:p>
      <text:p text:style-name="P4">
出版时间: 2023-06-27T13:22:00+03:00</text:p>
      <text:p text:style-name="P4">
修改时间: 2023-06-27T23:22:00+03:00</text:p>
      <text:p text:style-name="P4">
描述: 不是普京而不是俄罗斯将解决未来乌克兰在北约成员的问题。  - 乌克林。</text:p>
      <text:p text:style-name="P4">
图片: ['<text:a xlink:type="simple" xlink:href="https://static.ukrinform.com/photos/2023_06/thumb_files/630_360_1687176890-610.jpg" text:style-name="Internet_20_link" text:visited-style-name="Visited_20_Internet_20_Link">
630_360_16871...</text:a>
']</text:p>
      <text:p text:style-name="P4">
标签: ['НАТО', 'Столтенберг', 'Україна', 'Війна з Росією']</text:p>
      <text:p text:style-name="P4">
类型: Article</text:p>
      <!--METADATA-->
      <text:p text:style-name="P4">
<draw:frame draw:style-name="fr1" draw:name="Image51" text:anchor-type="as-char" svg:width="6.9236in" svg:height="3.956343in" draw:z-index="0">
<draw:image xlink:href="../Images/yкринформ/2023-06-27T13-22-00-03-00/630_360_1687176890-610.jpg" xlink:type="simple" xlink:show="embed" xlink:actuate="onLoad" draw:mime-type="image/jpeg"/>
</draw:frame>
不在俄罗斯的普京将解决未来乌克兰在北约成员的问题。</text:p>
      <text:p text:style-name="P4">
通讯章报告报告，这是由詹斯·斯托尔滕贝格(Jens Jens Stoltenberg)的秘书长在会议上的维尔纽斯峰会(Vilnius Pamperatory)中的秘书詹斯·斯托尔滕贝格(Jens Stoltenberg)的秘书。</text:p>
      <text:p text:style-name="P4">
斯托尔滕贝格说：“盟国就许多问题(包括乌克兰的会员资格)达成了共识，每个人都同意北约的大门是开放的……所有盟友通过了乌克兰将成为会员。”</text:p>
      <text:p text:style-name="P4">
<text:span text:style-name="T4">
另请阅读：</text:span>
 <text:span text:style-name="T4">
 <text:a xlink:type="simple" xlink:href="https://www.ukrinform.ua/rubric-world/3728548-duda-okresliv-pat-prioritetiv-polsi-na-samit-nato-sered-nih-pidtrimka-ukraini.html" text:style-name="Internet_20_link" text:visited-style-name="Visited_20_Internet_20_Link">
DUDA概述了北约峰会的五个优先事项，其中包括乌克兰的支持</text:a>
</text:span>
</text:p>
      <text:p text:style-name="P4">
他指出，这是联盟，乌克兰而不是俄罗斯将决定洞穴国家将成为正式成员。</text:p>
      <text:p text:style-name="P4">
他强调了该结构的负责人。</text:p>
      <text:p text:style-name="P4">
他指出，盟军继续进行磋商，并坚信共识将能够满足乌克兰对会员资格的渴望。</text:p>
      <text:p text:style-name="P4">
<text:span text:style-name="T4">
另请阅读：</text:span>
 <text:span text:style-name="T4">
 <text:a xlink:type="simple" xlink:href="https://www.ukrinform.ua/rubric-polytics/3728503-ukraina-ocikue-na-samiti-u-vilnusi-duze-silnogo-signalu-sodo-vstupu-v-nato-ermak.html" text:style-name="Internet_20_link" text:visited-style-name="Visited_20_Internet_20_Link">
乌克兰期望在维尔纽斯(Vilnius)的一次峰会上关于北约加入的“非常强烈的信号”  -  yermak</text:a>
</text:span>
</text:p>
      <text:p text:style-name="P4">
但是现在，最紧迫的问题是确保乌克兰偏爱普京的商业总裁。</text:p>
      <text:p text:style-name="P4">
政治家补充说：“如果乌克兰不仍然是主权国家和独立国家，那么这条道路的问题就不会有任何束缚。”</text:p>
      <text:p text:style-name="P4">
他强调，盟军将努力集中在为基辅提供军事和经济支持并在峰会上确认。 实践会员培训是帮助您改用新武器，标准和流程等。</text:p>
      <text:p text:style-name="P4">
<text:span text:style-name="T4">
另请阅读：</text:span>
 <text:span text:style-name="T4">
 <text:a xlink:type="simple" xlink:href="https://www.ukrinform.ua/rubric-ato/3728509-artileria-dla-zsu-i-samit-nato-zelenskij-proviv-rozmovu-z-premerom-norvegii.html" text:style-name="Internet_20_link" text:visited-style-name="Visited_20_Internet_20_Link">
北约武装部队和峰会：Zelensky Power与挪威总理的权力</text:a>
 </text:span>
</text:p>
      <text:p text:style-name="P4">
斯托尔滕贝格说：“绝对显然我们已经向莫斯科和明斯克传达了一个明确的信息，它将保护所有盟友，整个联盟的整个领土。”集团保护其成员免受其成员的所有可能威胁。</text:p>
      <text:p text:style-name="P4">
<text:span text:style-name="T5">
!(https://www.ukrinform.ua/rubric-world/3728528-kraini-baltii-zaklikaut-nato-posiliti-shidni-kordoni-cerez-vagnerivciv-u-bilorusi.html)</text:span>
*</text:p>
      <text:p text:style-name="P4">
联盟负责人称正确的决定是在2014年通过冷战结束后首次增加紧急情况的存在。(https://www.ukrinform.ua/tag-vijna-z-rosieu)**对阵乌克兰，该地区的快速响应部队人数增加了一倍。</text:p>
      <text:p text:style-name="P4">
北约保证的人说：“我们有准备，有力量，我们有计划和决心。”这并不是要引发冲突，而是要防止冲突。</text:p>
      <text:p text:style-name="P4">
回想一下联盟峰会将于7月11日至12日在维尔纽斯举行。</text:p>
      <text:p text:style-name="P4">
News Source: <text:a xlink:type="simple" xlink:href="https://www.ukrinform.ua/rubric-polytics/3728553-putin-ne-mae-prava-veto-na-rozsirenna-nato-stoltenberg.html" text:style-name="Internet_20_link" text:visited-style-name="Visited_20_Internet_20_Link">
https://www.ukrinform.ua/rubric-polytics/3728553-putin-ne-mae-prava-veto-na-rozsirenna-nato-stoltenberg.html</text:a>
</text:p>
      <!--NEWS-->
      <text:h text:style-name="P10" text:outline-level="1">
<text:span text:style-name="T4">
俄罗斯军队在克拉曼托克斯中部进行了导弹罢工</text:span>
</text:h>
      <text:p text:style-name="P4">
作者: liveuamap (Language: en)</text:p>
      <text:p text:style-name="P4">
时间: 2023-06-27T13:24:01</text:p>
      <text:p text:style-name="P4">
地点: Donetsk Oblast (Latitude:48.72578 Longtitude:37.56405)</text:p>
      <text:p text:style-name="P4">
视频: []</text:p>
      <text:p text:style-name="P4">
图片: []</text:p>
      <text:p text:style-name="P4">
标签: []</text:p>
      <text:p text:style-name="P4">
Id: 22572170</text:p>
      <!--METADATA-->
      <text:p text:style-name="P4">
俄罗斯军队在克拉曼托克斯中部进行了导弹罢工</text:p>
      <text:p text:style-name="Quotations">

<text:p text:style-name="P4">
<text:a xlink:type="simple" xlink:href="https://t.co/fZVTMO1jxw" text:style-name="Internet_20_link" text:visited-style-name="Visited_20_Internet_20_Link">
https://t.co/fzvtmo1jxw</text:a>
&gt;
&gt;
 — <text:a xlink:type="simple" xlink:href="https://twitter.com/rezerv8/status/1673741699917529116" text:style-name="Internet_20_link" text:visited-style-name="Visited_20_Internet_20_Link">
 </text:a>
__跳到地图</text:p>

</text:p>
      <text:p text:style-name="P4">
<text:span text:style-name="T4">
 Donetsk Oblast </text:span>
</text:p>
      <text:p text:style-name="P4">
观看更多</text:p>
      <text:p text:style-name="P4">
<text:a xlink:type="simple" xlink:href="https://liveuamap.com/en/2022/8-october-another-image-of-collapsed-road-part-of-crimean" text:style-name="Internet_20_link" text:visited-style-name="Visited_20_Internet_20_Link">
</text:a>
<text:a xlink:type="simple" xlink:href="https://liveuamap.com" text:style-name="Internet_20_link" text:visited-style-name="Visited_20_Internet_20_Link">
乌克兰</text:a>
<text:a xlink:type="simple" xlink:href="https://liveuamap.com/en/2022/8-october-another-image-of-collapsed-road-part-of-crimean" text:style-name="Internet_20_link" text:visited-style-name="Visited_20_Internet_20_Link">
克里米亚大桥倒塌的路的另一张图像</text:a>
</text:p>
      <text:p text:style-name="P4">
<text:a xlink:type="simple" xlink:href="https://liveuamap.com/en/2022/30-august-new-explosions-at-antonivsky-bridge" text:style-name="Internet_20_link" text:visited-style-name="Visited_20_Internet_20_Link">
 </text:a>
<text:a xlink:type="simple" xlink:href="https://liveuamap.com" text:style-name="Internet_20_link" text:visited-style-name="Visited_20_Internet_20_Link">
乌克兰</text:a>
<text:a xlink:type="simple" xlink:href="https://liveuamap.com/en/2022/30-august-new-explosions-at-antonivsky-bridge" text:style-name="Internet_20_link" text:visited-style-name="Visited_20_Internet_20_Link">
Antonivsky Bridge的新爆炸</text:a>
</text:p>
      <text:p text:style-name="P4">
<text:a xlink:type="simple" xlink:href="https://liveuamap.com/en/2022/9-august-big-column-of-smoke-over-novofedorivka-airfield" text:style-name="Internet_20_link" text:visited-style-name="Visited_20_Internet_20_Link">
 </text:a>
<text:a xlink:type="simple" xlink:href="https://liveuamap.com" text:style-name="Internet_20_link" text:visited-style-name="Visited_20_Internet_20_Link">
乌克兰</text:a>
[在克里米亚西部的诺诺夫德里瓦卡飞机场的大型专栏(https://liveuamap.com/en/2022/9-august-big-column-of-smoke-over-novofedorivka-airfield)显示评论</text:p>
      <text:p text:style-name="P4">
新闻集链接：[https：\/\/liveuamap.com \/en \/2023 \/27- 6-June-russian-army-army-docducted-missile-trike-at-at-Centrike]](https：\/\/liveuamap.com \/en \/2023 \/27-6-June-Russian-Army-army-dymed-ductucted-drike-trike-the-in-centrike-in-centrike-)</text:p>
      <text:p text:style-name="P4">
News Source: <text:a xlink:type="simple" xlink:href="https://twitter.com/rezerv8/status/1673741699917529116" text:style-name="Internet_20_link" text:visited-style-name="Visited_20_Internet_20_Link">
https://twitter.com/rezerv8/status/1673741699917529116</text:a>
</text:p>
      <!--NEWS-->
      <text:h text:style-name="P10" text:outline-level="1">
<text:span text:style-name="T4">
由于Kramatorsk的导弹罢工而破坏</text:span>
</text:h>
      <text:p text:style-name="P4">
作者: liveuamap (Language: en)</text:p>
      <text:p text:style-name="P4">
时间: 2023-06-27T13:28:24</text:p>
      <text:p text:style-name="P4">
地点: Donetsk Oblast (Latitude:48.72662 Longtitude:37.56517)</text:p>
      <text:p text:style-name="P4">
视频: []</text:p>
      <text:p text:style-name="P4">
图片: ["<text:a xlink:type="simple" xlink:href="https://liveuamap.com/pics/2023/06/27/22572172_0.jpg" text:style-name="Internet_20_link" text:visited-style-name="Visited_20_Internet_20_Link">
22572172_0.jpg</text:a>
"]</text:p>
      <text:p text:style-name="P4">
标签: []</text:p>
      <text:p text:style-name="P4">
Id: 22572172</text:p>
      <!--METADATA-->
      <text:p text:style-name="P4">
由于Kramatorsk的导弹罢工而破坏</text:p>
      <text:p text:style-name="P4">
<draw:frame draw:style-name="fr1" draw:name="Image52" text:anchor-type="as-char" svg:width="6.9236in" svg:height="6.177982in" draw:z-index="0">
<draw:image xlink:href="../Images/liveuamap/2023-06-27T13-28-24/22572172_0.jpg" xlink:type="simple" xlink:show="embed" xlink:actuate="onLoad" draw:mime-type="image/jpeg"/>
</draw:frame>
新闻集链接：<text:a xlink:type="simple" xlink:href="https：\/\/liveuamap.com \/en \/2023 \/27-June-Desteruction-as-as-As-a-a-a-missile-strike-in-kramatorsk" text:style-name="Internet_20_link" text:visited-style-name="Visited_20_Internet_20_Link">
https：\/\/liveuamap.com \/en \/2023 \/27-June-Destruction-as-as-as-as-As-a-As-a-missile-trike-in-kramatorsk</text:a>
</text:p>
      <text:p text:style-name="P4">
News Source: <text:a xlink:type="simple" xlink:href="https://t.me/novosti_donbass24/49981" text:style-name="Internet_20_link" text:visited-style-name="Visited_20_Internet_20_Link">
https://t.me/novosti_donbass24/49981</text:a>
</text:p>
      <!--NEWS-->
      <text:h text:style-name="P10" text:outline-level="1">
<text:span text:style-name="T4">
导弹撞到了克拉曼托克中部的拥挤咖啡馆 - 区域管理负责人</text:span>
</text:h>
      <text:p text:style-name="P4">
作者: liveuamap (Language: en)</text:p>
      <text:p text:style-name="P4">
时间: 2023-06-27T13:34:29</text:p>
      <text:p text:style-name="P4">
地点: Kramatorsk (Latitude:48.72426 Longtitude:37.56509)</text:p>
      <text:p text:style-name="P4">
视频: []</text:p>
      <text:p text:style-name="P4">
图片: ["<text:a xlink:type="simple" xlink:href="https://liveuamap.com/pics/2023/06/27/22572173_0.jpg" text:style-name="Internet_20_link" text:visited-style-name="Visited_20_Internet_20_Link">
22572173_0.jpg</text:a>
"]</text:p>
      <text:p text:style-name="P4">
标签: []</text:p>
      <text:p text:style-name="P4">
Id: 22572173</text:p>
      <!--METADATA-->
      <text:p text:style-name="P4">
导弹撞到了克拉曼托克中部的拥挤咖啡馆 - 区域管理负责人  <draw:frame draw:style-name="fr1" draw:name="Image53" text:anchor-type="as-char" svg:width="6.9236in" svg:height="5.1927in" draw:z-index="0">
<draw:image xlink:href="../Images/liveuamap/2023-06-27T13-34-29/22572173_0.jpg" xlink:type="simple" xlink:show="embed" xlink:actuate="onLoad" draw:mime-type="image/jpeg"/>
</draw:frame>
新闻集链接：<text:a xlink:type="simple" xlink:href="https：\/\/liveuamap.com \/en \/2023 \/27- 6月-june-missile-hit-crowded-crowded-crowded-central-kramatorsk--head" text:style-name="Internet_20_link" text:visited-style-name="Visited_20_Internet_20_Link">
https：\/\/liveuamap.com \/en \/2023 \/27- 6月-june-missile-hit-crowded-crowded-crowded-cafe-cafe-in-central-kramatorsk--head</text:a>
</text:p>
      <text:p text:style-name="P4">
News Source: <text:a xlink:type="simple" xlink:href="https://t.me/channel24_ua/94430" text:style-name="Internet_20_link" text:visited-style-name="Visited_20_Internet_20_Link">
https://t.me/channel24_ua/94430</text:a>
</text:p>
      <!--NEWS-->
      <text:h text:style-name="P10" text:outline-level="1">
<text:span text:style-name="T4">
38次战斗冲突发生在利曼，巴赫穆特和马林斯卡亚的方向</text:span>
</text:h>
      <text:p text:style-name="P4">
作者: ['АРМІЯINFORM']</text:p>
      <text:p text:style-name="P4">
时间: 2023-06-27T14:00:00-04:00</text:p>
      <text:p text:style-name="P4">
描述: 关于ZSU的Rankovoi总参谋部的Rankova，“敌人I Podalies ...与乌克兰2022年的战争，与乌克兰与乌克兰的最新新闻，今天与乌克兰2022年的新闻战争，乌克兰和俄罗斯之间以及俄罗斯之间的战争，当，他们在2022年与乌克兰的战争将是与否，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19/11/3-4.jpg" text:style-name="Internet_20_link" text:visited-style-name="Visited_20_Internet_20_Link">
3-4.jpg</text:a>
']</text:p>
      <text:p text:style-name="P4">
标签: ['STOPRUSSIA', 'АГРЕСІЯ РФ', 'ВІЙНА', 'ВТОРГНЕННЯ РФ', 'ГШ ЗСУ']</text:p>
      <text:p text:style-name="P4">
类别: News</text:p>
      <!--METADATA-->
      <text:p text:style-name="P4">
<draw:frame draw:style-name="fr1" draw:name="Image54" text:anchor-type="as-char" svg:width="6.9236in" svg:height="4.615733in" draw:z-index="0">
<draw:image xlink:href="../Images/AРМІЯINFORM/2023-06-27T14-00-00-04-00/3-4.jpg" xlink:type="simple" xlink:show="embed" xlink:actuate="onLoad" draw:mime-type="image/jpeg"/>
</draw:frame>
说明性照片<text:span text:style-name="T4">
🔥俄罗斯入侵的情况</text:span>
</text:p>
      <text:p text:style-name="P4">
关于这个<text:a xlink:type="simple" xlink:href="https://www.facebook.com/GeneralStaff.ua/posts/pfbid02wQoQcoJUEsv1sQGaTDPf6qzPZC5strMvUQ2Jyrim7yfBwoNG14DP2KemksVXUa5cl" text:style-name="Internet_20_link" text:visited-style-name="Visited_20_Internet_20_Link">
被引用</text:a>
在武装部队总人员的早晨摘要</text:p>
      <text:p text:style-name="P4">
“敌人继续集中在利马的主要努力，巴赫穆特·塔玛林(Bakhmut Tamarin)的指示 - 白天发生了38次战斗冲突，”该信息负责。”</text:p>
      <text:p text:style-name="P4">
In the Liman direction, the enemy struck air strikes in the areas of Bigorivka region and Merry, controversial and Razdolivka in Donetsk region. The artillery shelling was suffered by Bigorivka of the Luhansk region and Torke, Serebryanka, Verkhnamyansk, controversial and Rozdolivka - Donetsk.</text:p>
      <text:p text:style-name="P4">
在巴赫穆特(Bakhmut)的方向上，敌人在Bogdanivka中执行了不成功的进攻行动。 他在Sergiyivka，Soledar和Beligory的地区进行了空袭。 从炮击Vasyukivka，Markovo，Chrome，Yar，Ivanivske，Ivanivske，Pazarivka的敌方炮兵炮击地区，是Donetsk地区的切线。</text:p>
      <text:p text:style-name="P4">
在马林斯基(Mariinsky)的方向上，敌人在马林卡(Marinka)地区进行了进攻行动，没有成功。 他在Krasnogorivka附近击中了航空罢工。 同时，他在圣乔治(St. George)的定居点进行了炮击，唐内茨克地区(Donetsk Region)。</text:p>
      <text:p text:style-name="P4">
News Source: <text:a xlink:type="simple" xlink:href="https://armyinform.com.ua/2023/06/27/38-bojovyh-zitknen-vidbulosya-na-lymanskomu-bahmutskomu-ta-maryinskomu-napryamkah/" text:style-name="Internet_20_link" text:visited-style-name="Visited_20_Internet_20_Link">
https://armyinform.com.ua/2023/06/27/38-bojovyh-zitknen-vidbulosya-na-lymanskomu-bahmutskomu-ta-maryinskomu-napryamkah/</text:a>
</text:p>
      <!--NEWS-->
      <text:h text:style-name="P10" text:outline-level="1">
<text:span text:style-name="T4">
在Kramatorsk，至少有四人死亡和42人受伤</text:span>
</text:h>
      <text:p text:style-name="P4">
作者: Ukrinform (Person)</text:p>
      <text:p text:style-name="P4">
出版商: Укринформ (Organization)</text:p>
      <text:p text:style-name="P4">
出版时间: 2023-06-27T14:27:00+03:00</text:p>
      <text:p text:style-name="P4">
修改时间: 2023-06-27T23:27:00+03:00</text:p>
      <text:p text:style-name="P4">
描述: 由于俄罗斯对克拉马托斯克的火箭袭击增加到四人，炸死的人数增加了42人，严重程度有42人受伤。  - 乌克林。</text:p>
      <text:p text:style-name="P4">
图片: ['<text:a xlink:type="simple" xlink:href="https://static.ukrinform.com/photos/2023_06/thumb_files/630_360_1687892764-893.jpg" text:style-name="Internet_20_link" text:visited-style-name="Visited_20_Internet_20_Link">
630_360_16878...</text:a>
']</text:p>
      <text:p text:style-name="P4">
标签: ['Краматорськ', 'Обстріл', 'Війна з Росією', 'Ракетний удар']</text:p>
      <text:p text:style-name="P4">
类型: Article</text:p>
      <!--METADATA-->
      <text:p text:style-name="P4">
<draw:frame draw:style-name="fr1" draw:name="Image55" text:anchor-type="as-char" svg:width="6.9236in" svg:height="3.956343in" draw:z-index="0">
<draw:image xlink:href="../Images/yкринформ/2023-06-27T14-27-00-03-00/630_360_1687892764-893.jpg" xlink:type="simple" xlink:show="embed" xlink:actuate="onLoad" draw:mime-type="image/jpeg"/>
</draw:frame>
俄罗斯火箭中风的人数增加了女儿-In -law，又增加了42人受伤的严重程度。</text:p>
      <text:p text:style-name="P4">
关于它<text:a xlink:type="simple" xlink:href="https://t.me/pgo_gov_ua/13877" text:style-name="Internet_20_link" text:visited-style-name="Visited_20_Internet_20_Link">
报告</text:a>
乌克林福姆报道，在总检察官办公室。</text:p>
      <text:p text:style-name="P4">
死者中有一个17岁的女孩，在受伤的8个月大的婴儿中。</text:p>
      <text:p text:style-name="P4">
爆炸的中心包含食品机构，公寓楼，商业场所，汽车，邮局和其他窗户，窗户和门的结构。 撞击导致大火。</text:p>
      <text:p text:style-name="P4">
<text:span text:style-name="T4">
另请阅读：</text:span>
 <text:span text:style-name="T4">
 <text:a xlink:type="simple" xlink:href="https://www.ukrinform.ua/rubric-ato/3728539-kilkist-poranenih-vnaslidok-obstrilu-kramatorska-zbilsilas-do-42-nacpolicia.html" text:style-name="Internet_20_link" text:visited-style-name="Visited_20_Internet_20_Link">
由于Kramatorski开火而受伤的人数已增长到42-国家警察</text:a>
</text:span>
</text:p>
      <text:p text:style-name="P4">
此外，入侵者解雇了贝伦克村的私营部门。 晚上有5名当地居民受伤。</text:p>
      <text:p text:style-name="P4">
差距仍在拆卸。 人们可能在其中，因此仍在建立伤亡人数。</text:p>
      <text:p text:style-name="P4">
<text:span text:style-name="T4">
另请阅读：</text:span>
 <text:span text:style-name="T4">
 [恐怖的每一次表现都证明俄罗斯联邦仅应有中风和法庭 -  Zelensky]](https://www.ukrinform.ua/rubric-ato/3728550-kozen-proav-teroru-dovodit-so-rf-zaslugovue-lise-na-porazku-j-tribunal-zelenskij.html)</text:span>
</text:p>
      <text:p text:style-name="P4">
正如乌克林福姆报道的那样，6月27日，俄罗斯人袭击了两个<text:span text:style-name="T4">
 <text:a xlink:type="simple" xlink:href="https://www.ukrinform.ua/tag-raketnij-udar" text:style-name="Internet_20_link" text:visited-style-name="Visited_20_Internet_20_Link">
火箭发射器</text:a>
</text:span>
在kramatorsk上。</text:p>
      <text:p text:style-name="P4">
<text:span text:style-name="T4">
另请阅读：</text:span>
 <text:span text:style-name="T4">
 [在kramatorsk中(https://www.ukrinform.ua/rubric-ato/3728532-u-kramatorsku-kilkist-zertv-raketnogo-udaru-zrosla-do-troh-25-poranenih.html)</text:span>
</text:p>
      <text:p text:style-name="P4">
第一个命中是_ <text:span text:style-name="T4">
 [第二个城市中心的食品建筑 - 在比伦克村。 这是给出的(https://www.ukrinform.ua/rubric-ato/3728508-u-kramatorsku-rosijska-raketa-zrujnuvala-zaklad-u-centri-mista.html)</text:span>
 _</text:p>
      <text:p text:style-name="P4">
News Source: <text:a xlink:type="simple" xlink:href="https://www.ukrinform.ua/rubric-ato/3728563-u-kramatorsku-vze-sonajmense-cetvero-zagiblih-ta-42-poranenih.html" text:style-name="Internet_20_link" text:visited-style-name="Visited_20_Internet_20_Link">
https://www.ukrinform.ua/rubric-ato/3728563-u-kramatorsku-vze-sonajmense-cetvero-zagiblih-ta-42-poranenih.html</text:a>
</text:p>
      <!--NEWS-->
      <text:h text:style-name="P10" text:outline-level="1">
<text:span text:style-name="T4">
荷兰正在努力加强乌克兰 - 鲁特防空</text:span>
</text:h>
      <text:p text:style-name="P4">
作者: Ukrinform (Person)</text:p>
      <text:p text:style-name="P4">
出版商: Укринформ (Organization)</text:p>
      <text:p text:style-name="P4">
出版时间: 2023-06-27T15:30:00+03:00</text:p>
      <text:p text:style-name="P4">
修改时间: 2023-06-27T23:30:00+03:00</text:p>
      <text:p text:style-name="P4">
描述: 荷兰正在努力增强乌克兰的防空防空。  - 乌克林。</text:p>
      <text:p text:style-name="P4">
图片: ['<text:a xlink:type="simple" xlink:href="https://static.ukrinform.com/photos/2023_06/thumb_files/630_360_1687896631-952.jpg" text:style-name="Internet_20_link" text:visited-style-name="Visited_20_Internet_20_Link">
630_360_16878...</text:a>
']</text:p>
      <text:p text:style-name="P4">
标签: ['Нідерланди', 'Рютте', 'Україна', 'ППО']</text:p>
      <text:p text:style-name="P4">
类型: Article</text:p>
      <!--METADATA-->
      <text:p text:style-name="P4">
<draw:frame draw:style-name="fr1" draw:name="Image56" text:anchor-type="as-char" svg:width="6.9236in" svg:height="3.956343in" draw:z-index="0">
<draw:image xlink:href="../Images/yкринформ/2023-06-27T15-30-00-03-00/630_360_1687896631-952.jpg" xlink:type="simple" xlink:show="embed" xlink:actuate="onLoad" draw:mime-type="image/jpeg"/>
</draw:frame>
荷兰正在努力增强乌克兰的防空防空。</text:p>
      <text:p text:style-name="P4">
荷兰首相马克·鲁特海牙。</text:p>
      <text:p text:style-name="P4">
“我们竭尽全力加强防空(乌克兰)(https://www.ukrinform.ua/tag-ukraina)，我们和以前一样，我们将专门用于城市，在未来几年和未来几年中，对平民的罪行绝不受到俄罗斯的残酷强烈攻击。 当此事与乌克兰进一步建立北约的关系时，将其决定向乌克兰和联盟的所有成员，而不是弗拉基米尔·普京而不是俄罗斯联邦，”他强调。</text:p>
      <text:p text:style-name="P4">
据他说，立陶宛是下个月首脑会议的好地方。 他还说，乌克兰正在发展的道路是过去30年中与俄罗斯边界其他国家通过的道路。</text:p>
      <text:p text:style-name="P4">
鲁特还指出，北约成员现在是31个国家，希望瑞典在第32个国家排名第32。</text:p>
      <text:p text:style-name="P4">
“由于他的无情侵略，普京的计划造成了令人不愉快的后果。 他同意分享我们，但现在他知道我们将继续坚定地保持我们的集体安全。”他说。</text:p>
      <text:p text:style-name="P4">
另外，鲁特回答记者在乌克兰在北约成员途中的具体步骤的问题，鲁特说：“立陶宛和罗马尼亚总统非常清楚地说，我们应该向前促进后建设，我们不能简单地遵循布加勒斯特。可以在北约峰会上接受，这将使乌克兰明确表示其在北约的未来。”他说。</text:p>
      <text:p text:style-name="P4">
正如乌克林福姆(Ukrinform)报道的，2023年6月27日，星期二，北约为北约峰会准备的会议应于7月11日至12日在荷兰哈兹举行。</text:p>
      <text:p text:style-name="P4">
北约第一任秘书长詹斯·斯托尔滕贝格(Jens Stoltenberg)到达西部，之后与荷兰总理马克·鲁特(Mark Rutte)会面。</text:p>
      <text:p text:style-name="P4">
*!(https://www.ukrinform.ua/rubric-ato/3725172-ukraini-ne-vistacae-zasobiv-ppo-sob-zakriti-vsu-teritoriu-vid-rosijskih-obstriliv-ignat.html)</text:p>
      <text:p text:style-name="P4">
在这次会议上，其参与者讨论了乌克兰的俄罗斯联合会和世界安全。</text:p>
      <text:p text:style-name="P4">
据报道，自从俄罗斯入侵北约和联盟国家以来，他继续为乌克兰提供重要的政治，经济，人道主义和军事援助。 这种援助的延续和增加将是该国州和政府院长会议期间的主要主题之一，该国将于7月11日至12日在维尔纽斯举行。</text:p>
      <text:p text:style-name="P4">
北约秘书长詹斯·斯托尔滕贝格(Jens Stoltenberg)在北约盟国同意乌克兰成为联盟的最新前会议上指出，但不会考虑其正式邀请在维尔纽斯峰会上进入的问题。</text:p>
      <text:p text:style-name="P4">
<text:span text:style-name="T4">
另请阅读：</text:span>
 <text:a xlink:type="simple" xlink:href="https://www.ukrinform.ua/rubric-polytics/3728551-vijna-putina-ne-prizvela-ni-do-cogo-okrim-nestabilnosti-rutte.html" text:style-name="Internet_20_link" text:visited-style-name="Visited_20_Internet_20_Link">
普京的战争除了不稳定 -  <text:span text:style-name="T4">
 rutte </text:span>
</text:a>
他指出，在维尔纽斯峰会上做出的决定将导致乌克兰前往北约。</text:p>
      <text:p text:style-name="P4">
在各个层面上，乌克兰一方强调，在2008年北约布加勒斯特峰会上听到的“乌克兰联盟成员”的保证是不够的。</text:p>
      <text:p text:style-name="P4">
取而代之的是，乌克兰在保证安全的问题上提出了北约盟友，并有明显的迁移联盟的前景。</text:p>
      <text:p text:style-name="P4">
News Source: <text:a xlink:type="simple" xlink:href="https://www.ukrinform.ua/rubric-ato/3728560-niderlandi-dokladaut-zusil-dla-zmicnenna-protipovitranoi-oboroni-ukraini-rutte.html" text:style-name="Internet_20_link" text:visited-style-name="Visited_20_Internet_20_Link">
https://www.ukrinform.ua/rubric-ato/3728560-niderlandi-dokladaut-zusil-dla-zmicnenna-protipovitranoi-oboroni-ukraini-rutte.html</text:a>
</text:p>
      <!--NEWS-->
      <text:h text:style-name="P10" text:outline-level="1">
<text:span text:style-name="T4">
Zaporizhzhia报告了爆炸</text:span>
</text:h>
      <text:p text:style-name="P4">
作者: liveuamap (Language: en)</text:p>
      <text:p text:style-name="P4">
时间: 2023-06-27T15:36:46</text:p>
      <text:p text:style-name="P4">
地点: Zaporizhzhia, Zaporiz'ka oblast (Latitude:47.8392 Longtitude:35.08604)</text:p>
      <text:p text:style-name="P4">
视频: []</text:p>
      <text:p text:style-name="P4">
图片: []</text:p>
      <text:p text:style-name="P4">
标签: ["Europe", "Central and Eastern Europe"]</text:p>
      <text:p text:style-name="P4">
Id: 22572176</text:p>
      <!--METADATA-->
      <text:p text:style-name="P4">
Zaporizhzhia报告了爆炸</text:p>
      <text:p text:style-name="P4">
新闻集链接：<text:a xlink:type="simple" xlink:href="https：\/\/liveuamap.com \/en \/2023 \/27-June-explosions在zaporizhzhia-" text:style-name="Internet_20_link" text:visited-style-name="Visited_20_Internet_20_Link">
https：\/\/liveuamap.com \/en \/2023 \/27-June-explosions在zaporizhzhia-</text:a>
</text:p>
      <text:p text:style-name="P4">
News Source: <text:a xlink:type="simple" xlink:href="https://t.me/war_monitor/8375" text:style-name="Internet_20_link" text:visited-style-name="Visited_20_Internet_20_Link">
https://t.me/war_monitor/8375</text:a>
</text:p>
      <!--NEWS-->
      <text:h text:style-name="P10" text:outline-level="1">
<text:span text:style-name="T4">
汤森路透媒体公司购买基于人工智能的法律初创公司</text:span>
</text:h>
      <text:p text:style-name="P4">
作者: Ukrinform (Person)</text:p>
      <text:p text:style-name="P4">
出版商: Укринформ (Organization)</text:p>
      <text:p text:style-name="P4">
出版时间: 2023-06-27T15:55:41+03:00</text:p>
      <text:p text:style-name="P4">
修改时间: 2023-06-27T15:55:41+03:00</text:p>
      <text:p text:style-name="P4">
描述: Thomson Reuters Media Company将以6.5亿美元的价格收购一家拥有助理人工智能（AI）的法律创业公司的Casetext。  - 乌克林。</text:p>
      <text:p text:style-name="P4">
图片: ['<text:a xlink:type="simple" xlink:href="https://static.ukrinform.com/photos/2017_09/thumb_files/630_360_1504424821-5976.jpg" text:style-name="Internet_20_link" text:visited-style-name="Visited_20_Internet_20_Link">
630_360_15044...</text:a>
']</text:p>
      <text:p text:style-name="P4">
标签: ['Стартап', 'Технології', 'Штучний інтелект', 'Медіа']</text:p>
      <text:p text:style-name="P4">
类型: Article</text:p>
      <!--METADATA-->
      <text:p text:style-name="P4">
<draw:frame draw:style-name="fr1" draw:name="Image57" text:anchor-type="as-char" svg:width="6.9236in" svg:height="3.956343in" draw:z-index="0">
<draw:image xlink:href="../Images/yкринформ/2023-06-27T15-55-41-03-00/630_360_1504424821-5976.jpg" xlink:type="simple" xlink:show="embed" xlink:actuate="onLoad" draw:mime-type="image/jpeg"/>
</draw:frame>
汤森路透媒体公司将收购棺材 - 一家具有人工智能助理的法律创业公司(雷神) -  6.5亿美元。</text:p>
      <text:p text:style-name="P4">
关于它报告<text:a xlink:type="simple" xlink:href="https://www.reuters.com/markets/deals/thomson-reuters-acquire-legal-tech-provider-casetext-650-mln-2023-06-27/" text:style-name="Internet_20_link" text:visited-style-name="Visited_20_Internet_20_Link">
路透</text:a>
，报道乌克林福姆。</text:p>
      <text:p text:style-name="P4">
CaseText的关键产品之一是Cocounsel，这是一位具有形状情报的法律助理，于2023年在GPT -4上推出。 汤森·路透社(Thomson Reuters)表示，在几分钟之内，它提供了文件，法律研究说明，准备合同的声明分析的审查。</text:p>
      <text:p text:style-name="P4">
Casetext获得了大型语言模型OpenAI GPT-4的访问，这使得通过新技术开发解决方案并改善律师的使用成为可能。</text:p>
      <text:p text:style-name="P4">
<text:span text:style-name="T4">
另请阅读：</text:span>
 <text:a xlink:type="simple" xlink:href="https://www.ukrinform.ua/rubric-technology/3728167-v-aponii-hocut-vprovaditi-stucnij-intelekt-dla-polegsenna-praci-derzsluzbovciv.html" text:style-name="Internet_20_link" text:visited-style-name="Visited_20_Internet_20_Link">
在日本，他们想介绍<text:span text:style-name="T4">
人造</text:span>
 <text:span text:style-name="T4">
智力</text:span>
向公务员的工作酯</text:a>
Casetext加州有104名员工，其客户有10,000家律师事务所和公司法律部门。</text:p>
      <text:p text:style-name="P4">
汤森路透史蒂夫·哈斯克(Steve Hasker)的总裁兼首席执行官指出，赌场的收购是提供生成决定的又一步<text:a xlink:type="simple" xlink:href="https://www.ukrinform.ua/tag-stucnij-intelekt" text:style-name="Internet_20_link" text:visited-style-name="Visited_20_Internet_20_Link">
人工智能</text:a>
顾客。</text:p>
      <text:p text:style-name="P4">
生成型AI是一种人工智能，可以生成新的内容或数据答案，以解决线索或用户的问题。</text:p>
      <text:p text:style-name="P4">
<text:span text:style-name="T4">
另请阅读：</text:span>
 <text:a xlink:type="simple" xlink:href="https://www.ukrinform.ua/rubric-technology/3725885-openai-planue-stvoriti-magazin-dodatkiv-dla-produktiv-zi-stucnim-intelektom-zmi.html" text:style-name="Internet_20_link" text:visited-style-name="Visited_20_Internet_20_Link">
Openai计划使用<text:span text:style-name="T4">
人工</text:span>
 <text:span text:style-name="T4">
智能创建产品商店</text:span>
 om -Media</text:a>
预计该协议将在2023年下半年完成，前提是监管机构是条件许可证。</text:p>
      <text:p text:style-name="P4">
早些时候，汤森·路透社(Thomson Reuters)首席财务官迈克尔·伊斯特伍德(Michael Eastwood)表示，该公司正计划每年投资约1亿美元用于人工智能。</text:p>
      <text:p text:style-name="P4">
News Source: <text:a xlink:type="simple" xlink:href="https://www.ukrinform.ua/rubric-technology/3728371-mediakompania-thomson-reuters-kupue-uridicnij-startap-na-osnovi-stucnogo-intelektu.html" text:style-name="Internet_20_link" text:visited-style-name="Visited_20_Internet_20_Link">
https://www.ukrinform.ua/rubric-technology/3728371-mediakompania-thomson-reuters-kupue-uridicnij-startap-na-osnovi-stucnogo-intelektu.html</text:a>
</text:p>
      <!--NEWS-->
      <text:h text:style-name="P10" text:outline-level="1">
<text:span text:style-name="T4">
乌克兰防守者每天消除了590名入侵者，销毁了28个手工系统，14 BBM和2 RSZV</text:span>
</text:h>
      <text:p text:style-name="P4">
作者: ['АРМІЯINFORM']</text:p>
      <text:p text:style-name="P4">
时间: 2023-06-27T16:00:00-04:00</text:p>
      <text:p text:style-name="P4">
描述: Zagalni Boyov，在02.24.22至06/27/23 Orintovo成为：...与乌克兰2022年战争，与乌克兰的战争，今天与乌克兰的最新新闻，今天与乌克兰的新闻战争，今天与乌克兰2022年，乌克兰会在乌克兰之间发生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6/bdbee691-9558-4329-8431-37b640b500a2-scaled.jpg" text:style-name="Internet_20_link" text:visited-style-name="Visited_20_Internet_20_Link">
bdbee691-9558-4329-8431-37b640b500a2-scaled.jpg</text:a>
']</text:p>
      <text:p text:style-name="P4">
标签: ['АГРЕСІЯ РФ', 'ВТОРГНЕННЯ РФ', 'ВТРАТИ ВОРОГА', 'ГШ ЗСУ']</text:p>
      <text:p text:style-name="P4">
类别: News</text:p>
      <!--METADATA-->
      <text:p text:style-name="P4">
<draw:frame draw:style-name="fr1" draw:name="Image58" text:anchor-type="as-char" svg:width="6.9236in" svg:height="6.987066in" draw:z-index="0">
<draw:image xlink:href="../Images/AРМІЯINFORM/2023-06-27T16-00-00-04-00/bdbee691-9558-4329-8431-37b640b500a2-scaled.jpg" xlink:type="simple" xlink:show="embed" xlink:actuate="onLoad" draw:mime-type="image/jpeg"/>
</draw:frame>
从24.02.22到27.06.23的敌人的总损失将定向：</text:p>
      <text:p text:style-name="P4">
<text:span text:style-name="T4">
<text:span text:style-name="T5">
人员 -  </text:span>
* 226170(+590)淘汰的人</text:span>
<text:span text:style-name="T5">
坦克 -  </text:span>
<text:span text:style-name="T5">
 4036(+5)</text:span>
<text:span text:style-name="T4">
战斗装甲车 -  </text:span>
 7834(+14)<text:span text:style-name="T4">
<text:span text:style-name="T5">
炮兵系统 -  </text:span>
<text:span text:style-name="T5">
 4083(+28)</text:span>
 </text:span>
 rszv- <text:span text:style-name="T4">
 626(+2)</text:span>
<text:span text:style-name="T5">
防空 -  </text:span>
<text:span text:style-name="T5">
 386(+1)</text:span>
<text:span text:style-name="T4">
飞机 -  </text:span>
 314(0)<text:span text:style-name="T4">
<text:span text:style-name="T5">
直升机 -  </text:span>
* 308(0)</text:span>
<text:span text:style-name="T5">
无用的手术级别级别 -  </text:span>
<text:span text:style-name="T5">
 3492(+10)</text:span>
<text:span text:style-name="T4">
有翼的导弹 -  </text:span>
 1261(+2)<text:span text:style-name="T4">
<text:span text:style-name="T5">
船 /船 -  </text:span>
* 18(0)</text:span>
<text:span text:style-name="T5">
特殊设备 -  </text:span>
* 563(+6)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27.06.23。</text:p>
      <text:p text:style-name="P4">
News Source: <text:a xlink:type="simple" xlink:href="https://armyinform.com.ua/2023/06/27/ukrayinski-zahysnyky-za-dobu-likviduvaly-590-okupantiv-znyshhyly-28-artsystem-14-bbm-i-2-rszv/" text:style-name="Internet_20_link" text:visited-style-name="Visited_20_Internet_20_Link">
https://armyinform.com.ua/2023/06/27/ukrayinski-zahysnyky-za-dobu-likviduvaly-590-okupantiv-znyshhyly-28-artsystem-14-bbm-i-2-rszv/</text:a>
</text:p>
      <!--NEWS-->
      <text:h text:style-name="P10" text:outline-level="1">
<text:span text:style-name="T4">
奥迪的exglav在柴油机案中获得了传统术语</text:span>
</text:h>
      <text:p text:style-name="P4">
作者: Ukrinform (Person)</text:p>
      <text:p text:style-name="P4">
出版商: Укринформ (Organization)</text:p>
      <text:p text:style-name="P4">
出版时间: 2023-06-27T16:03:00+03:00</text:p>
      <text:p text:style-name="P4">
修改时间: 2023-06-27T16:03:00+03:00</text:p>
      <text:p text:style-name="P4">
描述: 慕尼黑法院将奥迪·鲁珀特·斯塔德勒（Audi Rupert Stadler）的汽车公司的交易所判处有条件的1年和9个月的监禁，而与柴油发动机大众汽车的软件欺诈”。  - 乌克林。</text:p>
      <text:p text:style-name="P4">
图片: ['<text:a xlink:type="simple" xlink:href="https://static.ukrinform.com/photos/2023_06/thumb_files/630_360_1687870883-493.jpg" text:style-name="Internet_20_link" text:visited-style-name="Visited_20_Internet_20_Link">
630_360_16878...</text:a>
']</text:p>
      <text:p text:style-name="P4">
标签: ['Німеччина', 'Суд', 'Volkswagen', 'Вирок', 'Дизельгейт']</text:p>
      <text:p text:style-name="P4">
类型: Article</text:p>
      <!--METADATA-->
      <text:p text:style-name="P4">
<draw:frame draw:style-name="fr1" draw:name="Image59" text:anchor-type="as-char" svg:width="6.9236in" svg:height="3.956343in" draw:z-index="0">
<draw:image xlink:href="../Images/yкринформ/2023-06-27T16-03-00-03-00/630_360_1687870883-493.jpg" xlink:type="simple" xlink:show="embed" xlink:actuate="onLoad" draw:mime-type="image/jpeg"/>
</draw:frame>
慕尼黑法院谴责奥迪·鲁珀特·劳德拉多汽车公司(Audi Rupert Laudlerado Automobile Company)在带有柴油发动机的柴油发动机的情况下，有条件地有1年零9个月。(“柴油”).</text:p>
      <text:p text:style-name="P4">
Про це повідомляє <text:a xlink:type="simple" xlink:href="https://www.reuters.com/business/autos-transportation/audi-ex-boss-handed-suspended-sentence-1-year-nine-months-diesel-trial-2023-06-27/" text:style-name="Internet_20_link" text:visited-style-name="Visited_20_Internet_20_Link">
 Reuters </text:a>
，报道乌克林福姆。</text:p>
      <text:p text:style-name="P4">
斯塔勒被判犯有欺诈罪。 他成为大众董事委员会被定罪的柴油罪名成员。</text:p>
      <text:p text:style-name="P4">
它也被罚款110万欧元。</text:p>
      <text:p text:style-name="P4">
代表Stadler的利益的律师Ulrke Tolle-Grol表示，他不知道使用汽车的操纵并损害买家，但他是可能的。</text:p>
      <text:p text:style-name="P4">
最初，检察官办公室要求以200万欧元的价格罚款Stadler。</text:p>
      <text:p text:style-name="P4">
<text:span text:style-name="T4">
另请阅读：</text:span>
 [<text:span text:style-name="T4">
大众汽车</text:span>
出售其植物(https://www.ukrinform.ua/rubric-economy/3698482-volkswagen-prodae-svij-zavod-u-rosii-miscevomu-avtodileru.html)据报道，丑闻是在美国环保人员发现带有柴油发动机的大众汽车安装软件后决定的，该汽车有时可以减少废气和绕过环境标准。 制造商的集体诉讼提起了26万司机。 2015年，使用了大众汽车和奥迪，他们使用非法软件在排放测试期间操纵结果。</text:p>
      <text:p text:style-name="P4">
2020年5月，在[德国]的联邦法院(https://www.ukrinform.ua/tag-nimeccina)大众汽车自动联合会决定向带有可拆卸发动机的汽车买家支付赔偿，这些引擎配备了软件，并收集了有关有害排放的信息。</text:p>
      <text:p text:style-name="P4">
自2020年以来，Stadler案中的诉讼一直持续。</text:p>
      <text:p text:style-name="P4">
News Source: <text:a xlink:type="simple" xlink:href="https://www.ukrinform.ua/rubric-world/3728379-eksglava-audi-otrimav-umovnij-termin-u-spravi-pro-dizelgejt.html" text:style-name="Internet_20_link" text:visited-style-name="Visited_20_Internet_20_Link">
https://www.ukrinform.ua/rubric-world/3728379-eksglava-audi-otrimav-umovnij-termin-u-spravi-pro-dizelgejt.html</text:a>
</text:p>
      <!--NEWS-->
      <text:h text:style-name="P10" text:outline-level="1">
<text:span text:style-name="T4">
乌克兰篮球中央队将参加NBA夏季联赛</text:span>
</text:h>
      <text:p text:style-name="P4">
作者: Ukrinform (Person)</text:p>
      <text:p text:style-name="P4">
出版商: Укринформ (Organization)</text:p>
      <text:p text:style-name="P4">
出版时间: 2023-06-27T16:05:54+03:00</text:p>
      <text:p text:style-name="P4">
修改时间: 2023-06-27T16:05:54+03:00</text:p>
      <text:p text:style-name="P4">
描述: 乌克兰Dmitry Skapintsev国家队25年中心将参加北美国​​家篮球协会（NBA）的夏季联赛。  - 乌克林。</text:p>
      <text:p text:style-name="P4">
图片: ['<text:a xlink:type="simple" xlink:href="https://static.ukrinform.com/photos/2023_06/thumb_files/630_360_1687867953-547.jpg" text:style-name="Internet_20_link" text:visited-style-name="Visited_20_Internet_20_Link">
630_360_16878...</text:a>
']</text:p>
      <text:p text:style-name="P4">
标签: ['Баскетбол', 'НБА', 'Спорт', 'Збірна України']</text:p>
      <text:p text:style-name="P4">
类型: Article</text:p>
      <!--METADATA-->
      <text:p text:style-name="P4">
<draw:frame draw:style-name="fr1" draw:name="Image60" text:anchor-type="as-char" svg:width="6.9236in" svg:height="3.956343in" draw:z-index="0">
<draw:image xlink:href="../Images/yкринформ/2023-06-27T16-05-54-03-00/630_360_1687867953-547.jpg" xlink:type="simple" xlink:show="embed" xlink:actuate="onLoad" draw:mime-type="image/jpeg"/>
</draw:frame>
乌克兰25岁的Dmitry Skapintsev将参加夏季Lisiponnoh美国国家篮球协会(NBA).</text:p>
      <text:p text:style-name="P4">
Українець <text:a xlink:type="simple" xlink:href="https://fbu.ua/news/centroviy-zbrno-ukrani-zgra-za-nks-v-ltny-lz-nba" text:style-name="Internet_20_link" text:visited-style-name="Visited_20_Internet_20_Link">
 гратиме </text:a>
乌克林福姆报道，在纽约举行的比赛将于7月7日至7月17日举行。</text:p>
      <text:p text:style-name="P4">
上个赛季，Skapintsev是G租赁中Westchester Nix Team-New York Pharmacy Club的一部分。</text:p>
      <text:p text:style-name="P4">
在韦斯特希斯特，斯卡皮特塞夫在比赛中平均得分6.9分，获得了5.5次选秀权和1.3齿轮，售出了59.2％的比赛。</text:p>
      <text:p text:style-name="P4">
<text:span text:style-name="T4">
另请阅读：</text:span>
 <text:a xlink:type="simple" xlink:href="https://www.ukrinform.ua/rubric-sports/3728195-ukrainski-basketbolistki-zdobuli-sriblo-cs-dla-sportsmenok-z-vadami-sluhu.html" text:style-name="Internet_20_link" text:visited-style-name="Visited_20_Internet_20_Link">
乌克兰人<text:span text:style-name="T4">
篮球</text:span>
伊斯蒂(Easti)赢得了带有听力障碍的Sportsmenok的银牌世界杯</text:a>
去年，Skapintsev在Eurobasket的一部分中首次亮相，在20123年世界杯比赛中为国家队效力。</text:p>
      <text:p text:style-name="P4">
照片：fbu.ua。</text:p>
      <text:p text:style-name="P4">
News Source: <text:a xlink:type="simple" xlink:href="https://www.ukrinform.ua/rubric-sports/3728376-centrovij-zbirnoi-ukraini-z-basketbolu-zigrae-za-niks-u-litnij-lizi-nba.html" text:style-name="Internet_20_link" text:visited-style-name="Visited_20_Internet_20_Link">
https://www.ukrinform.ua/rubric-sports/3728376-centrovij-zbirnoi-ukraini-z-basketbolu-zigrae-za-niks-u-litnij-lizi-nba.html</text:a>
</text:p>
      <!--NEWS-->
      <text:h text:style-name="P10" text:outline-level="1">
<text:span text:style-name="T4">
“ Mavka”收集了近1.52亿</text:span>
</text:h>
      <text:p text:style-name="P4">
作者: Ukrinform (Person)</text:p>
      <text:p text:style-name="P4">
出版商: Укринформ (Organization)</text:p>
      <text:p text:style-name="P4">
出版时间: 2023-06-27T16:07:00+03:00</text:p>
      <text:p text:style-name="P4">
修改时间: 2023-06-27T16:07:00+03:00</text:p>
      <text:p text:style-name="P4">
描述: 在国家租赁的17周内，动画录像带“Mavka。SorestSong”收集了₴151955 072.-乌克林福姆。</text:p>
      <text:p text:style-name="P4">
图片: ['<text:a xlink:type="simple" xlink:href="https://static.ukrinform.com/photos/2017_07/thumb_files/630_360_1500394718-4174.png" text:style-name="Internet_20_link" text:visited-style-name="Visited_20_Internet_20_Link">
630_360_15003...</text:a>
']</text:p>
      <text:p text:style-name="P4">
标签: ['Кіно', 'Держкіно', 'Леся Українка', 'Мультфільм «Мавка»']</text:p>
      <text:p text:style-name="P4">
类型: Article</text:p>
      <!--METADATA-->
      <text:p text:style-name="P4">
<draw:frame draw:style-name="fr1" draw:name="Image61" text:anchor-type="as-char" svg:width="6.9236in" svg:height="3.956343in" draw:z-index="0">
<draw:image xlink:href="../Images/yкринформ/2023-06-27T16-07-00-03-00/630_360_1500394718-4174.png" xlink:type="simple" xlink:show="embed" xlink:actuate="onLoad" draw:mime-type="image/png"/>
</draw:frame>
在国家租赁的第19周内，动画录像带“Mavka。ForestSong”聚集了₴151955 072。</text:p>
      <text:p text:style-name="P4">
[Facebook]在页面上的州电影机构的新闻服务提供了信息。(https://www.facebook.com/ukrainefilmagency/posts/pfbid0GyAikMXr5VAFat8nMzM4ZmBuvzNV25g128nLsVYrbkifvouU99ibtFfBapuXmygcl)，报道乌克林福姆。</text:p>
      <text:p text:style-name="P4">
“根据第十七周在国家租金的结果，Mavka的现金收集为₴151955 072 UAH。</text:p>
      <text:p text:style-name="P4">
德兹基诺提醒租金正在进行中。</text:p>
      <text:p text:style-name="P4">
动画电影是在乌克兰国家机构的支持下制作的，美国国际发展机构(你说).</text:p>
      <text:p text:style-name="P4">
<text:span text:style-name="T4">
Читайте також:</text:span>
 <text:a xlink:type="simple" xlink:href="https://www.ukrinform.ua/rubric-culture/3727861-film-mirnij21-pokazut-u-15-krainah-seitablaev-rozpoviv-detali.html" text:style-name="Internet_20_link" text:visited-style-name="Visited_20_Internet_20_Link">
 Фільм «Мирний-21» покажуть у 15 країнах - Сеітаблаєврозповів деталі </text:a>
乌克兰的电影发行由Film.UA发行Tkinmania电影发行进行。 该项目是“ 1+1”媒体合作伙伴。</text:p>
      <text:p text:style-name="P4">
正如乌克林福姆(Ukrinform)报道的<text:a xlink:type="simple" xlink:href="https://www.ukrinform.ua/rubric-culture/3723936-za-motivami-multfilmu-mavka-lisova-pisna-planuut-znati-serial.html" text:style-name="Internet_20_link" text:visited-style-name="Visited_20_Internet_20_Link">
乌克兰Studio Animagrad</text:a>
计划根据卡通“Mavka。ForestSong”拍摄该系列。  照片： @mavka.movi​​e，facebook_</text:p>
      <text:p text:style-name="P4">
News Source: <text:a xlink:type="simple" xlink:href="https://www.ukrinform.ua/rubric-culture/3728377-mavka-zibrala-u-prokati-majze-152-miljoni.html" text:style-name="Internet_20_link" text:visited-style-name="Visited_20_Internet_20_Link">
https://www.ukrinform.ua/rubric-culture/3728377-mavka-zibrala-u-prokati-majze-152-miljoni.html</text:a>
</text:p>
      <!--NEWS-->
      <text:h text:style-name="P10" text:outline-level="1">
<text:span text:style-name="T4">
庞贝发现了一张古老的披萨狂热图像</text:span>
</text:h>
      <text:p text:style-name="P4">
作者: Ukrinform (Person)</text:p>
      <text:p text:style-name="P4">
出版商: Укринформ (Organization)</text:p>
      <text:p text:style-name="P4">
出版时间: 2023-06-27T16:14:58+03:00</text:p>
      <text:p text:style-name="P4">
修改时间: 2023-06-27T16:14:58+03:00</text:p>
      <text:p text:style-name="P4">
描述: 意大利考古学家在庞培发现了一张2000年历史的照片，描绘了披萨的扇形。  - 乌克林。</text:p>
      <text:p text:style-name="P4">
图片: ['<text:a xlink:type="simple" xlink:href="https://static.ukrinform.com/photos/2017_10/thumb_files/630_360_1508285734-4341.jpg" text:style-name="Internet_20_link" text:visited-style-name="Visited_20_Internet_20_Link">
630_360_15082...</text:a>
']</text:p>
      <text:p text:style-name="P4">
标签: ['Археологи', 'Італія', 'Піца']</text:p>
      <text:p text:style-name="P4">
类型: Article</text:p>
      <!--METADATA-->
      <text:p text:style-name="P4">
<draw:frame draw:style-name="fr1" draw:name="Image62" text:anchor-type="as-char" svg:width="6.9236in" svg:height="3.956343in" draw:z-index="0">
<draw:image xlink:href="../Images/yкринформ/2023-06-27T16-14-58-03-00/630_360_1508285734-4341.jpg" xlink:type="simple" xlink:show="embed" xlink:actuate="onLoad" draw:mime-type="image/jpeg"/>
</draw:frame>
意大利考古学家在庞培发现了一张2000年历史的照片，描绘了披萨的扇形。</text:p>
      <text:p text:style-name="P4">
关于它报告<text:a xlink:type="simple" xlink:href="http://www.ansa.it/english/news/2023/06/27/ancestor-of-pizza-found-in-still-life-at-pompeii_66d592a3-c314-4523-8106-4b5ee3538796.html" text:style-name="Internet_20_link" text:visited-style-name="Visited_20_Internet_20_Link">
ANSA</text:a>
，报道乌克林福姆。  如图所述，最近在庞贝的一座多层公寓楼的砖石制作过程中发现了这些图像。 它位于室内测量中，旁边是一家面包店。</text:p>
      <text:p text:style-name="P4">
<text:span text:style-name="T4">
另请阅读：</text:span>
 <text:a xlink:type="simple" xlink:href="https://www.ukrinform.ua/rubric-world/3715277-v-egipti-arheologi-znajsli-majsterni-z-balzamuvanna-ta-grobnici.html" text:style-name="Internet_20_link" text:visited-style-name="Visited_20_Internet_20_Link">
在埃及<text:span text:style-name="T4">
考古学家</text:span>
找到了有关防腐和坟墓的讲习班</text:a>
这个发现是古罗马人吃的第一个证据，例如披萨，该披萨仍然是十九世纪在那不勒斯发明的。</text:p>
      <text:p text:style-name="P4">
同时，考古学家强调，壁画上的菜不可能是披萨，因为诸如西红柿和马苏里拉奶酪等关键成分，同时仍然带到<text:a xlink:type="simple" xlink:href="https://www.ukrinform.ua/tag-italia" text:style-name="Internet_20_link" text:visited-style-name="Visited_20_Internet_20_Link">
意大利</text:a>
Niminaiden。 但是，它的形状与现代披萨非常相似。</text:p>
      <text:p text:style-name="P4">
<text:span text:style-name="T4">
另请阅读：</text:span>
 <text:a xlink:type="simple" xlink:href="https://www.ukrinform.ua/rubric-world/3709995-arheologi-znajsli-ostanki-dvoh-zertv-zemletrusu-v-pompeah.html" text:style-name="Internet_20_link" text:visited-style-name="Visited_20_Internet_20_Link">
<text:span text:style-name="T4">
考古学家</text:span>
发现了两名地震受害者的遗体</text:a>
正如乌克林福姆报道的那样，意大利庞贝城被替补被替代替补，替代了公元79年的维苏威乌斯爆发期间的长凳和灰烬。 1592年，他们第一次是城市。</text:p>
      <text:p text:style-name="P4">
News Source: <text:a xlink:type="simple" xlink:href="https://www.ukrinform.ua/rubric-world/3728380-u-pompeah-viavili-starodavne-zobrazenna-prabatka-pici.html" text:style-name="Internet_20_link" text:visited-style-name="Visited_20_Internet_20_Link">
https://www.ukrinform.ua/rubric-world/3728380-u-pompeah-viavili-starodavne-zobrazenna-prabatka-pici.html</text:a>
</text:p>
      <!--NEWS-->
      <text:h text:style-name="P10" text:outline-level="1">
<text:span text:style-name="T4">
56个定居点保留在没有电的情况下</text:span>
</text:h>
      <text:p text:style-name="P4">
作者: Ukrinform (Person)</text:p>
      <text:p text:style-name="P4">
出版商: Укринформ (Organization)</text:p>
      <text:p text:style-name="P4">
出版时间: 2023-06-27T16:15:00+03:00</text:p>
      <text:p text:style-name="P4">
修改时间: 2023-06-27T16:15:00+03:00</text:p>
      <text:p text:style-name="P4">
描述: 在Sumy地区，由于炮击和恶劣的天气，Sumy地区有56个定居点。  - 乌克林。</text:p>
      <text:p text:style-name="P4">
图片: ['<text:a xlink:type="simple" xlink:href="https://static.ukrinform.com/photos/2016_02/thumb_files/630_360_1456760162-5290.jpg" text:style-name="Internet_20_link" text:visited-style-name="Visited_20_Internet_20_Link">
630_360_14567...</text:a>
']</text:p>
      <text:p text:style-name="P4">
标签: ['Електроенергія', 'Обстріл', 'Сумщина']</text:p>
      <text:p text:style-name="P4">
类型: Article</text:p>
      <!--METADATA-->
      <text:p text:style-name="P4">
<draw:frame draw:style-name="fr1" draw:name="Image64" text:anchor-type="as-char" svg:width="6.9236in" svg:height="3.956343in" draw:z-index="0">
<draw:image xlink:href="../Images/yкринформ/2023-06-27T16-15-00-03-00/630_360_1456760162-5290.jpg" xlink:type="simple" xlink:show="embed" xlink:actuate="onLoad" draw:mime-type="image/jpeg"/>
</draw:frame>
由于没有电源的炮击和恶劣的天气，尤姆区域已下降了56个定居点。</text:p>
      <text:p text:style-name="P4">
关于它在[Facebook]中报告“ Sumblenergo”(https://www.facebook.com/sumyoblenergo/posts/pfbid0m6Ymea88DqC4ZZHARNDb9PNUKs81kfy1jTBdVWY82EdF5AvNJ4YDGyoFzkNBbVQwl)，报道乌克林福姆。</text:p>
      <text:p text:style-name="P4">
“截至6月27日，由于没有[电源]的俄罗斯联邦炮击而导致的敌人炮击(https://www.ukrinform.ua/tag-elektroenergia)Sumy地区有38个定居点：Belopil领土社区的967个消费者； 659名Pisariv领土社区的消费者； 65位Putivl和Glukhiv领土社区的消费者； 59位S. Budya领土社区的消费者。 此外，由于天气困难，总和区域的18个定居点仍然存在。</text:p>
      <text:p text:style-name="P4">
根据Sumyoblenergo的说法，运营 - 阿瓦里亚里群岛的工作人员以增强的方式工作，以恢复降期区域的电源。</text:p>
      <text:p text:style-name="P4">
事故的结果是，苏米市的一部分没有电源。</text:p>
      <text:p text:style-name="P4">
<text:span text:style-name="T4">
另请阅读：</text:span>
 <text:a xlink:type="simple" xlink:href="https://www.ukrinform.ua/rubric-regions/3725816-u-hersoni-bez-elektropostacanna-zalisautsa-se-majze-14-tisac-abonentiv.html" text:style-name="Internet_20_link" text:visited-style-name="Visited_20_Internet_20_Link">
在没有电源的Kherson中，有将近14,000个订户</text:a>
关于它参考Sumyoblenergo在[Telegram]中报告Sumy City Council(https://t.me/sumskamiskarada/18587?fbclid=IwAR3eZqMNAXcemF-lLNVILMcjophuXMHeNk6N31DrkU3_Nd3LEqH5gCgMP24)。</text:p>
      <text:p text:style-name="P4">
“由于JSC“ Sumoblenergo”网络的紧急情况，Sumy市储蓄的一部分没有电。</text:p>
      <text:p text:style-name="P4">
正如乌克林福姆报道的那样，一名41岁的妇女Zmiropillya在医院的医院死亡，在6月26日由俄罗斯人炮击期间受伤。</text:p>
      <text:p text:style-name="P4">
News Source: <text:a xlink:type="simple" xlink:href="https://www.ukrinform.ua/rubric-regions/3728381-na-sumsini-bez-elektriki-zalisautsa-56-naselenih-punktiv.html" text:style-name="Internet_20_link" text:visited-style-name="Visited_20_Internet_20_Link">
https://www.ukrinform.ua/rubric-regions/3728381-na-sumsini-bez-elektriki-zalisautsa-56-naselenih-punktiv.html</text:a>
</text:p>
      <!--NEWS-->
      <text:h text:style-name="P10" text:outline-level="1">
<text:span text:style-name="T4">
在Zaporozhye，敌人击中了Orikhov，死亡和受伤</text:span>
</text:h>
      <text:p text:style-name="P4">
作者: Ukrinform (Person)</text:p>
      <text:p text:style-name="P4">
出版商: Укринформ (Organization)</text:p>
      <text:p text:style-name="P4">
出版时间: 2023-06-27T16:19:00+03:00</text:p>
      <text:p text:style-name="P4">
修改时间: 2023-06-27T16:19:00+03:00</text:p>
      <text:p text:style-name="P4">
描述: 俄罗斯军队击中了前线。 有受伤的人。  - 乌克林。</text:p>
      <text:p text:style-name="P4">
图片: ['<text:a xlink:type="simple" xlink:href="https://static.ukrinform.com/photos/2017_02/thumb_files/630_360_1487747482-1856.jpg" text:style-name="Internet_20_link" text:visited-style-name="Visited_20_Internet_20_Link">
630_360_14877...</text:a>
']</text:p>
      <text:p text:style-name="P4">
标签: ['Обстріл', 'Російські військові', 'Запоріжжя', 'Війна з Росією', 'Артилерія']</text:p>
      <text:p text:style-name="P4">
类型: Article</text:p>
      <!--METADATA-->
      <text:p text:style-name="P4">
<draw:frame draw:style-name="fr1" draw:name="Image65" text:anchor-type="as-char" svg:width="6.9236in" svg:height="3.956343in" draw:z-index="0">
<draw:image xlink:href="../Images/yкринформ/2023-06-27T16-19-00-03-00/630_360_1487747482-1856.jpg" xlink:type="simple" xlink:show="embed" xlink:actuate="onLoad" draw:mime-type="image/jpeg"/>
</draw:frame>
俄罗斯军队袭击了边境。 有受伤的人。</text:p>
      <text:p text:style-name="P4">
关于<text:a xlink:type="simple" xlink:href="https://t.me/zoda_gov_ua/19853" text:style-name="Internet_20_link" text:visited-style-name="Visited_20_Internet_20_Link">
</text:a>
<text:a xlink:type="simple" xlink:href="https://t.me/zoda_gov_ua/19853" text:style-name="Internet_20_link" text:visited-style-name="Visited_20_Internet_20_Link">
电报</text:a>
 <text:a xlink:type="simple" xlink:href="https://t.me/zoda_gov_ua/19853" text:style-name="Internet_20_link" text:visited-style-name="Visited_20_Internet_20_Link">
 </text:a>
乌克林福姆报道，Zaporizhzhya ova Yuri Malashko的负责人报道。</text:p>
      <text:p text:style-name="P4">
“由于炮兵<text:a xlink:type="simple" xlink:href="https://www.ukrinform.ua/tag-obstril" text:style-name="Internet_20_link" text:visited-style-name="Visited_20_Internet_20_Link">
炮击</text:a>
这位70岁的Orikhov居民以及87和78岁的妇女受伤。 授予了三名变形的居民-45、56和87岁。 不幸的是，一名77岁的Orykivnyan被杀。”</text:p>
      <text:p text:style-name="P4">
<text:span text:style-name="T4">
另请阅读：</text:span>
 <text:a xlink:type="simple" xlink:href="https://www.ukrinform.ua/rubric-ato/3728192-rosiani-za-dobu-obstrilali-devat-oblastej-ukraini-zvedenna-ova.html" text:style-name="Internet_20_link" text:visited-style-name="Visited_20_Internet_20_Link">
俄罗斯人每天<text:span text:style-name="T4">
炮击</text:span>
乌克兰ova勃起的九个区域</text:a>
据报道，在最后一天，敌人对15个定居点进行了43次炮击：Olgiv击败了3次RSZV和Charming，来自RSZV，40枚炮兵，在Gulyaypol，Orikhov，Orikhov，Orikhov，Olgiv，Olgiv，Olgiv，Novodarivka，Malinovka，Malinovka，Malinovka，Poltava，Poltava，Poltava，Poltava，Poltava，Poltava，，Poltava，，Poltava，，Poltava，，，Malinovka，，Malinovka SmalliTokm。Novoyakovlivtsi。</text:p>
      <text:p text:style-name="P4">
News Source: <text:a xlink:type="simple" xlink:href="https://www.ukrinform.ua/rubric-ato/3728383-na-zaporizzi-vorog-zavdav-udaru-po-orihovu-e-poraneni-i-zagibli.html" text:style-name="Internet_20_link" text:visited-style-name="Visited_20_Internet_20_Link">
https://www.ukrinform.ua/rubric-ato/3728383-na-zaporizzi-vorog-zavdav-udaru-po-orihovu-e-poraneni-i-zagibli.html</text:a>
</text:p>
      <!--NEWS-->
      <text:h text:style-name="P10" text:outline-level="1">
<text:span text:style-name="T4">
边防部队没有修复白俄罗斯的“瓦格纳”基地的安排</text:span>
</text:h>
      <text:p text:style-name="P4">
作者: Ukrinform (Person)</text:p>
      <text:p text:style-name="P4">
出版商: Укринформ (Organization)</text:p>
      <text:p text:style-name="P4">
出版时间: 2023-06-27T16:20:59+03:00</text:p>
      <text:p text:style-name="P4">
修改时间: 2023-06-27T16:20:59+03:00</text:p>
      <text:p text:style-name="P4">
描述: 目前，白俄罗斯尚未记录俄罗斯雇佣军在白俄罗斯的出现。  - 乌克林。</text:p>
      <text:p text:style-name="P4">
图片: ['<text:a xlink:type="simple" xlink:href="https://static.ukrinform.com/photos/2022_11/thumb_files/630_360_1668181166-4441.jpeg" text:style-name="Internet_20_link" text:visited-style-name="Visited_20_Internet_20_Link">
630_360_16681...</text:a>
']</text:p>
      <text:p text:style-name="P4">
标签: ['Білорусь', 'Прикордонники', 'ПВК "Вагнера"']</text:p>
      <text:p text:style-name="P4">
类型: Article</text:p>
      <!--METADATA-->
      <text:p text:style-name="P4">
<draw:frame draw:style-name="fr1" draw:name="Image66" text:anchor-type="as-char" svg:width="6.9236in" svg:height="3.956343in" draw:z-index="0">
<draw:image xlink:href="../Images/yкринформ/2023-06-27T16-20-59-03-00/630_360_1668181166-4441.jpeg" xlink:type="simple" xlink:show="embed" xlink:actuate="onLoad" draw:mime-type="image/jpeg"/>
</draw:frame>
目前，记录了俄罗斯瓦格纳·赫里兰斯(Hydrans)的出现。</text:p>
      <text:p text:style-name="P4">
乌克兰·安德里·德姆申科州税务局发言人告知了这一点。</text:p>
      <text:p text:style-name="P4">
发言人说：“目前，我们尚未在RB中记录底座的基础建设的开始。”</text:p>
      <text:p text:style-name="P4">
他还补充说，不可能排除，但是，这是不可能的。 根据[白俄罗斯]的情况(https://www.ukrinform.ua/tag-bilorus)发言人说，包括国家边境服务在内的情报积极监控。</text:p>
      <text:p text:style-name="P4">
<text:span text:style-name="T4">
另请阅读：</text:span>
 <text:a xlink:type="simple" xlink:href="https://www.ukrinform.ua/rubric-ato/3727552-situacia-u-pivnicnij-operacijnij-zoni-zalisaetsa-stabilnou-ta-kontrolovanou-naev.html" text:style-name="Internet_20_link" text:visited-style-name="Visited_20_Internet_20_Link">
北部运营区的情况保持稳定和控制 -  NAEV</text:a>
正如媒体报道的那样，据称在白俄罗斯与亚历山大·卢卡申科(Alexander Lukashenko)达成协议后，与Yevgeny Prigogin的Alexander Lukashenko达成协议后，开始建立营地以容纳Wagner PEC。</text:p>
      <text:p text:style-name="P4">
<text:span text:style-name="T4">
另请阅读：</text:span>
 <text:a xlink:type="simple" xlink:href="https://www.ukrinform.ua/rubric-world/3728368-minoboroni-litvi-ne-pidtverdzue-peremisenna-vagnerivciv-u-bilorus.html" text:style-name="Internet_20_link" text:visited-style-name="Visited_20_Internet_20_Link">
立陶宛国防部未确认“ <text:span text:style-name="T4">
 Wagner </text:span>
”在白俄罗斯的运动</text:a>
根据Rosvyation的说法，有8,000人的第一个营地应与乌克兰Osipovichi Mogilevskaya建造200公里。</text:p>
      <text:p text:style-name="P4">
News Source: <text:a xlink:type="simple" xlink:href="https://www.ukrinform.ua/rubric-ato/3728385-prikordonniki-ne-fiksuut-oblastuvanna-baz-dla-vagnerivciv-u-bilorusi.html" text:style-name="Internet_20_link" text:visited-style-name="Visited_20_Internet_20_Link">
https://www.ukrinform.ua/rubric-ato/3728385-prikordonniki-ne-fiksuut-oblastuvanna-baz-dla-vagnerivciv-u-bilorusi.html</text:a>
</text:p>
      <!--NEWS-->
      <text:h text:style-name="P10" text:outline-level="1">
<text:span text:style-name="T4">
Daria Snigur让位于Vimbledon-2023的开始</text:span>
</text:h>
      <text:p text:style-name="P4">
作者: Ukrinform (Person)</text:p>
      <text:p text:style-name="P4">
出版商: Укринформ (Organization)</text:p>
      <text:p text:style-name="P4">
出版时间: 2023-06-27T16:23:00+03:00</text:p>
      <text:p text:style-name="P4">
修改时间: 2023-06-27T16:23:00+03:00</text:p>
      <text:p text:style-name="P4">
描述: 乌克兰网球运动员达里亚·斯奈格尔（Daria Snigur）在温网-2023的资格中未能成功 - 在伦敦法院举行的大满贯比赛。  - 乌克林。</text:p>
      <text:p text:style-name="P4">
图片: ['<text:a xlink:type="simple" xlink:href="https://static.ukrinform.com/photos/2023_06/thumb_files/630_360_1687871955-756.jpg" text:style-name="Internet_20_link" text:visited-style-name="Visited_20_Internet_20_Link">
630_360_16878...</text:a>
']</text:p>
      <text:p text:style-name="P4">
标签: ['Україна', 'Жінки', 'Вімблдон', 'настільний теніс']</text:p>
      <text:p text:style-name="P4">
类型: Article</text:p>
      <!--METADATA-->
      <text:p text:style-name="P4">
<draw:frame draw:style-name="fr1" draw:name="Image67" text:anchor-type="as-char" svg:width="6.9236in" svg:height="3.956343in" draw:z-index="0">
<draw:image xlink:href="../Images/yкринформ/2023-06-27T16-23-00-03-00/630_360_1687871955-756.jpg" xlink:type="simple" xlink:show="embed" xlink:actuate="onLoad" draw:mime-type="image/jpeg"/>
</draw:frame>
乌克兰的 - 年龄 - 戈尔德·斯奈格尔(Daria Snigur)在温网-2023 -2023 -Competitions the Grand Slam系列的资格中没有成功，该系列赛在伦敦法院举行。</text:p>
      <text:p text:style-name="P4">
今天是乌克兰人(№151WTA)失去了荷兰的阿兰奇·罗斯(Aranchi Rus)(85)-6：7(1：7)，4：6，报道乌克林福姆。</text:p>
      <text:p text:style-name="P4">
网球运动员在球场上度过了1小时37分钟。</text:p>
      <text:p text:style-name="P4">
<text:span text:style-name="T4">
另请阅读：</text:span>
 <text:a xlink:type="simple" xlink:href="https://www.ukrinform.ua/rubric-sports/3728164-sogodni-ukrainski-tenisistki-startuut-u-vidbori-vimbldona2023.html" text:style-name="Internet_20_link" text:visited-style-name="Visited_20_Internet_20_Link">
今天的乌克兰<text:span text:style-name="T4">
网球</text:span>
开始从Pedorov Imbledon-2023开始</text:a>
温网2023的主要网将于7月3日至16日举行。</text:p>
      <text:p text:style-name="P4">
照片：btu.org。</text:p>
      <text:p text:style-name="P4">
News Source: <text:a xlink:type="simple" xlink:href="https://www.ukrinform.ua/rubric-sports/3728386-dara-snigur-postupilasa-na-starti-vidboru-vimbldona2023.html" text:style-name="Internet_20_link" text:visited-style-name="Visited_20_Internet_20_Link">
https://www.ukrinform.ua/rubric-sports/3728386-dara-snigur-postupilasa-na-starti-vidboru-vimbldona2023.html</text:a>
</text:p>
      <!--NEWS-->
      <text:h text:style-name="P10" text:outline-level="1">
<text:span text:style-name="T4">
港口和官员点：Shmigal与罗马尼亚新总理进行了对话</text:span>
</text:h>
      <text:p text:style-name="P4">
作者: Ukrinform (Person)</text:p>
      <text:p text:style-name="P4">
出版商: Укринформ (Organization)</text:p>
      <text:p text:style-name="P4">
出版时间: 2023-06-27T16:25:11+03:00</text:p>
      <text:p text:style-name="P4">
修改时间: 2023-06-27T16:25:11+03:00</text:p>
      <text:p text:style-name="P4">
描述: 乌克兰丹尼斯·施米加尔（Denis Shmigal）总理与新任命的罗马尼亚总理马尔·克拉克（Marchel Clak）在各州之间扩大了物流机会。  - 乌克林。</text:p>
      <text:p text:style-name="P4">
图片: ['<text:a xlink:type="simple" xlink:href="https://static.ukrinform.com/photos/2023_06/thumb_files/630_360_1687872171-404.jpg" text:style-name="Internet_20_link" text:visited-style-name="Visited_20_Internet_20_Link">
630_360_16878...</text:a>
']</text:p>
      <text:p text:style-name="P4">
标签: ['Порт', 'Румунія', 'Транспорт', 'Шмигаль']</text:p>
      <text:p text:style-name="P4">
类型: Article</text:p>
      <!--METADATA-->
      <text:p text:style-name="P4">
<draw:frame draw:style-name="fr1" draw:name="Image68" text:anchor-type="as-char" svg:width="6.9236in" svg:height="3.956343in" draw:z-index="0">
<draw:image xlink:href="../Images/yкринформ/2023-06-27T16-25-11-03-00/630_360_1687872171-404.jpg" xlink:type="simple" xlink:show="embed" xlink:actuate="onLoad" draw:mime-type="image/jpeg"/>
</draw:frame>
乌克兰丹尼斯·施米加尔(Denis Shmigal)总理在新任命的总理马尔凯尔·科拉克(Marchel Colak)中讨论了国家之间物流机会的扩大。</text:p>
      <text:p text:style-name="P4">
Shmigal在[Telegram]中报道了这一点(https://t.me/Denys_Smyhal/5504)，报道乌克林福姆。</text:p>
      <text:p text:style-name="P4">
“他们讨论了我们国家之间物流的扩展。 由于检查站，渡轮交叉以及海洋和河流港口的发展，它具有增加三次过境的运动。 他建议使用所有最佳欧洲实践的政府层面上的相关步骤。 特别是，随着联合海关控制的引入，BASID和其他措施的交换。”他写道。</text:p>
      <text:p text:style-name="P4">
<text:span text:style-name="T4">
另请阅读：</text:span>
 <text:a xlink:type="simple" xlink:href="https://www.ukrinform.ua/rubric-vidbudova/3726651-rumunia-moze-spramuvati-castinu-pributkiv-energokompanij-na-pidtrimku-energosektora-ukraini.html" text:style-name="Internet_20_link" text:visited-style-name="Visited_20_Internet_20_Link">
罗马尼亚可以指导一部分电力公司支持乌克兰能源部门的利润</text:a>
Shmigal感谢政府的立场<text:a xlink:type="simple" xlink:href="https://www.ukrinform.ua/tag-rumunia" text:style-name="Internet_20_link" text:visited-style-name="Visited_20_Internet_20_Link">
罗马尼亚</text:a>
关于乌克兰加入欧盟和北约的支持，以及在全面战争期间为水平提供帮助。</text:p>
      <text:p text:style-name="P4">
“我们希望进一步的对话，有利于我们的国家，”  - 强调。</text:p>
      <text:p text:style-name="P4">
据报道，罗马尼亚议会表示由总理马塞尔·科拉克(Marcel Colak)领导的国家新政府的投票。</text:p>
      <text:p text:style-name="P4">
在此之前，罗马尼亚总统克劳斯·约翰尼斯(Klaus Johannis)任命了社会民主党的领导人马克尔·乔拉克(Marchel Cholak)为协议框架内的新政府负责人，旨在确保对乌克兰的政治稳定。</text:p>
      <text:p text:style-name="P4">
<text:span text:style-name="T5">
foto：shmigal/telegram</text:span>
</text:p>
      <text:p text:style-name="P4">
News Source: <text:a xlink:type="simple" xlink:href="https://www.ukrinform.ua/rubric-economy/3728388-porti-ta-punkti-propusku-smigal-proviv-rozmovu-z-novim-premerom-rumunii.html" text:style-name="Internet_20_link" text:visited-style-name="Visited_20_Internet_20_Link">
https://www.ukrinform.ua/rubric-economy/3728388-porti-ta-punkti-propusku-smigal-proviv-rozmovu-z-novim-premerom-rumunii.html</text:a>
</text:p>
      <!--NEWS-->
      <text:h text:style-name="P10" text:outline-level="1">
<text:span text:style-name="T4">
乌克兰和欧洲自由贸易协会已宣布谈判以更新协议</text:span>
</text:h>
      <text:p text:style-name="P4">
作者: Ukrinform (Person)</text:p>
      <text:p text:style-name="P4">
出版商: Укринформ (Organization)</text:p>
      <text:p text:style-name="P4">
出版时间: 2023-06-27T16:26:00+03:00</text:p>
      <text:p text:style-name="P4">
修改时间: 2023-06-27T16:26:00+03:00</text:p>
      <text:p text:style-name="P4">
描述: 乌克兰与欧洲自由贸易协会（EFTA）一起宣布了关于更新许多自由贸易协定的谈判开始，这将为经济关系带来新的有利气候。  - 乌克林。</text:p>
      <text:p text:style-name="P4">
图片: ['<text:a xlink:type="simple" xlink:href="https://static.ukrinform.com/photos/2020_11/thumb_files/630_360_1605016071-606.png" text:style-name="Internet_20_link" text:visited-style-name="Visited_20_Internet_20_Link">
630_360_16050...</text:a>
']</text:p>
      <text:p text:style-name="P4">
标签: ['Економіка', 'Євросоюз', 'Торгівля']</text:p>
      <text:p text:style-name="P4">
类型: Article</text:p>
      <!--METADATA-->
      <text:p text:style-name="P4">
<draw:frame draw:style-name="fr1" draw:name="Image70" text:anchor-type="as-char" svg:width="6.9236in" svg:height="3.956343in" draw:z-index="0">
<draw:image xlink:href="../Images/yкринформ/2023-06-27T16-26-00-03-00/630_360_1605016071-606.png" xlink:type="simple" xlink:show="embed" xlink:actuate="onLoad" draw:mime-type="image/png"/>
</draw:frame>
乌克兰与欧洲自由贸易协会(省略)他们宣布进行谈判，以更新许多自由贸易协定，这将为经济关系带来良好的氛围。</text:p>
      <text:p text:style-name="P4">
正如乌克林福姆报道的那样，经济部经济部已经告知了这一点](https://www.me.gov.ua/News/Detail?lang=uk-UA&amp;id=6766955e-194d-4629-9a92-555e572d4eac&amp;title=PeregovoriSchodoOnovlenniaUgod)在乌克兰的第一个维塞里米尔 - 部长尤利亚·斯维里德科(Yulia Sviridenko)会议之后(省略).</text:p>
      <text:p text:style-name="P4">
«Уряд України високо цінує готовність держав ЄАВТ щодо перегляду та розширеннясфери дії Угоди про вільну <text:a xlink:type="simple" xlink:href="https://www.ukrinform.ua/tag-torgivla" text:style-name="Internet_20_link" text:visited-style-name="Visited_20_Internet_20_Link">
 торгівлю </text:a>
在乌克兰和各州EFTA &lt;...&gt;
之间。 更新协议将为贸易领域的经济关系创造新的支持气候，促进竞争性市场经济和主要行业的发展。” Sviridenko说。</text:p>
      <text:p text:style-name="P4">
设想该协议的新版本，特别是相对和中型企业，贸易和可持续发展，电子商业和技术合作的新部分。 还建议更新诸如商品贸易，贸易技术障碍，卫生tatosanity措施，简化贸易程序，保护知识权利，公共采购等单位。</text:p>
      <text:p text:style-name="P4">
就其一方面而言，乌克兰有兴趣最大程度地提高利率和优惠税的自由化，以及所有商品的非税务措施。</text:p>
      <text:p text:style-name="P4">
<text:span text:style-name="T4">
另请阅读：</text:span>
 <text:a xlink:type="simple" xlink:href="https://www.ukrinform.ua/rubric-economy/3509336-nizka-pozitivnih-risen-dla-ukraini-u-zenevi-zaversilas-konferencia-sot-minekonomiki.html" text:style-name="Internet_20_link" text:visited-style-name="Visited_20_Internet_20_Link">
乌克兰的许多积极决定：世贸组织会议在日内瓦 - 经济部完成</text:a>
“协议的修订只是与国际国家建立经济关系的步骤之一。 另一个步骤是将国际业务吸引到乌克兰。 在战争期间，我们确定，除了恢复社会基础设施外，还有一个农业工业，Milital -Tech，能源和能源。” Sviridenko说。</text:p>
      <text:p text:style-name="P4">
News Source: <text:a xlink:type="simple" xlink:href="https://www.ukrinform.ua/rubric-economy/3728389-ukraina-ta-evropejska-asociacia-vilnoi-torgivli-anonsuvali-peregovori-sodo-onovlenna-ugod.html" text:style-name="Internet_20_link" text:visited-style-name="Visited_20_Internet_20_Link">
https://www.ukrinform.ua/rubric-economy/3728389-ukraina-ta-evropejska-asociacia-vilnoi-torgivli-anonsuvali-peregovori-sodo-onovlenna-ugod.html</text:a>
</text:p>
      <!--NEWS-->
      <text:h text:style-name="P10" text:outline-level="1">
<text:span text:style-name="T4">
普京系统的优势在于它的弱点 - 德国专家</text:span>
</text:h>
      <text:p text:style-name="P4">
作者: Ukrinform (Person)</text:p>
      <text:p text:style-name="P4">
出版商: Укринформ (Organization)</text:p>
      <text:p text:style-name="P4">
出版时间: 2023-06-27T16:30:00+03:00</text:p>
      <text:p text:style-name="P4">
修改时间: 2023-06-27T23:30:00+03:00</text:p>
      <text:p text:style-name="P4">
描述: 多年来，俄罗斯总统弗拉基米尔·普京（Vladimir Putin）和他的随行人员被认为是该系统的实力这一事实是最大的弱点。  - 乌克林。</text:p>
      <text:p text:style-name="P4">
图片: ['<text:a xlink:type="simple" xlink:href="https://static.ukrinform.com/photos/2023_06/thumb_files/630_360_1686674529-812.jpg" text:style-name="Internet_20_link" text:visited-style-name="Visited_20_Internet_20_Link">
630_360_16866...</text:a>
']</text:p>
      <text:p text:style-name="P4">
标签: ['Путін', 'ПВК "Вагнера"', 'Пригожин', 'Війна з Росією']</text:p>
      <text:p text:style-name="P4">
类型: Article</text:p>
      <!--METADATA-->
      <text:p text:style-name="P4">
<draw:frame draw:style-name="fr1" draw:name="Image71" text:anchor-type="as-char" svg:width="6.9236in" svg:height="3.956343in" draw:z-index="0">
<draw:image xlink:href="../Images/yкринформ/2023-06-27T16-30-00-03-00/630_360_1686674529-812.jpg" xlink:type="simple" xlink:show="embed" xlink:actuate="onLoad" draw:mime-type="image/jpeg"/>
</draw:frame>
俄罗斯总统弗拉基米尔·普京(Vladimir Putin)和他的随行人员多年来被视为该系统的优势，这是最大的弱点。</text:p>
      <text:p text:style-name="P4">
乌克林福姆报道，德国外交关系委员会专家斯特凡曼斯特(Stefanmaster)与柏林的外国记者进行交流时，这一观点是由乌克林福姆(Ukrinform)的报道。</text:p>
      <text:p text:style-name="P4">
据主人说，由尤金(Eugene)和PVC“瓦格纳(Wagner)”的最后一个周末安排的油灰的尝试显示了普京系统的全部弱点，该系统正在一个人的个性化中。</text:p>
      <text:p text:style-name="P4">
当局因暴力而暂时垄断了垄断，无法谈判几个小时，该国失去了政府的政府：所有等待说什么[普京]。(https://www.ukrinform.ua/tag-putin)，“他看上去好像他不明白发生了什么，他很虚弱，远非现实。”</text:p>
      <text:p text:style-name="P4">
“如果普京没有响应，系统将流入混乱。 该系统的灵活性不足以应对不可抗力。”专家总结道。 他认为“普京的声望令人难以置信，这对他来说非常困难，整个系统都被削弱了。”</text:p>
      <text:p text:style-name="P4">
大师说，至于瓦格纳·佩奇(Wagner PEC)，这在战争中并不重要，这支军队不再像以前那样强大。 该专家还据报道，私营公司的模型始于2014年，旨在进行混合业务，筋疲力尽，在真正的战争期间失去了相关性，并且该系统迟早受到Prigogine的惩罚并受到控制。</text:p>
      <text:p text:style-name="P4">
反过来，普京显然希望表现出更强的决心，但也加剧了该国内部的镇压。</text:p>
      <text:p text:style-name="P4">
<text:span text:style-name="T4">
另请阅读：</text:span>
 [战争<text:span text:style-name="T4">
 putin </text:span>
，并且没有导致其他任何事情(https://www.ukrinform.ua/rubric-polytics/3728551-vijna-putina-ne-prizvela-ni-do-cogo-okrim-nestabilnosti-rutte.html)大师们还提到了许多西方大国的叙述，但尤其预测德国有必要防止俄罗斯崩溃。他称这种“德国恐惧”为问题。 但是今天的俄罗斯联邦不是1980年代的苏联。 在俄罗斯联合会中高度stang的系统系统的表中，它可以很快到达油灰，“比每个人都能想象的要快。”</text:p>
      <text:p text:style-name="P4">
我们将提醒，上周末，PEC“ Wagner”前往莫斯科，但在几个小时后，她停止了自己的进步，并因不愿脱落而解释了这一点。</text:p>
      <text:p text:style-name="P4">
News Source: <text:a xlink:type="simple" xlink:href="https://www.ukrinform.ua/rubric-world/3728556-micnist-putinskoi-sistemi-viavilasa-ii-slabkistu-nimeckij-ekspert.html" text:style-name="Internet_20_link" text:visited-style-name="Visited_20_Internet_20_Link">
https://www.ukrinform.ua/rubric-world/3728556-micnist-putinskoi-sistemi-viavilasa-ii-slabkistu-nimeckij-ekspert.html</text:a>
</text:p>
      <!--NEWS-->
      <text:h text:style-name="P10" text:outline-level="1">
<text:span text:style-name="T4">
Zavatskaya在三盘比赛中失去了英国人在温网的资格中失去了英国人</text:span>
</text:h>
      <text:p text:style-name="P4">
作者: Ukrinform (Person)</text:p>
      <text:p text:style-name="P4">
出版商: Укринформ (Organization)</text:p>
      <text:p text:style-name="P4">
出版时间: 2023-06-27T16:35:48+03:00</text:p>
      <text:p text:style-name="P4">
修改时间: 2023-06-27T16:35:48+03:00</text:p>
      <text:p text:style-name="P4">
描述: 乌克兰网球运动员卡塔琳娜·扎瓦茨卡（Katarina Zavatska）没有通过温布尔登-2023的首发 - 在伦敦法院举行的大满贯比赛。  - 乌克林。</text:p>
      <text:p text:style-name="P4">
图片: ['<text:a xlink:type="simple" xlink:href="https://static.ukrinform.com/photos/2023_06/thumb_files/630_360_1687849556-657.jpg" text:style-name="Internet_20_link" text:visited-style-name="Visited_20_Internet_20_Link">
630_360_16878...</text:a>
']</text:p>
      <text:p text:style-name="P4">
标签: ['Теніс', 'Збірна України', 'Жінки', 'Вімблдон']</text:p>
      <text:p text:style-name="P4">
类型: Article</text:p>
      <!--METADATA-->
      <text:p text:style-name="P4">
<draw:frame draw:style-name="fr1" draw:name="Image72" text:anchor-type="as-char" svg:width="6.9236in" svg:height="3.956343in" draw:z-index="0">
<draw:image xlink:href="../Images/yкринформ/2023-06-27T16-35-48-03-00/630_360_1687849556-657.jpg" xlink:type="simple" xlink:show="embed" xlink:actuate="onLoad" draw:mime-type="image/jpeg"/>
</draw:frame>
乌克兰人的卡塔琳娜·扎瓦特斯卡(Katarina Zavatska)没有通过Vimblen -2023的首发资格 - 在伦敦法院举行的大满贯比赛。</text:p>
      <text:p text:style-name="P4">
凯瑟琳(№183)停止了英国网球运动员Neikta Bainz(311)，在三盘中获胜-4：6、6：2、6：3，传输乌克林。</text:p>
      <text:p text:style-name="P4">
竞争对手花了1小时46分钟。</text:p>
      <text:p text:style-name="P4">
<text:span text:style-name="T4">
另请阅读：</text:span>
 <text:a xlink:type="simple" xlink:href="https://www.ukrinform.ua/rubric-sports/3728386-dara-snigur-postupilasa-na-starti-vidboru-vimbldona2023.html" text:style-name="Internet_20_link" text:visited-style-name="Visited_20_Internet_20_Link">
Daria Snigur取代Vimbledon-2023的开始</text:a>
Wimbledon-2023主要比赛将于7月3日至16日举行。</text:p>
      <text:p text:style-name="P4">
照片：盖蒂图像。</text:p>
      <text:p text:style-name="P4">
News Source: <text:a xlink:type="simple" xlink:href="https://www.ukrinform.ua/rubric-sports/3728394-zavacka-u-troh-setah-prograla-britanci-u-kvalifikacii-vimbldona.html" text:style-name="Internet_20_link" text:visited-style-name="Visited_20_Internet_20_Link">
https://www.ukrinform.ua/rubric-sports/3728394-zavacka-u-troh-setah-prograla-britanci-u-kvalifikacii-vimbldona.html</text:a>
</text:p>
      <!--NEWS-->
      <text:h text:style-name="P10" text:outline-level="1">
<text:span text:style-name="T4">
在哈尔基夫（Kharkiv），市议会官员因庇护所状态较差而被释放</text:span>
</text:h>
      <text:p text:style-name="P4">
作者: Ukrinform (Person)</text:p>
      <text:p text:style-name="P4">
出版商: Укринформ (Organization)</text:p>
      <text:p text:style-name="P4">
出版时间: 2023-06-27T16:45:00+03:00</text:p>
      <text:p text:style-name="P4">
修改时间: 2023-06-27T16:45:00+03:00</text:p>
      <text:p text:style-name="P4">
描述: </text:p>
      <text:p text:style-name="P4">
Histhoutimouth  - I的，。: </text:p>
      <text:p text:style-name="P4">
图片: ['<text:a xlink:type="simple" xlink:href="https://static.ukrinform.com/photos/2021_03/thumb_files/630_360_1617189558-212.jpg" text:style-name="Internet_20_link" text:visited-style-name="Visited_20_Internet_20_Link">
630_360_16171...</text:a>
']</text:p>
      <text:p text:style-name="P4">
标签: ['Звільнення', 'Харків', 'Міськрада', 'Чиновник', 'Укриття']</text:p>
      <text:p text:style-name="P4">
类型: Article</text:p>
      <!--METADATA-->
      <text:p text:style-name="P4">
<draw:frame draw:style-name="fr1" draw:name="Image73" text:anchor-type="as-char" svg:width="6.9236in" svg:height="3.949462in" draw:z-index="0">
<draw:image xlink:href="../Images/yкринформ/2023-06-27T16-45-00-03-00/630_360_1617189558-212.jpg" xlink:type="simple" xlink:show="embed" xlink:actuate="onLoad" draw:mime-type="image/jpeg"/>
</draw:frame>
在哈尔基夫(Kharkiv)，庇护所状况不佳释放了市议会的负责官员，另一项宣布谴责。</text:p>
      <text:p text:style-name="P4">
正如乌克林福姆报道的那样，这是<text:a xlink:type="simple" xlink:href="https://t.me/citykharkivua/34005" text:style-name="Internet_20_link" text:visited-style-name="Visited_20_Internet_20_Link">
报道</text:a>
根据选择者会议的结果，关于市政厅保护性建筑的准备状态。</text:p>
      <text:p text:style-name="P4">
“哈尔基夫市长伊戈尔·泰雷科夫(Igor Terekhov)讲述了进入[庇护所]的情况(https://www.ukrinform.ua/tag-ukritta)在这座城市，还报告说，他驳回了国防部与塔卡德派国防执法机构合作的国防部负责人，以造成不适当的储存状态，并宣布谴责了瓦伦丁国防部的局长瓦伦丁·托普雅(Valentin Topchya)消息读取。</text:p>
      <text:p text:style-name="P4">
<text:span text:style-name="T4">
另请阅读：</text:span>
 <text:a xlink:type="simple" xlink:href="https://www.ukrinform.ua/rubric-society/3727789-zelenskij-uviv-v-diu-risenna-rnbo-za-rezultatami-perevirki-ukrittiv.html" text:style-name="Internet_20_link" text:visited-style-name="Visited_20_Internet_20_Link">
Zelensky通过验证结果介绍了NSDC的决定<text:span text:style-name="T4">
 Shelter </text:span>
 S</text:a>
市长指出，这样的步骤“将有助于整理”。</text:p>
      <text:p text:style-name="P4">
特雷科夫(Terekhov)还指出，在哈尔基夫(Kharkiv)的三种避难所中，抗辐射最糟糕的rhyhthration。 他们在市议会中获得了批准。</text:p>
      <text:p text:style-name="P4">
正如报道的那样，<text:a xlink:type="simple" xlink:href="https://www.ukrinform.ua/rubric-regions/3724187-u-harkovi-6-ukrittiv-ne-vidpovidaut-normam-mer.html" text:style-name="Internet_20_link" text:visited-style-name="Visited_20_Internet_20_Link">
伊戈尔·特雷科夫(Igor Terekhov)通知</text:a>
根据检查的结果，在哈基夫中，确定6％的避难所不适合使用。</text:p>
      <text:p text:style-name="P4">
News Source: <text:a xlink:type="simple" xlink:href="https://www.ukrinform.ua/rubric-regions/3728395-u-harkovi-zvilnili-cinovnika-miskradi-cerez-poganij-stan-ukrittiv.html" text:style-name="Internet_20_link" text:visited-style-name="Visited_20_Internet_20_Link">
https://www.ukrinform.ua/rubric-regions/3728395-u-harkovi-zvilnili-cinovnika-miskradi-cerez-poganij-stan-ukrittiv.html</text:a>
</text:p>
      <!--NEWS-->
      <text:h text:style-name="P10" text:outline-level="1">
<text:span text:style-name="T4">
有126名乌克兰妇女被俄罗斯囚禁</text:span>
</text:h>
      <text:p text:style-name="P4">
作者: Ukrinform (Person)</text:p>
      <text:p text:style-name="P4">
出版商: Укринформ (Organization)</text:p>
      <text:p text:style-name="P4">
出版时间: 2023-06-27T16:46:00+03:00</text:p>
      <text:p text:style-name="P4">
修改时间: 2023-06-27T16:46:00+03:00</text:p>
      <text:p text:style-name="P4">
描述: 俄罗斯联邦被126名妇女俘虏，其中大多数是民事的。  - 乌克林。</text:p>
      <text:p text:style-name="P4">
图片: ['<text:a xlink:type="simple" xlink:href="https://static.ukrinform.com/photos/2017_12/thumb_files/630_360_1514479279-1208.jpg" text:style-name="Internet_20_link" text:visited-style-name="Visited_20_Internet_20_Link">
630_360_15144...</text:a>
']</text:p>
      <text:p text:style-name="P4">
标签: ['Полонені', 'Жінки', 'Мінреінтеграції']</text:p>
      <text:p text:style-name="P4">
类型: Article</text:p>
      <!--METADATA-->
      <text:p text:style-name="P4">
<draw:frame draw:style-name="fr1" draw:name="Image74" text:anchor-type="as-char" svg:width="6.9236in" svg:height="3.956343in" draw:z-index="0">
<draw:image xlink:href="../Images/yкринформ/2023-06-27T16-46-00-03-00/630_360_1514479279-1208.jpg" xlink:type="simple" xlink:show="embed" xlink:actuate="onLoad" draw:mime-type="image/jpeg"/>
</draw:frame>
俄罗斯联邦持有126名妇女被囚禁，其中大多数是民事的。</text:p>
      <text:p text:style-name="P4">
关于IT报告乌克林福姆，参考<text:a xlink:type="simple" xlink:href="https://t.me/minre_ua/3646" text:style-name="Internet_20_link" text:visited-style-name="Visited_20_Internet_20_Link">
Telegram</text:a>
临时倾斜领土的重新融入部。</text:p>
      <text:p text:style-name="P4">
“根据国家信息局的说法，截至2023年6月底，有126名妇女被俄罗斯囚禁。 其中，有46名军事和80名平民。”该部门说。</text:p>
      <text:p text:style-name="P4">
重返社会部引起了人们的注意，即23个分支机构有<text:a xlink:type="simple" xlink:href="https://www.ukrinform.ua/tag-diti" text:style-name="Internet_20_link" text:visited-style-name="Visited_20_Internet_20_Link">
儿童</text:a>
：14名士兵有23个孩子，有9名儿童有15个孩子。</text:p>
      <text:p text:style-name="P4">
<text:span text:style-name="T4">
另请阅读：</text:span>
 [从入侵开始的俄罗斯人偷走了8000个乌克兰人，超过10,000(https://www.ukrinform.ua/rubric-ato/3727912-rosiani-z-pocatku-vtorgnenna-vikrali-88-tisaci-ukrainciv-ponad-10-000-znikli-bezvisti.html)根据俄罗斯被囚禁的妇女的证词，乌克兰人与男性平等地保持俄罗斯人 - 在近距离的卫生和失衡中。 有些不允许梳头或比较头发。 妇女被关在地窖和殖民地中，有些将其宝贵的妇女出口。</text:p>
      <text:p text:style-name="P4">
News Source: <text:a xlink:type="simple" xlink:href="https://www.ukrinform.ua/rubric-ato/3728396-u-rosijskomu-poloni-perebuvaut-126-ukrainskih-zinok.html" text:style-name="Internet_20_link" text:visited-style-name="Visited_20_Internet_20_Link">
https://www.ukrinform.ua/rubric-ato/3728396-u-rosijskomu-poloni-perebuvaut-126-ukrainskih-zinok.html</text:a>
</text:p>
      <!--NEWS-->
      <text:h text:style-name="P10" text:outline-level="1">
<text:span text:style-name="T4">
Vinnytsia肿瘤学家进行了独特的手术，以使患者恢复舌头</text:span>
</text:h>
      <text:p text:style-name="P4">
作者: Ukrinform (Person)</text:p>
      <text:p text:style-name="P4">
出版商: Укринформ (Organization)</text:p>
      <text:p text:style-name="P4">
出版时间: 2023-06-27T16:48:00+03:00</text:p>
      <text:p text:style-name="P4">
修改时间: 2023-06-27T16:48:00+03:00</text:p>
      <text:p text:style-name="P4">
描述: Podilsky肿瘤学区域中心的医生进行了独特的手术以恢复患者。  - 乌克林。</text:p>
      <text:p text:style-name="P4">
图片: ['<text:a xlink:type="simple" xlink:href="https://static.ukrinform.com/photos/2023_06/thumb_files/630_360_1687873301-476.jpg" text:style-name="Internet_20_link" text:visited-style-name="Visited_20_Internet_20_Link">
630_360_16878...</text:a>
']</text:p>
      <text:p text:style-name="P4">
标签: ['Операція', 'Вінниця', 'Онкологія']</text:p>
      <text:p text:style-name="P4">
类型: Article</text:p>
      <!--METADATA-->
      <text:p text:style-name="P4">
<draw:frame draw:style-name="fr1" draw:name="Image75" text:anchor-type="as-char" svg:width="6.9236in" svg:height="3.956343in" draw:z-index="0">
<draw:image xlink:href="../Images/yкринформ/2023-06-27T16-48-00-03-00/630_360_1687873301-476.jpg" xlink:type="simple" xlink:show="embed" xlink:actuate="onLoad" draw:mime-type="image/jpeg"/>
</draw:frame>
Podilsky肿瘤学区域中心的医生进行了独特的手术，以向患者开发舌头。</text:p>
      <text:p text:style-name="P4">
在<text:a xlink:type="simple" xlink:href="https://www.facebook.com/vinobldoz/posts/pfbid027uDCFrByn5qhKK8iWFdHbVveUnhZjn22jwJAZKDBmhmBrf5N4622KWGsMCTo6CpBl" text:style-name="Internet_20_link" text:visited-style-name="Visited_20_Internet_20_Link">
Facebook</text:a>
据报道，Vinnytsia Ova的卫生与康复部报道说。</text:p>
      <text:p text:style-name="P4">
“患者患有舌头外侧表面癌症的患者在颈部的淋巴结中具有转移。手术是受损器官的一半，以及颈部淋巴结中的转移。医疗设法恢复了舌头的形状和功能。这将使患者说话，”</text:p>
      <text:p text:style-name="P4">
值得注意的是，医生使用了一种创新的方法 - 塑料舌的微外科技术。 借助前部表面的皮肤皮瓣，外科医生恢复了损伤。</text:p>
      <text:p text:style-name="P4">
<text:span text:style-name="T4">
另请阅读：</text:span>
 [在LVIV中，一个9岁男孩清除了大小的肿瘤(https://www.ukrinform.ua/rubric-regions/3728098-u-lvovi-9ricnomu-hlopciku-vidalili-puhlinu-zavbilski-z-futbolnij-mac.html)将血液提供给皮瓣的血管被移植到脖子的血管上，从而确保了恢复区域的正常血液供应。</text:p>
      <text:p text:style-name="P4">
在舌头缺陷区域固定皮瓣后，患者能够在通常的模式下重新交往并进食。</text:p>
      <text:p text:style-name="P4">
有人强调，这一成功的恢复先例为面临类似问题的肿瘤学患者打开了新的观点。</text:p>
      <text:p text:style-name="P4">
*!(https://www.ukrinform.ua/rubric-regions/3722988-u-cernivcah-hirurgi-zrobili-pacientu-selepu-z-jogo-vlasnogo-rebra.html)据报道，一个9岁男孩在LVIV中被删除，肾脏肿瘤的尺寸为25厘米。</text:p>
      <text:p text:style-name="P4">
_foto：Vinnytsia地区政府卫生与康复部</text:p>
      <text:p text:style-name="P4">
News Source: <text:a xlink:type="simple" xlink:href="https://www.ukrinform.ua/rubric-regions/3728398-vinnicki-onkologi-proveli-unikalnu-operaciu-z-vidnovlenna-azika-pacientu.html" text:style-name="Internet_20_link" text:visited-style-name="Visited_20_Internet_20_Link">
https://www.ukrinform.ua/rubric-regions/3728398-vinnicki-onkologi-proveli-unikalnu-operaciu-z-vidnovlenna-azika-pacientu.html</text:a>
</text:p>
      <!--NEWS-->
      <text:h text:style-name="P10" text:outline-level="1">
<text:span text:style-name="T4">
在美国20年来的第一次，记录了疟疾爆发</text:span>
</text:h>
      <text:p text:style-name="P4">
作者: Ukrinform (Person)</text:p>
      <text:p text:style-name="P4">
出版商: Укринформ (Organization)</text:p>
      <text:p text:style-name="P4">
出版时间: 2023-06-27T17:00:00+03:00</text:p>
      <text:p text:style-name="P4">
修改时间: 2023-06-27T17:00:00+03:00</text:p>
      <text:p text:style-name="P4">
描述: 在美国开始注册疟疾的传播。 这些是20年来的第一批案例。  - 乌克林。</text:p>
      <text:p text:style-name="P4">
图片: ['<text:a xlink:type="simple" xlink:href="https://static.ukrinform.com/photos/2021_07/thumb_files/630_360_1627358601-997.jpg" text:style-name="Internet_20_link" text:visited-style-name="Visited_20_Internet_20_Link">
630_360_16273...</text:a>
']</text:p>
      <text:p text:style-name="P4">
标签: ['США', 'Комарі', 'Малярія']</text:p>
      <text:p text:style-name="P4">
类型: Article</text:p>
      <!--METADATA-->
      <text:p text:style-name="P4">
<draw:frame draw:style-name="fr1" draw:name="Image77" text:anchor-type="as-char" svg:width="6.9236in" svg:height="3.956343in" draw:z-index="0">
<draw:image xlink:href="../Images/yкринформ/2023-06-27T17-00-00-03-00/630_360_1627358601-997.jpg" xlink:type="simple" xlink:show="embed" xlink:actuate="onLoad" draw:mime-type="image/jpeg"/>
</draw:frame>
在美国，有必要注册疟疾的传播。 这些是20年来的第一批案例。</text:p>
      <text:p text:style-name="P4">
正如乌克林福姆报道的那样，它报告了<text:a xlink:type="simple" xlink:href="http://www.golosameriki.com/a/us-malaria/7154387.html" text:style-name="Internet_20_link" text:visited-style-name="Visited_20_Internet_20_Link">
美国之声</text:a>
.</text:p>
      <text:p text:style-name="P4">
Протягом останніх двох місяців у США було зареєстровано п'ять випадківмалярії, викликаних укусами комарів. Це перший випадок місцевогорозповсюдження захворювання за 20 років.</text:p>
      <text:p text:style-name="P4">
У повідомленні Центрів з контролю та профілактики захворювань, випущеному впонеділок, інформується про те, що чотири випадки були зареєстровані у Флоридіта один – у Техасі.</text:p>
      <text:p text:style-name="P4">
Малярія викликається паразитом, який поширюється через укуси комарів. Уінфікованих можуть розвинутися гарячка, озноб та грипоподібні симптоми. У разівідсутності лікування хвороба загрожує серйозними ускладненнями та навітьсмертю.</text:p>
      <text:p text:style-name="P4">
<text:span text:style-name="T4">
Читайте також:</text:span>
 <text:a xlink:type="simple" xlink:href="https://www.ukrinform.ua/rubric-world/3726870-v-aponii-pomerla-persa-ludina-u-sviti-vid-virusu-oz.html" text:style-name="Internet_20_link" text:visited-style-name="Visited_20_Internet_20_Link">
 У Японії померла перша людина у світі від <text:span text:style-name="T4">
вірус</text:span>
 у Оз</text:a>
<text:a xlink:type="simple" xlink:href="https://www.ukrinform.ua/tag-ssa" text:style-name="Internet_20_link" text:visited-style-name="Visited_20_Internet_20_Link">
美国</text:a>
每年被诊断出大约两千例疟疾病例，主要是在访问疟疾广泛的乌克兰的旅行者中。</text:p>
      <text:p text:style-name="P4">
自1992年以来，在美国，蚊子叮咬引起了11次疟疾爆发。最后一次发生在佛罗里达州的棕榈境县，那里有8人生病。</text:p>
      <text:p text:style-name="P4">
News Source: <text:a xlink:type="simple" xlink:href="https://www.ukrinform.ua/rubric-world/3728323-u-ssa-vperse-za-20-rokiv-zafiksuvali-spalah-malarii.html" text:style-name="Internet_20_link" text:visited-style-name="Visited_20_Internet_20_Link">
https://www.ukrinform.ua/rubric-world/3728323-u-ssa-vperse-za-20-rokiv-zafiksuvali-spalah-malarii.html</text:a>
</text:p>
      <!--NEWS-->
      <text:h text:style-name="P10" text:outline-level="1">
<text:span text:style-name="T4">
Yarmolenko正式返回Dynamo</text:span>
</text:h>
      <text:p text:style-name="P4">
作者: Ukrinform (Person)</text:p>
      <text:p text:style-name="P4">
出版商: Укринформ (Organization)</text:p>
      <text:p text:style-name="P4">
出版时间: 2023-06-27T17:11:25+03:00</text:p>
      <text:p text:style-name="P4">
修改时间: 2023-06-27T17:11:25+03:00</text:p>
      <text:p text:style-name="P4">
描述: 乌克兰的刺耳的Andriy Yarmolenko回到了Dynamo。  - 乌克林。</text:p>
      <text:p text:style-name="P4">
图片: ['<text:a xlink:type="simple" xlink:href="https://static.ukrinform.com/photos/2023_06/thumb_files/630_360_1687875016-204.jpg" text:style-name="Internet_20_link" text:visited-style-name="Visited_20_Internet_20_Link">
630_360_16878...</text:a>
']</text:p>
      <text:p text:style-name="P4">
标签: ['Ярмоленко', 'Динамо', 'Футбол']</text:p>
      <text:p text:style-name="P4">
类型: Article</text:p>
      <!--METADATA-->
      <text:p text:style-name="P4">
<draw:frame draw:style-name="fr1" draw:name="Image78" text:anchor-type="as-char" svg:width="6.9236in" svg:height="3.956343in" draw:z-index="0">
<draw:image xlink:href="../Images/yкринформ/2023-06-27T17-11-25-03-00/630_360_1687875016-204.jpg" xlink:type="simple" xlink:show="embed" xlink:actuate="onLoad" draw:mime-type="image/jpeg"/>
</draw:frame>
乌克兰的刺耳的Andriy Yarmolenko回到了Dynamo。</text:p>
      <text:p text:style-name="P4">
据报道<text:a xlink:type="simple" xlink:href="https://fcdynamo.com/news/andrij-yarmolenko-povernuvsya-v-dinamo" text:style-name="Internet_20_link" text:visited-style-name="Visited_20_Internet_20_Link">
新闻服务</text:a>
京凡人，乌克林福姆报道。</text:p>
      <text:p text:style-name="P4">
俱乐部没有透露两年合同的财务细节。 早些时候，这是一项信息，一名33岁的足球运动员签署了一项100万美元的薪水协议。</text:p>
      <text:p text:style-name="P4">
乌克兰人的最后一支球队是Al-ain，他留在了自由球员的权利上。</text:p>
      <text:p text:style-name="P4">
<text:span text:style-name="T4">
另请阅读：</text:span>
 <text:a xlink:type="simple" xlink:href="https://www.ukrinform.ua/rubric-sports/3728181-futbolisti-dinamo-proveli-persi-trenuvanna-pisla-vidpustki.html" text:style-name="Internet_20_link" text:visited-style-name="Visited_20_Internet_20_Link">
<text:span text:style-name="T4">
足球</text:span>
 dynamo true'进行了第一个后面的培训</text:a>
据报道，安德烈(Andrei)由2008年至2017年的基辅人组成。 该团队的帐户为341。</text:p>
      <text:p text:style-name="P4">
照片：盖蒂图像</text:p>
      <text:p text:style-name="P4">
News Source: <text:a xlink:type="simple" xlink:href="https://www.ukrinform.ua/rubric-sports/3728407-armolenko-oficijno-povernuvsa-v-dinamo.html" text:style-name="Internet_20_link" text:visited-style-name="Visited_20_Internet_20_Link">
https://www.ukrinform.ua/rubric-sports/3728407-armolenko-oficijno-povernuvsa-v-dinamo.html</text:a>
</text:p>
      <!--NEWS-->
      <text:h text:style-name="P10" text:outline-level="1">
<text:span text:style-name="T4">
国际登记册应记录瓦格纳和卡迪里维斯造成的损失 - 佩斯总裁</text:span>
</text:h>
      <text:p text:style-name="P4">
作者: Ukrinform (Person)</text:p>
      <text:p text:style-name="P4">
出版商: Укринформ (Organization)</text:p>
      <text:p text:style-name="P4">
出版时间: 2023-06-27T17:13:00+03:00</text:p>
      <text:p text:style-name="P4">
修改时间: 2023-06-27T17:13:00+03:00</text:p>
      <text:p text:style-name="P4">
描述: 佩斯总统蒂尼·考克斯（Tini Cox）祝贺乌克兰的国际登记册作为“第一步军事团体，例如瓦格纳团体和卡德罗夫。</text:p>
      <ul>
        <li>
I的，。: </li>
      </ul>
      <text:p text:style-name="P4">
图片: ['<text:a xlink:type="simple" xlink:href="https://static.ukrinform.com/photos/2022_03/thumb_files/630_360_1646338848-354.png" text:style-name="Internet_20_link" text:visited-style-name="Visited_20_Internet_20_Link">
630_360_16463...</text:a>
']</text:p>
      <text:p text:style-name="P4">
标签: ['Кадиров', 'ПАРЄ', 'ПВК "Вагнера"']</text:p>
      <text:p text:style-name="P4">
类型: Article</text:p>
      <!--METADATA-->
      <text:p text:style-name="P4">
<draw:frame draw:style-name="fr1" draw:name="Image79" text:anchor-type="as-char" svg:width="6.9236in" svg:height="3.956343in" draw:z-index="0">
<draw:image xlink:href="../Images/yкринформ/2023-06-27T17-13-00-03-00/630_360_1646338848-354.png" xlink:type="simple" xlink:show="embed" xlink:actuate="onLoad" draw:mime-type="image/png"/>
</draw:frame>
考克斯的总统阴影祝贺乌克兰国际损失登记册作为“第一步”，然后通过激进的俄罗斯侵略性战争获得乌克兰人民造成的损失的赔偿，并呼吁注册监狱或监狱或私人军事团体造成的伤害，由Vagner控制。</text:p>
      <text:p text:style-name="P4">
在[PACE网站]上报道了这一点(https://pace.coe.int/en/news/9166/ukraine-register-of-damage-should-also-record-loss-caused-by-wagner-and-kadyrov-groups-says-pace-president)，报道乌克林福姆。</text:p>
      <text:p text:style-name="P4">
可口可乐在在斯特拉斯堡举行的注册协议参与者的第一次会议上发表讲话时指出，该登记册将有助于提及“幸存下来的人，那些穿着的人的家庭和乌克兰州”。</text:p>
      <text:p text:style-name="P4">
“我们的大会强调，正义和对[侵略]的全部责任(https://www.ukrinform.ua/tag-russian-aggression)但是，如果没有对乌克兰及其公民造成的损害的全部赔偿，就无法实现其后果。”他说。</text:p>
      <text:p text:style-name="P4">
考克斯说，他为大会是乌克兰当局提出的提议后，是第一个创建这样的登记册的机构而感到自豪连续工作“实现这一目标。</text:p>
      <text:p text:style-name="P4">
<text:span text:style-name="T4">
另请阅读：</text:span>
 <text:a xlink:type="simple" xlink:href="https://www.ukrinform.ua/rubric-economy/3726526-ukraina-ocikue-so-stati-ta-kanada-persimi-peredadut-konfiskovani-aktivi-rf-smigal.html" text:style-name="Internet_20_link" text:visited-style-name="Visited_20_Internet_20_Link">
乌克兰预计各州和加拿大将是第一个通过俄罗斯联邦的机密资产的人-Shmigal</text:a>
大会还建议在以后的阶段建立一个国际薪酬委员会，以考虑和决定登记册记录的索赔，并创建薪酬基金。</text:p>
      <text:p text:style-name="P4">
根据考克斯的说法，大会决心恢复向乌克兰人报告的公平性，并对许多违反国际法的行为负责。”</text:p>
      <text:p text:style-name="P4">
如图所述，大约有45个州和欧盟已经加入或打算加入有关俄罗斯联邦偏离乌克兰损失登记册的扩展部分协议。</text:p>
      <text:p text:style-name="P4">
News Source: <text:a xlink:type="simple" xlink:href="https://www.ukrinform.ua/rubric-economy/3728408-u-miznarodnomu-reestri-treba-zafiksuvati-zbitki-zavdani-vagnerivcami-ta-kadirivcami-prezident-pare.html" text:style-name="Internet_20_link" text:visited-style-name="Visited_20_Internet_20_Link">
https://www.ukrinform.ua/rubric-economy/3728408-u-miznarodnomu-reestri-treba-zafiksuvati-zbitki-zavdani-vagnerivcami-ta-kadirivcami-prezident-pare.html</text:a>
</text:p>
      <!--NEWS-->
      <text:h text:style-name="P10" text:outline-level="1">
<text:span text:style-name="T4">
乌克兰谷物：波兰启动了五个欧盟国家的农业部长会议与索尔斯基</text:span>
</text:h>
      <text:p text:style-name="P4">
作者: Ukrinform (Person)</text:p>
      <text:p text:style-name="P4">
出版商: Укринформ (Organization)</text:p>
      <text:p text:style-name="P4">
出版时间: 2023-06-27T17:14:51+03:00</text:p>
      <text:p text:style-name="P4">
修改时间: 2023-06-27T17:14:51+03:00</text:p>
      <text:p text:style-name="P4">
描述: 波兰希望在7月下半年举行五名欧盟农业部长的会议，并在9月15日对乌克兰谷物的进口禁令与乌克兰政策部长和乌克兰Mykola Mykola Solsky的大臣进行了禁令。  - 乌克林。</text:p>
      <text:p text:style-name="P4">
图片: ['<text:a xlink:type="simple" xlink:href="https://static.ukrinform.com/photos/2023_02/thumb_files/630_360_1676909362-870.jpg" text:style-name="Internet_20_link" text:visited-style-name="Visited_20_Internet_20_Link">
630_360_16769...</text:a>
']</text:p>
      <text:p text:style-name="P4">
标签: ['Євросоюз', 'Польща', 'Зерно', 'Сольський']</text:p>
      <text:p text:style-name="P4">
类型: Article</text:p>
      <!--METADATA-->
      <text:p text:style-name="P4">
<draw:frame draw:style-name="fr1" draw:name="Image80" text:anchor-type="as-char" svg:width="6.9236in" svg:height="3.956343in" draw:z-index="0">
<draw:image xlink:href="../Images/yкринформ/2023-06-27T17-14-51-03-00/630_360_1676909362-870.jpg" xlink:type="simple" xlink:show="embed" xlink:actuate="onLoad" draw:mime-type="image/jpeg"/>
</draw:frame>
波兰将于7月下半年举行五名欧盟农业部长会议，直到9月15日的进口，乌克兰索隆斯基的农业政策和食品部长。</text:p>
      <text:p text:style-name="P4">
乌克林福姆报道，波兰农业农业在欧盟的农业国家见面后，在卢森堡报道了这一点。(https://www.wnp.pl/rynki-zagraniczne/ue-minister-telus-w-luksemburgu-100-mln-euro-dla-rolnikow-nie-zalatwia-problemu-potrzebne-sa-dobre-rozwiazania-na-przyszlosc-akt,725550.html)。</text:p>
      <text:p text:style-name="P4">
“很可能会议将在7月的第三周举行。 我们需要谈论技术问题，并解释我们的活动(五个欧盟国家 -  ed。)我们在欧盟中进行的，目的是帮助乌克兰，但同时又不损害我们的农民，并帮助为未来提供适当的工具。” Telus说。</text:p>
      <text:p text:style-name="P4">
他补充说，乌克兰的战争将结束，但乌克兰产品的问题将延长。 因此，您需要准备一个常见的行动工具。</text:p>
      <text:p text:style-name="P4">
<text:span text:style-name="T4">
另请阅读：</text:span>
 [终止(https://www.ukrinform.ua/rubric-economy/3727829-pripinenna-roboti-zernovogo-koridoru-moze-mati-tisk-na-grivnu-nacbank.html)Telus指出，在欧洲委员会前夕，为五名欧盟农民人员分配了1亿欧元，以弥补这些国家市场的乌克兰谷物进口造成的损失，“不能解决问题。” 他认为，这与金钱无关，以及做出系统决策的需求。</text:p>
      <text:p text:style-name="P4">
他说，五个欧盟国家的农业政策部长本人将与所有其他个人资料欧盟部长进行个人谈判，以阐明对此做出系统决策的必要性。</text:p>
      <text:p text:style-name="P4">
2023年5月，欧盟委员会禁止从乌克兰到保加利亚，匈牙利，波兰，斯洛伐克和罗马尼亚的小麦，玉米，菜籽和向日葵的进口，这些国家的坚持。 6月5日，该禁令于2023年9月15日之前进行。</text:p>
      <text:p text:style-name="P4">
波兰已暂停乌克罗农业农产品的过境，但从4月21日开始续签。华沙希望禁止<text:a xlink:type="simple" xlink:href="https://www.ukrinform.ua/tag-import" text:style-name="Internet_20_link" text:visited-style-name="Visited_20_Internet_20_Link">
进口</text:a>
乌克兰谷物将在9月15日之后继续进行，以及Zuzraina的其他一些类型的产品将被添加到传输产品中。</text:p>
      <text:p text:style-name="P4">
华沙禁止将乌克兰谷物进口到波兰的论点之一，即后来以消费者出售的技术谷物以及波兰谷物的波兰市场的消费者市场出售，而波兰谷物的消费者市场则遭受了波兰谷物的痛苦。</text:p>
      <text:p text:style-name="P4">
News Source: <text:a xlink:type="simple" xlink:href="https://www.ukrinform.ua/rubric-economy/3728409-ukrainske-zerno-polsa-iniciue-zustric-agrarnih-ministriv-pati-krain-es-iz-solskim.html" text:style-name="Internet_20_link" text:visited-style-name="Visited_20_Internet_20_Link">
https://www.ukrinform.ua/rubric-economy/3728409-ukrainske-zerno-polsa-iniciue-zustric-agrarnih-ministriv-pati-krain-es-iz-solskim.html</text:a>
</text:p>
      <!--NEWS-->
      <text:h text:style-name="P10" text:outline-level="1">
<text:span text:style-name="T4">
保罗和尤利亚·科罗斯特洛夫（Yulia Korostylov</text:span>
</text:h>
      <text:p text:style-name="P4">
作者: Ukrinform (Person)</text:p>
      <text:p text:style-name="P4">
出版商: Укринформ (Organization)</text:p>
      <text:p text:style-name="P4">
出版时间: 2023-06-27T17:17:37+03:00</text:p>
      <text:p text:style-name="P4">
修改时间: 2023-06-27T17:17:37+03:00</text:p>
      <text:p text:style-name="P4">
描述: 乌克兰运动员Pavel和Yulia Korostylev在Kulva射击的克拉科夫成为欧洲运动会。  - 乌克林。</text:p>
      <text:p text:style-name="P4">
图片: ['<text:a xlink:type="simple" xlink:href="https://static.ukrinform.com/photos/2023_06/thumb_files/630_360_1687875405-949.jpg" text:style-name="Internet_20_link" text:visited-style-name="Visited_20_Internet_20_Link">
630_360_16878...</text:a>
']</text:p>
      <text:p text:style-name="P4">
标签: None</text:p>
      <text:p text:style-name="P4">
类型: Article</text:p>
      <!--METADATA-->
      <text:p text:style-name="P4">
<draw:frame draw:style-name="fr1" draw:name="Image81" text:anchor-type="as-char" svg:width="6.9236in" svg:height="3.956343in" draw:z-index="0">
<draw:image xlink:href="../Images/yкринформ/2023-06-27T17-17-37-03-00/630_360_1687875405-949.jpg" xlink:type="simple" xlink:show="embed" xlink:actuate="onLoad" draw:mime-type="image/jpeg"/>
</draw:frame>
乌克兰出口帕维尔(Pavel)和尤利亚·科罗斯利洛夫(Yulia Korostilov)成为欧洲乌克拉科夫(Ukrakov)的冠军。</text:p>
      <text:p text:style-name="P4">
乌克林福姆报道，在25米球命中的决赛中，乌克兰夫妇赢得了指挥球队。</text:p>
      <text:p text:style-name="P4">
对于乌克兰，米克斯特锦标赛奖成为欧洲2023年欧洲运动会的第二名，埃琳娜·科斯特维奇(Elena Kostevich)成为第三次射击，带有10米的气动手枪。</text:p>
      <text:p text:style-name="P4">
总共有26个奖项。</text:p>
      <text:p text:style-name="P4">
<text:span text:style-name="T4">
另请阅读：</text:span>
 <text:a xlink:type="simple" xlink:href="https://www.ukrinform.ua/rubric-sports/3728319-na-evropejskih-igrah2023-cest-ukraini-zahisaut-85-armijskih-sportsmeniv.html" text:style-name="Internet_20_link" text:visited-style-name="Visited_20_Internet_20_Link">
在欧洲运动会-2023中，乌克兰的荣誉保护85名陆军运动员</text:a>
比赛将持续到7月2日。</text:p>
      <text:p text:style-name="P4">
照片：乌克兰的NOC</text:p>
      <text:p text:style-name="P4">
News Source: <text:a xlink:type="simple" xlink:href="https://www.ukrinform.ua/rubric-sports/3728412-pavlo-ta-ulia-korostilovi-zavouvali-zoloto-evropejskih-igor-u-kulovij-strilbi.html" text:style-name="Internet_20_link" text:visited-style-name="Visited_20_Internet_20_Link">
https://www.ukrinform.ua/rubric-sports/3728412-pavlo-ta-ulia-korostilovi-zavouvali-zoloto-evropejskih-igor-u-kulovij-strilbi.html</text:a>
</text:p>
      <!--NEWS-->
      <text:h text:style-name="P10" text:outline-level="1">
<text:span text:style-name="T4">
基辅安装了第一个由混凝土制成的移动庇护所</text:span>
</text:h>
      <text:p text:style-name="P4">
作者: Ukrinform (Person)</text:p>
      <text:p text:style-name="P4">
出版商: Укринформ (Organization)</text:p>
      <text:p text:style-name="P4">
出版时间: 2023-06-27T17:32:00+03:00</text:p>
      <text:p text:style-name="P4">
修改时间: 2023-06-27T17:32:00+03:00</text:p>
      <text:p text:style-name="P4">
描述: 在基辅，安装了由混凝土制成的第一个“飞行员”移动庇护所，可以防止爆炸性的浪潮和碎片化。  - 乌克林。</text:p>
      <text:p text:style-name="P4">
图片: ['<text:a xlink:type="simple" xlink:href="https://static.ukrinform.com/photos/2023_06/thumb_files/630_360_1687876146-338.jpg" text:style-name="Internet_20_link" text:visited-style-name="Visited_20_Internet_20_Link">
630_360_16878...</text:a>
']</text:p>
      <text:p text:style-name="P4">
标签: ['Київ', 'Укриття']</text:p>
      <text:p text:style-name="P4">
类型: Article</text:p>
      <!--METADATA-->
      <text:p text:style-name="P4">
<draw:frame draw:style-name="fr1" draw:name="Image82" text:anchor-type="as-char" svg:width="6.9236in" svg:height="3.956343in" draw:z-index="0">
<draw:image xlink:href="../Images/yкринформ/2023-06-27T17-32-00-03-00/630_360_1687876146-338.jpg" xlink:type="simple" xlink:show="embed" xlink:actuate="onLoad" draw:mime-type="image/jpeg"/>
</draw:frame>
在基辅，建立了由混凝土制成的第一个“飞行员”移动庇护所，它可以保护可拆卸的波浪和碎片化。</text:p>
      <text:p text:style-name="P4">
关于<text:a xlink:type="simple" xlink:href="https://t.me/VA_Kyiv/2320" text:style-name="Internet_20_link" text:visited-style-name="Visited_20_Internet_20_Link">
电报</text:a>
据报道，城市军事管理局的新闻服务报道。</text:p>
      <text:p text:style-name="P4">
“首先已经安装在首都的第一个飞行员移动庇护所。 它是由高质量混凝土制成的。 可以防止爆炸性波和碎片反射。”</text:p>
      <text:p text:style-name="P4">
一个模块可容纳多达20人。 这些模块是作为常规设计师收集的。根据人数，您可以收集两个，三个甚至更多的部分。</text:p>
      <text:p text:style-name="P4">
根据KMVA的说法，这种类型的结构很快安装了，主要的是强大的基础，基础。 他们内部配备了长凳，灭火器，水和医疗套装，以供急救。</text:p>
      <text:p text:style-name="P4">
<text:span text:style-name="T4">
另请阅读：</text:span>
 <text:a xlink:type="simple" xlink:href="https://www.ukrinform.ua/rubric-society/3727001-pridatni-do-vikoristanna-ukritta-mozut-vmistiti-lise-43-naselenna-ukraini-mvs.html" text:style-name="Internet_20_link" text:visited-style-name="Visited_20_Internet_20_Link">
遮蔽<text:span text:style-name="T4">
使用</text:span>
只能容纳乌克兰人口的43％ - 内政部</text:a>
“我们正在考虑将模块化类型避难所设置在首都。 对于没有庇护所或重大民事保护结构年龄的地方的地方，民事保护很重要。 经过所有构造类型的详细研究，将在[Kiev]中建立结构的任何修改以及在哪里进行决定。(https://www.ukrinform.ua/tag-kiiv)”， -  KMVA SERGEY POPKO的负责人。</text:p>
      <text:p text:style-name="P4">
<text:span text:style-name="T4">
另请阅读：</text:span>
 <text:a xlink:type="simple" xlink:href="https://www.ukrinform.ua/rubric-regions/3727743-u-vinnici-sistema-avtomaticnogo-vidkritta-dverej-vze-dostupna-u-desati-ukrittah.html" text:style-name="Internet_20_link" text:visited-style-name="Visited_20_Internet_20_Link">
在Vinnitsa中，自动门打开系统在十个<text:span text:style-name="T4">
庇护所中张紧</text:span>
 x</text:a>
如<text:a xlink:type="simple" xlink:href="https://www.ukrinform.ua/rubric-kyiv/3728281-u-stolici-zapracue-elektronna-sistema-dostupu-do-ukrittiv.html" text:style-name="Internet_20_link" text:visited-style-name="Visited_20_Internet_20_Link">
报道</text:a>
乌克林福姆(Ukrinform)在首都，避难所的电子通道系统正在运行，已经对其进行了测试。</text:p>
      <text:p text:style-name="P4">
News Source: <text:a xlink:type="simple" xlink:href="https://www.ukrinform.ua/rubric-kyiv/3728416-u-kievi-vstanovili-perse-mobilne-ukritta-z-betonu.html" text:style-name="Internet_20_link" text:visited-style-name="Visited_20_Internet_20_Link">
https://www.ukrinform.ua/rubric-kyiv/3728416-u-kievi-vstanovili-perse-mobilne-ukritta-z-betonu.html</text:a>
</text:p>
      <!--NEWS-->
      <text:h text:style-name="P10" text:outline-level="1">
<text:span text:style-name="T4">
政府指示Kamyshyn决定改善庇护所状况</text:span>
</text:h>
      <text:p text:style-name="P4">
作者: Ukrinform (Person)</text:p>
      <text:p text:style-name="P4">
出版商: Укринформ (Organization)</text:p>
      <text:p text:style-name="P4">
出版时间: 2023-06-27T17:33:00+03:00</text:p>
      <text:p text:style-name="P4">
修改时间: 2023-06-27T17:33:00+03:00</text:p>
      <text:p text:style-name="P4">
描述: 部长的内阁指示战略工业部长亚历山大·卡米辛（Alexander Kamyshin）迅速制定决定，以通过乌克兰的庇护所状况和庇护所数量来改善情况。</text:p>
      <ul>
        <li>
I的，。: </li>
      </ul>
      <text:p text:style-name="P4">
图片: ['<text:a xlink:type="simple" xlink:href="https://static.ukrinform.com/photos/2023_06/thumb_files/630_360_1686303753-448.jpg" text:style-name="Internet_20_link" text:visited-style-name="Visited_20_Internet_20_Link">
630_360_16863...</text:a>
']</text:p>
      <text:p text:style-name="P4">
标签: ['Кабмін', 'Уряд', 'Укриття']</text:p>
      <text:p text:style-name="P4">
类型: Article</text:p>
      <!--METADATA-->
      <text:p text:style-name="P4">
<draw:frame draw:style-name="fr1" draw:name="Image83" text:anchor-type="as-char" svg:width="6.9236in" svg:height="3.956343in" draw:z-index="0">
<draw:image xlink:href="../Images/yкринформ/2023-06-27T17-33-00-03-00/630_360_1686303753-448.jpg" xlink:type="simple" xlink:show="embed" xlink:actuate="onLoad" draw:mime-type="image/jpeg"/>
</draw:frame>
部长的内阁指示战略工业部长卡米辛(Kamyshin)的战略产业迅速工作，以改善国家的处境和乌克兰的庇护所数量。</text:p>
      <text:p text:style-name="P4">
总理丹尼斯·施米加尔(Denis Shmigal)在<text:a xlink:type="simple" xlink:href="https://t.me/Denys_Smyhal/5506" text:style-name="Internet_20_link" text:visited-style-name="Visited_20_Internet_20_Link">
政府会议</text:a>
，报道乌克林福姆。</text:p>
      <text:p text:style-name="P4">
“总统显然已经制定了任务 - 应该有更多的庇护所，必须配备并准备正确。 我们为战略工业战略行业部长提供了所有锻炼和迅速提交决策的机会。” Shmigal强调。</text:p>
      <text:p text:style-name="P4">
他回忆说，乌克兰有77％的存储库适合使用，但不幸的是，许多不符合任何标准的存储库。</text:p>
      <text:p text:style-name="P4">
在某些地方，这种情况通常是不可接受的，强调了Shmigal。</text:p>
      <text:p text:style-name="P4">
<text:span text:style-name="T4">
另请阅读：</text:span>
 <text:a xlink:type="simple" xlink:href="https://www.ukrinform.ua/rubric-kyiv/3728281-u-stolici-zapracue-elektronna-sistema-dostupu-do-ukrittiv.html" text:style-name="Internet_20_link" text:visited-style-name="Visited_20_Internet_20_Link">
在首都将在<text:span text:style-name="T4">
庇护所中使用电子访问系统</text:span>
</text:a>
据乌克林福姆(Ukrinform)报道，国家安全与国防委员会在6月23日考虑了炸弹庇护所的安全，并指示将庇护所置于适当的状态。</text:p>
      <text:p text:style-name="P4">
News Source: <text:a xlink:type="simple" xlink:href="https://www.ukrinform.ua/rubric-ato/3728417-urad-doruciv-kamisinu-nevidkladno-napracuvati-risenna-dla-pokrasenna-situacii-z-ukrittami.html" text:style-name="Internet_20_link" text:visited-style-name="Visited_20_Internet_20_Link">
https://www.ukrinform.ua/rubric-ato/3728417-urad-doruciv-kamisinu-nevidkladno-napracuvati-risenna-dla-pokrasenna-situacii-z-ukrittami.html</text:a>
</text:p>
      <!--NEWS-->
      <text:h text:style-name="P10" text:outline-level="1">
<text:span text:style-name="T4">
俄罗斯人解雇了赫森，受伤了两个人</text:span>
</text:h>
      <text:p text:style-name="P4">
作者: Ukrinform (Person)</text:p>
      <text:p text:style-name="P4">
出版商: Укринформ (Organization)</text:p>
      <text:p text:style-name="P4">
出版时间: 2023-06-27T17:36:00+03:00</text:p>
      <text:p text:style-name="P4">
修改时间: 2023-06-27T17:36:00+03:00</text:p>
      <text:p text:style-name="P4">
描述: 俄罗斯军队向赫尔森居民区开火，炸伤两名平民。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Херсон', 'Обстріл', 'Поранені', 'Війна з Росією']</text:p>
      <text:p text:style-name="P4">
类型: Article</text:p>
      <!--METADATA-->
      <text:p text:style-name="P4">
<draw:frame draw:style-name="fr1" draw:name="Image84" text:anchor-type="as-char" svg:width="6.9236in" svg:height="3.948443in" draw:z-index="0">
<draw:image xlink:href="../Images/yкринформ/2023-06-27T17-36-00-03-00/630_360_1538997483-946.jpg" xlink:type="simple" xlink:show="embed" xlink:actuate="onLoad" draw:mime-type="image/jpeg"/>
</draw:frame>
赫尔森居民区的俄罗斯居民被解雇，炸伤两名平民。</text:p>
      <text:p text:style-name="P4">
关于它在[Facebook]中的报告(https://www.facebook.com/khoda.gov.ua/posts/pfbid0QYdTiewqzoBV64PBt2p7LharThnKqin4RWABBRSJcRg3khpvoiRHPc6gTCt8ddzpl)乌克林福姆报道，Kherson OVA出版社服务。</text:p>
      <text:p text:style-name="P4">
“俄罗斯再次被解雇<text:a xlink:type="simple" xlink:href="https://www.ukrinform.ua/tag-herson" text:style-name="Internet_20_link" text:visited-style-name="Visited_20_Internet_20_Link">
Kherson</text:a>
。</text:p>
      <text:p text:style-name="P4">
OVA指出，大火下有城市的住宅区。 这个女人被一个女人抱住。 她当场得到了协助。</text:p>
      <text:p text:style-name="P4">
去<text:a xlink:type="simple" xlink:href="https://www.ukrinform.ua/tag-bolnica" text:style-name="Internet_20_link" text:visited-style-name="Visited_20_Internet_20_Link">
医院</text:a>
这位36岁的男子被派去了。 他患有腹腔和肩膀的病变。 卫生工作者提供必要的帮助。</text:p>
      <text:p text:style-name="P4">
<text:span text:style-name="T4">
另请阅读：</text:span>
 <text:a xlink:type="simple" xlink:href="https://www.ukrinform.ua/rubric-ato/3728383-na-zaporizzi-vorog-zavdav-udaru-po-orihovu-e-poraneni-i-zagibli.html" text:style-name="Internet_20_link" text:visited-style-name="Visited_20_Internet_20_Link">
在敌人的Zaporozhye中，Orikhov是死者和占地去的</text:a>
正如乌克林福姆报道的那样，6月26日，入侵者四次解雇了霍森，释放了14壳。</text:p>
      <text:p text:style-name="P4">
News Source: <text:a xlink:type="simple" xlink:href="https://www.ukrinform.ua/rubric-ato/3728420-rosiani-obstrilali-herson-poraneni-dvoe-ludej.html" text:style-name="Internet_20_link" text:visited-style-name="Visited_20_Internet_20_Link">
https://www.ukrinform.ua/rubric-ato/3728420-rosiani-obstrilali-herson-poraneni-dvoe-ludej.html</text:a>
</text:p>
      <!--NEWS-->
      <text:h text:style-name="P10" text:outline-level="1">
<text:span text:style-name="T4">
联合国儿童基金会为乌克兰提供了120,000剂止咳疫苗，白喉和破伤风</text:span>
</text:h>
      <text:p text:style-name="P4">
作者: Ukrinform (Person)</text:p>
      <text:p text:style-name="P4">
出版商: Укринформ (Organization)</text:p>
      <text:p text:style-name="P4">
出版时间: 2023-06-27T17:37:00+03:00</text:p>
      <text:p text:style-name="P4">
修改时间: 2023-06-27T17:37:00+03:00</text:p>
      <text:p text:style-name="P4">
描述: 联合国（联合国儿童基金会）儿童基金已向乌克兰派遣了120,000剂咳嗽，白喉和破伤风。  - 乌克林。</text:p>
      <text:p text:style-name="P4">
图片: ['<text:a xlink:type="simple" xlink:href="https://static.ukrinform.com/photos/2017_03/thumb_files/630_360_1488470148-9781.jpg" text:style-name="Internet_20_link" text:visited-style-name="Visited_20_Internet_20_Link">
630_360_14884...</text:a>
']</text:p>
      <text:p text:style-name="P4">
标签: ['ЮНІСЕФ', 'Вакцинація', 'Інфекційні хвороби']</text:p>
      <text:p text:style-name="P4">
类型: Article</text:p>
      <!--METADATA-->
      <text:p text:style-name="P4">
<draw:frame draw:style-name="fr1" draw:name="Image85" text:anchor-type="as-char" svg:width="6.9236in" svg:height="3.956343in" draw:z-index="0">
<draw:image xlink:href="../Images/yкринформ/2023-06-27T17-37-00-03-00/630_360_1488470148-9781.jpg" xlink:type="simple" xlink:show="embed" xlink:actuate="onLoad" draw:mime-type="image/jpeg"/>
</draw:frame>
联合国儿童基金(联合国儿童基金会)他向乌克兰发送了120,000剂剂量的咳嗽疫苗，白喉和破伤风。</text:p>
      <text:p text:style-name="P4">
关于这一点<text:a xlink:type="simple" xlink:href="https://moz.gov.ua/article/news/v-ukrainu-dostavleno-120-tisjach-doz-vakcini-proti-kashljuku-difterii-ta-pravcja" text:style-name="Internet_20_link" text:visited-style-name="Visited_20_Internet_20_Link">
报告卫生部</text:a>
，报道乌克林福姆。</text:p>
      <text:p text:style-name="P4">
“ ACDP疫苗接种可为儿童提供防止严重的传染病。 咳嗽，白喉和破伤风可能会对儿童的健康造成严重后果，当获得医疗服务的特殊情况可能受到限制。 在联合国儿童基金的卫生部框架内(<text:a xlink:type="simple" xlink:href="https://www.ukrinform.ua/tag-unisef" text:style-name="Internet_20_link" text:visited-style-name="Visited_20_Internet_20_Link">
联合国儿童基金会</text:a>
 )我们系统地为该国提供了必要的艰苦疫苗接种点。 这就是为什么检查疫苗状况并重新捕获需求很重要的原因。</text:p>
      <text:p text:style-name="P4">
注意到，所得疫苗分布在进行疫苗接种的区域之间。</text:p>
      <text:p text:style-name="P4">
<text:span text:style-name="T4">
另请阅读：</text:span>
 [<text:span text:style-name="T4">
 DSNS </text:span>
 <text:span text:style-name="T4">
与</text:span>
 uniCef <text:span text:style-name="T4">
 </text:span>
 <text:span text:style-name="T4">
 </text:span>
启动**(https://www.ukrinform.ua/rubric-society/3722872-dsns-spilno-z-unisef-zapustili-informkampaniu-zadla-bezpeki-ditej.html)预防性日历中包括针对白喉，破伤风和百日咳的疫苗接种，并且是免费的。 根据国家疫苗接种日历，疫苗在2、4、6和18个月时进行疫苗(白喉)，在16岁时ADP-M疫苗(针对破伤风和白喉，成人使用的抗原含量降低).</text:p>
      <text:p text:style-name="P4">
Як повідомляв Укрінформ, протягом минулого тижня Україна отримала відміжнародних партнерів як гуманітрану допомогу 59 палет обладнання талікарських засобів, 148 палет гігієнічних наборів і рукавиць.</text:p>
      <text:p text:style-name="P4">
News Source: <text:a xlink:type="simple" xlink:href="https://www.ukrinform.ua/rubric-society/3728423-unisef-nadav-ukraini-120-tisac-doz-vakcini-proti-kasluku-difterii-ta-pravca.html" text:style-name="Internet_20_link" text:visited-style-name="Visited_20_Internet_20_Link">
https://www.ukrinform.ua/rubric-society/3728423-unisef-nadav-ukraini-120-tisac-doz-vakcini-proti-kasluku-difterii-ta-pravca.html</text:a>
</text:p>
      <!--NEWS-->
      <text:h text:style-name="P10" text:outline-level="1">
<text:span text:style-name="T4">
乌克兰儿童留在57个俄罗斯地区 - 卢比尼特</text:span>
</text:h>
      <text:p text:style-name="P4">
作者: Ukrinform (Person)</text:p>
      <text:p text:style-name="P4">
出版商: Укринформ (Organization)</text:p>
      <text:p text:style-name="P4">
出版时间: 2023-06-27T17:39:00+03:00</text:p>
      <text:p text:style-name="P4">
修改时间: 2023-06-27T17:39:00+03:00</text:p>
      <text:p text:style-name="P4">
描述: 乌克兰当局现在记录了我们在俄罗斯57个地区被盗的孩子的住宿。</text:p>
      <ul>
        <li>
I的，。: </li>
      </ul>
      <text:p text:style-name="P4">
图片: ['<text:a xlink:type="simple" xlink:href="https://static.ukrinform.com/photos/2023_06/thumb_files/630_360_1687344800-493.jpg" text:style-name="Internet_20_link" text:visited-style-name="Visited_20_Internet_20_Link">
630_360_16873...</text:a>
']</text:p>
      <text:p text:style-name="P4">
标签: ['Діти', 'Війна з Росією', 'Дмитро Лубінець']</text:p>
      <text:p text:style-name="P4">
类型: Article</text:p>
      <!--METADATA-->
      <text:p text:style-name="P4">
<draw:frame draw:style-name="fr1" draw:name="Image86" text:anchor-type="as-char" svg:width="6.9236in" svg:height="3.956343in" draw:z-index="0">
<draw:image xlink:href="../Images/yкринформ/2023-06-27T17-39-00-03-00/630_360_1687344800-493.jpg" xlink:type="simple" xlink:show="embed" xlink:actuate="onLoad" draw:mime-type="image/jpeg"/>
</draw:frame>
弗拉德·乌克兰人目前记录了我们在俄罗斯57个地区被盗的孩子的住宿。</text:p>
      <text:p text:style-name="P4">
这是在右派“ undlevex”的Verkhovna Rada专员的特别报告中。 乌克兰通讯员报告说，侵犯了乌克兰和俄罗斯暂时占领领土上乌克兰儿童的权利：驱逐出境，军事化，灌输。</text:p>
      <text:p text:style-name="P4">
“我们正式记录了乌克兰(儿童]的住宿(https://www.ukrinform.ua/tag-diti)在俄罗斯联邦的57个地区。 在16个地区，其中380名儿童中的大多数是暴力转移到俄罗斯 - 年 - 年龄的受害者。 他说：“还曾有俄罗斯军事占领领土绑架儿童，以恐吓恐吓，对亲戚的压力，协作数据。”</text:p>
      <text:p text:style-name="P4">
Lubinets补充说，据指出，俄罗斯军人使用或可能使用暴力来迫使成年人为俄罗斯军队或占领力而努力。</text:p>
      <text:p text:style-name="P4">
区域人权中心的律师Kateryna Rashevskaya告知，根据他们的数据，自2023年6月15日以来，俄罗斯人每天都会带100个孩子 - 有时少一些，有时还有几个孩子 - 在SO中被称为“重新教育” “营地。</text:p>
      <text:p text:style-name="P4">
“因此，数字(被盗的俄罗斯联邦 - 编辑。)孩子们正在成长，俄罗斯想归还他们。”她说。</text:p>
      <text:p text:style-name="P4">
申诉专员援引执法机构的援引俄罗斯联邦参与了间谍，走廊角色的武装冲突，也使他们参与了强迫动员乌克兰公民在临时被占领的领土上的竞选活动，有时甚至是演员。</text:p>
      <text:p text:style-name="P4">
据他说，许多工具用于招募儿童。例如，所谓的“军事爱好营地”，Vunarmia的成员和其他“军事爱好者”运动中所谓的休息。</text:p>
      <text:p text:style-name="P4">
“实际上，有很多。 它们的名称有所不同，这是由俄罗斯联邦不同联邦主题的ger触发的，但所有人都有相同的迹象。(这个 -  ed。) - 这是乌克兰儿童参与这种爱国运动和俄罗斯军队的普及。”卢比尼特说。人权专员告知，根据统一的注册调查，自全面入侵乌克兰的俄罗斯联邦以来，乌克兰已在乌克兰注册了5次刑事诉讼，该法调查了未成年人在武装冲突中的使用。</text:p>
      <text:p text:style-name="P4">
如<text:a xlink:type="simple" xlink:href="https://www.ukrinform.ua/rubric-society/3728182-lubinec-narazi-e-oficijni-dani-pro-365-nezakonnih-usinovlen-nasih-ditej-u-rf.html" text:style-name="Internet_20_link" text:visited-style-name="Visited_20_Internet_20_Link">
报道</text:a>
，目前，监察员办公室拥有365个非法收养乌克兰儿童在俄罗斯联邦的官方数据。</text:p>
      <text:p text:style-name="P4">
News Source: <text:a xlink:type="simple" xlink:href="https://www.ukrinform.ua/rubric-society/3728428-ukrainskih-ditej-utrimuut-u-57-regionah-rosii-lubinec.html" text:style-name="Internet_20_link" text:visited-style-name="Visited_20_Internet_20_Link">
https://www.ukrinform.ua/rubric-society/3728428-ukrainskih-ditej-utrimuut-u-57-regionah-rosii-lubinec.html</text:a>
</text:p>
      <!--NEWS-->
      <text:h text:style-name="P10" text:outline-level="1">
<text:span text:style-name="T4">
Zelensky向雪佛兰展示了他在顿涅茨克地区给他的</text:span>
</text:h>
      <text:p text:style-name="P4">
作者: Ukrinform (Person)</text:p>
      <text:p text:style-name="P4">
出版商: Укринформ (Organization)</text:p>
      <text:p text:style-name="P4">
出版时间: 2023-06-27T17:40:00+03:00</text:p>
      <text:p text:style-name="P4">
修改时间: 2023-06-27T17:40:00+03:00</text:p>
      <text:p text:style-name="P4">
描述: 总统沃罗迪米尔·泽伦斯基（Volodymyr Zelenskyy）在前一天从顿涅茨克地区的乌克兰军人那里获得了雪佛兰的表现，并分享了他关于乌克兰·谢尔盖·杜丁（Ukraine Sergei Dudin）英雄的故事。</text:p>
      <ul>
        <li>
I的，。: </li>
      </ul>
      <text:p text:style-name="P4">
图片: ['<text:a xlink:type="simple" xlink:href="https://static.ukrinform.com/photos/2023_06/thumb_files/630_360_1687877855-164.jpg" text:style-name="Internet_20_link" text:visited-style-name="Visited_20_Internet_20_Link">
630_360_16878...</text:a>
']</text:p>
      <text:p text:style-name="P4">
标签: ['Донеччина', 'Зеленський', 'Війна з Росією', 'Шеврон']</text:p>
      <text:p text:style-name="P4">
类型: Article</text:p>
      <!--METADATA-->
      <text:p text:style-name="P4">
<draw:frame draw:style-name="fr1" draw:name="Image87" text:anchor-type="as-char" svg:width="6.9236in" svg:height="3.956343in" draw:z-index="0">
<draw:image xlink:href="../Images/yкринформ/2023-06-27T17-40-00-03-00/630_360_1687877855-164.jpg" xlink:type="simple" xlink:show="embed" xlink:actuate="onLoad" draw:mime-type="image/jpeg"/>
</draw:frame>
前一天，总统的洛里尔·泽伦斯基(Lordir Zelensky)在顿涅茨克(Donetsk)接待了乌克兰军人，并分享了他关于乌克兰英雄谢尔盖·杜丁(Sergey Dudin)英雄的故事。</text:p>
      <text:p text:style-name="P4">
赫夫隆的国家元首照片发表在<text:a xlink:type="simple" xlink:href="https://t.me/V_Zelenskiy_official/6741" text:style-name="Internet_20_link" text:visited-style-name="Visited_20_Internet_20_Link">
电报</text:a>
，报道乌克林福姆。</text:p>
      <text:p text:style-name="P4">
Zelensky说：“昨天，我们的英雄们给了他们的人字。</text:p>
      <text:p text:style-name="P4">
总统指出，武装部队海军海军陆战队的35名海军陆战队司令部的海军陆战队的副指挥官曾反复参与袭击的反思<text:a xlink:type="simple" xlink:href="https://www.ukrinform.ua/tag-rosia" text:style-name="Internet_20_link" text:visited-style-name="Visited_20_Internet_20_Link">
敌人</text:a>
。 因此，据他说，该部门的杜丁并发症并亲自摧毁了敌人的设备和活力，参加了他计划的成功风暴，并从俄罗斯占领Zerahrson地区释放了这场风暴。</text:p>
      <text:p text:style-name="P4">
“在前往顿涅茨克地区的工作之旅中，他亲自向乌克兰英雄亲自尊敬，并移交了金星的秩序。感谢您的服务，当然，谢谢您的雪佛龙。乌克兰为此感到自豪勇士!”， - 国家负责人强调。</text:p>
      <text:p text:style-name="P4">
<text:span text:style-name="T4">
另请阅读：</text:span>
 <text:a xlink:type="simple" xlink:href="https://www.ukrinform.ua/rubric-ato/3727463-kozen-zaslugovue-sob-ukraina-znala-j-pamatala-zelenskij-pokazav-sevroni-voiniv.html" text:style-name="Internet_20_link" text:visited-style-name="Visited_20_Internet_20_Link">
每个人都应该知道并记住乌克兰：Zelensky展示了<text:span text:style-name="T4">
雪佛兰</text:span>
士兵</text:a>
6月27日，沃迪米尔·泽伦斯基(Volodymyr Zelenskyy)总统访问了贝迪安斯克(Berdyansk)的预测，并于6月27日授予乌克兰士兵。</text:p>
      <text:p text:style-name="P4">
<text:span text:style-name="T5">
foto：Zelenskiy /官方</text:span>
</text:p>
      <text:p text:style-name="P4">
News Source: <text:a xlink:type="simple" xlink:href="https://www.ukrinform.ua/rubric-ato/3728440-zelenskij-pokazav-sevroni-aki-jomu-podaruvali-na-doneccini.html" text:style-name="Internet_20_link" text:visited-style-name="Visited_20_Internet_20_Link">
https://www.ukrinform.ua/rubric-ato/3728440-zelenskij-pokazav-sevroni-aki-jomu-podaruvali-na-doneccini.html</text:a>
</text:p>
      <!--NEWS-->
      <text:h text:style-name="P10" text:outline-level="1">
<text:span text:style-name="T4">
Zelensky在北约峰会举行了一次会议</text:span>
</text:h>
      <text:p text:style-name="P4">
作者: Ukrinform (Person)</text:p>
      <text:p text:style-name="P4">
出版商: Укринформ (Organization)</text:p>
      <text:p text:style-name="P4">
出版时间: 2023-06-27T17:41:00+03:00</text:p>
      <text:p text:style-name="P4">
修改时间: 2023-06-27T23:41:00+03:00</text:p>
      <text:p text:style-name="P4">
描述: 沃迪米尔·泽伦斯基（Volodymyr Zelensky）总统与他的办公室和部长内阁与国际方向的代表举行了一次会议，并在7月在维尔纽斯（Vilnius）准备北约。  - 乌克林。</text:p>
      <text:p text:style-name="P4">
图片: ['<text:a xlink:type="simple" xlink:href="https://static.ukrinform.com/photos/2023_06/thumb_files/630_360_1687535517-265.jpeg" text:style-name="Internet_20_link" text:visited-style-name="Visited_20_Internet_20_Link">
630_360_16875...</text:a>
']</text:p>
      <text:p text:style-name="P4">
标签: ['Кабмін', 'НАТО', 'Саміт НАТО', 'Зеленський']</text:p>
      <text:p text:style-name="P4">
类型: Article</text:p>
      <!--METADATA-->
      <text:p text:style-name="P4">
<draw:frame draw:style-name="fr1" draw:name="Image88" text:anchor-type="as-char" svg:width="6.9236in" svg:height="3.956343in" draw:z-index="0">
<draw:image xlink:href="../Images/yкринформ/2023-06-27T17-41-00-03-00/630_360_1687535517-265.jpeg" xlink:type="simple" xlink:show="embed" xlink:actuate="onLoad" draw:mime-type="image/jpeg"/>
</draw:frame>
总统洛德米尔·泽伦斯基(Lordimir Zelensky)与高光办公室国际方向的代表和部长的内阁举行了一次会议，并在为7月北约峰会的准备工作做准备。</text:p>
      <text:p text:style-name="P4">
他在晚上讲述了这件事<text:a xlink:type="simple" xlink:href="https://t.me/V_Zelenskiy_official/6743" text:style-name="Internet_20_link" text:visited-style-name="Visited_20_Internet_20_Link">
更近的视频</text:a>
，报道乌克林福姆。</text:p>
      <text:p text:style-name="P4">
“他今天还与我们的国际主义者举行了一次特别会议 - 政府正在为维尔纽斯峰会做准备。 我相信峰会的决定对于[乌克兰]可能是静态的(https://www.ukrinform.ua/tag-ukraina)呢 我们竭尽所能，并将乌克兰的所有国际机会联系在一起。”泽伦斯基说。</text:p>
      <text:p text:style-name="P4">
<text:span text:style-name="T5">
viso：<text:a xlink:type="simple" xlink:href="https://t.me/V_Zelenskiy_official/6743" text:style-name="Internet_20_link" text:visited-style-name="Visited_20_Internet_20_Link">
op</text:a>
</text:span>
</text:p>
      <text:p text:style-name="P4">
*!(https://www.ukrinform.ua/rubric-ato/3728509-artileria-dla-zsu-i-samit-nato-zelenskij-proviv-rozmovu-z-premerom-norvegii.html)据报道，将于7月11日至12日在维尔纽斯举行的北约峰会将考虑乌克兰在反俄罗斯侵略的斗争中继续提供援助。 乌克兰期望这次会议的具体决定定义该国北约成员的旅程，并为乌克兰提供保证，以确保安全，以防止可能重复俄罗斯侵略性侵略。</text:p>
      <text:p text:style-name="P4">
_foto：op _</text:p>
      <text:p text:style-name="P4">
News Source: <text:a xlink:type="simple" xlink:href="https://www.ukrinform.ua/rubric-polytics/3728559-zelenskij-proviv-naradu-sodo-samitu-nato.html" text:style-name="Internet_20_link" text:visited-style-name="Visited_20_Internet_20_Link">
https://www.ukrinform.ua/rubric-polytics/3728559-zelenskij-proviv-naradu-sodo-samitu-nato.html</text:a>
</text:p>
      <!--NEWS-->
      <text:h text:style-name="P10" text:outline-level="1">
<text:span text:style-name="T4">
政府已任命欧洲一体化司法副部长</text:span>
</text:h>
      <text:p text:style-name="P4">
作者: Ukrinform (Person)</text:p>
      <text:p text:style-name="P4">
出版商: Укринформ (Organization)</text:p>
      <text:p text:style-name="P4">
出版时间: 2023-06-27T17:50:00+03:00</text:p>
      <text:p text:style-name="P4">
修改时间: 2023-06-27T17:50:00+03:00</text:p>
      <text:p text:style-name="P4">
描述: 部长的内阁任命Lyudmila Sugak担任欧洲一体化司法副部长的职位。  - 乌克林。</text:p>
      <text:p text:style-name="P4">
图片: ['<text:a xlink:type="simple" xlink:href="https://static.ukrinform.com/photos/2019_09/thumb_files/630_360_1567497060-680.jpg" text:style-name="Internet_20_link" text:visited-style-name="Visited_20_Internet_20_Link">
630_360_15674...</text:a>
']</text:p>
      <text:p text:style-name="P4">
标签: ['Євроінтеграція', "Мін'юст", 'Призначення', 'Уряд']</text:p>
      <text:p text:style-name="P4">
类型: Article</text:p>
      <!--METADATA-->
      <text:p text:style-name="P4">
<draw:frame draw:style-name="fr1" draw:name="Image89" text:anchor-type="as-char" svg:width="6.9236in" svg:height="3.956343in" draw:z-index="0">
<draw:image xlink:href="../Images/yкринформ/2023-06-27T17-50-00-03-00/630_360_1567497060-680.jpg" xlink:type="simple" xlink:show="embed" xlink:actuate="onLoad" draw:mime-type="image/jpeg"/>
</draw:frame>
内阁部长任命Lyudmila Sugak担任欧洲一体司法副部长的职位。</text:p>
      <text:p text:style-name="P4">
关于它报告乌克林形式，提到<text:a xlink:type="simple" xlink:href="https://t.me/uriad24/3214" text:style-name="Internet_20_link" text:visited-style-name="Visited_20_Internet_20_Link">
电报</text:a>
在线政府。</text:p>
      <text:p text:style-name="P4">
“在6月27日的会议上<text:a xlink:type="simple" xlink:href="https://www.ukrinform.ua/tag-kabmin" text:style-name="Internet_20_link" text:visited-style-name="Visited_20_Internet_20_Link">
部长的内阁</text:a>
乌克兰批准了有关欧洲一体化问题的著名Sugak Lyudmila Petrovna副部长的命令。”</text:p>
      <text:p text:style-name="P4">
同时，政府已批准了从经济副部长职位上释放亚历山大·格里班(Alexander Griban)的命令。</text:p>
      <text:p text:style-name="P4">
<text:span text:style-name="T4">
另请阅读：</text:span>
 <text:a xlink:type="simple" xlink:href="https://www.ukrinform.ua/rubric-other_news/3716580-zelenskij-pidpisav-nakaz-pro-priznacenna-kipera-golovou-odeskoi-oda.html" text:style-name="Internet_20_link" text:visited-style-name="Visited_20_Internet_20_Link">
<text:span text:style-name="T4">
 Zelensky </text:span>
 <text:span text:style-name="T4">
 </text:span>
 <text:span text:style-name="T4">
被任命</text:span>
由敖德萨地区政府负责人击球</text:a>
据报道，Lyudmila Sugak此前曾领导中央ARMA国际管理局。 她参加了竞争，争取了反腐败局局的职位。</text:p>
      <text:p text:style-name="P4">
News Source: <text:a xlink:type="simple" xlink:href="https://www.ukrinform.ua/rubric-polytics/3728435-urad-priznaciv-zastupnicu-ministra-usticii-z-evrointegracii.html" text:style-name="Internet_20_link" text:visited-style-name="Visited_20_Internet_20_Link">
https://www.ukrinform.ua/rubric-polytics/3728435-urad-priznaciv-zastupnicu-ministra-usticii-z-evrointegracii.html</text:a>
</text:p>
      <!--NEWS-->
      <text:h text:style-name="P10" text:outline-level="1">
<text:span text:style-name="T4">
乌克兰人的世界大会总结了UWC主席对伦敦的访问</text:span>
</text:h>
      <text:p text:style-name="P4">
作者: Ukrinform (Person)</text:p>
      <text:p text:style-name="P4">
出版商: Укринформ (Organization)</text:p>
      <text:p text:style-name="P4">
出版时间: 2023-06-27T17:52:00+03:00</text:p>
      <text:p text:style-name="P4">
修改时间: 2023-06-27T17:52:00+03:00</text:p>
      <text:p text:style-name="P4">
描述: 乌克兰人世界大会（UWC）帕维尔·格罗德（Pavel Grod）在6月21日至23日访问英国首都时，乌克兰恢复会议（URC23）的成员获得了国际伙伴的支持，传统上会认识与乌克兰社区。  - 乌克林。</text:p>
      <text:p text:style-name="P4">
图片: ['<text:a xlink:type="simple" xlink:href="https://static.ukrinform.com/photos/2023_06/thumb_files/630_360_1687877054-771.jpg" text:style-name="Internet_20_link" text:visited-style-name="Visited_20_Internet_20_Link">
630_360_16878...</text:a>
']</text:p>
      <text:p text:style-name="P4">
标签: ['Діаспора', 'СКУ', 'Світовий конгрес українців', 'Війна з Росією', 'Конференція з відбудови у Лондоні']</text:p>
      <text:p text:style-name="P4">
类型: Article</text:p>
      <!--METADATA-->
      <text:p text:style-name="P4">
<draw:frame draw:style-name="fr1" draw:name="Image90" text:anchor-type="as-char" svg:width="6.9236in" svg:height="3.956343in" draw:z-index="0">
<draw:image xlink:href="../Images/yкринформ/2023-06-27T17-52-00-03-00/630_360_1687877054-771.jpg" xlink:type="simple" xlink:show="embed" xlink:actuate="onLoad" draw:mime-type="image/jpeg"/>
</draw:frame>
乌克兰人世界议会主席(sku)帕维尔·格罗德(Pavel Grod)，在6月21日至23日访问英国首都时，参与者(拉克)他获得了国际合作伙伴的支持，传统上与​​乌克兰社区会面。</text:p>
      <text:p text:style-name="P4">
正如Ukrinform报道的那样，这在[UWC网站]上说明了这一点(https://www.ukrainianworldcongress.org/ua/prezident-sku-zavershiv-vizit-do-londona-ta-podyakuvav-za-potuzhnu-pidtrimku/)。</text:p>
      <text:p text:style-name="P4">
国会提醒乌克兰复苏会议(拉克)从60多个国家收集了一千个代表，已成为不仅要开发紧急重建问题的强大平台，而且还成为乌克兰在北约的愿望。</text:p>
      <text:p text:style-name="P4">
<text:span text:style-name="T4">
另请阅读：</text:span>
 [<text:span text:style-name="T4">
总统</text:span>
 <text:span text:style-name="T4">
 UWC </text:span>
 <text:span text:style-name="T4">
 </text:span>
 <text:span text:style-name="T4">
加入</text:span>
与<text:span text:style-name="T4">
会议</text:span>
，<text:span text:style-name="T4">
恢复</text:span>
 <text:span text:style-name="T4">
 </text:span>
 <text:span text:style-name="T4">
 ukraine </text:span>
 <text:span text:style-name="T4">
 in </text:span>
 in伦敦**(https://www.ukrinform.ua/rubric-diaspora/3726130-prezident-sku-dolucivsa-do-konferencii-z-vidnovlenna-ukraini-v-londoni.html)为了支持UWC #UKRAININATO的全球律师运动，Pavel Grod一直在与国际伙伴，政客和外交官举行多次会议。</text:p>
      <text:p text:style-name="P4">
“我对高度研究部长詹姆斯·克莱维利(James Kleverli)表示衷心的感谢，詹姆斯·克莱维利(James Kleverli)与他的奖章讨论了乌克兰在北约的成员。 UWC总裁帕维尔·格罗德(Pavel Grod)在与英国外交部长詹姆斯·克莱维利(Jameskleverly)的股票后说：“他坚定的支持和友谊非常有价值。”</text:p>
      <text:p text:style-name="P4">
在乌克兰对北约成员身份的道路上，鉴于其对区域安全和稳定的重要性，UWC总统与德国政治家，欧洲议会代表中Viola Fonraramon-Taubadel进行了有意义的讨论。</text:p>
      <text:p text:style-name="P4">
“我要对Violi von Kramong-Taubadel表示衷心的感谢，因为它在通过欧洲议会采用北约决议方面的重要作用。 其有目的的部队对在著名的欧洲议会议员中获得对乌克兰的强烈支持产生了重大影响。” Grod强调。</text:p>
      <text:p text:style-name="P4">
<text:span text:style-name="T4">
另请阅读：</text:span>
 <text:a xlink:type="simple" xlink:href="https://www.ukrinform.ua/rubric-diaspora/3726726-sku-zaklikav-svitove-ukrainstvo-pidtrimati-ukrainu-pered-samitom-nato-u-vilnusi.html" text:style-name="Internet_20_link" text:visited-style-name="Visited_20_Internet_20_Link">
<text:span text:style-name="T4">
 uwc </text:span>
 <text:span text:style-name="T4">
 </text:span>
 <text:span text:style-name="T4">
敦促</text:span>
 <text:span text:style-name="T4">
 </text:span>
 <text:span text:style-name="T4">
 </text:span>
 <text:span text:style-name="T4">
乌克兰人</text:span>
<text:span text:style-name="T5">
支持</text:span>
<text:span text:style-name="T5">
 </text:span>
<text:span text:style-name="T5">
 </text:span>
<text:span text:style-name="T5">
 </text:span>
<text:span text:style-name="T5">
乌克兰</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4">
 </text:span>
 <text:span text:style-name="T4">
 </text:span>
 <text:span text:style-name="T4">
 </text:span>
 <text:span text:style-name="T4">
 </text:span>
 <text:span text:style-name="T4">
北约</text:span>
 u <text:span text:style-name="T4">
 vilnius </text:span>
</text:a>
</text:p>
      <text:p text:style-name="P4">
会议期间讨论的一个重要主题是UWC Eergizeukraine项目，旨在恢复乌克兰能源部门的塔维德 - 建设俄罗斯能源基础设施，并被俄罗斯袭击所破坏。 尤其是在帕维尔·格罗德(Pavel Grod)与乌克兰赫曼加罗申科(Hermangalushchenko)能源部长的会议上讨论了这一点。</text:p>
      <text:p text:style-name="P4">
双方讨论了乌克兰能源每天面临的紧急挑战和问题。 还概述了进一步合作的媒介，包括UWC与能源部合作的备忘录签署。</text:p>
      <text:p text:style-name="P4">
“我们必须为这个冬天做准备，因为我们不知道它的外观。 因此，乌克兰现在已经在收集设备来恢复乌克兰的能源部门，”帕维尔·格罗德(Pavel Grod)在接受乌克兰教科书“公共”采访时评论说。</text:p>
      <text:p text:style-name="P4">
在短暂但有意义的访问结束时，总统熟练于伦敦的乌克兰乌克兰乌克兰林中的乌克兰社区。</text:p>
      <text:p text:style-name="P4">
帕维尔·格罗德(Pavel Grod)真诚地感谢乌克兰人的强大，媒体和公共工作，这是由英国乌克兰人联盟进行的，以支持乌克兰及其人民，并授予了联盟副主管Anna-Martudezik乌克兰名誉。</text:p>
      <text:p text:style-name="P4">
回顾乌克兰人的世界大会<text:a xlink:type="simple" xlink:href="https://www.ukrinform.ua/rubric-diaspora/3726600-diaspora-podakuvala-britanii-za-pidtrimku-sprosenogo-vstupu-ukraini-do-nato.html" text:style-name="Internet_20_link" text:visited-style-name="Visited_20_Internet_20_Link">
祝贺</text:a>
英国决定支持乌克兰简化北约的简化介绍，并感谢英国在与俄罗斯战争中坚定支持乌克兰的支持。</text:p>
      <text:p text:style-name="P4">
<text:span text:style-name="T5">
foto：UWC，Paul Grod</text:span>
</text:p>
      <text:p text:style-name="P4">
News Source: <text:a xlink:type="simple" xlink:href="https://www.ukrinform.ua/rubric-diaspora/3728431-svitovij-kongres-ukrainciv-pidbiv-pidsumki-vizitu-prezidenta-sku-do-londona.html" text:style-name="Internet_20_link" text:visited-style-name="Visited_20_Internet_20_Link">
https://www.ukrinform.ua/rubric-diaspora/3728431-svitovij-kongres-ukrainciv-pidbiv-pidsumki-vizitu-prezidenta-sku-do-londona.html</text:a>
</text:p>
      <!--NEWS-->
      <text:h text:style-name="P10" text:outline-level="1">
<text:span text:style-name="T4">
库布拉科夫（Kubrakov）领导了一个将检查桥梁状态的委员会</text:span>
</text:h>
      <text:p text:style-name="P4">
作者: Ukrinform (Person)</text:p>
      <text:p text:style-name="P4">
出版商: Укринформ (Organization)</text:p>
      <text:p text:style-name="P4">
出版时间: 2023-06-27T17:53:00+03:00</text:p>
      <text:p text:style-name="P4">
修改时间: 2023-06-27T17:53:00+03:00</text:p>
      <text:p text:style-name="P4">
描述: Viceremier-Minister，用于社区，领土和基础设施发展的恢复工作，亚历山大·库布拉科夫（Alexander Kubrakov）领导了一个委员会，旨在检查乌克兰的桥梁状况。</text:p>
      <ul>
        <li>
I的，。: </li>
      </ul>
      <text:p text:style-name="P4">
图片: ['<text:a xlink:type="simple" xlink:href="https://static.ukrinform.com/photos/2022_09/thumb_files/630_360_1662630719-817.jpg" text:style-name="Internet_20_link" text:visited-style-name="Visited_20_Internet_20_Link">
630_360_16626...</text:a>
']</text:p>
      <text:p text:style-name="P4">
标签: ['Уряд', 'Міст', 'Шмигаль', 'Олександр Кубраков']</text:p>
      <text:p text:style-name="P4">
类型: Article</text:p>
      <!--METADATA-->
      <text:p text:style-name="P4">
<draw:frame draw:style-name="fr1" draw:name="Image95" text:anchor-type="as-char" svg:width="6.9236in" svg:height="3.956343in" draw:z-index="0">
<draw:image xlink:href="../Images/yкринформ/2023-06-27T17-53-00-03-00/630_360_1662630719-817.jpg" xlink:type="simple" xlink:show="embed" xlink:actuate="onLoad" draw:mime-type="image/jpeg"/>
</draw:frame>
社区发展恢复税的替代人士，Tainfrasture的领土亚历山大·库布拉科夫(Alexander Kubrakov)领导了一个委员会，旨在检查乌克兰的各州。</text:p>
      <text:p text:style-name="P4">
乌克兰丹尼斯·施米加尔(Denis Shmigal)总理在<text:a xlink:type="simple" xlink:href="https://t.me/Denys_Smyhal/5506" text:style-name="Internet_20_link" text:visited-style-name="Visited_20_Internet_20_Link">
政府会议</text:a>
，报道乌克林福姆。</text:p>
      <text:p text:style-name="P4">
“地区也没有解决的问题。 我们创建一个委员会来验证国家<text:a xlink:type="simple" xlink:href="https://www.ukrinform.ua/tag-mist" text:style-name="Internet_20_link" text:visited-style-name="Visited_20_Internet_20_Link">
桥梁</text:a>
，由副探索部长亚历山大·库布拉科夫(Alexander Kubrakov)领导。”</text:p>
      <text:p text:style-name="P4">
<text:span text:style-name="T4">
另请阅读：</text:span>
 <text:a xlink:type="simple" xlink:href="https://www.ukrinform.ua/rubric-economy/3726960-v-ukraini-perevirat-stan-mostiv-smigal.html" text:style-name="Internet_20_link" text:visited-style-name="Visited_20_Internet_20_Link">
在乌克兰将检查<text:span text:style-name="T4">
状态</text:span>
 <text:span text:style-name="T4">
桥</text:span>
  -  shmigal</text:a>
如[Ukrinform]报道(https://www.ukrinform.ua/rubric-vidbudova/3726869-specialna-komisia-perevirit-stan-mostiv-i-slahoprovodiv-po-ukraini-prezident.html)，6月23日，政府负责人宣布桥梁计划在乌克兰检查。</text:p>
      <text:p text:style-name="P4">
News Source: <text:a xlink:type="simple" xlink:href="https://www.ukrinform.ua/rubric-economy/3728437-kubrakov-ocoliv-komisiu-aka-pereviratime-stan-mostiv-smigal.html" text:style-name="Internet_20_link" text:visited-style-name="Visited_20_Internet_20_Link">
https://www.ukrinform.ua/rubric-economy/3728437-kubrakov-ocoliv-komisiu-aka-pereviratime-stan-mostiv-smigal.html</text:a>
</text:p>
      <!--NEWS-->
      <text:h text:style-name="P10" text:outline-level="1">
<text:span text:style-name="T4">
乌克兰Lyubchenko在欧洲奥运会上赢得了泰国拳击比赛</text:span>
</text:h>
      <text:p text:style-name="P4">
作者: Ukrinform (Person)</text:p>
      <text:p text:style-name="P4">
出版商: Укринформ (Organization)</text:p>
      <text:p text:style-name="P4">
出版时间: 2023-06-27T17:59:27+03:00</text:p>
      <text:p text:style-name="P4">
修改时间: 2023-06-27T17:59:27+03:00</text:p>
      <text:p text:style-name="P4">
描述: 乌克兰伊戈尔·洛布钦科（Igor Lyubchenko）在泰国拳击比赛中赢得了欧洲奥运会。  - 乌克林。</text:p>
      <text:p text:style-name="P4">
图片: ['<text:a xlink:type="simple" xlink:href="https://static.ukrinform.com/photos/2023_06/thumb_files/630_360_1687877852-761.jpg" text:style-name="Internet_20_link" text:visited-style-name="Visited_20_Internet_20_Link">
630_360_16878...</text:a>
']</text:p>
      <text:p text:style-name="P4">
标签: ['Європейські ігри']</text:p>
      <text:p text:style-name="P4">
类型: Article</text:p>
      <!--METADATA-->
      <text:p text:style-name="P4">
<draw:frame draw:style-name="fr1" draw:name="Image96" text:anchor-type="as-char" svg:width="6.9236in" svg:height="3.956343in" draw:z-index="0">
<draw:image xlink:href="../Images/yкринформ/2023-06-27T17-59-27-03-00/630_360_1687877852-761.jpg" xlink:type="simple" xlink:show="embed" xlink:actuate="onLoad" draw:mime-type="image/jpeg"/>
</draw:frame>
Lubchenko乌克兰黄金奖的欧洲拳击比赛。</text:p>
      <text:p text:style-name="P4">
乌克林福姆报道，在决赛中，洛本科赢得了波兰的奥斯卡·西格特。</text:p>
      <text:p text:style-name="P4">
32岁的Lyubchenko在67公斤重量类别中表现。</text:p>
      <text:p text:style-name="P4">
据报道，伊戈尔(Igor)是泰国拳击的2012年世界运动会冠军。</text:p>
      <text:p text:style-name="P4">
总共，乌克兰在克拉科夫有27个奖项。</text:p>
      <text:p text:style-name="P4">
<text:span text:style-name="T4">
另请阅读：</text:span>
 <text:a xlink:type="simple" xlink:href="https://www.ukrinform.ua/rubric-sports/3727978-ukrainec-mikitas-stav-tretim-z-tajskogo-boksu-na-evropejskih-igrah.html" text:style-name="Internet_20_link" text:visited-style-name="Visited_20_Internet_20_Link">
乌克兰人<text:span text:style-name="T4">
 Nikitas </text:span>
成为Nayurov-欧洲奥运会泰式拳击的第三个</text:a>
比赛将持续到7月2日。</text:p>
      <text:p text:style-name="P4">
照片：盖蒂图像</text:p>
      <text:p text:style-name="P4">
News Source: <text:a xlink:type="simple" xlink:href="https://www.ukrinform.ua/rubric-sports/3728441-ukrainec-lubcenko-peremig-u-zmagannah-z-tajskogo-boksu-na-evropejskih-igrah.html" text:style-name="Internet_20_link" text:visited-style-name="Visited_20_Internet_20_Link">
https://www.ukrinform.ua/rubric-sports/3728441-ukrainec-lubcenko-peremig-u-zmagannah-z-tajskogo-boksu-na-evropejskih-igrah.html</text:a>
</text:p>
      <!--NEWS-->
      <text:h text:style-name="P10" text:outline-level="1">
<text:span text:style-name="T4">
北约峰会和乌克兰的军事需求：Dmytro Kuleba与加拿大外交部长进行了对话</text:span>
</text:h>
      <text:p text:style-name="P4">
作者: ['АРМІЯINFORM']</text:p>
      <text:p text:style-name="P4">
时间: 2023-06-27T18:00:00-04:00</text:p>
      <text:p text:style-name="P4">
描述: 乌克兰德米特罗·库勒巴（Dmitro Kuleba）的群落的法律法，被卡纳德斯科伊·金·梅兰（Kanadskoye Kinge Melanis）弹出...与乌克兰2022年的战争，与乌克兰与乌克兰的最新新闻，《与乌克兰的新闻》（News War）战争，今天与乌克兰2022年的新闻战争，今天将在乌克兰之间发生战争和俄罗斯，以及2022年与乌克兰的战争，无论是否会有一年，是否会在不久的将来与乌克兰进行战争，他们说，与乌克兰的战争，今天的乌克兰新闻，乌克兰的新闻，乌克兰媒体的新闻俄语</text:p>
      <text:p text:style-name="P4">
图片: ['<text:a xlink:type="simple" xlink:href="https://armyinform.com.ua/wp-content/uploads/2023/06/630_360_1652451343-275.jpeg" text:style-name="Internet_20_link" text:visited-style-name="Visited_20_Internet_20_Link">
630_360_1652451343-275.jpeg</text:a>
']</text:p>
      <text:p text:style-name="P4">
标签: ['ГЛАВА МЗС УКРАЇНИ', 'ДМИТРО КУЛЕБА', 'МЕЛАНІ ЖОЛІ', 'САМІТ НАТО']</text:p>
      <text:p text:style-name="P4">
类别: News</text:p>
      <!--METADATA-->
      <text:p text:style-name="P4">
<draw:frame draw:style-name="fr1" draw:name="Image97" text:anchor-type="as-char" svg:width="6.9236in" svg:height="3.956343in" draw:z-index="0">
<draw:image xlink:href="../Images/AРМІЯINFORM/2023-06-27T18-00-00-04-00/630_360_1652451343-275.jpeg" xlink:type="simple" xlink:show="embed" xlink:actuate="onLoad" draw:mime-type="image/jpeg"/>
</draw:frame>
乌克兰Dmytro Kuleba外交部长与加拿大梅兰妮·杰利(Melanie Jelly)进行了交谈。</text:p>
      <text:p text:style-name="P4">
关于这个<text:a xlink:type="simple" xlink:href="https://twitter.com/DmytroKuleba/status/1673421387858341889" text:style-name="Internet_20_link" text:visited-style-name="Visited_20_Internet_20_Link">
被引用</text:a>
在他的Twitter中。</text:p>
      <text:p text:style-name="P4">
“他与加拿大外交部长梅洛尼·佐利(Meloni Zolie)谈了俄罗斯的事件，乌克兰的军事需求和维尔纽斯的北约峰会。 有充分的理由可以采取果断的步骤，即乌克兰在北约成员的贵族。”他写道。</text:p>
      <text:p text:style-name="P4">
Dmytro Kuleba补充说，乌克兰与所有盟友合作，为乌克兰和欧洲 - 大西洋安全取得最佳成果。</text:p>
      <text:p text:style-name="P4">
众所周知，北约峰会<text:a xlink:type="simple" xlink:href="https://armyinform.com.ua/2022/11/09/nastupnyj-samit-nato-vidbudetsya-vlitku-2023-roku-v-lytvi/" text:style-name="Internet_20_link" text:visited-style-name="Visited_20_Internet_20_Link">
将举行</text:a>
7月11日至12日在维尔纽斯。 Nomovviz将参加大约40个联盟成员和合作伙伴的代表团。</text:p>
      <text:p text:style-name="P4">
News Source: <text:a xlink:type="simple" xlink:href="https://armyinform.com.ua/2023/06/27/samit-nato-ta-vijskovi-potreby-ukrayiny-dmytro-kuleba-proviv-rozmovu-iz-glavoyu-mzs-kanady/" text:style-name="Internet_20_link" text:visited-style-name="Visited_20_Internet_20_Link">
https://armyinform.com.ua/2023/06/27/samit-nato-ta-vijskovi-potreby-ukrayiny-dmytro-kuleba-proviv-rozmovu-iz-glavoyu-mzs-kanady/</text:a>
</text:p>
      <!--NEWS-->
      <text:h text:style-name="P10" text:outline-level="1">
<text:span text:style-name="T4">
7月1日在乌克兰，由于冠状病毒大流行，检疫完成</text:span>
</text:h>
      <text:p text:style-name="P4">
作者: Ukrinform (Person)</text:p>
      <text:p text:style-name="P4">
出版商: Укринформ (Organization)</text:p>
      <text:p text:style-name="P4">
出版时间: 2023-06-27T18:02:00+03:00</text:p>
      <text:p text:style-name="P4">
修改时间: 2023-06-27T18:02:00+03:00</text:p>
      <text:p text:style-name="P4">
描述: 在乌克兰，自7月1日起，与冠状病毒大流行有关的隔离和紧急制度已经完成。  - 乌克林。</text:p>
      <text:p text:style-name="P4">
图片: ['<text:a xlink:type="simple" xlink:href="https://static.ukrinform.com/photos/2020_10/thumb_files/630_360_1603811398-883.jpg" text:style-name="Internet_20_link" text:visited-style-name="Visited_20_Internet_20_Link">
630_360_16038...</text:a>
']</text:p>
      <text:p text:style-name="P4">
标签: ['Уряд', 'Шмигаль', 'Коронавірус', 'COVID-19', 'Пандемія']</text:p>
      <text:p text:style-name="P4">
类型: Article</text:p>
      <!--METADATA-->
      <text:p text:style-name="P4">
<draw:frame draw:style-name="fr1" draw:name="Image98" text:anchor-type="as-char" svg:width="6.9236in" svg:height="3.956343in" draw:z-index="0">
<draw:image xlink:href="../Images/yкринформ/2023-06-27T18-02-00-03-00/630_360_1603811398-883.jpg" xlink:type="simple" xlink:show="embed" xlink:actuate="onLoad" draw:mime-type="image/jpeg"/>
</draw:frame>
在乌克兰，7月1日结束了与冠状病毒大流行有关的隔离和紧急制度的影响。</text:p>
      <text:p text:style-name="P4">
总理丹尼斯·施米加尔(Denis Shmigal)表示<text:a xlink:type="simple" xlink:href="https://www.facebook.com/dshmyhal/posts/pfbid032MNK6bj6HDHKWQQniFavvWmvNtqGV7rbzKGo5CfM8QCm5CHPnWAZ2sLPBSihKfCcl" text:style-name="Internet_20_link" text:visited-style-name="Visited_20_Internet_20_Link">
在一次政府会议上</text:a>
，报道乌克林福姆。</text:p>
      <text:p text:style-name="P4">
“从7月1日起，我们就与冠状病毒大流行有关，完成了隔离和紧急状态。 Covid -19成为乌克兰人的艰难考验。我们所有的决定一直旨在维护人们的生活。” [Shmigal]说。(https://www.ukrinform.ua/tag-smigal)。</text:p>
      <text:p text:style-name="P4">
据他说，在大流行时期，当局发挥了在全面战争中派上用场的回应机制。 “我们现在正在响应新的方法和方法。 我感谢这些年的医生与大流行作斗争，并竭尽所能将其种子最小化。”政府负责人说。</text:p>
      <text:p text:style-name="P4">
<text:span text:style-name="T4">
另请阅读：</text:span>
 [美国情报没有起源的证据<text:span text:style-name="T4">
皇冠病毒</text:span>
 tuhansky Institute在中国(https://www.ukrinform.ua/rubric-world/3727070-rozvidka-ssa-ne-mae-dokaziv-pohodzenna-pandemii-koronavirusu-z-uhanskogo-institutu-v-kitai.html)他指出，医生和护士现在在一场全面的战争中对捍卫者和平民也同样为英雄。</text:p>
      <text:p text:style-name="P4">
据报道，自从乌克兰共同19日大流行以来，已经报道了超过5.5亿卢比的冠状病毒病例。</text:p>
      <text:p text:style-name="P4">
<text:span text:style-name="T4">
另请阅读：</text:span>
 [LVIV医生谈论异常并发症(https://www.ukrinform.ua/rubric-regions/3714278-lvivski-mediki-kazut-pro-nezvicajni-uskladnenna-u-ditej-pisla-covid19.html)5月5日，世界卫生组织取消了Covid-19-19的大流行状况。</text:p>
      <text:p text:style-name="P4">
News Source: <text:a xlink:type="simple" xlink:href="https://www.ukrinform.ua/rubric-society/3728443-v-ukraini-1-lipna-zaversuetsa-karantin-cerez-pandemiu-koronavirusu.html" text:style-name="Internet_20_link" text:visited-style-name="Visited_20_Internet_20_Link">
https://www.ukrinform.ua/rubric-society/3728443-v-ukraini-1-lipna-zaversuetsa-karantin-cerez-pandemiu-koronavirusu.html</text:a>
</text:p>
      <!--NEWS-->
      <text:h text:style-name="P10" text:outline-level="1">
<text:span text:style-name="T4">
Negoda在喀尔巴阡山脉中没有五个定居点离开</text:span>
</text:h>
      <text:p text:style-name="P4">
作者: Ukrinform (Person)</text:p>
      <text:p text:style-name="P4">
出版商: Укринформ (Organization)</text:p>
      <text:p text:style-name="P4">
出版时间: 2023-06-27T18:07:00+03:00</text:p>
      <text:p text:style-name="P4">
修改时间: 2023-06-27T18:07:00+03:00</text:p>
      <text:p text:style-name="P4">
描述: 在喀尔巴阡地区，有5个定居点完全是由于没有电源的恶劣天气，这是17个城市和村庄的部分相关街道。  - 乌克林。</text:p>
      <text:p text:style-name="P4">
图片: ['<text:a xlink:type="simple" xlink:href="https://static.ukrinform.com/photos/2023_04/thumb_files/630_360_1680625769-241.png" text:style-name="Internet_20_link" text:visited-style-name="Visited_20_Internet_20_Link">
630_360_16806...</text:a>
']</text:p>
      <text:p text:style-name="P4">
标签: ['Електроенергія', 'Прикарпаття', 'Негода']</text:p>
      <text:p text:style-name="P4">
类型: Article</text:p>
      <!--METADATA-->
      <text:p text:style-name="P4">
<draw:frame draw:style-name="fr1" draw:name="Image99" text:anchor-type="as-char" svg:width="6.9236in" svg:height="3.956343in" draw:z-index="0">
<draw:image xlink:href="../Images/yкринформ/2023-06-27T18-07-00-03-00/630_360_1680625769-241.png" xlink:type="simple" xlink:show="embed" xlink:actuate="onLoad" draw:mime-type="image/png"/>
</draw:frame>
在喀尔巴阡地区，有5条街道和村庄被部分停用，没有电力而没有电力。</text:p>
      <text:p text:style-name="P4">
在<text:a xlink:type="simple" xlink:href="https://www.facebook.com/oe.if.ua/posts/pfbid0zBn4LkgS65utFnaGzVdSZXdETAyxvxZwZnQXWkCoJyM4Hw5NLXQzBLWXZJVzrXF2l" text:style-name="Internet_20_link" text:visited-style-name="Visited_20_Internet_20_Link">
Facebook</text:a>
乌克利福姆报道说，Carphatianoblenergo报道说。</text:p>
      <text:p text:style-name="P4">
“许多单一开关都记录在0.4平方米。 Lisetskaya，Verkhovyna，Tlumatsk，Bogorodchany电气网络运营服务的网络中最复杂的访问。 关闭的原因：由于树枝和树木的倒塌而导致非权力传输线的电线断裂。”</text:p>
      <text:p text:style-name="P4">
*!(https://www.ukrinform.ua/rubric-regions/3724705-na-prikarpatti-silni-dosi-vidrizali-selo-vid-transportu.html)值得注意的是，由于[天气状况]，很难预测消除关闭的时间(https://www.ukrinform.ua/tag-pogoda)保持复杂。</text:p>
      <text:p text:style-name="P4">
正如乌克林福姆(Ukrinform(https://www.ukrinform.ua/rubric-regions/3726436-v-karpatah-pisla-negodi-ukripluut-bereg-ceremosa.html) .</text:p>
      <text:p text:style-name="P4">
News Source: <text:a xlink:type="simple" xlink:href="https://www.ukrinform.ua/rubric-regions/3728446-negoda-zalisila-bez-svitla-pat-naselenih-punktiv-na-prikarpatti.html" text:style-name="Internet_20_link" text:visited-style-name="Visited_20_Internet_20_Link">
https://www.ukrinform.ua/rubric-regions/3728446-negoda-zalisila-bez-svitla-pat-naselenih-punktiv-na-prikarpatti.html</text:a>
</text:p>
      <!--NEWS-->
      <text:h text:style-name="P10" text:outline-level="1">
<text:span text:style-name="T4">
卢卡申科（Lukashenko）表示，大部分核武器被带到白俄罗斯</text:span>
</text:h>
      <text:p text:style-name="P4">
作者: Ukrinform (Person)</text:p>
      <text:p text:style-name="P4">
出版商: Укринформ (Organization)</text:p>
      <text:p text:style-name="P4">
出版时间: 2023-06-27T18:11:00+03:00</text:p>
      <text:p text:style-name="P4">
修改时间: 2023-06-27T18:11:00+03:00</text:p>
      <text:p text:style-name="P4">
描述: 自称为白俄罗斯·奥尔克斯德（Belarus Oleksandr Lukashenko）的总统指出，计划将其带到白俄罗斯的俄罗斯核武器很大一部分已经在该国。  - 乌克林。</text:p>
      <text:p text:style-name="P4">
图片: ['<text:a xlink:type="simple" xlink:href="https://static.ukrinform.com/photos/2020_08/thumb_files/630_360_1598095251-196.jpg" text:style-name="Internet_20_link" text:visited-style-name="Visited_20_Internet_20_Link">
630_360_15980...</text:a>
']</text:p>
      <text:p text:style-name="P4">
标签: ['Білорусь', 'Лукашенко', 'Ядерна зброя', 'Росія']</text:p>
      <text:p text:style-name="P4">
类型: Article</text:p>
      <!--METADATA-->
      <text:p text:style-name="P4">
<draw:frame draw:style-name="fr1" draw:name="Image100" text:anchor-type="as-char" svg:width="6.9236in" svg:height="3.956343in" draw:z-index="0">
<draw:image xlink:href="../Images/yкринформ/2023-06-27T18-11-00-03-00/630_360_1598095251-196.jpg" xlink:type="simple" xlink:show="embed" xlink:actuate="onLoad" draw:mime-type="image/jpeg"/>
</draw:frame>
自称为白俄罗斯·奥尔克斯德(Belarus Oleksandr Lukashenko)的总统声称，计划将其带到白俄罗斯(Belarus)的大型俄罗斯核武器一直在该国。</text:p>
      <text:p text:style-name="P4">
关于<text:a xlink:type="simple" xlink:href="https://www.belta.by/president/view/lukashenko-znachitelnaja-chast-jadernogo-oruzhija-uzhe-zavezena-v-belarus-574041-2023/" text:style-name="Internet_20_link" text:visited-style-name="Visited_20_Internet_20_Link">
贝尔塔州立机构</text:a>
。</text:p>
      <text:p text:style-name="P4">
“波兰人和其他人认为瓦格纳将保护核武器。没有核“瓦格纳”会保护。”(https://www.ukrinform.ua/tag-lukasenko)。</text:p>
      <text:p text:style-name="P4">
他说，对核武库的保护已经订婚，并补充说，计划的大部分被带到白俄罗斯。</text:p>
      <text:p text:style-name="P4">
<text:span text:style-name="T4">
另请阅读：</text:span>
 <text:a xlink:type="simple" xlink:href="https://www.ukrinform.ua/rubric-world/3728434-lukasenko-pidtverdiv-pributta-prigozina-do-bilorusi.html" text:style-name="Internet_20_link" text:visited-style-name="Visited_20_Internet_20_Link">
<text:span text:style-name="T4">
 lukashenko </text:span>
确认Prigogine到达白俄罗斯的到来</text:a>
“我们没有经验。俄罗斯人服务。我们用来为这种核武器服务。事实证明，这一事件并不容易，”卢卡申科(Lukashenko)抱怨道。</text:p>
      <text:p text:style-name="P4">
据报道，[6月20日，乌克兰·基里洛·布达马诺夫(Kirilo Budanov)国防部的主要情报局局长(https://www.ukrinform.ua/rubric-ato/3725455-zodnu-adernu-boegolovku-rf-se-ne-peremistila-u-bilorus-budanov.html)俄罗斯联邦没有核弹头尚未搬到白俄罗斯。</text:p>
      <text:p text:style-name="P4">
News Source: <text:a xlink:type="simple" xlink:href="https://www.ukrinform.ua/rubric-world/3728447-lukasenko-zaaviv-so-znacnu-castinu-rosijskoi-adernoi-zbroi-vze-zavezli-v-bilorus.html" text:style-name="Internet_20_link" text:visited-style-name="Visited_20_Internet_20_Link">
https://www.ukrinform.ua/rubric-world/3728447-lukasenko-zaaviv-so-znacnu-castinu-rosijskoi-adernoi-zbroi-vze-zavezli-v-bilorus.html</text:a>
</text:p>
      <!--NEWS-->
      <text:h text:style-name="P10" text:outline-level="1">
<text:span text:style-name="T4">
Lyubchenko-关于欧洲奥运会的决赛：我正在看对手的决斗，所以我已经准备好与他战斗</text:span>
</text:h>
      <text:p text:style-name="P4">
作者: Ukrinform (Person)</text:p>
      <text:p text:style-name="P4">
出版商: Укринформ (Organization)</text:p>
      <text:p text:style-name="P4">
出版时间: 2023-06-27T18:13:00+03:00</text:p>
      <text:p text:style-name="P4">
修改时间: 2023-06-27T18:13:00+03:00</text:p>
      <text:p text:style-name="P4">
描述: 乌克兰泰国拳击手Igor Lyubchenko认为，他在比赛前为敌人做准备，在决赛中获胜。  - 乌克林。</text:p>
      <text:p text:style-name="P4">
图片: ['<text:a xlink:type="simple" xlink:href="https://static.ukrinform.com/photos/2023_06/thumb_files/630_360_1687878767-342.jpeg" text:style-name="Internet_20_link" text:visited-style-name="Visited_20_Internet_20_Link">
630_360_16878...</text:a>
']</text:p>
      <text:p text:style-name="P4">
标签: ['Європейські ігри']</text:p>
      <text:p text:style-name="P4">
类型: Article</text:p>
      <!--METADATA-->
      <text:p text:style-name="P4">
<draw:frame draw:style-name="fr1" draw:name="Image101" text:anchor-type="as-char" svg:width="6.9236in" svg:height="3.956343in" draw:z-index="0">
<draw:image xlink:href="../Images/yкринформ/2023-06-27T18-13-00-03-00/630_360_1687878767-342.jpeg" xlink:type="simple" xlink:show="embed" xlink:actuate="onLoad" draw:mime-type="image/jpeg"/>
</draw:frame>
乌克兰泰国拳击手Igor Lyubchenko认为，他在决赛中赢得了对敌人的不利准备。</text:p>
      <text:p text:style-name="P4">
他在对乌克林代表通讯员的评论中说了这一点。</text:p>
      <text:p text:style-name="P4">
“这非常困难，但是我们应付了这项任务。 我知道那是丹尼奇的战斗，但已经准备好了，所以我赢了。 在欧洲世界奥运会上，这也很困难。 我感谢青年部支持我们，发布会议。 武装部队目前为保护我们的荣耀，感谢所有支持我们国家在这场战斗中的人。 我看着对手的决斗，准备与他见面。 他早些时候与他作战，但另一个举重。 这是与他的第二次会面，幸运的是第二次胜利。”他说。</text:p>
      <text:p text:style-name="P4">
据报道，Igor Lyubchenko赢得了Zaya拳击比赛的黄金。</text:p>
      <text:p text:style-name="P4">
<text:span text:style-name="T4">
另请阅读：</text:span>
 <text:a xlink:type="simple" xlink:href="https://www.ukrinform.ua/rubric-sports/3728441-ukrainec-lubcenko-peremig-u-zmagannah-z-tajskogo-boksu-na-evropejskih-igrah.html" text:style-name="Internet_20_link" text:visited-style-name="Visited_20_Internet_20_Link">
乌克兰人<text:span text:style-name="T4">
 lyubchenko </text:span>
在欧洲奥运会的泰国盒子比赛中获胜</text:a>
据乌克林福姆报道，今年今年的欧洲奥运会上有27个奖项。</text:p>
      <text:p text:style-name="P4">
照片：乌克兰Muaythai联合会</text:p>
      <text:p text:style-name="P4">
News Source: <text:a xlink:type="simple" xlink:href="https://www.ukrinform.ua/rubric-sports/3728451-lubcenko-pro-final-evropejskih-igor-a-peregladav-poedinki-svogo-suprotivnika-tomu-buv-gotovij-do-bou-z-nim.html" text:style-name="Internet_20_link" text:visited-style-name="Visited_20_Internet_20_Link">
https://www.ukrinform.ua/rubric-sports/3728451-lubcenko-pro-final-evropejskih-igor-a-peregladav-poedinki-svogo-suprotivnika-tomu-buv-gotovij-do-bou-z-nim.html</text:a>
</text:p>
      <!--NEWS-->
      <text:h text:style-name="P10" text:outline-level="1">
<text:span text:style-name="T4">
Duda认为Wagner PVC向白俄罗斯的运动“非常负面的信号”</text:span>
</text:h>
      <text:p text:style-name="P4">
作者: Ukrinform (Person)</text:p>
      <text:p text:style-name="P4">
出版商: Укринформ (Organization)</text:p>
      <text:p text:style-name="P4">
出版时间: 2023-06-27T18:15:00+03:00</text:p>
      <text:p text:style-name="P4">
修改时间: 2023-06-27T18:15:00+03:00</text:p>
      <text:p text:style-name="P4">
描述: 波兰总裁安德烈·杜达（Andrzej Duda）认为，瓦格纳·佩克（Wagner Pec）和她的领导人耶夫根·普里戈（Yevgeny Prigogine）向白俄罗斯（Belarus）的运动是“非常负面的信号”。  - 乌克林。</text:p>
      <text:p text:style-name="P4">
图片: ['<text:a xlink:type="simple" xlink:href="https://static.ukrinform.com/photos/2023_04/thumb_files/630_360_1680700925-768.jpg" text:style-name="Internet_20_link" text:visited-style-name="Visited_20_Internet_20_Link">
630_360_16807...</text:a>
']</text:p>
      <text:p text:style-name="P4">
标签: ['Білорусь', 'Дуда', 'Польща', 'ПВК "Вагнера"', 'Пригожин']</text:p>
      <text:p text:style-name="P4">
类型: Article</text:p>
      <!--METADATA-->
      <text:p text:style-name="P4">
<draw:frame draw:style-name="fr1" draw:name="Image102" text:anchor-type="as-char" svg:width="6.9236in" svg:height="3.956343in" draw:z-index="0">
<draw:image xlink:href="../Images/yкринформ/2023-06-27T18-15-00-03-00/630_360_1680700925-768.jpg" xlink:type="simple" xlink:show="embed" xlink:actuate="onLoad" draw:mime-type="image/jpeg"/>
</draw:frame>
安德烈·杜达(Andrzej Duda)总统的方式认为，瓦格纳·佩克(Wagner Pec)和她的领导人耶夫根·普里希金(Yevgen Prishozhin)向白俄罗斯(Belarus)的运动是“非常负面的信号”。</text:p>
      <text:p text:style-name="P4">
乌克林福音通讯员报道，他在周二的简报中说，这是在从华沙到海牙国际会议的简报。</text:p>
      <text:p text:style-name="P4">
“我们看到东方正在发生的事情。 俄罗斯瓦格纳集团(Wagner Group)实际重新部署了白俄罗斯与其领导人尤金(Eugene)。 这些对我们来说是非常负面的信号，我们想传达给我们的联盟。”杜达说。</text:p>
      <text:p text:style-name="P4">
他补充说，他打算在与几个西方国家和北约秘书长的领导人会面期间更详细地讨论这种情况。 此外，这次会议将讨论在马德里上一届北约峰会上达成的协议的实施。 杜达(Duda)认为，外国人对东部边界后面的威胁行动的反应应该更快，以便北约营对东部侧面的反应。</text:p>
      <text:p text:style-name="P4">
<text:span text:style-name="T4">
另请阅读：</text:span>
 <text:a xlink:type="simple" xlink:href="https://www.ukrinform.ua/rubric-world/3728136-bilorus-moze-stati-pastkou-dla-bojovikiv-pvk-vagnera-isw.html" text:style-name="Internet_20_link" text:visited-style-name="Visited_20_Internet_20_Link">
白俄罗斯可以成为Wagner PVC战斗机-ISW的陷阱</text:a>
RP总裁补充说，会议的参与者还将尽快讨论瑞典。</text:p>
      <text:p text:style-name="P4">
杜达(Duda)表示希望在北约准备的背景下，这将是一次成功的会议，该会议将于7月在维尔纽斯举行。</text:p>
      <text:p text:style-name="P4">
秘书 - 北约将参加海牙会议<text:a xlink:type="simple" xlink:href="https://www.ukrinform.ua/tag-nato" text:style-name="Internet_20_link" text:visited-style-name="Visited_20_Internet_20_Link">
北约</text:a>
，罗马尼亚和立陶宛总统以及荷兰，挪威和比利时总统。</text:p>
      <text:p text:style-name="P4">
<text:span text:style-name="T4">
另请阅读：</text:span>
 <text:a xlink:type="simple" xlink:href="https://www.ukrinform.ua/rubric-ato/3728385-prikordonniki-ne-fiksuut-oblastuvanna-baz-dla-vagnerivciv-u-bilorusi.html" text:style-name="Internet_20_link" text:visited-style-name="Visited_20_Internet_20_Link">
边境警卫在白俄罗斯(Belarus)的“瓦格纳(Wagner)”的基础安排</text:a>
正如乌克林福姆报道的那样，瓦格纳·佩克·耶夫根尼·普里戈金的领导人是6月23日，是针对俄罗斯军事领导人的德国人，尤其是俄罗斯国防国防部谢尔盖·谢古。</text:p>
      <text:p text:style-name="P4">
Oleksandr Lukashenko与Prigogin进行了谈判，此后，他说该小组返回了野外营地。</text:p>
      <text:p text:style-name="P4">
周二，卢卡申科(Lukashenko)证实了普里戈宁(Prigogine)到达白俄罗斯(Berarus)。</text:p>
      <text:p text:style-name="P4">
News Source: <text:a xlink:type="simple" xlink:href="https://www.ukrinform.ua/rubric-world/3728453-duda-vvazae-peremisenna-pvk-vagner-do-bilorusi-duze-negativnim-signalom.html" text:style-name="Internet_20_link" text:visited-style-name="Visited_20_Internet_20_Link">
https://www.ukrinform.ua/rubric-world/3728453-duda-vvazae-peremisenna-pvk-vagner-do-bilorusi-duze-negativnim-signalom.html</text:a>
</text:p>
      <!--NEWS-->
      <text:h text:style-name="P10" text:outline-level="1">
<text:span text:style-name="T4">
Ternopil OVA负责人将在贿赂240万的情况下促进调查</text:span>
</text:h>
      <text:p text:style-name="P4">
作者: Ukrinform (Person)</text:p>
      <text:p text:style-name="P4">
出版商: Укринформ (Organization)</text:p>
      <text:p text:style-name="P4">
出版时间: 2023-06-27T18:19:00+03:00</text:p>
      <text:p text:style-name="P4">
修改时间: 2023-06-27T18:19:00+03:00</text:p>
      <text:p text:style-name="P4">
描述: Ternopil地区军事行政部门对贿赂案件为240万案件进行了调查，该案件由区域委员会主管和OVA负责人的两名代表怀疑。  - 乌克林。</text:p>
      <text:p text:style-name="P4">
图片: ['<text:a xlink:type="simple" xlink:href="https://static.ukrinform.com/photos/2022_04/thumb_files/630_360_1650439963-923.jpg" text:style-name="Internet_20_link" text:visited-style-name="Visited_20_Internet_20_Link">
630_360_16504...</text:a>
']</text:p>
      <text:p text:style-name="P4">
标签: ['Хабар', 'Тернопільщина', 'Труш']</text:p>
      <text:p text:style-name="P4">
类型: Article</text:p>
      <!--METADATA-->
      <text:p text:style-name="P4">
<draw:frame draw:style-name="fr1" draw:name="Image103" text:anchor-type="as-char" svg:width="6.9236in" svg:height="3.956343in" draw:z-index="0">
<draw:image xlink:href="../Images/yкринформ/2023-06-27T18-19-00-03-00/630_360_1650439963-923.jpg" xlink:type="simple" xlink:show="embed" xlink:actuate="onLoad" draw:mime-type="image/jpeg"/>
</draw:frame>
Ternopil区域军事政府在Chabar的案例中促进了一项调查，其中240万，这是由OVA副局长区域委员会区域理事会主席怀疑。</text:p>
      <text:p text:style-name="P4">
Ternopil ova volodymyr Trush的负责人在<text:a xlink:type="simple" xlink:href="https://www.facebook.com/watch/live/" text:style-name="Internet_20_link" text:visited-style-name="Visited_20_Internet_20_Link">
简报</text:a>
，乌克林福姆报告。</text:p>
      <text:p text:style-name="P4">
“昨天，在纳布刑事案件中采取了必要的调查行动。地区军事行政部门为调查行动做出了贡献。 同样，今天他们提供了许多纳布员工需求的文件。” Trush说。</text:p>
      <text:p text:style-name="P4">
他指出，6月26日，纳布雇员不仅由Voborad，而且在OVA中采取了调查行动。 据他说，一切都发生了。 也没有主张。”</text:p>
      <text:p text:style-name="P4">
特鲁斯保证他对这种罪行没有容忍。不管您是志愿者竞争者，无论您是公务员还是官员，都能在不诚实的地方赚钱。 OVA负责人说：“我们将为目的地，调查员和国家警察全力以赴。”</text:p>
      <text:p text:style-name="P4">
<text:span text:style-name="T4">
另请阅读：</text:span>
 <text:a xlink:type="simple" xlink:href="https://www.ukrinform.ua/rubric-society/3725638-direktor-nabu-rozpoviv-ak-jomu-podzvoniv-zelenskij-pisla-zatrimanna-knazeva.html" text:style-name="Internet_20_link" text:visited-style-name="Visited_20_Internet_20_Link">
NABU导演告诉他Zelensky在Knyazev被拘留后如何打电话给他</text:a>
Trush回答记者对他参与Pre -trush的可能性的问题说：“如果我必须与此案有关，我就不会站在这里。正如我对这个计划的了解，我必须立即宣布。 “</text:p>
      <text:p text:style-name="P4">
OVA负责人补充说，调查将确定：“有罪，谁无罪，这一罪行是否普遍。”</text:p>
      <text:p text:style-name="P4">
他也<text:a xlink:type="simple" xlink:href="https://www.facebook.com/watch/live/" text:style-name="Internet_20_link" text:visited-style-name="Visited_20_Internet_20_Link">
报告</text:a>
仿佛涉嫌与区域委员会主席一起收到240万UAH贿赂的代表们，从3月份开始在地区军事行政管理中，没有制定核对，目前是军人。</text:p>
      <text:p text:style-name="P4">
特鲁斯说：“我的代表们，如果我们大约有两个代表，那些参与本月的人没有月球的劳动关系。”据他说，这些人目前是军人，“他们是VSU”。</text:p>
      <text:p text:style-name="P4">
据报道，头部<text:a xlink:type="simple" xlink:href="https://www.ukrinform.ua/tag-ternopilsina" text:style-name="Internet_20_link" text:visited-style-name="Visited_20_Internet_20_Link">
Ternopil</text:a>
6月26日，区域委员会和特尔诺皮尔地区军事行政部门负责人的两个代表(宣布怀疑)(https://www.ukrinform.ua/rubric-regions/3728168-zatrimanim-na-habari-golovi-ternopilskoi-oblradi-ta-zastupnikam-ocilnika-ova-ogolosili-pidozru.html)要求志愿企业家<text:a xlink:type="simple" xlink:href="https://www.ukrinform.ua/rubric-regions/3727754-golovu-ternopilskoi-oblradi-ta-dvoh-cinovnikiv-vijskovoi-administracii-vikrili-na-habari-nabu.html" text:style-name="Internet_20_link" text:visited-style-name="Visited_20_Internet_20_Link">
大小的贿赂</text:a>
大约240万。 根据纳布的说法，官员们还答应在20122年进行并采用的作品之前还清了Borgternopil OVA的作品。</text:p>
      <text:p text:style-name="P4">
犯罪嫌疑人的行动是根据《艺术》第4部分根据资格的。 《乌克兰刑法》的368(接受提案，承诺或受到官员的不当福利).</text:p>
      <text:p text:style-name="P4">
News Source: <text:a xlink:type="simple" xlink:href="https://www.ukrinform.ua/rubric-regions/3728454-nacalnik-ternopilskoi-ova-spriatime-slidstvu-u-spravi-pro-habar-na-24-miljona.html" text:style-name="Internet_20_link" text:visited-style-name="Visited_20_Internet_20_Link">
https://www.ukrinform.ua/rubric-regions/3728454-nacalnik-ternopilskoi-ova-spriatime-slidstvu-u-spravi-pro-habar-na-24-miljona.html</text:a>
</text:p>
      <!--NEWS-->
      <text:h text:style-name="P10" text:outline-level="1">
<text:span text:style-name="T4">
Efimenko赢得了乌克兰的另一个泰国拳击黄金</text:span>
</text:h>
      <text:p text:style-name="P4">
作者: Ukrinform (Person)</text:p>
      <text:p text:style-name="P4">
出版商: Укринформ (Organization)</text:p>
      <text:p text:style-name="P4">
出版时间: 2023-06-27T18:20:08+03:00</text:p>
      <text:p text:style-name="P4">
修改时间: 2023-06-27T18:20:08+03:00</text:p>
      <text:p text:style-name="P4">
描述: 乌克兰亚历山大·叶菲森科（Alexander Yefimenko）在2023年欧洲运动会上赢得了泰国拳击冠军。  - 乌克林。</text:p>
      <text:p text:style-name="P4">
图片: ['<text:a xlink:type="simple" xlink:href="https://static.ukrinform.com/photos/2023_06/thumb_files/630_360_1687879119-826.jpg" text:style-name="Internet_20_link" text:visited-style-name="Visited_20_Internet_20_Link">
630_360_16878...</text:a>
']</text:p>
      <text:p text:style-name="P4">
标签: ['Європейські ігри']</text:p>
      <text:p text:style-name="P4">
类型: Article</text:p>
      <!--METADATA-->
      <text:p text:style-name="P4">
<draw:frame draw:style-name="fr1" draw:name="Image104" text:anchor-type="as-char" svg:width="6.9236in" svg:height="3.956343in" draw:z-index="0">
<draw:image xlink:href="../Images/yкринформ/2023-06-27T18-20-08-03-00/630_360_1687879119-826.jpg" xlink:type="simple" xlink:show="embed" xlink:actuate="onLoad" draw:mime-type="image/jpeg"/>
</draw:frame>
乌克兰Oleksandr Efimenko在欧洲Gigrams-2023中赢得了泰国拳击中的“黄金”。</text:p>
      <text:p text:style-name="P4">
在结局中，埃菲森科(Efimenko)赢得了葡萄牙冈萨洛·达科斯塔(Da Costa Dias)的冠军-30：27，乌克利福姆报告。</text:p>
      <text:p text:style-name="P4">
亚历山大在重量类别71公斤中表现。</text:p>
      <text:p text:style-name="P4">
对于乌克兰来说，这是在波兰举行的泰国拳击比赛中的第二个奖项。 早些时候，黄金赢得了Igor Lyubchenko。</text:p>
      <text:p text:style-name="P4">
总共有29个奖项。</text:p>
      <text:p text:style-name="P4">
<text:span text:style-name="T4">
另请阅读：</text:span>
 <text:a xlink:type="simple" xlink:href="https://www.ukrinform.ua/rubric-sports/3728451-lubcenko-pro-final-evropejskih-igor-a-peregladav-poedinki-svogo-suprotivnika-tomu-buv-gotovij-do-bou-z-nim.html" text:style-name="Internet_20_link" text:visited-style-name="Visited_20_Internet_20_Link">
<text:span text:style-name="T4">
 lov </text:span>
 chenko-关于欧洲奥运会的决赛：我已经看到了对手的敌人，所以我已经准备好了</text:a>
比赛将持续到7月2日。</text:p>
      <text:p text:style-name="P4">
照片：盖蒂图像</text:p>
      <text:p text:style-name="P4">
News Source: <text:a xlink:type="simple" xlink:href="https://www.ukrinform.ua/rubric-sports/3728455-efimenko-zavouvav-cergove-dla-ukraini-zoloto-evropejskih-igor-z-tajskogo-boksu.html" text:style-name="Internet_20_link" text:visited-style-name="Visited_20_Internet_20_Link">
https://www.ukrinform.ua/rubric-sports/3728455-efimenko-zavouvav-cergove-dla-ukraini-zoloto-evropejskih-igor-z-tajskogo-boksu.html</text:a>
</text:p>
      <!--NEWS-->
      <text:h text:style-name="P10" text:outline-level="1">
<text:span text:style-name="T4">
恢复应该是每个总经理的优先事项-Shmigal</text:span>
</text:h>
      <text:p text:style-name="P4">
作者: Ukrinform (Person)</text:p>
      <text:p text:style-name="P4">
出版商: Укринформ (Organization)</text:p>
      <text:p text:style-name="P4">
出版时间: 2023-06-27T18:26:07+03:00</text:p>
      <text:p text:style-name="P4">
修改时间: 2023-06-27T18:26:07+03:00</text:p>
      <text:p text:style-name="P4">
描述: 恢复应该是每个部长，地区和地方领导人的​​重点，因为它是评估工作的主要向量之一。  - 乌克林。</text:p>
      <text:p text:style-name="P4">
图片: ['<text:a xlink:type="simple" xlink:href="https://static.ukrinform.com/photos/2023_01/thumb_files/630_360_1674560966-481.jpg" text:style-name="Internet_20_link" text:visited-style-name="Visited_20_Internet_20_Link">
630_360_16745...</text:a>
']</text:p>
      <text:p text:style-name="P4">
标签: ['Україна', 'Уряд', 'Шмигаль', 'Відбудова']</text:p>
      <text:p text:style-name="P4">
类型: Article</text:p>
      <!--METADATA-->
      <text:p text:style-name="P4">
<draw:frame draw:style-name="fr1" draw:name="Image105" text:anchor-type="as-char" svg:width="6.9236in" svg:height="3.956343in" draw:z-index="0">
<draw:image xlink:href="../Images/yкринформ/2023-06-27T18-26-07-03-00/630_360_1674560966-481.jpg" xlink:type="simple" xlink:show="embed" xlink:actuate="onLoad" draw:mime-type="image/jpeg"/>
</draw:frame>
恢复应是每个部长，区域和地方指南的重点，因为它是将要评估的主要向量之一。</text:p>
      <text:p text:style-name="P4">
乌克兰丹尼斯·施米加尔(Denis Shmigal)总理在<text:a xlink:type="simple" xlink:href="https://web.telegram.org/a/#-1440814963" text:style-name="Internet_20_link" text:visited-style-name="Visited_20_Internet_20_Link">
会议</text:a>
政府，乌克林福姆报告。</text:p>
      <text:p text:style-name="P4">
“恢复应该是每个部长，地区和地方指南的重点。 这是将要评估的主要向量之一。” [Shmigal]说。(https://www.ukrinform.ua/tag-smigal)。</text:p>
      <text:p text:style-name="P4">
他回忆说，消除武装攻击后果的基金是在乌克兰创建的。 这是重建融资的主要来源之一。 它已经有将近620亿个UAH。</text:p>
      <text:p text:style-name="P4">
“政府已经将UAH分配给了235亿个恢复项目。 特别是，UAH 4.4LRD-由于该程序是续期的。 UAH 66亿座 - 重建关键基础设施，UAH 15亿美元 - 用于新的供水(乌克兰 - 编辑。)饮用水。 UAH 10亿美元 - 在卡霍夫斯卡亚水力发电站发生恐怖袭击后，恢复受损和销毁的物体。”总理说。</text:p>
      <text:p text:style-name="P4">
<text:span text:style-name="T4">
另请阅读：</text:span>
 <text:a xlink:type="simple" xlink:href="https://www.ukrinform.ua/rubric-vidbudova/3728063-platforma-dream-dozvolae-prosteziti-kozen-proekt-vidnovlenna-ukraini-sulak.html" text:style-name="Internet_20_link" text:visited-style-name="Visited_20_Internet_20_Link">
Dream Platform允许乌克兰的每个项目-Shuliak</text:a>
政府负责人补充说，尽管资金分配了，但这些预测仍在缓慢发展。 他强调：“因此，一旦我重复了所有CEVV和地方当局：恢复 - 优先事项，人们就在等待帮助。”</text:p>
      <text:p text:style-name="P4">
据报道，政府使用资金进行筹款的机制，用于销毁财产和基础设施。</text:p>
      <text:p text:style-name="P4">
5月12日，举行了有关基金资金分配的工作组第一次会议，该会议揭示了为重建项目筹集资金的开始的途径。</text:p>
      <text:p text:style-name="P4">
News Source: <text:a xlink:type="simple" xlink:href="https://www.ukrinform.ua/rubric-vidbudova/3728457-vidnovlenna-mae-buti-prioritetom-koznogo-kerivnika-na-miscah-smigal.html" text:style-name="Internet_20_link" text:visited-style-name="Visited_20_Internet_20_Link">
https://www.ukrinform.ua/rubric-vidbudova/3728457-vidnovlenna-mae-buti-prioritetom-koznogo-kerivnika-na-miscah-smigal.html</text:a>
</text:p>
      <!--NEWS-->
      <text:h text:style-name="P10" text:outline-level="1">
<text:span text:style-name="T4">
总参谋部展示了乌克兰军事医生如何在英国学习</text:span>
</text:h>
      <text:p text:style-name="P4">
作者: Ukrinform (Person)</text:p>
      <text:p text:style-name="P4">
出版商: Укринформ (Organization)</text:p>
      <text:p text:style-name="P4">
出版时间: 2023-06-27T18:28:00+03:00</text:p>
      <text:p text:style-name="P4">
修改时间: 2023-06-27T18:28:00+03:00</text:p>
      <text:p text:style-name="P4">
描述: 在英国，轨道手术经历了战术医学49乌克兰军事医生。  - 乌克林。</text:p>
      <text:p text:style-name="P4">
图片: ['<text:a xlink:type="simple" xlink:href="https://static.ukrinform.com/photos/2023_06/thumb_files/630_360_1687867992-7775.jpeg" text:style-name="Internet_20_link" text:visited-style-name="Visited_20_Internet_20_Link">
630_360_16878...</text:a>
']</text:p>
      <text:p text:style-name="P4">
标签: ['Британія', 'Медики', 'Військові навчання']</text:p>
      <text:p text:style-name="P4">
类型: Article</text:p>
      <!--METADATA-->
      <text:p text:style-name="P4">
<draw:frame draw:style-name="fr1" draw:name="Image106" text:anchor-type="as-char" svg:width="6.9236in" svg:height="3.956343in" draw:z-index="0">
<draw:image xlink:href="../Images/yкринформ/2023-06-27T18-28-00-03-00/630_360_1687867992-7775.jpeg" xlink:type="simple" xlink:show="embed" xlink:actuate="onLoad" draw:mime-type="image/jpeg"/>
</draw:frame>
轨道手术计划为49名乌克兰军事医生提供了更多的战术医学。</text:p>
      <text:p text:style-name="P4">
乌克林福姆(Ukrinform(https://www.facebook.com/GeneralStaff.ua/posts/pfbid0P15TFhhkaA5givSGsomTXX7GsNkkdZVb8M3jRNhobB8pd9Mtacf4Xu5q6ctyKNSql).</text:p>
      <text:p text:style-name="P4">
«49 українських військових медиків пройшли навчання з такмеду у ВеликійБританії в рамках програми Operation Orbital. Це унікальний курс, якийпроводить британська армія разом з представниками Нідерландів та Ісландії», -ідеться в повідомленні.</text:p>
      <text:p text:style-name="P4">
</text:p>
      <text:p text:style-name="P4">
<text:a xlink:type="simple" xlink:href="https://static.ukrinform.com/photos/2023_06/1687867992-7378.jpeg" text:style-name="Internet_20_link" text:visited-style-name="Visited_20_Internet_20_Link">
 </text:a>
 <text:a xlink:type="simple" xlink:href="https://static.ukrinform.com/photos/2023_06/1687867992-6274.jpeg" text:style-name="Internet_20_link" text:visited-style-name="Visited_20_Internet_20_Link">
</text:a>
 <text:a xlink:type="simple" xlink:href="https://static.ukrinform.com/photos/2023_06/1687867992-4258.jpeg" text:style-name="Internet_20_link" text:visited-style-name="Visited_20_Internet_20_Link">
</text:a>
 <text:a xlink:type="simple" xlink:href="https://static.ukrinform.com/photos/2023_06/1687867992-7775.jpeg" text:style-name="Internet_20_link" text:visited-style-name="Visited_20_Internet_20_Link">
<draw:frame draw:style-name="fr1" draw:name="Image111" text:anchor-type="as-char" svg:width="6.9236in" svg:height="3.956343in" draw:z-index="0">
<draw:image xlink:href="../Images/yкринформ/2023-06-27T18-28-00-03-00/630_360_1687867992-7775.jpeg" xlink:type="simple" xlink:show="embed" xlink:actuate="onLoad" draw:mime-type="image/jpeg"/>
</draw:frame>
</text:a>
 <text:a xlink:type="simple" xlink:href="https://static.ukrinform.com/photos/2023_06/1687867992-7662.jpeg" text:style-name="Internet_20_link" text:visited-style-name="Visited_20_Internet_20_Link">
</text:a>
 <text:a xlink:type="simple" xlink:href="https://static.ukrinform.com/photos/2023_06/1687867992-4274.jpeg" text:style-name="Internet_20_link" text:visited-style-name="Visited_20_Internet_20_Link">
</text:a>
 <text:a xlink:type="simple" xlink:href="https://static.ukrinform.com/photos/2023_06/1687867992-4685.jpeg" text:style-name="Internet_20_link" text:visited-style-name="Visited_20_Internet_20_Link">
</text:a>
 <text:a xlink:type="simple" xlink:href="https://static.ukrinform.com/photos/2023_06/1687867992-9167.jpeg" text:style-name="Internet_20_link" text:visited-style-name="Visited_20_Internet_20_Link">
</text:a>
乌克兰医生通过大规模检查各种伤害的受伤者，在受害者的协助下，由爆炸武器造成的严重伤害。 此外，外国讲师和方式，将受害者从平民和军事运输中安全地撤离，并撤离受伤的受伤者。</text:p>
      <text:p text:style-name="P4">
<text:span text:style-name="T4">
另请阅读：</text:span>
 <text:a xlink:type="simple" xlink:href="https://www.ukrinform.ua/rubric-ato/3727856-dania-pocala-navcanna-ukrainskih-pilotiv-na-f16.html" text:style-name="Internet_20_link" text:visited-style-name="Visited_20_Internet_20_Link">
丹麦开始<text:span text:style-name="T4">
训练</text:span>
乌克兰飞行员在F-16上</text:a>
</text:p>
      <text:p text:style-name="P4">
正如乌克林福姆报道的那样，在苏格兰格拉斯哥举行了庄严的仪式，该仪式致力于综合体的开始[SI Breez-2023练习系列中的培训]](https://www.ukrinform.ua/rubric-world/3728303-u-britanii-startuvali-trenuvanna-v-ramkah-si-briz2023.html)参与乌克兰武装部队的军事和海军。</text:p>
      <text:p text:style-name="P4">
News Source: <text:a xlink:type="simple" xlink:href="https://www.ukrinform.ua/rubric-ato/3728343-genstab-pokazav-ak-navcautsa-u-britanii-ukrainski-vijskovi-mediki.html" text:style-name="Internet_20_link" text:visited-style-name="Visited_20_Internet_20_Link">
https://www.ukrinform.ua/rubric-ato/3728343-genstab-pokazav-ak-navcautsa-u-britanii-ukrainski-vijskovi-mediki.html</text:a>
</text:p>
      <!--NEWS-->
      <text:h text:style-name="P10" text:outline-level="1">
<text:span text:style-name="T4">
在Olesya Stasyuk的论文中，发现了窃</text:span>
</text:h>
      <text:p text:style-name="P4">
作者: Ukrinform (Person)</text:p>
      <text:p text:style-name="P4">
出版商: Укринформ (Organization)</text:p>
      <text:p text:style-name="P4">
出版时间: 2023-06-27T18:30:00+03:00</text:p>
      <text:p text:style-name="P4">
修改时间: 2023-06-27T18:30:00+03:00</text:p>
      <text:p text:style-name="P4">
描述: 国家高等教育局已经认识到Olesyuk博士学位论文中窃的事实。  - 乌克林。</text:p>
      <text:p text:style-name="P4">
图片: ['<text:a xlink:type="simple" xlink:href="https://static.ukrinform.com/photos/2019_06/thumb_files/630_360_1560852576-790.jpg" text:style-name="Internet_20_link" text:visited-style-name="Visited_20_Internet_20_Link">
630_360_15608...</text:a>
']</text:p>
      <text:p text:style-name="P4">
标签: ['Голодомор', 'Освіта', 'плагіат', 'Дисертація']</text:p>
      <text:p text:style-name="P4">
类型: Article</text:p>
      <!--METADATA-->
      <text:p text:style-name="P4">
<draw:frame draw:style-name="fr1" draw:name="Image116" text:anchor-type="as-char" svg:width="6.9236in" svg:height="3.956343in" draw:z-index="0">
<draw:image xlink:href="../Images/yкринформ/2023-06-27T18-30-00-03-00/630_360_1560852576-790.jpg" xlink:type="simple" xlink:show="embed" xlink:actuate="onLoad" draw:mime-type="image/jpeg"/>
</draw:frame>
国家高等教育质量机构已经认识到Olesyuk博士学位论文中的窃因素。</text:p>
      <text:p text:style-name="P4">
历史学家Oksana Yurkov在[Facebook]报道了这一点(https://www.facebook.com/oksana.yurkova/posts/pfbid0cDWoDG5BiCi9mBS6HA4wNwm6Jni36Sqhqm6ZmYa9ueoFsQmKutMAoow33WLntNfal)，报道乌克林福姆。</text:p>
      <text:p text:style-name="P4">
根据她的说法，国家高等教育质量保证机构已考虑了伦理学委员会在博士论文中的学术窃事实委员会的提交，并做出了决定“在O. Stasyuk论文中的经文”学术窃和上诉(https://www.ukrinform.ua/tag-osvita)以及乌克兰科学关于剥夺O. stasyuk历史科学博士学位的科学。”</text:p>
      <text:p text:style-name="P4">
值得注意的是，斯塔西克没有参加会议，她也没有在线。</text:p>
      <text:p text:style-name="P4">
据报道，乌克兰教育与科学部于2022年6月6日决定授予历史科学科学科学科学博士的科学程度。</text:p>
      <text:p text:style-name="P4">
<text:span text:style-name="T4">
另请阅读：</text:span>
 <text:a xlink:type="simple" xlink:href="https://www.ukrinform.ua/rubric-society/3686336-ak-vigladae-plagiat-i-ak-jogo-vikriti.html" text:style-name="Internet_20_link" text:visited-style-name="Visited_20_Internet_20_Link">
如何<text:span text:style-name="T4">
窃</text:span>
以及如何暴露它</text:a>
她的论文被称为“在1932  -  1933年在苏联维持种族灭绝中维持委员会”。</text:p>
      <text:p text:style-name="P4">
从2015年到2022年，Stasyuk曾担任国家纪念馆“纪念饥荒受害者的纪念纪念”的首席执行官。</text:p>
      <text:p text:style-name="P4">
News Source: <text:a xlink:type="simple" xlink:href="https://www.ukrinform.ua/rubric-society/3728554-u-disertacii-olesi-stasuk-viavili-plagiat.html" text:style-name="Internet_20_link" text:visited-style-name="Visited_20_Internet_20_Link">
https://www.ukrinform.ua/rubric-society/3728554-u-disertacii-olesi-stasuk-viavili-plagiat.html</text:a>
</text:p>
      <!--NEWS-->
      <text:h text:style-name="P10" text:outline-level="1">
<text:span text:style-name="T4">
Efimenko：我不明白为什么在奥运会计划中不包括Muai-Thai</text:span>
</text:h>
      <text:p text:style-name="P4">
作者: Ukrinform (Person)</text:p>
      <text:p text:style-name="P4">
出版商: Укринформ (Organization)</text:p>
      <text:p text:style-name="P4">
出版时间: 2023-06-27T18:39:44+03:00</text:p>
      <text:p text:style-name="P4">
修改时间: 2023-06-27T18:39:44+03:00</text:p>
      <text:p text:style-name="P4">
描述: 乌克兰在泰国拳击比赛（Muay-Thai）亚历山大·埃菲森科（Alexander Efimenko）赢得了欧洲奥运会的冠军，他坚信他的纪律应包括在奥运会计划中。  - 乌克林。</text:p>
      <text:p text:style-name="P4">
图片: ['<text:a xlink:type="simple" xlink:href="https://static.ukrinform.com/photos/2023_06/thumb_files/630_360_1687880291-637.jpg" text:style-name="Internet_20_link" text:visited-style-name="Visited_20_Internet_20_Link">
630_360_16878...</text:a>
']</text:p>
      <text:p text:style-name="P4">
标签: ['Олімпіада', 'Європейські ігри']</text:p>
      <text:p text:style-name="P4">
类型: Article</text:p>
      <!--METADATA-->
      <text:p text:style-name="P4">
<draw:frame draw:style-name="fr1" draw:name="Image117" text:anchor-type="as-char" svg:width="6.9236in" svg:height="3.956343in" draw:z-index="0">
<draw:image xlink:href="../Images/yкринформ/2023-06-27T18-39-44-03-00/630_360_1687880291-637.jpg" xlink:type="simple" xlink:show="embed" xlink:actuate="onLoad" draw:mime-type="image/jpeg"/>
</draw:frame>
乌克兰的欧洲泰国拳击比赛获胜者(泰拳)Oleksandrefimenko坚信他的纪律应包括在“奥运会”计划中。</text:p>
      <text:p text:style-name="P4">
他在对乌克利福通讯员的评论中说。</text:p>
      <text:p text:style-name="P4">
“我对自己的表现感到非常满意。 我们已经接受了艰难的培训：三个月。 毕竟赢了是一个蜂蜜。 支持我们的轮廓的灵感来自胜利。 我仍然不明白为什么Muiai-Thai仍在他的位置上揭幕。 我不想准备国内战士，所以我出去在战斗中直接向所有人拿起钥匙。”他说。</text:p>
      <text:p text:style-name="P4">
埃菲森科(Efimenko)在决赛中报道了葡萄牙迪亚斯(Portuguese Dias)，并从泰国拳击比赛中赢得了欧洲奥运会的金牌。</text:p>
      <text:p text:style-name="P4">
<text:span text:style-name="T4">
另请阅读：</text:span>
 <text:a xlink:type="simple" xlink:href="https://www.ukrinform.ua/rubric-sports/3728455-efimenko-zavouvav-cergove-dla-ukraini-zoloto-evropejskih-igor-z-tajskogo-boksu.html" text:style-name="Internet_20_link" text:visited-style-name="Visited_20_Internet_20_Link">
<text:span text:style-name="T4">
 efimenko </text:span>
赢得了泰国拳击中的另一个欧洲奥运会的“黄金”</text:a>
据乌克林福姆(Ukrinform)报道，克拉科夫(Krakow)的欧洲Gygics-2023中有29个奖项报告了乌克兰的报道。</text:p>
      <text:p text:style-name="P4">
比赛将持续到7月2日。</text:p>
      <text:p text:style-name="P4">
照片：Facebook.com</text:p>
      <text:p text:style-name="P4">
News Source: <text:a xlink:type="simple" xlink:href="https://www.ukrinform.ua/rubric-sports/3728462-efimenko-ne-rozumiu-comu-muajtaj-dosi-ne-vklucenij-v-programu-olimpiadi.html" text:style-name="Internet_20_link" text:visited-style-name="Visited_20_Internet_20_Link">
https://www.ukrinform.ua/rubric-sports/3728462-efimenko-ne-rozumiu-comu-muajtaj-dosi-ne-vklucenij-v-programu-olimpiadi.html</text:a>
</text:p>
      <!--NEWS-->
      <text:h text:style-name="P10" text:outline-level="1">
<text:span text:style-name="T4">
政府计划从IBRD吸引7000万美元，以重建被摧毁的基础设施</text:span>
</text:h>
      <text:p text:style-name="P4">
作者: Ukrinform (Person)</text:p>
      <text:p text:style-name="P4">
出版商: Укринформ (Organization)</text:p>
      <text:p text:style-name="P4">
出版时间: 2023-06-27T18:40:06+03:00</text:p>
      <text:p text:style-name="P4">
修改时间: 2023-06-27T18:40:06+03:00</text:p>
      <text:p text:style-name="P4">
描述: 部长的内阁支持国际重建与发展银行（IBRD）的参与7,000万美元。 我们要恢复受敌对行动影响的社区中破坏的基础设施。</text:p>
      <ul>
        <li>
I的，。: </li>
      </ul>
      <text:p text:style-name="P4">
图片: ['<text:a xlink:type="simple" xlink:href="https://static.ukrinform.com/photos/2022_06/thumb_files/630_360_1656203184-625.jpg" text:style-name="Internet_20_link" text:visited-style-name="Visited_20_Internet_20_Link">
630_360_16562...</text:a>
']</text:p>
      <text:p text:style-name="P4">
标签: ['Гроші', 'МБРР', 'Відбудова', 'Відновлення України']</text:p>
      <text:p text:style-name="P4">
类型: Article</text:p>
      <!--METADATA-->
      <text:p text:style-name="P4">
<draw:frame draw:style-name="fr1" draw:name="Image118" text:anchor-type="as-char" svg:width="6.9236in" svg:height="3.956343in" draw:z-index="0">
<draw:image xlink:href="../Images/yкринформ/2023-06-27T18-40-06-03-00/630_360_1656203184-625.jpg" xlink:type="simple" xlink:show="embed" xlink:actuate="onLoad" draw:mime-type="image/jpeg"/>
</draw:frame>
内阁部长支持国际重建银行的参与(ibrd)7000万美元 美国在社区中重建被破坏的基础设施，这些基础设施导致了敌对行动。</text:p>
      <text:p text:style-name="P4">
关于<text:a xlink:type="simple" xlink:href="http://t.me/tmelnychuk/2583" text:style-name="Internet_20_link" text:visited-style-name="Visited_20_Internet_20_Link">
电报</text:a>
报道说，乌克利福姆报道说，维克霍夫纳塔拉斯·梅尼丘克的内阁代表不断代表。</text:p>
      <text:p text:style-name="P4">
“它被认为是从国际银行重建和开发贷款的适用于实施的(希望)»7000万美元的金额。”他说。</text:p>
      <text:p text:style-name="P4">
<text:span text:style-name="T4">
另请阅读：</text:span>
 [乌克兰已经从世界银行塔克林捐赠者那里获得了220亿美元(https://www.ukrinform.ua/rubric-economy/3728290-ukraina-vze-otrimala-22-milarda-vid-svitovogo-banku-ta-kraindonoriv.html)Melnychuk规定，这些资金对于实施Nore项目是必要的，该项目旨在恢复受职业或俄罗斯联邦侵略的社区和公寓楼的恢复，从2022年开始，并为公民提供住房。</text:p>
      <text:p text:style-name="P4">
<text:span text:style-name="T4">
另请阅读：</text:span>
 <text:a xlink:type="simple" xlink:href="https://www.ukrinform.ua/rubric-vidbudova/3728425-ak-vidbudovuvati-ukrainu-vizii-londonskoi-konferencii-z-vidnovlenna.html" text:style-name="Internet_20_link" text:visited-style-name="Visited_20_Internet_20_Link">
如何<text:span text:style-name="T4">
重建</text:span>
观看乌克兰：伦敦恢复会议的愿景</text:a>
据报道，5月<text:a xlink:type="simple" xlink:href="https://www.ukrinform.ua/tag-kabmin" text:style-name="Internet_20_link" text:visited-style-name="Visited_20_Internet_20_Link">
部长的内阁</text:a>
他决定以5亿美元的价格吸引国际重建和开发银行的贷款，并提供12亿美元的赠款，旨在支付Tedicine的薪水，养老金和社会援助。</text:p>
      <text:p text:style-name="P4">
News Source: <text:a xlink:type="simple" xlink:href="https://www.ukrinform.ua/rubric-vidbudova/3728463-urad-planue-zaluciti-vid-mbrr-70-miljoniv-dla-vidbudovi-zrujnovanoi-infrastrukturi.html" text:style-name="Internet_20_link" text:visited-style-name="Visited_20_Internet_20_Link">
https://www.ukrinform.ua/rubric-vidbudova/3728463-urad-planue-zaluciti-vid-mbrr-70-miljoniv-dla-vidbudovi-zrujnovanoi-infrastrukturi.html</text:a>
</text:p>
      <!--NEWS-->
      <text:h text:style-name="P10" text:outline-level="1">
<text:span text:style-name="T4">
政府已批准将能源原子转化为联合储存公司的计划</text:span>
</text:h>
      <text:p text:style-name="P4">
作者: Ukrinform (Person)</text:p>
      <text:p text:style-name="P4">
出版商: Укринформ (Organization)</text:p>
      <text:p text:style-name="P4">
出版时间: 2023-06-27T18:41:00+03:00</text:p>
      <text:p text:style-name="P4">
修改时间: 2023-06-27T18:41:00+03:00</text:p>
      <text:p text:style-name="P4">
描述: 部长的内阁已批准了国家企业“国家原子能产生公司”“ Energoatom”转型的计划。  - 乌克林。</text:p>
      <text:p text:style-name="P4">
图片: ['<text:a xlink:type="simple" xlink:href="https://static.ukrinform.com/photos/2020_05/thumb_files/630_360_1589906244-994.jpg" text:style-name="Internet_20_link" text:visited-style-name="Visited_20_Internet_20_Link">
630_360_15899...</text:a>
']</text:p>
      <text:p text:style-name="P4">
标签: ['Економіка', 'Енергоатом', 'Кабмін']</text:p>
      <text:p text:style-name="P4">
类型: Article</text:p>
      <!--METADATA-->
      <text:p text:style-name="P4">
<draw:frame draw:style-name="fr1" draw:name="Image119" text:anchor-type="as-char" svg:width="6.9236in" svg:height="3.956343in" draw:z-index="0">
<draw:image xlink:href="../Images/yкринформ/2023-06-27T18-41-00-03-00/630_360_1589906244-994.jpg" xlink:type="simple" xlink:show="embed" xlink:actuate="onLoad" draw:mime-type="image/jpeg"/>
</draw:frame>
部长的内阁批准了国家企业“国家原子能发电公司”“ Energoatom”转换为联合储存公司的计划。</text:p>
      <text:p text:style-name="P4">
关于<text:a xlink:type="simple" xlink:href="https://t.me/tmelnychuk/2583" text:style-name="Internet_20_link" text:visited-style-name="Visited_20_Internet_20_Link">
电报</text:a>
报道说，乌克利福姆报道说，维克霍夫纳塔拉斯·梅尼丘克的内阁代表不断代表。</text:p>
      <text:p text:style-name="P4">
该声明写道，“国家企业的转型计划”“国家atomnaenergy公司”为联合储存公司，其中100％属于该州的公司已获得批准。</text:p>
      <text:p text:style-name="P4">
<text:span text:style-name="T4">
另请阅读：</text:span>
 [<text:span text:style-name="T4">
 energoatom </text:span>
建议更改条件(https://www.ukrinform.ua/rubric-economy/3726447-energoatom-proponue-zminiti-umovi-licenzii-ekspluatacii-reaktornih-ustanovok-zaes.html)据报道，SE“ NNEC“ Energoatom”的公司化法律于3月23日生效。 联合储存公司的地位将提高其活动效率，特别是通过改善公司管理。</text:p>
      <text:p text:style-name="P4">
News Source: <text:a xlink:type="simple" xlink:href="https://www.ukrinform.ua/rubric-economy/3728464-urad-zatverdiv-plan-peretvorenna-energoatoma-v-akcionerne-tovaristvo.html" text:style-name="Internet_20_link" text:visited-style-name="Visited_20_Internet_20_Link">
https://www.ukrinform.ua/rubric-economy/3728464-urad-zatverdiv-plan-peretvorenna-energoatoma-v-akcionerne-tovaristvo.html</text:a>
</text:p>
      <!--NEWS-->
      <text:h text:style-name="P10" text:outline-level="1">
<text:span text:style-name="T4">
乌克兰在西班牙和CHE-2023的1/4决赛中与年轻人打平局</text:span>
</text:h>
      <text:p text:style-name="P4">
作者: Ukrinform (Person)</text:p>
      <text:p text:style-name="P4">
出版商: Укринформ (Organization)</text:p>
      <text:p text:style-name="P4">
出版时间: 2023-06-27T18:45:00+03:00</text:p>
      <text:p text:style-name="P4">
修改时间: 2023-06-27T23:45:00+03:00</text:p>
      <text:p text:style-name="P4">
描述: 在欧洲足球锦标赛上确定了季后赛决赛的四名参加者（最高21日）。  - 乌克林。</text:p>
      <text:p text:style-name="P4">
图片: ['<text:a xlink:type="simple" xlink:href="https://static.ukrinform.com/photos/2023_06/thumb_files/630_360_1687898555-342.jpg" text:style-name="Internet_20_link" text:visited-style-name="Visited_20_Internet_20_Link">
630_360_16878...</text:a>
']</text:p>
      <text:p text:style-name="P4">
标签: ['Футбол']</text:p>
      <text:p text:style-name="P4">
类型: Article</text:p>
      <!--METADATA-->
      <text:p text:style-name="P4">
<draw:frame draw:style-name="fr1" draw:name="Image120" text:anchor-type="as-char" svg:width="6.9236in" svg:height="3.956343in" draw:z-index="0">
<draw:image xlink:href="../Images/yкринформ/2023-06-27T18-45-00-03-00/630_360_1687898555-342.jpg" xlink:type="simple" xlink:show="embed" xlink:actuate="onLoad" draw:mime-type="image/jpeg"/>
</draw:frame>
欧洲足球的冠军锦标赛(球员最多21岁)确定季后赛决赛的参与者。</text:p>
      <text:p text:style-name="P4">
在小组赛的最后一场比赛中，乌克兰青年在西班牙2：2与世界分开，并在四重奏B中排名第二。</text:p>
      <text:p text:style-name="P4">
Bogdan Vyunnik被视为“蓝色”的一部分(43分钟)和Georgy Sudakov(81，受到罚款).</text:p>
      <text:p text:style-name="P4">
<text:span text:style-name="T4">
Читайте також:</text:span>
 <text:a xlink:type="simple" xlink:href="https://www.ukrinform.ua/rubric-sports/3728518-ce2023-sered-molodi-futbolisti-gruzii-ta-portugalii-u-cvertfinali.html" text:style-name="Internet_20_link" text:visited-style-name="Visited_20_Internet_20_Link">
 ЧЄ-2023 серед молоді: <text:span text:style-name="T4">
футбол</text:span>
 істи Грузії таПортугалії - у чвертьфіналі </text:a>
乌克兰人在欧洲2023年四分之一决赛中的竞争对手(U21)瑞士 - 法国，以色列 - 捷克共和国，英国 - 意大利 - 挪威 - 将于6月28日确定。</text:p>
      <text:p text:style-name="P4">
照片：美联社</text:p>
      <text:p text:style-name="P4">
News Source: <text:a xlink:type="simple" xlink:href="https://www.ukrinform.ua/rubric-sports/3728561-ukraina-zigrala-vniciu-z-ispanieu-i-zijdetsa-z-gruzieu-v-14-finalu-ce2023-sered-molodi.html" text:style-name="Internet_20_link" text:visited-style-name="Visited_20_Internet_20_Link">
https://www.ukrinform.ua/rubric-sports/3728561-ukraina-zigrala-vniciu-z-ispanieu-i-zijdetsa-z-gruzieu-v-14-finalu-ce2023-sered-molodi.html</text:a>
</text:p>
      <!--NEWS-->
      <text:h text:style-name="P10" text:outline-level="1">
<text:span text:style-name="T4">
政府批准了与白俄罗斯终止另一项协议的法律</text:span>
</text:h>
      <text:p text:style-name="P4">
作者: Ukrinform (Person)</text:p>
      <text:p text:style-name="P4">
出版商: Укринформ (Organization)</text:p>
      <text:p text:style-name="P4">
出版时间: 2023-06-27T18:47:04+03:00</text:p>
      <text:p text:style-name="P4">
修改时间: 2023-06-27T18:47:04+03:00</text:p>
      <text:p text:style-name="P4">
描述: 部长的内阁已批准了乌克兰与白俄罗斯之间就其国家以外员工的劳动活动和社会保护终止协议的终止法案。  - 乌克林。</text:p>
      <text:p text:style-name="P4">
图片: ['<text:a xlink:type="simple" xlink:href="https://static.ukrinform.com/photos/2016_11/thumb_files/630_360_1478871359-6596.jpg" text:style-name="Internet_20_link" text:visited-style-name="Visited_20_Internet_20_Link">
630_360_14788...</text:a>
']</text:p>
      <text:p text:style-name="P4">
标签: ['Білорусь', 'Україна', 'Уряд', 'Соцзахист', 'Угода']</text:p>
      <text:p text:style-name="P4">
类型: Article</text:p>
      <!--METADATA-->
      <text:p text:style-name="P4">
<draw:frame draw:style-name="fr1" draw:name="Image121" text:anchor-type="as-char" svg:width="6.9236in" svg:height="3.956343in" draw:z-index="0">
<draw:image xlink:href="../Images/yкринформ/2023-06-27T18-47-04-03-00/630_360_1478871359-6596.jpg" xlink:type="simple" xlink:show="embed" xlink:actuate="onLoad" draw:mime-type="image/jpeg"/>
</draw:frame>
部长的内阁批准了《关于乌克兰关于劳动活动和公民国家外工人社会保护的塔比洛鲁斯协议的终止法案》。</text:p>
      <text:p text:style-name="P4">
根据乌克林福姆的说法，他在[电报]中报道了这一点(https://t.me/tmelnychuk/2582)Verkhovna Rada Taras Melnychuk的部长内阁代表。</text:p>
      <text:p text:style-name="P4">
“法律项目”有关乌克兰政府与白俄罗斯政府共和国在乌克兰公民和共和国公民的就业活动和社会保护方面的协议终止的项目。(https://www.ukrinform.ua/tag-bilorus)，在其州之外工作的工作，以及白俄罗斯共和国政府对协议的修正案的乌克兰政府内阁之间的协议……”。</text:p>
      <text:p text:style-name="P4">
该法律提议终止该协议，该协议于1995年7月17日在明斯克订立，并经1996年4月26日的乌克兰法律批准。本协议已将其扩展到公民及其家人或其家人或居住在其中一个州，并在企业，组织，所有国家组建的机构暂时进行工作活动。</text:p>
      <text:p text:style-name="P4">
<text:span text:style-name="T4">
另请阅读：</text:span>
 <text:a xlink:type="simple" xlink:href="https://www.ukrinform.ua/rubric-polytics/3705363-ukraina-rozirvala-dvi-ugodi-z-bilorussu.html" text:style-name="Internet_20_link" text:visited-style-name="Visited_20_Internet_20_Link">
乌克兰打破了两项与白俄罗斯的交易</text:a>
如协议中所述，如果终止(合同)在雇员结束之前，由雇员结束的雇员结束了。</text:p>
      <text:p text:style-name="P4">
据报道，乌克兰部长的内阁<text:a xlink:type="simple" xlink:href="https://www.ukrinform.ua/rubric-economy/3725002-urad-iniciue-rozirvanna-ugodi-z-rf-pro-vzaemnij-zahist-investicij.html" text:style-name="Internet_20_link" text:visited-style-name="Visited_20_Internet_20_Link">
批准了法律项目</text:a>
“关于乌克兰部长和俄罗斯联邦政府批准的协议终止了协议，以促进垂涎的投资保护。”</text:p>
      <text:p text:style-name="P4">
News Source: <text:a xlink:type="simple" xlink:href="https://www.ukrinform.ua/rubric-polytics/3728465-urad-shvaliv-zakonoproekt-pro-rozirvanna-se-odniei-ugodi-z-bilorussu.html" text:style-name="Internet_20_link" text:visited-style-name="Visited_20_Internet_20_Link">
https://www.ukrinform.ua/rubric-polytics/3728465-urad-shvaliv-zakonoproekt-pro-rozirvanna-se-odniei-ugodi-z-bilorussu.html</text:a>
</text:p>
      <!--NEWS-->
      <text:h text:style-name="P10" text:outline-level="1">
<text:span text:style-name="T4">
Kakhovsky大坝上的速度分辨率将是损害赔偿决定的核心-MP</text:span>
</text:h>
      <text:p text:style-name="P4">
作者: Ukrinform (Person)</text:p>
      <text:p text:style-name="P4">
出版商: Укринформ (Organization)</text:p>
      <text:p text:style-name="P4">
出版时间: 2023-06-27T18:54:00+03:00</text:p>
      <text:p text:style-name="P4">
修改时间: 2023-06-27T18:54:00+03:00</text:p>
      <text:p text:style-name="P4">
描述: 欧洲理事会议会议会关于俄罗斯责任破坏卡科霍夫卡水力发电站的责任将是乌克兰赔偿的决定的基础。  - 乌克林。</text:p>
      <text:p text:style-name="P4">
图片: ['<text:a xlink:type="simple" xlink:href="https://static.ukrinform.com/photos/2019_01/thumb_files/630_360_1547808568-478.jpg" text:style-name="Internet_20_link" text:visited-style-name="Visited_20_Internet_20_Link">
630_360_15478...</text:a>
']</text:p>
      <text:p text:style-name="P4">
标签: ['ПАРЄ', 'Резолюція', 'Каховська ГЕС', 'Збитки', 'Війна з Росією']</text:p>
      <text:p text:style-name="P4">
类型: Article</text:p>
      <!--METADATA-->
      <text:p text:style-name="P4">
<draw:frame draw:style-name="fr1" draw:name="Image122" text:anchor-type="as-char" svg:width="6.9236in" svg:height="3.956343in" draw:z-index="0">
<draw:image xlink:href="../Images/yкринформ/2023-06-27T18-54-00-03-00/630_360_1547808568-478.jpg" xlink:type="simple" xlink:show="embed" xlink:actuate="onLoad" draw:mime-type="image/jpeg"/>
</draw:frame>
欧洲委员会议会议会关于俄罗斯对Podryvkakhovsky水力发电厂的责任的决议将是决定乌克兰馆藏赔偿的决定的基础。</text:p>
      <text:p text:style-name="P4">
这在[采访乌克兰广播电台]中说了这一点(https://ukr.radio/news.html?newsID=101729)据报道，来自祖国的国会议员是乌克兰人的乌克兰代表团第一任代表团副主席。</text:p>
      <text:p text:style-name="P4">
“决议中的Kakhovskaya水电站明确指出，由俄罗斯恐怖分子组织的所有责任，并破坏了Neskrain-Aggressor俄罗斯联盟的Kakhovka水力发电站。 这非常重要，因为该决议将是关于损害赔偿的决定的基础，”  -  Sobiolev说。</text:p>
      <text:p text:style-name="P4">
他还回忆起在速度会议上做出的最重要的决定，其中包括支持乌克兰加入[北约]的结果。(https://www.ukrinform.ua/tag-nato)。</text:p>
      <text:p text:style-name="P4">
“首先是一个前所未有的情况：步伐几乎是一致的(四方面反对)支持直接呼吁成员国以及非合规国家的决议，但包括在速度中，以支持乌克兰加入北约。 代理人指出，没有“通往北约的道路”，没有“需要实现的初步”，而是乌克兰直接进入北约。”</text:p>
      <text:p text:style-name="P4">
<text:span text:style-name="T4">
另请阅读：</text:span>
 <text:a xlink:type="simple" xlink:href="https://www.ukrinform.ua/rubric-polytics/3728033-es-pidtrimue-ukrainsku-formulu-miru-ta-prosuvatime-ii-u-sviti-borrel.html" text:style-name="Internet_20_link" text:visited-style-name="Visited_20_Internet_20_Link">
欧盟支持乌克兰和平公式，并将促进其Svita -Borrel</text:a>
第二个是关于战俘，释放程序的决定以及对国家的要求。 “为了不再重复我们最近的故事。 当土耳其帮助解放了数十个，现在是阿佐夫战士的战斗机时，我们在政府和乌克兰之间达成了非常相似但直接的共识。 为了不重复“匈牙利”的故事，筛查清楚地说明了被解雇的命令，”索博莱夫说。</text:p>
      <text:p text:style-name="P4">
第三个是俄罗斯赔偿俄罗斯的问题。 “当然，当它涉及人类生命，伤害，命运失落，被驱逐出境的儿童时，这些损失无法衡量，这些儿童实际上在当今的俄罗斯联合会中是光荣的。 这是本届会议上的关键决策之间的一个单独部分。”国会议员补充说。如<text:a xlink:type="simple" xlink:href="https://www.ukrinform.ua/rubric-polytics/3726463-pare-uhvalila-rezoluciu-pro-povnu-pidtrimku-mirnogo-planu-zelenskogo.html" text:style-name="Internet_20_link" text:visited-style-name="Visited_20_Internet_20_Link">
报道</text:a>
乌克林福姆(Ukrinform)在夏季会议上，采用了“侵略对乌克兰的政治后果”的决议，后者支持乌克兰加入北约和Miruvolodymyr Zelensky的公式。</text:p>
      <text:p text:style-name="P4">
News Source: <text:a xlink:type="simple" xlink:href="https://www.ukrinform.ua/rubric-polytics/3728466-rezolucia-pare-sodo-kahovskoi-grebli-bude-v-osnovi-risen-pro-vidskoduvanna-rf-zbitkiv-deputat.html" text:style-name="Internet_20_link" text:visited-style-name="Visited_20_Internet_20_Link">
https://www.ukrinform.ua/rubric-polytics/3728466-rezolucia-pare-sodo-kahovskoi-grebli-bude-v-osnovi-risen-pro-vidskoduvanna-rf-zbitkiv-deputat.html</text:a>
</text:p>
      <!--NEWS-->
      <text:h text:style-name="P10" text:outline-level="1">
<text:span text:style-name="T4">
Danilov：俄罗斯会因为世界如此建设而崩溃</text:span>
</text:h>
      <text:p text:style-name="P4">
作者: Ukrinform (Person)</text:p>
      <text:p text:style-name="P4">
出版商: Укринформ (Organization)</text:p>
      <text:p text:style-name="P4">
出版时间: 2023-06-27T19:02:18+03:00</text:p>
      <text:p text:style-name="P4">
修改时间: 2023-06-27T19:02:18+03:00</text:p>
      <text:p text:style-name="P4">
描述: PEC“ Wagner” Yevgeny Prigogin叛乱的企图开始了俄罗斯不可避免的崩溃的过程，他的课程取决于世界上负责任的政治家。  - 乌克林。</text:p>
      <text:p text:style-name="P4">
图片: ['<text:a xlink:type="simple" xlink:href="https://static.ukrinform.com/photos/2023_04/thumb_files/630_360_1680783783-785.jpg" text:style-name="Internet_20_link" text:visited-style-name="Visited_20_Internet_20_Link">
630_360_16807...</text:a>
']</text:p>
      <text:p text:style-name="P4">
标签: ['РНБО', 'Росія', 'ПВК "Вагнера"', 'Данілов', 'Війна з Росією']</text:p>
      <text:p text:style-name="P4">
类型: Article</text:p>
      <!--METADATA-->
      <text:p text:style-name="P4">
<draw:frame draw:style-name="fr1" draw:name="Image123" text:anchor-type="as-char" svg:width="6.9236in" svg:height="3.956343in" draw:z-index="0">
<draw:image xlink:href="../Images/yкринформ/2023-06-27T19-02-18-03-00/630_360_1680783783-785.jpg" xlink:type="simple" xlink:show="embed" xlink:actuate="onLoad" draw:mime-type="image/jpeg"/>
</draw:frame>
瓦格纳PEC的领导人Yevgeny Prigogine的一次尝试开始了不可避免的破坏俄罗斯的过程，其课程取决于世界上负责任的政治家。</text:p>
      <text:p text:style-name="P4">
这是由乌克兰Oleksiy Danilov Uvstau安全与国防委员会部长在国际会议上的“ Vilnius Samite前夕乌克兰和北约：从胜利到会员资格的支持”。</text:p>
      <text:p text:style-name="P4">
“如何处理俄罗斯的问题是当天站在当天的关键问题。 我们坚持认为，只要俄罗斯处于俄罗斯的状态，它将受到其附近的威胁，而不仅仅是它。 这是一个关键问题。 我们胜利的问题是治愈俄罗斯的分散性，一种自然的分散，它应该成为一个应该成为的人。”丹尼洛夫说。</text:p>
      <text:p text:style-name="P4">
<text:span text:style-name="T4">
另请阅读：</text:span>
 <text:a xlink:type="simple" xlink:href="https://www.ukrinform.ua/rubric-polytics/3728310-u-es-rozgladaut-scenarij-rozpadu-rosii-posol-ukraini.html" text:style-name="Internet_20_link" text:visited-style-name="Visited_20_Internet_20_Link">
在欧盟考虑俄罗斯倒塌的剧本 - 乌克兰大使</text:a>
在这种情况下，他指出俄罗斯是一个“最后有殖民地”的“最后一个国家”，因为据他说，Chechnya和Buryatia“对俄罗斯没有态度”，但世界对此感到沉默。</text:p>
      <text:p text:style-name="P4">
秘书<text:a xlink:type="simple" xlink:href="https://www.ukrinform.ua/tag-rnbo" text:style-name="Internet_20_link" text:visited-style-name="Visited_20_Internet_20_Link">
NSDC</text:a>
他还表示，参加的瓦格纳·佩克(Wagner PEC)企图叛乱作证，证明了俄罗斯作为国家的完全破产。</text:p>
      <text:p text:style-name="P4">
“在星期五，发生的事件表明不存在俄罗斯。 有一个完全无法控制的领土，没有权力，没有普京总统，没有军队。 武装男孩在罗斯托夫市被治愈，他们没有抵抗他们，他们与他们作为亲戚交流。 等待这个国家是什么？”  - 丹尼洛夫说。</text:p>
      <text:p text:style-name="P4">
据他说，叛乱普里戈宁的企图是俄罗斯终结的开始。</text:p>
      <text:p text:style-name="P4">
<text:span text:style-name="T4">
另请阅读：</text:span>
 <text:a xlink:type="simple" xlink:href="https://www.ukrinform.ua/rubric-world/3728434-lukasenko-pidtverdiv-pributta-prigozina-do-bilorusi.html" text:style-name="Internet_20_link" text:visited-style-name="Visited_20_Internet_20_Link">
Lukashenko确认<text:span text:style-name="T4">
 Podiat </text:span>
的到来</text:a>
“现在，这取决于世界的结局。 这将是必需的。它们会崩溃，分手。 不是因为这是我们的愿望，而是因为世界就是这样。” NSDC秘书说。</text:p>
      <text:p text:style-name="P4">
同时，他强调，世界上负责任的政治家应对今天和俄罗斯衰落结束之前将会发生的事情负责，其国家的国内政治事件没有实习。<text:a xlink:type="simple" xlink:href="https://www.ukrinform.ua/rubric-other_news/3727120-zakolot-prigozina-vse-so-vidomo-na-cej-moment.html" text:style-name="Internet_20_link" text:visited-style-name="Visited_20_Internet_20_Link">
Wagner PEC，Yevgeny Prigogin，6月23日宣布了反俄罗斯军事领导层</text:a>
尤其是针对俄罗斯国防部长谢尔盖·舒格(Sergei Shoig)。 进攻的结果是，瓦格纳·科洛纳普(Wagner Kolonapv)被俄罗斯的莱皮茨克地区(Lipetsk Region)到达，俄罗斯是维多斯克瓦(Vidoskva)420公里。</text:p>
      <text:p text:style-name="P4">
自称为白俄罗斯Oleksandr Lukashenko的总裁与PEC“ Wagner” Yevgeny Prigogin的创始人进行了谈判，此后，后者表示该组织的团体返回了实地营地。</text:p>
      <text:p text:style-name="P4">
News Source: <text:a xlink:type="simple" xlink:href="https://www.ukrinform.ua/rubric-polytics/3728470-danilov-rosia-rozvalitsa-tomu-so-tak-pobudovanij-svit.html" text:style-name="Internet_20_link" text:visited-style-name="Visited_20_Internet_20_Link">
https://www.ukrinform.ua/rubric-polytics/3728470-danilov-rosia-rozvalitsa-tomu-so-tak-pobudovanij-svit.html</text:a>
</text:p>
      <!--NEWS-->
      <text:h text:style-name="P10" text:outline-level="1">
<text:span text:style-name="T4">
乌克兰儿童在国外占领的儿童人数减少到215 -lubin</text:span>
</text:h>
      <text:p text:style-name="P4">
作者: Ukrinform (Person)</text:p>
      <text:p text:style-name="P4">
出版商: Укринформ (Organization)</text:p>
      <text:p text:style-name="P4">
出版时间: 2023-06-27T19:03:00+03:00</text:p>
      <text:p text:style-name="P4">
修改时间: 2023-06-27T19:03:00+03:00</text:p>
      <text:p text:style-name="P4">
描述: 在国外占领的乌克兰儿童人数已经从240人减少到215。</text:p>
      <ul>
        <li>
I的，。: </li>
      </ul>
      <text:p text:style-name="P4">
图片: ['<text:a xlink:type="simple" xlink:href="https://static.ukrinform.com/photos/2023_06/thumb_files/630_360_1687344800-493.jpg" text:style-name="Internet_20_link" text:visited-style-name="Visited_20_Internet_20_Link">
630_360_16873...</text:a>
']</text:p>
      <text:p text:style-name="P4">
标签: ['Діти', 'Війна з Росією', 'Дмитро Лубінець']</text:p>
      <text:p text:style-name="P4">
类型: Article</text:p>
      <!--METADATA-->
      <text:p text:style-name="P4">
<draw:frame draw:style-name="fr1" draw:name="Image124" text:anchor-type="as-char" svg:width="6.9236in" svg:height="3.956343in" draw:z-index="0">
<draw:image xlink:href="../Images/yкринформ/2023-06-27T19-03-00-03-00/630_360_1687344800-493.jpg" xlink:type="simple" xlink:show="embed" xlink:actuate="onLoad" draw:mime-type="image/jpeg"/>
</draw:frame>
国外的乌克兰儿童人数已经从240人减少到215。</text:p>
      <text:p text:style-name="P4">
乌克兰申诉专员德米特里·卢比尼特(Dmitry Lubinets)在乌克兰监察员的支持报告中说明了这一点，“毫无疑问。滥用俄罗斯乌克兰暂时占领的乌克兰儿童的权利：俄罗斯犹太人：驱逐，军事化，索引，索引”，索引。</text:p>
      <text:p text:style-name="P4">
“关于乌克兰撤军的信息<text:a xlink:type="simple" xlink:href="https://www.ukrinform.ua/tag-diti" text:style-name="Internet_20_link" text:visited-style-name="Visited_20_Internet_20_Link">
儿童</text:a>
 (国外 - 埃德。)，然后这些数量(固定 -  ed。)案件以前是在240。部分。(这 -  ed。)该数字已降至215。截至这个时候，我们正在处理类似的情况。 我们在意大利和德国捕获了这些事实。”他说。</text:p>
      <text:p text:style-name="P4">
据卢比尼特(Lubinets)称，该发展中的乌克兰当局对此非常困难。</text:p>
      <text:p text:style-name="P4">
“最困难的案例是，当母亲被带离领土的婴儿时。 关于这一点已经进行了两次法院会议。 在对邻居的解释中，她对婴儿的表现非常严格。 尽管我们没有确认这一点，但孩子没有确认该数据。 但是，我们现在正在努力返回乌克兰，他们在这里。”监察员说。</text:p>
      <text:p text:style-name="P4">
人权专员说他没有看到(在此问题上 -  ed。)有一些系统性的问题，但是没有办公室伙伴在上面工作的情况。</text:p>
      <text:p text:style-name="P4">
“而且我们不仅是申诉专员办公室的工作 - 很明显，我们的外交官将首先工作。 我可以说，在我们知道的每一个情况下，尽快(数据 -  ed。). Я тримаю особисто на контролі (确定性 -  ed。)”， - 他通知。</text:p>
      <text:p text:style-name="P4">
<text:span text:style-name="T4">
另请阅读：</text:span>
 <text:a xlink:type="simple" xlink:href="https://www.ukrinform.ua/rubric-society/3728428-ukrainskih-ditej-utrimuut-u-57-regionah-rosii-lubinec.html" text:style-name="Internet_20_link" text:visited-style-name="Visited_20_Internet_20_Link">
乌克兰儿童被保留在俄罗斯的57个地区 -  <text:span text:style-name="T4">
 lubin </text:span>
</text:a>
据报道，截至6月19日，人权的Verkhovna Rada专员办公室记录了240起案件，在欧洲国家，社会服务部门选择了与他们在那里的人中选择乌克兰儿童。</text:p>
      <text:p text:style-name="P4">
News Source: <text:a xlink:type="simple" xlink:href="https://www.ukrinform.ua/rubric-society/3728471-kilkist-vilucenih-ukrainskih-ditej-za-kordonom-zmensilasa-do-215-lubinec.html" text:style-name="Internet_20_link" text:visited-style-name="Visited_20_Internet_20_Link">
https://www.ukrinform.ua/rubric-society/3728471-kilkist-vilucenih-ukrainskih-ditej-za-kordonom-zmensilasa-do-215-lubinec.html</text:a>
</text:p>
      <!--NEWS-->
      <text:h text:style-name="P10" text:outline-level="1">
<text:span text:style-name="T4">
明天在乌克兰 -  +28°，有雨水和雷暴</text:span>
</text:h>
      <text:p text:style-name="P4">
作者: Ukrinform (Person)</text:p>
      <text:p text:style-name="P4">
出版商: Укринформ (Organization)</text:p>
      <text:p text:style-name="P4">
出版时间: 2023-06-27T19:04:00+03:00</text:p>
      <text:p text:style-name="P4">
修改时间: 2023-06-27T19:04:00+03:00</text:p>
      <text:p text:style-name="P4">
描述: 在6月28日，在乌克兰，短期降雨，雷暴场所，下午在冰雹和qualles的某些地区，晚上12-17°，下午18-23°，在夜间温度，在东南部东南部的温度区域最多28°。  - 乌克林。</text:p>
      <text:p text:style-name="P4">
图片: ['<text:a xlink:type="simple" xlink:href="https://static.ukrinform.com/photos/2020_07/thumb_files/630_360_1594358046-631.jpg" text:style-name="Internet_20_link" text:visited-style-name="Visited_20_Internet_20_Link">
630_360_15943...</text:a>
']</text:p>
      <text:p text:style-name="P4">
标签: ['Дощ', 'Гроза', 'Спека']</text:p>
      <text:p text:style-name="P4">
类型: Article</text:p>
      <!--METADATA-->
      <text:p text:style-name="P4">
<draw:frame draw:style-name="fr1" draw:name="Image125" text:anchor-type="as-char" svg:width="6.9236in" svg:height="3.956343in" draw:z-index="0">
<draw:image xlink:href="../Images/yкринформ/2023-06-27T19-04-00-03-00/630_360_1594358046-631.jpg" xlink:type="simple" xlink:show="embed" xlink:actuate="onLoad" draw:mime-type="image/jpeg"/>
</draw:frame>
在6月22日，在乌克兰，短期雨水，雷暴，在东南部的某些地区，下午在冰雹和大规模的某些地区，晚上12-17°的温度，下午18-23°，东南部地区至28°。</text:p>
      <text:p text:style-name="P4">
乌克兰形式在乌克兰水文气象学中心报道。</text:p>
      <text:p text:style-name="P4">
“在大多数西部，北部和中部地区的夜晚，下午在乌克兰，短期雨水，雷暴；在下午在冰雹地区的东南部，在冰雹地区和15-20 m/s。下午在15-20 m/c的阵风的西北部。晚上12-17°，南部至20°的温波温要，西部地区8-13°；下午在乌克兰，18-23°，在乌克兰，消息说，东南地区23-28°”。</text:p>
      <text:p text:style-name="P4">
7月28日，在基辅和该地区，短期[下雨]将于7月28日举行(https://www.ukrinform.ua/tag-dos)，在雷暴的下午。 西北风，西部，7-12 m/s。 在首都，晚上的温度为14-16°，下午21-23°，夜晚12-17°，下午18-23°。</text:p>
      <text:p text:style-name="P4">
根据预测，短期雨水，雷暴将于6月29日下午在乌克兰的乌克兰，6月30日，东部北部，东部，雷暴将在东部量身定制的地区降雨； 仅在6月30日晚上，大多数北部和中央地区都没有降水。 西南风，向西北7-12 m/s过渡。</text:p>
      <text:p text:style-name="P4">
<text:span text:style-name="T4">
另请阅读：</text:span>
 <text:a xlink:type="simple" xlink:href="https://www.ukrinform.ua/rubric-world/3724973-torisne-lito-u-evropi-bulo-najteplisim-v-istorii-klimatologi.html" text:style-name="Internet_20_link" text:visited-style-name="Visited_20_Internet_20_Link">
去年在欧洲的夏天是历史上最温暖的夏季</text:a>
晚上11-16°的温度在南部，最高19°； 6月29日，6月29日下午，南部，6月30日在乌克兰，除东和东北外，21-26°。</text:p>
      <text:p text:style-name="P4">
6月29日晚上，下午，在基辅和该地区，预计会下雨，雷暴。 6月30日晚上没有降水，下午有降雨，雷暴。 西南风，向西北7-12 m/s过渡。 在首都，晚上的温度为14-16°； 6月29日，6月3日至20日下午，6月30日24-26°； 晚上11-16°在基辅地区； 6月29日，6月29日至6月29日至6月30日21-26°。</text:p>
      <text:p text:style-name="P4">
预测者不会在7月1日的7月1日预测，仅在西部地区，短期降雨和雷暴。 7月2日，中央地区的西部，日期和摄入量以及中部地区预计将短期降雨； 在其余领土内没有降水。晚上14-20°的温度在海洋海岸高达23°； 下午25-31°，7月1日，在西部以及北部和东部地区22-28°。</text:p>
      <text:p text:style-name="P4">
在7月初的首都地区，只有在7月2日下午，降雨不足，有时是雷暴。 在基辅，晚上15-17°的温度在7月2日至28日至28日至28日至28日至7月1日下午； 晚上14-19°的区域； 7月2日，7月2日，26-31°。</text:p>
      <text:p text:style-name="P4">
News Source: <text:a xlink:type="simple" xlink:href="https://www.ukrinform.ua/rubric-regions/3728472-v-ukraini-zavtra-do-28-z-dosami-i-grozami.html" text:style-name="Internet_20_link" text:visited-style-name="Visited_20_Internet_20_Link">
https://www.ukrinform.ua/rubric-regions/3728472-v-ukraini-zavtra-do-28-z-dosami-i-grozami.html</text:a>
</text:p>
      <!--NEWS-->
      <text:h text:style-name="P10" text:outline-level="1">
<text:span text:style-name="T4">
绝大多数公民认为乌克兰是成功的国家</text:span>
</text:h>
      <text:p text:style-name="P4">
作者: Ukrinform (Person)</text:p>
      <text:p text:style-name="P4">
出版商: Укринформ (Organization)</text:p>
      <text:p text:style-name="P4">
出版时间: 2023-06-27T19:19:00+03:00</text:p>
      <text:p text:style-name="P4">
修改时间: 2023-06-27T19:19:00+03:00</text:p>
      <text:p text:style-name="P4">
描述: 超过80％的乌克兰人认为乌克兰是成功的国家：42％ - 明确地这样，40％ - 而是。  - 乌克林。</text:p>
      <text:p text:style-name="P4">
图片: ['<text:a xlink:type="simple" xlink:href="https://static.ukrinform.com/photos/2022_04/thumb_files/630_360_1650385381-380.jpg" text:style-name="Internet_20_link" text:visited-style-name="Visited_20_Internet_20_Link">
630_360_16503...</text:a>
']</text:p>
      <text:p text:style-name="P4">
标签: ['Армія', 'Економіка', 'Опитування', 'Україна']</text:p>
      <text:p text:style-name="P4">
类型: Article</text:p>
      <!--METADATA-->
      <text:p text:style-name="P4">
<draw:frame draw:style-name="fr1" draw:name="Image126" text:anchor-type="as-char" svg:width="6.9236in" svg:height="3.956343in" draw:z-index="0">
<draw:image xlink:href="../Images/yкринформ/2023-06-27T19-19-00-03-00/630_360_1650385381-380.jpg" xlink:type="simple" xlink:show="embed" xlink:actuate="onLoad" draw:mime-type="image/jpeg"/>
</draw:frame>
超过80％的乌克兰人认为乌克兰是成功的国家：42％ - 明确地，40％ - 更多。</text:p>
      <text:p text:style-name="P4">
这是在研究“战争和整个期间的稳定性：乌克兰人休息的稳定性”期间宣布的。</text:p>
      <text:p text:style-name="P4">
“绝大多数乌克兰人都认为<text:a xlink:type="simple" xlink:href="https://www.ukrinform.ua/tag-ukraina" text:style-name="Internet_20_link" text:visited-style-name="Visited_20_Internet_20_Link">
乌克兰</text:a>
成功的状态：42％ - 独特，40％ - 而是。 这是82％的人，”安蒂波维奇说。</text:p>
      <text:p text:style-name="P4">
同时，有16％的人说乌克兰没有成功：12％不是，4％ - 一点也不。</text:p>
      <text:p text:style-name="P4">
根据乌克兰人的说法，成功国家的主要特征是：强大的军队(56％)，发达的经济(35％)， 法律规则(34％)，社会团结(34％)，公民的社会保护(19％)，国际权威(19％)，现代科学和技术(16％)，政治稳定(16％)， 平等(15％)，强大的民主制度(14％)，民族思想(11％).</text:p>
      <text:p text:style-name="P4">
Також, згідно з результатами опитування, 77% респондентів вважають, щопріоритетними напрямами розвитку держави після війни має бути захист держави:військова промисловість, укріплення кордонів, реформування армії. 70% назвалипріоритетом соціальний захист населення: зростання зарплат/пенсій, доступністьмедицини, матеріальна допомога малозабезпеченим. 44% - інновації в державі:нові технології, енергозбереження, наука освіта.</text:p>
      <text:p text:style-name="P4">
<text:span text:style-name="T4">
Читайте також:</text:span>
 <text:a xlink:type="simple" xlink:href="https://www.ukrinform.ua/rubric-society/3728244-majze-80-ukrainciv-pidtrimuut-zakriti-kordoni-ta-vizovij-rezim-z-rosieu.html" text:style-name="Internet_20_link" text:visited-style-name="Visited_20_Internet_20_Link">
 Майже 80% українців підтримують закриті кордони тавізовий режим з Росією </text:a>
这项研究是由6月6日至11日在CCATI方法的国家稳定和凝聚力平台上进行的社会学集团进行的。(电话采访)在整个模拟的乌克兰人口中，除了临时占领克里米亚和唐巴斯外，还接受了1,200名反驳。</text:p>
      <text:p text:style-name="P4">
News Source: <text:a xlink:type="simple" xlink:href="https://www.ukrinform.ua/rubric-society/3728476-absolutna-bilsist-gromadan-vvazae-ukrainu-uspisnou-derzavou.html" text:style-name="Internet_20_link" text:visited-style-name="Visited_20_Internet_20_Link">
https://www.ukrinform.ua/rubric-society/3728476-absolutna-bilsist-gromadan-vvazae-ukrainu-uspisnou-derzavou.html</text:a>
</text:p>
      <!--NEWS-->
      <text:h text:style-name="P10" text:outline-level="1">
<text:span text:style-name="T4">
财政部的每股收益为UAH 77.6亿</text:span>
</text:h>
      <text:p text:style-name="P4">
作者: Ukrinform (Person)</text:p>
      <text:p text:style-name="P4">
出版商: Укринформ (Organization)</text:p>
      <text:p text:style-name="P4">
出版时间: 2023-06-27T19:20:24+03:00</text:p>
      <text:p text:style-name="P4">
修改时间: 2023-06-27T19:20:24+03:00</text:p>
      <text:p text:style-name="P4">
描述: 6月27日，财政部于6月27日安置国内政府债券（T -Bills）在国家预算中吸引了UAH 77.6亿。  - 乌克林。</text:p>
      <text:p text:style-name="P4">
图片: ['<text:a xlink:type="simple" xlink:href="https://static.ukrinform.com/photos/2019_02/thumb_files/630_360_1550144984-323.jpg" text:style-name="Internet_20_link" text:visited-style-name="Visited_20_Internet_20_Link">
630_360_15501...</text:a>
']</text:p>
      <text:p text:style-name="P4">
标签: ['Аукціон', 'Мінфін', 'Облігації']</text:p>
      <text:p text:style-name="P4">
类型: Article</text:p>
      <!--METADATA-->
      <text:p text:style-name="P4">
<draw:frame draw:style-name="fr1" draw:name="Image127" text:anchor-type="as-char" svg:width="6.9236in" svg:height="3.956343in" draw:z-index="0">
<draw:image xlink:href="../Images/yкринформ/2023-06-27T19-20-24-03-00/630_360_1550144984-323.jpg" xlink:type="simple" xlink:show="embed" xlink:actuate="onLoad" draw:mime-type="image/jpeg"/>
</draw:frame>
财政部于6月27日在安置国内政府贷款债券的拍卖会上(毛巾)它在州预算中吸引了UAH 77.6亿。</text:p>
      <text:p text:style-name="P4">
乌克林福姆(Ukrinform)表示，财政部新闻服务部门在[Facebook]上报告。(https://www.facebook.com/minfin.gov.ua/posts/pfbid0QQDkgHUJMTQKoWGSVMbvvMxQHo9o63o6Atkw6odkbUp927TLGEcAexaRbLtAFyw1l)“今天，财政部已再次拍卖政府债券(毛巾)并吸引了77.6亿UAH，”  - 消息读到。</text:p>
      <text:p text:style-name="P4">
财政部向投资者提供了TPP的Hryvnia债券：UAH 7.26亿，UAH 18.3％； UAH 23.1亿，占19.3％，UAH 1.974亿，占19.75％。 此外，还提供了7500万美元的T票。 低于4.74％。</text:p>
      <text:p text:style-name="P4">
<text:span text:style-name="T4">
另请阅读：</text:span>
 <text:a xlink:type="simple" xlink:href="https://www.ukrinform.ua/rubric-economy/3723289-ukraina-cogoric-otrimala-20-milardiv-miznarodnoi-dopomogi-nbu.html" text:style-name="Internet_20_link" text:visited-style-name="Visited_20_Internet_20_Link">
乌克兰今年已获得200亿美元的国际援助-NBU</text:a>
据乌克林福姆报道，与俄罗斯的侵略有关，乌克兰政府一直是对军事债券的逐步发行的决定，其金额高达4000亿。 <text:a xlink:type="simple" xlink:href="https://www.ukrinform.ua/tag-minfin" text:style-name="Internet_20_link" text:visited-style-name="Visited_20_Internet_20_Link">
财政部</text:a>
从2022年3月1日开始，每周二进行一次政府债券的销售拍卖。 根据乌克兰丹尼斯·施密尔(Denis Shmigal)总理的说法，去年接收到几乎6000亿乌阿，牺牲了军事债券的问题。</text:p>
      <text:p text:style-name="P4">
News Source: <text:a xlink:type="simple" xlink:href="https://www.ukrinform.ua/rubric-economy/3728477-minfin-rozmistiv-ovdp-na-776-milarda-griven.html" text:style-name="Internet_20_link" text:visited-style-name="Visited_20_Internet_20_Link">
https://www.ukrinform.ua/rubric-economy/3728477-minfin-rozmistiv-ovdp-na-776-milarda-griven.html</text:a>
</text:p>
      <!--NEWS-->
      <text:h text:style-name="P10" text:outline-level="1">
<text:span text:style-name="T4">
乌克兰二重奏赢得了欧洲奥运会的“银牌”，跳入水中</text:span>
</text:h>
      <text:p text:style-name="P4">
作者: Ukrinform (Person)</text:p>
      <text:p text:style-name="P4">
出版商: Укринформ (Organization)</text:p>
      <text:p text:style-name="P4">
出版时间: 2023-06-27T19:38:00+03:00</text:p>
      <text:p text:style-name="P4">
修改时间: 2023-06-27T19:38:00+03:00</text:p>
      <text:p text:style-name="P4">
描述: 在荣誉基座的第二位，肯尼亚·贝洛（Ksenia Baylo）和索菲亚·埃斯曼（Sophia Esman）的乌克兰人今天参加了在波兰III欧洲奥运会上跳入水中的比赛。  - 乌克林。</text:p>
      <text:p text:style-name="P4">
图片: ['<text:a xlink:type="simple" xlink:href="https://static.ukrinform.com/photos/2023_06/thumb_files/630_360_1687883860-523.jpg" text:style-name="Internet_20_link" text:visited-style-name="Visited_20_Internet_20_Link">
630_360_16878...</text:a>
']</text:p>
      <text:p text:style-name="P4">
标签: ['Спорт', 'Стрибки у воду', 'Європейські ігри']</text:p>
      <text:p text:style-name="P4">
类型: Article</text:p>
      <!--METADATA-->
      <text:p text:style-name="P4">
<draw:frame draw:style-name="fr1" draw:name="Image128" text:anchor-type="as-char" svg:width="6.9236in" svg:height="3.956343in" draw:z-index="0">
<draw:image xlink:href="../Images/yкринформ/2023-06-27T19-38-00-03-00/630_360_1687883860-523.jpg" xlink:type="simple" xlink:show="embed" xlink:actuate="onLoad" draw:mime-type="image/jpeg"/>
</draw:frame>
在荣誉基座的朋友中，Ksenia Baylo的乌克兰人和索菲亚·埃斯曼(Sophia Esman)在波兰的III欧洲奥运会上跳入水中的比赛已经出现。</text:p>
      <text:p text:style-name="P4">
作为报告<text:a xlink:type="simple" xlink:href="https://noc-ukr.org/news/23809/" text:style-name="Internet_20_link" text:visited-style-name="Visited_20_Internet_20_Link">
新闻服务</text:a>
乌克兰国家奥林匹克委员会(诺)，年轻的乌克兰人以274.68的价格赢得了永久性跳跃的“银色”，让位于德国Elena和Kristini Maria Vassen的姐妹们。(297,20)，报道乌克林福姆。</text:p>
      <text:p text:style-name="P4">
铜牌获得者成为西班牙的代表(261,48).</text:p>
      <text:p text:style-name="P4">
Як зазначається, для 18-річної Ксенії Байло це вже третя нагорода наІграх-2023 після «золота» в командній першості та міксті на вишці з КірілломБолюхом. А 15-річна дебютантка Соф'я Есман вперше зійшла на п’єдестал цихзмагань, які до того ж мають статус чемпіонату Європи.</text:p>
      <text:p text:style-name="P4">
<text:span text:style-name="T4">
Читайте також:</text:span>
 <text:a xlink:type="simple" xlink:href="https://www.ukrinform.ua/rubric-sports/3728319-na-evropejskih-igrah2023-cest-ukraini-zahisaut-85-armijskih-sportsmeniv.html" text:style-name="Internet_20_link" text:visited-style-name="Visited_20_Internet_20_Link">
 На Європейських іграх-2023 честь України захищають 85армійських спортсменів </text:a>
总的来说，在乌克兰国家队的小猪银行中，在III欧洲奥运会上，来自跳投的四个纳哥罗德赛，竞争计划明天结束。</text:p>
      <text:p text:style-name="P4">
照片：乌克兰潜水联合会。</text:p>
      <text:p text:style-name="P4">
News Source: <text:a xlink:type="simple" xlink:href="https://www.ukrinform.ua/rubric-sports/3728480-ukrainskij-duet-vigrav-sriblo-evropejskih-igor-u-stribkah-u-vodu.html" text:style-name="Internet_20_link" text:visited-style-name="Visited_20_Internet_20_Link">
https://www.ukrinform.ua/rubric-sports/3728480-ukrainskij-duet-vigrav-sriblo-evropejskih-igor-u-stribkah-u-vodu.html</text:a>
</text:p>
      <!--NEWS-->
      <text:h text:style-name="P10" text:outline-level="1">
<text:span text:style-name="T4">
在三个“热”火路上 - 每天超过10场战斗冲突</text:span>
</text:h>
      <text:p text:style-name="P4">
作者: Ukrinform (Person)</text:p>
      <text:p text:style-name="P4">
出版商: Укринформ (Organization)</text:p>
      <text:p text:style-name="P4">
出版时间: 2023-06-27T19:39:06+03:00</text:p>
      <text:p text:style-name="P4">
修改时间: 2023-06-27T19:39:06+03:00</text:p>
      <text:p text:style-name="P4">
描述: 在利曼，巴赫穆特和马林斯克发生了10多次战斗冲突。  - 乌克林。</text:p>
      <text:p text:style-name="P4">
图片: ['<text:a xlink:type="simple" xlink:href="https://static.ukrinform.com/photos/2022_05/thumb_files/630_360_1653879932-671.jpg" text:style-name="Internet_20_link" text:visited-style-name="Visited_20_Internet_20_Link">
630_360_16538...</text:a>
']</text:p>
      <text:p text:style-name="P4">
标签: ['Генштаб', 'Обстріл', 'Війна з Росією']</text:p>
      <text:p text:style-name="P4">
类型: Article</text:p>
      <!--METADATA-->
      <text:p text:style-name="P4">
<draw:frame draw:style-name="fr1" draw:name="Image129" text:anchor-type="as-char" svg:width="6.9236in" svg:height="3.956343in" draw:z-index="0">
<draw:image xlink:href="../Images/yкринформ/2023-06-27T19-39-06-03-00/630_360_1653879932-671.jpg" xlink:type="simple" xlink:show="embed" xlink:actuate="onLoad" draw:mime-type="image/jpeg"/>
</draw:frame>
Nalimansk，Bakhmut和Marinsky的指示发生在第10天的战斗冲突中。</text:p>
      <text:p text:style-name="P4">
根据乌克林福姆的说法，乌克兰武装部队的总参谋部在[Facebook]上报道(https://www.facebook.com/GeneralStaff.ua/posts/pfbid0WAJ2gFCtEgS6nDXK3nehwwad81HuQZv4MVcUbMpxycMm3csyZHXxQbG1qbYxoysCl).</text:p>
      <text:p text:style-name="P4">
“Противник зосереджує основні зусилля на Лиманському, Бахмутському таМар’їнському напрямках - протягом доби відбулось понад 10 бойових зіткнень”, -ідеться в повідомленні.</text:p>
      <text:p text:style-name="P4">
В Генштабі зазначили, що протягом доби російські загарбники завдали ударукрилатою ракетою Х-22 по дачному кооперативу у Кременчуцькому районіПолтавської області. Крім того, ворог завдав 20 авіаційних ударів та здійснивпонад 20 обстрілів з реактивних систем залпового вогню по позиціях українськихвійськ та населених пунктах.</text:p>
      <text:p text:style-name="P4">
<text:span text:style-name="T4">
Читайте також:</text:span>
 <text:a xlink:type="simple" xlink:href="https://www.ukrinform.ua/rubric-ato/3728383-na-zaporizzi-vorog-zavdav-udaru-po-orihovu-e-poraneni-i-zagibli.html" text:style-name="Internet_20_link" text:visited-style-name="Visited_20_Internet_20_Link">
 На Запоріжжі ворог завдав удару по Оріхову, є загиблі йпоранені </text:a>
平民中有杀害和受伤，平民基础设施，高层建筑和数十座私人住宅建筑的破坏和损害。</text:p>
      <text:p text:style-name="P4">
整个乌克兰的火箭和航空罢工的可能性很高。</text:p>
      <text:p text:style-name="P4">
总参谋部的说法，在沃尔森(Volyn)和波利斯(Polissya)的运营生产方向上没有发生重大变化。 未检测到进攻群体形成的迹象。</text:p>
      <text:p text:style-name="P4">
在Siversky和Slobozhansky的指示中，俄罗斯军队保留了军事存在。 俄罗斯人对20个定居点进行了迫击炮和炮击，特别是Chernihiv地区的Timonovich Zarechchya； 中等佛，粉末，摄影，Sumy地区的更大的Pisarivka。 此外，俄罗斯人向UDI，Cossack Lopan和Red First Nakarkiv地区开火。</text:p>
      <text:p text:style-name="P4">
在炮兵和迫击炮的库皮斯克方向<text:a xlink:type="simple" xlink:href="https://www.ukrinform.ua/tag-obstril" text:style-name="Internet_20_link" text:visited-style-name="Visited_20_Internet_20_Link">
炮击</text:a>
已经经历了20多个定居点。</text:p>
      <text:p text:style-name="P4">
<text:span text:style-name="T4">
另请阅读：</text:span>
 <text:a xlink:type="simple" xlink:href="https://www.ukrinform.ua/rubric-ato/3728322-rosiani-namagautsa-zavaditi-prosuvannu-sil-oboroni-na-melitopolskomu-ta-berdanskomu-napramkah.html" text:style-name="Internet_20_link" text:visited-style-name="Visited_20_Internet_20_Link">
俄罗斯人试图干扰国防军半日乌克兰的促进</text:a>
</text:p>
      <text:p text:style-name="P4">
在巴赫穆特(Bakhmut)的方向上，俄罗斯人试图恢复伊万诺沃(Ivanovo)东南方向的地位不成功。</text:p>
      <text:p text:style-name="P4">
敌人的炮弹炮击受伤了15多个居住的中心。 其中包括Vasyukivka，Markove，Chrome，Yar，Ivanivske，Pazarivka和Southern Donetsk地区。</text:p>
      <text:p text:style-name="P4">
在Avdeevsky的方向上，敌人在Avdiivka地区袭击了航空。大炮炮击20多个定居点。 俄罗斯军队解雇了陶瓷，诺沃卡利诺诺沃，阿夫迪夫卡，尤斯诺布罗迪卡，普尔沃马斯科，内维斯基·顿涅茨克地区。</text:p>
      <text:p text:style-name="P4">
在马林斯基(Mariinsky)的方向上，敌人在马林卡(Marinka)地区进行了进攻行动，没有成功。 俄罗斯人还遭受了在Marinka Takrasnohivka附近的航空罢工袭击。 此外，他们在10个以上的绘画点上进行了炮弹。 艾列卡(Illinka)和顿涅茨克(Donetsk)地区的胜利遭到了抨击。</text:p>
      <text:p text:style-name="P4">
在矿物方向上，俄罗斯人在里夫诺皮尔村进行了不成功的进攻行动。 Storozhevo Donetsk地区地区的航空爆炸遭到袭击。 还解雇了15多个定居点。 中间 -  Katerynivka，Elizabeth，Bogoyavlenka，Blessed，Coal，Prychistivka，Donetsk地区的Golden Niva。</text:p>
      <text:p text:style-name="P4">
<text:span text:style-name="T4">
另请阅读：</text:span>
 [在Bakhmut方向上，数百人被数百人淘汰(https://www.ukrinform.ua/rubric-ato/3728283-na-bahmutskomu-napramku-likviduvali-se-sotnu-zagarbnikiv-9-vagnerivciv-uzali-v-polon-cerevatij.html)在Zaporizhzhya和Kherson的指示中，俄罗斯军队集中了基本努力，以防止促进乌克兰国防军。 在Zaporizhhya地区Orikhov和Novodanylivka地区的中风的敌人。炮击超过40个定居点。 受害者，Olgivske，Poltavka，Malynivka，Magic，Mala Tokmachka，变形，Orikhiv，Pavlovka，Zaporizhzhya地区； 金色的光束，达尚，卡赫卡里夫卡，维塞尔，安东尼夫卡，赫尔森，贝洛泽卡，dniprovske，kizomisherson地区和尼古拉夫地区的奥查科夫。</text:p>
      <text:p text:style-name="P4">
通过继续武装侵略，俄罗斯军队每天遭受损失。 幼儿园的完成，转变为入侵者的野外医院，该医院在赫尔森地区的诺维奥米卡利夫卡(Novomikhailivka)被交付了约50名俄罗斯人。总参谋部报告说，国防军航空每天都造成了12次人格人员和四名防空导弹复合部队。</text:p>
      <text:p text:style-name="P4">
<text:span text:style-name="T4">
另请阅读：</text:span>
 <text:a xlink:type="simple" xlink:href="https://www.ukrinform.ua/rubric-ato/3728322-rosiani-namagautsa-zavaditi-prosuvannu-sil-oboroni-na-melitopolskomu-ta-berdanskomu-napramkah.html" text:style-name="Internet_20_link" text:visited-style-name="Visited_20_Internet_20_Link">
俄罗斯人试图干扰国防军半日乌克兰的促进</text:a>
导弹和​​炮兵部队袭击了一个行政点，两名Bukrodi防空导弹系统以及四个生命，武器和敌方军事装备。</text:p>
      <text:p text:style-name="P4">
正如乌克林福姆报道的<text:a xlink:type="simple" xlink:href="https://www.ukrinform.ua/rubric-ato/3728117-ukrainski-voini-za-dobu-znisili-majze-590-rosijskih-zagarbnikiv.html" text:style-name="Internet_20_link" text:visited-style-name="Visited_20_Internet_20_Link">
乌克兰国防军</text:a>
从2022年2月24日到2023年6月27日，过去一天，约有226,000170俄罗斯入侵者和另外590人。</text:p>
      <text:p text:style-name="P4">
News Source: <text:a xlink:type="simple" xlink:href="https://www.ukrinform.ua/rubric-ato/3728481-na-troh-garacih-napramkah-frontu-ponad-10-bojovih-zitknen-za-dobu.html" text:style-name="Internet_20_link" text:visited-style-name="Visited_20_Internet_20_Link">
https://www.ukrinform.ua/rubric-ato/3728481-na-troh-garacih-napramkah-frontu-ponad-10-bojovih-zitknen-za-dobu.html</text:a>
</text:p>
      <!--NEWS-->
      <text:h text:style-name="P10" text:outline-level="1">
<text:span text:style-name="T4">
在赫尔森地区，又有五个虔诚的村庄与电源相连</text:span>
</text:h>
      <text:p text:style-name="P4">
作者: Ukrinform (Person)</text:p>
      <text:p text:style-name="P4">
出版商: Укринформ (Organization)</text:p>
      <text:p text:style-name="P4">
出版时间: 2023-06-27T19:47:00+03:00</text:p>
      <text:p text:style-name="P4">
修改时间: 2023-06-27T19:47:00+03:00</text:p>
      <text:p text:style-name="P4">
描述: 今天，6月27日，在赫尔森地区，该地区的五个定居点与能源供应有关。</text:p>
      <ul>
        <li>
I的，。: </li>
      </ul>
      <text:p text:style-name="P4">
图片: ['<text:a xlink:type="simple" xlink:href="https://static.ukrinform.com/photos/2018_09/thumb_files/630_360_1536566329-8824.jpg" text:style-name="Internet_20_link" text:visited-style-name="Visited_20_Internet_20_Link">
630_360_15365...</text:a>
']</text:p>
      <text:p text:style-name="P4">
标签: ['Деокупація', 'Електроенергія', 'Херсонщина']</text:p>
      <text:p text:style-name="P4">
类型: Article</text:p>
      <!--METADATA-->
      <text:p text:style-name="P4">
<draw:frame draw:style-name="fr1" draw:name="Image130" text:anchor-type="as-char" svg:width="6.9236in" svg:height="3.956343in" draw:z-index="0">
<draw:image xlink:href="../Images/yкринформ/2023-06-27T19-47-00-03-00/630_360_1536566329-8824.jpg" xlink:type="simple" xlink:show="embed" xlink:actuate="onLoad" draw:mime-type="image/jpeg"/>
</draw:frame>
今天6月27日，乌赫森地区与该地区的五个沉积定居点联系了能源供应。</text:p>
      <text:p text:style-name="P4">
在[电报]中的视频地址中有关它(https://t.me/olexandrprokudin/796)乌克林福姆报道说，赫尔森地区军事管理局负责人亚历山大·普罗普丁(Alexander Proprokudin)报道。</text:p>
      <text:p text:style-name="P4">
“多亏了我们能量的每日不懈的工作，[赫森地区]的五个定居点已连接到该网络两个月。(https://www.ukrinform.ua/tag-hersonsina)。 从今天开始，一根襟翼 - 诺沃斯，草原，红色Yar，Sukhanov，富人，”该地区说。</text:p>
      <text:p text:style-name="P4">
他指出，明天可以将电压提交到收获TA磁带的定居点，紧急恢复工作正在进行中。</text:p>
      <text:p text:style-name="P4">
Prokudin感谢所有帮助恢复Kherson地区的Electropolis的专家。</text:p>
      <text:p text:style-name="P4">
<text:span text:style-name="T4">
另请阅读：</text:span>
 <text:a xlink:type="simple" xlink:href="https://www.ukrinform.ua/rubric-economy/3728266-v-ukraini-nemae-deficitu-elektroenergii-minenergo.html" text:style-name="Internet_20_link" text:visited-style-name="Visited_20_Internet_20_Link">
没有赤字<text:span text:style-name="T4">
电力</text:span>
 \  - 能源部</text:a>
据报道，赫森地区不断炮击俄罗斯军队。 最后一天，入侵者进行了55次炮击(释放了264壳)在该地区，他们在赫尔森(Kherson)-4炮击(14个壳).</text:p>
      <text:p text:style-name="P4">
News Source: <text:a xlink:type="simple" xlink:href="https://www.ukrinform.ua/rubric-vidbudova/3728482-na-hersonsini-do-energopostacanna-pidklucili-se-pat-deokupovanih-sil.html" text:style-name="Internet_20_link" text:visited-style-name="Visited_20_Internet_20_Link">
https://www.ukrinform.ua/rubric-vidbudova/3728482-na-hersonsini-do-energopostacanna-pidklucili-se-pat-deokupovanih-sil.html</text:a>
</text:p>
      <!--NEWS-->
      <text:h text:style-name="P10" text:outline-level="1">
<text:span text:style-name="T4">
在白俄罗斯的乌克兰儿童是在全面战争开始之前被带走的 - 专家</text:span>
</text:h>
      <text:p text:style-name="P4">
作者: Ukrinform (Person)</text:p>
      <text:p text:style-name="P4">
出版商: Укринформ (Organization)</text:p>
      <text:p text:style-name="P4">
出版时间: 2023-06-27T19:50:59+03:00</text:p>
      <text:p text:style-name="P4">
修改时间: 2023-06-27T19:50:59+03:00</text:p>
      <text:p text:style-name="P4">
描述: 在与俄罗斯联邦进行全面战争之前，乌克兰儿童开始被带到白俄罗斯的领土。  - 乌克林。</text:p>
      <text:p text:style-name="P4">
图片: ['<text:a xlink:type="simple" xlink:href="https://static.ukrinform.com/photos/2023_06/thumb_files/630_360_1687883285-119.jpg" text:style-name="Internet_20_link" text:visited-style-name="Visited_20_Internet_20_Link">
630_360_16878...</text:a>
', '<text:a xlink:type="simple" xlink:href="https://static.ukrinform.com/photos/2023_06/1687883286-425.jpg" text:style-name="Internet_20_link" text:visited-style-name="Visited_20_Internet_20_Link">
1687883286-42...</text:a>
']</text:p>
      <text:p text:style-name="P4">
标签: ['Білорусь', 'Депортація', 'Діти', 'Омбудсмен', 'Права людини']</text:p>
      <text:p text:style-name="P4">
类型: Article</text:p>
      <!--METADATA-->
      <text:p text:style-name="P4">
<draw:frame draw:style-name="fr1" draw:name="Image131" text:anchor-type="as-char" svg:width="6.9236in" svg:height="3.956343in" draw:z-index="0">
<draw:image xlink:href="../Images/yкринформ/2023-06-27T19-50-59-03-00/630_360_1687883285-119.jpg" xlink:type="simple" xlink:show="embed" xlink:actuate="onLoad" draw:mime-type="image/jpeg"/>
</draw:frame>
乌克兰儿童从俄罗斯联邦开始联邦战争开始之前被出口到白俄罗斯的大事。</text:p>
      <text:p text:style-name="P4">
这是在乌克兰Verkhovna Rada专员和人权的特别报告中的特别报告中。 在乌克兰人权中心Katerynarashevskaya地区的律师Katerynarashevskaya中心，乌克兰式通讯员报告说，侵犯了乌克兰和俄罗斯临时种植领土上乌克兰儿童的权利：驱逐出境，军事化，灌输。</text:p>
      <text:p text:style-name="P4">
<draw:frame draw:style-name="fr1" draw:name="Image132" text:anchor-type="as-char" svg:width="6.9236in" svg:height="4.615733in" draw:z-index="0">
<draw:image xlink:href="../Images/yкринформ/2023-06-27T19-50-59-03-00/1687883286-425.jpg" xlink:type="simple" xlink:show="embed" xlink:actuate="onLoad" draw:mime-type="image/jpeg"/>
</draw:frame>
“在白俄罗斯乌克兰<text:a xlink:type="simple" xlink:href="https://www.ukrinform.ua/tag-diti" text:style-name="Internet_20_link" text:visited-style-name="Visited_20_Internet_20_Link">
儿童</text:a>
依次(开始 -  ed。)在开始全尺度干扰之前取出。 最初，这些是带有SO的“ DNR”和“ LNR”的孩子。 我们目前正在管理(那里 -  ed。)来自Zaporizhzhya地区的孩子，来自该地区的地区以及来自Kherson地区的孩子。 它是(变化 -  ed。)至少有4个被剥夺其的机构(俄语 -  ed。)Rashevskaya说：“医学心理心理学和教学生物学”。</text:p>
      <text:p text:style-name="P4">
律师分别告知(安装 -  ed。)犯罪是种族灭绝的，什么时候将乌克兰儿童转移到俄罗斯家庭。</text:p>
      <text:p text:style-name="P4">
<text:span text:style-name="T4">
另请阅读：</text:span>
 <text:a xlink:type="simple" xlink:href="https://www.ukrinform.ua/rubric-society/3728428-ukrainskih-ditej-utrimuut-u-57-regionah-rosii-lubinec.html" text:style-name="Internet_20_link" text:visited-style-name="Visited_20_Internet_20_Link">
乌克兰儿童留在57个俄罗斯地区 - 卢宾</text:a>
“这对这种犯罪的发生并不重要。 以及俄罗斯联邦的任何领导人都证明是合理的(这是ED。)这是一个不合理的，监护权或临时监护权...无论如何称呼，它仍然可以解释为犯罪(不是以口头或书面建议形式的行为，而是直接通过可以得出这种意图的行为。)”， -  Rashevskaya说。</text:p>
      <text:p text:style-name="P4">
ZMINA权利中心Onisiya Sinyuk的法律分析指出，计划在俄罗斯联邦公民家庭中定性地安置乌克兰儿童的所有行动，并积极从事俄罗斯人。[] [] <text:a xlink:type="simple" xlink:href="Images/yкринформ/2023-06-27T19-50-59-03-00/1687883286-534.jpg" text:style-name="Internet_20_link" text:visited-style-name="Visited_20_Internet_20_Link">
</text:a>
</text:p>
      <text:p text:style-name="P4">
<text:span text:style-name="T4">
另请阅读：</text:span>
 <text:a xlink:type="simple" xlink:href="https://www.ukrinform.ua/rubric-society/3716771-rosia-deportuvala-ponad-45-tisaci-sirit-i-ditej-bez-batkivskogo-pikluvanna-veresuk.html" text:style-name="Internet_20_link" text:visited-style-name="Visited_20_Internet_20_Link">
俄罗斯被驱逐出贝兹巴特科夫斯基护理的450多个孤儿和儿童 -  vereshchuk</text:a>
申诉专员认为，俄罗斯人只能因为头衔，首先是国际压力而被迫返回我们的孩子。</text:p>
      <text:p text:style-name="P4">
“请注意 - 在发出2订单逮捕订单后，儿童返回的增加发生了(俄罗斯总统弗拉基米尔·普京(Vladimir Putin)和俄罗斯儿童监察员玛丽亚·利维夫·贝洛娃(Maria Lviv-Belova-Ed)。). Тож ордери на арешт МКСможливо трактувати як додатковий тиск на російську сторону”, - зазначивУповноважений із прав людини.</text:p>
      <text:p text:style-name="P4">
Як повідомлялося, 24 травня в Офісі генпрокурора заявили, що Україна розслідуєймовірну роль Білорусі в примусовому переміщенні українських дітей ізтимчасово захоплених РФ територій.</text:p>
      <text:p text:style-name="P4">
News Source: <text:a xlink:type="simple" xlink:href="https://www.ukrinform.ua/rubric-society/3728483-u-bilorus-ukrainskih-ditej-vivozili-se-do-pocatku-povnomasstabnoi-vijni-ekspertka.html" text:style-name="Internet_20_link" text:visited-style-name="Visited_20_Internet_20_Link">
https://www.ukrinform.ua/rubric-society/3728483-u-bilorus-ukrainskih-ditej-vivozili-se-do-pocatku-povnomasstabnoi-vijni-ekspertka.html</text:a>
</text:p>
      <!--NEWS-->
      <text:h text:style-name="P10" text:outline-level="1">
<text:span text:style-name="T4">
自今年年初以来，捷克共和国已转移了76个BMP和24个坦克</text:span>
</text:h>
      <text:p text:style-name="P4">
作者: Ukrinform (Person)</text:p>
      <text:p text:style-name="P4">
出版商: Укринформ (Organization)</text:p>
      <text:p text:style-name="P4">
出版时间: 2023-06-27T19:51:00+03:00</text:p>
      <text:p text:style-name="P4">
修改时间: 2023-06-27T19:51:00+03:00</text:p>
      <text:p text:style-name="P4">
描述: 在1月至5月期间，捷克共和国将24个坦克，76辆步兵战车和645枚反坦克导弹转移到了乌克兰。  - 乌克林。</text:p>
      <text:p text:style-name="P4">
图片: ['<text:a xlink:type="simple" xlink:href="https://static.ukrinform.com/photos/2021_11/thumb_files/630_360_1638096594-186.jpg" text:style-name="Internet_20_link" text:visited-style-name="Visited_20_Internet_20_Link">
630_360_16380...</text:a>
']</text:p>
      <text:p text:style-name="P4">
标签: ['Чехія', 'Зброя', 'Війна з Росією']</text:p>
      <text:p text:style-name="P4">
类型: Article</text:p>
      <!--METADATA-->
      <text:p text:style-name="P4">
<draw:frame draw:style-name="fr1" draw:name="Image134" text:anchor-type="as-char" svg:width="6.9236in" svg:height="3.956343in" draw:z-index="0">
<draw:image xlink:href="../Images/yкринформ/2023-06-27T19-51-00-03-00/630_360_1638096594-186.jpg" xlink:type="simple" xlink:show="embed" xlink:actuate="onLoad" draw:mime-type="image/jpeg"/>
</draw:frame>
捷克共和国1月至5月已转移到乌克兰24辆坦克，76辆步兵战车和645枚反坦克导弹。</text:p>
      <text:p text:style-name="P4">
捷克总理彼得·菲拉(Petr Fila)报道了这一点。(https://ruski.radio.cz/s-yanvarya-po-may-chehiya-peredala-ukraine-24-tanka-76-boevyh-mashin-pehoty-i-8787143)。</text:p>
      <text:p text:style-name="P4">
“从1月到5月，捷克共和国已将24个坦克，76步兵和645艘反坦克导弹交给乌克兰。(ptkr)”， - 证词阅读。</text:p>
      <text:p text:style-name="P4">
值得注意的是，在今年的头五个月中，捷克共和国还为乌克兰提供了5.7万辆防空系统的特殊车辆。 炮弹和144架反喷射装置。 此外，还提供了其他军事设备，设备，备件，辐射燃料，化学和生物保护。</text:p>
      <text:p text:style-name="P4">
*!(https://www.ukrinform.ua/rubric-ato/3728262-senatori-ssa-zaklikali-nadati-ukraini-batareu-zaliznogo-kupola.html)据总理称，捷克政府还协调了乌克兰数百个重型军事设备的武装供应，或与外国伙伴合作。</text:p>
      <text:p text:style-name="P4">
反过来，捷克国防部长Yana Chernokhov报告说，该国的战斗储备可以提供给乌克兰，该声明正定期评估这些机会。</text:p>
      <text:p text:style-name="P4">
<text:span text:style-name="T4">
另请阅读：</text:span>
 [<text:span text:style-name="T4">
捷克共和国</text:span>
计划为乌克兰提供人道主义援助，以20-25万欧元的义务]](https://www.ukrinform.ua/rubric-society/3726302-cehia-planue-cogoric-nadati-ukraini-gumanitarnoi-dopomogi-na-2025-miljoniv.html)据乌克林福姆报道，布拉格今年计划为20-2500万欧元提供人道主义援助。</text:p>
      <text:p text:style-name="P4">
照片：Deník/Zbynx</text:p>
      <text:p text:style-name="P4">
News Source: <text:a xlink:type="simple" xlink:href="https://www.ukrinform.ua/rubric-ato/3728366-cehia-z-pocatku-roku-peredala-ukraini-76-bmp-ta-24-tanki.html" text:style-name="Internet_20_link" text:visited-style-name="Visited_20_Internet_20_Link">
https://www.ukrinform.ua/rubric-ato/3728366-cehia-z-pocatku-roku-peredala-ukraini-76-bmp-ta-24-tanki.html</text:a>
</text:p>
      <!--NEWS-->
      <text:h text:style-name="P10" text:outline-level="1">
<text:span text:style-name="T4">
Zelensky在正面：今天我们也有一个前进的动作</text:span>
</text:h>
      <text:p text:style-name="P4">
作者: Ukrinform (Person)</text:p>
      <text:p text:style-name="P4">
出版商: Укринформ (Organization)</text:p>
      <text:p text:style-name="P4">
出版时间: 2023-06-27T19:57:00+03:00</text:p>
      <text:p text:style-name="P4">
修改时间: 2023-06-27T23:57:00+03:00</text:p>
      <text:p text:style-name="P4">
描述: 乌克兰军人在周二的各个方向上也进行了前进的行动。  - 乌克林。</text:p>
      <text:p text:style-name="P4">
图片: ['<text:a xlink:type="simple" xlink:href="https://static.ukrinform.com/photos/2023_06/thumb_files/630_360_1686973159-410.jpg" text:style-name="Internet_20_link" text:visited-style-name="Visited_20_Internet_20_Link">
630_360_16869...</text:a>
']</text:p>
      <text:p text:style-name="P4">
标签: ['Зеленський', 'Війна з Росією', 'Контрнаступ']</text:p>
      <text:p text:style-name="P4">
类型: Article</text:p>
      <!--METADATA-->
      <text:p text:style-name="P4">
<draw:frame draw:style-name="fr1" draw:name="Image135" text:anchor-type="as-char" svg:width="6.9236in" svg:height="3.956343in" draw:z-index="0">
<draw:image xlink:href="../Images/yкринформ/2023-06-27T19-57-00-03-00/630_360_1686973159-410.jpg" xlink:type="simple" xlink:show="embed" xlink:actuate="onLoad" draw:mime-type="image/jpeg"/>
</draw:frame>
乌克兰军人周二也在各个方向都进行了前进的行动，并且会采取进攻行动。</text:p>
      <text:p text:style-name="P4">
总统洛迪米尔·泽伦斯基(Lodimir Zelensky)在晚上说<text:a xlink:type="simple" xlink:href="https://www.ukrinform.ua/rubric-ato/3728550-kozen-proav-teroru-dovodit-so-rf-zaslugovue-lise-na-porazku-j-tribunal-zelenskij.html" text:style-name="Internet_20_link" text:visited-style-name="Visited_20_Internet_20_Link">
视频消息</text:a>
，报道乌克林福姆。</text:p>
      <text:p text:style-name="P4">
“今天，我们也有一个前进的动作!在我们领导下一个领导的所有领域。 谢谢你，战士!今天，我们在俄罗斯拍摄的反映方面取得了重要成果。 我非常感谢您!”  - 国家元首。</text:p>
      <text:p text:style-name="P4">
<text:span text:style-name="T4">
另请阅读：</text:span>
 <text:span text:style-name="T4">
 <text:a xlink:type="simple" xlink:href="https://www.ukrinform.ua/rubric-polytics/3728559-zelenskij-proviv-naradu-sodo-samitu-nato.html" text:style-name="Internet_20_link" text:visited-style-name="Visited_20_Internet_20_Link">
Zelensky在北约峰会举行了一次会议</text:a>
</text:span>
</text:p>
      <text:p text:style-name="P4">
总统指出，“光荣”的第三个单独的风暴旅，一个“强大”的第28机械大队，一个“英雄”的第54个独立机械大队和一个“酷”的第57步兵旅。</text:p>
      <text:p text:style-name="P4">
“我感谢大家，勇士!做得好!谢谢您为拯救乌克兰人的标志性拯救的每一个被摧毁的占领者!”  - 强调Zelensky。</text:p>
      <text:p text:style-name="P4">
<text:span text:style-name="T4">
另请阅读：</text:span>
 <text:span text:style-name="T4">
 [恐怖的每一次表现都证明俄罗斯联邦仅应有中风和法庭 -  Zelensky]](https://www.ukrinform.ua/rubric-ato/3728550-kozen-proav-teroru-dovodit-so-rf-zaslugovue-lise-na-porazku-j-tribunal-zelenskij.html)</text:span>
</text:p>
      <text:p text:style-name="P4">
据武装部队总参谋部称，在乌克兰武装部队的总参谋部期间发生了10多次战斗冲突。</text:p>
      <text:p text:style-name="P4">
News Source: <text:a xlink:type="simple" xlink:href="https://www.ukrinform.ua/rubric-ato/3728564-zelenskij-pro-front-sogodni-u-nas-tez-e-ruh-upered.html" text:style-name="Internet_20_link" text:visited-style-name="Visited_20_Internet_20_Link">
https://www.ukrinform.ua/rubric-ato/3728564-zelenskij-pro-front-sogodni-u-nas-tez-e-ruh-upered.html</text:a>
</text:p>
      <!--NEWS-->
      <text:h text:style-name="P10" text:outline-level="1">
<text:span text:style-name="T4">
由于Kramatorsk开火而受伤的人数增加到42-国家警察</text:span>
</text:h>
      <text:p text:style-name="P4">
作者: Ukrinform (Person)</text:p>
      <text:p text:style-name="P4">
出版商: Укринформ (Organization)</text:p>
      <text:p text:style-name="P4">
出版时间: 2023-06-27T1:18:00+03:00</text:p>
      <text:p text:style-name="P4">
修改时间: 2023-06-27T22:18:00+03:00</text:p>
      <text:p text:style-name="P4">
描述: 在Kramatorsk，包括一个孩子在内的俄罗斯炮击中有三人被杀，另有42人受伤。  - 乌克林。</text:p>
      <text:p text:style-name="P4">
图片: ['<text:a xlink:type="simple" xlink:href="https://static.ukrinform.com/photos/2023_06/thumb_files/630_360_1687892404-142.jpg" text:style-name="Internet_20_link" text:visited-style-name="Visited_20_Internet_20_Link">
630_360_16878...</text:a>
']</text:p>
      <text:p text:style-name="P4">
标签: ['Краматорськ', 'Поліція', 'Війна з Росією', 'Ракетний удар']</text:p>
      <text:p text:style-name="P4">
类型: Article</text:p>
      <!--METADATA-->
      <text:p text:style-name="P4">
<draw:frame draw:style-name="fr1" draw:name="Image136" text:anchor-type="as-char" svg:width="6.9236in" svg:height="3.956343in" draw:z-index="0">
<draw:image xlink:href="../Images/yкринформ/2023-06-27T1-18-00-03-00/630_360_1687892404-142.jpg" xlink:type="simple" xlink:show="embed" xlink:actuate="onLoad" draw:mime-type="image/jpeg"/>
</draw:frame>
由于俄罗斯炮击，三人在俄罗斯炮击中被杀，其中包括42人。</text:p>
      <text:p text:style-name="P4">
乌克林福姆报道了<text:a xlink:type="simple" xlink:href="https://t.me/UA_National_Police/12607" text:style-name="Internet_20_link" text:visited-style-name="Visited_20_Internet_20_Link">
国家警察</text:a>
.</text:p>
      <text:p text:style-name="P4">
"Станом на 22:00 у Краматорську внаслідок російського обстрілу загинуло троєлюдей, у тому числі дитина, ще 42 отримали поранення", - йдеться уповідомленні.</text:p>
      <text:p text:style-name="P4">
У відомстві також наголосили, що розбір завалів досі триває.</text:p>
      <text:p text:style-name="P4">
Як повідомляв Укрінформ, 27 червня ввечері росіяни завдали два <text:a xlink:type="simple" xlink:href="https://www.ukrinform.ua/tag-raketnij-udar" text:style-name="Internet_20_link" text:visited-style-name="Visited_20_Internet_20_Link">
 ракетні удари</text:a>
根据Kramatorsk的说法。</text:p>
      <text:p text:style-name="P4">
<text:span text:style-name="T4">
另请阅读：</text:span>
 <text:span text:style-name="T4">
 [在kramatorsk中(https://www.ukrinform.ua/rubric-ato/3728532-u-kramatorsku-kilkist-zertv-raketnogo-udaru-zrosla-do-troh-25-poranenih.html)</text:span>
</text:p>
      <text:p text:style-name="P4">
第一个命中是在食品场所_ <text:span text:style-name="T4">
 [在市中心，第二个 - 在贝伦克村。 这是给出的(https://www.ukrinform.ua/rubric-ato/3728508-u-kramatorsku-rosijska-raketa-zrujnuvala-zaklad-u-centri-mista.html)</text:span>
 _</text:p>
      <text:p text:style-name="P4">
News Source: <text:a xlink:type="simple" xlink:href="https://www.ukrinform.ua/rubric-ato/3728539-kilkist-poranenih-vnaslidok-obstrilu-kramatorska-zbilsilas-do-42-nacpolicia.html" text:style-name="Internet_20_link" text:visited-style-name="Visited_20_Internet_20_Link">
https://www.ukrinform.ua/rubric-ato/3728539-kilkist-poranenih-vnaslidok-obstrilu-kramatorska-zbilsilas-do-42-nacpolicia.html</text:a>
</text:p>
      <!--NEWS-->
      <text:h text:style-name="P10" text:outline-level="1">
<text:span text:style-name="T4">
Prigogine不是一个独立的人物，在他身后是肩带的人-Danilov</text:span>
</text:h>
      <text:p text:style-name="P4">
作者: Ukrinform (Person)</text:p>
      <text:p text:style-name="P4">
出版商: Укринформ (Organization)</text:p>
      <text:p text:style-name="P4">
出版时间: 2023-06-27T20:00:00+03:00</text:p>
      <text:p text:style-name="P4">
修改时间: 2023-06-27T20:00:00+03:00</text:p>
      <text:p text:style-name="P4">
描述: 瓦格纳·佩克（Wagner Pec Yevgeny Prigogine）的领导人不是一个独立的人物，背后是肩带中的人，他们试图改变俄罗斯联邦的领导。  - 乌克林。</text:p>
      <text:p text:style-name="P4">
图片: ['<text:a xlink:type="simple" xlink:href="https://static.ukrinform.com/photos/2023_04/thumb_files/630_360_1680783781-501.jpg" text:style-name="Internet_20_link" text:visited-style-name="Visited_20_Internet_20_Link">
630_360_16807...</text:a>
']</text:p>
      <text:p text:style-name="P4">
标签: ['Путін', 'Пригожин', 'Данілов', 'Війна з Росією']</text:p>
      <text:p text:style-name="P4">
类型: Article</text:p>
      <!--METADATA-->
      <text:p text:style-name="P4">
<draw:frame draw:style-name="fr1" draw:name="Image137" text:anchor-type="as-char" svg:width="6.9236in" svg:height="3.956343in" draw:z-index="0">
<draw:image xlink:href="../Images/yкринформ/2023-06-27T20-00-00-03-00/630_360_1680783781-501.jpg" xlink:type="simple" xlink:show="embed" xlink:actuate="onLoad" draw:mime-type="image/jpeg"/>
</draw:frame>
瓦格纳(Wagner)领导人耶夫根尼·普里戈金(Yevgeny Prigogin)不是一个独立的人物，在他身后是人们试图改变俄罗斯联邦领导的人。</text:p>
      <text:p text:style-name="P4">
乌克兰福姆(Ukrinform)表示，乌克兰阿列克谢·丹尼洛夫(Alexei Danilov)国家安全与国防委员会秘书在全国电视台的播放中说。</text:p>
      <text:p text:style-name="P4">
“我不同意这是一场表演，这是一次真正的战斗，赤脚赤脚，全世界看到普京不是该国的领导人，因为Shchuri从莫斯科逃离莫斯科，紧急逃离，不久就无法影响，对于<text:a xlink:type="simple" xlink:href="https://www.ukrinform.ua/tag-rosia" text:style-name="Internet_20_link" text:visited-style-name="Visited_20_Internet_20_Link">
俄罗斯</text:a>
它将带来巨大的后果。 首先，我想说的是，Prigogine本人并不是一个独立的人物，在他身后站在肩带上，今天很明显，这不是他自己去某个地方的愿望，他显然受到控制。 但是，如果他在普京(Putin)之前受到控制，那么对普京的这种控制已经丢失，他是一个共同的，相对而言，与其他人的团体相对而言，他们的目标是取代俄罗斯联邦的领导说。</text:p>
      <text:p text:style-name="P4">
丹尼洛夫(Danilov)表示，俄罗斯政治精英的一些代表知道，与乌克兰战争中没有能力，他们将准备一定的依据来偏离这种情况。</text:p>
      <text:p text:style-name="P4">
Secretarrhrnbo回答了俄罗斯叛乱的“第二季”是否会有一个以上的赛季，但不如我们想要的那样快，但是过程开始了，昨天有一个延续。 昨天的克里姆林宫Shchur表演(弗拉基米尔·普京(Vladimir Putin) -  ed。)在概述“未来”的声明中，她是如此奇怪 - 他感谢杀死俄罗斯人的人们。 它超出了任何理解。”</text:p>
      <text:p text:style-name="P4">
Danilov补充说，Prigogine远足的后果肯定会如此。</text:p>
      <text:p text:style-name="P4">
“后果将是。 全世界都认为，俄罗斯作为一个管理的国家不存在，这是一个非常危险的领域，我们将继续观察。 我不能说他们现在是否会出去卸下面具，担心普京的忙碌，但是参加此问题的人们很清楚，” Danilov说，这是一个大胆的特定行动，可以抹黑普京。</text:p>
      <text:p text:style-name="P4">
根据NSDC秘书的说法，有一些原因是Wagnets没有达到莫斯科200 kmdo。*!(https://www.ukrinform.ua/rubric-world/3728184-ssa-trimali-u-taemnici-rozviddani-pro-plani-zakolotu-prigozina-vid-bilsosti-souznikiv-cnn.html)他还报告说，普京的保护得到了很大的加强，即使是在房间里注射俄罗斯苏联理事会成员也受到了保护，这从来没有更多。</text:p>
      <text:p text:style-name="P4">
如[Ukrinform]报道(https://www.ukrinform.ua/rubric-other_news/3727120-zakolot-prigozina-vse-so-vidomo-na-cej-moment.html)Wagner Pec Yevhen Prigogin的领导人于6月23日宣布了反俄罗斯军事领导人的Demarsh，特别是反对俄罗斯联邦塞尔吉亚沙的国防部长。</text:p>
      <text:p text:style-name="P4">
Oleksandr Lukashenko与Prigogin进行了谈判，此后，他说该小组返回了野外营地。 周二，卢卡申科(Lukashenko)批准了prigogine到达白俄罗斯的到来。</text:p>
      <text:p text:style-name="P4">
波兰总统安德烈·杜达(Andrzej Duda)认为，瓦格纳·佩克(Wagner Pec)和她的普里戈宁(Prigogine)领导人向白俄罗斯(Belarus)的运动是“ <text:a xlink:type="simple" xlink:href="https://www.ukrinform.ua/rubric-world/3728453-duda-vvazae-peremisenna-pvk-vagner-do-bilorusi-duze-negativnim-signalom.html" text:style-name="Internet_20_link" text:visited-style-name="Visited_20_Internet_20_Link">
非常负面的信号</text:a>
 ”.</text:p>
      <text:p text:style-name="P4">
News Source: <text:a xlink:type="simple" xlink:href="https://www.ukrinform.ua/rubric-polytics/3728485-prigozin-ne-e-samostijnou-figurou-za-nim-stoat-ludi-v-pogonah-danilov.html" text:style-name="Internet_20_link" text:visited-style-name="Visited_20_Internet_20_Link">
https://www.ukrinform.ua/rubric-polytics/3728485-prigozin-ne-e-samostijnou-figurou-za-nim-stoat-ludi-v-pogonah-danilov.html</text:a>
</text:p>
      <!--NEWS-->
      <text:h text:style-name="P10" text:outline-level="1">
<text:span text:style-name="T4">
在乌克兰沉默的时刻</text:span>
</text:h>
      <text:p text:style-name="P4">
作者: ['АРМІЯINFORM']</text:p>
      <text:p text:style-name="P4">
时间: 2023-06-27T20: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STOPRUSSIA', 'АГРЕСІЯ РФ', 'ВТОРГНЕННЯ РФ', 'УКАЗ ПРЕЗИДЕНТА УКРАЇНИ', 'ХВИЛИНА МОВЧАННЯ']</text:p>
      <text:p text:style-name="P4">
类别: News</text:p>
      <!--METADATA-->
      <text:p text:style-name="P4">
<draw:frame draw:style-name="fr1" draw:name="Image138" text:anchor-type="as-char" svg:width="6.9236in" svg:height="3.895992in" draw:z-index="0">
<draw:image xlink:href="../Images/AРМІЯINFORM/2023-06-27T20-00-00-04-00/candle.gif" xlink:type="simple" xlink:show="embed" xlink:actuate="onLoad" draw:mime-type="image/gif"/>
</draw:frame>
根据<text:a xlink:type="simple" xlink:href="https://www.president.gov.ua/documents/1432022-41729" text:style-name="Internet_20_link" text:visited-style-name="Visited_20_Internet_20_Link">
乌克兰总统的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6/27/v-ukrayini-hvylyna-movchannya/" text:style-name="Internet_20_link" text:visited-style-name="Visited_20_Internet_20_Link">
https://armyinform.com.ua/2023/06/27/v-ukrayini-hvylyna-movchannya/</text:a>
</text:p>
      <!--NEWS-->
      <text:h text:style-name="P10" text:outline-level="1">
<text:span text:style-name="T4">
敌人再次向尼科波尔开火，发生了破坏</text:span>
</text:h>
      <text:p text:style-name="P4">
作者: Ukrinform (Person)</text:p>
      <text:p text:style-name="P4">
出版商: Укринформ (Organization)</text:p>
      <text:p text:style-name="P4">
出版时间: 2023-06-27T20:01:00+03:00</text:p>
      <text:p text:style-name="P4">
修改时间: 2023-06-27T20:01:00+03:00</text:p>
      <text:p text:style-name="P4">
描述: 俄罗斯军队再次开火。  - 乌克林。</text:p>
      <text:p text:style-name="P4">
图片: ['<text:a xlink:type="simple" xlink:href="https://static.ukrinform.com/photos/2023_06/thumb_files/630_360_1687885268-151.jpg" text:style-name="Internet_20_link" text:visited-style-name="Visited_20_Internet_20_Link">
630_360_16878...</text:a>
']</text:p>
      <text:p text:style-name="P4">
标签: ['Дніпропетровщина', 'Нікополь', 'Обстріл', 'Війна з Росією']</text:p>
      <text:p text:style-name="P4">
类型: Article</text:p>
      <!--METADATA-->
      <text:p text:style-name="P4">
<draw:frame draw:style-name="fr1" draw:name="Image139" text:anchor-type="as-char" svg:width="6.9236in" svg:height="3.956343in" draw:z-index="0">
<draw:image xlink:href="../Images/yкринформ/2023-06-27T20-01-00-03-00/630_360_1687885268-151.jpg" xlink:type="simple" xlink:show="embed" xlink:actuate="onLoad" draw:mime-type="image/jpeg"/>
</draw:frame>
Ruskivska再次向Nikopol开火。</text:p>
      <text:p text:style-name="P4">
关于<text:a xlink:type="simple" xlink:href="https://t.me/mykola_lukashuk/5277" text:style-name="Internet_20_link" text:visited-style-name="Visited_20_Internet_20_Link">
电报</text:a>
乌克林福姆报道，通知首席Properpetrovsk区域委员会Mykola Lukashuk。</text:p>
      <text:p text:style-name="P4">
“由于炮兵<text:a xlink:type="simple" xlink:href="https://www.ukrinform.ua/tag-obstril" text:style-name="Internet_20_link" text:visited-style-name="Visited_20_Internet_20_Link">
炮击</text:a>
私人住宅发生了大火。 消防员当场工作。 邮政上写道：“损坏了7座住宅建筑，6座家庭建筑。”</text:p>
      <text:p text:style-name="P4">
救援人员仍然发现命中的影响。</text:p>
      <text:p text:style-name="P4">
<text:span text:style-name="T4">
另请阅读：</text:span>
 <text:a xlink:type="simple" xlink:href="https://www.ukrinform.ua/rubric-ato/3728420-rosiani-obstrilali-herson-poraneni-dvoe-ludej.html" text:style-name="Internet_20_link" text:visited-style-name="Visited_20_Internet_20_Link">
俄罗斯人<text:span text:style-name="T4">
 fire </text:span>
 fir kherson，受伤了两个人</text:a>
目前没有有关受害者的信息。</text:p>
      <text:p text:style-name="P4">
在该地区的其他社区中，这很平静。</text:p>
      <text:p text:style-name="P4">
<text:span text:style-name="T5">
foto：Mykola Lukashuk，Telegram</text:span>
</text:p>
      <text:p text:style-name="P4">
News Source: <text:a xlink:type="simple" xlink:href="https://www.ukrinform.ua/rubric-ato/3728486-vorog-znovu-obstrilav-nikopol-e-rujnuvanna.html" text:style-name="Internet_20_link" text:visited-style-name="Visited_20_Internet_20_Link">
https://www.ukrinform.ua/rubric-ato/3728486-vorog-znovu-obstrilav-nikopol-e-rujnuvanna.html</text:a>
</text:p>
      <!--NEWS-->
      <text:h text:style-name="P10" text:outline-level="1">
<text:span text:style-name="T4">
乌克兰海港的农产品出口一周下降了18％</text:span>
</text:h>
      <text:p text:style-name="P4">
作者: Ukrinform (Person)</text:p>
      <text:p text:style-name="P4">
出版商: Укринформ (Organization)</text:p>
      <text:p text:style-name="P4">
出版时间: 2023-06-27T20:10:00+03:00</text:p>
      <text:p text:style-name="P4">
修改时间: 2023-06-27T20:10:00+03:00</text:p>
      <text:p text:style-name="P4">
描述: 在2023年6月19日至25日的谷物走廊的47周中，通过敖德萨地区的海港出口了358亿吨农业生产产品，比上周少18％。  - 乌克林。</text:p>
      <text:p text:style-name="P4">
图片: ['<text:a xlink:type="simple" xlink:href="https://static.ukrinform.com/photos/2022_11/thumb_files/630_360_1669632623-529.jpg" text:style-name="Internet_20_link" text:visited-style-name="Visited_20_Internet_20_Link">
630_360_16696...</text:a>
']</text:p>
      <text:p text:style-name="P4">
标签: ['Економіка', 'Експорт', 'Порт', 'Зерно']</text:p>
      <text:p text:style-name="P4">
类型: Article</text:p>
      <!--METADATA-->
      <text:p text:style-name="P4">
<draw:frame draw:style-name="fr1" draw:name="Image140" text:anchor-type="as-char" svg:width="6.9236in" svg:height="3.954724in" draw:z-index="0">
<draw:image xlink:href="../Images/yкринформ/2023-06-27T20-10-00-03-00/630_360_1669632623-529.jpg" xlink:type="simple" xlink:show="embed" xlink:actuate="onLoad" draw:mime-type="image/jpeg"/>
</draw:frame>
在谷物走廊的一周中，从2023年6月19日至25日，358.3千吨的农业工业生产被出口到敖德萨地区的海港，比上一周少18％。</text:p>
      <text:p text:style-name="P4">
根据乌克林福姆的报道，它报告了<text:a xlink:type="simple" xlink:href="https://www.ucab.ua/ua/pres_sluzhba/novosti/sposterigaetsya_chergove_znizhennya_pokaznikiv_roboti_zernovogo_koridoru" text:style-name="Internet_20_link" text:visited-style-name="Visited_20_Internet_20_Link">
乌克兰俱乐部商业业务的新闻服务</text:a>
.</text:p>
      <text:p text:style-name="P4">
Зазначається, що з 19 по 25 червня в українських морпортах було завантажено 6суден, що на 3 одиниці менше, ніж за попередній тиждень.</text:p>
      <text:p text:style-name="P4">
За даними асоціації, наступного тижня очікуються такі ж низькі показникивідвантажень, тому що за минулий тиждень інспекцію на вхід пройшло лише 6 <text:a xlink:type="simple" xlink:href="https://www.ukrinform.ua/tag-korabel" text:style-name="Internet_20_link" text:visited-style-name="Visited_20_Internet_20_Link">
суден </text:a>
。</text:p>
      <text:p text:style-name="P4">
在47周的“谷物走廊”中出口最多的是：玉米(总出口结构的份额为68％)和小麦(32％).Українська продукція була відправлена в країни: Європи (西班牙坦克德兰)， 亚洲(中国和印度尼西亚)和非洲(埃及).</text:p>
      <text:p text:style-name="P4">
Всього з початку роботи «зернового коридору» з 1 серпня 2022 року по 25 червня2023 року Україна експортувала 32,4 млн т продукції АПК.</text:p>
      <text:p text:style-name="P4">
<text:span text:style-name="T4">
Читайте також:</text:span>
 <text:a xlink:type="simple" xlink:href="https://www.ukrinform.ua/rubric-economy/3725880-agrarii-prosat-urad-vziti-zahodiv-dla-zabezpecenna-eksportu-ukrainskoi-produkcii.html" text:style-name="Internet_20_link" text:visited-style-name="Visited_20_Internet_20_Link">
 Аграрії просять уряд вжити заходів для забезпеченняекспорту української продукції </text:a>
正如乌克兰富特有，乌克兰，联合国和土耳其的报道，2023年18月18日，同意继续通过黑海安全运输农产品的倡议。 该协议延长了120天，但俄罗斯人表示，该协议将生效到2023年5月18日。</text:p>
      <text:p text:style-name="P4">
社区发展恢复税务的替代人士，亚历山大·库布拉科夫(Alexander Kubrakov)于5月17日报道说，该协议将有效到2023年7月18日。</text:p>
      <text:p text:style-name="P4">
<text:span text:style-name="T5">
foto：opz</text:span>
</text:p>
      <text:p text:style-name="P4">
News Source: <text:a xlink:type="simple" xlink:href="https://www.ukrinform.ua/rubric-economy/3728489-eksport-agroprodukcii-z-morskih-portiv-ukraini-za-tizden-skorotivsa-na-18.html" text:style-name="Internet_20_link" text:visited-style-name="Visited_20_Internet_20_Link">
https://www.ukrinform.ua/rubric-economy/3728489-eksport-agroprodukcii-z-morskih-portiv-ukraini-za-tizden-skorotivsa-na-18.html</text:a>
</text:p>
      <!--NEWS-->
      <text:h text:style-name="P10" text:outline-level="1">
<text:span text:style-name="T4">
达尼洛夫：世界必须分析为什么克里姆林宫人迫使每个人都“在他的巴拉莱卡下跳舞”</text:span>
</text:h>
      <text:p text:style-name="P4">
作者: Ukrinform (Person)</text:p>
      <text:p text:style-name="P4">
出版商: Укринформ (Organization)</text:p>
      <text:p text:style-name="P4">
出版时间: 2023-06-27T20:12:00+03:00</text:p>
      <text:p text:style-name="P4">
修改时间: 2023-06-27T20:12:00+03:00</text:p>
      <text:p text:style-name="P4">
描述: 世界必须分析为什么克里姆林宫中的一个人迫使每个人都“在巴拉莱卡下跳舞”，并从这种情况中得出结论，否则俄罗斯的下一次战争将是很短的时间。  - 乌克林。</text:p>
      <text:p text:style-name="P4">
图片: ['<text:a xlink:type="simple" xlink:href="https://static.ukrinform.com/photos/2023_04/thumb_files/630_360_1680783799-703.jpg" text:style-name="Internet_20_link" text:visited-style-name="Visited_20_Internet_20_Link">
630_360_16807...</text:a>
']</text:p>
      <text:p text:style-name="P4">
标签: ['НАТО', 'Путін', 'РНБО', 'Росія', 'Данілов']</text:p>
      <text:p text:style-name="P4">
类型: Article</text:p>
      <!--METADATA-->
      <text:p text:style-name="P4">
<draw:frame draw:style-name="fr1" draw:name="Image141" text:anchor-type="as-char" svg:width="6.9236in" svg:height="3.956343in" draw:z-index="0">
<draw:image xlink:href="../Images/yкринформ/2023-06-27T20-12-00-03-00/630_360_1680783799-703.jpg" xlink:type="simple" xlink:show="embed" xlink:actuate="onLoad" draw:mime-type="image/jpeg"/>
</draw:frame>
世界必须分析为什么克里姆林宫中的一个人迫使每个人都“在巴拉莱卡下跳舞”，并从这种情况中得出结论，否则下一场俄罗斯战争将是很短的时间。</text:p>
      <text:p text:style-name="P4">
这是由乌克兰峰会上的乌克兰和北约乌克兰·丹尼洛夫国际会议的安全与国防委员会秘书说：乌克利·弗朗德通讯员报道。</text:p>
      <text:p text:style-name="P4">
“没有人愿意考虑克里姆林宫中的一个人骑着世界，迫使整个世界……在他的巴拉拉卡下跳舞，整个世界都在安静地注视着，没有人想了解：为什么这样做：为什么发生了吗？ 有必要得出结论，因为如果我们现在不得出这些结论，那么下一个战争的问题是很短的时间的问题。” [Danilov]说。(https://www.ukrinform.ua/tag-danilov)。</text:p>
      <text:p text:style-name="P4">
据他说，在独立近32年的时间里，乌克兰在世界上发生的许多过程中通过粉红色眼镜犯了许多错误。</text:p>
      <text:p text:style-name="P4">
<text:span text:style-name="T4">
另请阅读：</text:span>
 [<text:span text:style-name="T4">
 danilov </text:span>
：俄罗斯会崩溃，因为构造了(https://www.ukrinform.ua/rubric-polytics/3728470-danilov-rosia-rozvalitsa-tomu-so-tak-pobudovanij-svit.html)“不幸的是，不幸的是，世界上的世界很务实。这是北约吗？ 不。 联盟会打架吗？ 不。 因为2014年的一个例子表明，当普京杀死北约成员国时(MH17飞行的MH17飞行飞机有193名荷兰公民。)北约的会议甚至没有见面。” NSDC秘书说。</text:p>
      <text:p text:style-name="P4">
他说，很多人通常“处于人或国家的恐惧状态”。</text:p>
      <text:p text:style-name="P4">
“我们(乌克兰 - 编辑。)他们证明没有人应该害怕。 我们必须是最大的实体，您需要值得并捍卫自己的真理。 没有两个真相。 普拉瓦特只有一个。 现在我们站在真理的一边。 我们需要帮助才能使我们尽快获得正义...当然，我们非常喜欢(在北约峰会 -  ed。)维尔纽斯有一个强大的突破。 我更确定，如果我们是关于价值观，如果我们是启蒙的，如果我们与人类有关，那么应该是关于人类的。” NSDC秘书总结道。</text:p>
      <text:p text:style-name="P4">
<text:span text:style-name="T4">
另请阅读：</text:span>
 [<text:span text:style-name="T4">
 Danilov </text:span>
称为Prigoine的叛乱第一阶段(https://www.ukrinform.ua/rubric-polytics/3727477-danilov-nazvav-zakolot-prigozina-persim-etapom-demontazu-putinskoi-sistemi.html)</text:p>
      <text:p text:style-name="P4">
在各个层面上，乌克兰一方强调，在2008年北约布加勒斯特峰会上听到的“乌克兰联盟成员”的保证是不够的。</text:p>
      <text:p text:style-name="P4">
取而代之的是，乌克兰在保证安全方面提高了北约盟友，并为联盟的正式成员提供了明显的前景。</text:p>
      <text:p text:style-name="P4">
News Source: <text:a xlink:type="simple" xlink:href="https://www.ukrinform.ua/rubric-polytics/3728492-svit-mae-proanalizuvati-comu-ludina-u-kremli-zmusue-vsih-tancuvati-pid-svou-balalajku-danilov.html" text:style-name="Internet_20_link" text:visited-style-name="Visited_20_Internet_20_Link">
https://www.ukrinform.ua/rubric-polytics/3728492-svit-mae-proanalizuvati-comu-ludina-u-kremli-zmusue-vsih-tancuvati-pid-svou-balalajku-danilov.html</text:a>
</text:p>
      <!--NEWS-->
      <text:h text:style-name="P10" text:outline-level="1">
<text:span text:style-name="T4">
伊尔马克（Yermak</text:span>
</text:h>
      <text:p text:style-name="P4">
作者: Ukrinform (Person)</text:p>
      <text:p text:style-name="P4">
出版商: Укринформ (Organization)</text:p>
      <text:p text:style-name="P4">
出版时间: 2023-06-27T20:17:00+03:00</text:p>
      <text:p text:style-name="P4">
修改时间: 2023-06-27T20:17:00+03:00</text:p>
      <text:p text:style-name="P4">
描述: 总统办公室主管Andriy Yermak预测，在年底之前，“航空联盟”可以向乌克兰提供F-16飞机。  - 乌克林。</text:p>
      <text:p text:style-name="P4">
图片: ['<text:a xlink:type="simple" xlink:href="https://static.ukrinform.com/photos/2022_08/thumb_files/630_360_1661181704-165.jpg" text:style-name="Internet_20_link" text:visited-style-name="Visited_20_Internet_20_Link">
630_360_16611...</text:a>
']</text:p>
      <text:p text:style-name="P4">
标签: ['США', 'Зброя', 'Єрмак', 'Війна з Росією', 'F-16']</text:p>
      <text:p text:style-name="P4">
类型: Article</text:p>
      <!--METADATA-->
      <text:p text:style-name="P4">
<draw:frame draw:style-name="fr1" draw:name="Image142" text:anchor-type="as-char" svg:width="6.9236in" svg:height="3.956343in" draw:z-index="0">
<draw:image xlink:href="../Images/yкринформ/2023-06-27T20-17-00-03-00/630_360_1661181704-165.jpg" xlink:type="simple" xlink:show="embed" xlink:actuate="onLoad" draw:mime-type="image/jpeg"/>
</draw:frame>
总统领导Andriy Yermak预测，F-16飞机可以在今年年底之前由乌克兰航空联盟提供。</text:p>
      <text:p text:style-name="P4">
报道，他周二在基辅告诉记者。</text:p>
      <text:p text:style-name="P4">
耶尔马克说：“我相信在今年年底之前获得F -16是绝对现实的。”</text:p>
      <text:p text:style-name="P4">
据他说，与外国合作伙伴的谈判富有生产力。 “没有人没有人做某事，但我们不知道为什么：一切都是开放和透明的，完全信任。”  - 负责人OP评论说。</text:p>
      <text:p text:style-name="P4">
<text:span text:style-name="T4">
另请阅读：</text:span>
 <text:a xlink:type="simple" xlink:href="https://www.ukrinform.ua/rubric-ato/3727856-dania-pocala-navcanna-ukrainskih-pilotiv-na-f16.html" text:style-name="Internet_20_link" text:visited-style-name="Visited_20_Internet_20_Link">
丹麦开始在F-16上培训乌克兰飞行员</text:a>
当被问及与美利坚合众国为乌克兰提供长期武器的谈判如何成功时，他说：“我们继续与我们的合作伙伴交谈。 我相信：将做出决定。”</text:p>
      <text:p text:style-name="P4">
同时，预测是由OP维持的。</text:p>
      <text:p text:style-name="P4">
如<text:a xlink:type="simple" xlink:href="https://www.ukrinform.ua/rubric-ato/3723489-reznikov-pro-perspektivu-otrimanna-ukrainou-f16-ptaskova-koalicia-vidbulasa.html" text:style-name="Internet_20_link" text:visited-style-name="Visited_20_Internet_20_Link">
报道</text:a>
，乌克兰Oleksiy Reznikov部表示，在委员会的一次会议上<text:a xlink:type="simple" xlink:href="https://www.ukrinform.ua/tag-nato" text:style-name="Internet_20_link" text:visited-style-name="Visited_20_Internet_20_Link">
北约</text:a>
-Ukraine已实现了联盟联盟在F-16飞机上组织专门培训的特定义务，这将为这些飞机对乌克兰的未来抵抗打开途径。</text:p>
      <text:p text:style-name="P4">
News Source: <text:a xlink:type="simple" xlink:href="https://www.ukrinform.ua/rubric-ato/3728497-ermak-virit-v-otrimanna-ukrainou-litakiv-f16-do-kinca-roku-i-nadanna-statami-dalekobijnoi-zbroi.html" text:style-name="Internet_20_link" text:visited-style-name="Visited_20_Internet_20_Link">
https://www.ukrinform.ua/rubric-ato/3728497-ermak-virit-v-otrimanna-ukrainou-litakiv-f16-do-kinca-roku-i-nadanna-statami-dalekobijnoi-zbroi.html</text:a>
</text:p>
      <!--NEWS-->
      <text:h text:style-name="P10" text:outline-level="1">
<text:span text:style-name="T4">
Yastremskaya进入温网锦标赛的半决赛-2023</text:span>
</text:h>
      <text:p text:style-name="P4">
作者: Ukrinform (Person)</text:p>
      <text:p text:style-name="P4">
出版商: Укринформ (Organization)</text:p>
      <text:p text:style-name="P4">
出版时间: 2023-06-27T20:17:43+03:00</text:p>
      <text:p text:style-name="P4">
修改时间: 2023-06-27T20:17:43+03:00</text:p>
      <text:p text:style-name="P4">
描述: 乌克兰戴安娜·雅斯特雷姆斯卡亚（Diana Yastremskaya）在伦敦（英国）的大满贯 - 温布尔登系列赛的第三季中赢得了首场比赛。  - 乌克林。</text:p>
      <text:p text:style-name="P4">
图片: ['<text:a xlink:type="simple" xlink:href="https://static.ukrinform.com/photos/2023_06/thumb_files/630_360_1687886075-431.jpg" text:style-name="Internet_20_link" text:visited-style-name="Visited_20_Internet_20_Link">
630_360_16878...</text:a>
']</text:p>
      <text:p text:style-name="P4">
标签: ['Теніс', 'Даяна Ястремська']</text:p>
      <text:p text:style-name="P4">
类型: Article</text:p>
      <!--METADATA-->
      <text:p text:style-name="P4">
<draw:frame draw:style-name="fr1" draw:name="Image143" text:anchor-type="as-char" svg:width="6.9236in" svg:height="3.956343in" draw:z-index="0">
<draw:image xlink:href="../Images/yкринформ/2023-06-27T20-17-43-03-00/630_360_1687886075-431.jpg" xlink:type="simple" xlink:show="embed" xlink:actuate="onLoad" draw:mime-type="image/jpeg"/>
</draw:frame>
乌克兰Yastremskaya在大满贯赛季的第三季中赢得了首发比赛 - 伦敦温布尔登(英国).</text:p>
      <text:p text:style-name="P4">
За вихід до півфіналу кваліфікації Ястремська за 1,5 години перегралаавстралійку Кімберлі Біррелл - 6:4, 6:3 передає Укрінформ.</text:p>
      <text:p text:style-name="P4">
Путівку у фінал Wimbledon Ястремська розіграє з росіянкою Ерікою Андреєвою,яка здобула вольову перемогу над словенкою Далілою Якупович - 3:6, 6:4, 6:4.</text:p>
      <text:p text:style-name="P4">
<text:span text:style-name="T4">
Читайте також:</text:span>
 <text:a xlink:type="simple" xlink:href="https://www.ukrinform.ua/rubric-sports/3728164-sogodni-ukrainski-tenisistki-startuut-u-vidbori-vimbldona2023.html" text:style-name="Internet_20_link" text:visited-style-name="Visited_20_Internet_20_Link">
 Сьогодні українські <text:span text:style-name="T4">
теніс</text:span>
 истки стартують у відборіВімблдона-2023 </text:a>
温网锦标赛将于7月3日至7月16日举行。</text:p>
      <text:p text:style-name="P4">
照片：盖蒂图像。</text:p>
      <text:p text:style-name="P4">
News Source: <text:a xlink:type="simple" xlink:href="https://www.ukrinform.ua/rubric-sports/3728493-astremska-vijsla-do-pivfinalu-kvalifikacii-vimbldonskogo-turniru2023.html" text:style-name="Internet_20_link" text:visited-style-name="Visited_20_Internet_20_Link">
https://www.ukrinform.ua/rubric-sports/3728493-astremska-vijsla-do-pivfinalu-kvalifikacii-vimbldonskogo-turniru2023.html</text:a>
</text:p>
      <!--NEWS-->
      <text:h text:style-name="P10" text:outline-level="1">
<text:span text:style-name="T4">
联合国被释放了一份关于儿童的秘书长报告，其中罗萨米亚被列为“羞耻”名单</text:span>
</text:h>
      <text:p text:style-name="P4">
作者: Ukrinform (Person)</text:p>
      <text:p text:style-name="P4">
出版商: Укринформ (Organization)</text:p>
      <text:p text:style-name="P4">
出版时间: 2023-06-27T20:20:00+03:00</text:p>
      <text:p text:style-name="P4">
修改时间: 2023-06-27T20:20:00+03:00</text:p>
      <text:p text:style-name="P4">
描述: 联合国发布了联合国秘书长安东尼·古特雷什（Anthony Guterresh）的一份报告，其中俄罗斯武装部队被包括在乌克兰谋杀儿童违反儿童和暴力行为的全球侵犯者名单中。  - 乌克林。</text:p>
      <text:p text:style-name="P4">
图片: ['<text:a xlink:type="simple" xlink:href="https://static.ukrinform.com/photos/2023_04/thumb_files/630_360_1682350611-574.jpg" text:style-name="Internet_20_link" text:visited-style-name="Visited_20_Internet_20_Link">
630_360_16823...</text:a>
']</text:p>
      <text:p text:style-name="P4">
标签: ['Діти', 'Гутерреш', 'ООН', 'Війна з Росією']</text:p>
      <text:p text:style-name="P4">
类型: Article</text:p>
      <!--METADATA-->
      <text:p text:style-name="P4">
<draw:frame draw:style-name="fr1" draw:name="Image144" text:anchor-type="as-char" svg:width="6.9236in" svg:height="3.956343in" draw:z-index="0">
<draw:image xlink:href="../Images/yкринформ/2023-06-27T20-20-00-03-00/630_360_1682350611-574.jpg" xlink:type="simple" xlink:show="embed" xlink:actuate="onLoad" draw:mime-type="image/jpeg"/>
</draw:frame>
联合国秘书长安东尼·古特雷什(Anthony Guterresh)的奥奥佐尔(Oonozor)将军，那里的俄罗斯联邦被列入了乌克兰的儿童权利和暴力权利的全球侵犯者名单中。</text:p>
      <text:p text:style-name="P4">
根据乌克林福姆的说法，俄罗斯军队出现在报告的相关附录中：“ <text:a xlink:type="simple" xlink:href="https://childrenandarmedconflict.un.org/document/secretary-general-annual-report-on-children-and-armed-conflict-2/" text:style-name="Internet_20_link" text:visited-style-name="Visited_20_Internet_20_Link">
儿童和武装冲突</text:a>
“但是，据说俄罗斯已经在报告改善儿童保护的措施中。”</text:p>
      <text:p text:style-name="P4">
该文件指出，俄罗斯武装部队和相关武装团体被包括在附件中“与YUM [儿童]对学校和医院的攻击有关(https://www.ukrinform.ua/tag-diti)特别是，由于使用具有巨大损坏半径的爆炸武器，包括使用重型火炮，反应性系统 - 枪火力，火箭和空袭的居住区域缺陷。”</text:p>
      <text:p text:style-name="P4">
该报告在报告中报告说，联合国已确认对1482名儿童的2334次严重违规行为。据指出，由于暂时占领的领土的访问权限，该信息并不能反映完整的绘画。</text:p>
      <text:p text:style-name="P4">
证实了477人的死亡和1386名儿童的伤害。 该报告还提到了儿童的强奸。 此外，联合国确认盗窃92名儿童的案件，特别是与父母的暴力离婚并提供俄罗斯公民身份。</text:p>
      <text:p text:style-name="P4">
“在入侵俄罗斯联邦进入乌克兰后，许多严重的儿童疾病感到惊讶...我特别表达了对学校和医院的大量袭击……谋杀和伤害的事故数量...我还担心他们的招募和使用，为军事目的对多余的学校和医院的性虐待。”古特雷斯说。</text:p>
      <text:p text:style-name="P4">
<text:span text:style-name="T4">
另请阅读：</text:span>
 <text:a xlink:type="simple" xlink:href="https://www.ukrinform.ua/rubric-society/3728483-u-bilorus-ukrainskih-ditej-vivozili-se-do-pocatku-povnomasstabnoi-vijni-ekspertka.html" text:style-name="Internet_20_link" text:visited-style-name="Visited_20_Internet_20_Link">
在白俄罗斯乌克兰人<text:span text:style-name="T4">
儿童</text:span>
在全尺度战争开始之前出口 - 专家</text:a>
他“敦促”俄罗斯武装部队紧急采取措施去除并防止这些严重的违规行为，并寻求有罪。</text:p>
      <text:p text:style-name="P4">
古特雷斯同时表示有些案件违反了武装部队的儿童。<text:span text:style-name="T5">
foto：epa</text:span>
</text:p>
      <text:p text:style-name="P4">
News Source: <text:a xlink:type="simple" xlink:href="https://www.ukrinform.ua/rubric-society/3728494-v-oon-opriludnili-dopovid-genseka-pro-ditej-u-akij-rosarmia-zanesena-do-spisku-ganbi.html" text:style-name="Internet_20_link" text:visited-style-name="Visited_20_Internet_20_Link">
https://www.ukrinform.ua/rubric-society/3728494-v-oon-opriludnili-dopovid-genseka-pro-ditej-u-akij-rosarmia-zanesena-do-spisku-ganbi.html</text:a>
</text:p>
      <!--NEWS-->
      <text:h text:style-name="P10" text:outline-level="1">
<text:span text:style-name="T4">
Zelensky驳回了Ukroboronprom的负责人</text:span>
</text:h>
      <text:p text:style-name="P4">
作者: Ukrinform (Person)</text:p>
      <text:p text:style-name="P4">
出版商: Укринформ (Organization)</text:p>
      <text:p text:style-name="P4">
出版时间: 2023-06-27T20:25:00+03:00</text:p>
      <text:p text:style-name="P4">
修改时间: 2023-06-27T20:25:00+03:00</text:p>
      <text:p text:style-name="P4">
描述: 沃迪米尔·泽伦斯基（Volodymyr Zelenskyy）总统将尤里·古斯夫（Yuri Gusev）从乌克罗龙普罗姆（Ukroboronprom）局长的职位驳回。</text:p>
      <ul>
        <li>
I的，。: </li>
      </ul>
      <text:p text:style-name="P4">
图片: ['<text:a xlink:type="simple" xlink:href="https://static.ukrinform.com/photos/2022_09/thumb_files/630_360_1664388416-236.jpg" text:style-name="Internet_20_link" text:visited-style-name="Visited_20_Internet_20_Link">
630_360_16643...</text:a>
']</text:p>
      <text:p text:style-name="P4">
标签: ['Укроборонпром', 'Звільнення', 'Зеленський']</text:p>
      <text:p text:style-name="P4">
类型: Article</text:p>
      <!--METADATA-->
      <text:p text:style-name="P4">
<draw:frame draw:style-name="fr1" draw:name="Image145" text:anchor-type="as-char" svg:width="6.9236in" svg:height="3.956343in" draw:z-index="0">
<draw:image xlink:href="../Images/yкринформ/2023-06-27T20-25-00-03-00/630_360_1664388416-236.jpg" xlink:type="simple" xlink:show="embed" xlink:actuate="onLoad" draw:mime-type="image/jpeg"/>
</draw:frame>
尤里·古斯夫(Yuri Gusev)的总统洛德米尔(Lordimir)从总干事总干事中解雇了。</text:p>
      <text:p text:style-name="P4">
相应的第357/2023号法令发表在<text:a xlink:type="simple" xlink:href="https://www.president.gov.ua/documents/3572023-47157" text:style-name="Internet_20_link" text:visited-style-name="Visited_20_Internet_20_Link">
国家元首的地点</text:a>
，报道乌克林福姆。</text:p>
      <text:p text:style-name="P4">
“ <text:a xlink:type="simple" xlink:href="https://www.ukrinform.ua/tag-zvilnenna" text:style-name="Internet_20_link" text:visited-style-name="Visited_20_Internet_20_Link">
释放</text:a>
该文件指出，根据提交的申请，Guseva Yuriavaminovich从国家总干事担心“ Ukroboronprom”。</text:p>
      <text:p text:style-name="P4">
<text:span text:style-name="T4">
另请阅读：</text:span>
 <text:a xlink:type="simple" xlink:href="https://www.ukrinform.ua/rubric-ato/3727854-v-ukroboronpromi-proveli-perevirku-vstanovluut-pricini-nevikonanna-raketnoi-programi.html" text:style-name="Internet_20_link" text:visited-style-name="Visited_20_Internet_20_Link">
在<text:span text:style-name="T4">
 ukroboronprom </text:span>
并进行了检查 - 建立导弹计划的原因</text:a>
Gusev自2020年12月3日以来一直担心。</text:p>
      <text:p text:style-name="P4">
News Source: <text:a xlink:type="simple" xlink:href="https://www.ukrinform.ua/rubric-economy/3728496-zelenskij-zvilniv-kerivnika-ukroboronpromu.html" text:style-name="Internet_20_link" text:visited-style-name="Visited_20_Internet_20_Link">
https://www.ukrinform.ua/rubric-economy/3728496-zelenskij-zvilniv-kerivnika-ukroboronpromu.html</text:a>
</text:p>
      <!--NEWS-->
      <text:h text:style-name="P10" text:outline-level="1">
<text:span text:style-name="T4">
国防军监视北部的敌人，并准备击退-Zaluzhny</text:span>
</text:h>
      <text:p text:style-name="P4">
作者: Ukrinform (Person)</text:p>
      <text:p text:style-name="P4">
出版商: Укринформ (Organization)</text:p>
      <text:p text:style-name="P4">
出版时间: 2023-06-27T20:27:00+03:00</text:p>
      <text:p text:style-name="P4">
修改时间: 2023-06-27T20:27:00+03:00</text:p>
      <text:p text:style-name="P4">
描述: 武装部队的总司令Valery Zaluzhny和乌克兰中尉Sergey Shaptala的武装部队总参谋长在北部运营司令部持续期间，他考虑了提高国防能力的问题。国防军。  - 乌克林。</text:p>
      <text:p text:style-name="P4">
图片: ['<text:a xlink:type="simple" xlink:href="https://static.ukrinform.com/photos/2023_03/thumb_files/630_360_1678133026-483.jpg" text:style-name="Internet_20_link" text:visited-style-name="Visited_20_Internet_20_Link">
630_360_16781...</text:a>
']</text:p>
      <text:p text:style-name="P4">
标签: ['Обстріл', 'ЗСУ', 'Валерій Залужний', 'Війна з Росією']</text:p>
      <text:p text:style-name="P4">
类型: Article</text:p>
      <!--METADATA-->
      <text:p text:style-name="P4">
<draw:frame draw:style-name="fr1" draw:name="Image146" text:anchor-type="as-char" svg:width="6.9236in" svg:height="3.956343in" draw:z-index="0">
<draw:image xlink:href="../Images/yкринформ/2023-06-27T20-27-00-03-00/630_360_1678133026-483.jpg" xlink:type="simple" xlink:show="embed" xlink:actuate="onLoad" draw:mime-type="image/jpeg"/>
</draw:frame>
武装部队武装部队瓦莱里·扎卢兹尼(Valery Zaluzhny)的总司令和乌克兰中尉谢尔盖·谢帕塔拉(Sergey Shaptala)武装部队的总参谋长在北部军事行动司令部的逗留期间被认为是改善辩护的问题。国防军。</text:p>
      <text:p text:style-name="P4">
根据乌克林福姆的说法，Zaluzhny在[Telegram]中报道了(https://t.me/CinCAFU/520)。</text:p>
      <text:p text:style-name="P4">
“与乌克兰武装部队总参谋长的负责人，谢尔盖·沙普尔(Sergey Shaptal)中尉在北邮指挥管理点工作。 在分组的责任领域，系统的炮兵<text:a xlink:type="simple" xlink:href="https://www.ukrinform.ua/tag-obstril" text:style-name="Internet_20_link" text:visited-style-name="Visited_20_Internet_20_Link">
炮击</text:a>
Chernihiv Tasum地区的边界区域，并应用了破坏和情报小组。 我们的军队将失去警惕，进行情报并不断努力，以提高他们的防御能力。”扎卢兹尼说。</text:p>
      <text:p text:style-name="P4">
他保证，防御力量追踪北部的敌人并准备出现。</text:p>
      <text:p text:style-name="P4">
<text:span text:style-name="T4">
另请阅读：</text:span>
 <text:a xlink:type="simple" xlink:href="https://www.ukrinform.ua/rubric-ato/3727021-zaluznij-pohvaliv-robotu-himars-v-ukraini.html" text:style-name="Internet_20_link" text:visited-style-name="Visited_20_Internet_20_Link">
<text:span text:style-name="T4">
 Zaluzhni </text:span>
在乌克兰称赞Himars</text:a>
如[Ukrinform]报道(https://www.ukrinform.ua/rubric-ato/3727309-nastup-jde-za-planom-zaluznij-obgovoriv-iz-milli-situaciu-na-fronti.html)在6月24日，在与美国参谋长联合委员会主席的电话交谈中，乌克兰·瓦莱里兹卢兹尼(Ukraine Valeryzluzhny)的武装部队总司令 - 米利将军表示，进攻行动很长。</text:p>
      <text:p text:style-name="P4">
News Source: <text:a xlink:type="simple" xlink:href="https://www.ukrinform.ua/rubric-ato/3728499-sili-oboroni-vidstezuut-protivnika-na-pivnoci-ta-gotovi-dati-vidsic-zaluznij.html" text:style-name="Internet_20_link" text:visited-style-name="Visited_20_Internet_20_Link">
https://www.ukrinform.ua/rubric-ato/3728499-sili-oboroni-vidstezuut-protivnika-na-pivnoci-ta-gotovi-dati-vidsic-zaluznij.html</text:a>
</text:p>
      <!--NEWS-->
      <text:h text:style-name="P10" text:outline-level="1">
<text:span text:style-name="T4">
美国宣布将新的军事援助计划分配给乌克兰</text:span>
</text:h>
      <text:p text:style-name="P4">
作者: Ukrinform (Person)</text:p>
      <text:p text:style-name="P4">
出版商: Укринформ (Organization)</text:p>
      <text:p text:style-name="P4">
出版时间: 2023-06-27T20:28:00+03:00</text:p>
      <text:p text:style-name="P4">
修改时间: 2023-06-27T20:28:00+03:00</text:p>
      <text:p text:style-name="P4">
描述: 美国正式宣布将新的军事援助计划分配给国防领域的乌克兰，该方案将包含武器，以支持乌克兰反性，加强防空和武装部队的其他机会。  - 乌克林。</text:p>
      <text:p text:style-name="P4">
图片: ['<text:a xlink:type="simple" xlink:href="https://static.ukrinform.com/photos/2023_01/thumb_files/630_360_1673028257-831.jpg" text:style-name="Internet_20_link" text:visited-style-name="Visited_20_Internet_20_Link">
630_360_16730...</text:a>
']</text:p>
      <text:p text:style-name="P4">
标签: ['США', 'Білий дім', 'Війна з Росією']</text:p>
      <text:p text:style-name="P4">
类型: Article</text:p>
      <!--METADATA-->
      <text:p text:style-name="P4">
<draw:frame draw:style-name="fr1" draw:name="Image147" text:anchor-type="as-char" svg:width="6.9236in" svg:height="3.956343in" draw:z-index="0">
<draw:image xlink:href="../Images/yкринформ/2023-06-27T20-28-00-03-00/630_360_1673028257-831.jpg" xlink:type="simple" xlink:show="embed" xlink:actuate="onLoad" draw:mime-type="image/jpeg"/>
</draw:frame>
联合国正式宣布在国防领域分配新的军事援助方案，该方案将包含支持乌克兰对比的武器，增强了防空和武装部队的其他机会。</text:p>
      <text:p text:style-name="P4">
据报道，这是乌克林福姆自己的记者在周二由奥利维亚·德尔顿(Olivia Delton)官方代表在华盛顿的一份简报中指出的。</text:p>
      <text:p text:style-name="P4">
“这已经是第41个隔离(总统提取 - 活动。)对于乌克兰而言，乌克兰去年在双方得到了强有力的支持下批准，”拜登政府说。</text:p>
      <text:p text:style-name="P4">
她指出，该套餐包含“关键功能”，以支持乌克兰承包商的运营，加强其防空功能，以及其他装甲设备，反坦克系统，弹药和其他设备。</text:p>
      <text:p text:style-name="P4">
*!(https://www.ukrinform.ua/rubric-ato/3728262-senatori-ssa-zaklikali-nadati-ukraini-batareu-zaliznogo-kupola.html)在<text:a xlink:type="simple" xlink:href="https://www.ukrinform.ua/tag-pentagon" text:style-name="Internet_20_link" text:visited-style-name="Visited_20_Internet_20_Link">
五角大楼</text:a>
他们规定，包裹的成本达到了5亿美元。 新的巨头为SystemPatriot，Styinger Anti -Aircraft复合物，Himars导弹，Sapper设备，155毫米口径壳和105毫米提供了导弹。</text:p>
      <text:p text:style-name="P4">
此外，美国将转移30 BMP Bradley，25 BTR Stryker，Tow Controled，标枪和AT-4反坦克系统； 伤害火箭，高科技弹药，小武器和超过2200万墨盒。</text:p>
      <text:p text:style-name="P4">
<text:span text:style-name="T4">
另请阅读：</text:span>
 [德国与美国计划在乌克兰的计划中，最多30 Gepard]](https://www.ukrinform.ua/rubric-ato/3727260-nimeccina-u-spivpraci-zi-ssa-planue-cogoric-postaviti-v-ukrainu-se-do-30-gepard.html)武装部队还将接收热成像系统，夜视设备，用于维修和维护设备的设备。</text:p>
      <text:p text:style-name="P4">
正如乌克林福姆报道的那样，上周，美国国务卿安东尼·布林克尼卡(Anthony Blinkenica)必须分配一揽子援助，总金额为130万美元。</text:p>
      <text:p text:style-name="P4">
News Source: <text:a xlink:type="simple" xlink:href="https://www.ukrinform.ua/rubric-ato/3728500-ssa-ogolosili-pro-vidilenna-ukraini-novogo-paketu-vijskovoi-dopomogi.html" text:style-name="Internet_20_link" text:visited-style-name="Visited_20_Internet_20_Link">
https://www.ukrinform.ua/rubric-ato/3728500-ssa-ogolosili-pro-vidilenna-ukraini-novogo-paketu-vijskovoi-dopomogi.html</text:a>
</text:p>
      <!--NEWS-->
      <text:h text:style-name="P10" text:outline-level="1">
<text:span text:style-name="T4">
1991年，中国驻欧盟大使支持乌克兰边界：“我不明白为什么和不明白”</text:span>
</text:h>
      <text:p text:style-name="P4">
作者: Ukrinform (Person)</text:p>
      <text:p text:style-name="P4">
出版商: Укринформ (Organization)</text:p>
      <text:p text:style-name="P4">
出版时间: 2023-06-27T20:30:00+03:00</text:p>
      <text:p text:style-name="P4">
修改时间: 2023-06-27T20:30:00+03:00</text:p>
      <text:p text:style-name="P4">
描述: 中国驻欧盟富士的大使建议北京可以支持乌克兰在1991年边境中恢复其领土完整的目标，包括俄罗斯被占领的克里米亚。  - 乌克林。</text:p>
      <text:p text:style-name="P4">
图片: ['<text:a xlink:type="simple" xlink:href="https://static.ukrinform.com/photos/2023_04/thumb_files/630_360_1680696981-344.jpg" text:style-name="Internet_20_link" text:visited-style-name="Visited_20_Internet_20_Link">
630_360_16806...</text:a>
']</text:p>
      <text:p text:style-name="P4">
标签: ['Євросоюз', 'Китай', 'Посол', 'Україна', 'Кордон']</text:p>
      <text:p text:style-name="P4">
类型: Article</text:p>
      <!--METADATA-->
      <text:p text:style-name="P4">
<draw:frame draw:style-name="fr1" draw:name="Image148" text:anchor-type="as-char" svg:width="6.9236in" svg:height="3.956343in" draw:z-index="0">
<draw:image xlink:href="../Images/yкринформ/2023-06-27T20-30-00-03-00/630_360_1680696981-344.jpg" xlink:type="simple" xlink:show="embed" xlink:actuate="onLoad" draw:mime-type="image/jpeg"/>
</draw:frame>
欧盟欧盟大使的中国大使建议北京可以支持乌克兰在1991年边境中更新其领土完整的目标，包括俄罗斯-in -law crimea。</text:p>
      <text:p text:style-name="P4">
他说这个<text:a xlink:type="simple" xlink:href="https://www.aljazeera.com/news/2023/6/27/dont-see-why-not-china-envoy-on-backing-ukraines-91-borders" text:style-name="Internet_20_link" text:visited-style-name="Visited_20_Internet_20_Link">
aljazeera</text:a>
，报道乌克林福姆。</text:p>
      <text:p text:style-name="P4">
特别是，在最近接受半岛电视台和其他两个媒体的采访中，当富塔纳(Fu Tsuna)一直在支持基辅目标的支持时，包括乌克兰地区的归来，这些地区现在被俄罗斯占领，俄罗斯占领了一个高级的中国外交机构： “我不明白为什么。”</text:p>
      <text:p text:style-name="P4">
大使补充说<text:a xlink:type="simple" xlink:href="https://www.ukrinform.ua/tag-kitaj" text:style-name="Internet_20_link" text:visited-style-name="Visited_20_Internet_20_Link">
中国</text:a>
所有国家的尊重诚信并代表和平。</text:p>
      <text:p text:style-name="P4">
“我们尊重所有国家的领土完整性。因此，当中国与前苏联进行调整时，我们同意了。</text:p>
      <text:p text:style-name="P4">
<text:span text:style-name="T4">
另请阅读：</text:span>
 <text:a xlink:type="simple" xlink:href="https://www.ukrinform.ua/rubric-ato/3727779-u-kitai-vidreaguvali-na-pidgotovku-rosijskimi-vijskovimi-teraktu-na-zaes.html" text:style-name="Internet_20_link" text:visited-style-name="Visited_20_Internet_20_Link">
在中国对俄罗斯恐怖为ZPP的准备反应</text:a>
该出版物指出，除了通纳富外，中国政府代表通常还通过公众对俄罗斯占领乌克兰领土的评论。</text:p>
      <text:p text:style-name="P4">
富敦在四月份接受《纽约时报》采访时说，小鸡没有认识到莫斯科吞并乌克兰领土的企图，包括唐巴斯的克里米亚。</text:p>
      <text:p text:style-name="P4">
中国尚未正式谴责克里姆林宫在2022年全面入侵乌克兰。 中国保持中立地位，并在制裁的帮助下反对俄罗斯联邦的压力。</text:p>
      <text:p text:style-name="P4">
<text:span text:style-name="T5">
foto：twitter.com/fucong17</text:span>
</text:p>
      <text:p text:style-name="P4">
News Source: <text:a xlink:type="simple" xlink:href="https://www.ukrinform.ua/rubric-world/3728501-posol-kitau-v-es-pro-pidtrimku-kordoniv-ukraini-1991-roku-ne-rozumiu-comu-b-i-ni.html" text:style-name="Internet_20_link" text:visited-style-name="Visited_20_Internet_20_Link">
https://www.ukrinform.ua/rubric-world/3728501-posol-kitau-v-es-pro-pidtrimku-kordoniv-ukraini-1991-roku-ne-rozumiu-comu-b-i-ni.html</text:a>
</text:p>
      <!--NEWS-->
      <text:h text:style-name="P10" text:outline-level="1">
<text:span text:style-name="T4">
乌克兰期望北约维尔纽斯的维尔纽斯（Vilnius）发出“非常强烈的信号” -Ermak</text:span>
</text:h>
      <text:p text:style-name="P4">
作者: Ukrinform (Person)</text:p>
      <text:p text:style-name="P4">
出版商: Укринформ (Organization)</text:p>
      <text:p text:style-name="P4">
出版时间: 2023-06-27T20:36:00+03:00</text:p>
      <text:p text:style-name="P4">
修改时间: 2023-06-27T20:36:00+03:00</text:p>
      <text:p text:style-name="P4">
描述: 乌克兰在维尔纽斯的北约峰会上预计合作伙伴会发出非常强烈的信号加入联盟。  - 乌克林。</text:p>
      <text:p text:style-name="P4">
图片: ['<text:a xlink:type="simple" xlink:href="https://static.ukrinform.com/photos/2022_03/thumb_files/630_360_1648287700-902.jpeg" text:style-name="Internet_20_link" text:visited-style-name="Visited_20_Internet_20_Link">
630_360_16482...</text:a>
']</text:p>
      <text:p text:style-name="P4">
标签: ['НАТО', 'Саміт НАТО', 'Україна', 'Єрмак']</text:p>
      <text:p text:style-name="P4">
类型: Article</text:p>
      <!--METADATA-->
      <text:p text:style-name="P4">
<draw:frame draw:style-name="fr1" draw:name="Image149" text:anchor-type="as-char" svg:width="6.9236in" svg:height="3.956343in" draw:z-index="0">
<draw:image xlink:href="../Images/yкринформ/2023-06-27T20-36-00-03-00/630_360_1648287700-902.jpeg" xlink:type="simple" xlink:show="embed" xlink:actuate="onLoad" draw:mime-type="image/jpeg"/>
</draw:frame>
维尔纽斯举行的乌克兰北约峰会预计合作伙伴会发出非常强烈的信号加入联盟。</text:p>
      <text:p text:style-name="P4">
乌克林福音通讯员报道，总统主管Andriy Yermak周二在基辅的Zauralists会议上报告了这一点。</text:p>
      <text:p text:style-name="P4">
根据Yermak的说法，这应该是一个强烈的信号，以至于“将来不会有任何东西”。</text:p>
      <text:p text:style-name="P4">
当被问及总统弗拉基米尔泽斯基(Vladimirzelensky)是否会在峰会上出席时，OP负责人说：“这将取决于乌克兰可以在维尔纽斯举行的事实。我相信一个乐观的情况。”</text:p>
      <text:p text:style-name="P4">
<text:span text:style-name="T4">
另请阅读：</text:span>
 <text:a xlink:type="simple" xlink:href="https://www.ukrinform.ua/rubric-polytics/3728285-zelenskij-e-vsi-pidstavi-dla-politicnogo-zaprosenna-ukraini-do-nato-u-vilnusi.html" text:style-name="Internet_20_link" text:visited-style-name="Visited_20_Internet_20_Link">
Zelensky：在<text:span text:style-name="T4">
 Vilnius </text:span>
有很多政治邀请到北约的政治邀请**</text:a>
如<text:a xlink:type="simple" xlink:href="https://www.ukrinform.ua/rubric-polytics/3719764-nato-mae-nadati-ukraini-garantii-bezpeki-sob-istoria-z-vijnou-ne-povtorilasa-stoltenberg.html" text:style-name="Internet_20_link" text:visited-style-name="Visited_20_Internet_20_Link">
报道</text:a>
，7月11日至12日在维尔纽斯将是峰会<text:a xlink:type="simple" xlink:href="https://www.ukrinform.ua/tag-nato" text:style-name="Internet_20_link" text:visited-style-name="Visited_20_Internet_20_Link">
北约</text:a>
。</text:p>
      <text:p text:style-name="P4">
在各个层面上，乌克兰一方强调，在2008年北约布加勒斯特峰会上听到的“乌克兰联盟成员”的保证是不够的。</text:p>
      <text:p text:style-name="P4">
沃迪米尔·泽伦斯基总统坚信乌克兰有充分的理由在维尔纽斯峰会上支持对北约的政治邀请。</text:p>
      <text:p text:style-name="P4">
News Source: <text:a xlink:type="simple" xlink:href="https://www.ukrinform.ua/rubric-polytics/3728503-ukraina-ocikue-na-samiti-u-vilnusi-duze-silnogo-signalu-sodo-vstupu-v-nato-ermak.html" text:style-name="Internet_20_link" text:visited-style-name="Visited_20_Internet_20_Link">
https://www.ukrinform.ua/rubric-polytics/3728503-ukraina-ocikue-na-samiti-u-vilnusi-duze-silnogo-signalu-sodo-vstupu-v-nato-ermak.html</text:a>
</text:p>
      <!--NEWS-->
      <text:h text:style-name="P10" text:outline-level="1">
<text:span text:style-name="T4">
Lubinets：有充分的理由谈论Berdyansk两个少年的额外信息执行</text:span>
</text:h>
      <text:p text:style-name="P4">
作者: Ukrinform (Person)</text:p>
      <text:p text:style-name="P4">
出版商: Укринформ (Organization)</text:p>
      <text:p text:style-name="P4">
出版时间: 2023-06-27T20:41:00+03:00</text:p>
      <text:p text:style-name="P4">
修改时间: 2023-06-27T20:41:00+03:00</text:p>
      <text:p text:style-name="P4">
描述: Verkhovna Rada人权专员Dmitry Lubinets认为，有充分的理由会说，贝迪安斯克两名少年的入侵者无人执行。  - 乌克林。</text:p>
      <text:p text:style-name="P4">
图片: ['<text:a xlink:type="simple" xlink:href="https://static.ukrinform.com/photos/2023_06/thumb_files/630_360_1687883286-534.jpg" text:style-name="Internet_20_link" text:visited-style-name="Visited_20_Internet_20_Link">
630_360_16878...</text:a>
']</text:p>
      <text:p text:style-name="P4">
标签: ['Бердянськ', 'Діти', 'Окупація', 'Російські військові', 'Вбивство', 'Дмитро Лубінець']</text:p>
      <text:p text:style-name="P4">
类型: Article</text:p>
      <!--METADATA-->
      <text:p text:style-name="P4">
<draw:frame draw:style-name="fr1" draw:name="Image150" text:anchor-type="as-char" svg:width="6.9236in" svg:height="3.956343in" draw:z-index="0">
<draw:image xlink:href="../Images/yкринформ/2023-06-27T20-41-00-03-00/630_360_1687883286-534.jpg" xlink:type="simple" xlink:show="embed" xlink:actuate="onLoad" draw:mime-type="image/jpeg"/>
</draw:frame>
Verkhovna RadA人权专员Dmitry Lubinets认为，所有物质都可以谈论伯迪安斯克入侵者对两名少年进行额外的组装执行。</text:p>
      <text:p text:style-name="P4">
他在他的特别报告“非律师”中指出了这一点。驳回了俄罗斯乌克兰乌克兰临时占领的乌克兰儿童的权利：俄罗斯的乌克兰人：驱逐出境，军事化，灌输”，通讯员。</text:p>
      <text:p text:style-name="P4">
“至于两个<text:a xlink:type="simple" xlink:href="https://www.ukrinform.ua/tag-diti" text:style-name="Internet_20_link" text:visited-style-name="Visited_20_Internet_20_Link">
男孩</text:a>
监察员说：“从俄罗斯联邦杀死的伯丹斯克(Berdyansk)中，我们拥有乌克兰两名未成年人的额外信息执行的所有数据。”</text:p>
      <text:p text:style-name="P4">
他指出，在知道男孩的谋杀案之前半小时，其中一个是妈妈说的。</text:p>
      <text:p text:style-name="P4">
“他的心情很好，他说他们只是在走路。 他们没有打破一些东西的想法 - 他们只是走了头条新闻，并计划了如何庆祝朋友的生日。 半小时后两次被杀，俄罗斯当局谈到了这个死去的男孩的母亲。”申诉专员说。</text:p>
      <text:p text:style-name="P4">
他立即致信俄罗斯一方的正式信，在该信中，他将俄罗斯申诉专员塔蒂亚娜·莫斯卡科夫(Tatiana Moskalkov)宣传，以促进最快的儿童返回乌克兰领土。</text:p>
      <text:p text:style-name="P4">
*!(https://www.ukrinform.ua/rubric-regions/3728208-zaocno-suditimut-pidpolkovnika-rosgvardii-akij-katuvav-ziteliv-berdanskogo-rajonu.html)“除了俄罗斯方面，我还向国际组织呼吁，以便他们首先记录这一犯罪，其次 - 这些外部执行在其报告中得到了照明，第三，他们可以通过沟通渠道来返回身体，致乌克兰，父母，亲戚。 数字的任务是归还身体。”卢比尼特说。</text:p>
      <text:p text:style-name="P4">
据报道，贝迪安斯克市军事管理局<text:a xlink:type="simple" xlink:href="https://www.ukrinform.ua/rubric-regions/3728040-vlada-berdanska-pidtverdila-smert-dvoh-pidlitkiv-akih-vbili-rosiani.html" text:style-name="Internet_20_link" text:visited-style-name="Visited_20_Internet_20_Link">
16岁</text:a>
Tigran Ogannisyan和Nikita Hannanov于6月24日[杀死了俄罗斯军方。(https://www.ukrinform.ua/rubric-regions/3727487-rodiciv-ubitih-u-berdansku-hlopciv-zagarbniki-dopituut-ta-obsukuut.html)</text:p>
      <text:p text:style-name="P4">
News Source: <text:a xlink:type="simple" xlink:href="https://www.ukrinform.ua/rubric-regions/3728506-lubinec-e-vsi-pidstavi-govoriti-pro-pozasudovu-stratu-dvoh-pidlitkiv-u-berdansku.html" text:style-name="Internet_20_link" text:visited-style-name="Visited_20_Internet_20_Link">
https://www.ukrinform.ua/rubric-regions/3728506-lubinec-e-vsi-pidstavi-govoriti-pro-pozasudovu-stratu-dvoh-pidlitkiv-u-berdansku.html</text:a>
</text:p>
      <!--NEWS-->
      <text:h text:style-name="P10" text:outline-level="1">
<text:span text:style-name="T4">
哈兰在军刀围栏中赢得了欧洲奥运会的黄金</text:span>
</text:h>
      <text:p text:style-name="P4">
作者: Ukrinform (Person)</text:p>
      <text:p text:style-name="P4">
出版商: Укринформ (Organization)</text:p>
      <text:p text:style-name="P4">
出版时间: 2023-06-27T20:43:06+03:00</text:p>
      <text:p text:style-name="P4">
修改时间: 2023-06-27T20:43:06+03:00</text:p>
      <text:p text:style-name="P4">
描述: 奥运会冠军乌克兰奥尔加·哈兰（Olga Harlan）在军刀击剑中赢得了2023年欧洲比赛。  - 乌克林。</text:p>
      <text:p text:style-name="P4">
图片: ['<text:a xlink:type="simple" xlink:href="https://static.ukrinform.com/photos/2018_04/thumb_files/630_360_1522586672-2416.jpg" text:style-name="Internet_20_link" text:visited-style-name="Visited_20_Internet_20_Link">
630_360_15225...</text:a>
']</text:p>
      <text:p text:style-name="P4">
标签: ['Фехтування', 'Харлан', 'Європейські ігри']</text:p>
      <text:p text:style-name="P4">
类型: Article</text:p>
      <!--METADATA-->
      <text:p text:style-name="P4">
<draw:frame draw:style-name="fr1" draw:name="Image151" text:anchor-type="as-char" svg:width="6.9236in" svg:height="3.956343in" draw:z-index="0">
<draw:image xlink:href="../Images/yкринформ/2023-06-27T20-43-06-03-00/630_360_1522586672-2416.jpg" xlink:type="simple" xlink:show="embed" xlink:actuate="onLoad" draw:mime-type="image/jpeg"/>
</draw:frame>
奥运会冠军乌克兰奥尔加·哈兰(Olga Harlan)在军刀击剑上获得了2023年欧洲运动会的金奖。</text:p>
      <text:p text:style-name="P4">
乌克林福姆报道，在波兰克拉科夫比赛中，乌克兰国家队的领袖赢得了所有战斗。</text:p>
      <text:p text:style-name="P4">
在决赛中，哈兰被Ilyntsi Pantis令人信服地击败了罗马尼亚-15：3。</text:p>
      <text:p text:style-name="P4">
<text:span text:style-name="T4">
另请阅读：</text:span>
 <text:a xlink:type="simple" xlink:href="https://www.ukrinform.ua/rubric-sports/3727506-evropejska-konfederacia-fehtuvanna-vidstoronila-rf-i-bilorus.html" text:style-name="Internet_20_link" text:visited-style-name="Visited_20_Internet_20_Link">
欧洲联邦<text:span text:style-name="T4">
击剑</text:span>
删除了俄罗斯联合会Ibilorus</text:a>
III欧洲奥运会的乌克兰国家队已经赢得了33枚奖牌(17 Golden，9银，6青铜).</text:p>
      <text:p text:style-name="P4">
News Source: <text:a xlink:type="simple" xlink:href="https://www.ukrinform.ua/rubric-sports/3728504-harlan-zdobula-zoloto-evropejskih-igor-u-fehtuvanni-na-sablah.html" text:style-name="Internet_20_link" text:visited-style-name="Visited_20_Internet_20_Link">
https://www.ukrinform.ua/rubric-sports/3728504-harlan-zdobula-zoloto-evropejskih-igor-u-fehtuvanni-na-sablah.html</text:a>
</text:p>
      <!--NEWS-->
      <text:h text:style-name="P10" text:outline-level="1">
<text:span text:style-name="T4">
北约峰会炮兵：泽伦斯基与挪威总理进行了交谈</text:span>
</text:h>
      <text:p text:style-name="P4">
作者: Ukrinform (Person)</text:p>
      <text:p text:style-name="P4">
出版商: Укринформ (Organization)</text:p>
      <text:p text:style-name="P4">
出版时间: 2023-06-27T20:47:00+03:00</text:p>
      <text:p text:style-name="P4">
修改时间: 2023-06-27T20:47:00+03:00</text:p>
      <text:p text:style-name="P4">
描述: 沃迪米尔·泽伦斯基（Volodymyr Zelenskyy）总统与挪威总理乔纳斯·加罗·斯特里（Jonas Garo Stere）进行了电话交谈。  - 乌克林。</text:p>
      <text:p text:style-name="P4">
图片: ['<text:a xlink:type="simple" xlink:href="https://static.ukrinform.com/photos/2023_06/thumb_files/630_360_1687888472-689.jpg" text:style-name="Internet_20_link" text:visited-style-name="Visited_20_Internet_20_Link">
630_360_16878...</text:a>
']</text:p>
      <text:p text:style-name="P4">
标签: ['НАТО', 'Норвегія', 'Зеленський']</text:p>
      <text:p text:style-name="P4">
类型: Article</text:p>
      <!--METADATA-->
      <text:p text:style-name="P4">
<draw:frame draw:style-name="fr1" draw:name="Image152" text:anchor-type="as-char" svg:width="6.9236in" svg:height="3.956343in" draw:z-index="0">
<draw:image xlink:href="../Images/yкринформ/2023-06-27T20-47-00-03-00/630_360_1687888472-689.jpg" xlink:type="simple" xlink:show="embed" xlink:actuate="onLoad" draw:mime-type="image/jpeg"/>
</draw:frame>
总统洛奇·泽伦斯基(Lodge Zelensky)与总理挪威·加拉·斯特拉(Norwayiona Gara Stera)进行了电话交谈。</text:p>
      <text:p text:style-name="P4">
根据乌克林福姆的说法，Zelensky在[Telegram]中报道了(https://t.me/V_Zelenskiy_official/6742)。</text:p>
      <text:p text:style-name="P4">
“在与挪威乔纳斯·加罗总理的电话交谈中，他对乌克兰军队在塔扎普雷兹(Tazaporezhzhi)顿涅茨克地区的领先职位进行了陈述，” [Zelensky]说。(https://www.ukrinform.ua/tag-zelenskij)。</text:p>
      <text:p text:style-name="P4">
总统与挪威总理谈到了关于乌克兰领土占领的PolyB和每日步骤的当前情况。 他还表达了乌克兰的一些防御需求，包括炮兵。</text:p>
      <text:p text:style-name="P4">
<text:span text:style-name="T4">
另请阅读：</text:span>
 <text:a xlink:type="simple" xlink:href="https://www.ukrinform.ua/rubric-ato/3728440-zelenskij-pokazav-sevroni-aki-jomu-podaruvali-na-doneccini.html" text:style-name="Internet_20_link" text:visited-style-name="Visited_20_Internet_20_Link">
<text:span text:style-name="T4">
 Zelensky </text:span>
向他送给他的卷轴</text:a>
“他们在北约维尔纽斯峰会前夕协调了职位。 还邀请了乌克兰的总理。”泽伦斯基说。</text:p>
      <text:p text:style-name="P4">
总统感谢乔纳斯·哈拉·斯蒂尔(Jonas Harla Stere)坚定不移的政治，经济和国防支持。 特别是，对于最后的军事援助和对战斗人员联盟的贡献。</text:p>
      <text:p text:style-name="P4">
据报道，挪威将为乌克兰提供一项五年的军事援助计划，总计70亿欧元。</text:p>
      <text:p text:style-name="P4">
_foto：op _</text:p>
      <text:p text:style-name="P4">
News Source: <text:a xlink:type="simple" xlink:href="https://www.ukrinform.ua/rubric-ato/3728509-artileria-dla-zsu-i-samit-nato-zelenskij-proviv-rozmovu-z-premerom-norvegii.html" text:style-name="Internet_20_link" text:visited-style-name="Visited_20_Internet_20_Link">
https://www.ukrinform.ua/rubric-ato/3728509-artileria-dla-zsu-i-samit-nato-zelenskij-proviv-rozmovu-z-premerom-norvegii.html</text:a>
</text:p>
      <!--NEWS-->
      <text:h text:style-name="P10" text:outline-level="1">
<text:span text:style-name="T4">
乌克兰的影子燃料市场为10-15％，预算不是5-1亿</text:span>
</text:h>
      <text:p text:style-name="P4">
作者: Ukrinform (Person)</text:p>
      <text:p text:style-name="P4">
出版商: Укринформ (Organization)</text:p>
      <text:p text:style-name="P4">
出版时间: 2023-06-27T20:50:00+03:00</text:p>
      <text:p text:style-name="P4">
修改时间: 2023-06-27T20:50:00+03:00</text:p>
      <text:p text:style-name="P4">
描述: 如今，乌克兰的燃料非法循环大约是整个市场的10-15％。 因此，国家预算至少没有获得5-100亿美元的收益。  - 乌克林。</text:p>
      <text:p text:style-name="P4">
图片: ['<text:a xlink:type="simple" xlink:href="https://static.ukrinform.com/photos/2019_06/thumb_files/630_360_1559645468-670.jpg" text:style-name="Internet_20_link" text:visited-style-name="Visited_20_Internet_20_Link">
630_360_15596...</text:a>
']</text:p>
      <text:p text:style-name="P4">
标签: ['АЗС', 'Бюджет', 'Пальне']</text:p>
      <text:p text:style-name="P4">
类型: Article</text:p>
      <!--METADATA-->
      <text:p text:style-name="P4">
<draw:frame draw:style-name="fr1" draw:name="Image153" text:anchor-type="as-char" svg:width="6.9236in" svg:height="3.956343in" draw:z-index="0">
<draw:image xlink:href="../Images/yкринформ/2023-06-27T20-50-00-03-00/630_360_1559645468-670.jpg" xlink:type="simple" xlink:show="embed" xlink:actuate="onLoad" draw:mime-type="image/jpeg"/>
</draw:frame>
如今，乌克兰的燃料非法流通约占市场的10-15％。 因此，国家预算至少没有获得5-100亿美元的收益。</text:p>
      <text:p text:style-name="P4">
这是由人民副手和经济安全委员会临时调查委员会主席Yaroslav Zheleznyak在[Telegram]中宣布的。(https://t.me/yzheleznyak/4402)，报道乌克林福姆。</text:p>
      <text:p text:style-name="P4">
“目前，非法燃料发行量为10-15％，预算至少为5-100亿UAH。 零售销售：多达30％的市场属于“桶”  - 完全未种的迷你<text:a xlink:type="simple" xlink:href="https://www.ukrinform.ua/tag-azs" text:style-name="Internet_20_link" text:visited-style-name="Visited_20_Internet_20_Link">
加油站</text:a>
在最好的幼犬中，这是没有税收的交易，通常是非常低的质量假冒燃料。30％是逃避税收的中型和大型加油站，“文件交易”，也喜欢销售“车身”燃料。 40％是怀特河，”代理人说。</text:p>
      <text:p text:style-name="P4">
他说，今天没有燃料走私，因此是在加油站和乌克兰制造的“桶”中出售的完整加利福。 给定业务协会至少三个工厂(在Kirovograd，Cherkasy和Poltava地区)进行了非法生产。</text:p>
      <text:p text:style-name="P4">
Zheleznyak强调，该委员会已经准备了500点的清单，这些点可以在没有税收的情况下发行伪造燃料，或者无许可证工作，作为22种炼油厂的清单，可能从事低质量燃料的生产。</text:p>
      <text:p text:style-name="P4">
此外，在接下来的几周中，议会将由恢复电子管理的法律介绍(西尔普)，将安装消费税，燃气冷凝物和石油参考消费品，并将恢复税收负担数据。</text:p>
      <text:p text:style-name="P4">
*!(https://www.ukrinform.ua/rubric-economy/3723390-cerez-tinovij-rinok-palnogo-budzet-vtrativ-do-10-milardiv-deputat.html)“这些是业务协会要求的变化。 我们还研究了在该领域改变增值税管理系统的能力，但只有在与行业进行了磋商之后。” Zheleznyak补充说。</text:p>
      <text:p text:style-name="P4">
据报道，能源部表示，在乌克兰市场中，今天有足够的燃料，但是为了最大程度地降低所有军事风险，应将其增加到两个月。</text:p>
      <text:p text:style-name="P4">
News Source: <text:a xlink:type="simple" xlink:href="https://www.ukrinform.ua/rubric-economy/3728505-tinovij-rinok-palnogo-v-ukraini-stanovit-1015-budzet-nedootrimue-510-milardiv.html" text:style-name="Internet_20_link" text:visited-style-name="Visited_20_Internet_20_Link">
https://www.ukrinform.ua/rubric-economy/3728505-tinovij-rinok-palnogo-v-ukraini-stanovit-1015-budzet-nedootrimue-510-milardiv.html</text:a>
</text:p>
      <!--NEWS-->
      <text:h text:style-name="P10" text:outline-level="1">
<text:span text:style-name="T4">
在克拉默托克</text:span>
</text:h>
      <text:p text:style-name="P4">
作者: Ukrinform (Person)</text:p>
      <text:p text:style-name="P4">
出版商: Укринформ (Organization)</text:p>
      <text:p text:style-name="P4">
出版时间: 2023-06-27T20:56:00+03:00</text:p>
      <text:p text:style-name="P4">
修改时间: 2023-06-27T20:56:00+03:00</text:p>
      <text:p text:style-name="P4">
描述: 俄罗斯军队对克拉马特斯克（Kramatorsk）击中了两次火箭袭击。  - 乌克林。</text:p>
      <text:p text:style-name="P4">
图片: ['<text:a xlink:type="simple" xlink:href="https://static.ukrinform.com/photos/2023_06/thumb_files/630_360_1687888441-728.jpg" text:style-name="Internet_20_link" text:visited-style-name="Visited_20_Internet_20_Link">
630_360_16878...</text:a>
']</text:p>
      <text:p text:style-name="P4">
标签: ['Обстріл', 'Ракета', 'Єрмак', 'Війна з Росією']</text:p>
      <text:p text:style-name="P4">
类型: Article</text:p>
      <!--METADATA-->
      <text:p text:style-name="P4">
<draw:frame draw:style-name="fr1" draw:name="Image154" text:anchor-type="as-char" svg:width="6.9236in" svg:height="3.956343in" draw:z-index="0">
<draw:image xlink:href="../Images/yкринформ/2023-06-27T20-56-00-03-00/630_360_1687888441-728.jpg" xlink:type="simple" xlink:show="embed" xlink:actuate="onLoad" draw:mime-type="image/jpeg"/>
</draw:frame>
Ruskivska在Kramatorsk上击中了两次火箭中风。</text:p>
      <text:p text:style-name="P4">
总统办公室Andriy Ermak在[电报]中报道了这一点(https://t.me/ermaka2022/3042)，报道乌克林福姆。</text:p>
      <text:p text:style-name="P4">
“俄罗斯人施加了2 <text:a xlink:type="simple" xlink:href="https://www.ukrinform.ua/tag-raketa" text:style-name="Internet_20_link" text:visited-style-name="Visited_20_Internet_20_Link">
导弹</text:a>
Pokramatorsk打击。 第一个命中是在市中心。 第二 - 耗费 -  p。 白色，” Op说。</text:p>
      <text:p text:style-name="P4">
Kramatorsk市议会告知，搜救工作将在Kramatorsk现场。</text:p>
      <text:p text:style-name="P4">
“就在两个小时前，这座城市被两次火箭中风击中。 现在，我们将当场工作，并设置受伤和可能的伤亡人数。 它是市中心，是食品机构之一，是大量平民积累的Debau。 因此，我稍后将报告结果。(https://www.youtube.com/watch?v=LVYVt2R3WY0)”。</text:p>
      <text:p text:style-name="P4">
他指出，总部和救援人员已经在敌人火箭的位置工作。</text:p>
      <text:p text:style-name="P4">
<text:span text:style-name="T4">
另请阅读：</text:span>
 <text:a xlink:type="simple" xlink:href="https://www.ukrinform.ua/rubric-ato/3728486-vorog-znovu-obstrilav-nikopol-e-rujnuvanna.html" text:style-name="Internet_20_link" text:visited-style-name="Visited_20_Internet_20_Link">
<text:span text:style-name="T4">
敌人</text:span>
 <text:span text:style-name="T4">
再次</text:span>
 <text:span text:style-name="T4">
 </text:span>
 <text:span text:style-name="T4">
 </text:span>
 <text:span text:style-name="T4">
 </text:span>
 <text:span text:style-name="T4">
 </text:span>
 Nikopol <text:span text:style-name="T4">
，IS </text:span>
破坏**</text:a>
“所有必要的帮助将向受伤者提供。 它实际上发生在19小时32分钟内。 因此，现在每个人都已经在这座城市工作，所有日常生活的帮助，因此得到了提供。” Kirilenko补充说。</text:p>
      <text:p text:style-name="P4">
Kramatorsk City Council在[Telegram]报道(https://t.me/kramatorsk_rada/12951) .</text:p>
      <text:p text:style-name="P4">
如<text:a xlink:type="simple" xlink:href="https://www.ukrinform.ua/rubric-ato/3728481-na-troh-garacih-napramkah-frontu-ponad-10-bojovih-zitknen-za-dobu.html" text:style-name="Internet_20_link" text:visited-style-name="Visited_20_Internet_20_Link">
报道</text:a>
莱曼，巴赫穆特和玛丽斯基的指示发生了10多次战斗冲突。</text:p>
      <text:p text:style-name="P4">
<text:span text:style-name="T5">
foto：Andriy Yermak</text:span>
</text:p>
      <text:p text:style-name="P4">
News Source: <text:a xlink:type="simple" xlink:href="https://www.ukrinform.ua/rubric-ato/3728508-u-kramatorsku-rosijska-raketa-zrujnuvala-zaklad-u-centri-mista.html" text:style-name="Internet_20_link" text:visited-style-name="Visited_20_Internet_20_Link">
https://www.ukrinform.ua/rubric-ato/3728508-u-kramatorsku-rosijska-raketa-zrujnuvala-zaklad-u-centri-mista.html</text:a>
</text:p>
      <!--NEWS-->
      <text:h text:style-name="P10" text:outline-level="1">
<text:span text:style-name="T4">
梵蒂冈可以帮助乌克兰解放囚犯和儿童返回-Yermak</text:span>
</text:h>
      <text:p text:style-name="P4">
作者: Ukrinform (Person)</text:p>
      <text:p text:style-name="P4">
出版商: Укринформ (Organization)</text:p>
      <text:p text:style-name="P4">
出版时间: 2023-06-27T21:08:00+03:00</text:p>
      <text:p text:style-name="P4">
修改时间: 2023-06-27T21:08:00+03:00</text:p>
      <text:p text:style-name="P4">
描述: 乌克兰不希望与莫斯科进行谈判进行梵蒂冈的调解，而是向乌克兰人解放的帮助和乌克兰儿童的回归寻求帮助。  - 乌克林。</text:p>
      <text:p text:style-name="P4">
图片: ['<text:a xlink:type="simple" xlink:href="https://static.ukrinform.com/photos/2017_08/thumb_files/630_360_1501758917-5507.jpg" text:style-name="Internet_20_link" text:visited-style-name="Visited_20_Internet_20_Link">
630_360_15017...</text:a>
']</text:p>
      <text:p text:style-name="P4">
标签: ['Діти', 'Україна', 'Ватикан', 'Росія', 'Єрмак', 'Війна з Росією']</text:p>
      <text:p text:style-name="P4">
类型: Article</text:p>
      <!--METADATA-->
      <text:p text:style-name="P4">
<draw:frame draw:style-name="fr1" draw:name="Image156" text:anchor-type="as-char" svg:width="6.9236in" svg:height="3.956343in" draw:z-index="0">
<draw:image xlink:href="../Images/yкринформ/2023-06-27T21-08-00-03-00/630_360_1501758917-5507.jpg" xlink:type="simple" xlink:show="embed" xlink:actuate="onLoad" draw:mime-type="image/jpeg"/>
</draw:frame>
乌克兰在与莫斯科进行谈判中对梵蒂冈的调解充满希望，相反，她将得到帮助解放乌克兰人的囚犯和返回乌克兰儿童。</text:p>
      <text:p text:style-name="P4">
总统办公室在与Zavurnalists的一次会议上说，这是关于梵蒂冈Matteo Special Matteo的意图，将于6月29日至30日访问莫斯科。</text:p>
      <text:p text:style-name="P4">
“我们将欢迎努力，如果教皇宝座的代表帮助我们从俄罗斯囚禁中释放囚犯并返回非法被驱逐出境的乌克兰儿童，我们将感到高兴。 如果任务的目标是不同的，那么我们就不必与俄罗斯进行调解。 在这方面，我们有一个非常糟糕的经验，可以解决与这个国家的调解 - 零。” Yermak总结道。</text:p>
      <text:p text:style-name="P4">
<text:span text:style-name="T4">
另请阅读：</text:span>
 <text:span text:style-name="T4">
 <text:a xlink:type="simple" xlink:href="https://www.ukrinform.ua/rubric-world/3721221-u-vatikani-30-nobelivskih-laureativ-pidpisali-deklaraciu-za-mir.html" text:style-name="Internet_20_link" text:visited-style-name="Visited_20_Internet_20_Link">
在梵蒂冈30诺贝尔奖获得者签署了和平的发展</text:a>
</text:span>
</text:p>
      <text:p text:style-name="P4">
据报道，教皇罗马红衣主教Matteo Dzuppi28-29的特别使者将在俄罗斯访问俄罗斯<text:span text:style-name="T4">
 <text:a xlink:type="simple" xlink:href="https://www.ukrinform.ua/tag-vatikan" text:style-name="Internet_20_link" text:visited-style-name="Visited_20_Internet_20_Link">
梵蒂冈</text:a>
</text:span>
乌克兰的“实现公正和平”。</text:p>
      <text:p text:style-name="P4">
6月5日至6日，红衣主教Matteo Dzuppy访问了乌克兰。 特别是，他与泽伦斯基总统讨论了乌克兰的局势和和平公式框架中的人文科学。</text:p>
      <text:p text:style-name="P4">
News Source: <text:a xlink:type="simple" xlink:href="https://www.ukrinform.ua/rubric-polytics/3728514-vatikan-moze-dopomogti-ukraini-vizvolennam-polonenih-i-povernennam-ditej-ermak.html" text:style-name="Internet_20_link" text:visited-style-name="Visited_20_Internet_20_Link">
https://www.ukrinform.ua/rubric-polytics/3728514-vatikan-moze-dopomogti-ukraini-vizvolennam-polonenih-i-povernennam-ditej-ermak.html</text:a>
</text:p>
      <!--NEWS-->
      <text:h text:style-name="P10" text:outline-level="1">
<text:span text:style-name="T4">
在mykolaiv地区</text:span>
</text:h>
      <text:p text:style-name="P4">
作者: Ukrinform (Person)</text:p>
      <text:p text:style-name="P4">
出版商: Укринформ (Organization)</text:p>
      <text:p text:style-name="P4">
出版时间: 2023-06-27T21:16:00+03:00</text:p>
      <text:p text:style-name="P4">
修改时间: 2023-06-27T21:16:00+03:00</text:p>
      <text:p text:style-name="P4">
描述: 在Mykolaiv地区，另一座桥梁在Ingulets河上进行了重建，该河被俄罗斯人摧毁。 桥可以承受高达120吨的负载。  - 乌克林。</text:p>
      <text:p text:style-name="P4">
图片: ['<text:a xlink:type="simple" xlink:href="https://static.ukrinform.com/photos/2023_06/thumb_files/630_360_1687889607-991.jpg" text:style-name="Internet_20_link" text:visited-style-name="Visited_20_Internet_20_Link">
630_360_16878...</text:a>
']</text:p>
      <text:p text:style-name="P4">
标签: ['Миколаївщина', 'Міст', 'Віталій Кім', 'Відбудова']</text:p>
      <text:p text:style-name="P4">
类型: Article</text:p>
      <!--METADATA-->
      <text:p text:style-name="P4">
<draw:frame draw:style-name="fr1" draw:name="Image157" text:anchor-type="as-char" svg:width="6.9236in" svg:height="3.956343in" draw:z-index="0">
<draw:image xlink:href="../Images/yкринформ/2023-06-27T21-16-00-03-00/630_360_1687889607-991.jpg" xlink:type="simple" xlink:show="embed" xlink:actuate="onLoad" draw:mime-type="image/jpeg"/>
</draw:frame>
Naikolaev地区重建了另一座横跨Ingulets河的桥，该河被俄罗斯人摧毁。 桥可以承受高达120吨的负载。</text:p>
      <text:p text:style-name="P4">
根据乌克林福姆的说法，<text:a xlink:type="simple" xlink:href="https://t.me/mykolaivskaODA/5457" text:style-name="Internet_20_link" text:visited-style-name="Visited_20_Internet_20_Link">
电报</text:a>
Mykolaiv地区军事管理局的负责人Vitaliy Kimta报告了适当的视频。</text:p>
      <text:p text:style-name="P4">
“在尼古拉地区的Halytsyniv社区中，他们进行了运作<text:a xlink:type="simple" xlink:href="https://www.ukrinform.ua/tag-mist" text:style-name="Internet_20_link" text:visited-style-name="Visited_20_Internet_20_Link">
桥</text:a>
通过敌对行动造成的河道通道，该通道被摧毁。 一个新的18米交叉可以承受最多120吨的负载，”  - 作家OVA。</text:p>
      <text:p text:style-name="P4">
他指出，桥梁的过渡是由第一个单独旅的军人重建的，该旅以州特别交通服务局的LEV命名，在Zimikolaiv地区军事管理局，Ingingulets River Inderation和Fandering Company United24的捐助者的合作中进行了合作。</text:p>
      <text:p text:style-name="P4">
金感谢加入桥梁的每个人。</text:p>
      <text:p text:style-name="P4">
<text:span text:style-name="T4">
另请阅读：</text:span>
 <text:a xlink:type="simple" xlink:href="https://www.ukrinform.ua/rubric-economy/3728437-kubrakov-ocoliv-komisiu-aka-pereviratime-stan-mostiv-smigal.html" text:style-name="Internet_20_link" text:visited-style-name="Visited_20_Internet_20_Link">
库布拉科夫(Kubrakov)领导将检查条件的委员会<text:span text:style-name="T4">
桥梁</text:span>
  -  shmigal</text:a>
如<text:a xlink:type="simple" xlink:href="https://www.mof.gov.ua/uk/news/vidnovlennia_maie_pochatisia_zaraz_prioritetami_ie_zakhist_energosistemi_ta_povernennia_ukraintsiv_do_domu__sergii_marchenko_v_interviu_dlia_lesechos-4078" text:style-name="Internet_20_link" text:visited-style-name="Visited_20_Internet_20_Link">
报道</text:a>
乌克兰乌克兰·塞里·马尔森科(Ukraine Serhiy Marchenko)财政部长表示，修复乌克兰的道路和桥梁很重要。 他回忆说，6月21日至22日在伦敦举行的乌克兰国际复苏会议(乌克兰恢复会议)捐助国家已承诺将600亿欧元分配给我们国家，有400多家世界公司承诺在重建中支持它。</text:p>
      <text:p text:style-name="P4">
<text:span text:style-name="T5">
foto：Vitaliy Kim</text:span>
</text:p>
      <text:p text:style-name="P4">
News Source: <text:a xlink:type="simple" xlink:href="https://www.ukrinform.ua/rubric-vidbudova/3728516-na-mikolaivsini-vidbuduvali-se-odin-mist-cerez-ricku-ingulec.html" text:style-name="Internet_20_link" text:visited-style-name="Visited_20_Internet_20_Link">
https://www.ukrinform.ua/rubric-vidbudova/3728516-na-mikolaivsini-vidbuduvali-se-odin-mist-cerez-ricku-ingulec.html</text:a>
</text:p>
      <!--NEWS-->
      <text:h text:style-name="P10" text:outline-level="1">
<text:span text:style-name="T4">
在Zaporozhye，由于庇护所的独立状态，该官员被释放</text:span>
</text:h>
      <text:p text:style-name="P4">
作者: Ukrinform (Person)</text:p>
      <text:p text:style-name="P4">
出版商: Укринформ (Organization)</text:p>
      <text:p text:style-name="P4">
出版时间: 2023-06-27T21:17:00+03:00</text:p>
      <text:p text:style-name="P4">
修改时间: 2023-06-27T21:17:00+03:00</text:p>
      <text:p text:style-name="P4">
描述: 在Zaporozhye，由于庇护所不良，避难所被从市议会官员的职位释放出来。  - 乌克林。</text:p>
      <text:p text:style-name="P4">
图片: ['<text:a xlink:type="simple" xlink:href="https://static.ukrinform.com/photos/2023_06/thumb_files/630_360_1685871364-376.jpg" text:style-name="Internet_20_link" text:visited-style-name="Visited_20_Internet_20_Link">
630_360_16858...</text:a>
']</text:p>
      <text:p text:style-name="P4">
标签: ['Звільнення', 'Чиновник', 'Запоріжжя', 'Укриття']</text:p>
      <text:p text:style-name="P4">
类型: Article</text:p>
      <!--METADATA-->
      <text:p text:style-name="P4">
<draw:frame draw:style-name="fr1" draw:name="Image158" text:anchor-type="as-char" svg:width="6.9236in" svg:height="3.956343in" draw:z-index="0">
<draw:image xlink:href="../Images/yкринформ/2023-06-27T21-17-00-03-00/630_360_1685871364-376.jpg" xlink:type="simple" xlink:show="embed" xlink:actuate="onLoad" draw:mime-type="image/jpeg"/>
</draw:frame>
乌扎普雷兹(Uzaporezhi)是从该邮报(Post)从市议会释放的。</text:p>
      <text:p text:style-name="P4">
关于它在OVA的简报中报告了表演 ukrinform通讯员的Zaporizhzhya anatoliykurtev市长。</text:p>
      <text:p text:style-name="P4">
库尔特夫说：“从2023年7月27日起，瓦莱里·菲利波维奇(Valery Filipovich)从Zaporizhzhya City Radibulo人口的预防和民事保护局局长中获释。”</text:p>
      <text:p text:style-name="P4">
解雇也将在Zaporizhhya地区军事管理中。 尤里·马拉什科(Yuri Malashko)地区的负责人是他们。</text:p>
      <text:p text:style-name="P4">
马拉什科保证说：“人民的保护和安全是主要的重中之重。官员将受到惩罚：市议会已经释放，并且将释放OVA官员的解雇。”</text:p>
      <text:p text:style-name="P4">
<text:span text:style-name="T4">
另请阅读：</text:span>
 <text:a xlink:type="simple" xlink:href="https://www.ukrinform.ua/rubric-ato/3728417-urad-doruciv-kamisinu-nevidkladno-napracuvati-risenna-dla-pokrasenna-situacii-z-ukrittami.html" text:style-name="Internet_20_link" text:visited-style-name="Visited_20_Internet_20_Link">
政府已指示Kamyshyn立即开发解决方案，以改善<text:span text:style-name="T4">
庇护所</text:span>
我们</text:a>
他说，相关计划是制定的，应该尽快带来庇护所。 当局的代表与SESS一起进行了定期验证。 他们被指示找到并将其投入运营，而不是那些不符合标准的庇护所。</text:p>
      <text:p text:style-name="P4">
据报道，在[Zaporozhye]中(https://www.ukrinform.ua/tag-zaporizza)创建了具有验证行为的当前庇护所的地图。 应用了900多个对象。</text:p>
      <text:p text:style-name="P4">
News Source: <text:a xlink:type="simple" xlink:href="https://www.ukrinform.ua/rubric-regions/3728517-u-zaporizzi-cerez-nezaleznij-stan-ukrittiv-zvilnili-cinovnika.html" text:style-name="Internet_20_link" text:visited-style-name="Visited_20_Internet_20_Link">
https://www.ukrinform.ua/rubric-regions/3728517-u-zaporizzi-cerez-nezaleznij-stan-ukrittiv-zvilnili-cinovnika.html</text:a>
</text:p>
      <!--NEWS-->
      <text:h text:style-name="P10" text:outline-level="1">
<text:span text:style-name="T4">
Che -2023在青年中：佐治亚州和葡萄牙球员 - 在四分之一决赛中</text:span>
</text:h>
      <text:p text:style-name="P4">
作者: Ukrinform (Person)</text:p>
      <text:p text:style-name="P4">
出版商: Укринформ (Organization)</text:p>
      <text:p text:style-name="P4">
出版时间: 2023-06-27T21:19:00+03:00</text:p>
      <text:p text:style-name="P4">
修改时间: 2023-06-27T21:19:00+03:00</text:p>
      <text:p text:style-name="P4">
描述: 在欧洲足球锦标赛（欧洲足球锦标赛（Europen Football Championship）（最高21）中，决赛的四重奏A比赛中的1/4决赛的参与者被确定。  - 乌克林。</text:p>
      <text:p text:style-name="P4">
图片: ['<text:a xlink:type="simple" xlink:href="https://static.ukrinform.com/photos/2023_06/thumb_files/630_360_1687889821-297.jpg" text:style-name="Internet_20_link" text:visited-style-name="Visited_20_Internet_20_Link">
630_360_16878...</text:a>
']</text:p>
      <text:p text:style-name="P4">
标签: ['Футбол']</text:p>
      <text:p text:style-name="P4">
类型: Article</text:p>
      <!--METADATA-->
      <text:p text:style-name="P4">
<draw:frame draw:style-name="fr1" draw:name="Image159" text:anchor-type="as-char" svg:width="6.9236in" svg:height="3.956343in" draw:z-index="0">
<draw:image xlink:href="../Images/yкринформ/2023-06-27T21-19-00-03-00/630_360_1687889821-297.jpg" xlink:type="simple" xlink:show="embed" xlink:actuate="onLoad" draw:mime-type="image/jpeg"/>
</draw:frame>
欧洲足球的冠军锦标赛(球员最多21岁)在四重奏中的1/4决赛的参与者确定了最后一场比赛的小组赛阶段。</text:p>
      <text:p text:style-name="P4">
据《乌克林福》报道，佐治亚州和葡萄牙的球员参加了比赛的四分之一决赛。</text:p>
      <text:p text:style-name="P4">
在小组赛的最后一轮比赛中，格鲁吉亚人与尼斯兰德队(Niethland -1：1)一起吸引了比赛，葡萄牙人在最后几分钟赢得了比利时人-2：1。</text:p>
      <text:p text:style-name="P4">
锦标赛：佐治亚州-5分，葡萄牙-4，荷兰-3，比利时-2。</text:p>
      <text:p text:style-name="P4">
<text:span text:style-name="T4">
另请阅读：</text:span>
 <text:a xlink:type="simple" xlink:href="https://www.ukrinform.ua/rubric-sports/3728153-ukrainska-molodizka-u-statusi-cvertfinalistki-evro-zigrae-z-ispanieu.html" text:style-name="Internet_20_link" text:visited-style-name="Visited_20_Internet_20_Link">
乌克兰“青年”在西班牙八分之一决赛的欧洲竞争者状态</text:a>
在释放高达1/2欧元的比赛中(U21)佐治亚州和葡萄牙将与B组的第二和第一队一线，领导者将由乌克兰西班牙在决斗中确定。</text:p>
      <text:p text:style-name="P4">
照片：盖蒂图像。</text:p>
      <text:p text:style-name="P4">
News Source: <text:a xlink:type="simple" xlink:href="https://www.ukrinform.ua/rubric-sports/3728518-ce2023-sered-molodi-futbolisti-gruzii-ta-portugalii-u-cvertfinali.html" text:style-name="Internet_20_link" text:visited-style-name="Visited_20_Internet_20_Link">
https://www.ukrinform.ua/rubric-sports/3728518-ce2023-sered-molodi-futbolisti-gruzii-ta-portugalii-u-cvertfinali.html</text:a>
</text:p>
      <!--NEWS-->
      <text:h text:style-name="P10" text:outline-level="1">
<text:span text:style-name="T4">
美国本周宣布了瓦格纳PEC的新步骤</text:span>
</text:h>
      <text:p text:style-name="P4">
作者: Ukrinform (Person)</text:p>
      <text:p text:style-name="P4">
出版商: Укринформ (Organization)</text:p>
      <text:p text:style-name="P4">
出版时间: 2023-06-27T21:21:00+03:00</text:p>
      <text:p text:style-name="P4">
修改时间: 2023-06-27T21:21:00+03:00</text:p>
      <text:p text:style-name="P4">
描述: 美国政府计划采取其他步骤，以使瓦格纳对乌克兰和其他地区犯下的犯罪负责。  - 乌克林。</text:p>
      <text:p text:style-name="P4">
图片: ['<text:a xlink:type="simple" xlink:href="https://static.ukrinform.com/photos/2019_05/thumb_files/630_360_1556690028-879.jpg" text:style-name="Internet_20_link" text:visited-style-name="Visited_20_Internet_20_Link">
630_360_15566...</text:a>
']</text:p>
      <text:p text:style-name="P4">
标签: ['США', 'Держдеп', 'ПВК "Вагнера"']</text:p>
      <text:p text:style-name="P4">
类型: Article</text:p>
      <!--METADATA-->
      <text:p text:style-name="P4">
<draw:frame draw:style-name="fr1" draw:name="Image160" text:anchor-type="as-char" svg:width="6.9236in" svg:height="3.956343in" draw:z-index="0">
<draw:image xlink:href="../Images/yкринформ/2023-06-27T21-21-00-03-00/630_360_1556690028-879.jpg" xlink:type="simple" xlink:show="embed" xlink:actuate="onLoad" draw:mime-type="image/jpeg"/>
</draw:frame>
政府委托的各州计划采取其他措施，将瓦格纳的雇佣军绳之以法，以绳之以法，以应对在乌克兰和其他地区犯下的犯罪。</text:p>
      <text:p text:style-name="P4">
乌克林福音通讯员报告中，美国国务院马修·米勒(Matthew Miller)的发言人在迫切要求的情况下指出了这一点。</text:p>
      <text:p text:style-name="P4">
国务院代表说：“在不久的将来，跟踪更新，您将看到各个州的其他步骤，以使他们对承诺负责。”</text:p>
      <text:p text:style-name="P4">
他说，预计本周将有新的步骤。</text:p>
      <text:p text:style-name="P4">
<text:span text:style-name="T4">
另请阅读：</text:span>
 <text:span text:style-name="T4">
 [duda组成(https://www.ukrinform.ua/rubric-world/3728453-duda-vvazae-peremisenna-pvk-vagner-do-bilorusi-duze-negativnim-signalom.html)</text:span>
</text:p>
      <text:p text:style-name="P4">
正如乌克林福姆报道的那样，美国国务卿安东尼·眨眼(Anthony Blinken)表示，与<text:span text:style-name="T4">
 [PVC“瓦格纳”(PVC“ Wagner”)雇佣军的军事叛乱(https://www.ukrinform.ua/tag-pvk-vagnera)</text:span>
上周，由普林希金(Prishozhin)领导，在普京的力量中显示了“裂缝”。</text:p>
      <text:p text:style-name="P4">
<text:span text:style-name="T4">
另请阅读：</text:span>
 <text:span text:style-name="T4">
 <text:a xlink:type="simple" xlink:href="https://www.ukrinform.ua/rubric-world/3728434-lukasenko-pidtverdiv-pributta-prigozina-do-bilorusi.html" text:style-name="Internet_20_link" text:visited-style-name="Visited_20_Internet_20_Link">
Lukashenko确认Prigogine到达白俄罗斯的到来</text:a>
</text:span>
</text:p>
      <text:p text:style-name="P4">
同时，美国外交负责人对发展俄罗斯局势的最终行为仍在领先。</text:p>
      <text:p text:style-name="P4">
News Source: <text:a xlink:type="simple" xlink:href="https://www.ukrinform.ua/rubric-world/3728520-u-ssa-anonsuvali-novi-kroki-sodo-pvk-vagner-cogo-tizna.html" text:style-name="Internet_20_link" text:visited-style-name="Visited_20_Internet_20_Link">
https://www.ukrinform.ua/rubric-world/3728520-u-ssa-anonsuvali-novi-kroki-sodo-pvk-vagner-cogo-tizna.html</text:a>
</text:p>
      <!--NEWS-->
      <text:h text:style-name="P10" text:outline-level="1">
<text:span text:style-name="T4">
海牙开始了北约峰会的准备活动</text:span>
</text:h>
      <text:p text:style-name="P4">
作者: Ukrinform (Person)</text:p>
      <text:p text:style-name="P4">
出版商: Укринформ (Organization)</text:p>
      <text:p text:style-name="P4">
出版时间: 2023-06-27T21:26:00+03:00</text:p>
      <text:p text:style-name="P4">
修改时间: 2023-06-27T21:26:00+03:00</text:p>
      <text:p text:style-name="P4">
描述: 海牙已经开始了北约峰会的准备活动，北约峰会由荷兰总理马克·鲁特（Mark Rutte）和北约秘书长詹斯·斯托尔滕贝格（Jens Jens Stoltenberg）发起。  - 乌克林。</text:p>
      <text:p text:style-name="P4">
图片: ['<text:a xlink:type="simple" xlink:href="https://static.ukrinform.com/photos/2023_06/thumb_files/630_360_1687890860-356.jpeg" text:style-name="Internet_20_link" text:visited-style-name="Visited_20_Internet_20_Link">
630_360_16878...</text:a>
']</text:p>
      <text:p text:style-name="P4">
标签: ['Гаага', 'Рютте', 'Саміт НАТО', 'Столтенберг']</text:p>
      <text:p text:style-name="P4">
类型: Article</text:p>
      <!--METADATA-->
      <text:p text:style-name="P4">
<draw:frame draw:style-name="fr1" draw:name="Image161" text:anchor-type="as-char" svg:width="6.9236in" svg:height="3.956343in" draw:z-index="0">
<draw:image xlink:href="../Images/yкринформ/2023-06-27T21-26-00-03-00/630_360_1687890860-356.jpeg" xlink:type="simple" xlink:show="embed" xlink:actuate="onLoad" draw:mime-type="image/jpeg"/>
</draw:frame>
他是北约峰会的预备活动，该活动由北约·莱特(Nato Rytte)和北约秘书长金斯斯托尔滕贝格(Jinsastoltenberg)发起。</text:p>
      <text:p text:style-name="P4">
根据2023年6月27日星期二在海牙的乌克林通讯员的说法，海牙开始了一次会议，为北约峰会做准备，该会议应于7月11日至12日在维尔纽斯举行。</text:p>
      <text:p text:style-name="P4">
秘书长[北约]首次到达<text:a xlink:type="simple" xlink:href="https://www.ukrinform.ua/tag-nato" text:style-name="Internet_20_link" text:visited-style-name="Visited_20_Internet_20_Link">
北约</text:a>
詹斯·斯托尔滕贝格(Jens Stoltenberg)，之后，荷兰马克·鲁特(Mark Rutte)共同给了荷兰的其他参与者。</text:p>
      <text:p text:style-name="P4">
立陶宛总统吉塔纳斯·纳达达(Gitanas Nauseda)，波兰杜达总统，罗马尼亚总统克劳斯·约翰尼斯(Klaus Johannis)，挪威总理乔纳斯·加尔·斯特里(Jonas Jonas Gar Stere)总理，总理，总理。</text:p>
      <text:p text:style-name="P4">
在这次会议上，其参与者讨论了乌克兰的俄罗斯联合会和世界安全。</text:p>
      <text:p text:style-name="P4">
据报道，自从俄罗斯入侵北约和联盟国家以来，他继续为乌克兰提供重要的政治，经济，人道主义和军事援助。 这种援助的延续和增加将是该国州和政府院长会议期间的主要主题之一，该国将于7月11日至12日在维尔纽斯举行。</text:p>
      <text:p text:style-name="P4">
北约秘书长詹斯·斯托尔滕贝格(Jens Stoltenberg)在北约盟国同意乌克兰成为联盟的最新前会议上指出，但不会考虑其正式邀请在维尔纽斯峰会上进入的问题。</text:p>
      <text:p text:style-name="P4">
*!(https://www.ukrinform.ua/rubric-polytics/3728503-ukraina-ocikue-na-samiti-u-vilnusi-duze-silnogo-signalu-sodo-vstupu-v-nato-ermak.html)他指出，在维尔纽斯峰会上做出的决定将导致乌克兰前往北约。</text:p>
      <text:p text:style-name="P4">
在各个层面上，乌克兰一方强调，在2008年北约布加勒斯特峰会上听到的“乌克兰联盟成员”的保证是不够的。</text:p>
      <text:p text:style-name="P4">
News Source: <text:a xlink:type="simple" xlink:href="https://www.ukrinform.ua/rubric-world/3728519-u-gaazi-startuvav-pidgotovcij-zahid-do-samitu-nato.html" text:style-name="Internet_20_link" text:visited-style-name="Visited_20_Internet_20_Link">
https://www.ukrinform.ua/rubric-world/3728519-u-gaazi-startuvav-pidgotovcij-zahid-do-samitu-nato.html</text:a>
</text:p>
      <!--NEWS-->
      <text:h text:style-name="P10" text:outline-level="1">
<text:span text:style-name="T4">
波兰森林人交出了SUV和无人机的武装部队</text:span>
</text:h>
      <text:p text:style-name="P4">
作者: Ukrinform (Person)</text:p>
      <text:p text:style-name="P4">
出版商: Укринформ (Organization)</text:p>
      <text:p text:style-name="P4">
出版时间: 2023-06-27T21:29:00+03:00</text:p>
      <text:p text:style-name="P4">
修改时间: 2023-06-27T21:29:00+03:00</text:p>
      <text:p text:style-name="P4">
描述: 波兰森林人将22辆SUV和22次无人机转移给了乌克兰的武装部队。  - 乌克林。</text:p>
      <text:p text:style-name="P4">
图片: ['<text:a xlink:type="simple" xlink:href="https://static.ukrinform.com/photos/2023_06/thumb_files/630_360_1687890177-463.jpg" text:style-name="Internet_20_link" text:visited-style-name="Visited_20_Internet_20_Link">
630_360_16878...</text:a>
']</text:p>
      <text:p text:style-name="P4">
标签: ['Автомобіль', 'Польща', 'ЗСУ', 'Дрон']</text:p>
      <text:p text:style-name="P4">
类型: Article</text:p>
      <!--METADATA-->
      <text:p text:style-name="P4">
<draw:frame draw:style-name="fr1" draw:name="Image167" text:anchor-type="as-char" svg:width="6.9236in" svg:height="3.956343in" draw:z-index="0">
<draw:image xlink:href="../Images/yкринформ/2023-06-27T21-29-00-03-00/630_360_1687890177-463.jpg" xlink:type="simple" xlink:show="embed" xlink:actuate="onLoad" draw:mime-type="image/jpeg"/>
</draw:frame>
乌克兰武装部队的森林人将22辆SUV和22次无人机移交给乌克兰的武装部队。</text:p>
      <text:p text:style-name="P4">
据报道。 在。 [Facebook]的乌克兰森林“森林” Yuriybolokhovets总监(https://www.facebook.com/permalink.php?story_fbid=pfbid02v2MVeC2j5odrvbRvqNkERW27uD7vVd1FcT9FXDMiPjwGVdHmnBTyEt5idqy8maml&amp;id=100010028957829)，报道乌克林福姆。</text:p>
      <text:p text:style-name="P4">
博洛克霍夫茨报道：“我们从波兰森林人士那里传递了22辆SUV和22次无人机。”</text:p>
      <text:p text:style-name="P4">
据他说，在全面入侵波兰林业期间，已经收到了117辆汽车，74台无人机，35台热成像器，20个发电机，1.5万套背包等。</text:p>
      <text:p text:style-name="P4">
<text:span text:style-name="T4">
另请阅读：</text:span>
 <text:a xlink:type="simple" xlink:href="https://www.ukrinform.ua/rubric-world/3720857-pivdenna-korea-ta-polsa-planuut-razom-rozroblati-kolisnu-bronetehniku.html" text:style-name="Internet_20_link" text:visited-style-name="Visited_20_Internet_20_Link">
韩国和<text:span text:style-name="T4">
波兰</text:span>
计划开发亲切的装甲车</text:a>
除了军队的机械外，波兰的一侧还于6月27日移交给乌克兰，还有54个林业单位将分布在南部和东部地区，那里的森林需要最快的恢复。</text:p>
      <text:p text:style-name="P4">
据报道，不久内部事务部<text:a xlink:type="simple" xlink:href="https://www.ukrinform.ua/tag-polsa" text:style-name="Internet_20_link" text:visited-style-name="Visited_20_Internet_20_Link">
波兰</text:a>
将放置乌克兰国民警卫队，警察和边境服务部内政部的部门<text:a xlink:type="simple" xlink:href="https://www.ukrinform.ua/rubric-ato/3727859-polsa-vidpravit-ukrainskim-silovikam-tisaci-avtomativ-i-miljoni-naboiv.html" text:style-name="Internet_20_link" text:visited-style-name="Visited_20_Internet_20_Link">
成千上万的机器和数百万弹药</text:a>
。  照片：Yuri Bolokhovets，Facebook</text:p>
      <text:p text:style-name="P4">
News Source: <text:a xlink:type="simple" xlink:href="https://www.ukrinform.ua/rubric-ato/3728521-polski-lisivniki-peredali-zsu-partiu-pozaslahovikiv-i-droniv.html" text:style-name="Internet_20_link" text:visited-style-name="Visited_20_Internet_20_Link">
https://www.ukrinform.ua/rubric-ato/3728521-polski-lisivniki-peredali-zsu-partiu-pozaslahovikiv-i-droniv.html</text:a>
</text:p>
      <!--NEWS-->
      <text:h text:style-name="P10" text:outline-level="1">
<text:span text:style-name="T4">
达尼洛夫（Danilov</text:span>
</text:h>
      <text:p text:style-name="P4">
作者: Ukrinform (Person)</text:p>
      <text:p text:style-name="P4">
出版商: Укринформ (Organization)</text:p>
      <text:p text:style-name="P4">
出版时间: 2023-06-27T21:32:00+03:00</text:p>
      <text:p text:style-name="P4">
修改时间: 2023-06-27T21:32:00+03:00</text:p>
      <text:p text:style-name="P4">
描述: 据称是白俄罗斯“ Wagnerivtsi”营地的报告是一项信息和心理特殊操作，因为亚历山大·卢卡申科（Alexander Lukashenko）不允许这样做。  - 乌克林。</text:p>
      <text:p text:style-name="P4">
图片: ['<text:a xlink:type="simple" xlink:href="https://static.ukrinform.com/photos/2023_04/thumb_files/630_360_1680783799-703.jpg" text:style-name="Internet_20_link" text:visited-style-name="Visited_20_Internet_20_Link">
630_360_16807...</text:a>
']</text:p>
      <text:p text:style-name="P4">
标签: ['Білорусь', 'РНБО', 'Данілов', 'ІПСО']</text:p>
      <text:p text:style-name="P4">
类型: Article</text:p>
      <!--METADATA-->
      <text:p text:style-name="P4">
<draw:frame draw:style-name="fr1" draw:name="Image168" text:anchor-type="as-char" svg:width="6.9236in" svg:height="3.956343in" draw:z-index="0">
<draw:image xlink:href="../Images/yкринформ/2023-06-27T21-32-00-03-00/630_360_1680783799-703.jpg" xlink:type="simple" xlink:show="embed" xlink:actuate="onLoad" draw:mime-type="image/jpeg"/>
</draw:frame>
据称是白俄罗斯领土上的“瓦格尼夫蒂”营地的报告是特殊的，因为亚历山大·卢卡申科(Alexander Lukashenko)不允许这样做。</text:p>
      <text:p text:style-name="P4">
乌克林福音通讯员报道，这一意见是由乌克兰电话“统一新闻”的乌克兰Oleksiy Danilov国家安全与国防委员会部长发表的。</text:p>
      <text:p text:style-name="P4">
“卢卡申科(Lukashenko)是一位经验丰富的政治家，他自1994年以来就一直掌权……他将允许任何人在自己的领土上建立任何营地。 这是一个排除。 这些是俄罗斯人散布的，以使我们的乌克兰，波兰，立陶宛影响，与[白俄罗斯]有边界(https://www.ukrinform.ua/tag-bilorus)。 这是一个常规的特殊操作。 我生病了，卢卡申科(Lukashenko)将允许普京独自建立一支独立的私人军队，这不会受到控制。”丹尼洛夫说。</text:p>
      <text:p text:style-name="P4">
据他说，俄罗斯的局势证明，该国不可能有多个私人军事公司，因为这一切都以它们之间的关系结束。</text:p>
      <text:p text:style-name="P4">
<text:span text:style-name="T4">
另请阅读：</text:span>
 <text:a xlink:type="simple" xlink:href="https://www.ukrinform.ua/rubric-polytics/3728485-prigozin-ne-e-samostijnou-figurou-za-nim-stoat-ludi-v-pogonah-danilov.html" text:style-name="Internet_20_link" text:visited-style-name="Visited_20_Internet_20_Link">
Prigogine不是一个独立的人物，背后是人们 -  Danilov</text:a>
NSDC秘书在评论Wagner PEC的领导人“ Yevgeny Priggeny Summeria Belarus”时，提醒Lukashenko承诺与俄罗斯联合会有多年的联盟国家，同时不断从俄罗斯的预算中“吸取”钱。</text:p>
      <text:p text:style-name="P4">
“这是一个在叶利钦时代创建了所谓的联盟的人。 这是一只相当狐狸，那里不会有工会，它为其利益而努力。” Radbeza秘书说。</text:p>
      <text:p text:style-name="P4">
同时，达尼洛夫(Danilov)再次表达了他的信念，即世界应由俄罗斯联邦准备。</text:p>
      <text:p text:style-name="P4">
“任何事件都可以成为这一点的催化剂，并且必须准备世界。 因为俄罗斯的崩溃是不可避免的，”他强调。</text:p>
      <text:p text:style-name="P4">
至于前线的情况，据拉德贝扎(Radbeza)秘书说，乌克兰军队每天都有激烈的战斗，“每天向前迈进，向前迈进，并再次向前迈进，我们的乌克兰计划是什么，我们必须如何前进，，它被竖立了”。</text:p>
      <text:p text:style-name="P4">
正如乌克林福姆(Ukrinform)报道的<text:a xlink:type="simple" xlink:href="https://www.ukrinform.ua/rubric-other_news/3727120-zakolot-prigozina-vse-so-vidomo-na-cej-moment.html" text:style-name="Internet_20_link" text:visited-style-name="Visited_20_Internet_20_Link">
PEC“ Wagner” Yevgeny Prigogin的领导人，他于6月23日对Demarsh绘制了针对俄罗斯军事领导层的绘画</text:a>
尤其是针对俄罗斯国防部长谢尔盖·舒格(Sergei Shoig)。<text:a xlink:type="simple" xlink:href="https://www.ukrinform.ua/rubric-world/3728453-duda-vvazae-peremisenna-pvk-vagner-do-bilorusi-duze-negativnim-signalom.html" text:style-name="Internet_20_link" text:visited-style-name="Visited_20_Internet_20_Link">
波兰Andrzej Duda总裁认为</text:a>
瓦格纳·佩克(Wagner Pec)及其领导者耶夫根·普里瓜(Yevgeny Prigogine Dobilorus)的运动是“非常负面的信号”。</text:p>
      <text:p text:style-name="P4">
News Source: <text:a xlink:type="simple" xlink:href="https://www.ukrinform.ua/rubric-ato/3728522-danilov-nazvav-povidomlenna-pro-tabori-dla-vagnerivciv-u-bilorusi-zvicajnou-ipso.html" text:style-name="Internet_20_link" text:visited-style-name="Visited_20_Internet_20_Link">
https://www.ukrinform.ua/rubric-ato/3728522-danilov-nazvav-povidomlenna-pro-tabori-dla-vagnerivciv-u-bilorusi-zvicajnou-ipso.html</text:a>
</text:p>
      <!--NEWS-->
      <text:h text:style-name="P10" text:outline-level="1">
<text:span text:style-name="T4">
埃尔玛（Ermak）对以色列在俄罗斯对乌克兰的联邦战争中的中立地位感到惊讶</text:span>
</text:h>
      <text:p text:style-name="P4">
作者: Ukrinform (Person)</text:p>
      <text:p text:style-name="P4">
出版商: Укринформ (Organization)</text:p>
      <text:p text:style-name="P4">
出版时间: 2023-06-27T21:41:00+03:00</text:p>
      <text:p text:style-name="P4">
修改时间: 2023-06-27T21:41:00+03:00</text:p>
      <text:p text:style-name="P4">
描述: 鉴于俄罗斯犯下的战争和犯罪，以色列的立场不能是中立的。  - 乌克林。</text:p>
      <text:p text:style-name="P4">
图片: ['<text:a xlink:type="simple" xlink:href="https://static.ukrinform.com/photos/2023_06/thumb_files/630_360_1687457216-618.jpeg" text:style-name="Internet_20_link" text:visited-style-name="Visited_20_Internet_20_Link">
630_360_16874...</text:a>
']</text:p>
      <text:p text:style-name="P4">
标签: ['Ізраїль', 'Україна', 'Єрмак', 'Війна з Росією']</text:p>
      <text:p text:style-name="P4">
类型: Article</text:p>
      <!--METADATA-->
      <text:p text:style-name="P4">
<draw:frame draw:style-name="fr1" draw:name="Image169" text:anchor-type="as-char" svg:width="6.9236in" svg:height="3.956343in" draw:z-index="0">
<draw:image xlink:href="../Images/yкринформ/2023-06-27T21-41-00-03-00/630_360_1687457216-618.jpeg" xlink:type="simple" xlink:show="embed" xlink:actuate="onLoad" draw:mime-type="image/jpeg"/>
</draw:frame>
鉴于乌克兰的战争和犯罪，伊斯兰岛的立场不能是中立的。</text:p>
      <text:p text:style-name="P4">
乌克利福德通讯员报道，总统办公室主管安德里·耶尔马克(Andriy Yermak)在与扎维尔主义者的一次会议上表达了这种信念。</text:p>
      <text:p text:style-name="P4">
耶尔马克(Yermak)表示，他不明白为什么俄罗斯总统弗拉基米尔特汀(Vladimirputin)宣称为什么以色列作为一个国家，尤其是乌克兰乌克兰·弗拉基米尔·泽伦斯基(Ukraine Vladimir Zelensky Zelensky Zelensky)的总统“对犹太人的耻辱”。</text:p>
      <text:p text:style-name="P4">
“我不明白为什么内塔尼格(以色列总理本杰明·内塔尼亚格(Benjamin Netanyag-Ed)。)他没有来基辅。 为什么即使在圣地的到来之后 - 在Uman，在Babi Yar中也没有发生。”</text:p>
      <text:p text:style-name="P4">
<text:span text:style-name="T4">
另请阅读：</text:span>
 <text:span text:style-name="T4">
 <text:a xlink:type="simple" xlink:href="https://www.ukrinform.ua/rubric-polytics/3727558-posolstvo-ukraini-rozkritikuvalo-politiku-uradu-izrailu-sodo-rf-i-zaklikalo-pidtrimati-kiiv.html" text:style-name="Internet_20_link" text:visited-style-name="Visited_20_Internet_20_Link">
乌克兰大使馆批评政府对俄罗斯联合会的政策，并敦促支持基辅</text:a>
</text:span>
</text:p>
      <text:p text:style-name="P4">
他指出，以色列为乌克兰提供了大量的人道主义援助，并认为可能会更加严重。</text:p>
      <text:p text:style-name="P4">
“我不知道应该使用“应该”一词，所以我使用“可以”更多。 例如，他们知道如何击倒伊朗无人机。 没有人。 以色列应该站在光线侧，因此我们考虑。 这是其他人特别考虑合作伙伴，尤其是美国。”耶尔马克说。</text:p>
      <text:p text:style-name="P4">
<text:span text:style-name="T4">
另请阅读：</text:span>
 <text:span text:style-name="T4">
 [乌克兰大使称为邮政批评(https://www.ukrinform.ua/rubric-polytics/3728221-ukrainskogo-posla-viklikali-do-mzs-izrailu-pisla-kritiki-politiki-uradu.html)</text:span>
</text:p>
      <text:p text:style-name="P4">
如<text:span text:style-name="T4">
 <text:a xlink:type="simple" xlink:href="https://www.ukrinform.ua/rubric-polytics/3727558-posolstvo-ukraini-rozkritikuvalo-politiku-uradu-izrailu-sodo-rf-i-zaklikalo-pidtrimati-kiiv.html" text:style-name="Internet_20_link" text:visited-style-name="Visited_20_Internet_20_Link">
报告</text:a>
</text:span>
，乌克兰在以色列州的大使馆是以色列政府改变其在俄罗斯联邦的地位，并支持乌克兰在与侵略者作斗争中支持乌克兰。</text:p>
      <text:p text:style-name="P4">
之后，乌克兰Yevgeny Korniychuk的大使被召集到农业事务部<text:span text:style-name="T4">
 <text:a xlink:type="simple" xlink:href="https://www.ukrinform.ua/tag-izrail" text:style-name="Internet_20_link" text:visited-style-name="Visited_20_Internet_20_Link">
以色列</text:a>
</text:span>
。</text:p>
      <text:p text:style-name="P4">
在接受采访时，以色列内塔尼亚加(Netanyaga Benjamin Netanyag)的负责人说，他的国家在特殊情况下重新增强了波兰，德国，法国或任何国家。根据内塔尼格(Netanyag)的说法，以色列还担心，提供给乌克兰的任何系统都会像门那一样对其进行对抗。 他认为，以色列行为的一种平衡的方式是正确的。</text:p>
      <text:p text:style-name="P4">
News Source: <text:a xlink:type="simple" xlink:href="https://www.ukrinform.ua/rubric-polytics/3728525-ermak-zdivovanij-nejtralnou-pozicieu-izrailu-sodo-vijni-rf-proti-ukraini.html" text:style-name="Internet_20_link" text:visited-style-name="Visited_20_Internet_20_Link">
https://www.ukrinform.ua/rubric-polytics/3728525-ermak-zdivovanij-nejtralnou-pozicieu-izrailu-sodo-vijni-rf-proti-ukraini.html</text:a>
</text:p>
      <!--NEWS-->
      <text:h text:style-name="P10" text:outline-level="1">
<text:span text:style-name="T4">
卢卡申科（Lukashenko</text:span>
</text:h>
      <text:p text:style-name="P4">
作者: Ukrinform (Person)</text:p>
      <text:p text:style-name="P4">
出版商: Укринформ (Organization)</text:p>
      <text:p text:style-name="P4">
出版时间: 2023-06-27T21:49:00+03:00</text:p>
      <text:p text:style-name="P4">
修改时间: 2023-06-27T21:49:00+03:00</text:p>
      <text:p text:style-name="P4">
描述: 华盛顿官员认为，庇护到白俄罗斯军事刑事Yevgeny Prigogine的亚历山大·卢卡申科（Alexander Lukashenko）的行动为克里姆林宫而不是白俄罗斯的利益做出了贡献。  - 乌克林。</text:p>
      <text:p text:style-name="P4">
图片: ['<text:a xlink:type="simple" xlink:href="https://static.ukrinform.com/photos/2021_12/thumb_files/630_360_1640869831-423.jpg" text:style-name="Internet_20_link" text:visited-style-name="Visited_20_Internet_20_Link">
630_360_16408...</text:a>
']</text:p>
      <text:p text:style-name="P4">
标签: ['Кремль', 'Лукашенко', 'Держдеп', 'Пригожин']</text:p>
      <text:p text:style-name="P4">
类型: Article</text:p>
      <!--METADATA-->
      <text:p text:style-name="P4">
<draw:frame draw:style-name="fr1" draw:name="Image170" text:anchor-type="as-char" svg:width="6.9236in" svg:height="3.956343in" draw:z-index="0">
<draw:image xlink:href="../Images/yкринформ/2023-06-27T21-49-00-03-00/630_360_1640869831-423.jpg" xlink:type="simple" xlink:show="embed" xlink:actuate="onLoad" draw:mime-type="image/jpeg"/>
</draw:frame>
瓦辛顿官方认为，庇护到白俄罗斯的Yevgeny Prigogine军方的亚历山大·卢卡申科(Alexander Lukashenko)的行动为克里姆林宫和尼巴勒斯的利益做出了贡献。</text:p>
      <text:p text:style-name="P4">
乌克利弗通讯员报告说，这是由美国国务院马修米勒的发言人在新闻集群中指出的。</text:p>
      <text:p text:style-name="P4">
卢卡申科(Lukashenko)的决定(Prigozhin- ed。)在<text:a xlink:type="simple" xlink:href="https://www.ukrinform.ua/tag-bilorus" text:style-name="Internet_20_link" text:visited-style-name="Visited_20_Internet_20_Link">
白俄罗斯</text:a>
实际上，这表明要采取不符合人民的利益，而是为了克里姆林宫的利益是古老的。”美国外交政策说。</text:p>
      <text:p text:style-name="P4">
他强调，美国在乌克兰和非洲以及世界上其他任何时刻都密切监视瓦格纳PEC的活动。 米勒指出，“瓦格纳人”的活动损害了乌克兰的利益。</text:p>
      <text:p text:style-name="P4">
<text:span text:style-name="T4">
另请阅读：</text:span>
 <text:a xlink:type="simple" xlink:href="https://www.ukrinform.ua/rubric-polytics/3728485-prigozin-ne-e-samostijnou-figurou-za-nim-stoat-ludi-v-pogonah-danilov.html" text:style-name="Internet_20_link" text:visited-style-name="Visited_20_Internet_20_Link">
<text:span text:style-name="T4">
 Prigogine </text:span>
不是一个独立的人物，背后是肩带的人-Danilov</text:a>
如[Ukrinform]报道(https://www.ukrinform.ua/rubric-world/3728520-u-ssa-anonsuvali-novi-kroki-sodo-pvk-vagner-cogo-tizna.html)，美国国务院插入了Baiden的政府计划提出其他步骤，以引用Vagner PEC。</text:p>
      <text:p text:style-name="P4">
News Source: <text:a xlink:type="simple" xlink:href="https://www.ukrinform.ua/rubric-world/3728526-lukasenko-prihistiv-prigozina-v-interesah-kremla-derzdep.html" text:style-name="Internet_20_link" text:visited-style-name="Visited_20_Internet_20_Link">
https://www.ukrinform.ua/rubric-world/3728526-lukasenko-prihistiv-prigozina-v-interesah-kremla-derzdep.html</text:a>
</text:p>
      <!--NEWS-->
      <text:h text:style-name="P10" text:outline-level="1">
<text:span text:style-name="T4">
在利维夫，瓦西尔·斯利克（Vasyl Slipak）的亲戚和另外25个当地人获得了奖项</text:span>
</text:h>
      <text:p text:style-name="P4">
作者: Ukrinform (Person)</text:p>
      <text:p text:style-name="P4">
出版商: Укринформ (Organization)</text:p>
      <text:p text:style-name="P4">
出版时间: 2023-06-27T21:51:00+03:00</text:p>
      <text:p text:style-name="P4">
修改时间: 2023-06-27T21:51:00+03:00</text:p>
      <text:p text:style-name="P4">
描述: 在利沃夫（Lviv）中，在俄罗斯 - 乌克兰战争中的26名捍卫者赠送了圣尤里（St. Yuri）的名誉标志的名誉。 在死后奖中，特别是歌剧歌手和志愿者Vasyl Slipak。  - 乌克林。</text:p>
      <text:p text:style-name="P4">
图片: ['<text:a xlink:type="simple" xlink:href="https://static.ukrinform.com/photos/2023_06/thumb_files/630_360_1687891732-3651.jpeg" text:style-name="Internet_20_link" text:visited-style-name="Visited_20_Internet_20_Link">
630_360_16878...</text:a>
']</text:p>
      <text:p text:style-name="P4">
标签: ['Львів', 'Нагорода', 'Садовий', 'Сліпак', 'ЗСУ', 'Війна з Росією']</text:p>
      <text:p text:style-name="P4">
类型: Article</text:p>
      <!--METADATA-->
      <text:p text:style-name="P4">
<draw:frame draw:style-name="fr1" draw:name="Image171" text:anchor-type="as-char" svg:width="6.9236in" svg:height="3.956343in" draw:z-index="0">
<draw:image xlink:href="../Images/yкринформ/2023-06-27T21-51-00-03-00/630_360_1687891732-3651.jpeg" xlink:type="simple" xlink:show="embed" xlink:actuate="onLoad" draw:mime-type="image/jpeg"/>
</draw:frame>
在利沃夫(Lviv)，在鲁斯乌克兰战争中定居的26名捍卫者呈现了圣尤里(St. Yuri)的名誉标志。 在死后奖中，特别是歌剧歌手和志愿者Vasyl Slipak。</text:p>
      <text:p text:style-name="P4">
关于它报告<text:a xlink:type="simple" xlink:href="https://city-adm.lviv.ua/news/society/public-sector/297217-u-merii-lvova-posmertno-nahorodyly-lvivian-iaki-z-2014-roku-boronyly-nezalezhnist-ukrainy-foto-video" text:style-name="Internet_20_link" text:visited-style-name="Visited_20_Internet_20_Link">
新闻服务</text:a>
LVIV市议会，据报道。</text:p>
      <text:p text:style-name="P4">
</text:p>
      <text:p text:style-name="P4">
<text:a xlink:type="simple" xlink:href="https://static.ukrinform.com/photos/2023_06/1687891732-5891.jpeg" text:style-name="Internet_20_link" text:visited-style-name="Visited_20_Internet_20_Link">
 </text:a>
 <text:a xlink:type="simple" xlink:href="https://static.ukrinform.com/photos/2023_06/1687891732-3651.jpeg" text:style-name="Internet_20_link" text:visited-style-name="Visited_20_Internet_20_Link">
<draw:frame draw:style-name="fr1" draw:name="Image174" text:anchor-type="as-char" svg:width="6.9236in" svg:height="3.956343in" draw:z-index="0">
<draw:image xlink:href="../Images/yкринформ/2023-06-27T21-51-00-03-00/630_360_1687891732-3651.jpeg" xlink:type="simple" xlink:show="embed" xlink:actuate="onLoad" draw:mime-type="image/jpeg"/>
</draw:frame>
</text:a>
 <text:a xlink:type="simple" xlink:href="https://static.ukrinform.com/photos/2023_06/1687891732-9711.jpeg" text:style-name="Internet_20_link" text:visited-style-name="Visited_20_Internet_20_Link">
</text:a>
 <text:a xlink:type="simple" xlink:href="https://static.ukrinform.com/photos/2023_06/1687891732-4228.jpeg" text:style-name="Internet_20_link" text:visited-style-name="Visited_20_Internet_20_Link">
</text:a>
 <text:a xlink:type="simple" xlink:href="https://static.ukrinform.com/photos/2023_06/1687891733-1889.jpeg" text:style-name="Internet_20_link" text:visited-style-name="Visited_20_Internet_20_Link">
</text:a>
 <text:a xlink:type="simple" xlink:href="https://static.ukrinform.com/photos/2023_06/1687891733-9875.jpeg" text:style-name="Internet_20_link" text:visited-style-name="Visited_20_Internet_20_Link">
</text:a>
 <text:a xlink:type="simple" xlink:href="https://static.ukrinform.com/photos/2023_06/1687891733-4214.jpeg" text:style-name="Internet_20_link" text:visited-style-name="Visited_20_Internet_20_Link">
</text:a>
 <text:a xlink:type="simple" xlink:href="https://static.ukrinform.com/photos/2023_06/1687891733-4451.jpeg" text:style-name="Internet_20_link" text:visited-style-name="Visited_20_Internet_20_Link">
</text:a>
 <text:a xlink:type="simple" xlink:href="https://static.ukrinform.com/photos/2023_06/1687891733-8345.jpeg" text:style-name="Internet_20_link" text:visited-style-name="Visited_20_Internet_20_Link">
</text:a>
 <text:a xlink:type="simple" xlink:href="https://static.ukrinform.com/photos/2023_06/1687891733-9382.jpeg" text:style-name="Internet_20_link" text:visited-style-name="Visited_20_Internet_20_Link">
</text:a>
 <text:a xlink:type="simple" xlink:href="https://static.ukrinform.com/photos/2023_06/1687891733-4290.jpeg" text:style-name="Internet_20_link" text:visited-style-name="Visited_20_Internet_20_Link">
</text:a>
 <text:a xlink:type="simple" xlink:href="https://static.ukrinform.com/photos/2023_06/1687891734-4955.jpeg" text:style-name="Internet_20_link" text:visited-style-name="Visited_20_Internet_20_Link">
</text:a>
</text:p>
      <text:p text:style-name="P4">
_ <text:span text:style-name="T4">
视频：</text:span>
 <text:a xlink:type="simple" xlink:href="https://www.youtube.com/watch" text:style-name="Internet_20_link" text:visited-style-name="Visited_20_Internet_20_Link">
LVIV市议会</text:a>
_</text:p>
      <text:p text:style-name="P4">
市长与乌克兰国民警卫队西部行动 - 特区联合会的负责人，旅亚历山大·布拉夫科夫(Alexander Buravkov)，即。 第24个独立机械大队的指挥官以丹尼洛国王，维克多·弗拉森科上校的名字命名，以及以赫特曼·彼得·萨哈伊达克尼·帕维尔·塔卡维克(Hetman Peter Sahaidachny Pavel Tkachyuk)命名的国家支持部队的主任。 可以在网站上找到在LVIV中获得的英雄名单。</text:p>
      <text:p text:style-name="P4">
市议会提醒人们，“圣尤里的荣誉标志”是城市奖，该奖项因向城市的出色服务而授予。 区别有一个善意(https://www.ukrinform.ua/tag-lviv)。 这样的荣誉被授予借助乌克兰生命的利维夫大学。 颁奖典礼将在主要国家和国家假期之际举行。 第一次以下是英雄节之际于5月26日举行的 - 然后授予(死后)21军事。 今天，仪式是在乌克兰宪法之际举行的。</text:p>
      <text:p text:style-name="P4">
<text:span text:style-name="T4">
另请阅读：</text:span>
 [在斯特拉斯堡(Strasbourg(https://www.ukrinform.ua/rubric-diaspora/3707883-u-strasburzi-pokazali-scenicnu-versiu-pesi-prisvacenoi-vasilu-slipaku.html)正如乌克林福姆(Ukrinform)报道的那样，在这位诺戈罗德(Nogorod)指出的第一批士兵中，是少将谢尔盖·库尔奇特斯基(Sergey Kulchytsky)少将，他于2014年5月29日去世，当时MI-8直升机在卡拉丘山(Karachun Mountain)的Zetta之后被恐怖分子击落。</text:p>
      <text:p text:style-name="P4">
<text:span text:style-name="T5">
foto：city-adm.lviv.ua</text:span>
</text:p>
      <text:p text:style-name="P4">
News Source: <text:a xlink:type="simple" xlink:href="https://www.ukrinform.ua/rubric-regions/3728527-u-lvovi-ridni-vasila-slipaka-ta-se-25-zagiblih-na-vijni-mistan-otrimali-ihni-nagorodi.html" text:style-name="Internet_20_link" text:visited-style-name="Visited_20_Internet_20_Link">
https://www.ukrinform.ua/rubric-regions/3728527-u-lvovi-ridni-vasila-slipaka-ta-se-25-zagiblih-na-vijni-mistan-otrimali-ihni-nagorodi.html</text:a>
</text:p>
      <!--NEWS-->
      <text:h text:style-name="P10" text:outline-level="1">
<text:span text:style-name="T4">
Yermak讲述了在丹麦举行的会议以及全球峰会的前景有关和平公式</text:span>
</text:h>
      <text:p text:style-name="P4">
作者: Ukrinform (Person)</text:p>
      <text:p text:style-name="P4">
出版商: Укринформ (Organization)</text:p>
      <text:p text:style-name="P4">
出版时间: 2023-06-27T21:52:00+03:00</text:p>
      <text:p text:style-name="P4">
修改时间: 2023-06-27T21:52:00+03:00</text:p>
      <text:p text:style-name="P4">
描述: 哥本哈根的咨询参与者就会议的形式和讨论乌克兰和平公式的形式非常赞赏和平成就的关键原则。  - 乌克林。</text:p>
      <text:p text:style-name="P4">
图片: ['<text:a xlink:type="simple" xlink:href="https://static.ukrinform.com/photos/2023_06/thumb_files/630_360_1686729631-582.jpeg" text:style-name="Internet_20_link" text:visited-style-name="Visited_20_Internet_20_Link">
630_360_16867...</text:a>
']</text:p>
      <text:p text:style-name="P4">
标签: ['Данія', 'Саміт', 'Єрмак', 'Формула миру']</text:p>
      <text:p text:style-name="P4">
类型: Article</text:p>
      <!--METADATA-->
      <text:p text:style-name="P4">
<draw:frame draw:style-name="fr1" draw:name="Image185" text:anchor-type="as-char" svg:width="6.9236in" svg:height="3.956343in" draw:z-index="0">
<draw:image xlink:href="../Images/yкринформ/2023-06-27T21-52-00-03-00/630_360_1686729631-582.jpeg" xlink:type="simple" xlink:show="embed" xlink:actuate="onLoad" draw:mime-type="image/jpeg"/>
</draw:frame>
哥本哈根关于和平成就的关键原则的磋商通过会议的格式进行了极为高度评估，并讨论了乌克兰和平公式。</text:p>
      <text:p text:style-name="P4">
乌克兰安德里·伊尔马克(Andriy Yermak)总统办公室负责人在与Zavurnalists的一次会议上告知了这一点。</text:p>
      <text:p text:style-name="P4">
据他说，乌克兰发起的磋商是由巴西，英国，丹麦，欧盟，意大利，印度，加拿大，德国，南非，沙特阿拉伯，美国，美国，土耳其，法国和日本以及日本以及日本以及日本以及巴西的国家安全和政治顾问参加了日本，日本，日本，日本以及日本，法国，法国，法国和日本。也是欧洲委员会和欧元委员会的代表。 他补充说，这次会议成为对话的延续，该对话是在领导人[乌克兰]之间在广岛的G7峰会上开始的。(https://www.ukrinform.ua/tag-ukraina)，G7和全球南部国家。</text:p>
      <text:p text:style-name="P4">
在回答乌克林福姆的问题时，在这次会议上，由于她的立场，该国的立场变得更加接近乌克兰，OP的负责人说，事实是，这些国家在自己的位置上是如此不同，地缘政治利益是如此不同，一张桌子上的所有合作伙伴都非常感谢。 “所有咨询参与者都共享规定的主要原则。 每个人都知道对我们来说将是什么胜利。 每个人都准备好实现这一胜利，”他说。</text:p>
      <text:p text:style-name="P4">
根据这些磋商的结果，总统办公室打算组织全球和平峰会。 哥本哈根会议的一些参与者表达了一项任务，即这样的峰会可能会在年底之前通过。 “但是对我们来说，我们是一个长期的，我们将尽一切努力进行首脑会议。 作为其持有的潜在地方，我是第一个提出乌克兰的人。 它也可以是全球国家之一，例如在G20期间印度。 或纽约联合国大会。” A. Ermak评论道。</text:p>
      <text:p text:style-name="P4">
他还补充说，乌克兰在准备粮食安全，生态学，核安全，人道主义问题的峰会上准备印刷峰会方面有一个良好的前景。 “如果它发生在该国甚至在不同的大陆上，它只会帮助世界理解我们并有意识地支持我们。”</text:p>
      <text:p text:style-name="P4">
总的来说，根据A. Ermak的说法，今天，支持Zelensky“公式”的联盟已经拥有多达50个国家，可能有140多个国家，在联合国地标投票中，乌克兰支持这些国家。*!(https://www.ukrinform.ua/rubric-polytics/3728033-es-pidtrimue-ukrainsku-formulu-miru-ta-prosuvatime-ii-u-sviti-borrel.html)他回忆说，该公式包括10分，并基于联合国和国际法的原则。 此外，乌克兰公式的每个方向都列入了联合国大会的决议。 耶尔马克(Yermak)指出，每百次再次确认他们对联合国宪章规范和国际法原则的承诺。</text:p>
      <text:p text:style-name="P4">
乌克林福姆报道，2022年11月，乌克兰总统于2022年11月在该小组峰会的参与者中，从10分提出了乌克兰的方形。</text:p>
      <text:p text:style-name="P4">
_foto：op _</text:p>
      <text:p text:style-name="P4">
News Source: <text:a xlink:type="simple" xlink:href="https://www.ukrinform.ua/rubric-polytics/3728547-ermak-rozpoviv-pro-zustric-v-danii-ta-perspektivi-globalnogo-samitu-sodo-formuli-miru.html" text:style-name="Internet_20_link" text:visited-style-name="Visited_20_Internet_20_Link">
https://www.ukrinform.ua/rubric-polytics/3728547-ermak-rozpoviv-pro-zustric-v-danii-ta-perspektivi-globalnogo-samitu-sodo-formuli-miru.html</text:a>
</text:p>
      <!--NEWS-->
      <text:h text:style-name="P10" text:outline-level="1">
<text:span text:style-name="T4">
空军报告了三个俄罗斯TU-22M3的起飞</text:span>
</text:h>
      <text:p text:style-name="P4">
作者: Ukrinform (Person)</text:p>
      <text:p text:style-name="P4">
出版商: Укринформ (Organization)</text:p>
      <text:p text:style-name="P4">
出版时间: 2023-06-27T21:53:00+03:00</text:p>
      <text:p text:style-name="P4">
修改时间: 2023-06-27T21:53:00+03:00</text:p>
      <text:p text:style-name="P4">
描述: 在北奥塞埃山（North Ossetia），从机场记录了三架TU-22M3飞机朝Azov Sea迁移的飞机。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Повітряні сили ЗСУ', 'Війна з Росією', 'Повітряна тривога']</text:p>
      <text:p text:style-name="P4">
类型: Article</text:p>
      <!--METADATA-->
      <text:p text:style-name="P4">
<draw:frame draw:style-name="fr1" draw:name="Image186" text:anchor-type="as-char" svg:width="6.9236in" svg:height="3.948443in" draw:z-index="0">
<draw:image xlink:href="../Images/yкринформ/2023-06-27T21-53-00-03-00/630_360_1538997483-946.jpg" xlink:type="simple" xlink:show="embed" xlink:actuate="onLoad" draw:mime-type="image/jpeg"/>
</draw:frame>
从Airrodok的Airrodok记录了三架T-22M3飞机的T-22M3飞机。</text:p>
      <text:p text:style-name="P4">
这是由武装部队的空军在[电报]中报道的(https://t.me/kpszsu/2880)，报道乌克林福姆。</text:p>
      <text:p text:style-name="P4">
记录了“从北奥塞埃山(North Ossetia)的Airrodrome“ Mozdok”中的3 tu-22m3起飞。 上升警报信号!”  - 消息报告。</text:p>
      <text:p text:style-name="P4">
<text:span text:style-name="T4">
另请阅读：</text:span>
 [在空军中认为伊朗向俄罗斯Shahda提供空中和海]](https://www.ukrinform.ua/rubric-ato/3727683-u-povitranih-silah-vvazaut-so-iran-postacae-rosii-sahedi-povitram-ta-morem.html)另外<text:a xlink:type="simple" xlink:href="https://t.me/kpszsu/2881" text:style-name="Internet_20_link" text:visited-style-name="Visited_20_Internet_20_Link">
指示</text:a>
那个敌人的Tu-22M3在水区的侧面移动<text:a xlink:type="simple" xlink:href="https://www.ukrinform.ua/tag-azovske-more" text:style-name="Internet_20_link" text:visited-style-name="Visited_20_Internet_20_Link">
Azov Sea</text:a>
.</text:p>
      <text:p text:style-name="P4">
За даними ПС, є загроза ракетної небезпеки для Сходу й Півдня України.</text:p>
      <text:p text:style-name="P4">
Тим часом на Сході та Півдні України вже оголошено повітряні тривоги.</text:p>
      <text:p text:style-name="P4">
</text:p>
      <text:p text:style-name="P4">
News Source: <text:a xlink:type="simple" xlink:href="https://www.ukrinform.ua/rubric-ato/3728530-povitrani-sili-povidomlaut-pro-zlit-troh-rosijskih-tu22m3.html" text:style-name="Internet_20_link" text:visited-style-name="Visited_20_Internet_20_Link">
https://www.ukrinform.ua/rubric-ato/3728530-povitrani-sili-povidomlaut-pro-zlit-troh-rosijskih-tu22m3.html</text:a>
</text:p>
      <!--NEWS-->
      <text:h text:style-name="P10" text:outline-level="1">
<text:span text:style-name="T4">
检察官办公室赞成gur₴4亿逮捕资金的俄罗斯人</text:span>
</text:h>
      <text:p text:style-name="P4">
作者: Ukrinform (Person)</text:p>
      <text:p text:style-name="P4">
出版商: Укринформ (Organization)</text:p>
      <text:p text:style-name="P4">
出版时间: 2023-06-27T21:55:00+03:00</text:p>
      <text:p text:style-name="P4">
修改时间: 2023-06-27T21:55:00+03:00</text:p>
      <text:p text:style-name="P4">
描述: 检察官办公室转移了乌克兰国防部情报局的主要局长，4亿UAH被捕资金，其最终的益处所有者是俄罗斯联邦的居民。  - 乌克林。</text:p>
      <text:p text:style-name="P4">
图片: ['<text:a xlink:type="simple" xlink:href="https://static.ukrinform.com/photos/2022_03/thumb_files/630_360_1646152322-572.jpg" text:style-name="Internet_20_link" text:visited-style-name="Visited_20_Internet_20_Link">
630_360_16461...</text:a>
']</text:p>
      <text:p text:style-name="P4">
标签: ['Прокуратура', 'Розвідка', 'Гроші', 'Війна з Росією']</text:p>
      <text:p text:style-name="P4">
类型: Article</text:p>
      <!--METADATA-->
      <text:p text:style-name="P4">
<draw:frame draw:style-name="fr1" draw:name="Image188" text:anchor-type="as-char" svg:width="6.9236in" svg:height="3.956343in" draw:z-index="0">
<draw:image xlink:href="../Images/yкринформ/2023-06-27T21-55-00-03-00/630_360_1646152322-572.jpg" xlink:type="simple" xlink:show="embed" xlink:actuate="onLoad" draw:mime-type="image/jpeg"/>
</draw:frame>
检察官办公室已转移了乌克兰国防部情报局的主要局长4亿UAH的逮捕资金，最终的实益所有者是俄罗斯联邦的居民。</text:p>
      <text:p text:style-name="P4">
根据乌克林福姆的说法，检察官一般报告<text:a xlink:type="simple" xlink:href="https://t.me/pgo_gov_ua/13850" text:style-name="Internet_20_link" text:visited-style-name="Visited_20_Internet_20_Link">
Telegram</text:a>
。</text:p>
      <text:p text:style-name="P4">
根据波迪尔斯基地区检察官办公室的检察官的倡议，以调查刑事诉讼的限制，以支持<text:a xlink:type="simple" xlink:href="https://www.ukrinform.ua/tag-rozvidka" text:style-name="Internet_20_link" text:visited-style-name="Visited_20_Internet_20_Link">
GUR</text:a>
转移了4亿UAH被捕的外套。</text:p>
      <text:p text:style-name="P4">
调查发现，在基辅和乌克兰的其他地区，有企业的最终实益所有者是俄罗斯的居民。</text:p>
      <text:p text:style-name="P4">
在调查过程中，提供受控经济实体运作的公司的活动，以实施旨在拨款资金的提案活动，以及为暴力变革或推翻国家宪法秩序的筹资行动调查了乌克兰的乌克兰的权力。</text:p>
      <text:p text:style-name="P4">
在调查期间，应检察官办公室的要求，制造了这些公司的银行帐户，并将其支付的资金以4亿UAH的金额转移。</text:p>
      <text:p text:style-name="P4">
<text:span text:style-name="T4">
另请阅读：</text:span>
 <text:a xlink:type="simple" xlink:href="https://www.ukrinform.ua/rubric-vidbudova/3726532-dohodi-vid-arestovanih-rosijskih-aktiviv-peredavatimut-na-vidbudovu-ukraini-surma.html" text:style-name="Internet_20_link" text:visited-style-name="Visited_20_Internet_20_Link">
俄罗斯被捕的收入<text:span text:style-name="T4">
资产</text:span>
将通过乌克兰的重建 -  Shurma转移</text:a>
总的来说，自从全面入侵俄罗斯以来，波迪尔斯基地区检察官办公室已转移了约10亿卢比，以确保乌克兰的国防能力支持乌克兰情报。</text:p>
      <text:p text:style-name="P4">
据乌克林福姆(Ukrinform)报道，法院就资产的搜索和管理问题转移到乌克兰国家机构，属于俄罗斯联邦公民的Cherkasy Enterprise的财产被捕。</text:p>
      <text:p text:style-name="P4">
News Source: <text:a xlink:type="simple" xlink:href="https://www.ukrinform.ua/rubric-ato/3728529-prokuratura-peredala-na-korist-gur-400-miljoniv-arestovanih-kostiv-rosian.html" text:style-name="Internet_20_link" text:visited-style-name="Visited_20_Internet_20_Link">
https://www.ukrinform.ua/rubric-ato/3728529-prokuratura-peredala-na-korist-gur-400-miljoniv-arestovanih-kostiv-rosian.html</text:a>
</text:p>
      <!--NEWS-->
      <text:h text:style-name="P10" text:outline-level="1">
<text:span text:style-name="T4">
在Kramatorsk中，火箭中风受害者的数量增加到三名，25人受伤</text:span>
</text:h>
      <text:p text:style-name="P4">
作者: Ukrinform (Person)</text:p>
      <text:p text:style-name="P4">
出版商: Укринформ (Organization)</text:p>
      <text:p text:style-name="P4">
出版时间: 2023-06-27T21:58:00+03:00</text:p>
      <text:p text:style-name="P4">
修改时间: 2023-06-27T21:58:00+03:00</text:p>
      <text:p text:style-name="P4">
描述: 由于对Kramatorsk的火箭袭击，在顿涅茨克地区有三人被杀，其中25人，包括一个孩子，受伤。  - 乌克林。</text:p>
      <text:p text:style-name="P4">
图片: ['<text:a xlink:type="simple" xlink:href="https://static.ukrinform.com/photos/2023_06/thumb_files/630_360_1687892404-142.jpg" text:style-name="Internet_20_link" text:visited-style-name="Visited_20_Internet_20_Link">
630_360_16878...</text:a>
']</text:p>
      <text:p text:style-name="P4">
标签: ['Краматорськ', 'Війна з Росією', 'Ракетний удар']</text:p>
      <text:p text:style-name="P4">
类型: Article</text:p>
      <!--METADATA-->
      <text:p text:style-name="P4">
<draw:frame draw:style-name="fr1" draw:name="Image189" text:anchor-type="as-char" svg:width="6.9236in" svg:height="3.956343in" draw:z-index="0">
<draw:image xlink:href="../Images/yкринформ/2023-06-27T21-58-00-03-00/630_360_1687892404-142.jpg" xlink:type="simple" xlink:show="embed" xlink:actuate="onLoad" draw:mime-type="image/jpeg"/>
</draw:frame>
在顿涅茨克地区的克拉默斯克(Kramatortsk)中，有三人被杀，其中25人受伤，其中包括一个孩子。</text:p>
      <text:p text:style-name="P4">
总统办公室Andriy Ermak在[电报]中报道了这一点(https://t.me/ermaka2022/3043)，报道乌克林福姆。</text:p>
      <text:p text:style-name="P4">
“在Kramatorsk，由于俄罗斯火箭袭击，现在有3名死去的平民。 另外，有25人受伤。 其中，二丁蛋白。”耶尔马克说。</text:p>
      <text:p text:style-name="P4">
据报道，[星期二晚上的俄罗斯军队在Kramatorsk和S. Bilenke上被火箭发射器击中。 这是给出的(https://www.ukrinform.ua/rubric-ato/3728508-u-kramatorsku-rosijska-raketa-zrujnuvala-zaklad-u-centri-mista.html)照片：Yermak/Telegram</text:p>
      <text:p text:style-name="P4">
News Source: <text:a xlink:type="simple" xlink:href="https://www.ukrinform.ua/rubric-ato/3728532-u-kramatorsku-kilkist-zertv-raketnogo-udaru-zrosla-do-troh-25-poranenih.html" text:style-name="Internet_20_link" text:visited-style-name="Visited_20_Internet_20_Link">
https://www.ukrinform.ua/rubric-ato/3728532-u-kramatorsku-kilkist-zertv-raketnogo-udaru-zrosla-do-troh-25-poranenih.html</text:a>
</text:p>
      <!--NEWS-->
      <text:h text:style-name="P10" text:outline-level="1">
<text:span text:style-name="T4">
白宫没有确认将俄罗斯核武器放在白俄罗斯</text:span>
</text:h>
      <text:p text:style-name="P4">
作者: Ukrinform (Person)</text:p>
      <text:p text:style-name="P4">
出版商: Укринформ (Organization)</text:p>
      <text:p text:style-name="P4">
出版时间: 2023-06-27T22:00:00+03:00</text:p>
      <text:p text:style-name="P4">
修改时间: 2023-06-27T22:00:00+03:00</text:p>
      <text:p text:style-name="P4">
描述: 美国政府未正式确认有关涉嫌将俄罗斯联合会在白俄罗斯举行的核弹药的信息。  - 乌克林。</text:p>
      <text:p text:style-name="P4">
图片: ['<text:a xlink:type="simple" xlink:href="https://static.ukrinform.com/photos/2018_06/thumb_files/630_360_1528613516-2695.jpg" text:style-name="Internet_20_link" text:visited-style-name="Visited_20_Internet_20_Link">
630_360_15286...</text:a>
']</text:p>
      <text:p text:style-name="P4">
标签: ['Білорусь', 'Ядерна зброя', 'Білий дім', 'Війна з Росією']</text:p>
      <text:p text:style-name="P4">
类型: Article</text:p>
      <!--METADATA-->
      <text:p text:style-name="P4">
<draw:frame draw:style-name="fr1" draw:name="Image190" text:anchor-type="as-char" svg:width="6.9236in" svg:height="3.956343in" draw:z-index="0">
<draw:image xlink:href="../Images/yкринформ/2023-06-27T22-00-00-03-00/630_360_1528613516-2695.jpg" xlink:type="simple" xlink:show="embed" xlink:actuate="onLoad" draw:mime-type="image/jpeg"/>
</draw:frame>
美国政府未正式确认有关据称在白俄罗斯俄罗斯联邦中核弹药地点的信息。</text:p>
      <text:p text:style-name="P4">
据《乌克林法》报道，乌克利林法官的记者报道，白宫奥利维亚多尔顿的官方代表在周二发表了评论，以回应对白俄罗斯独裁者Oleksandr Lukashenko关于俄罗斯联邦核武器的陈述的要求。</text:p>
      <text:p text:style-name="P4">
白宫代表说：“我无法确认这一点。”</text:p>
      <text:p text:style-name="P4">
<text:span text:style-name="T4">
另请阅读：</text:span>
 <text:a xlink:type="simple" xlink:href="https://www.ukrinform.ua/rubric-ato/3728079-ssa-vvazaut-so-putin-ne-gotovij-zastosuvati-adernu-zbrou-v-ukraini-ci-deinde.html" text:style-name="Internet_20_link" text:visited-style-name="Visited_20_Internet_20_Link">
美国认为普京还没有准备好使用<text:span text:style-name="T4">
核</text:span>
<text:span text:style-name="T4">
武器</text:span>
在乌克兰或某个地方</text:a>
如[Ukrinform]报道(https://www.ukrinform.ua/rubric-world/3728447-lukasenko-zaaviv-so-znacnu-castinu-rosijskoi-adernoi-zbroi-vze-zavezli-v-bilorus.html)自称为白俄罗斯·奥尔克斯兰德鲁卡申科(Belarus Oleksandrlukashenko)的总统周二发表了声明，强调，计划将俄罗斯核武器的很大一部分(计划被带到白俄罗斯)已经在共和国中。 他还说，武器是由俄罗斯人提供的。</text:p>
      <text:p text:style-name="P4">
News Source: <text:a xlink:type="simple" xlink:href="https://www.ukrinform.ua/rubric-world/3728534-bilij-dim-ne-pidtverdzue-rozmisenna-adernoi-zbroi-rf-v-bilorusi.html" text:style-name="Internet_20_link" text:visited-style-name="Visited_20_Internet_20_Link">
https://www.ukrinform.ua/rubric-world/3728534-bilij-dim-ne-pidtverdzue-rozmisenna-adernoi-zbroi-rf-v-bilorusi.html</text:a>
</text:p>
      <!--NEWS-->
      <text:h text:style-name="P10" text:outline-level="1">
<text:span text:style-name="T4">
Alexei Reznikov讨论了与保加利亚同事的国防合作的前景</text:span>
</text:h>
      <text:p text:style-name="P4">
作者: ['АРМІЯINFORM']</text:p>
      <text:p text:style-name="P4">
时间: 2023-06-27T22:00:00-04:00</text:p>
      <text:p text:style-name="P4">
描述: 乌克兰Oleksiy Reznikov Profiv的Mainstr Deform Deform to Hindov Rozmov与Otiller ...与乌克兰2022年的战争，与乌克兰与乌克兰的最新新闻，今天与乌克兰2022年的新闻战争，今天，乌克兰和俄罗斯之间的战争将是一场战争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6/d0a4c19b-f895-4e09-9c7f-663045a20ee5.jpg" text:style-name="Internet_20_link" text:visited-style-name="Visited_20_Internet_20_Link">
d0a4c19b-f895-4e09-9c7f-663045a20ee5.jpg</text:a>
']</text:p>
      <text:p text:style-name="P4">
标签: ['МІНІСТР ОБОРОНИ БОЛГАРІЇ', 'ОЛЕКСІЙ РЕЗНІКОВ', 'ОФІЦІЙНО', 'ТОДОР ТАГАРАЄВ']</text:p>
      <text:p text:style-name="P4">
类别: News</text:p>
      <!--METADATA-->
      <text:p text:style-name="P4">
<draw:frame draw:style-name="fr1" draw:name="Image191" text:anchor-type="as-char" svg:width="6.9236in" svg:height="3.894525in" draw:z-index="0">
<draw:image xlink:href="../Images/AРМІЯINFORM/2023-06-27T22-00-00-04-00/d0a4c19b-f895-4e09-9c7f-663045a20ee5.jpg" xlink:type="simple" xlink:show="embed" xlink:actuate="onLoad" draw:mime-type="image/jpeg"/>
</draw:frame>
乌克兰国防部长Alexei Reznikov与保加利亚国防部负责人Todor Tagarev进行了电话交谈。</text:p>
      <text:p text:style-name="P4">
Alexei Reznikov <text:a xlink:type="simple" xlink:href="https://twitter.com/oleksiireznikov/status/1673381799458750482" text:style-name="Internet_20_link" text:visited-style-name="Visited_20_Internet_20_Link">
写</text:a>
vtwitter。</text:p>
      <text:p text:style-name="P4">
“我与保加利亚同行Tagarev部长进行了非常富有成效的对话。 他们讨论了乌克兰和保加利亚国防合作的前景，并在医疗领域开展了新项目。”乌克兰国防部长说。</text:p>
      <text:p text:style-name="P4">
Alexei Reznikov还补充说，国防机构负责人(https://armyinform.com.ua/2022/11/09/nastupnyj-samit-nato-vidbudetsya-vlitku-2023-roku-v-lytvi/)”，并感谢乌克兰护理的官方索非亚。</text:p>
      <text:p text:style-name="P4">
News Source: <text:a xlink:type="simple" xlink:href="https://armyinform.com.ua/2023/06/27/oleksij-reznikov-u-telefonnij-rozmovi-z-bolgarskym-kolegoyu-obgovoryv-perspektyvy-oboronnoyi-spivpraczi/" text:style-name="Internet_20_link" text:visited-style-name="Visited_20_Internet_20_Link">
https://armyinform.com.ua/2023/06/27/oleksij-reznikov-u-telefonnij-rozmovi-z-bolgarskym-kolegoyu-obgovoryv-perspektyvy-oboronnoyi-spivpraczi/</text:a>
</text:p>
      <!--NEWS-->
      <text:h text:style-name="P10" text:outline-level="1">
<text:span text:style-name="T4">
乌克兰III欧洲奥运会的第34枚奖牌获胜</text:span>
</text:h>
      <text:p text:style-name="P4">
作者: Ukrinform (Person)</text:p>
      <text:p text:style-name="P4">
出版商: Укринформ (Organization)</text:p>
      <text:p text:style-name="P4">
出版时间: 2023-06-27T22:01:00+03:00</text:p>
      <text:p text:style-name="P4">
修改时间: 2023-06-27T22:01:00+03:00</text:p>
      <text:p text:style-name="P4">
描述: 乌克兰国家队在克拉科夫（波兰）的III欧洲奥运会上获得了第34枚奖牌。  - 乌克林。</text:p>
      <text:p text:style-name="P4">
图片: ['<text:a xlink:type="simple" xlink:href="https://static.ukrinform.com/photos/2023_06/thumb_files/630_360_1687891734-402.jpg" text:style-name="Internet_20_link" text:visited-style-name="Visited_20_Internet_20_Link">
630_360_16878...</text:a>
']</text:p>
      <text:p text:style-name="P4">
标签: None</text:p>
      <text:p text:style-name="P4">
类型: Article</text:p>
      <!--METADATA-->
      <text:p text:style-name="P4">
<draw:frame draw:style-name="fr1" draw:name="Image192" text:anchor-type="as-char" svg:width="6.9236in" svg:height="3.956343in" draw:z-index="0">
<draw:image xlink:href="../Images/yкринформ/2023-06-27T22-01-00-03-00/630_360_1687891734-402.jpg" xlink:type="simple" xlink:show="embed" xlink:actuate="onLoad" draw:mime-type="image/jpeg"/>
</draw:frame>
国家队在克拉科夫的III欧洲奥运会上赢得了第34枚奖牌(波兰).</text:p>
      <text:p text:style-name="P4">
Володаркою «срібла» в новому олімпійському виді спорту стала 27-річна АннаПономаренко, яка виступає на змаганнях під нікнеймом Stefani, передаєУкрінформ.</text:p>
      <text:p text:style-name="P4">
Матч за «золото» Stefani проводила проти 17-річної нідерландки India. На конубуло не лише звання чемпіонки Європейських ігор, але й ліцензія наОлімпіаду-2024 - її отримувала лише переможниця змагань.</text:p>
      <text:p text:style-name="P4">
Stefani програла усі три раунди India. Вона набрала лише два очки у першому,поступившись у двох наступних - 2:7, 0:9, 0:9. Таким чином, олімпійськуліцензію здобула нідерландська бі-гьорл.</text:p>
      <text:p text:style-name="P4">
Як інформує <text:a xlink:type="simple" xlink:href="https://suspilne.media/516851-ukrainka-stala-vicecempionkou-evropejskih-igor-z-brejkingu-ale-zupinilasa-u-kroci-vid-olimpijskoi-licenzii/" text:style-name="Internet_20_link" text:visited-style-name="Visited_20_Internet_20_Link">
 Суспільне Спорт </text:a>
，打破或闯入是一种舞蹈，它于1970年代在布朗克斯纽约区出生。 它结合了跳跃和杂技运动的元素，还需要伟大的运动能力。</text:p>
      <text:p text:style-name="P4">
News Source: <text:a xlink:type="simple" xlink:href="https://www.ukrinform.ua/rubric-sports/3728531-34tu-medal-na-evropejskih-igrah-ukraina-vigrala-u-brejkingu.html" text:style-name="Internet_20_link" text:visited-style-name="Visited_20_Internet_20_Link">
https://www.ukrinform.ua/rubric-sports/3728531-34tu-medal-na-evropejskih-igrah-ukraina-vigrala-u-brejkingu.html</text:a>
</text:p>
      <!--NEWS-->
      <text:h text:style-name="P10" text:outline-level="1">
<text:span text:style-name="T4">
在受伤的克拉曼托克斯（Kramatorsk）中 - 三名外国人和一个孩子，仍然有瓦砾下的人</text:span>
</text:h>
      <text:p text:style-name="P4">
作者: Ukrinform (Person)</text:p>
      <text:p text:style-name="P4">
出版商: Укринформ (Organization)</text:p>
      <text:p text:style-name="P4">
出版时间: 2023-06-27T22:07:00+03:00</text:p>
      <text:p text:style-name="P4">
修改时间: 2023-06-27T22:07:00+03:00</text:p>
      <text:p text:style-name="P4">
描述: 由于俄罗斯火箭在比萨店里的命中率，在克拉曼托克斯（Kramatorsk）中，受伤的人 - 三名外国人和一个孩子，在这个食品机构的废墟下仍然是人。  - 乌克林。</text:p>
      <text:p text:style-name="P4">
图片: ['<text:a xlink:type="simple" xlink:href="https://static.ukrinform.com/photos/2023_06/thumb_files/630_360_1687892764-893.jpg" text:style-name="Internet_20_link" text:visited-style-name="Visited_20_Internet_20_Link">
630_360_16878...</text:a>
']</text:p>
      <text:p text:style-name="P4">
标签: ['Краматорськ', 'Обстріл', 'Війна з Росією', 'Ракетний удар']</text:p>
      <text:p text:style-name="P4">
类型: Article</text:p>
      <!--METADATA-->
      <text:p text:style-name="P4">
<draw:frame draw:style-name="fr1" draw:name="Image193" text:anchor-type="as-char" svg:width="6.9236in" svg:height="3.956343in" draw:z-index="0">
<draw:image xlink:href="../Images/yкринформ/2023-06-27T22-07-00-03-00/630_360_1687892764-893.jpg" xlink:type="simple" xlink:show="embed" xlink:actuate="onLoad" draw:mime-type="image/jpeg"/>
</draw:frame>
由于俄罗斯火箭在比萨饼中的命中率(三名前卫者和一个孩子)在该食品机构的瓦砾下仍然存在，因此乌克兰特斯克(Ukramatorsk)受伤。</text:p>
      <text:p text:style-name="P4">
根据乌克林福姆的说法，在电报中有关它<text:a xlink:type="simple" xlink:href="https://t.me/pavlokyrylenko_donoda/8507" text:style-name="Internet_20_link" text:visited-style-name="Visited_20_Internet_20_Link">
报告</text:a>
Donetsk地区行政部门负责人Pavel Kirilenko。</text:p>
      <text:p text:style-name="P4">
“由于Pokramatorsk Rocket中风，至少有2人被杀，18人受伤。 在受伤的人中 - 有1名儿童和3名外国人...根据初步信息，在比萨饼的废墟下仍然有人们 - 有一个救援行动。”</text:p>
      <text:p text:style-name="P4">
<text:span text:style-name="T4">
另请阅读：</text:span>
 <text:span text:style-name="T4">
 <text:a xlink:type="simple" xlink:href="https://www.ukrinform.ua/rubric-ato/3728524-raketnij-udar-po-kramatorsku-zaginuli-dvoe-osib-poraneni-22.html" text:style-name="Internet_20_link" text:visited-style-name="Visited_20_Internet_20_Link">
Rocket on Kramatorsk：两人被杀，受伤-22</text:a>
</text:span>
</text:p>
      <text:p text:style-name="P4">
他回忆说，今天大约20个小时的俄罗斯人袭击了这座城市，亲吻了私营部门和比萨店。</text:p>
      <text:p text:style-name="P4">
在现场，救援人员成立了一家运营总部，警察正在工作。</text:p>
      <text:p text:style-name="P4">
根据基里伦科(Kirilenko)的说法，所有受伤的人都接受了必要的医疗服务。许多房屋，商店，咖啡店和其他场所都受到损害。</text:p>
      <text:p text:style-name="P4">
“袭击的确切影响仍然必须建立。 这是平民的另一种有目的的方式，这是我们土地上俄罗斯人的另一种军事犯罪。 俄罗斯是一个恐怖分子!”  -   - 该地区负责人。</text:p>
      <text:p text:style-name="P4">
<text:span text:style-name="T4">
另请阅读：</text:span>
 <text:span text:style-name="T4">
 [在Kramatorsk俄罗斯火箭摧毁了该市的状态(https://www.ukrinform.ua/rubric-ato/3728508-u-kramatorsku-rosijska-raketa-zrujnuvala-zaklad-u-centri-mista.html)</text:span>
</text:p>
      <text:p text:style-name="P4">
正如乌克林福姆报道的那样，6月27日，俄罗斯人袭击了两个<text:span text:style-name="T4">
 <text:a xlink:type="simple" xlink:href="https://www.ukrinform.ua/tag-raketnij-udar" text:style-name="Internet_20_link" text:visited-style-name="Visited_20_Internet_20_Link">
火箭发射器</text:a>
</text:span>
在kramatorsk上。 第一个是市中心的食品建筑，第二个是村庄。 白色的。</text:p>
      <text:p text:style-name="P4">
News Source: <text:a xlink:type="simple" xlink:href="https://www.ukrinform.ua/rubric-ato/3728533-u-kramatorsku-sered-poranenih-tri-inozemci-ta-ditina-pid-zavalami-dosi-e-ludi.html" text:style-name="Internet_20_link" text:visited-style-name="Visited_20_Internet_20_Link">
https://www.ukrinform.ua/rubric-ato/3728533-u-kramatorsku-sered-poranenih-tri-inozemci-ta-ditina-pid-zavalami-dosi-e-ludi.html</text:a>
</text:p>
      <!--NEWS-->
      <text:h text:style-name="P10" text:outline-level="1">
<text:span text:style-name="T4">
哈尔基夫戏剧剧院从普希金的名字中删除</text:span>
</text:h>
      <text:p text:style-name="P4">
作者: Ukrinform (Person)</text:p>
      <text:p text:style-name="P4">
出版商: Укринформ (Organization)</text:p>
      <text:p text:style-name="P4">
出版时间: 2023-06-27T22:11:02+03:00</text:p>
      <text:p text:style-name="P4">
修改时间: 2023-06-27T22:11:02+03:00</text:p>
      <text:p text:style-name="P4">
描述: 从哈尔基夫学术戏剧剧院的名字来看，普希金的名字被删除了。  - 乌克林。</text:p>
      <text:p text:style-name="P4">
图片: ['<text:a xlink:type="simple" xlink:href="https://static.ukrinform.com/photos/2023_06/thumb_files/630_360_1687892676-162.jpg" text:style-name="Internet_20_link" text:visited-style-name="Visited_20_Internet_20_Link">
630_360_16878...</text:a>
']</text:p>
      <text:p text:style-name="P4">
标签: ['Театр', 'Ткаченко', 'Харків', 'Перейменування', 'МКІП ']</text:p>
      <text:p text:style-name="P4">
类型: Article</text:p>
      <!--METADATA-->
      <text:p text:style-name="P4">
<draw:frame draw:style-name="fr1" draw:name="Image194" text:anchor-type="as-char" svg:width="6.9236in" svg:height="3.956343in" draw:z-index="0">
<draw:image xlink:href="../Images/yкринформ/2023-06-27T22-11-02-03-00/630_360_1687892676-162.jpg" xlink:type="simple" xlink:show="embed" xlink:actuate="onLoad" draw:mime-type="image/jpeg"/>
</draw:frame>
普希金的名字是从纳齐瓦卡学术戏剧剧院撤回的。</text:p>
      <text:p text:style-name="P4">
关于这位文化和信息政策部长Oleksandr Tkachenko将报告<text:a xlink:type="simple" xlink:href="https://t.me/otkachenkokyiv/3818" text:style-name="Internet_20_link" text:visited-style-name="Visited_20_Internet_20_Link">
Telegram</text:a>
，报道乌克林福姆。</text:p>
      <text:p text:style-name="P4">
<text:span text:style-name="T5">
foto：tkachenko.ua，telegram</text:span>
</text:p>
      <text:p text:style-name="P4">
Antipushkin在行动中。 哈尔基夫学术戏剧<text:a xlink:type="simple" xlink:href="https://www.ukrinform.ua/tag-teatr" text:style-name="Internet_20_link" text:visited-style-name="Visited_20_Internet_20_Link">
剧院</text:a>
普希金(Pushkin)摆脱了名字，”  - 写下Tokachenko。</text:p>
      <text:p text:style-name="P4">
<text:span text:style-name="T4">
另请阅读：</text:span>
 <text:a xlink:type="simple" xlink:href="https://www.ukrinform.ua/rubric-regions/3722289-u-harkovi-perejmenuvali-centralnij-park-im-gorkogo-ta-kilka-vulic.html" text:style-name="Internet_20_link" text:visited-style-name="Visited_20_Internet_20_Link">
在Kharkiv重命名的中央公园。 Gorky Tansyolka街</text:a>
据报道，Verkhovna Rada于5月3日在二读中批准，整个法律<text:a xlink:type="simple" xlink:href="https://itd.rada.gov.ua/billInfo/Bills/Card/41004" text:style-name="Internet_20_link" text:visited-style-name="Visited_20_Internet_20_Link">
第8273号</text:a>
确定将文化遗产对象归因于象征性帝国或苏联极权主义政策的标准，并规定此类物体不受进入乌克兰不动产的国家登记册的约束，并且如果以前，如果在此登记册中被撤回。它以前是瘀伤的。 该法案被称为Anti -Pushkin，是在Mkip中制定的。</text:p>
      <text:p text:style-name="P4">
<text:span text:style-name="T5">
foto：facebook.com/rusdramacom</text:span>
</text:p>
      <text:p text:style-name="P4">
News Source: <text:a xlink:type="simple" xlink:href="https://www.ukrinform.ua/rubric-culture/3728536-harkivskij-dramteatr-pribrav-iz-nazvi-puskina.html" text:style-name="Internet_20_link" text:visited-style-name="Visited_20_Internet_20_Link">
https://www.ukrinform.ua/rubric-culture/3728536-harkivskij-dramteatr-pribrav-iz-nazvi-puskina.html</text:a>
</text:p>
      <!--NEWS-->
      <text:h text:style-name="P10" text:outline-level="1">
<text:span text:style-name="T4">
波罗的海国家敦促北约通过白俄罗斯的Wagnets加强东部边界</text:span>
</text:h>
      <text:p text:style-name="P4">
作者: Ukrinform (Person)</text:p>
      <text:p text:style-name="P4">
出版商: Укринформ (Organization)</text:p>
      <text:p text:style-name="P4">
出版时间: 2023-06-27T22:15:00+03:00</text:p>
      <text:p text:style-name="P4">
修改时间: 2023-06-27T22:15:00+03:00</text:p>
      <text:p text:style-name="P4">
描述: 鉴于瓦格纳·佩克（Wagner Pec）向白俄罗斯（Belarus）运动，拉脱维亚和立陶宛周二被要求在北约加强东部边界。  - 乌克林。</text:p>
      <text:p text:style-name="P4">
图片: ['<text:a xlink:type="simple" xlink:href="https://static.ukrinform.com/photos/2021_10/thumb_files/630_360_1635440252-931.jpg" text:style-name="Internet_20_link" text:visited-style-name="Visited_20_Internet_20_Link">
630_360_16354...</text:a>
']</text:p>
      <text:p text:style-name="P4">
标签: ['Білорусь', 'Латвія', 'Литва', 'НАТО', 'ПВК "Вагнера"', 'Війна з Росією']</text:p>
      <text:p text:style-name="P4">
类型: Article</text:p>
      <!--METADATA-->
      <text:p text:style-name="P4">
<draw:frame draw:style-name="fr1" draw:name="Image196" text:anchor-type="as-char" svg:width="6.9236in" svg:height="3.956343in" draw:z-index="0">
<draw:image xlink:href="../Images/yкринформ/2023-06-27T22-15-00-03-00/630_360_1635440252-931.jpg" xlink:type="simple" xlink:show="embed" xlink:actuate="onLoad" draw:mime-type="image/jpeg"/>
</draw:frame>
周二，鉴于瓦格纳·佩奇(Wagner Pec)与白俄罗斯(Belarus)的相互作用，拉脱维亚被敦促北约加强东部边界。</text:p>
      <text:p text:style-name="P4">
关于它报告<text:a xlink:type="simple" xlink:href="https://www.reuters.com/world/europe/baltic-states-call-nato-increase-security-with-wagner-belarus-2023-06-27/" text:style-name="Internet_20_link" text:visited-style-name="Visited_20_Internet_20_Link">
路透</text:a>
乌克林福姆报道，意识到两国外交部的声明。</text:p>
      <text:p text:style-name="P4">
拉脱维亚外交部长埃德加斯林基维奇(Edgarsrinkevich)说：“需要从安全的另一个角度来评估这一步骤。我们已经看到了这些雇佣军的机会。”</text:p>
      <text:p text:style-name="P4">
<text:span text:style-name="T4">
另请阅读：</text:span>
 <text:span text:style-name="T4">
 <text:a xlink:type="simple" xlink:href="https://www.ukrinform.ua/rubric-world/3728520-u-ssa-anonsuvali-novi-kroki-sodo-pvk-vagner-cogo-tizna.html" text:style-name="Internet_20_link" text:visited-style-name="Visited_20_Internet_20_Link">
在美国宣布了本周瓦格纳PEC的新步骤</text:a>
</text:span>
</text:p>
      <text:p text:style-name="P4">
据他说，瓦格纳到白俄罗斯的到来应在北约的情境炎以及我们在辩护中进行的所有讨论，遏制缺乏经验的解决方案以加强东部侧面的安全性。”</text:p>
      <text:p text:style-name="P4">
立陶宛外交部长加布里埃勒斯·兰斯贝吉斯(Gabrielus Landsbergis)表示，瓦格纳(Wagner)搬到莫斯科(Moscow)，每天克服数百公里，表明有必要加强对波罗的海国家的防御。</text:p>
      <text:p text:style-name="P4">
<text:span text:style-name="T4">
另请阅读：</text:span>
 <text:span text:style-name="T4">
 [duda组成(https://www.ukrinform.ua/rubric-world/3728453-duda-vvazae-peremisenna-pvk-vagner-do-bilorusi-duze-negativnim-signalom.html)</text:span>
</text:p>
      <text:p text:style-name="P4">
他强调，这创造了“该地区更加不稳定，不可预测的环境”。</text:p>
      <text:p text:style-name="P4">
立陶宛部长说：“我们必须非常重视对波罗的海地区的辩护。”</text:p>
      <text:p text:style-name="P4">
据报道，领导者<text:span text:style-name="T4">
 <text:a xlink:type="simple" xlink:href="https://www.ukrinform.ua/tag-pvk-vagnera" text:style-name="Internet_20_link" text:visited-style-name="Visited_20_Internet_20_Link">
PVC“ Wagner”</text:a>
</text:span>
 Yevgeny Prigogin宣布了Demarsh反对俄罗斯军事领导人，特别是反对俄罗斯联邦Sergei Shoig的国防部长。</text:p>
      <text:p text:style-name="P4">
<text:span text:style-name="T4">
另请阅读：</text:span>
 <text:span text:style-name="T4">
 <text:a xlink:type="simple" xlink:href="https://www.ukrinform.ua/rubric-world/3728526-lukasenko-prihistiv-prigozina-v-interesah-kremla-derzdep.html" text:style-name="Internet_20_link" text:visited-style-name="Visited_20_Internet_20_Link">
lukashenko HID HID PRIGOGINE为了克里姆林宫 - 州立部门的利益</text:a>
</text:span>
</text:p>
      <text:p text:style-name="P4">
Oleksandr Lukashenko与Prigogin进行了谈判，此后，他说该小组返回了野外营地。</text:p>
      <text:p text:style-name="P4">
6月26日，俄罗斯总统沃迪米尔·普京(Volodymyr Putin)呼吁俄罗斯联邦俄罗斯总统与俄罗斯联邦国防部或其他权力器官签订合同，返回亲戚或“去白俄罗斯”。</text:p>
      <text:p text:style-name="P4">
News Source: <text:a xlink:type="simple" xlink:href="https://www.ukrinform.ua/rubric-world/3728528-kraini-baltii-zaklikaut-nato-posiliti-shidni-kordoni-cerez-vagnerivciv-u-bilorusi.html" text:style-name="Internet_20_link" text:visited-style-name="Visited_20_Internet_20_Link">
https://www.ukrinform.ua/rubric-world/3728528-kraini-baltii-zaklikaut-nato-posiliti-shidni-kordoni-cerez-vagnerivciv-u-bilorusi.html</text:a>
</text:p>
      <!--NEWS-->
      <text:h text:style-name="P10" text:outline-level="1">
<text:span text:style-name="T4">
由于Kramatorsk开火而受伤的人数增加到42-国家警察</text:span>
</text:h>
      <text:p text:style-name="P4">
作者: Ukrinform (Person)</text:p>
      <text:p text:style-name="P4">
出版商: Укринформ (Organization)</text:p>
      <text:p text:style-name="P4">
出版时间: 2023-06-27T22:18:00+03:00</text:p>
      <text:p text:style-name="P4">
修改时间: 2023-06-27T22:18:00+03:00</text:p>
      <text:p text:style-name="P4">
描述: 在Kramatorsk，包括一个孩子在内的俄罗斯炮击中有三人被杀，另有42人受伤。  - 乌克林。</text:p>
      <text:p text:style-name="P4">
图片: ['<text:a xlink:type="simple" xlink:href="https://static.ukrinform.com/photos/2023_06/thumb_files/630_360_1687892404-142.jpg" text:style-name="Internet_20_link" text:visited-style-name="Visited_20_Internet_20_Link">
630_360_16878...</text:a>
']</text:p>
      <text:p text:style-name="P4">
标签: ['Краматорськ', 'Поліція', 'Війна з Росією', 'Ракетний удар']</text:p>
      <text:p text:style-name="P4">
类型: Article</text:p>
      <!--METADATA-->
      <text:p text:style-name="P4">
<draw:frame draw:style-name="fr1" draw:name="Image197" text:anchor-type="as-char" svg:width="6.9236in" svg:height="3.956343in" draw:z-index="0">
<draw:image xlink:href="../Images/yкринформ/2023-06-27T22-18-00-03-00/630_360_1687892404-142.jpg" xlink:type="simple" xlink:show="embed" xlink:actuate="onLoad" draw:mime-type="image/jpeg"/>
</draw:frame>
由于俄罗斯炮击，三人在俄罗斯炮击中被杀，其中包括42人。</text:p>
      <text:p text:style-name="P4">
乌克林福姆报道了<text:a xlink:type="simple" xlink:href="https://t.me/UA_National_Police/12607" text:style-name="Internet_20_link" text:visited-style-name="Visited_20_Internet_20_Link">
国家警察</text:a>
.</text:p>
      <text:p text:style-name="P4">
"Станом на 22:00 у Краматорську внаслідок російського обстрілу загинуло троєлюдей, у тому числі дитина, ще 42 отримали поранення", - йдеться уповідомленні.</text:p>
      <text:p text:style-name="P4">
У відомстві також наголосили, що розбір завалів досі триває.</text:p>
      <text:p text:style-name="P4">
Як повідомляв Укрінформ, 27 червня ввечері росіяни завдали два <text:a xlink:type="simple" xlink:href="https://www.ukrinform.ua/tag-raketnij-udar" text:style-name="Internet_20_link" text:visited-style-name="Visited_20_Internet_20_Link">
 ракетні удари</text:a>
根据Kramatorsk的说法。</text:p>
      <text:p text:style-name="P4">
<text:span text:style-name="T4">
另请阅读：</text:span>
 <text:span text:style-name="T4">
 [在kramatorsk中(https://www.ukrinform.ua/rubric-ato/3728532-u-kramatorsku-kilkist-zertv-raketnogo-udaru-zrosla-do-troh-25-poranenih.html)</text:span>
</text:p>
      <text:p text:style-name="P4">
第一个命中是在食品场所_ <text:span text:style-name="T4">
 [在市中心，第二个 - 在贝伦克村。 这是给出的(https://www.ukrinform.ua/rubric-ato/3728508-u-kramatorsku-rosijska-raketa-zrujnuvala-zaklad-u-centri-mista.html)</text:span>
 _</text:p>
      <text:p text:style-name="P4">
News Source: <text:a xlink:type="simple" xlink:href="https://www.ukrinform.ua/rubric-ato/3728539-kilkist-poranenih-vnaslidok-obstrilu-kramatorska-zbilsilas-do-42-nacpolicia.html" text:style-name="Internet_20_link" text:visited-style-name="Visited_20_Internet_20_Link">
https://www.ukrinform.ua/rubric-ato/3728539-kilkist-poranenih-vnaslidok-obstrilu-kramatorska-zbilsilas-do-42-nacpolicia.html</text:a>
</text:p>
      <!--NEWS-->
      <text:h text:style-name="P10" text:outline-level="1">
<text:span text:style-name="T4">
在宪法之前的Lavra中，开设了有关乌克兰国家形成的展览</text:span>
</text:h>
      <text:p text:style-name="P4">
作者: Ukrinform (Person)</text:p>
      <text:p text:style-name="P4">
出版商: Укринформ (Organization)</text:p>
      <text:p text:style-name="P4">
出版时间: 2023-06-27T22:22:05+03:00</text:p>
      <text:p text:style-name="P4">
修改时间: 2023-06-27T22:22:05+03:00</text:p>
      <text:p text:style-name="P4">
描述: 展览会 - 乌克兰。 建立国家。”  - 乌克林。</text:p>
      <text:p text:style-name="P4">
图片: ['<text:a xlink:type="simple" xlink:href="https://static.ukrinform.com/photos/2023_06/thumb_files/630_360_1687883873-6324.jpeg" text:style-name="Internet_20_link" text:visited-style-name="Visited_20_Internet_20_Link">
630_360_16878...</text:a>
']</text:p>
      <text:p text:style-name="P4">
标签: ['День Конституції', 'Історія', 'Україна', 'Виставка', 'Київська Лавра', 'Скульптура']</text:p>
      <text:p text:style-name="P4">
类型: Article</text:p>
      <!--METADATA-->
      <text:p text:style-name="P4">
<draw:frame draw:style-name="fr1" draw:name="Image198" text:anchor-type="as-char" svg:width="6.9236in" svg:height="3.956343in" draw:z-index="0">
<draw:image xlink:href="../Images/yкринформ/2023-06-27T22-22-05-03-00/630_360_1687883873-6324.jpeg" xlink:type="simple" xlink:show="embed" xlink:actuate="onLoad" draw:mime-type="image/jpeg"/>
</draw:frame>
Kievan-Pechersk Lavra保留了展览馆“乌克兰”。 建立国家。”</text:p>
      <text:p text:style-name="P4">
乌克林传闻记者报道，该博览会介绍了11个乌克兰数字的雕塑以及州和国家用具。</text:p>
      <text:p text:style-name="P4">
</text:p>
      <text:p text:style-name="P4">
“这样的项目将在几十年前出现。 如果我们知道我们在这个[展览]中提出的真实历史(https://www.ukrinform.ua/tag-vistavka)，也许不会发生战争……我们希望，由于对历史上乌克兰人的研究做出了如此贡献，我们将取得胜利。</text:p>
      <text:p text:style-name="P4">
展览包括信息摊位，从中世纪到现代的乌克兰国家的属性：印章，国际文件，金钱，旗帜，徽章，武器，地图，记录在10-21世纪的乌克兰领土上发生了变化。 还展示了在乌克兰地区的传统中绣有25张毛巾。 多亏了VR Okules，游客可以看到Bucha，Irpin，Borodyanka和Gostomel在大规模入侵俄罗斯联邦之前和之后。</text:p>
      <text:p text:style-name="P4">
<text:span text:style-name="T4">
另请阅读：</text:span>
 <text:a xlink:type="simple" xlink:href="https://www.ukrinform.ua/rubric-culture/3726927-u-kievi-vidkrili-vistavku-evropa-i-ukraina-dialog-kriz-viki.html" text:style-name="Internet_20_link" text:visited-style-name="Visited_20_Internet_20_Link">
在基辅打开<text:span text:style-name="T4">
展览</text:span>
“欧洲和乌克兰：拨号：”</text:a>
该博览会包括与乌克兰偶像著名人物的人物的增强作用。 例如，在这里，您可以看到Konstantin Ostrozky，Mikhahalagrushevsky，Stepan Bandera，Roman Shukhevych，Dmitry Yarosh和Leonidakravchuk。</text:p>
      <text:p text:style-name="P4">
“许多人认为这些是蜡像，并将它们与Tusso夫人的作品进行比较。 但是我们最好的，因为有数字分开站立，IV。 我们聚集在Misessen中，观众是该时代的清晰背景。 在网络希尔(Cyber​​shir)的cibing中，尽可能靠近自然，由dysilicone制成。 当您查看这个数字时，您不仅看到图像和脸部，而且会看到每个细节。</text:p>
      <text:p text:style-name="P4">
在雕塑的“皮肤”上也可以看到痣，斑点和胡说八道。 雕塑的牙齿和眼睛是由真正的假体制成的，这也是加强现实主义。</text:p>
      <text:p text:style-name="P4">
<text:span text:style-name="T4">
另请阅读：</text:span>
 <text:a xlink:type="simple" xlink:href="https://www.ukrinform.ua/rubric-culture/3728350-u-nimeccini-vidkrili-vistavku-plakativ-narodzeni-v-ukraini.html" text:style-name="Internet_20_link" text:visited-style-name="Visited_20_Internet_20_Link">
在德国开设<text:span text:style-name="T4">
展览</text:span>
海报“出生于乌克兰”</text:a>
这些历史人物的出现，该项目的历史学家是由描述的照片复制的，即同时代人的出现 - 与亲戚咨询。 勒本科说，总的来说，一个数字的创造持续了三到四个月。“记住我们的历史并理解历史和文化前是我们国家正在发生的事情的重要组成部分。身份。 在这种情况下，类似的项目极为重要。</text:p>
      <text:p text:style-name="P4">
<text:span text:style-name="T4">
另请阅读：</text:span>
 <text:a xlink:type="simple" xlink:href="https://www.ukrinform.ua/rubric-culture/3725451-fotovistavku-pro-vijnu-v-ukraini-predstavili-na-mediaforumi-v-nimeccini.html" text:style-name="Internet_20_link" text:visited-style-name="Visited_20_Internet_20_Link">
乌克兰战争的摄影展览会在德国贴上标签</text:a>
该展览是由NZ“ Kyiv-Pechersk Lavra”组织的，该博物馆是乌克兰民族的地层博物馆，慈善基金会“联合胜利”和Valeryrezchyk的赞助人。</text:p>
      <text:p text:style-name="P4">
News Source: <text:a xlink:type="simple" xlink:href="https://www.ukrinform.ua/rubric-culture/3728538-u-lavri-do-dna-konstitucii-vidkrili-vistavku-pro-stanovlenna-ukrainskoi-derzavnosti.html" text:style-name="Internet_20_link" text:visited-style-name="Visited_20_Internet_20_Link">
https://www.ukrinform.ua/rubric-culture/3728538-u-lavri-do-dna-konstitucii-vidkrili-vistavku-pro-stanovlenna-ukrainskoi-derzavnosti.html</text:a>
</text:p>
      <!--NEWS-->
      <text:h text:style-name="P10" text:outline-level="1">
<text:span text:style-name="T4">
俄罗斯在巴赫穆特（Bakhmut</text:span>
</text:h>
      <text:p text:style-name="P4">
作者: Ukrinform (Person)</text:p>
      <text:p text:style-name="P4">
出版商: Укринформ (Organization)</text:p>
      <text:p text:style-name="P4">
出版时间: 2023-06-27T22:26:00+03:00</text:p>
      <text:p text:style-name="P4">
修改时间: 2023-06-27T22:26:00+03:00</text:p>
      <text:p text:style-name="P4">
描述: 打算攻击行动的俄罗斯登陆部队涉及巴赫穆特的防御行动。  - 乌克林。</text:p>
      <text:p text:style-name="P4">
图片: ['<text:a xlink:type="simple" xlink:href="https://static.ukrinform.com/photos/2023_02/thumb_files/630_360_1675335452-443.jpg" text:style-name="Internet_20_link" text:visited-style-name="Visited_20_Internet_20_Link">
630_360_16753...</text:a>
']</text:p>
      <text:p text:style-name="P4">
标签: ['Бахмут', 'Десантники', 'Війна з Росією', 'Сергій Череватий']</text:p>
      <text:p text:style-name="P4">
类型: Article</text:p>
      <!--METADATA-->
      <text:p text:style-name="P4">
<draw:frame draw:style-name="fr1" draw:name="Image200" text:anchor-type="as-char" svg:width="6.9236in" svg:height="3.956343in" draw:z-index="0">
<draw:image xlink:href="../Images/yкринформ/2023-06-27T22-26-00-03-00/630_360_1675335452-443.jpg" xlink:type="simple" xlink:show="embed" xlink:actuate="onLoad" draw:mime-type="image/jpeg"/>
</draw:frame>
打算攻击行动的俄罗斯军队在巴赫穆特进行了国防行动。</text:p>
      <text:p text:style-name="P4">
报道说，武装部队的东方紧急武装部队发言人谢尔盖·奇雷维蒂(Sergey Cherevaty)在电视台“统一新闻”的空中报道了这一点。</text:p>
      <text:p text:style-name="P4">
“尽管事实上，巴赫穆特方向的关键力量是<text:a xlink:type="simple" xlink:href="https://www.ukrinform.ua/tag-desantnyky" text:style-name="Internet_20_link" text:visited-style-name="Visited_20_Internet_20_Link">
空降部队</text:a>
主要风暴部队在任何军队中，通常抓住桥头。(入侵者 -  ed。)他们简单地将其集中在Bakhmut的防守中做得更好。 它表明，将已经被摧毁的物品保留到多么重要。” Cherevaty说。</text:p>
      <text:p text:style-name="P4">
据他说，这种使用是不合逻辑的和适得其反的。</text:p>
      <text:p text:style-name="P4">
“总的来说，这是无效的，反对性的和合乎逻辑的单位的使用，但是一个了解苏联和俄罗斯历史的人意识到，在他们的非正式习俗中，登陆始终是在危机危机的广泛使用中。 - 通过取代内部部队。步兵。”发言人解释说。</text:p>
      <text:p text:style-name="P4">
*!(https://www.ukrinform.ua/rubric-ato/3728299-cerevatij-rozpoviv-aki-rosijski-pvk-vouut-na-bahmutskomu-napramku.html)他补充说，尽管有抵抗力，国防军仍在朝着巴赫穆特方向移动。</text:p>
      <text:p text:style-name="P4">
正如乌克林福姆报道的那样，国防部副部长安娜·马利亚尔(Anna Malyar)表示，计划期间的辩方考虑了瓦格纳·佩克(Wagner PEC)与俄罗斯当局之间存在矛盾的情况，并继续对巴赫穆特纳普里马卡(Bakhmut Napryamka)采取进攻行动。</text:p>
      <text:p text:style-name="P4">
News Source: <text:a xlink:type="simple" xlink:href="https://www.ukrinform.ua/rubric-ato/3728540-rosijskij-desant-pid-bahmutom-zastosovuut-dla-oboroni-cerevatij.html" text:style-name="Internet_20_link" text:visited-style-name="Visited_20_Internet_20_Link">
https://www.ukrinform.ua/rubric-ato/3728540-rosijskij-desant-pid-bahmutom-zastosovuut-dla-oboroni-cerevatij.html</text:a>
</text:p>
      <!--NEWS-->
      <text:h text:style-name="P10" text:outline-level="1">
<text:span text:style-name="T4">
荷兰正在努力加强乌克兰 - 鲁特防空</text:span>
</text:h>
      <text:p text:style-name="P4">
作者: Ukrinform (Person)</text:p>
      <text:p text:style-name="P4">
出版商: Укринформ (Organization)</text:p>
      <text:p text:style-name="P4">
出版时间: 2023-06-27T22:30:00+03:00</text:p>
      <text:p text:style-name="P4">
修改时间: 2023-06-27T23:30:00+03:00</text:p>
      <text:p text:style-name="P4">
描述: 荷兰正在努力增强乌克兰的防空防空。  - 乌克林。</text:p>
      <text:p text:style-name="P4">
图片: ['<text:a xlink:type="simple" xlink:href="https://static.ukrinform.com/photos/2023_06/thumb_files/630_360_1687896631-952.jpg" text:style-name="Internet_20_link" text:visited-style-name="Visited_20_Internet_20_Link">
630_360_16878...</text:a>
']</text:p>
      <text:p text:style-name="P4">
标签: ['Нідерланди', 'Рютте', 'Україна', 'ППО']</text:p>
      <text:p text:style-name="P4">
类型: Article</text:p>
      <!--METADATA-->
      <text:p text:style-name="P4">
<draw:frame draw:style-name="fr1" draw:name="Image201" text:anchor-type="as-char" svg:width="6.9236in" svg:height="3.956343in" draw:z-index="0">
<draw:image xlink:href="../Images/yкринформ/2023-06-27T22-30-00-03-00/630_360_1687896631-952.jpg" xlink:type="simple" xlink:show="embed" xlink:actuate="onLoad" draw:mime-type="image/jpeg"/>
</draw:frame>
荷兰正在努力增强乌克兰的防空防空。</text:p>
      <text:p text:style-name="P4">
荷兰首相马克·鲁特海牙。</text:p>
      <text:p text:style-name="P4">
“我们竭尽全力加强防空(乌克兰)(https://www.ukrinform.ua/tag-ukraina)，我们和以前一样，我们将专门用于城市，在未来几年和未来几年中，对平民的罪行绝不受到俄罗斯的残酷强烈攻击。 当此事与乌克兰进一步建立北约的关系时，将其决定向乌克兰和联盟的所有成员，而不是弗拉基米尔·普京而不是俄罗斯联邦，”他强调。</text:p>
      <text:p text:style-name="P4">
据他说，立陶宛是下个月首脑会议的好地方。 他还说，乌克兰正在发展的道路是过去30年中与俄罗斯边界其他国家通过的道路。</text:p>
      <text:p text:style-name="P4">
鲁特还指出，北约成员现在是31个国家，希望瑞典在第32个国家排名第32。</text:p>
      <text:p text:style-name="P4">
“由于他的无情侵略，普京的计划造成了令人不愉快的后果。 他同意分享我们，但现在他知道我们将继续坚定地保持我们的集体安全。”他说。</text:p>
      <text:p text:style-name="P4">
另外，鲁特回答记者在乌克兰在北约成员途中的具体步骤的问题，鲁特说：“立陶宛和罗马尼亚总统非常清楚地说，我们应该向前促进后建设，我们不能简单地遵循布加勒斯特。可以在北约峰会上接受，这将使乌克兰明确表示其在北约的未来。”他说。</text:p>
      <text:p text:style-name="P4">
正如乌克林福姆(Ukrinform)报道的，2023年6月27日，星期二，北约为北约峰会准备的会议应于7月11日至12日在荷兰哈兹举行。</text:p>
      <text:p text:style-name="P4">
北约第一任秘书长詹斯·斯托尔滕贝格(Jens Stoltenberg)到达西部，之后与荷兰总理马克·鲁特(Mark Rutte)会面。</text:p>
      <text:p text:style-name="P4">
*!(https://www.ukrinform.ua/rubric-ato/3725172-ukraini-ne-vistacae-zasobiv-ppo-sob-zakriti-vsu-teritoriu-vid-rosijskih-obstriliv-ignat.html)</text:p>
      <text:p text:style-name="P4">
在这次会议上，其参与者讨论了乌克兰的俄罗斯联合会和世界安全。</text:p>
      <text:p text:style-name="P4">
据报道，自从俄罗斯入侵北约和联盟国家以来，他继续为乌克兰提供重要的政治，经济，人道主义和军事援助。 这种援助的延续和增加将是该国州和政府院长会议期间的主要主题之一，该国将于7月11日至12日在维尔纽斯举行。</text:p>
      <text:p text:style-name="P4">
北约秘书长詹斯·斯托尔滕贝格(Jens Stoltenberg)在北约盟国同意乌克兰成为联盟的最新前会议上指出，但不会考虑其正式邀请在维尔纽斯峰会上进入的问题。</text:p>
      <text:p text:style-name="P4">
<text:span text:style-name="T4">
另请阅读：</text:span>
 <text:a xlink:type="simple" xlink:href="https://www.ukrinform.ua/rubric-polytics/3728551-vijna-putina-ne-prizvela-ni-do-cogo-okrim-nestabilnosti-rutte.html" text:style-name="Internet_20_link" text:visited-style-name="Visited_20_Internet_20_Link">
普京的战争除了不稳定 -  <text:span text:style-name="T4">
 rutte </text:span>
</text:a>
他指出，在维尔纽斯峰会上做出的决定将导致乌克兰前往北约。</text:p>
      <text:p text:style-name="P4">
在各个层面上，乌克兰一方强调，在2008年北约布加勒斯特峰会上听到的“乌克兰联盟成员”的保证是不够的。</text:p>
      <text:p text:style-name="P4">
取而代之的是，乌克兰在保证安全的问题上提出了北约盟友，并有明显的迁移联盟的前景。</text:p>
      <text:p text:style-name="P4">
News Source: <text:a xlink:type="simple" xlink:href="https://www.ukrinform.ua/rubric-ato/3728560-niderlandi-dokladaut-zusil-dla-zmicnenna-protipovitranoi-oboroni-ukraini-rutte.html" text:style-name="Internet_20_link" text:visited-style-name="Visited_20_Internet_20_Link">
https://www.ukrinform.ua/rubric-ato/3728560-niderlandi-dokladaut-zusil-dla-zmicnenna-protipovitranoi-oboroni-ukraini-rutte.html</text:a>
</text:p>
      <!--NEWS-->
      <text:h text:style-name="P10" text:outline-level="1">
<text:span text:style-name="T4">
麦卡锡怀疑特朗普是共和党人最有力的候选人反对拜登</text:span>
</text:h>
      <text:p text:style-name="P4">
作者: Ukrinform (Person)</text:p>
      <text:p text:style-name="P4">
出版商: Укринформ (Organization)</text:p>
      <text:p text:style-name="P4">
出版时间: 2023-06-27T22:36:00+03:00</text:p>
      <text:p text:style-name="P4">
修改时间: 2023-06-27T22:36:00+03:00</text:p>
      <text:p text:style-name="P4">
描述: 美国共和党人凯文·麦卡锡（Kevin McCarthy）的众议院议长怀疑，探索居民唐纳德·特朗普（Donald Trump）是2024年总统大选中共和党人最有力的候选人，尽管他可以击败现任总统乔·拜登（Joe Biden）。  - 乌克林。</text:p>
      <text:p text:style-name="P4">
图片: ['<text:a xlink:type="simple" xlink:href="https://static.ukrinform.com/photos/2021_02/thumb_files/630_360_1612979026-306.jpg" text:style-name="Internet_20_link" text:visited-style-name="Visited_20_Internet_20_Link">
630_360_16129...</text:a>
']</text:p>
      <text:p text:style-name="P4">
标签: ['Байден', 'Трамп', 'Вибори', 'Вибори у США']</text:p>
      <text:p text:style-name="P4">
类型: Article</text:p>
      <!--METADATA-->
      <text:p text:style-name="P4">
<draw:frame draw:style-name="fr1" draw:name="Image202" text:anchor-type="as-char" svg:width="6.9236in" svg:height="3.956343in" draw:z-index="0">
<draw:image xlink:href="../Images/yкринформ/2023-06-27T22-36-00-03-00/630_360_1612979026-306.jpg" xlink:type="simple" xlink:show="embed" xlink:actuate="onLoad" draw:mime-type="image/jpeg"/>
</draw:frame>
美国共和党凯林·麦卡锡(Kelin McCarthy)共和党人怀疑，唐纳德·特朗普(Donald Trump)的投资总统是2024年共和党总统大选中最强大的候选人，尽管他可以击败现任总统。</text:p>
      <text:p text:style-name="P4">
UKRINFORM报告提到<text:a xlink:type="simple" xlink:href="https://thehill.com/homenews/house/4069662-mccarthy-trump-strongest-2024-republicans-biden/" text:style-name="Internet_20_link" text:visited-style-name="Visited_20_Internet_20_Link">
山</text:a>
。</text:p>
      <text:p text:style-name="P4">
“他可以赢得这次选举吗？ 也许吧。 问题是他是否更愿意赢得选举……我不知道这个问题的答案，”麦卡锡周二在CNBC上说。  - 但是其他人，任何人都可以赢得拜登吗？ 是的，任何人都可以击败拜登。 其他人会愤慨吗？ 是的，拜登可以击败他们。 反正”。</text:p>
      <text:p text:style-name="P4">
<text:span text:style-name="T4">
另请阅读：</text:span>
 <text:span text:style-name="T4">
 <text:a xlink:type="simple" xlink:href="https://www.ukrinform.ua/rubric-ato/3725306-tramp-zaaviv-so-vidterminuvav-vtorgnenna-rf-v-ukrainu-na-kilka-rokiv.html" text:style-name="Internet_20_link" text:visited-style-name="Visited_20_Internet_20_Link">
特朗普说这推迟了俄罗斯对乌克兰的入侵数年</text:a>
</text:span>
</text:p>
      <text:p text:style-name="P4">
早些时候，麦卡锡(McCarthy)表达了信心，如果特朗普在共和党的选举中提出了拜登，他将赢得拜登。</text:p>
      <text:p text:style-name="P4">
<text:span text:style-name="T5">
!(https://www.ukrinform.ua/rubric-world/3724772-kolisnij-ocilnik-pentagonu-nazvav-trampa-zagrozou-dla-nacbezpeki.html)</text:span>
*</text:p>
      <text:p text:style-name="P4">
考虑到说话者与表现的距离有多近，麦卡锡目前的不确定性被认为是特殊的。</text:p>
      <text:p text:style-name="P4">
News Source: <text:a xlink:type="simple" xlink:href="https://www.ukrinform.ua/rubric-world/3728543-makkarti-sumnivaetsa-so-tramp-najsilnisij-kandidat-vid-respublikanciv-proti-bajdena.html" text:style-name="Internet_20_link" text:visited-style-name="Visited_20_Internet_20_Link">
https://www.ukrinform.ua/rubric-world/3728543-makkarti-sumnivaetsa-so-tramp-najsilnisij-kandidat-vid-respublikanciv-proti-bajdena.html</text:a>
</text:p>
      <!--NEWS-->
      <text:h text:style-name="P10" text:outline-level="1">
<text:span text:style-name="T4">
犹太人Dankanich在欧洲大师赛中赢得了黄金</text:span>
</text:h>
      <text:p text:style-name="P4">
作者: Ukrinform (Person)</text:p>
      <text:p text:style-name="P4">
出版商: Укринформ (Organization)</text:p>
      <text:p text:style-name="P4">
出版时间: 2023-06-27T22:37:54+03:00</text:p>
      <text:p text:style-name="P4">
修改时间: 2023-06-27T22:37:54+03:00</text:p>
      <text:p text:style-name="P4">
描述: 乌克兰Mykola Dankanich成为芬兰小镇坦佩雷（Tampere）的欧洲柔道运动会的冠军。  - 乌克林。</text:p>
      <text:p text:style-name="P4">
图片: ['<text:a xlink:type="simple" xlink:href="https://static.ukrinform.com/photos/2023_06/thumb_files/630_360_1687894575-670.jpg" text:style-name="Internet_20_link" text:visited-style-name="Visited_20_Internet_20_Link">
630_360_16878...</text:a>
']</text:p>
      <text:p text:style-name="P4">
标签: ['Дзюдо']</text:p>
      <text:p text:style-name="P4">
类型: Article</text:p>
      <!--METADATA-->
      <text:p text:style-name="P4">
<draw:frame draw:style-name="fr1" draw:name="Image203" text:anchor-type="as-char" svg:width="6.9236in" svg:height="3.956343in" draw:z-index="0">
<draw:image xlink:href="../Images/yкринформ/2023-06-27T22-37-54-03-00/630_360_1687894575-670.jpg" xlink:type="simple" xlink:show="embed" xlink:actuate="onLoad" draw:mime-type="image/jpeg"/>
</draw:frame>
乌克兰丹卡尼奇(Dankanich)成为芬兰商业坦佩雷(Tampere)的欧洲柔道大师比赛的拥护者。</text:p>
      <text:p text:style-name="P4">
作为报告<text:a xlink:type="simple" xlink:href="https://ukrainejudo.com/news/4270-mikola-dankanich-chempion-evropejskikh-igor-majstriv" text:style-name="Internet_20_link" text:visited-style-name="Visited_20_Internet_20_Link">
新闻服务</text:a>
乌克兰柔道联合会(FDA)，在这些比赛中，乌克兰的唯一代表Mykola Dankanych赢得了M6类别的Zolotoagorod(重量高达66公斤)，报道乌克林福姆。</text:p>
      <text:p text:style-name="P4">
乌克兰人参加了M5-M8综合部门的一个圆形系统，其中两次来自英国和荷兰的竞争对手的胜利，这是来自捷克共和国捷克共和国的一名退伍军人。</text:p>
      <text:p text:style-name="P4">
根据这些决斗的结果，Dankanich成为合并部门的第二名，在他的年龄M6中获得了黄金奖。</text:p>
      <text:p text:style-name="P4">
欧洲大师冠军的头衔是由29种类型的退伍军人扮演的。</text:p>
      <text:p text:style-name="P4">
<text:span text:style-name="T4">
另请阅读：</text:span>
 <text:a xlink:type="simple" xlink:href="https://www.ukrinform.ua/rubric-sports/3721249-ukrainski-dzudoisti-zdobuli-5-medalej-na-cempionati-evropi-sered-veteraniv.html" text:style-name="Internet_20_link" text:visited-style-name="Visited_20_Internet_20_Link">
乌克兰犹太教徒在退伍军人锦标赛上获得5枚奖牌</text:a>
应当指出的是，最近尼古拉·丹卡尼奇(Nikolai Dankanich)赢得了在斯洛文尼亚podm举行的退伍军人中获得冠军的银奖。</text:p>
      <text:p text:style-name="P4">
照片：ukrainejudo.com。</text:p>
      <text:p text:style-name="P4">
News Source: <text:a xlink:type="simple" xlink:href="https://www.ukrinform.ua/rubric-sports/3728544-dzudoist-dankanic-zdobuv-zoloto-na-evropejskih-igrah-majstriv.html" text:style-name="Internet_20_link" text:visited-style-name="Visited_20_Internet_20_Link">
https://www.ukrinform.ua/rubric-sports/3728544-dzudoist-dankanic-zdobuv-zoloto-na-evropejskih-igrah-majstriv.html</text:a>
</text:p>
      <!--NEWS-->
      <text:h text:style-name="P10" text:outline-level="1">
<text:span text:style-name="T4">
美国和德国国防部长计划讨论乌克兰 - 五角大楼的支持</text:span>
</text:h>
      <text:p text:style-name="P4">
作者: Ukrinform (Person)</text:p>
      <text:p text:style-name="P4">
出版商: Укринформ (Organization)</text:p>
      <text:p text:style-name="P4">
出版时间: 2023-06-27T22:45:00+03:00</text:p>
      <text:p text:style-name="P4">
修改时间: 2023-06-27T22:45:00+03:00</text:p>
      <text:p text:style-name="P4">
描述: 五角大楼在周三正式宣布了一次美国和德国国防机构主管的会议，尤其是讨论了加强与俄罗斯边境和进一步向乌克兰的军事援助的北约盟友的问题。  - 乌克林。</text:p>
      <text:p text:style-name="P4">
图片: ['<text:a xlink:type="simple" xlink:href="https://static.ukrinform.com/photos/2023_06/thumb_files/630_360_1687895320-203.jpeg" text:style-name="Internet_20_link" text:visited-style-name="Visited_20_Internet_20_Link">
630_360_16878...</text:a>
']</text:p>
      <text:p text:style-name="P4">
标签: ['США', 'Остін', 'Війна з Росією', 'Борис Пісторіус']</text:p>
      <text:p text:style-name="P4">
类型: Article</text:p>
      <!--METADATA-->
      <text:p text:style-name="P4">
<draw:frame draw:style-name="fr1" draw:name="Image204" text:anchor-type="as-char" svg:width="6.9236in" svg:height="3.956343in" draw:z-index="0">
<draw:image xlink:href="../Images/yкринформ/2023-06-27T22-45-00-03-00/630_360_1687895320-203.jpeg" xlink:type="simple" xlink:show="embed" xlink:actuate="onLoad" draw:mime-type="image/jpeg"/>
</draw:frame>
Pentagonophonichy上宣布了周三关于美国和德国国防机构的会议，并特别讨论了他们加强北约在边境上加强北约盟国的问题，并向乌克兰提供了进一步的军事援助。</text:p>
      <text:p text:style-name="P4">
国防部Shatener Patrick Ryder的发言人周二报道了这一消息，报道了他自己的乌克林福称通讯员。</text:p>
      <text:p text:style-name="P4">
美国意识代表说：“明天，奥斯丁部长将欢迎德国部长鲍里斯·皮斯托里乌斯(Boris Pistorius)在五角大楼举行的超级双边会议。”</text:p>
      <text:p text:style-name="P4">
<text:span text:style-name="T4">
另请阅读：</text:span>
 <text:span text:style-name="T4">
 <text:a xlink:type="simple" xlink:href="https://www.ukrinform.ua/rubric-ato/3727381-pistorius-poasniv-comu-nimeccina-ne-moze-buti-v-persih-radah-koalicii-vinisuvaciv.html" text:style-name="Internet_20_link" text:visited-style-name="Visited_20_Internet_20_Link">
Pistorius解释了为什么德国不能参加战斗机联盟的第一场比赛</text:a>
</text:span>
</text:p>
      <text:p text:style-name="P4">
据他说，领导人有望讨论许多主题：“在加强北约东部侧面的德国人数中，以及在乌克兰安全领域提供必不可少的安全。”</text:p>
      <text:p text:style-name="P4">
根据乌克林福姆的说法，德国国防部长鲍里斯·皮斯托里乌斯(Boris Pistorius)上周否认了“非暴力”抵抗的想法，这是侵略俄罗斯联邦的替代方式来保护乌克兰人。</text:p>
      <text:p text:style-name="P4">
<text:span text:style-name="T4">
另请阅读：</text:span>
 <text:span text:style-name="T4">
 <text:a xlink:type="simple" xlink:href="https://www.ukrinform.ua/rubric-world/3723195-berlin-oficijno-rosia-e-najbilsou-zagrozou-miru-ta-bezpeci.html" text:style-name="Internet_20_link" text:visited-style-name="Visited_20_Internet_20_Link">
柏林。 正式：俄罗斯是餐具的最大威胁</text:a>
</text:span>
</text:p>
      <text:p text:style-name="P4">
他指出，停止对基辅的武器供应可能意味着对战争的迅速镇压，但是，据他说：“这也是乌克兰的终结。” 同时，皮斯托里乌斯(Pistorius)说，将来他支持和平的想法，但以乌克兰的方式应决定。</text:p>
      <text:p text:style-name="P4">
<text:span text:style-name="T5">
foto：Michael Kappler/DPA</text:span>
</text:p>
      <text:p text:style-name="P4">
News Source: <text:a xlink:type="simple" xlink:href="https://www.ukrinform.ua/rubric-world/3728545-ministri-oboroni-ssa-j-nimeccini-planuut-obgovoriti-pidtrimku-ukraini-pentagon.html" text:style-name="Internet_20_link" text:visited-style-name="Visited_20_Internet_20_Link">
https://www.ukrinform.ua/rubric-world/3728545-ministri-oboroni-ssa-j-nimeccini-planuut-obgovoriti-pidtrimku-ukraini-pentagon.html</text:a>
</text:p>
      <!--NEWS-->
      <text:h text:style-name="P10" text:outline-level="1">
<text:span text:style-name="T4">
斯托尔滕贝格警告盟友俄罗斯联邦的低估，并呼吁帮助乌克兰</text:span>
</text:h>
      <text:p text:style-name="P4">
作者: Ukrinform (Person)</text:p>
      <text:p text:style-name="P4">
出版商: Укринформ (Organization)</text:p>
      <text:p text:style-name="P4">
出版时间: 2023-06-27T22:50:00+03:00</text:p>
      <text:p text:style-name="P4">
修改时间: 2023-06-27T22:50:00+03:00</text:p>
      <text:p text:style-name="P4">
描述: 北约秘书长詹斯·斯托尔滕贝格（Jens Stoltenberg）警告盟国对俄罗斯的低估联盟，尽管最近的事件证明了这个国家的不稳定，并呼吁继续支持乌克兰保护俄罗斯侵略。  - 乌克林。</text:p>
      <text:p text:style-name="P4">
图片: ['<text:a xlink:type="simple" xlink:href="https://static.ukrinform.com/photos/2022_12/thumb_files/630_360_1669912772-442.jpg" text:style-name="Internet_20_link" text:visited-style-name="Visited_20_Internet_20_Link">
630_360_16699...</text:a>
']</text:p>
      <text:p text:style-name="P4">
标签: ['Євросоюз', 'НАТО', 'Столтенберг', 'Україна', 'Агресія РФ', 'Росія', 'Війна з Росією']</text:p>
      <text:p text:style-name="P4">
类型: Article</text:p>
      <!--METADATA-->
      <text:p text:style-name="P4">
<draw:frame draw:style-name="fr1" draw:name="Image205" text:anchor-type="as-char" svg:width="6.9236in" svg:height="3.956343in" draw:z-index="0">
<draw:image xlink:href="../Images/yкринформ/2023-06-27T22-50-00-03-00/630_360_1669912772-442.jpg" xlink:type="simple" xlink:show="embed" xlink:actuate="onLoad" draw:mime-type="image/jpeg"/>
</draw:frame>
北约秘书 - 詹斯·斯托尔滕贝格(Jens Jens Stoltenberg)警告盟国在俄罗斯的地址上有一个区别的地址，尽管最近的事件已得到了这个国家的证明，并呼吁继续支持乌克兰在反对俄罗斯侵略的努力方面支持乌克兰。</text:p>
      <text:p text:style-name="P4">
詹斯·斯托尔滕堡(Jens Stoltenberg)在今天的海牙会议上在海牙举行的新闻发布会上说了这一点，并参加了立陶宛，波兰，罗马尼亚，阿尔巴尼亚，比利时，荷兰，荷兰和挪威的国家和政府元首的工作。</text:p>
      <text:p text:style-name="P4">
“过去几天，我们都看到了俄罗斯的事件。 这是内部业务。 但是很明显，普京总统针对乌克兰的犯罪加深了部分，并在俄罗斯本身造成了新的紧张局势。 同时，我们不能低估它。 继续我们对乌克兰的帮助更为重要。 我希望在几周内在维尔纽斯举行的一次峰会上，我们将向我们的义务发出清晰的信息。”联盟负责人说。</text:p>
      <text:p text:style-name="P4">
<text:span text:style-name="T5">
!(https://www.ukrinform.ua/rubric-world/3728528-kraini-baltii-zaklikaut-nato-posiliti-shidni-kordoni-cerez-vagnerivciv-u-bilorusi.html)</text:span>
*</text:p>
      <text:p text:style-name="P4">
他指出，乌克兰的武装力量目前正在继续反击。 权衡战斗，但乌克兰人取得了成功。 根据斯托尔滕贝格的说法，乌克兰的土地将能够释放，他们的立场越强，将来将是预定的谈判表。</text:p>
      <text:p text:style-name="P4">
北约秘书长感谢参加工作会议的荷兰和盟友为乌克兰提供关键援助。 北约为乌克兰提供了广泛援助的贡献，以及荷兰和丹麦为乌克兰飞行员为F-16准备的倡议。</text:p>
      <text:p text:style-name="P4">
“在峰会上，我们将同意乌克兰的长期计划，并更新我们的政治联系。 这将导致乌克兰更接近其在北约的合法地位。”斯托尔滕贝格说。</text:p>
      <text:p text:style-name="P4">
<text:span text:style-name="T4">
另请阅读：</text:span>
 <text:span text:style-name="T4">
 <text:a xlink:type="simple" xlink:href="https://www.ukrinform.ua/rubric-ato/3727856-dania-pocala-navcanna-ukrainskih-pilotiv-na-f16.html" text:style-name="Internet_20_link" text:visited-style-name="Visited_20_Internet_20_Link">
丹麦开始在F-16上培训乌克兰飞行员</text:a>
 </text:span>
</text:p>
      <text:p text:style-name="P4">
这位北约领导人表明，在维尔纽斯举行的一次峰会上，盟军将采取新的国防贡献，其中2％的GDP将是最小可能的“地板”，而不是此类费用的“上限”。</text:p>
      <text:p text:style-name="P4">
斯托尔滕贝格补充说：“俄罗斯对乌克兰战争表明，我们不能将和平视为参考，我们必须再投资自己的安全。”</text:p>
      <text:p text:style-name="P4">
<text:span text:style-name="T4">
另请阅读：</text:span>
 <text:span text:style-name="T4">
 <text:a xlink:type="simple" xlink:href="https://www.ukrinform.ua/rubric-polytics/3728503-ukraina-ocikue-na-samiti-u-vilnusi-duze-silnogo-signalu-sodo-vstupu-v-nato-ermak.html" text:style-name="Internet_20_link" text:visited-style-name="Visited_20_Internet_20_Link">
乌克兰期望在维尔纽斯(Vilnius)的一次峰会上关于北约加入的“非常强烈的信号”  -  yermak</text:a>
</text:span>
</text:p>
      <text:p text:style-name="P4">
据报道，下届北约峰会将在维尔纽斯举行，将考虑继续为乌克兰在对俄罗斯侵略的主要问题上的维护中继续提供援助。 乌克兰期望的是，从本次会议开始，乌克兰对北约成员和安全的安全道路的预期还要多，以防止乌克兰的安全，以防止俄罗斯侵略可能重复进行智能侵略。</text:p>
      <text:p text:style-name="P4">
News Source: <text:a xlink:type="simple" xlink:href="https://www.ukrinform.ua/rubric-world/3728546-stoltenberg-zasterig-souznikiv-vid-nedoocinki-rf-ta-zaklikav-nadali-dopomagati-ukraini.html" text:style-name="Internet_20_link" text:visited-style-name="Visited_20_Internet_20_Link">
https://www.ukrinform.ua/rubric-world/3728546-stoltenberg-zasterig-souznikiv-vid-nedoocinki-rf-ta-zaklikav-nadali-dopomagati-ukraini.html</text:a>
</text:p>
      <!--NEWS-->
      <text:h text:style-name="P10" text:outline-level="1">
<text:span text:style-name="T4">
庇护所的控制状态将持续到6月底 -  OP</text:span>
</text:h>
      <text:p text:style-name="P4">
作者: Ukrinform (Person)</text:p>
      <text:p text:style-name="P4">
出版商: Укринформ (Organization)</text:p>
      <text:p text:style-name="P4">
出版时间: 2023-06-27T23:03:00+03:00</text:p>
      <text:p text:style-name="P4">
修改时间: 2023-06-27T23:03:00+03:00</text:p>
      <text:p text:style-name="P4">
描述: 因保留庇护所的不当保留为司法和监测存储设施的认罪将持续到6月底，现在有第一个人员决定。  - 乌克林。</text:p>
      <text:p text:style-name="P4">
图片: ['<text:a xlink:type="simple" xlink:href="https://static.ukrinform.com/photos/2023_06/thumb_files/630_360_1686303753-448.jpg" text:style-name="Internet_20_link" text:visited-style-name="Visited_20_Internet_20_Link">
630_360_16863...</text:a>
']</text:p>
      <text:p text:style-name="P4">
标签: ['Офіс Президента', 'Бомбосховище', 'Укриття', 'Війна з Росією']</text:p>
      <text:p text:style-name="P4">
类型: Article</text:p>
      <!--METADATA-->
      <text:p text:style-name="P4">
<draw:frame draw:style-name="fr1" draw:name="Image206" text:anchor-type="as-char" svg:width="6.9236in" svg:height="3.956343in" draw:z-index="0">
<draw:image xlink:href="../Images/yкринформ/2023-06-27T23-03-00-03-00/630_360_1686303753-448.jpg" xlink:type="simple" xlink:show="embed" xlink:actuate="onLoad" draw:mime-type="image/jpeg"/>
</draw:frame>
有罪对避难所不当维护的罪名吸引了仓库状况的责任，将持续到6月底，现在有第一批人员。</text:p>
      <text:p text:style-name="P4">
注意到这一点(https://t.me/OleksiyKuleba/3498)，报道乌克林福姆。</text:p>
      <text:p text:style-name="P4">
“我们有第一人事的决定。 这是关于这座城市的<text:a xlink:type="simple" xlink:href="https://www.ukrinform.ua/tag-kiiv" text:style-name="Internet_20_link" text:visited-style-name="Visited_20_Internet_20_Link">
基夫</text:a>
，基辅，Zhytomyr，Sumy地区。还有Kharkiv，Zaporizhzhia，Nikolaev，Kherson。 这并不是所有解决方案。 对责任的吸引力以及庇护所状态的控制将一直持续到最后。”他强调。</text:p>
      <text:p text:style-name="P4">
同时，库勒巴(Kuleba)强调，同时也正在进行存储设施的布置。</text:p>
      <text:p text:style-name="P4">
“它们必须配备，准备适当的准备，每个人都必须具有前弹性访问。 今天，这一切都是一起工作的 - 当地自治机构的执行当局。”</text:p>
      <text:p text:style-name="P4">
他补充说，庇护所现在是战略重要性的对象，即，官员的责任将增强国家和封闭的存储设施。</text:p>
      <text:p text:style-name="P4">
另外，根据子弹，还引入了系统的避难所。</text:p>
      <text:p text:style-name="P4">
<text:span text:style-name="T4">
另请阅读：</text:span>
 <text:a xlink:type="simple" xlink:href="https://www.ukrinform.ua/rubric-regions/3728517-u-zaporizzi-cerez-nezaleznij-stan-ukrittiv-zvilnili-cinovnika.html" text:style-name="Internet_20_link" text:visited-style-name="Visited_20_Internet_20_Link">
在Zaporozhye，因为独立条件<text:span text:style-name="T4">
庇护所</text:span>
解放者</text:a>
据报道，NSDC在6月23日的会议上指示部长，地区和地方当局的内阁采取措施，以承担状况不佳的人的纪律处分责任，并对高战略进行系统性检查重要性。</text:p>
      <text:p text:style-name="P4">
6月27日，星期二，政府同意释放谴责RDA Tavines的许多负责人。</text:p>
      <text:p text:style-name="P4">
News Source: <text:a xlink:type="simple" xlink:href="https://www.ukrinform.ua/rubric-society/3728549-kontrol-stanu-ukrittiv-trivatime-do-kinca-cervna-op.html" text:style-name="Internet_20_link" text:visited-style-name="Visited_20_Internet_20_Link">
https://www.ukrinform.ua/rubric-society/3728549-kontrol-stanu-ukrittiv-trivatime-do-kinca-cervna-op.html</text:a>
</text:p>
      <!--NEWS-->
      <text:h text:style-name="P10" text:outline-level="1">
<text:span text:style-name="T4">
杜达（Duda）概述了北约峰会的五个优先事项，其中包括乌克兰的支持</text:span>
</text:h>
      <text:p text:style-name="P4">
作者: Ukrinform (Person)</text:p>
      <text:p text:style-name="P4">
出版商: Укринформ (Organization)</text:p>
      <text:p text:style-name="P4">
出版时间: 2023-06-27T23:08:00+03:00</text:p>
      <text:p text:style-name="P4">
修改时间: 2023-06-27T23:08:00+03:00</text:p>
      <text:p text:style-name="P4">
描述: 在波兰在维尔纽斯的七月北约峰会上确定的五个主要优先事项中，形成了长期联盟对俄罗斯威胁的回应方法，并协助乌克兰，包括组织中的会员问题。  - 乌克林。</text:p>
      <text:p text:style-name="P4">
图片: ['<text:a xlink:type="simple" xlink:href="https://static.ukrinform.com/photos/2023_04/thumb_files/630_360_1680700925-768.jpg" text:style-name="Internet_20_link" text:visited-style-name="Visited_20_Internet_20_Link">
630_360_16807...</text:a>
']</text:p>
      <text:p text:style-name="P4">
标签: ['Дуда', 'Гаага', 'НАТО', 'Саміт НАТО']</text:p>
      <text:p text:style-name="P4">
类型: Article</text:p>
      <!--METADATA-->
      <text:p text:style-name="P4">
<draw:frame draw:style-name="fr1" draw:name="Image207" text:anchor-type="as-char" svg:width="6.9236in" svg:height="3.956343in" draw:z-index="0">
<draw:image xlink:href="../Images/yкринформ/2023-06-27T23-08-00-03-00/630_360_1680700925-768.jpg" xlink:type="simple" xlink:show="embed" xlink:actuate="onLoad" draw:mime-type="image/jpeg"/>
</draw:frame>
波兰在北约七月峰会上确定的主要优先事项的中间是形成了与联盟应对本地威胁以及协助乌克兰的长期方法，包括在组织中的会员资格。</text:p>
      <text:p text:style-name="P4">
波兰总统安德烈·杜达(Andrzej Duda)周二在海牙举行的一次工作会议上，关于与国家和政府元首，罗马尼亚，阿尔巴尼亚，比利时，挪威以及北约秘书长乌克林福姆报告的工作会议的工作会议上举行的。 。</text:p>
      <text:p text:style-name="P4">
“在会议期间，我关注对我们重要的五个领域。 它们与我们面临的挑战有关。 对于波兰，这是：北约的加强和防御，保证所有成员<text:span text:style-name="T4">
 <text:a xlink:type="simple" xlink:href="https://www.ukrinform.ua/tag-nato" text:style-name="Internet_20_link" text:visited-style-name="Visited_20_Internet_20_Link">
北约</text:a>
</text:span>
增加国防成本，支持瑞典加入北约的支持，为乌克兰提供必要的支持，并接近其在北约的会员资格； 以及形成对俄罗斯军事，经济和政治代理人的漫长方法的形成。”杜达强调。</text:p>
      <text:p text:style-name="P4">
<text:span text:style-name="T5">
!(https://www.ukrinform.ua/rubric-world/3728528-kraini-baltii-zaklikaut-nato-posiliti-shidni-kordoni-cerez-vagnerivciv-u-bilorusi.html)</text:span>
*</text:p>
      <text:p text:style-name="P4">
据报道，美国立陶宛吉塔纳斯·纳达达(Gitanas Nauseda)总统，波兰总统安德烈·杜达(Andrzej Duda)，罗马尼亚总统克劳斯·约翰尼斯(Klaus Johannis)，比利时总理亚历山大·德·克鲁(Alexander De Kroo)，挪威乔纳斯·加尔·斯特里(Norway Jonas Gar Stere)总理，总理阿尔巴尼亚总理。</text:p>
      <text:p text:style-name="P4">
<text:span text:style-name="T4">
另请阅读：</text:span>
 <text:span text:style-name="T4">
 <text:a xlink:type="simple" xlink:href="https://www.ukrinform.ua/rubric-world/3728519-u-gaazi-startuvav-pidgotovcij-zahid-do-samitu-nato.html" text:style-name="Internet_20_link" text:visited-style-name="Visited_20_Internet_20_Link">
在海牙开始了北约峰会的预备活动</text:a>
</text:span>
</text:p>
      <text:p text:style-name="P4">
在这次会议上，其参与者讨论了乌克兰的俄罗斯联合会和世界安全。</text:p>
      <text:p text:style-name="P4">
News Source: <text:a xlink:type="simple" xlink:href="https://www.ukrinform.ua/rubric-world/3728548-duda-okresliv-pat-prioritetiv-polsi-na-samit-nato-sered-nih-pidtrimka-ukraini.html" text:style-name="Internet_20_link" text:visited-style-name="Visited_20_Internet_20_Link">
https://www.ukrinform.ua/rubric-world/3728548-duda-okresliv-pat-prioritetiv-polsi-na-samit-nato-sered-nih-pidtrimka-ukraini.html</text:a>
</text:p>
      <!--NEWS-->
      <text:h text:style-name="P10" text:outline-level="1">
<text:span text:style-name="T4">
恐怖的每一次表现都证明，俄罗斯联邦仅应得的失败和法庭 - 泽伦斯基</text:span>
</text:h>
      <text:p text:style-name="P4">
作者: Ukrinform (Person)</text:p>
      <text:p text:style-name="P4">
出版商: Укринформ (Organization)</text:p>
      <text:p text:style-name="P4">
出版时间: 2023-06-27T23:15:00+03:00</text:p>
      <text:p text:style-name="P4">
修改时间: 2023-06-27T23:15:00+03:00</text:p>
      <text:p text:style-name="P4">
描述: 俄罗斯恐怖的每一次表现一次又一次地向我们和世界证明了这个国家应得的一切，这在其所做的一切后果 - 击败和法庭，公平和法院对所有俄罗斯凶手和恐怖分子的反对。  - 乌克林。</text:p>
      <text:p text:style-name="P4">
图片: ['<text:a xlink:type="simple" xlink:href="https://static.ukrinform.com/photos/2023_05/thumb_files/630_360_1685386836-680.jpeg" text:style-name="Internet_20_link" text:visited-style-name="Visited_20_Internet_20_Link">
630_360_16853...</text:a>
']</text:p>
      <text:p text:style-name="P4">
标签: ['Звернення', 'Зеленський', 'Війна з Росією']</text:p>
      <text:p text:style-name="P4">
类型: Article</text:p>
      <!--METADATA-->
      <text:p text:style-name="P4">
<draw:frame draw:style-name="fr1" draw:name="Image208" text:anchor-type="as-char" svg:width="6.9236in" svg:height="3.956343in" draw:z-index="0">
<draw:image xlink:href="../Images/yкринформ/2023-06-27T23-15-00-03-00/630_360_1685386836-680.jpeg" xlink:type="simple" xlink:show="embed" xlink:actuate="onLoad" draw:mime-type="image/jpeg"/>
</draw:frame>
每个人都一次又一次地证明了俄罗斯恐怖，对我们以及对这个国家所应得的一切后果所应得的一项恐怖和恐怖分子。</text:p>
      <text:p text:style-name="P4">
在您的[上诉]中(https://www.youtube.com/watch?v=ZJI6FRp8rdE)乌克兰福姆据报道，在战争的第489天结束时。</text:p>
      <text:p text:style-name="P4">
<text:span text:style-name="T4">
 <text:span text:style-name="T5">
亲爱的乌克兰人和乌克兰妇女!</text:span>
​​ </text:span>
</text:p>
      <text:p text:style-name="P4">
正是在俄罗斯恐怖分子对克雷姆班克(Kremenchuk)对贸易中心的影响的周年纪念日，当时有22人被杀时，俄罗斯的不人道再次指挥了波特雷姆省区的导弹。</text:p>
      <text:p text:style-name="P4">
如今，俄罗斯恐怖分子也向克拉马特斯克开火。 C-300导弹。人们被杀，其中包括一个孩子。 我向亲戚和亲人表示哀悼。这个小时有40多人受伤。 每个人都得到了协助。 差距的收益。</text:p>
      <text:p text:style-name="P4">
每一次恐怖的表现一次又一次地向我们和世界证明，这只是其所做的一切的后果之一 - 击败法庭，公平和法院对所有俄罗斯凶手。</text:p>
      <text:p text:style-name="P4">
一次又一次地感谢世界上支持乌克兰并帮助我们人民的防御的每个人!</text:p>
      <text:p text:style-name="P4">
今天，美国有一个新的防守方案为我们的士兵提供。 装甲车的汽油，刺痛者和喜玛尔。 我们的炮兵的其他炮弹。 我感谢拜登先生，国会，双方和所有美国人!</text:p>
      <text:p text:style-name="P4">
他与挪威总理先生进行了交谈。 他感谢提供的支持 - 国防，经济，政治。 很重要!他告诉他我去勇士的旅行，关于我们的实际辩护。 他表达了我们一些武装需求。 还讨论了战斗机的创建。 对话中的一个单独的话题是维尔纽斯的未来北约峰会。挪威类型理解!</text:p>
      <text:p text:style-name="P4">
他今天还与我们的国际主义者举行了一次特别会议 - 政府正在为维尔纽斯峰会做准备。 我相信峰会的决定对于乌克兰来说可能是静态的!我们为此竭尽所能，并与乌克兰的国际机会有关。</text:p>
      <text:p text:style-name="P4">
当然还有前线。 我们的角色，我们的积极行动。 今天，我们也有搬家!在我们采取进攻行动的所有领域。 谢谢您，勇士!今天，我们在反映俄罗斯袭击方面取得了重要成果。 我非常感谢您!感谢您为每一个被摧毁的占领者和每一个乌克兰的生命挽救!</text:p>
      <text:p text:style-name="P4">
荣耀我们的英雄!我感谢世界上不惧怕俄罗斯恐怖分子并与我们一起返回世界的每个人!</text:p>
      <text:p text:style-name="P4">
<text:span text:style-name="T4">
 <text:span text:style-name="T5">
荣耀与乌克兰!</text:span>
 </text:span>
</text:p>
      <text:p text:style-name="P4">
News Source: <text:a xlink:type="simple" xlink:href="https://www.ukrinform.ua/rubric-ato/3728550-kozen-proav-teroru-dovodit-so-rf-zaslugovue-lise-na-porazku-j-tribunal-zelenskij.html" text:style-name="Internet_20_link" text:visited-style-name="Visited_20_Internet_20_Link">
https://www.ukrinform.ua/rubric-ato/3728550-kozen-proav-teroru-dovodit-so-rf-zaslugovue-lise-na-porazku-j-tribunal-zelenskij.html</text:a>
</text:p>
      <!--NEWS-->
      <text:h text:style-name="P10" text:outline-level="1">
<text:span text:style-name="T4">
普京的战争除了不稳定之外什么都没有导致任何东西 - 鲁特</text:span>
</text:h>
      <text:p text:style-name="P4">
作者: Ukrinform (Person)</text:p>
      <text:p text:style-name="P4">
出版商: Укринформ (Organization)</text:p>
      <text:p text:style-name="P4">
出版时间: 2023-06-27T23:19:00+03:00</text:p>
      <text:p text:style-name="P4">
修改时间: 2023-06-27T23:19:00+03:00</text:p>
      <text:p text:style-name="P4">
描述: 俄罗斯最近发生的事件是普京战争导致不稳定的其他任何证据。  - 乌克林。</text:p>
      <text:p text:style-name="P4">
图片: ['<text:a xlink:type="simple" xlink:href="https://static.ukrinform.com/photos/2023_06/thumb_files/630_360_1687896686-537.jpg" text:style-name="Internet_20_link" text:visited-style-name="Visited_20_Internet_20_Link">
630_360_16878...</text:a>
']</text:p>
      <text:p text:style-name="P4">
标签: ['Путін', 'Рютте', 'Війна з Росією']</text:p>
      <text:p text:style-name="P4">
类型: Article</text:p>
      <!--METADATA-->
      <text:p text:style-name="P4">
<draw:frame draw:style-name="fr1" draw:name="Image209" text:anchor-type="as-char" svg:width="6.9236in" svg:height="3.956343in" draw:z-index="0">
<draw:image xlink:href="../Images/yкринформ/2023-06-27T23-19-00-03-00/630_360_1687896686-537.jpg" xlink:type="simple" xlink:show="embed" xlink:actuate="onLoad" draw:mime-type="image/jpeg"/>
</draw:frame>
俄罗斯最近发生的事件是普京的战争导致不稳定的其他任何事件。</text:p>
      <text:p text:style-name="P4">
荷兰首相马克·鲁特海牙。</text:p>
      <text:p text:style-name="P4">
“ [俄罗斯]的不稳定(https://www.ukrinform.ua/tag-rosia)欧洲的一般性，所以我们很担心。 这些事件是普京的战争除了不稳定之外什么都没有导致的另一个证据。 首先，她一直是乌克兰人民的难以忍受的苦难……我们必须专注于这一目的，确保普京对乌克兰的战争是失败的，”他说。</text:p>
      <text:p text:style-name="P4">
他还强调，俄罗斯在乌克兰的战争是与其他国家安全的不公平战争。</text:p>
      <text:p text:style-name="P4">
“这是一场反对一切的战争。 我们是为了自由，民主和法治。 而且，当然，战争是对我们自身安全的直接威胁。 因为在乌克兰取得成功的情况下，普京将不止于此。 因此，乌克兰可以指望坚定的支持。”他强调。</text:p>
      <text:p text:style-name="P4">
据他说，维尔纽斯举行的北约峰会将非常重要，俄罗斯在乌克兰的俄罗斯战争。</text:p>
      <text:p text:style-name="P4">
正如乌克林福姆(Ukrinform)报道的，2023年6月27日，星期二，北约为北约峰会准备的会议应于7月11日至12日在荷兰哈兹举行。</text:p>
      <text:p text:style-name="P4">
北约第一任秘书长詹斯·斯托尔滕贝格(Jens Stoltenberg)到达西部，之后与荷兰总理马克·鲁特(Mark Rutte)会面。</text:p>
      <text:p text:style-name="P4">
立陶宛总统吉塔纳斯·纳达达(Gitanas Nauseda)，波兰杜达总统，罗马尼亚总统克劳斯·约翰尼斯(Klaus Johannis)，挪威总理乔纳斯·加尔·斯特里(Jonas Jonas Gar Stere)总理，总理，总理。</text:p>
      <text:p text:style-name="P4">
在这次会议上，其参与者讨论了乌克兰的俄罗斯联合会和世界安全。</text:p>
      <text:p text:style-name="P4">
据报道，自从俄罗斯入侵北约和联盟国家以来，他继续为乌克兰提供重要的政治，经济，人道主义和军事援助。 这种援助的延续和增加将是该国州和政府院长会议期间的主要主题之一，该国将于7月11日至12日在维尔纽斯举行。<text:span text:style-name="T4">
另请阅读：</text:span>
 <text:a xlink:type="simple" xlink:href="https://www.ukrinform.ua/rubric-world/3728053-derzdep-pro-zakolot-prigozina-mi-pobacili-pramij-viklik-liderstvu-putina.html" text:style-name="Internet_20_link" text:visited-style-name="Visited_20_Internet_20_Link">
“叛乱”国务院Prigogine：我们看到了直接呼吁领导力<text:span text:style-name="T4">
 Putin </text:span>
 A</text:a>
他指出，在维尔纽斯峰会上做出的决定将导致乌克兰前往北约。</text:p>
      <text:p text:style-name="P4">
在各个层面上，乌克兰一方强调，在2008年北约布加勒斯特峰会上听到的“乌克兰联盟成员”的保证是不够的。</text:p>
      <text:p text:style-name="P4">
取而代之的是，乌克兰在保证安全的问题上提出了北约盟友，并有明显的迁移联盟的前景。</text:p>
      <text:p text:style-name="P4">
News Source: <text:a xlink:type="simple" xlink:href="https://www.ukrinform.ua/rubric-polytics/3728551-vijna-putina-ne-prizvela-ni-do-cogo-okrim-nestabilnosti-rutte.html" text:style-name="Internet_20_link" text:visited-style-name="Visited_20_Internet_20_Link">
https://www.ukrinform.ua/rubric-polytics/3728551-vijna-putina-ne-prizvela-ni-do-cogo-okrim-nestabilnosti-rutte.html</text:a>
</text:p>
      <!--NEWS-->
      <text:h text:style-name="P10" text:outline-level="1">
<text:span text:style-name="T4">
普京没有否决来扩大北约-Stoltenberg</text:span>
</text:h>
      <text:p text:style-name="P4">
作者: Ukrinform (Person)</text:p>
      <text:p text:style-name="P4">
出版商: Укринформ (Organization)</text:p>
      <text:p text:style-name="P4">
出版时间: 2023-06-27T23:22:00+03:00</text:p>
      <text:p text:style-name="P4">
修改时间: 2023-06-27T23:22:00+03:00</text:p>
      <text:p text:style-name="P4">
描述: 不是普京而不是俄罗斯将解决未来乌克兰在北约成员的问题。  - 乌克林。</text:p>
      <text:p text:style-name="P4">
图片: ['<text:a xlink:type="simple" xlink:href="https://static.ukrinform.com/photos/2023_06/thumb_files/630_360_1687176890-610.jpg" text:style-name="Internet_20_link" text:visited-style-name="Visited_20_Internet_20_Link">
630_360_16871...</text:a>
']</text:p>
      <text:p text:style-name="P4">
标签: ['НАТО', 'Столтенберг', 'Україна', 'Війна з Росією']</text:p>
      <text:p text:style-name="P4">
类型: Article</text:p>
      <!--METADATA-->
      <text:p text:style-name="P4">
<draw:frame draw:style-name="fr1" draw:name="Image210" text:anchor-type="as-char" svg:width="6.9236in" svg:height="3.956343in" draw:z-index="0">
<draw:image xlink:href="../Images/yкринформ/2023-06-27T23-22-00-03-00/630_360_1687176890-610.jpg" xlink:type="simple" xlink:show="embed" xlink:actuate="onLoad" draw:mime-type="image/jpeg"/>
</draw:frame>
不在俄罗斯的普京将解决未来乌克兰在北约成员的问题。</text:p>
      <text:p text:style-name="P4">
通讯章报告报告，这是由詹斯·斯托尔滕贝格(Jens Jens Stoltenberg)的秘书长在会议上的维尔纽斯峰会(Vilnius Pamperatory)中的秘书詹斯·斯托尔滕贝格(Jens Stoltenberg)的秘书。</text:p>
      <text:p text:style-name="P4">
斯托尔滕贝格说：“盟国就许多问题(包括乌克兰的会员资格)达成了共识，每个人都同意北约的大门是开放的……所有盟友通过了乌克兰将成为会员。”</text:p>
      <text:p text:style-name="P4">
<text:span text:style-name="T4">
另请阅读：</text:span>
 <text:span text:style-name="T4">
 <text:a xlink:type="simple" xlink:href="https://www.ukrinform.ua/rubric-world/3728548-duda-okresliv-pat-prioritetiv-polsi-na-samit-nato-sered-nih-pidtrimka-ukraini.html" text:style-name="Internet_20_link" text:visited-style-name="Visited_20_Internet_20_Link">
DUDA概述了北约峰会的五个优先事项，其中包括乌克兰的支持</text:a>
</text:span>
</text:p>
      <text:p text:style-name="P4">
他指出，这是联盟，乌克兰而不是俄罗斯将决定洞穴国家将成为正式成员。</text:p>
      <text:p text:style-name="P4">
他强调了该结构的负责人。</text:p>
      <text:p text:style-name="P4">
他指出，盟军继续进行磋商，并坚信共识将能够满足乌克兰对会员资格的渴望。</text:p>
      <text:p text:style-name="P4">
<text:span text:style-name="T4">
另请阅读：</text:span>
 <text:span text:style-name="T4">
 <text:a xlink:type="simple" xlink:href="https://www.ukrinform.ua/rubric-polytics/3728503-ukraina-ocikue-na-samiti-u-vilnusi-duze-silnogo-signalu-sodo-vstupu-v-nato-ermak.html" text:style-name="Internet_20_link" text:visited-style-name="Visited_20_Internet_20_Link">
乌克兰期望在维尔纽斯(Vilnius)的一次峰会上关于北约加入的“非常强烈的信号”  -  yermak</text:a>
</text:span>
</text:p>
      <text:p text:style-name="P4">
但是现在，最紧迫的问题是确保乌克兰偏爱普京的商业总裁。</text:p>
      <text:p text:style-name="P4">
政治家补充说：“如果乌克兰不仍然是主权国家和独立国家，那么这条道路的问题就不会有任何束缚。”</text:p>
      <text:p text:style-name="P4">
他强调，盟军将努力集中在为基辅提供军事和经济支持并在峰会上确认。 实践会员培训是帮助您改用新武器，标准和流程等。</text:p>
      <text:p text:style-name="P4">
<text:span text:style-name="T4">
另请阅读：</text:span>
 <text:span text:style-name="T4">
 <text:a xlink:type="simple" xlink:href="https://www.ukrinform.ua/rubric-ato/3728509-artileria-dla-zsu-i-samit-nato-zelenskij-proviv-rozmovu-z-premerom-norvegii.html" text:style-name="Internet_20_link" text:visited-style-name="Visited_20_Internet_20_Link">
北约武装部队和峰会：Zelensky Power与挪威总理的权力</text:a>
 </text:span>
</text:p>
      <text:p text:style-name="P4">
斯托尔滕贝格说：“绝对显然我们已经向莫斯科和明斯克传达了一个明确的信息，它将保护所有盟友，整个联盟的整个领土。”集团保护其成员免受其成员的所有可能威胁。</text:p>
      <text:p text:style-name="P4">
<text:span text:style-name="T5">
!(https://www.ukrinform.ua/rubric-world/3728528-kraini-baltii-zaklikaut-nato-posiliti-shidni-kordoni-cerez-vagnerivciv-u-bilorusi.html)</text:span>
*</text:p>
      <text:p text:style-name="P4">
联盟负责人称正确的决定是在2014年通过冷战结束后首次增加紧急情况的存在。(https://www.ukrinform.ua/tag-vijna-z-rosieu)**对阵乌克兰，该地区的快速响应部队人数增加了一倍。</text:p>
      <text:p text:style-name="P4">
北约保证的人说：“我们有准备，有力量，我们有计划和决心。”这并不是要引发冲突，而是要防止冲突。</text:p>
      <text:p text:style-name="P4">
回想一下联盟峰会将于7月11日至12日在维尔纽斯举行。</text:p>
      <text:p text:style-name="P4">
News Source: <text:a xlink:type="simple" xlink:href="https://www.ukrinform.ua/rubric-polytics/3728553-putin-ne-mae-prava-veto-na-rozsirenna-nato-stoltenberg.html" text:style-name="Internet_20_link" text:visited-style-name="Visited_20_Internet_20_Link">
https://www.ukrinform.ua/rubric-polytics/3728553-putin-ne-mae-prava-veto-na-rozsirenna-nato-stoltenberg.html</text:a>
</text:p>
      <!--NEWS-->
      <text:h text:style-name="P10" text:outline-level="1">
<text:span text:style-name="T4">
在Kramatorsk，至少有四人死亡和42人受伤</text:span>
</text:h>
      <text:p text:style-name="P4">
作者: Ukrinform (Person)</text:p>
      <text:p text:style-name="P4">
出版商: Укринформ (Organization)</text:p>
      <text:p text:style-name="P4">
出版时间: 2023-06-27T23:27:00+03:00</text:p>
      <text:p text:style-name="P4">
修改时间: 2023-06-27T23:27:00+03:00</text:p>
      <text:p text:style-name="P4">
描述: 由于俄罗斯对克拉马托斯克的火箭袭击增加到四人，炸死的人数增加了42人，严重程度有42人受伤。  - 乌克林。</text:p>
      <text:p text:style-name="P4">
图片: ['<text:a xlink:type="simple" xlink:href="https://static.ukrinform.com/photos/2023_06/thumb_files/630_360_1687892764-893.jpg" text:style-name="Internet_20_link" text:visited-style-name="Visited_20_Internet_20_Link">
630_360_16878...</text:a>
']</text:p>
      <text:p text:style-name="P4">
标签: ['Краматорськ', 'Обстріл', 'Війна з Росією', 'Ракетний удар']</text:p>
      <text:p text:style-name="P4">
类型: Article</text:p>
      <!--METADATA-->
      <text:p text:style-name="P4">
<draw:frame draw:style-name="fr1" draw:name="Image211" text:anchor-type="as-char" svg:width="6.9236in" svg:height="3.956343in" draw:z-index="0">
<draw:image xlink:href="../Images/yкринформ/2023-06-27T23-27-00-03-00/630_360_1687892764-893.jpg" xlink:type="simple" xlink:show="embed" xlink:actuate="onLoad" draw:mime-type="image/jpeg"/>
</draw:frame>
俄罗斯火箭中风的人数增加了女儿-In -law，又增加了42人受伤的严重程度。</text:p>
      <text:p text:style-name="P4">
关于它<text:a xlink:type="simple" xlink:href="https://t.me/pgo_gov_ua/13877" text:style-name="Internet_20_link" text:visited-style-name="Visited_20_Internet_20_Link">
报告</text:a>
乌克林福姆报道，在总检察官办公室。</text:p>
      <text:p text:style-name="P4">
死者中有一个17岁的女孩，在受伤的8个月大的婴儿中。</text:p>
      <text:p text:style-name="P4">
爆炸的中心包含食品机构，公寓楼，商业场所，汽车，邮局和其他窗户，窗户和门的结构。 撞击导致大火。</text:p>
      <text:p text:style-name="P4">
<text:span text:style-name="T4">
另请阅读：</text:span>
 <text:span text:style-name="T4">
 <text:a xlink:type="simple" xlink:href="https://www.ukrinform.ua/rubric-ato/3728539-kilkist-poranenih-vnaslidok-obstrilu-kramatorska-zbilsilas-do-42-nacpolicia.html" text:style-name="Internet_20_link" text:visited-style-name="Visited_20_Internet_20_Link">
由于Kramatorski开火而受伤的人数已增长到42-国家警察</text:a>
</text:span>
</text:p>
      <text:p text:style-name="P4">
此外，入侵者解雇了贝伦克村的私营部门。 晚上有5名当地居民受伤。</text:p>
      <text:p text:style-name="P4">
差距仍在拆卸。 人们可能在其中，因此仍在建立伤亡人数。</text:p>
      <text:p text:style-name="P4">
<text:span text:style-name="T4">
另请阅读：</text:span>
 <text:span text:style-name="T4">
 [恐怖的每一次表现都证明俄罗斯联邦仅应有中风和法庭 -  Zelensky]](https://www.ukrinform.ua/rubric-ato/3728550-kozen-proav-teroru-dovodit-so-rf-zaslugovue-lise-na-porazku-j-tribunal-zelenskij.html)</text:span>
</text:p>
      <text:p text:style-name="P4">
正如乌克林福姆报道的那样，6月27日，俄罗斯人袭击了两个<text:span text:style-name="T4">
 <text:a xlink:type="simple" xlink:href="https://www.ukrinform.ua/tag-raketnij-udar" text:style-name="Internet_20_link" text:visited-style-name="Visited_20_Internet_20_Link">
火箭发射器</text:a>
</text:span>
在kramatorsk上。</text:p>
      <text:p text:style-name="P4">
<text:span text:style-name="T4">
另请阅读：</text:span>
 <text:span text:style-name="T4">
 [在kramatorsk中(https://www.ukrinform.ua/rubric-ato/3728532-u-kramatorsku-kilkist-zertv-raketnogo-udaru-zrosla-do-troh-25-poranenih.html)</text:span>
</text:p>
      <text:p text:style-name="P4">
第一个命中是_ <text:span text:style-name="T4">
 [第二个城市中心的食品建筑 - 在比伦克村。 这是给出的(https://www.ukrinform.ua/rubric-ato/3728508-u-kramatorsku-rosijska-raketa-zrujnuvala-zaklad-u-centri-mista.html)</text:span>
 _</text:p>
      <text:p text:style-name="P4">
News Source: <text:a xlink:type="simple" xlink:href="https://www.ukrinform.ua/rubric-ato/3728563-u-kramatorsku-vze-sonajmense-cetvero-zagiblih-ta-42-poranenih.html" text:style-name="Internet_20_link" text:visited-style-name="Visited_20_Internet_20_Link">
https://www.ukrinform.ua/rubric-ato/3728563-u-kramatorsku-vze-sonajmense-cetvero-zagiblih-ta-42-poranenih.html</text:a>
</text:p>
      <!--NEWS-->
      <text:h text:style-name="P10" text:outline-level="1">
<text:span text:style-name="T4">
普京系统的优势在于它的弱点 - 德国专家</text:span>
</text:h>
      <text:p text:style-name="P4">
作者: Ukrinform (Person)</text:p>
      <text:p text:style-name="P4">
出版商: Укринформ (Organization)</text:p>
      <text:p text:style-name="P4">
出版时间: 2023-06-27T23:30:00+03:00</text:p>
      <text:p text:style-name="P4">
修改时间: 2023-06-27T23:30:00+03:00</text:p>
      <text:p text:style-name="P4">
描述: 多年来，俄罗斯总统弗拉基米尔·普京（Vladimir Putin）和他的随行人员被认为是该系统的实力这一事实是最大的弱点。  - 乌克林。</text:p>
      <text:p text:style-name="P4">
图片: ['<text:a xlink:type="simple" xlink:href="https://static.ukrinform.com/photos/2023_06/thumb_files/630_360_1686674529-812.jpg" text:style-name="Internet_20_link" text:visited-style-name="Visited_20_Internet_20_Link">
630_360_16866...</text:a>
']</text:p>
      <text:p text:style-name="P4">
标签: ['Путін', 'ПВК "Вагнера"', 'Пригожин', 'Війна з Росією']</text:p>
      <text:p text:style-name="P4">
类型: Article</text:p>
      <!--METADATA-->
      <text:p text:style-name="P4">
<draw:frame draw:style-name="fr1" draw:name="Image212" text:anchor-type="as-char" svg:width="6.9236in" svg:height="3.956343in" draw:z-index="0">
<draw:image xlink:href="../Images/yкринформ/2023-06-27T23-30-00-03-00/630_360_1686674529-812.jpg" xlink:type="simple" xlink:show="embed" xlink:actuate="onLoad" draw:mime-type="image/jpeg"/>
</draw:frame>
俄罗斯总统弗拉基米尔·普京(Vladimir Putin)和他的随行人员多年来被视为该系统的优势，这是最大的弱点。</text:p>
      <text:p text:style-name="P4">
乌克林福姆报道，德国外交关系委员会专家斯特凡曼斯特(Stefanmaster)与柏林的外国记者进行交流时，这一观点是由乌克林福姆(Ukrinform)的报道。</text:p>
      <text:p text:style-name="P4">
据主人说，由尤金(Eugene)和PVC“瓦格纳(Wagner)”的最后一个周末安排的油灰的尝试显示了普京系统的全部弱点，该系统正在一个人的个性化中。</text:p>
      <text:p text:style-name="P4">
当局因暴力而暂时垄断了垄断，无法谈判几个小时，该国失去了政府的政府：所有等待说什么[普京]。(https://www.ukrinform.ua/tag-putin)，“他看上去好像他不明白发生了什么，他很虚弱，远非现实。”</text:p>
      <text:p text:style-name="P4">
“如果普京没有响应，系统将流入混乱。 该系统的灵活性不足以应对不可抗力。”专家总结道。 他认为“普京的声望令人难以置信，这对他来说非常困难，整个系统都被削弱了。”</text:p>
      <text:p text:style-name="P4">
大师说，至于瓦格纳·佩奇(Wagner PEC)，这在战争中并不重要，这支军队不再像以前那样强大。 该专家还据报道，私营公司的模型始于2014年，旨在进行混合业务，筋疲力尽，在真正的战争期间失去了相关性，并且该系统迟早受到Prigogine的惩罚并受到控制。</text:p>
      <text:p text:style-name="P4">
反过来，普京显然希望表现出更强的决心，但也加剧了该国内部的镇压。</text:p>
      <text:p text:style-name="P4">
<text:span text:style-name="T4">
另请阅读：</text:span>
 [战争<text:span text:style-name="T4">
 putin </text:span>
，并且没有导致其他任何事情(https://www.ukrinform.ua/rubric-polytics/3728551-vijna-putina-ne-prizvela-ni-do-cogo-okrim-nestabilnosti-rutte.html)大师们还提到了许多西方大国的叙述，但尤其预测德国有必要防止俄罗斯崩溃。他称这种“德国恐惧”为问题。 但是今天的俄罗斯联邦不是1980年代的苏联。 在俄罗斯联合会中高度stang的系统系统的表中，它可以很快到达油灰，“比每个人都能想象的要快。”</text:p>
      <text:p text:style-name="P4">
我们将提醒，上周末，PEC“ Wagner”前往莫斯科，但在几个小时后，她停止了自己的进步，并因不愿脱落而解释了这一点。</text:p>
      <text:p text:style-name="P4">
News Source: <text:a xlink:type="simple" xlink:href="https://www.ukrinform.ua/rubric-world/3728556-micnist-putinskoi-sistemi-viavilasa-ii-slabkistu-nimeckij-ekspert.html" text:style-name="Internet_20_link" text:visited-style-name="Visited_20_Internet_20_Link">
https://www.ukrinform.ua/rubric-world/3728556-micnist-putinskoi-sistemi-viavilasa-ii-slabkistu-nimeckij-ekspert.html</text:a>
</text:p>
      <!--NEWS-->
      <text:h text:style-name="P10" text:outline-level="1">
<text:span text:style-name="T4">
Zelensky在北约峰会举行了一次会议</text:span>
</text:h>
      <text:p text:style-name="P4">
作者: Ukrinform (Person)</text:p>
      <text:p text:style-name="P4">
出版商: Укринформ (Organization)</text:p>
      <text:p text:style-name="P4">
出版时间: 2023-06-27T23:41:00+03:00</text:p>
      <text:p text:style-name="P4">
修改时间: 2023-06-27T23:41:00+03:00</text:p>
      <text:p text:style-name="P4">
描述: 沃迪米尔·泽伦斯基（Volodymyr Zelensky）总统与他的办公室和部长内阁与国际方向的代表举行了一次会议，并在7月在维尔纽斯（Vilnius）准备北约。  - 乌克林。</text:p>
      <text:p text:style-name="P4">
图片: ['<text:a xlink:type="simple" xlink:href="https://static.ukrinform.com/photos/2023_06/thumb_files/630_360_1687535517-265.jpeg" text:style-name="Internet_20_link" text:visited-style-name="Visited_20_Internet_20_Link">
630_360_16875...</text:a>
']</text:p>
      <text:p text:style-name="P4">
标签: ['Кабмін', 'НАТО', 'Саміт НАТО', 'Зеленський']</text:p>
      <text:p text:style-name="P4">
类型: Article</text:p>
      <!--METADATA-->
      <text:p text:style-name="P4">
<draw:frame draw:style-name="fr1" draw:name="Image213" text:anchor-type="as-char" svg:width="6.9236in" svg:height="3.956343in" draw:z-index="0">
<draw:image xlink:href="../Images/yкринформ/2023-06-27T23-41-00-03-00/630_360_1687535517-265.jpeg" xlink:type="simple" xlink:show="embed" xlink:actuate="onLoad" draw:mime-type="image/jpeg"/>
</draw:frame>
总统洛德米尔·泽伦斯基(Lordimir Zelensky)与高光办公室国际方向的代表和部长的内阁举行了一次会议，并在为7月北约峰会的准备工作做准备。</text:p>
      <text:p text:style-name="P4">
他在晚上讲述了这件事<text:a xlink:type="simple" xlink:href="https://t.me/V_Zelenskiy_official/6743" text:style-name="Internet_20_link" text:visited-style-name="Visited_20_Internet_20_Link">
更近的视频</text:a>
，报道乌克林福姆。</text:p>
      <text:p text:style-name="P4">
“他今天还与我们的国际主义者举行了一次特别会议 - 政府正在为维尔纽斯峰会做准备。 我相信峰会的决定对于[乌克兰]可能是静态的(https://www.ukrinform.ua/tag-ukraina)呢 我们竭尽所能，并将乌克兰的所有国际机会联系在一起。”泽伦斯基说。</text:p>
      <text:p text:style-name="P4">
<text:span text:style-name="T5">
viso：<text:a xlink:type="simple" xlink:href="https://t.me/V_Zelenskiy_official/6743" text:style-name="Internet_20_link" text:visited-style-name="Visited_20_Internet_20_Link">
op</text:a>
</text:span>
</text:p>
      <text:p text:style-name="P4">
*!(https://www.ukrinform.ua/rubric-ato/3728509-artileria-dla-zsu-i-samit-nato-zelenskij-proviv-rozmovu-z-premerom-norvegii.html)据报道，将于7月11日至12日在维尔纽斯举行的北约峰会将考虑乌克兰在反俄罗斯侵略的斗争中继续提供援助。 乌克兰期望这次会议的具体决定定义该国北约成员的旅程，并为乌克兰提供保证，以确保安全，以防止可能重复俄罗斯侵略性侵略。</text:p>
      <text:p text:style-name="P4">
_foto：op _</text:p>
      <text:p text:style-name="P4">
News Source: <text:a xlink:type="simple" xlink:href="https://www.ukrinform.ua/rubric-polytics/3728559-zelenskij-proviv-naradu-sodo-samitu-nato.html" text:style-name="Internet_20_link" text:visited-style-name="Visited_20_Internet_20_Link">
https://www.ukrinform.ua/rubric-polytics/3728559-zelenskij-proviv-naradu-sodo-samitu-nato.html</text:a>
</text:p>
      <!--NEWS-->
      <text:h text:style-name="P10" text:outline-level="1">
<text:span text:style-name="T4">
乌克兰在西班牙和CHE-2023的1/4决赛中与年轻人打平局</text:span>
</text:h>
      <text:p text:style-name="P4">
作者: Ukrinform (Person)</text:p>
      <text:p text:style-name="P4">
出版商: Укринформ (Organization)</text:p>
      <text:p text:style-name="P4">
出版时间: 2023-06-27T23:45:00+03:00</text:p>
      <text:p text:style-name="P4">
修改时间: 2023-06-27T23:45:00+03:00</text:p>
      <text:p text:style-name="P4">
描述: 在欧洲足球锦标赛上确定了季后赛决赛的四名参加者（最高21日）。  - 乌克林。</text:p>
      <text:p text:style-name="P4">
图片: ['<text:a xlink:type="simple" xlink:href="https://static.ukrinform.com/photos/2023_06/thumb_files/630_360_1687898555-342.jpg" text:style-name="Internet_20_link" text:visited-style-name="Visited_20_Internet_20_Link">
630_360_16878...</text:a>
']</text:p>
      <text:p text:style-name="P4">
标签: ['Футбол']</text:p>
      <text:p text:style-name="P4">
类型: Article</text:p>
      <!--METADATA-->
      <text:p text:style-name="P4">
<draw:frame draw:style-name="fr1" draw:name="Image214" text:anchor-type="as-char" svg:width="6.9236in" svg:height="3.956343in" draw:z-index="0">
<draw:image xlink:href="../Images/yкринформ/2023-06-27T23-45-00-03-00/630_360_1687898555-342.jpg" xlink:type="simple" xlink:show="embed" xlink:actuate="onLoad" draw:mime-type="image/jpeg"/>
</draw:frame>
欧洲足球的冠军锦标赛(球员最多21岁)确定季后赛决赛的参与者。</text:p>
      <text:p text:style-name="P4">
在小组赛的最后一场比赛中，乌克兰青年在西班牙2：2与世界分开，并在四重奏B中排名第二。</text:p>
      <text:p text:style-name="P4">
Bogdan Vyunnik被视为“蓝色”的一部分(43分钟)和Georgy Sudakov(81，受到罚款).</text:p>
      <text:p text:style-name="P4">
<text:span text:style-name="T4">
Читайте також:</text:span>
 <text:a xlink:type="simple" xlink:href="https://www.ukrinform.ua/rubric-sports/3728518-ce2023-sered-molodi-futbolisti-gruzii-ta-portugalii-u-cvertfinali.html" text:style-name="Internet_20_link" text:visited-style-name="Visited_20_Internet_20_Link">
 ЧЄ-2023 серед молоді: <text:span text:style-name="T4">
футбол</text:span>
 істи Грузії таПортугалії - у чвертьфіналі </text:a>
乌克兰人在欧洲2023年四分之一决赛中的竞争对手(U21)瑞士 - 法国，以色列 - 捷克共和国，英国 - 意大利 - 挪威 - 将于6月28日确定。</text:p>
      <text:p text:style-name="P4">
照片：美联社</text:p>
      <text:p text:style-name="P4">
News Source: <text:a xlink:type="simple" xlink:href="https://www.ukrinform.ua/rubric-sports/3728561-ukraina-zigrala-vniciu-z-ispanieu-i-zijdetsa-z-gruzieu-v-14-finalu-ce2023-sered-molodi.html" text:style-name="Internet_20_link" text:visited-style-name="Visited_20_Internet_20_Link">
https://www.ukrinform.ua/rubric-sports/3728561-ukraina-zigrala-vniciu-z-ispanieu-i-zijdetsa-z-gruzieu-v-14-finalu-ce2023-sered-molodi.html</text:a>
</text:p>
      <!--NEWS-->
      <text:h text:style-name="P10" text:outline-level="1">
<text:span text:style-name="T4">
Zelensky在正面：今天我们也有一个前进的动作</text:span>
</text:h>
      <text:p text:style-name="P4">
作者: Ukrinform (Person)</text:p>
      <text:p text:style-name="P4">
出版商: Укринформ (Organization)</text:p>
      <text:p text:style-name="P4">
出版时间: 2023-06-27T23:57:00+03:00</text:p>
      <text:p text:style-name="P4">
修改时间: 2023-06-27T23:57:00+03:00</text:p>
      <text:p text:style-name="P4">
描述: 乌克兰军人在周二的各个方向上也进行了前进的行动。  - 乌克林。</text:p>
      <text:p text:style-name="P4">
图片: ['<text:a xlink:type="simple" xlink:href="https://static.ukrinform.com/photos/2023_06/thumb_files/630_360_1686973159-410.jpg" text:style-name="Internet_20_link" text:visited-style-name="Visited_20_Internet_20_Link">
630_360_16869...</text:a>
']</text:p>
      <text:p text:style-name="P4">
标签: ['Зеленський', 'Війна з Росією', 'Контрнаступ']</text:p>
      <text:p text:style-name="P4">
类型: Article</text:p>
      <!--METADATA-->
      <text:p text:style-name="P4">
<draw:frame draw:style-name="fr1" draw:name="Image215" text:anchor-type="as-char" svg:width="6.9236in" svg:height="3.956343in" draw:z-index="0">
<draw:image xlink:href="../Images/yкринформ/2023-06-27T23-57-00-03-00/630_360_1686973159-410.jpg" xlink:type="simple" xlink:show="embed" xlink:actuate="onLoad" draw:mime-type="image/jpeg"/>
</draw:frame>
乌克兰军人周二也在各个方向都进行了前进的行动，并且会采取进攻行动。</text:p>
      <text:p text:style-name="P4">
总统洛迪米尔·泽伦斯基(Lodimir Zelensky)在晚上说<text:a xlink:type="simple" xlink:href="https://www.ukrinform.ua/rubric-ato/3728550-kozen-proav-teroru-dovodit-so-rf-zaslugovue-lise-na-porazku-j-tribunal-zelenskij.html" text:style-name="Internet_20_link" text:visited-style-name="Visited_20_Internet_20_Link">
视频消息</text:a>
，报道乌克林福姆。</text:p>
      <text:p text:style-name="P4">
“今天，我们也有一个前进的动作!在我们领导下一个领导的所有领域。 谢谢你，战士!今天，我们在俄罗斯拍摄的反映方面取得了重要成果。 我非常感谢您!”  - 国家元首。</text:p>
      <text:p text:style-name="P4">
<text:span text:style-name="T4">
另请阅读：</text:span>
 <text:span text:style-name="T4">
 <text:a xlink:type="simple" xlink:href="https://www.ukrinform.ua/rubric-polytics/3728559-zelenskij-proviv-naradu-sodo-samitu-nato.html" text:style-name="Internet_20_link" text:visited-style-name="Visited_20_Internet_20_Link">
Zelensky在北约峰会举行了一次会议</text:a>
</text:span>
</text:p>
      <text:p text:style-name="P4">
总统指出，“光荣”的第三个单独的风暴旅，一个“强大”的第28机械大队，一个“英雄”的第54个独立机械大队和一个“酷”的第57步兵旅。</text:p>
      <text:p text:style-name="P4">
“我感谢大家，勇士!做得好!谢谢您为拯救乌克兰人的标志性拯救的每一个被摧毁的占领者!”  - 强调Zelensky。</text:p>
      <text:p text:style-name="P4">
<text:span text:style-name="T4">
另请阅读：</text:span>
 <text:span text:style-name="T4">
 [恐怖的每一次表现都证明俄罗斯联邦仅应有中风和法庭 -  Zelensky]](https://www.ukrinform.ua/rubric-ato/3728550-kozen-proav-teroru-dovodit-so-rf-zaslugovue-lise-na-porazku-j-tribunal-zelenskij.html)</text:span>
</text:p>
      <text:p text:style-name="P4">
据武装部队总参谋部称，在乌克兰武装部队的总参谋部期间发生了10多次战斗冲突。</text:p>
      <text:p text:style-name="P4">
News Source: <text:a xlink:type="simple" xlink:href="https://www.ukrinform.ua/rubric-ato/3728564-zelenskij-pro-front-sogodni-u-nas-tez-e-ruh-upered.html" text:style-name="Internet_20_link" text:visited-style-name="Visited_20_Internet_20_Link">
https://www.ukrinform.ua/rubric-ato/3728564-zelenskij-pro-front-sogodni-u-nas-tez-e-ruh-upered.html</text:a>
</text:p>
      <!--NEWS-->
      <text:h text:style-name="P10" text:outline-level="1">
<text:span text:style-name="T4">
将近3500万欧元的人道主义援助将从瑞典获得乌克兰</text:span>
</text:h>
      <text:p text:style-name="P4">
作者: ['АРМІЯINFORM']</text:p>
      <text:p text:style-name="P4">
时间: 2023-06-27T24:00:00-04:00</text:p>
      <text:p text:style-name="P4">
描述: Shveiya推出了一套新的乌克兰前缀，以提高人道主义要求，这是……与乌克兰2022年的战争，与乌克兰与乌克兰的最新新闻，今天与乌克兰2022年的新闻战争，今天上次与乌克兰2022年，乌克兰和俄罗斯之间以及俄罗斯之间的战争，以及何时，当，什么时候与乌克兰的战争将是不久的</text:p>
      <text:p text:style-name="P4">
图片: ['<text:a xlink:type="simple" xlink:href="https://armyinform.com.ua/wp-content/uploads/2023/06/630_360_1648543139-505.jpg" text:style-name="Internet_20_link" text:visited-style-name="Visited_20_Internet_20_Link">
630_360_1648543139-505.jpg</text:a>
']</text:p>
      <text:p text:style-name="P4">
标签: ['ГУМАНІТАРНА ДОПОМОГА', 'ДОПОМОГА ПАРТНЕРІВ', 'КАХОВСЬКА ГЕС', 'КАХОВСЬКА ГЕС/ШТАБ INFO', 'СВІТ ПІДТРИМУЄ УКРАЇНУ']</text:p>
      <text:p text:style-name="P4">
类别: News</text:p>
      <!--METADATA-->
      <text:p text:style-name="P4">
<draw:frame draw:style-name="fr1" draw:name="Image216" text:anchor-type="as-char" svg:width="6.9236in" svg:height="3.956343in" draw:z-index="0">
<draw:image xlink:href="../Images/AРМІЯINFORM/2023-06-27T24-00-00-04-00/630_360_1648543139-505.jpg" xlink:type="simple" xlink:show="embed" xlink:actuate="onLoad" draw:mime-type="image/jpeg"/>
</draw:frame>
说明性照片</text:p>
      <text:p text:style-name="P4">
瑞典向乌克兰提供了一套新的援助，以满足人道主义需求和建筑物，总计3.8亿瑞典皇冠(3251万欧元).</text:p>
      <text:p text:style-name="P4">
Про це <text:a xlink:type="simple" xlink:href="https://www.regeringen.se/pressmeddelanden/2023/06/stort-humanitart-sommarpaket-till-ukraina/" text:style-name="Internet_20_link" text:visited-style-name="Visited_20_Internet_20_Link">
повідомляє</text:a>
瑞典政府新闻服务。</text:p>
      <text:p text:style-name="P4">
瑞典政府已提请注意乌克兰人道主义者需求的增长，与爆炸卡科夫卡水力发电站的爆炸有关，并加强了前线的敌对行动。因此，瑞典将得到乌克兰红十字会的支持卫生和水处理。</text:p>
      <text:p text:style-name="P4">
联合国难民高级专员将获得提供有需要的食物，水，庇护所，TAP心理社会支持的法律建议的资金。</text:p>
      <text:p text:style-name="P4">
此外，瑞典将为联合国发展计划提供资金，以恢复乌克兰的能源基础设施以及购买设备以维持至关重要的电力供应。</text:p>
      <text:p text:style-name="P4">
值得注意的是，20123年的国际援助计划提供了资金，该计划由瑞典政府批准，分别从援助计划到乌克兰。</text:p>
      <text:p text:style-name="P4">
政府报告说，自2022年2月在俄罗斯广泛入侵以来，瑞典除其他外，为乌克兰提供了1.526亿欧元的人道主义援助，6420万欧元以支持恢复和2700万欧元的改革支持。</text:p>
      <text:p text:style-name="P4">
News Source: <text:a xlink:type="simple" xlink:href="https://armyinform.com.ua/2023/06/27/majzhe-e35-mln-gumanitarnoyi-dopomogy-otrymaye-ukrayina-vid-shvecziyi/" text:style-name="Internet_20_link" text:visited-style-name="Visited_20_Internet_20_Link">
https://armyinform.com.ua/2023/06/27/majzhe-e35-mln-gumanitarnoyi-dopomogy-otrymaye-ukrayina-vid-shvecziyi/</text:a>
</text:p>
      <!--NEWS-->
      <text:h text:style-name="P10" text:outline-level="1">
<text:span text:style-name="T4">
安娜·马利亚（Anna Malyar）：俄罗斯联邦利用我们人民的艰难立场进行强制认证</text:span>
</text:h>
      <text:p text:style-name="P4">
作者: ['АРМІЯINFORM']</text:p>
      <text:p text:style-name="P4">
时间: 2023-06-27T26:00:00-04:00</text:p>
      <text:p text:style-name="P4">
描述: 关于TS，乌克兰国防部的代祷者，加纳·马勒尔（Ganna Malel）用电报通道写道。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6/bb838a7d98c8d718e16a36a9e0486be4_xl.jpg" text:style-name="Internet_20_link" text:visited-style-name="Visited_20_Internet_20_Link">
bb838a7d98c8d718e16a36a9e0486be4_xl.jpg</text:a>
']</text:p>
      <text:p text:style-name="P4">
标签: ['АГРЕСІЯ РФ', 'ВТОРГНЕННЯ РФ', 'ГАННА МАЛЯР', 'ПРИМУСОВА ПАСПОРТИЗАЦІЯ', 'ХЕРСОНЩИНА']</text:p>
      <text:p text:style-name="P4">
类别: News</text:p>
      <!--METADATA-->
      <text:p text:style-name="P4">
<draw:frame draw:style-name="fr1" draw:name="Image217" text:anchor-type="as-char" svg:width="6.9236in" svg:height="4.301286in" draw:z-index="0">
<draw:image xlink:href="../Images/AРМІЯINFORM/2023-06-27T26-00-00-04-00/bb838a7d98c8d718e16a36a9e0486be4_xl.jpg" xlink:type="simple" xlink:show="embed" xlink:actuate="onLoad" draw:mime-type="image/jpeg"/>
</draw:frame>
关于乌克兰国防部副部长安娜·马里亚尔<text:a xlink:type="simple" xlink:href="https://t.me/annamaliar/888" text:style-name="Internet_20_link" text:visited-style-name="Visited_20_Internet_20_Link">
写道</text:a>
在电报中。</text:p>
      <text:p text:style-name="P4">
“即使是微薄的现金付款和临时住房，遭受赫森地区遭受苦难的人，他们也只提供那些进入俄罗斯公民身份的人。 她强调，俄罗斯联邦可能会遭受人类尊严的屈辱，没有这种限制。”</text:p>
      <text:p text:style-name="P4">
回想一下职业管理局的代表<text:a xlink:type="simple" xlink:href="https://armyinform.com.ua/2023/06/24/zagarbnyky-proponuyut-vlasnykam-zatoplenyh-budivel-na-hersonshhyni-kompensacziyu-v-obmin-na-otrymannya-pasporta-rf/" text:style-name="Internet_20_link" text:visited-style-name="Visited_20_Internet_20_Link">
问题</text:a>
SO称为登机口证书，并仅向被占领领土的受害者购买住房的社会和社会付款，这些受害者已征集“俄罗斯公民身份”。</text:p>
      <text:p text:style-name="P4">
News Source: <text:a xlink:type="simple" xlink:href="https://armyinform.com.ua/2023/06/27/ganna-malyar-rf-vykorystovuye-skrutne-stanovyshhe-nashyh-lyudej-dlya-prymusovoyi-pasportyzacziyi/" text:style-name="Internet_20_link" text:visited-style-name="Visited_20_Internet_20_Link">
https://armyinform.com.ua/2023/06/27/ganna-malyar-rf-vykorystovuye-skrutne-stanovyshhe-nashyh-lyudej-dlya-prymusovoyi-pasportyzacziyi/</text:a>
</text:p>
      <!--NEWS-->
      <text:h text:style-name="P10" text:outline-level="1">
<text:span text:style-name="T4">
企业的三阶段Rag-“ DSC”，还是作为国内OWT制造商保留自己的秘密？</text:span>
</text:h>
      <text:p text:style-name="P4">
作者: ['АРМІЯINFORM']</text:p>
      <text:p text:style-name="P4">
时间: 2023-06-27T28:00:00-04:00</text:p>
      <text:p text:style-name="P4">
描述: Umisnnya Zakhistiti，Infodosish Innovanichichichickokov，Yakays Take，Sos ...与乌克兰2022年的战争，与乌克兰的最新新闻战争，今天与乌克兰的新闻战争，今天与乌克兰的新闻战争最后一次，乌克兰和俄罗斯之间的战争将与乌克兰之间的战争，以及与乌克兰的战争他们说，在2022年，是否会在不久的将来与乌克兰进行战争</text:p>
      <text:p text:style-name="P4">
图片: ['<text:a xlink:type="simple" xlink:href="https://armyinform.com.ua/wp-content/uploads/2023/06/photo_2023-06-26_16-30-41.jpg" text:style-name="Internet_20_link" text:visited-style-name="Visited_20_Internet_20_Link">
photo_2023-06-26_16-30-41.jpg</text:a>
']</text:p>
      <text:p text:style-name="P4">
标签: ['АКСЕЛЕРАТОР МОУ', 'ДСК', 'ОВТ']</text:p>
      <text:p text:style-name="P4">
类别: News</text:p>
      <!--METADATA-->
      <text:p text:style-name="P4">
<draw:frame draw:style-name="fr1" draw:name="Image218" text:anchor-type="as-char" svg:width="6.9236in" svg:height="3.888755in" draw:z-index="0">
<draw:image xlink:href="../Images/AРМІЯINFORM/2023-06-27T28-00-00-04-00/photo_2023-06-26_16-30-41.jpg" xlink:type="simple" xlink:show="embed" xlink:actuate="onLoad" draw:mime-type="image/jpeg"/>
</draw:frame>
保护有关您自己创新发展或已经在使用陆军的信息的能力 - 是家庭商业环境成熟的责任的面孔之一。 而且，一组用于Abivorog的工具没有收到对我们胜利很重要的数据。</text:p>
      <text:p text:style-name="P4">
在乌克兰国防部创新发展加速器的活动中，网络安全办公室负责人Maksimitvinov的顾问告诉了如何正确地组织其版权的防御过程以及如何与保存联系”模糊的“乌克兰军队的信息。</text:p>
      <text:p text:style-name="P4">
三色DSC的业务结构是什么样的，NASA如何帮助建立技术准备评估系统以供乌克兰军队使用，并在[出版物]中阅读(https://armyinform.com.ua/2023/06/26/konfidenczijnyj-svitlofor-yak-vyrobnykam-ovt-zahystyty-avtorske-pravo/).</text:p>
      <text:p text:style-name="P4">
News Source: <text:a xlink:type="simple" xlink:href="https://armyinform.com.ua/2023/06/27/tryetapnyj-rag-dsk-dlya-biznesu-abo-yak-vitchyznyanym-vyrobnykam-ovt-zberegty-vlasni-tayemnyczi/" text:style-name="Internet_20_link" text:visited-style-name="Visited_20_Internet_20_Link">
https://armyinform.com.ua/2023/06/27/tryetapnyj-rag-dsk-dlya-biznesu-abo-yak-vitchyznyanym-vyrobnykam-ovt-zberegty-vlasni-tayemnyczi/</text:a>
</text:p>
      <!--NEWS-->
      <text:h text:style-name="P10" text:outline-level="1">
<text:span text:style-name="T4">
国家元首访问了乌克兰军队在Zaporozhye的领先职位</text:span>
</text:h>
      <text:p text:style-name="P4">
作者: ['АРМІЯINFORM']</text:p>
      <text:p text:style-name="P4">
时间: 2023-06-27T2:00:00-04:00</text:p>
      <text:p text:style-name="P4">
描述: PID Hour Robochka总裁沃罗迪米尔Zelensky Vidvisdav ...与乌克兰2022年的战争，与乌克兰与乌克兰的最新新闻，今天与乌克兰的新闻战争，今天与乌克兰2022年的新闻战，乌克兰和俄罗斯之间的战争是否会在2022年与乌克兰之间发生战争他们说，将是一年，是否会在不久的将来与乌克兰发动战争</text:p>
      <text:p text:style-name="P4">
图片: ['<text:a xlink:type="simple" xlink:href="https://armyinform.com.ua/wp-content/uploads/2023/06/f644650da4997a726f15a8e087f2a998_1687811807_extra_large.jpeg" text:style-name="Internet_20_link" text:visited-style-name="Visited_20_Internet_20_Link">
f644650da4997a726f15a8e087f2a998_1687811807_extra_large.jpeg</text:a>
']</text:p>
      <text:p text:style-name="P4">
标签: ['STOPRUSSIA', 'АГРЕСІЯ РФ', 'ВІЙНА', 'ВТОРГНЕННЯ РФ', 'ОФІС ПРЕЗИДЕНТА УКРАЇНИ']</text:p>
      <text:p text:style-name="P4">
类别: News</text:p>
      <!--METADATA-->
      <text:p text:style-name="P4">
<draw:frame draw:style-name="fr1" draw:name="Image219" text:anchor-type="as-char" svg:width="6.9236in" svg:height="4.617948in" draw:z-index="0">
<draw:image xlink:href="../Images/AРМІЯINFORM/2023-06-27T2-00-00-04-00/f644650da4997a726f15a8e087f2a998_1687811807_extra_large.jpeg" xlink:type="simple" xlink:show="embed" xlink:actuate="onLoad" draw:mime-type="image/jpeg"/>
</draw:frame>
在前往Zaporizhhya地区的工作之旅中，总统弗拉基米尔·泽伦斯基(Vladimir Zelensky)尊重乌克兰武装部队在梅利托波尔(Melitopol)方向的领先地位。</text:p>
      <text:p text:style-name="P4">
关于它<text:a xlink:type="simple" xlink:href="https://www.president.gov.ua/news/glava-derzhavi-vidvidav-peredovi-poziciyi-ukrayinskih-vijsk-83829" text:style-name="Internet_20_link" text:visited-style-name="Visited_20_Internet_20_Link">
报告</text:a>
乌克兰总统办公室。</text:p>
      <text:p text:style-name="P4">
“在指挥邮报，国家元首听到了旅动战略组织的司令，该旅的塔夫里亚军队将军亚历山大纳夫斯基将军。 总统报道了正面正面的一般操作状况，主要方向晋升的动态以及对某些类型的武器的需求。</text:p>
      <text:p text:style-name="P4">
Volodymyr Zelensky还向参与Zaporizhzhya地区占领的士兵颁发了州奖。 国家元首感谢军队的服务，希望他们能击败俄罗斯入侵者。”</text:p>
      <text:p text:style-name="P4">
“今天，我们走了数百公里，处于不同的位置，看到了不同的旅，绝对是英勇的人。 不同但出于相同的目的 - 我们国家的赢家在种族主义者中。 祝你一切。 不幸的是，胜利以如此高的代价给予。”总统说。</text:p>
      <text:p text:style-name="P4">
与会者为了纪念所有在乌克兰的战斗中献出生命的英雄付出了沉默。</text:p>
      <text:p text:style-name="P4">
News Source: <text:a xlink:type="simple" xlink:href="https://armyinform.com.ua/2023/06/27/glava-derzhavy-vidvidav-peredovi-pozycziyi-ukrayinskyh-vijsk-na-zaporizhzhi/" text:style-name="Internet_20_link" text:visited-style-name="Visited_20_Internet_20_Link">
https://armyinform.com.ua/2023/06/27/glava-derzhavy-vidvidav-peredovi-pozycziyi-ukrayinskyh-vijsk-na-zaporizhzhi/</text:a>
</text:p>
      <!--NEWS-->
      <text:h text:style-name="P10" text:outline-level="1">
<text:span text:style-name="T4">
在宪法之前的Lavra中，开设了有关乌克兰国家形成的展览</text:span>
</text:h>
      <text:p text:style-name="P4">
作者: Ukrinform (Person)</text:p>
      <text:p text:style-name="P4">
出版商: Укринформ (Organization)</text:p>
      <text:p text:style-name="P4">
出版时间: 2023-06-27T2:22:05+03:00</text:p>
      <text:p text:style-name="P4">
修改时间: 2023-06-27T22:22:05+03:00</text:p>
      <text:p text:style-name="P4">
描述: 展览会 - 乌克兰。 建立国家。”  - 乌克林。</text:p>
      <text:p text:style-name="P4">
图片: ['<text:a xlink:type="simple" xlink:href="https://static.ukrinform.com/photos/2023_06/thumb_files/630_360_1687883873-6324.jpeg" text:style-name="Internet_20_link" text:visited-style-name="Visited_20_Internet_20_Link">
630_360_16878...</text:a>
']</text:p>
      <text:p text:style-name="P4">
标签: ['День Конституції', 'Історія', 'Україна', 'Виставка', 'Київська Лавра', 'Скульптура']</text:p>
      <text:p text:style-name="P4">
类型: Article</text:p>
      <!--METADATA-->
      <text:p text:style-name="P4">
<draw:frame draw:style-name="fr1" draw:name="Image220" text:anchor-type="as-char" svg:width="6.9236in" svg:height="3.956343in" draw:z-index="0">
<draw:image xlink:href="../Images/yкринформ/2023-06-27T2-22-05-03-00/630_360_1687883873-6324.jpeg" xlink:type="simple" xlink:show="embed" xlink:actuate="onLoad" draw:mime-type="image/jpeg"/>
</draw:frame>
Kievan-Pechersk Lavra保留了展览馆“乌克兰”。 建立国家。”</text:p>
      <text:p text:style-name="P4">
乌克林传闻记者报道，该博览会介绍了11个乌克兰数字的雕塑以及州和国家用具。</text:p>
      <text:p text:style-name="P4">
</text:p>
      <text:p text:style-name="P4">
“这样的项目将在几十年前出现。 如果我们知道我们在这个[展览]中提出的真实历史(https://www.ukrinform.ua/tag-vistavka)，也许不会发生战争……我们希望，由于对历史上乌克兰人的研究做出了如此贡献，我们将取得胜利。</text:p>
      <text:p text:style-name="P4">
展览包括信息摊位，从中世纪到现代的乌克兰国家的属性：印章，国际文件，金钱，旗帜，徽章，武器，地图，记录在10-21世纪的乌克兰领土上发生了变化。 还展示了在乌克兰地区的传统中绣有25张毛巾。 多亏了VR Okules，游客可以看到Bucha，Irpin，Borodyanka和Gostomel在大规模入侵俄罗斯联邦之前和之后。</text:p>
      <text:p text:style-name="P4">
<text:span text:style-name="T4">
另请阅读：</text:span>
 <text:a xlink:type="simple" xlink:href="https://www.ukrinform.ua/rubric-culture/3726927-u-kievi-vidkrili-vistavku-evropa-i-ukraina-dialog-kriz-viki.html" text:style-name="Internet_20_link" text:visited-style-name="Visited_20_Internet_20_Link">
在基辅打开<text:span text:style-name="T4">
展览</text:span>
“欧洲和乌克兰：拨号：”</text:a>
该博览会包括与乌克兰偶像著名人物的人物的增强作用。 例如，在这里，您可以看到Konstantin Ostrozky，Mikhahalagrushevsky，Stepan Bandera，Roman Shukhevych，Dmitry Yarosh和Leonidakravchuk。</text:p>
      <text:p text:style-name="P4">
“许多人认为这些是蜡像，并将它们与Tusso夫人的作品进行比较。 但是我们最好的，因为有数字分开站立，IV。 我们聚集在Misessen中，观众是该时代的清晰背景。 在网络希尔(Cyber​​shir)的cibing中，尽可能靠近自然，由dysilicone制成。 当您查看这个数字时，您不仅看到图像和脸部，而且会看到每个细节。</text:p>
      <text:p text:style-name="P4">
在雕塑的“皮肤”上也可以看到痣，斑点和胡说八道。 雕塑的牙齿和眼睛是由真正的假体制成的，这也是加强现实主义。</text:p>
      <text:p text:style-name="P4">
<text:span text:style-name="T4">
另请阅读：</text:span>
 <text:a xlink:type="simple" xlink:href="https://www.ukrinform.ua/rubric-culture/3728350-u-nimeccini-vidkrili-vistavku-plakativ-narodzeni-v-ukraini.html" text:style-name="Internet_20_link" text:visited-style-name="Visited_20_Internet_20_Link">
在德国开设<text:span text:style-name="T4">
展览</text:span>
海报“出生于乌克兰”</text:a>
这些历史人物的出现，该项目的历史学家是由描述的照片复制的，即同时代人的出现 - 与亲戚咨询。 勒本科说，总的来说，一个数字的创造持续了三到四个月。“记住我们的历史并理解历史和文化前是我们国家正在发生的事情的重要组成部分。身份。 在这种情况下，类似的项目极为重要。</text:p>
      <text:p text:style-name="P4">
<text:span text:style-name="T4">
另请阅读：</text:span>
 <text:a xlink:type="simple" xlink:href="https://www.ukrinform.ua/rubric-culture/3725451-fotovistavku-pro-vijnu-v-ukraini-predstavili-na-mediaforumi-v-nimeccini.html" text:style-name="Internet_20_link" text:visited-style-name="Visited_20_Internet_20_Link">
乌克兰战争的摄影展览会在德国贴上标签</text:a>
该展览是由NZ“ Kyiv-Pechersk Lavra”组织的，该博物馆是乌克兰民族的地层博物馆，慈善基金会“联合胜利”和Valeryrezchyk的赞助人。</text:p>
      <text:p text:style-name="P4">
News Source: <text:a xlink:type="simple" xlink:href="https://www.ukrinform.ua/rubric-culture/3728538-u-lavri-do-dna-konstitucii-vidkrili-vistavku-pro-stanovlenna-ukrainskoi-derzavnosti.html" text:style-name="Internet_20_link" text:visited-style-name="Visited_20_Internet_20_Link">
https://www.ukrinform.ua/rubric-culture/3728538-u-lavri-do-dna-konstitucii-vidkrili-vistavku-pro-stanovlenna-ukrainskoi-derzavnosti.html</text:a>
</text:p>
      <!--NEWS-->
      <text:h text:style-name="P10" text:outline-level="1">
<text:span text:style-name="T4">
在LVIV地区，搜索发现1944年的德国战斗机射击</text:span>
</text:h>
      <text:p text:style-name="P4">
作者: ['Олексій Тригуб']</text:p>
      <text:p text:style-name="P4">
时间: 2023-06-27T30:00:00-04:00</text:p>
      <text:p text:style-name="P4">
描述: 在Zolochyvsky区Lvivshinis，乌克兰Smushukovsi Z的Zolochyvsky区Lvivshinis的村庄附近。 ，他们在2022年与乌克兰的一场战争，他们会在不久的将来与乌克兰战争，他们说，与乌克兰的战争，今天的乌克兰新闻，乌克兰的新闻，乌克兰媒体在俄罗斯的乌克兰新闻</text:p>
      <text:p text:style-name="P4">
图片: ['<text:a xlink:type="simple" xlink:href="https://armyinform.com.ua/wp-content/uploads/2023/06/1-84.jpg" text:style-name="Internet_20_link" text:visited-style-name="Visited_20_Internet_20_Link">
1-84.jpg</text:a>
', '<text:a xlink:type="simple" xlink:href="https://armyinform.com.ua/wp-content/uploads/2023/06/355611102_1318507495689844_740551421503525145_n-150x150.jpg" text:style-name="Internet_20_link" text:visited-style-name="Visited_20_Internet_20_Link">
355611102_1318507495689844_740551421503525145_n-150x150.jpg</text:a>
', '<text:a xlink:type="simple" xlink:href="https://armyinform.com.ua/wp-content/uploads/2023/06/4-62-150x150.jpg" text:style-name="Internet_20_link" text:visited-style-name="Visited_20_Internet_20_Link">
4-62-150x150.jpg</text:a>
', '<text:a xlink:type="simple" xlink:href="https://armyinform.com.ua/wp-content/uploads/2023/06/6-49-150x150.jpg" text:style-name="Internet_20_link" text:visited-style-name="Visited_20_Internet_20_Link">
6-49-150x150.jpg</text:a>
', '<text:a xlink:type="simple" xlink:href="https://armyinform.com.ua/wp-content/uploads/2023/06/7-43.jpg" text:style-name="Internet_20_link" text:visited-style-name="Visited_20_Internet_20_Link">
7-43.jpg</text:a>
']</text:p>
      <text:p text:style-name="P4">
标签: ['ПОШУКОВЦІ']</text:p>
      <text:p text:style-name="P4">
类别: News</text:p>
      <!--METADATA-->
      <text:p text:style-name="P4">
<draw:frame draw:style-name="fr1" draw:name="Image222" text:anchor-type="as-char" svg:width="6.9236in" svg:height="5.1927in" draw:z-index="0">
<draw:image xlink:href="../Images/AРМІЯINFORM/2023-06-27T30-00-00-04-00/1-84.jpg" xlink:type="simple" xlink:show="embed" xlink:actuate="onLoad" draw:mime-type="image/jpeg"/>
</draw:frame>
距离公共组织“寻找乌克兰的第二次世界大战飞机”的乌克兰搜索距离Zolochiv地区的Zarvanytsya村庄不远，发现了坠落的德国飞机的地方。 开始发掘航空搜索爱好者最有可能的位置，发现了令人惊叹的船只卢斯特瓦夫(Luftwaffe)的碎片，该船可能被1940年代影响的灾难击落或遭受了损失。</text:p>
      <text:p text:style-name="P4">
另请阅读：</text:p>
      <text:p text:style-name="P4">
。(https://armyinform.com.ua/2022/02/08/na-misczi-padinnya-zbytogo-u-1941-roczi-na-lvivshhyni-litaka-znajdeni-ostanky-lotchyka/) - 根据坐标同事的说法，我们参观了所谓的飞机地点， - 告诉记者，陆军国际政府组织的创始人之一是“寻找DSVV乌克兰”的创始人，这是一系列书籍“寻找乌克兰的DSV飞机”的作者。安德里·基里亚诺夫(Andriy Kirianov)。  - 秋天的地方是螺栓，已经在半米的深度上有一个“大陆”，即 - 一个坚固的品种。 我们没有找到大碎片。 可用的细节清楚地表明，飞机是德国飞机：带Shuttermg151的油漆和袖子的灰色和蓝色。</text:p>
      <text:p text:style-name="P4">
<text:a xlink:type="simple" xlink:href="https://armyinform.com.ua/wp-content/uploads/2023/06/355611102_1318507495689844_740551421503525145_n.jpg" text:style-name="Internet_20_link" text:visited-style-name="Visited_20_Internet_20_Link">
!(Images/AРМІЯINFORM/2023-06-27T30-00-00-04-00/355611102_1318507495689844_740551421503525145_n-150x150.jpg)</text:a>
据搜索小组经理称，飞机实际上落在一个不再存在的村庄上，因此细节至少是。 安德鲁说，当地居民在当时赢得了他们的胜利。</text:p>
      <text:p text:style-name="P4">
搜索仔细地探索了这个地方及其旁边的领土。 通常，小碎片，来自德国航空自动Gunmg151的2个差距，铁袖和MG151/20的胶带的一部分。 因此，很难绘制平面类型 - 片段太少。 因此，专业人士“打开”逻辑：</text:p>
      <text:p text:style-name="P4">
-HS129并没有落在那里， -  Andrey Kirianov明确地说。 -Me109根据其战术和技术特征，只有一支MG151枪，另一个MK108或机枪。 因此，事实证明它可能是FW190。 我们撤回了垃圾，JU88，由于少量碎片而被丢弃，因为这样的田地。 因此，事实证明它是“ focke-vulf”。在收到的事实中，搜索开始归档。 该时期被发现在Zolochev德国飞机附近被殴打。 和平均的“ focke-vulf”!</text:p>
      <text:p text:style-name="P4">
<text:a xlink:type="simple" xlink:href="https://armyinform.com.ua/wp-content/uploads/2023/06/4-62.jpg" text:style-name="Internet_20_link" text:visited-style-name="Visited_20_Internet_20_Link">
!(Images/AРМІЯINFORM/2023-06-27T30-00-00-04-00/4-62-150x150.jpg)</text:a>
</text:p>
      <text:p text:style-name="P4">
<text:a xlink:type="simple" xlink:href="https://armyinform.com.ua/wp-content/uploads/2023/06/6-49.jpg" text:style-name="Internet_20_link" text:visited-style-name="Visited_20_Internet_20_Link">
<draw:frame draw:style-name="fr1" draw:name="Image223" text:anchor-type="as-char" svg:width="6.9236in" svg:height="6.9236in" draw:z-index="0">
<draw:image xlink:href="../Images/AРМІЯINFORM/2023-06-27T30-00-00-04-00/6-49-150x150.jpg" xlink:type="simple" xlink:show="embed" xlink:actuate="onLoad" draw:mime-type="image/jpeg"/>
</draw:frame>
</text:a>
因此，研究人员说，根据搜索，这是1944年7月16日丢失的A6的FW190飞机修改。 飞行员是汉斯中尉，被认为缺失了。</text:p>
      <ul>
        <li>
我重复：仅根据数据搜索和现场搜索结果的组合，这只是我们的版本， - 解释说，Andrey Kirianov解释说。  - 似乎，我们仍然在第二次世界大战失落的飞机的地图上提出了另一点...</li>
      </ul>
      <text:p text:style-name="P4">
另请阅读：</text:p>
      <text:p text:style-name="P4">
。(https://armyinform.com.ua/2022/02/20/u-svit-vyjshla-tretya-knyga-poshuk-litakiv-dsv-v-ukrayini/)同样，在搜索工作中，一个小组发现了第一次世界大战的几件事。 不幸的是，乌克兰成为两次世界大战的现场，如今第二次世界大战后最伟大的战争在其领土上仍在继续。 而且还有鞭打的飞机和其他飞机 - 既有敌意和我们的飞机。 因此，与安德烈·基里亚诺夫(Andrei Kiryanov)和他的志趣相投的人不同，即将到来的搜索人员将有较少的工作。我们希望这一点。</text:p>
      <text:p text:style-name="P4">
<draw:frame draw:style-name="fr1" draw:name="Image224" text:anchor-type="as-char" svg:width="6.9236in" svg:height="5.1927in" draw:z-index="0">
<draw:image xlink:href="../Images/AРМІЯINFORM/2023-06-27T30-00-00-04-00/7-43.jpg" xlink:type="simple" xlink:show="embed" xlink:actuate="onLoad" draw:mime-type="image/jpeg"/>
</draw:frame>
至于搜查人员本身的社区，他们像所有乌克兰人一样，都有大规模的战争，打破了计划并改变了生活。 据安德里基扬诺夫(Andriykiryanov)称，其中许多人去捍卫该国。 其余的参与私有。 它的一个方向之一是在山上进行愿意的商业远足的组织 - 在有趣的地方进行发掘，第二次世界大战期间发生了事故。 该项目已被付诸实践，结果是并且继续将其添加到武装部队和搜索引擎的有针对性援助中，并用乌克兰军队的特定单位添加。 但这是一个话题。</text:p>
      <text:p text:style-name="P4">
News Source: <text:a xlink:type="simple" xlink:href="https://armyinform.com.ua/2023/06/27/na-lvivshhyni-poshukovczi-znajshly-nimeczkyj-vynyshhuvach-zbytyj-u-1944-roczi/" text:style-name="Internet_20_link" text:visited-style-name="Visited_20_Internet_20_Link">
https://armyinform.com.ua/2023/06/27/na-lvivshhyni-poshukovczi-znajshly-nimeczkyj-vynyshhuvach-zbytyj-u-1944-roczi/</text:a>
</text:p>
      <!--NEWS-->
      <text:h text:style-name="P10" text:outline-level="1">
<text:span text:style-name="T4">
用自己的电报渠道“耗尽”东线武装部队的电报通道的线人被拘留</text:span>
</text:h>
      <text:p text:style-name="P4">
作者: ['АРМІЯINFORM']</text:p>
      <text:p text:style-name="P4">
时间: 2023-06-27T32:00:00-04:00</text:p>
      <text:p text:style-name="P4">
描述: pid小时的柜台 -  Zakhodin在前线teritors donechini Skrymano Vorozhoy ...与乌克兰2022年的战争，与乌克兰的最新新闻，今天与乌克兰的新闻，今天与乌克兰2022年的新闻战争，乌克兰和俄罗斯和俄罗斯和俄罗斯之间以及乌克兰和俄罗斯之间的战争将会，他们在2022年与乌克兰与乌克兰的战争，是否会在不久的将来与乌克兰战争，他们说，与乌克兰的战争，今天的乌克兰新闻，乌克兰的新闻，乌克兰媒体在俄罗斯的乌克兰新闻</text:p>
      <text:p text:style-name="P4">
图片: ['<text:a xlink:type="simple" xlink:href="https://armyinform.com.ua/wp-content/uploads/2023/06/zavantazhennya-4.jpg" text:style-name="Internet_20_link" text:visited-style-name="Visited_20_Internet_20_Link">
zavantazhennya-4.jpg</text:a>
']</text:p>
      <text:p text:style-name="P4">
标签: ['ВОРОЖИЙ ІНФОРМАТОР', 'ДЕРЖАВНА ЗРАДА', 'СБУ']</text:p>
      <text:p text:style-name="P4">
类别: News</text:p>
      <!--METADATA-->
      <text:p text:style-name="P4">
<draw:frame draw:style-name="fr1" draw:name="Image225" text:anchor-type="as-char" svg:width="6.9236in" svg:height="4.575346in" draw:z-index="0">
<draw:image xlink:href="../Images/AРМІЯINFORM/2023-06-27T32-00-00-04-00/zavantazhennya-4.jpg" xlink:type="simple" xlink:show="embed" xlink:actuate="onLoad" draw:mime-type="image/jpeg"/>
</draw:frame>
在顿涅茨克地区前地区的反传播者措施中，延迟的线人是波克罗夫斯基区的居民，他在尤里什规模的入侵俄罗斯联合会后创建了自己的电报频道。 在这个资源上，他教授了以基本位置和武装部队在Avdeevsky方向上的武装部队相互作用标记的电子地图。</text:p>
      <text:p text:style-name="P4">
关于它<text:a xlink:type="simple" xlink:href="https://ssu.gov.ua/novyny/sbu-zatrymala-administratora-prokremlivskoho-telehramkanalu-yakyi-zlyvav-lokatsii-zsu-na-skhidnomu-fronti" text:style-name="Internet_20_link" text:visited-style-name="Visited_20_Internet_20_Link">
报告</text:a>
乌克兰的安全服务。</text:p>
      <text:p text:style-name="P4">
攻击者在技巧中收集了有关自己主动性的相关信息，他被隐藏了乌克兰捍卫者的位置。 他还介绍了有关该地区俄罗斯空袭的后果的信息。 在这些报告中，合作者将乌克兰对象受害者的坐标“照亮”了该地区的附件。</text:p>
      <text:p text:style-name="P4">
可以确定的是，在互联网资源的主要用户中，是激进的团体和俄罗斯联邦特殊服务的代表，他们参与了对东方阵线国防部队的不良行动。</text:p>
      <text:p text:style-name="P4">
此外，参与他自己的电报频道的人将有关该地区社会政治状况的假宣传传播。</text:p>
      <text:p text:style-name="P4">
根据收集的证据，被拘留者被告知涉嫌传播有关武器的转诊，武器，武器和弹药向乌克兰的转诊，运动，运动或部署乌克兰军队在武术中的行动​​，行动或部署的信息。</text:p>
      <text:p text:style-name="P4">
他现在被拘留。 攻击者面临长达8年的监禁。</text:p>
      <text:p text:style-name="P4">
News Source: <text:a xlink:type="simple" xlink:href="https://armyinform.com.ua/2023/06/27/zatrymano-informatora-yakyj-zlyvav-na-vlasnomu-telegram-kanali-lokacziyi-zsu-na-shidnomu-fronti/" text:style-name="Internet_20_link" text:visited-style-name="Visited_20_Internet_20_Link">
https://armyinform.com.ua/2023/06/27/zatrymano-informatora-yakyj-zlyvav-na-vlasnomu-telegram-kanali-lokacziyi-zsu-na-shidnomu-fronti/</text:a>
</text:p>
      <!--NEWS-->
      <text:h text:style-name="P10" text:outline-level="1">
<text:span text:style-name="T4">
乌克兰国防部体育和体育部代表的简报</text:span>
</text:h>
      <text:p text:style-name="P4">
作者: ['АРМІЯINFORM']</text:p>
      <text:p text:style-name="P4">
时间: 2023-06-27T34:00:00-04:00</text:p>
      <text:p text:style-name="P4">
描述: https://www.youtube.com/watch?v=yy4gx_vhp3 sogodnis，27蠕虫，大约11:00在军事上...与乌克兰2022年的战争，今天与乌克兰的战争，今天与乌克兰与乌克兰的新闻战争，与乌克兰的2022年最后一次与乌克兰战争今天。乌克兰与俄罗斯之间的战争以及2022年与乌克兰的战争是否将在不久俄语</text:p>
      <text:p text:style-name="P4">
图片: []</text:p>
      <text:p text:style-name="P4">
标签: ['АРМІЙСЬКИЙ СПОРТ', 'БРИФІНГ']</text:p>
      <text:p text:style-name="P4">
类别: News</text:p>
      <!--METADATA-->
      <text:p text:style-name="P4">
<text:span text:style-name="T4">
今天，6月27日11:00 </text:span>
 u <text:a xlink:type="simple" xlink:href="https://t.me/militarymediacenter/2357" text:style-name="Internet_20_link" text:visited-style-name="Visited_20_Internet_20_Link">
军事媒体中心</text:a>
乌克兰国防部的体育文化和体育部有一份**。</text:p>
      <text:p text:style-name="P4">
在简报中讨论了以下问题：</text:p>
      <text:p text:style-name="P4">
<text:span text:style-name="T5">
在体育和体育领域实施国家政策； </text:span>
目前在波兰举行的III欧洲奥运会中，陆军运动员参加了国家队。</text:p>
      <text:p text:style-name="P4">
News Source: <text:a xlink:type="simple" xlink:href="https://armyinform.com.ua/2023/06/27/bryfing-predstavnyka-upravlinnya-fizychnoyi-kultury-i-sportu-ministerstva-oborony-ukrayiny/" text:style-name="Internet_20_link" text:visited-style-name="Visited_20_Internet_20_Link">
https://armyinform.com.ua/2023/06/27/bryfing-predstavnyka-upravlinnya-fizychnoyi-kultury-i-sportu-ministerstva-oborony-ukrayiny/</text:a>
</text:p>
      <!--NEWS-->
      <text:h text:style-name="P10" text:outline-level="1">
<text:span text:style-name="T4">
Dmytro Kuleba感谢爱沙尼亚支持额外的欧盟资助军事援助</text:span>
</text:h>
      <text:p text:style-name="P4">
作者: ['АРМІЯINFORM']</text:p>
      <text:p text:style-name="P4">
时间: 2023-06-27T36:00:00-04:00</text:p>
      <text:p text:style-name="P4">
描述: 执法机构的最小者Dmitro Kuleba Pid Rozmovi Hamismova Hamismova Harristral Secrouds ...与2022年与乌克兰的战争，与乌克兰的最新新闻，今天与乌克兰的新闻，今天与乌克兰的新闻进行战争，今天与乌克兰2022年的新闻战争，乌克兰和俄罗斯和俄罗斯之间的战争以及何时会有，何时，何时，，何时，，何时，，，，何时，，，，，何时，，，，何时，，，，何时，，，，，何时，，，，，何时，，，，，何时，，，，，何时，，，，，什么时候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6/27_main.jpg" text:style-name="Internet_20_link" text:visited-style-name="Visited_20_Internet_20_Link">
27_main.jpg</text:a>
']</text:p>
      <text:p text:style-name="P4">
标签: ['ВІЙСЬКОВА ДОПОМОГА УКРАЇНІ', 'ДМИТРО КУЛЕБА', 'ЕСТОНІЯ', 'ФІНАНСУВАННЯ']</text:p>
      <text:p text:style-name="P4">
类别: News</text:p>
      <!--METADATA-->
      <text:p text:style-name="P4">
<draw:frame draw:style-name="fr1" draw:name="Image226" text:anchor-type="as-char" svg:width="6.9236in" svg:height="4.615733in" draw:z-index="0">
<draw:image xlink:href="../Images/AРМІЯINFORM/2023-06-27T36-00-00-04-00/27_main.jpg" xlink:type="simple" xlink:show="embed" xlink:actuate="onLoad" draw:mime-type="image/jpeg"/>
</draw:frame>
外交大臣杜米特罗·库莱巴(Dmytro Kuleba)在与爱沙尼亚法律部长的对话中，感谢该国在欧盟支持军事援助的支持下。</text:p>
      <text:p text:style-name="P4">
乌克兰外交主管<text:a xlink:type="simple" xlink:href="https://twitter.com/DmytroKuleba/status/1673396820964155392" text:style-name="Internet_20_link" text:visited-style-name="Visited_20_Internet_20_Link">
写</text:a>
在Twitter中。</text:p>
      <text:p text:style-name="P4">
他的职位写道：“他与玛格斯·塔萨克纳(Margus Tsakhkna)进行了交谈，并感谢爱沙尼亚支持欧盟为军事援助和弹药提供的额外资金，以及对俄罗斯事件的扎实反应。”</text:p>
      <text:p text:style-name="P4">
Dmytro Kuleba补充说，我们需要在乌克兰在北约地区的成员中取得进展。 爱沙尼亚已经准备好朝这两个方向领导。</text:p>
      <text:p text:style-name="P4">
较早的爱沙尼亚<text:a xlink:type="simple" xlink:href="https://armyinform.com.ua/2023/06/22/estoniya-shvalyla-novyj-paket-vijskovoyi-dopomogy-ukrayini/" text:style-name="Internet_20_link" text:visited-style-name="Visited_20_Internet_20_Link">
批准</text:a>
乌克兰的新军事援助方案。</text:p>
      <text:p text:style-name="P4">
News Source: <text:a xlink:type="simple" xlink:href="https://armyinform.com.ua/2023/06/27/dmytro-kuleba-podyakuvav-estoniyi-za-pidtrymku-dodatkovogo-finansuvannya-yes-dlya-vijskovoyi-dopomogy/" text:style-name="Internet_20_link" text:visited-style-name="Visited_20_Internet_20_Link">
https://armyinform.com.ua/2023/06/27/dmytro-kuleba-podyakuvav-estoniyi-za-pidtrymku-dodatkovogo-finansuvannya-yes-dlya-vijskovoyi-dopomogy/</text:a>
</text:p>
      <!--NEWS-->
      <text:h text:style-name="P10" text:outline-level="1">
<text:span text:style-name="T4">
ZPP上的情况：站点稳定的水位</text:span>
</text:h>
      <text:p text:style-name="P4">
作者: ['АРМІЯINFORM']</text:p>
      <text:p text:style-name="P4">
时间: 2023-06-27T38:00:00-04:00</text:p>
      <text:p text:style-name="P4">
描述: Rosiysky灰色Kakhovo GES的Rosiysky回报，情况被淹没了...与乌克兰2022年的战争，与乌克兰的战争是今天的最新新闻，今天与乌克兰2022年的新闻战争，今天是否会发生一场战争乌克兰和俄罗斯以及2022年与乌克兰的战争是与乌克兰的战争，他们会在不久的将来与乌克兰战争，他们说，乌克兰与乌克兰的战争，今天的乌克兰新闻，乌克兰的新闻，乌克兰媒体在俄罗斯媒体的乌克兰新闻</text:p>
      <text:p text:style-name="P4">
图片: ['<text:a xlink:type="simple" xlink:href="https://armyinform.com.ua/wp-content/uploads/2023/06/safe-npp-zaporozhskaya-among-the_1.jpg" text:style-name="Internet_20_link" text:visited-style-name="Visited_20_Internet_20_Link">
safe-npp-zaporozhskaya-among-the_1.jpg</text:a>
']</text:p>
      <text:p text:style-name="P4">
标签: ['ЗАПОРІЗЬКА АЕС', 'КАХОВСЬКА ГЕС', 'КАХОВСЬКА ГЕС/ШТАБ INFO', 'НАЕК ЕНЕРГОАТОМ', 'ПІДРИВ КАХОВСЬКОЇ ГЕС', 'ЯДЕРНА БЕЗПЕКА']</text:p>
      <text:p text:style-name="P4">
类别: News</text:p>
      <!--METADATA-->
      <text:p text:style-name="P4">
<draw:frame draw:style-name="fr1" draw:name="Image227" text:anchor-type="as-char" svg:width="6.9236in" svg:height="4.15416in" draw:z-index="0">
<draw:image xlink:href="../Images/AРМІЯINFORM/2023-06-27T38-00-00-04-00/safe-npp-zaporozhskaya-among-the_1.jpg" xlink:type="simple" xlink:show="embed" xlink:actuate="onLoad" draw:mime-type="image/jpeg"/>
</draw:frame>
尽管俄罗斯占领者在卡科夫卡水力发电站的大坝上受到破坏，但情况仍然稳定且受控。</text:p>
      <text:p text:style-name="P4">
关于它<text:a xlink:type="simple" xlink:href="https://t.me/energoatom_ua/13716" text:style-name="Internet_20_link" text:visited-style-name="Visited_20_Internet_20_Link">
报告</text:a>
在Energoatom中。</text:p>
      <text:p text:style-name="P4">
截至6月27日09:00，Zaporizhzhya Aesbez煤的水位。 目前是<text:span text:style-name="T4">
 16.58 m。</text:span>
</text:p>
      <text:p text:style-name="P4">
消息写道：“这足以满足车站的需求。”</text:p>
      <text:p text:style-name="P4">
TPP通道中的水位，从ZPPP加油的地方 - 在** 11.15 m的水平上。</text:p>
      <text:p text:style-name="P4">
Energoatom解释说：“值得回想起，自2022年9月以来，NPP单元一直没有运行，并且没有从水冷却器池塘中积极蒸发。”</text:p>
      <text:p text:style-name="P4">
News Source: <text:a xlink:type="simple" xlink:href="https://armyinform.com.ua/2023/06/27/sytuacziya-na-zaes-riven-vody-u-stavku-oholodzhuvachi-stancziyi-stabilnyj/" text:style-name="Internet_20_link" text:visited-style-name="Visited_20_Internet_20_Link">
https://armyinform.com.ua/2023/06/27/sytuacziya-na-zaes-riven-vody-u-stavku-oholodzhuvachi-stancziyi-stabilnyj/</text:a>
</text:p>
      <!--NEWS-->
      <text:h text:style-name="P10" text:outline-level="1">
<text:span text:style-name="T4">
俄罗斯在巴赫穆特（Bakhmut</text:span>
</text:h>
      <text:p text:style-name="P4">
作者: Ukrinform (Person)</text:p>
      <text:p text:style-name="P4">
出版商: Укринформ (Organization)</text:p>
      <text:p text:style-name="P4">
出版时间: 2023-06-27T3:26:00+03:00</text:p>
      <text:p text:style-name="P4">
修改时间: 2023-06-27T22:26:00+03:00</text:p>
      <text:p text:style-name="P4">
描述: 打算攻击行动的俄罗斯登陆部队涉及巴赫穆特的防御行动。  - 乌克林。</text:p>
      <text:p text:style-name="P4">
图片: ['<text:a xlink:type="simple" xlink:href="https://static.ukrinform.com/photos/2023_02/thumb_files/630_360_1675335452-443.jpg" text:style-name="Internet_20_link" text:visited-style-name="Visited_20_Internet_20_Link">
630_360_16753...</text:a>
']</text:p>
      <text:p text:style-name="P4">
标签: ['Бахмут', 'Десантники', 'Війна з Росією', 'Сергій Череватий']</text:p>
      <text:p text:style-name="P4">
类型: Article</text:p>
      <!--METADATA-->
      <text:p text:style-name="P4">
<draw:frame draw:style-name="fr1" draw:name="Image228" text:anchor-type="as-char" svg:width="6.9236in" svg:height="3.956343in" draw:z-index="0">
<draw:image xlink:href="../Images/yкринформ/2023-06-27T3-26-00-03-00/630_360_1675335452-443.jpg" xlink:type="simple" xlink:show="embed" xlink:actuate="onLoad" draw:mime-type="image/jpeg"/>
</draw:frame>
打算攻击行动的俄罗斯军队在巴赫穆特进行了国防行动。</text:p>
      <text:p text:style-name="P4">
报道说，武装部队的东方紧急武装部队发言人谢尔盖·奇雷维蒂(Sergey Cherevaty)在电视台“统一新闻”的空中报道了这一点。</text:p>
      <text:p text:style-name="P4">
“尽管事实上，巴赫穆特方向的关键力量是<text:a xlink:type="simple" xlink:href="https://www.ukrinform.ua/tag-desantnyky" text:style-name="Internet_20_link" text:visited-style-name="Visited_20_Internet_20_Link">
空降部队</text:a>
主要风暴部队在任何军队中，通常抓住桥头。(入侵者 -  ed。)他们简单地将其集中在Bakhmut的防守中做得更好。 它表明，将已经被摧毁的物品保留到多么重要。” Cherevaty说。</text:p>
      <text:p text:style-name="P4">
据他说，这种使用是不合逻辑的和适得其反的。</text:p>
      <text:p text:style-name="P4">
“总的来说，这是无效的，反对性的和合乎逻辑的单位的使用，但是一个了解苏联和俄罗斯历史的人意识到，在他们的非正式习俗中，登陆始终是在危机危机的广泛使用中。 - 通过取代内部部队。步兵。”发言人解释说。</text:p>
      <text:p text:style-name="P4">
*!(https://www.ukrinform.ua/rubric-ato/3728299-cerevatij-rozpoviv-aki-rosijski-pvk-vouut-na-bahmutskomu-napramku.html)他补充说，尽管有抵抗力，国防军仍在朝着巴赫穆特方向移动。</text:p>
      <text:p text:style-name="P4">
正如乌克林福姆报道的那样，国防部副部长安娜·马利亚尔(Anna Malyar)表示，计划期间的辩方考虑了瓦格纳·佩克(Wagner PEC)与俄罗斯当局之间存在矛盾的情况，并继续对巴赫穆特纳普里马卡(Bakhmut Napryamka)采取进攻行动。</text:p>
      <text:p text:style-name="P4">
News Source: <text:a xlink:type="simple" xlink:href="https://www.ukrinform.ua/rubric-ato/3728540-rosijskij-desant-pid-bahmutom-zastosovuut-dla-oboroni-cerevatij.html" text:style-name="Internet_20_link" text:visited-style-name="Visited_20_Internet_20_Link">
https://www.ukrinform.ua/rubric-ato/3728540-rosijskij-desant-pid-bahmutom-zastosovuut-dla-oboroni-cerevatij.html</text:a>
</text:p>
      <!--NEWS-->
      <text:h text:style-name="P10" text:outline-level="1">
<text:span text:style-name="T4">
折磨贝迪安斯克地区的平民 - 他们将评判车臣的罗斯格瓦迪亚官员</text:span>
</text:h>
      <text:p text:style-name="P4">
作者: ['АРМІЯINFORM']</text:p>
      <text:p text:style-name="P4">
时间: 2023-06-27T40:00:00-04:00</text:p>
      <text:p text:style-name="P4">
描述: Stosomno Pidempenkovkovko的指控行为 - 第96届巴塔利子的指挥官...与乌克兰2022年的战争，与乌克兰的战争是今天的最新消息，这是与乌克兰2022年的战争，今天是今天的最后一场战争乌克兰与俄罗斯之间的战争以及与乌克兰的战争。在2022年，他们会在不久的将来与乌克兰发生战争，他们说，与乌克兰的战争，乌克兰的新闻，乌克兰媒体的新闻，乌克兰的新闻在俄罗斯</text:p>
      <text:p text:style-name="P4">
图片: ['<text:a xlink:type="simple" xlink:href="https://armyinform.com.ua/wp-content/uploads/2023/06/jjj.jpeg" text:style-name="Internet_20_link" text:visited-style-name="Visited_20_Internet_20_Link">
jjj.jpeg</text:a>
']</text:p>
      <text:p text:style-name="P4">
标签: ['ЗЛОЧИНИ ОКУПАНТІВ', 'ОФІС ГЕНЕРАЛЬНОГО ПРОКУРОРА УКРАЇНИ', 'ПОРУШЕННЯ ЗАКОНІВ ТА ЗВИЧАЇВ ВІЙНИ']</text:p>
      <text:p text:style-name="P4">
类别: News</text:p>
      <!--METADATA-->
      <text:p text:style-name="P4">
<draw:frame draw:style-name="fr1" draw:name="Image229" text:anchor-type="as-char" svg:width="6.9236in" svg:height="5.551601in" draw:z-index="0">
<draw:image xlink:href="../Images/AРМІЯINFORM/2023-06-27T40-00-00-04-00/jjj.jpeg" xlink:type="simple" xlink:show="embed" xlink:actuate="onLoad" draw:mime-type="image/jpeg"/>
</draw:frame>
PNG ZP -1</text:p>
      <text:p text:style-name="P4">
第96军团对上校的阿巴特里彭(Abatribon)的起诉书被送往法庭第46届单独的活动后卫旅行任命。</text:p>
      <text:p text:style-name="P4">
关于它<text:a xlink:type="simple" xlink:href="https://www.gp.gov.ua/ua/posts/znushhavsya-ta-katuvav-mirnix-meskanciv-berdyanskogo-raionu-suditimut-pidpolkovnika-rosgvardiyi" text:style-name="Internet_20_link" text:visited-style-name="Visited_20_Internet_20_Link">
报告</text:a>
乌克兰办公室检察官。</text:p>
      <text:p text:style-name="P4">
调查发现，从Zaporizhhya地区的一部分占领开始，俄罗斯联合会的一名军人被任命为贝迪安斯克区之一的占领政府的占领军事广告。 他表演了克里姆林宫的国家，以抑制抵抗运动的运动，并对乌克兰被俘虏领土的和平居民进行大规模镇压。</text:p>
      <text:p text:style-name="P4">
被告人与俄罗斯军事服从他一起被搜查，被拘留了乌克兰爱国者。 他们被带到俄罗斯联邦当地占领指挥官领土的酷刑，在那里他们处于不人道的条件下，殴打，射门，击败了他们的头部，模仿了处决。</text:p>
      <text:p text:style-name="P4">
人们还使用绳索使用残酷的酷刑来实现惊喜和电流。 这样，他们倾向于他们合作，要求其他亲乌克兰激进主义者提供信息。</text:p>
      <text:p text:style-name="P4">
目前正在建立其他军事俄罗斯军队来犯这些犯罪。</text:p>
      <text:p text:style-name="P4">
News Source: <text:a xlink:type="simple" xlink:href="https://armyinform.com.ua/2023/06/27/katuvav-myrnyh-meshkancziv-berdyanskogo-rajonu-sudytymut-oficzera-rosgvardiyi-z-chechni/" text:style-name="Internet_20_link" text:visited-style-name="Visited_20_Internet_20_Link">
https://armyinform.com.ua/2023/06/27/katuvav-myrnyh-meshkancziv-berdyanskogo-rajonu-sudytymut-oficzera-rosgvardiyi-z-chechni/</text:a>
</text:p>
      <!--NEWS-->
      <text:h text:style-name="P10" text:outline-level="1">
<text:span text:style-name="T4">
拉姆斯坦合金培训正在波罗的海国家进行</text:span>
</text:h>
      <text:p text:style-name="P4">
作者: ['АРМІЯINFORM']</text:p>
      <text:p text:style-name="P4">
时间: 2023-06-27T42:00:00-04:00</text:p>
      <text:p text:style-name="P4">
描述: 在克里米亚巴尔蒂（Crimean Balti）的豪华宽敞宽敞之中，要通过Misthannnya visskovo-Perenikhi ...与乌克兰2022年的战争，与乌克兰的最新新闻，与乌克兰的新闻战争，与乌克兰2022年的最新新闻，今天，乌克兰和俄罗斯和俄罗斯之间的战争将在他们说，当2022年与乌克兰的战争在2022年是否有一年的战争时，他们会在不久的将来与乌克兰战争，他们说，与乌克兰的战争，今天的乌克兰新闻，乌克兰的新闻，乌克兰媒体的俄罗斯媒体</text:p>
      <text:p text:style-name="P4">
图片: ['<text:a xlink:type="simple" xlink:href="https://armyinform.com.ua/wp-content/uploads/2023/06/53003091038_a347b3145c.jpg" text:style-name="Internet_20_link" text:visited-style-name="Visited_20_Internet_20_Link">
53003091038_a347b3145c.jpg</text:a>
']</text:p>
      <text:p text:style-name="P4">
标签: ['БАЛТІЙСЬКЕ МОРЕ', 'ВІЙСЬКОВІ НАВЧАННЯ']</text:p>
      <text:p text:style-name="P4">
类别: News</text:p>
      <!--METADATA-->
      <text:p text:style-name="P4">
<draw:frame draw:style-name="fr1" draw:name="Image230" text:anchor-type="as-char" svg:width="6.9236in" svg:height="4.620358in" draw:z-index="0">
<draw:image xlink:href="../Images/AРМІЯINFORM/2023-06-27T42-00-00-04-00/53003091038_a347b3145c.jpg" xlink:type="simple" xlink:show="embed" xlink:actuate="onLoad" draw:mime-type="image/jpeg"/>
</draw:frame>
在波罗的海国家的领空中，正在对拉姆斯坦合金军事空气部队进行国际演习(拉姆斯坦合金)由北约空军与国家武装部队合作组织。</text:p>
      <text:p text:style-name="P4">
关于这个<text:a xlink:type="simple" xlink:href="https://www.mil.lv/lv/zinas/baltijas-gaisa-telpa-notiek-militaras-macibas-ramstein-alloy" text:style-name="Internet_20_link" text:visited-style-name="Visited_20_Internet_20_Link">
被引用</text:a>
在拉脱维亚国家武装部队的地点。</text:p>
      <text:p text:style-name="P4">
在从英国，立陶宛，葡萄牙，罗马尼亚，土耳其和德国的盟军的空军演习期间，将及时进行培训，包括沟通丧失，搜救和救援的情况。</text:p>
      <text:p text:style-name="P4">
拉姆斯坦合金(Ramstein Alloy)持续了在飞行中风海的训练航班，该航班自2008年以来一直定期进行。</text:p>
      <text:p text:style-name="P4">
拉脱维亚的国家武装力量指出，这种练习反映了北约集体防御，表明了同盟成员和合作伙伴的高度准备，运营兼容性和合作。</text:p>
      <text:p text:style-name="P4">
News Source: <text:a xlink:type="simple" xlink:href="https://armyinform.com.ua/2023/06/27/u-povitryanomu-prostori-krayin-baltiyi-tryvayut-navchannya-ramstein-alloy/" text:style-name="Internet_20_link" text:visited-style-name="Visited_20_Internet_20_Link">
https://armyinform.com.ua/2023/06/27/u-povitryanomu-prostori-krayin-baltiyi-tryvayut-navchannya-ramstein-alloy/</text:a>
</text:p>
      <!--NEWS-->
      <text:h text:style-name="P10" text:outline-level="1">
<text:span text:style-name="T4">
几乎80％</text:span>
</text:h>
      <text:p text:style-name="P4">
作者: ['АРМІЯINFORM']</text:p>
      <text:p text:style-name="P4">
时间: 2023-06-27T44:00:00-04:00</text:p>
      <text:p text:style-name="P4">
描述: 乌克兰人的绝对比尔希（Bilshi） -  79％ - 为卡尔多尼（Cordoni）吹口哨，与乌克兰2022年的战争，与乌克兰的战争是今天的最新消息，这是与乌克兰2022年的新闻战争，乌克兰与乌克兰之间的最后一场战争，乌克兰和乌克兰之间的战争是否会俄罗斯，当与2022年的战争在2022年与乌克兰战争时，他们会在不久的将来与乌克兰战争，他们说，与乌克兰的战争，今天的乌克兰新闻，乌克兰的新闻，乌克兰媒体在俄罗斯的乌克兰新闻</text:p>
      <text:p text:style-name="P4">
图片: ['<text:a xlink:type="simple" xlink:href="https://armyinform.com.ua/wp-content/uploads/2023/06/kordon.jpg" text:style-name="Internet_20_link" text:visited-style-name="Visited_20_Internet_20_Link">
kordon.jpg</text:a>
']</text:p>
      <text:p text:style-name="P4">
标签: ['STOPRUSSIA', 'СОЦІОЛОГІЧНЕ ОПИТУВАННЯ']</text:p>
      <text:p text:style-name="P4">
类别: News</text:p>
      <!--METADATA-->
      <text:p text:style-name="P4">
<draw:frame draw:style-name="fr1" draw:name="Image231" text:anchor-type="as-char" svg:width="6.9236in" svg:height="3.894525in" draw:z-index="0">
<draw:image xlink:href="../Images/AРМІЯINFORM/2023-06-27T44-00-00-04-00/kordon.jpg" xlink:type="simple" xlink:show="embed" xlink:actuate="onLoad" draw:mime-type="image/jpeg"/>
</draw:frame>
绝大多数乌克兰人(79％)代表着封闭的边界，与俄罗斯的Tymlynitsa签证。</text:p>
      <text:p text:style-name="P4">
这是社会学[调查]的结果(https://www.kiis.com.ua/?lang=ukr&amp;cat=reports&amp;id=1253&amp;page=1)由基辅国际社会学研究所拥有。</text:p>
      <text:p text:style-name="P4">
KII已对乌克兰和俄罗斯的关系发表公众舆论已有15年以上。</text:p>
      <text:p text:style-name="P4">
“在尊严革命之前，绝大多数乌克兰人(70％)他们想看到乌克兰独立但友好的州。 克里米亚和唐巴斯的新手占领之后，那些认为关系应该与其他国家的酷刑的人的比例大大增加(从15％到44％)，尽管仍然认为有48％的国家友好。”基斯指出。</text:p>
      <text:p text:style-name="P4">
在2022年进行大规模入侵之前，只有一半以上的人口超过封闭的边界，签证和海关，就有一半以上的人口(A40％同时希望国家友好). Станом на зараз в усіхрегіонах України переважна більшість населення хоче мати з росією закритікордони, візи та митниці. Зокрема, серед жителів сходу 75% так вважають, асеред жителів півдня — 73%.</text:p>
      <text:p text:style-name="P4">
News Source: <text:a xlink:type="simple" xlink:href="https://armyinform.com.ua/2023/06/27/majzhe-80-ukrayincziv-hochut-zakrytogo-kordonu-iz-rosiyeyu-ta-zaprovadzhennya-viz/" text:style-name="Internet_20_link" text:visited-style-name="Visited_20_Internet_20_Link">
https://armyinform.com.ua/2023/06/27/majzhe-80-ukrayincziv-hochut-zakrytogo-kordonu-iz-rosiyeyu-ta-zaprovadzhennya-viz/</text:a>
</text:p>
      <!--NEWS-->
      <text:h text:style-name="P10" text:outline-level="1">
<text:span text:style-name="T4">
乌克兰陆军运动员已经在III欧洲奥运会上赢得了12枚奖牌-Anatoly Pelykh上校</text:span>
</text:h>
      <text:p text:style-name="P4">
作者: ['Євгеній Романов']</text:p>
      <text:p text:style-name="P4">
时间: 2023-06-27T46:00:00-04:00</text:p>
      <text:p text:style-name="P4">
描述: Yaki的运动员代表Zbroinis Khostyani参加了III的摔跤Zbirno ...与乌克兰2022年的战争，与乌克兰的最新新闻战争，与乌克兰的新闻战争，乌克兰2022年的新闻战争是乌克兰和俄罗斯的最后一次战争，当与乌克兰的战争是在2022年与乌克兰战争。他们说，是否在不久的将来会与乌克兰发动战争</text:p>
      <text:p text:style-name="P4">
图片: ['<text:a xlink:type="simple" xlink:href="https://armyinform.com.ua/wp-content/uploads/2023/06/0x0.jpg" text:style-name="Internet_20_link" text:visited-style-name="Visited_20_Internet_20_Link">
0x0.jpg</text:a>
']</text:p>
      <text:p text:style-name="P4">
标签: ['MILITARY MEDIA CENTER', 'STOPRUSSIA', 'АГРЕСІЯ РФ', 'АНАТОЛІЙ ПЕЛИХ', 'АРМІЙСЬКИЙ СПОРТ', 'АРМІЙСЬКІ СПОРТСМЕНИ', 'ВІЙНА', 'ВТОРГНЕННЯ РФ', 'СПОРТ']</text:p>
      <text:p text:style-name="P4">
类别: News</text:p>
      <!--METADATA-->
      <text:p text:style-name="P4">
<draw:frame draw:style-name="fr1" draw:name="Image232" text:anchor-type="as-char" svg:width="6.9236in" svg:height="4.615733in" draw:z-index="0">
<draw:image xlink:href="../Images/AРМІЯINFORM/2023-06-27T46-00-00-04-00/0x0.jpg" xlink:type="simple" xlink:show="embed" xlink:actuate="onLoad" draw:mime-type="image/jpeg"/>
</draw:frame>
代表乌克兰武装部队作为BII欧洲奥运会国内国家队的一部分的运动员赢得了六个“黄金”，五个“银”和一枚“铜牌”奖牌。 来自48个欧洲国家的4,000多名运动员参加的潘 - 欧洲比赛将于6月21日至7月2日举行。 关于这在军事媒体中心的简报中<text:a xlink:type="simple" xlink:href="https://www.youtube.com/watch" text:style-name="Internet_20_link" text:visited-style-name="Visited_20_Internet_20_Link">
报告</text:a>
乌克兰上校Anatoly Pelykh的体育文化和体育部副主管。</text:p>
      <text:p text:style-name="P4">
根据阿纳托利·佩利克(Anatoly Pelikh)的说法，截至6月26日，包括263名运动员在内的乌克兰国家队获得了25个奖项，赢得了12个“黄金”，7个“银”和6枚“铜牌”奖牌。</text:p>
      <text:p text:style-name="P4">
Anatoly Pelykh强调，比赛仍在进行中，但是陆军已经表现出了很好的成绩，获得了乌克兰国家队的一半奖项。</text:p>
      <text:p text:style-name="P4">
“ III欧洲奥运会是每四年举行一次的活动，这是体育体育系统中比赛的新格式。 欧洲乌克兰人中的第一场比赛于2015年首次在阿塞拜疆巴库举行，朋友们在白俄罗斯共和国和波兰共和国播放。 这些比赛来自30个体育学科，263名乌克兰国家队的运动员有27个学科。 1924年奥林匹克运动会的舞台资格是在Upryzhi举行的比赛。” Anatoly Pelyki说。</text:p>
      <text:p text:style-name="P4">
据他说，2023年欧洲奥运会上乌克兰的武装部队由85名运动员代表。 他们设法获得了“黄金”：在带有皮划艇和独木舟的指挥室，田径运动Yaroslawamaguchikh，空手道 - 安格拉卡·特鲁加(Ankarate-Angelica Terluga)，跳入Water-Anna Piscivska，围栏 -  Joan-joan-fabi Bezhur。</text:p>
      <text:p text:style-name="P4">
比赛正在进行中。</text:p>
      <text:p text:style-name="P4">
<text:span text:style-name="T5">
foto anton shevelyova</text:span>
</text:p>
      <text:p text:style-name="P4">
News Source: <text:a xlink:type="simple" xlink:href="https://armyinform.com.ua/2023/06/27/ukrayinski-armijski-sportsmeny-zdobuly-vzhe-12-medalej-na-iii-yevropejskyh-igrah-polkovnyk-anatolij-pelyh/" text:style-name="Internet_20_link" text:visited-style-name="Visited_20_Internet_20_Link">
https://armyinform.com.ua/2023/06/27/ukrayinski-armijski-sportsmeny-zdobuly-vzhe-12-medalej-na-iii-yevropejskyh-igrah-polkovnyk-anatolij-pelyh/</text:a>
</text:p>
      <!--NEWS-->
      <text:h text:style-name="P10" text:outline-level="1">
<text:span text:style-name="T4">
便携式X射线价值7万欧元，在正面和后部返回健康方面对受伤者的健康有帮助</text:span>
</text:h>
      <text:p text:style-name="P4">
作者: ['Тарас Грень']</text:p>
      <text:p text:style-name="P4">
时间: 2023-06-27T48:00:00-04:00</text:p>
      <text:p text:style-name="P4">
描述: 转移放射学综合体“富士” BUV不寻常的MRIY ...与乌克兰2022年的战争，与乌克兰的最新消息，今天上次与乌克兰的新闻战争，将于今天上次与乌克兰进行战争，将在乌克兰和俄罗斯之间发生战争，战争以及战争时，战争将发生战争他们在2022年与乌克兰有一年</text:p>
      <text:p text:style-name="P4">
图片: ['<text:a xlink:type="simple" xlink:href="https://armyinform.com.ua/wp-content/uploads/2023/06/rent-2.jpg" text:style-name="Internet_20_link" text:visited-style-name="Visited_20_Internet_20_Link">
rent-2.jpg</text:a>
', '<text:a xlink:type="simple" xlink:href="https://armyinform.com.ua/wp-content/uploads/2023/06/rent-1.jpg" text:style-name="Internet_20_link" text:visited-style-name="Visited_20_Internet_20_Link">
rent-1.jpg</text:a>
', '<text:a xlink:type="simple" xlink:href="https://armyinform.com.ua/wp-content/uploads/2023/06/rent-3.jpg" text:style-name="Internet_20_link" text:visited-style-name="Visited_20_Internet_20_Link">
rent-3.jpg</text:a>
']</text:p>
      <text:p text:style-name="P4">
标签: ['ВІЙСЬКОВА МЕДИЦИНА', 'ВТОРГНЕННЯ РФ', 'РЕНТГЕН']</text:p>
      <text:p text:style-name="P4">
类别: News</text:p>
      <!--METADATA-->
      <text:p text:style-name="P4">
<draw:frame draw:style-name="fr1" draw:name="Image233" text:anchor-type="as-char" svg:width="6.9236in" svg:height="4.829211in" draw:z-index="0">
<draw:image xlink:href="../Images/AРМІЯINFORM/2023-06-27T48-00-00-04-00/rent-2.jpg" xlink:type="simple" xlink:show="embed" xlink:actuate="onLoad" draw:mime-type="image/jpeg"/>
</draw:frame>
长期以来，便携式X射线综合体“富士”对于军事医生来说是不可能的。 可以说，没有不必要的解释 - 这样一个复杂的成本可达到超过7万欧元。 但是，由于医疗部队的命令，成为捐助者的不可行的公民在军事屈服中服役，已经有了几种此类设备。 一些人直接在前面的高级手术病房中进行工作，另一些则帮助公用事业的医生。</text:p>
      <ul>
        <li>
实际上，这是一个放射线办公室，可以握在您的手中，并只是从一个患者转变为另一个患者 - 临床开发手术负责人，医疗服务Yuri Yuri Yarynich上校。  - 这种活动能力使我们能够检测到球，碎片，断裂等，而无需将脊柱脊柱运送到X射线，并没有受伤。</li>
      </ul>
      <text:p text:style-name="P4">
<draw:frame draw:style-name="fr1" draw:name="Image234" text:anchor-type="as-char" svg:width="6.9236in" svg:height="3.917604in" draw:z-index="0">
<draw:image xlink:href="../Images/AРМІЯINFORM/2023-06-27T48-00-00-04-00/rent-1.jpg" xlink:type="simple" xlink:show="embed" xlink:actuate="onLoad" draw:mime-type="image/jpeg"/>
</draw:frame>
从外面看，它看起来像一个大型相机，仅重三公斤半。 尽管具有很高的生产性，但它很容易管理。 对控制面板进行了足够的选择，并扫描了樱桃的胸部。 该设备本身将为优质图像选择辐照力。 顺便说一句，其设计的设计是为了使使用此设备的医生每天最多可以拍摄二十张照片，而无需牺牲自己的健康。</text:p>
      <text:p text:style-name="P4">
<draw:frame draw:style-name="fr1" draw:name="Image235" text:anchor-type="as-char" svg:width="6.9236in" svg:height="4.915756in" draw:z-index="0">
<draw:image xlink:href="../Images/AРМІЯINFORM/2023-06-27T48-00-00-04-00/rent-3.jpg" xlink:type="simple" xlink:show="embed" xlink:actuate="onLoad" draw:mime-type="image/jpeg"/>
</draw:frame>
 - 这个“婴儿”的另一个不可否认的优势是，他是百分之一百的数字，继续了医疗服务尤里·Yarynich上校。  - 没有电影。 该设备包括特殊的数字图像。 它的资源很大。 使用图片后，它立即将其转移到我们机构的数字基础上，并与特定患者绑定。 这极大地简化了同事少女之间的诊断，协调性以及随后对伤员的治疗。</text:p>
      <text:p text:style-name="P4">
现在，所有便携式X -rays都装有100％的工作。 每天，有价值的高科技设备都有助于返回乌克兰健康的英雄。</text:p>
      <text:p text:style-name="P4">
在以下出版物中，陆军将继续谈论从军人对待和返回的技术和独特人士。</text:p>
      <text:p text:style-name="P4">
<text:span text:style-name="T5">
OPTO和视频作者</text:span>
</text:p>
      <text:p text:style-name="P4">
News Source: <text:a xlink:type="simple" xlink:href="https://armyinform.com.ua/2023/06/27/perenosnyj-rentgen-vartistyu-70-tysyach-yevro-shho-dopomagaye-i-na-fronti-i-v-tylu-povertaty-zdorovya-poranenym/" text:style-name="Internet_20_link" text:visited-style-name="Visited_20_Internet_20_Link">
https://armyinform.com.ua/2023/06/27/perenosnyj-rentgen-vartistyu-70-tysyach-yevro-shho-dopomagaye-i-na-fronti-i-v-tylu-povertaty-zdorovya-poranenym/</text:a>
</text:p>
      <!--NEWS-->
      <text:h text:style-name="P10" text:outline-level="1">
<text:span text:style-name="T4">
俄罗斯K​​ativni的另一位“官方”</text:span>
</text:h>
      <text:p text:style-name="P4">
作者: ['АРМІЯINFORM']</text:p>
      <text:p text:style-name="P4">
时间: 2023-06-27T4:00:00-04:00</text:p>
      <text:p text:style-name="P4">
描述: Bezpequi Spilly ZD DBR I是同一位同学的Vikrili Vikrili Shcheli ...与乌克兰2022的战争，与乌克兰的最新新闻，今天与乌克兰2022年的新闻战争，今天，乌克兰和俄罗斯和俄罗斯和俄罗斯之间以及乌克兰和俄罗斯之间的战争将会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6/356258215_632453605648220_6879253803427633987_n.jpg" text:style-name="Internet_20_link" text:visited-style-name="Visited_20_Internet_20_Link">
356258215_632453605648220_6879253803427633987_n.jpg</text:a>
']</text:p>
      <text:p text:style-name="P4">
标签: []</text:p>
      <text:p text:style-name="P4">
类别: News</text:p>
      <!--METADATA-->
      <text:p text:style-name="P4">
<draw:frame draw:style-name="fr1" draw:name="Image236" text:anchor-type="as-char" svg:width="6.9236in" svg:height="4.609964in" draw:z-index="0">
<draw:image xlink:href="../Images/AРМІЯINFORM/2023-06-27T4-00-00-04-00/356258215_632453605648220_6879253803427633987_n.jpg" xlink:type="simple" xlink:show="embed" xlink:actuate="onLoad" draw:mime-type="image/jpeg"/>
</draw:frame>
安全部门与DBR和国家边境警卫队一起，由于Kherson发布的稳定措施而暴露了另一个图书馆。</text:p>
      <text:p text:style-name="P4">
他是当地的边境警卫队，在临时占领城市期间，他与俄罗斯入侵者合作。</text:p>
      <text:p text:style-name="P4">
为此，在2022年7月，当时他被任命为热情的侵略者“北部教养殖民地90号”。</text:p>
      <text:p text:style-name="P4">
在这个“位置”中，他参加了对当地人的镇压，以抑制该地区的抵抗运动。</text:p>
      <text:p text:style-name="P4">
在城市解放之后，攻击者试图“躺在底部”，从而自身正义。 但是，SBU和DBR工作人员安装了它并拘留了它。</text:p>
      <text:p text:style-name="P4">
根据收集人的证据，根据《乌克兰刑法》第111-1条第7部分的怀疑。(合作). Вирішуєтьсяпитання щодо обрання йому запобіжного заходу у виді тримання під вартою.</text:p>
      <text:p text:style-name="P4">
Триває розслідування для встановлення всіх обставин злочину. Зловмисникузагрожує до 15 років позбавлення волі.</text:p>
      <text:p text:style-name="P4">
Комплексні заходи проводили співробітники СБУ в Херсонській області спільно зДБР і Держприкордонслужбою за процесуального керівництва прокуратури в сферіоборони Південного регіону.</text:p>
      <text:p text:style-name="P4">
Джерело: <text:a xlink:type="simple" xlink:href="https://www.facebook.com/SecurSerUkraine/posts/pfbid028qpGDwvC87S7UUiYwHm8WnEMUR79dxbuBpZc31YF8EMv1M1Wx4EZkh9Rzy9GKRPjl" text:style-name="Internet_20_link" text:visited-style-name="Visited_20_Internet_20_Link">
Служба безпекиУкраїни</text:a>
</text:p>
      <text:p text:style-name="P4">
News Source: <text:a xlink:type="simple" xlink:href="https://armyinform.com.ua/2023/06/27/zatrymano-shhe-odnogo-posadovczya-rosijskoyi-kativni-yaka-diyala-pid-chas-okupacziyi-hersona/" text:style-name="Internet_20_link" text:visited-style-name="Visited_20_Internet_20_Link">
https://armyinform.com.ua/2023/06/27/zatrymano-shhe-odnogo-posadovczya-rosijskoyi-kativni-yaka-diyala-pid-chas-okupacziyi-hersona/</text:a>
</text:p>
      <!--NEWS-->
      <text:h text:style-name="P10" text:outline-level="1">
<text:span text:style-name="T4">
麦卡锡怀疑特朗普是共和党人最有力的候选人反对拜登</text:span>
</text:h>
      <text:p text:style-name="P4">
作者: Ukrinform (Person)</text:p>
      <text:p text:style-name="P4">
出版商: Укринформ (Organization)</text:p>
      <text:p text:style-name="P4">
出版时间: 2023-06-27T4:36:00+03:00</text:p>
      <text:p text:style-name="P4">
修改时间: 2023-06-27T22:36:00+03:00</text:p>
      <text:p text:style-name="P4">
描述: 美国共和党人凯文·麦卡锡（Kevin McCarthy）的众议院议长怀疑，探索居民唐纳德·特朗普（Donald Trump）是2024年总统大选中共和党人最有力的候选人，尽管他可以击败现任总统乔·拜登（Joe Biden）。  - 乌克林。</text:p>
      <text:p text:style-name="P4">
图片: ['<text:a xlink:type="simple" xlink:href="https://static.ukrinform.com/photos/2021_02/thumb_files/630_360_1612979026-306.jpg" text:style-name="Internet_20_link" text:visited-style-name="Visited_20_Internet_20_Link">
630_360_16129...</text:a>
']</text:p>
      <text:p text:style-name="P4">
标签: ['Байден', 'Трамп', 'Вибори', 'Вибори у США']</text:p>
      <text:p text:style-name="P4">
类型: Article</text:p>
      <!--METADATA-->
      <text:p text:style-name="P4">
<draw:frame draw:style-name="fr1" draw:name="Image237" text:anchor-type="as-char" svg:width="6.9236in" svg:height="3.956343in" draw:z-index="0">
<draw:image xlink:href="../Images/yкринформ/2023-06-27T4-36-00-03-00/630_360_1612979026-306.jpg" xlink:type="simple" xlink:show="embed" xlink:actuate="onLoad" draw:mime-type="image/jpeg"/>
</draw:frame>
美国共和党凯林·麦卡锡(Kelin McCarthy)共和党人怀疑，唐纳德·特朗普(Donald Trump)的投资总统是2024年共和党总统大选中最强大的候选人，尽管他可以击败现任总统。</text:p>
      <text:p text:style-name="P4">
UKRINFORM报告提到<text:a xlink:type="simple" xlink:href="https://thehill.com/homenews/house/4069662-mccarthy-trump-strongest-2024-republicans-biden/" text:style-name="Internet_20_link" text:visited-style-name="Visited_20_Internet_20_Link">
山</text:a>
。</text:p>
      <text:p text:style-name="P4">
“他可以赢得这次选举吗？ 也许吧。 问题是他是否更愿意赢得选举……我不知道这个问题的答案，”麦卡锡周二在CNBC上说。  - 但是其他人，任何人都可以赢得拜登吗？ 是的，任何人都可以击败拜登。 其他人会愤慨吗？ 是的，拜登可以击败他们。 反正”。</text:p>
      <text:p text:style-name="P4">
<text:span text:style-name="T4">
另请阅读：</text:span>
 <text:span text:style-name="T4">
 <text:a xlink:type="simple" xlink:href="https://www.ukrinform.ua/rubric-ato/3725306-tramp-zaaviv-so-vidterminuvav-vtorgnenna-rf-v-ukrainu-na-kilka-rokiv.html" text:style-name="Internet_20_link" text:visited-style-name="Visited_20_Internet_20_Link">
特朗普说这推迟了俄罗斯对乌克兰的入侵数年</text:a>
</text:span>
</text:p>
      <text:p text:style-name="P4">
早些时候，麦卡锡(McCarthy)表达了信心，如果特朗普在共和党的选举中提出了拜登，他将赢得拜登。</text:p>
      <text:p text:style-name="P4">
<text:span text:style-name="T5">
!(https://www.ukrinform.ua/rubric-world/3724772-kolisnij-ocilnik-pentagonu-nazvav-trampa-zagrozou-dla-nacbezpeki.html)</text:span>
*</text:p>
      <text:p text:style-name="P4">
考虑到说话者与表现的距离有多近，麦卡锡目前的不确定性被认为是特殊的。</text:p>
      <text:p text:style-name="P4">
News Source: <text:a xlink:type="simple" xlink:href="https://www.ukrinform.ua/rubric-world/3728543-makkarti-sumnivaetsa-so-tramp-najsilnisij-kandidat-vid-respublikanciv-proti-bajdena.html" text:style-name="Internet_20_link" text:visited-style-name="Visited_20_Internet_20_Link">
https://www.ukrinform.ua/rubric-world/3728543-makkarti-sumnivaetsa-so-tramp-najsilnisij-kandidat-vid-respublikanciv-proti-bajdena.html</text:a>
</text:p>
      <!--NEWS-->
      <text:h text:style-name="P10" text:outline-level="1">
<text:span text:style-name="T4">
基辅检察官办公室已转移了4亿UAH的逮捕资金，以造福Gur Mou</text:span>
</text:h>
      <text:p text:style-name="P4">
作者: ['АРМІЯINFORM']</text:p>
      <text:p text:style-name="P4">
时间: 2023-06-27T50:00:00-04:00</text:p>
      <text:p text:style-name="P4">
描述: 对于地区检察官的诉讼检察官Mazhah Roslidvannya Mazhah ...与乌克兰2022年的战争，与乌克兰的最新新闻，与乌克兰的新闻，与乌克兰2022的最新新闻进行战争，乌克兰和俄罗斯和俄罗斯和俄罗斯之间的战争将会发生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1/ofis-generalnogo-prokurora.jpg" text:style-name="Internet_20_link" text:visited-style-name="Visited_20_Internet_20_Link">
ofis-generalnogo-prokurora.jpg</text:a>
']</text:p>
      <text:p text:style-name="P4">
标签: ['STOPRUSSIA', 'АГРЕСІЯ РФ', 'ВІЙНА', 'ВТОРГНЕННЯ РФ', 'ГУР МО УКРАЇНИ', 'КИЇВСЬКА ПРОКУРАТУРА', 'ОФІС ГЕНЕРАЛЬНОГО ПРОКУРОРА УКРАЇНИ']</text:p>
      <text:p text:style-name="P4">
类别: News</text:p>
      <!--METADATA-->
      <text:p text:style-name="P4">
<draw:frame draw:style-name="fr1" draw:name="Image238" text:anchor-type="as-char" svg:width="6.9236in" svg:height="3.883237in" draw:z-index="0">
<draw:image xlink:href="../Images/AРМІЯINFORM/2023-06-27T50-00-00-04-00/ofis-generalnogo-prokurora.jpg" xlink:type="simple" xlink:show="embed" xlink:actuate="onLoad" draw:mime-type="image/jpeg"/>
</draw:frame>
说明性照片</text:p>
      <text:p text:style-name="P4">
在基辅Podilsky地区检察官办公室的检察官的倡议下，有4亿美元的逮捕资金被转让，有利于刑事诉讼，有利于乌克兰国防部的主要情报部门。</text:p>
      <text:p text:style-name="P4">
关于检察长的办公室<text:a xlink:type="simple" xlink:href="https://t.me/pgo_gov_ua/13850" text:style-name="Internet_20_link" text:visited-style-name="Visited_20_Internet_20_Link">
报告</text:a>
在电报中。</text:p>
      <text:p text:style-name="P4">
调查发现，在基辅市和乌克兰其他地区的领土上，他们意识到了企业的活动，其最终的益处所有者是俄罗斯联邦的居民。</text:p>
      <text:p text:style-name="P4">
确保控制实体运作的公司的活动，以实施旨在拨款资金的非法活动，以及通过暴力变革的效用或推翻宪法秩序或占领国家权力来融资行动乌克兰正在调查中。</text:p>
      <text:p text:style-name="P4">
在调查期间，应检察官办公室的要求，制作了这些社会的银行帐户，并将其存放的资金转移到UAH 4亿美元的金额中。</text:p>
      <text:p text:style-name="P4">
通常，从大规模入侵Podilskyi地区检察官起。 基辅转移了大约10亿欧元，以支持乌克兰情报，以确保我们国家的防御能力。</text:p>
      <text:p text:style-name="P4">
News Source: <text:a xlink:type="simple" xlink:href="https://armyinform.com.ua/2023/06/27/kyyivska-prokuratura-peredala-400-mln-grn-areshtovanyh-koshtiv-na-koryst-gur-mo/" text:style-name="Internet_20_link" text:visited-style-name="Visited_20_Internet_20_Link">
https://armyinform.com.ua/2023/06/27/kyyivska-prokuratura-peredala-400-mln-grn-areshtovanyh-koshtiv-na-koryst-gur-mo/</text:a>
</text:p>
      <!--NEWS-->
      <text:h text:style-name="P10" text:outline-level="1">
<text:span text:style-name="T4">
今天，我们士兵的所有方向都有前进的进步，这是一个快乐的一天 - 总统</text:span>
</text:h>
      <text:p text:style-name="P4">
作者: ['АРМІЯINFORM']</text:p>
      <text:p text:style-name="P4">
时间: 2023-06-27T51:00:00-04:00</text:p>
      <text:p text:style-name="P4">
描述: 关于乌克兰总统对斯托林齐的工作。 “ Sogodn这是前部。 Donechina，...与乌克兰2022年的战争，与乌克兰的最新新闻战争，与乌克兰2022年的新闻战争，今天的最后一次战争，乌克兰和俄罗斯之间的战争是否将是，以及2022年与乌克兰的战争将是，将在不久的将来与乌克兰发动战争，这是与乌克兰的战争，今天的乌克兰新闻，乌克兰的新闻，乌克兰媒体在俄罗斯</text:p>
      <text:p text:style-name="P4">
图片: ['<text:a xlink:type="simple" xlink:href="https://armyinform.com.ua/wp-content/uploads/2023/06/8403a49b05d2b661aaab752140aadef7_1687815185_extra_large.jpeg" text:style-name="Internet_20_link" text:visited-style-name="Visited_20_Internet_20_Link">
8403a49b05d2b661aaab752140aadef7_1687815185_extra_large.jpeg</text:a>
']</text:p>
      <text:p text:style-name="P4">
标签: ['STOPRUSSIA', 'АГРЕСІЯ РФ', 'ВІЙНА', 'ВОЛОДИМИР ЗЕЛЕНСЬКИЙ', 'ВТОРГНЕННЯ РФ']</text:p>
      <text:p text:style-name="P4">
类别: News</text:p>
      <!--METADATA-->
      <text:p text:style-name="P4">
<draw:frame draw:style-name="fr1" draw:name="Image239" text:anchor-type="as-char" svg:width="6.9236in" svg:height="4.228385in" draw:z-index="0">
<draw:image xlink:href="../Images/AРМІЯINFORM/2023-06-27T51-00-00-04-00/8403a49b05d2b661aaab752140aadef7_1687815185_extra_large.jpeg" xlink:type="simple" xlink:show="embed" xlink:actuate="onLoad" draw:mime-type="image/jpeg"/>
</draw:frame>
关于这个<text:a xlink:type="simple" xlink:href="https://www.president.gov.ua/news/sogodni-na-vsih-napryamkah-u-nashih-voyiniv-bulo-prosuvannya-83833" text:style-name="Internet_20_link" text:visited-style-name="Visited_20_Internet_20_Link">
被引用</text:a>
在乌克兰总统办公室的页面上。</text:p>
      <text:p text:style-name="P4">
“今天是前线。 donetsk地区，Zaporizhzhia。 我们的战士，我们的领先职位，前线积极行动的领域。 今天，在各个方向上，我们的战士都在前进，这是快乐的一天。 我希望男孩们更多。</text:p>
      <text:p text:style-name="P4">
他在霍蒂西亚(Khortytsia)单位，在巴赫穆特(Bakhmut)的战斗中以英雄区分。 做得好，战士!然后 - 在我们的海军陆战队中，非常强大，非常敏锐。 感谢您试图保护我们士兵的生命。 然后 - 塔夫里亚(Tavriya)，南，前。 忙碌的一天，许多情绪。 他很荣幸奖励我们的军队，感谢个人握手。 谢谢您的所有支持，伙计们!谢谢您的手臂 - 非常温暖 - 今天每个人。 谢谢雪佛兰。 这对我来说是非常光荣的，我们将谈论每个人字形。 我们所有的勇士 - 从士兵，水手到将军 - 做得好!”。  - 乌克兰总统报告。</text:p>
      <text:p text:style-name="P4">
他还提出了两位乌克兰队长奥利格·奥利(Oleg Oliy)的金星，第81座独立的DSHV旅的飞行员公司和第35个独立旅海军陆战队的副指挥官塞尔吉丁(Sergiudin)少校。 真的是莱利的人，谢谢你!</text:p>
      <text:p text:style-name="P4">
“与将军开会。加强，这是必不可少的。</text:p>
      <text:p text:style-name="P4">
昨天 - 与伴侣的谈判，尤其是与拜登总统的谈判，主要是武器的提议。 今天 - 这种武器将赋予更多权力，更多地保护乌克兰人的生活。 这将带来我们的胜利。 这是主要的事情。 我们所有的土地都是免费的 - 绝对是一切。</text:p>
      <text:p text:style-name="P4">
我感谢正在为乌克兰战斗的每个人，他正在为战斗做准备，他们在战斗哨所分配了任务。 每个人受伤后康复的人。所有训练我们的战士的人!谢谢你!我为大家感到骄傲!荣耀，奇格斯!</text:p>
      <text:p text:style-name="P4">
每个为乌克兰献出生命的人的永恒，光明的记忆，每个人都太多了!</text:p>
      <text:p text:style-name="P4">
荣耀向乌克兰!”  - 信息指出。</text:p>
      <text:p text:style-name="P4">
News Source: <text:a xlink:type="simple" xlink:href="https://armyinform.com.ua/2023/06/27/sogodni-na-vsih-napryamkah-u-nashyh-voyiniv-bulo-prosuvannya-vpered-i-cze-shhaslyvyj-den-prezydent/" text:style-name="Internet_20_link" text:visited-style-name="Visited_20_Internet_20_Link">
https://armyinform.com.ua/2023/06/27/sogodni-na-vsih-napryamkah-u-nashyh-voyiniv-bulo-prosuvannya-vpered-i-cze-shhaslyvyj-den-prezydent/</text:a>
</text:p>
      <!--NEWS-->
      <text:h text:style-name="P10" text:outline-level="1">
<text:span text:style-name="T4">
俄罗斯攻击了X-22导弹：Kremenchug-Yuri Ignat受到了打击</text:span>
</text:h>
      <text:p text:style-name="P4">
作者: ['Віктор Шубец']</text:p>
      <text:p text:style-name="P4">
时间: 2023-06-27T52:00:00-04:00</text:p>
      <text:p text:style-name="P4">
描述: Rosya大型发票的橱柜在乌克兰蓬松的维克里斯岛Provorsko ...与乌克兰2022年的战争，与乌克兰的战争是今天的最新新闻，这是今天与乌克兰2022年的新闻战争，今天将有一场战争，将会发生战争他们说，在乌克兰和俄罗斯与乌克兰在2022年与乌克兰的战争之间，无论是否有一年，他们是否会在不久的将来与乌克兰进行战争，他们说，与乌克兰的战争，今天的乌克兰新闻，乌克兰媒体的新闻，乌克兰的新闻在俄罗斯</text:p>
      <text:p text:style-name="P4">
图片: ['<text:a xlink:type="simple" xlink:href="https://armyinform.com.ua/wp-content/uploads/2023/02/ignat-rakety-2.jpg" text:style-name="Internet_20_link" text:visited-style-name="Visited_20_Internet_20_Link">
ignat-rakety-2.jpg</text:a>
']</text:p>
      <text:p text:style-name="P4">
标签: ['АГРЕСІЯ РФ', 'Х-22']</text:p>
      <text:p text:style-name="P4">
类别: News</text:p>
      <!--METADATA-->
      <text:p text:style-name="P4">
<draw:frame draw:style-name="fr1" draw:name="Image240" text:anchor-type="as-char" svg:width="6.9236in" svg:height="4.615733in" draw:z-index="0">
<draw:image xlink:href="../Images/AРМІЯINFORM/2023-06-27T52-00-00-04-00/ignat-rakety-2.jpg" xlink:type="simple" xlink:show="embed" xlink:actuate="onLoad" draw:mime-type="image/jpeg"/>
</draw:frame>
尤里(Yuri)关于俄罗斯导弹。 拼贴军</text:p>
      <text:p text:style-name="P4">
自大规模入侵俄罗斯以来，占领者已经开发了约140次X-22导弹。 如今，这些导弹不再生产，但是在俄罗斯，有数百个单元。</text:p>
      <text:p text:style-name="P4">
今天在广播中<text:a xlink:type="simple" xlink:href="https://www.youtube.com/watch" text:style-name="Internet_20_link" text:visited-style-name="Visited_20_Internet_20_Link">
“制服”</text:a>
尤里·伊格纳图斯上校告诉空军空军。</text:p>
      <text:p text:style-name="P4">
最近，在乌克兰的几个地区提出了信号。 不幸的是，并非所有来自空中敌人的攻击都没有后果...</text:p>
      <ul>
        <li>
一年前，同一X-22火箭袭击了Kremenchug的一家购物中心，许多人拥有。 一年后，敌人再次用同样的火箭击中了拳打城市。 火箭是在11:50制造的。 他们进来并飞越了波尔塔瓦地区，在克雷姆列格(Kremenchug)听到了爆炸声。</li>
      </ul>
      <text:p text:style-name="P4">
他还补充说，X-22火箭的速度超过4000公里。 这是一个严重的能力火箭 - 爆炸性的部分几乎是一吨。对乌克兰人的动物也是如此，因为这些武器非常不准确，因为允许偏离给定的目标 - 约600米。</text:p>
      <text:p text:style-name="P4">
News Source: <text:a xlink:type="simple" xlink:href="https://armyinform.com.ua/2023/06/27/rosiya-atakuvala-raketamy-h-22-ye-vluchennya-u-kremenchuczi-yurij-ignat/" text:style-name="Internet_20_link" text:visited-style-name="Visited_20_Internet_20_Link">
https://armyinform.com.ua/2023/06/27/rosiya-atakuvala-raketamy-h-22-ye-vluchennya-u-kremenchuczi-yurij-ignat/</text:a>
</text:p>
      <!--NEWS-->
      <text:h text:style-name="P10" text:outline-level="1">
<text:span text:style-name="T4">
竖立的支队“野鸭”变成了空军的步枪旅</text:span>
</text:h>
      <text:p text:style-name="P4">
作者: ['АРМІЯINFORM']</text:p>
      <text:p text:style-name="P4">
时间: 2023-06-27T53:00:00-04:00</text:p>
      <text:p text:style-name="P4">
描述: 关于他的电报的工作，中尉将军的司令……与乌克兰2022年的战争，与乌克兰的最新新闻战争，今天与乌克兰2022年的新闻战争，乌克兰和俄罗斯，俄罗斯和俄罗斯和俄罗斯之间的战争将会他们说，当与乌克兰与乌克兰的战争将与否，他们说在不久的将来会与乌克兰发生战争，他们说，与乌克兰的战争，今天的乌克兰新闻，乌克兰的新闻，乌克兰媒体在俄罗斯的乌克兰新闻</text:p>
      <text:p text:style-name="P4">
图片: []</text:p>
      <text:p text:style-name="P4">
标签: ['STOPRUSSIA', 'АГРЕСІЯ РФ', 'ВІЙНА', 'ВТОРГНЕННЯ РФ', 'МИКОЛА ОЛЕЩУК', 'ПОВІТРЯНІ СИЛИ']</text:p>
      <text:p text:style-name="P4">
类别: News</text:p>
      <!--METADATA-->
      <text:p text:style-name="P4">
关于它的电报<text:a xlink:type="simple" xlink:href="https://t.me/MykolaOleshchuk/96" text:style-name="Internet_20_link" text:visited-style-name="Visited_20_Internet_20_Link">
报告</text:a>
武装部队武装部队的指挥官Mykola Oleshchuk中将。</text:p>
      <text:p text:style-name="P4">
“在2014  -  2015年，野外鸭竖立了一支空军的支队，带领了顿涅茨克的巨大的bealoid，持有Zenit的坚不可摧的位置。</text:p>
      <text:p text:style-name="P4">
九年过去了……现在，空军步枪旅已经是由不同等级和专业的军事人员竖立的，海军陆战队的步兵并肩作战。</text:p>
      <text:p text:style-name="P4">
News Source: <text:a xlink:type="simple" xlink:href="https://armyinform.com.ua/2023/06/27/zvedenyj-zagin-dyka-kachka-peretvoryvsya-na-strileczku-brygadu-povitryanyh-syl/" text:style-name="Internet_20_link" text:visited-style-name="Visited_20_Internet_20_Link">
https://armyinform.com.ua/2023/06/27/zvedenyj-zagin-dyka-kachka-peretvoryvsya-na-strileczku-brygadu-povitryanyh-syl/</text:a>
</text:p>
      <!--NEWS-->
      <text:h text:style-name="P10" text:outline-level="1">
<text:span text:style-name="T4">
敌人试图用大量的炮击来散布我们的注意力，让我们处于某种紧张状态-Yuri Ingat上校</text:span>
</text:h>
      <text:p text:style-name="P4">
作者: ['Віктор Шубец']</text:p>
      <text:p text:style-name="P4">
时间: 2023-06-27T54:00:00-04:00</text:p>
      <text:p text:style-name="P4">
描述: Terivani Trivani Trivan Trivan Trivoga的几个世纪的伤口的VD。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2/07/ignat_foto-z-litakamy_1.jpg" text:style-name="Internet_20_link" text:visited-style-name="Visited_20_Internet_20_Link">
ignat_foto-z-litakamy_1.jpg</text:a>
']</text:p>
      <text:p text:style-name="P4">
标签: ['ППО', 'С-300', 'ЮРІЙ ІГНАТ']</text:p>
      <text:p text:style-name="P4">
类别: News</text:p>
      <!--METADATA-->
      <text:p text:style-name="P4">
<draw:frame draw:style-name="fr1" draw:name="Image241" text:anchor-type="as-char" svg:width="6.9236in" svg:height="4.794593in" draw:z-index="0">
<draw:image xlink:href="../Images/AРМІЯINFORM/2023-06-27T54-00-00-04-00/ignat_foto-z-litakamy_1.jpg" xlink:type="simple" xlink:show="embed" xlink:actuate="onLoad" draw:mime-type="image/jpeg"/>
</draw:frame>
从早晨到这个时候，空降一直在整个乌克兰继续进行。</text:p>
      <text:p text:style-name="P4">
今天在广播中<text:a xlink:type="simple" xlink:href="https://www.youtube.com/watch" text:style-name="Internet_20_link" text:visited-style-name="Visited_20_Internet_20_Link">
“制服”</text:a>
尤里·伊格纳图斯上校告诉空军空军。</text:p>
      <text:p text:style-name="P4">
-today在乌克兰释放了来自95飞机的60多个俄罗斯火箭，这些是X-555，X-101。 还从水生海洋发射了“卡利贝尔”。 我们有有关发射C-300导弹的信息，这是俄罗斯TU-22 M3和X-22导弹的作品。 在乌克兰的天空中，无法观察到拥有“匕首”的31-K。 此外，今天X-59绳索工作了SU-35。</text:p>
      <text:p text:style-name="P4">
据该官员说，敌人试图通过大规模动作传播我们的注意力，以使我们保持一定的张力。 这次，这次是来自恩格斯机场的TU-95战略轰炸机被占领。</text:p>
      <ul>
        <li>
武装部队防空力量再次证实了他们的训练，即塔米兹的力量，这激发了整个乌克兰人民。 我们需要为任何事情做好准备，并尽我们所能最好地破坏占领者。 防空防御工程使用西方武器，包括德国反航空自动航空。 这些是军事装备的极好的例子，我们的士兵成功地摧毁了敌人。</li>
      </ul>
      <text:p text:style-name="P4">
News Source: <text:a xlink:type="simple" xlink:href="https://armyinform.com.ua/2023/06/27/vorog-namagayetsya-rozoseredyty-nashu-vagu-masovanym-obstrilom-trymaty-nas-u-pevnij-napruzi-polkovnyk-yurij-ignat/" text:style-name="Internet_20_link" text:visited-style-name="Visited_20_Internet_20_Link">
https://armyinform.com.ua/2023/06/27/vorog-namagayetsya-rozoseredyty-nashu-vagu-masovanym-obstrilom-trymaty-nas-u-pevnij-napruzi-polkovnyk-yurij-ignat/</text:a>
</text:p>
      <!--NEWS-->
      <text:h text:style-name="P10" text:outline-level="1">
<text:span text:style-name="T4">
落后8年的格子将召集尼古拉夫附近武装部队地点的FSB线人</text:span>
</text:h>
      <text:p text:style-name="P4">
作者: ['АРМІЯINFORM']</text:p>
      <text:p text:style-name="P4">
时间: 2023-06-27T55:00:00-04:00</text:p>
      <text:p text:style-name="P4">
描述: Docasova Base，乌克兰Bezpeki的Zibrana Sliky Services允许吸引...与乌克兰2022年战争，与乌克兰的最新新闻，今天与乌克兰的新闻战争，与乌克兰的新闻战争2022年，乌克兰和俄罗斯之间的战争是否会发生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6/356375590_632530025640578_8823539640071987861_n.jpg" text:style-name="Internet_20_link" text:visited-style-name="Visited_20_Internet_20_Link">
356375590_632530025640578_8823539640071987861_n.jpg</text:a>
']</text:p>
      <text:p text:style-name="P4">
标签: []</text:p>
      <text:p text:style-name="P4">
类别: News</text:p>
      <!--METADATA-->
      <text:p text:style-name="P4">
<draw:frame draw:style-name="fr1" draw:name="Image242" text:anchor-type="as-char" svg:width="6.9236in" svg:height="9.231467in" draw:z-index="0">
<draw:image xlink:href="../Images/AРМІЯINFORM/2023-06-27T55-00-00-04-00/356375590_632530025640578_8823539640071987861_n.jpg" xlink:type="simple" xlink:show="embed" xlink:actuate="onLoad" draw:mime-type="image/jpeg"/>
</draw:frame>
乌克兰安全局调查人员收集的证据基础允许另一个敌方合伙人的责任，该敌人由占领者占领了Mykolaiv地区的国防军脱位。</text:p>
      <text:p text:style-name="P4">
首先，他试图安装并派遣侵略者的盔甲和其他武装部队的防御工事附近。</text:p>
      <text:p text:style-name="P4">
SBU工作人员在2022年6月底拘留了该地区额叶领土的矛盾措施。</text:p>
      <text:p text:style-name="P4">
根据乌克兰特殊服务的材料，考虑到他与调查的合作，法院被任命为8年监禁。</text:p>
      <text:p text:style-name="P4">
根据调查，袭击者是当地居民，在俄罗斯联邦的全面入侵开始时，FSB遥不可及。</text:p>
      <text:p text:style-name="P4">
已经确定，俄罗斯情报部门通过一位Ordrekmlivsky电报向一个人交给了一个人，在那里他反复留下了反乌克兰的评论。</text:p>
      <text:p text:style-name="P4">
他通过“联络”与Messenger中的FSB进行了所有进一步的沟通。 他是同一电报频道的管理员。</text:p>
      <text:p text:style-name="P4">
计划将入侵者用于准备火箭和炮击乌克兰捍卫者的位置。</text:p>
      <text:p text:style-name="P4">
根据收集的证据，法院裁定乌克兰《刑法》两条道路的敌对线人有罪：</text:p>
      <text:p text:style-name="P4">
▪quartArt的第3部分。 114-2(未经授权传播有关武器，武器和弹药向乌克兰的方向，运动，武装部队流离失所或根据乌克兰法律形成的其他军事形式的信息);</text:p>
      <text:p text:style-name="P4">
▪1。 2你。 3 st。 436-2(理由，认可合法，否认俄罗斯联邦对乌克兰的侵略，荣耀其参与者).</text:p>
      <text:p text:style-name="P4">
Розслідування проводили співробітники СБУ в Миколаївській області запроцесуального керівництва обласної прокуратури.</text:p>
      <text:p text:style-name="P4">
Джерело: <text:a xlink:type="simple" xlink:href="https://www.facebook.com/SecurSerUkraine/posts/pfbid0DzHeu4WQngZQbK787XNC4SNPSjYHXcMY5Hwe8SCH7yMeGoaun84Ri6JVUdg7kysel" text:style-name="Internet_20_link" text:visited-style-name="Visited_20_Internet_20_Link">
Служба безпекиУкраїни</text:a>
</text:p>
      <text:p text:style-name="P4">
News Source: <text:a xlink:type="simple" xlink:href="https://armyinform.com.ua/2023/06/27/8-rokiv-za-gratamy-provede-informator-fsb-yakyj-zlyvav-lokacziyi-zsu-poblyzu-mykolayeva/" text:style-name="Internet_20_link" text:visited-style-name="Visited_20_Internet_20_Link">
https://armyinform.com.ua/2023/06/27/8-rokiv-za-gratamy-provede-informator-fsb-yakyj-zlyvav-lokacziyi-zsu-poblyzu-mykolayeva/</text:a>
</text:p>
      <!--NEWS-->
      <text:h text:style-name="P10" text:outline-level="1">
<text:span text:style-name="T4">
联合国人权工作组的乌克兰代表团组织了一次致力于战俘的会议</text:span>
</text:h>
      <text:p text:style-name="P4">
作者: ['АРМІЯINFORM']</text:p>
      <text:p text:style-name="P4">
时间: 2023-06-27T56:00:00-04:00</text:p>
      <text:p text:style-name="P4">
描述: PID小时53-їROBOCHIU联合国霍尔尼耶代表团在Choli Z上的权利...与乌克兰2022年战争，与乌克兰的最新新闻，《与乌克兰新闻》的战争，今天与乌克兰2022年的新闻战争，乌克兰和俄罗斯之间的战争会发生当2022年与乌克兰与乌克兰的战争将在不久的将来与乌克兰发生战争，《与乌克兰与乌克兰的战争》，《今日乌克兰新闻》，乌克兰的新闻，乌克兰媒体的俄罗斯媒体</text:p>
      <text:p text:style-name="P4">
图片: ['<text:a xlink:type="simple" xlink:href="https://armyinform.com.ua/wp-content/uploads/2023/06/91f3f695-3178-46bc-9d0e-8622967f5d62.jpg" text:style-name="Internet_20_link" text:visited-style-name="Visited_20_Internet_20_Link">
91f3f695-3178-46bc-9d0e-8622967f5d62.jpg</text:a>
', '<text:a xlink:type="simple" xlink:href="https://armyinform.com.ua/wp-content/uploads/2023/06/ec462f54-2c4a-44a5-a1e9-df74c2246ddf.jpg" text:style-name="Internet_20_link" text:visited-style-name="Visited_20_Internet_20_Link">
ec462f54-2c4a-44a5-a1e9-df74c2246ddf.jpg</text:a>
']</text:p>
      <text:p text:style-name="P4">
标签: ['КООРДИНАЦІЙНИЙ ШТАБ З ПИТАНЬ ПОВОДЖЕННЯ З ВІЙСЬКОВОПОЛОНЕНИМИ', 'ООН']</text:p>
      <text:p text:style-name="P4">
类别: News</text:p>
      <!--METADATA-->
      <text:p text:style-name="P4">
<draw:frame draw:style-name="fr1" draw:name="Image243" text:anchor-type="as-char" svg:width="6.9236in" svg:height="5.1927in" draw:z-index="0">
<draw:image xlink:href="../Images/AРМІЯINFORM/2023-06-27T56-00-00-04-00/91f3f695-3178-46bc-9d0e-8622967f5d62.jpg" xlink:type="simple" xlink:show="embed" xlink:actuate="onLoad" draw:mime-type="image/jpeg"/>
</draw:frame>
在联合国人权组织第53届会议上，乌克兰代表团与协调总部的代表在乌克兰通过日内瓦的国际组织的协助下，在乌克兰的代表协助下组织了一次专门针对主题和囚犯的会议。</text:p>
      <text:p text:style-name="P4">
关于它<text:a xlink:type="simple" xlink:href="https://t.me/Koord_shtab/1340" text:style-name="Internet_20_link" text:visited-style-name="Visited_20_Internet_20_Link">
报告</text:a>
询问战俘的询问总部。</text:p>
      <text:p text:style-name="P4">
外交官和国际组织代表参加了会议。该活动是瑞士乌克兰社区的负责人。</text:p>
      <text:p text:style-name="P4">
Melody Miroslav Skoryk在瑞士的一部分是瑞士的一部分，由一位仍被囚禁的军事音乐家的音乐家和妻子表演。</text:p>
      <text:p text:style-name="P4">
还展示了儿童图纸的展览，即“我等你……”。 波兰，美国，英国，黑山，日本，佐治亚州和爱沙尼亚的大使表示支持。</text:p>
      <text:p text:style-name="P4">
<draw:frame draw:style-name="fr1" draw:name="Image244" text:anchor-type="as-char" svg:width="6.9236in" svg:height="5.1927in" draw:z-index="0">
<draw:image xlink:href="../Images/AРМІЯINFORM/2023-06-27T56-00-00-04-00/ec462f54-2c4a-44a5-a1e9-df74c2246ddf.jpg" xlink:type="simple" xlink:show="embed" xlink:actuate="onLoad" draw:mime-type="image/jpeg"/>
</draw:frame>
</text:p>
      <text:p text:style-name="P4">
News Source: <text:a xlink:type="simple" xlink:href="https://armyinform.com.ua/2023/06/27/ukrayinska-delegacziya-dlya-robochoyi-grupy-oon-z-prav-lyudyny-organizuvala-zustrich-prysvyachenu-vijskovopolonenym/" text:style-name="Internet_20_link" text:visited-style-name="Visited_20_Internet_20_Link">
https://armyinform.com.ua/2023/06/27/ukrayinska-delegacziya-dlya-robochoyi-grupy-oon-z-prav-lyudyny-organizuvala-zustrich-prysvyachenu-vijskovopolonenym/</text:a>
</text:p>
      <!--NEWS-->
      <text:h text:style-name="P10" text:outline-level="1">
<text:span text:style-name="T4">
空中国防军摧毁了2个有翼火箭和7个沙赫迪夫</text:span>
</text:h>
      <text:p text:style-name="P4">
作者: ['АРМІЯINFORM']</text:p>
      <text:p text:style-name="P4">
时间: 2023-06-27T57:00:00-04:00</text:p>
      <text:p text:style-name="P4">
描述: 关于ZSU的总部。 “ Rosiyskay的最后一世……与乌克兰2022年的战争，与乌克兰的战争是今天的最新消息，与乌克兰2022年的新闻战是今天的最后一场新闻，乌克兰和俄罗斯之间以及何时，乌克兰，何时会发生战争他们说，与乌克兰与乌克兰的战争将在不久的将来与乌克兰发生战争，他们说，今天与乌克兰的战争，今天的乌克兰新闻，乌克兰的新闻，乌克兰媒体在俄罗斯的乌克兰媒体</text:p>
      <text:p text:style-name="P4">
图片: ['<text:a xlink:type="simple" xlink:href="https://armyinform.com.ua/wp-content/uploads/2022/10/ppo.jpg" text:style-name="Internet_20_link" text:visited-style-name="Visited_20_Internet_20_Link">
ppo.jpg</text:a>
']</text:p>
      <text:p text:style-name="P4">
标签: ['STOPRUSSIA', 'АГРЕСІЯ РФ', 'ВІЙНА', 'ВТОРГНЕННЯ РФ', 'ГШ ЗСУ']</text:p>
      <text:p text:style-name="P4">
类别: News</text:p>
      <!--METADATA-->
      <text:p text:style-name="P4">
<draw:frame draw:style-name="fr1" draw:name="Image245" text:anchor-type="as-char" svg:width="6.9236in" svg:height="3.899934in" draw:z-index="0">
<draw:image xlink:href="../Images/AРМІЯINFORM/2023-06-27T57-00-00-04-00/ppo.jpg" xlink:type="simple" xlink:show="embed" xlink:actuate="onLoad" draw:mime-type="image/jpeg"/>
</draw:frame>
<text:span text:style-name="T4">
🔥俄罗斯入侵的情况</text:span>
</text:p>
      <text:p text:style-name="P4">
关于它<text:a xlink:type="simple" xlink:href="https://www.facebook.com/GeneralStaff.ua/posts/pfbid02wQoQcoJUEsv1sQGaTDPf6qzPZC5strMvUQ2Jyrim7yfBwoNG14DP2KemksVXUa5cl" text:style-name="Internet_20_link" text:visited-style-name="Visited_20_Internet_20_Link">
报告</text:a>
武装部队的总人员。</text:p>
      <text:p text:style-name="P4">
“在最后一天，俄罗斯侵略者尤其是乌克兰维多利姆的火箭和航空罢工，以及三枚使用C-300的防空导弹。SILS和防空系统以及两个挥舞的“机芯”火箭和7个“ shahd”类型的震动无人机被摧毁了，这是在信息中。</text:p>
      <text:p text:style-name="P4">
值得注意的是，敌人还以四环飞机身份不明的类型从北方的方向攻击(可能震惊)，边缘被摧毁。</text:p>
      <text:p text:style-name="P4">
News Source: <text:a xlink:type="simple" xlink:href="https://armyinform.com.ua/2023/06/27/sylamy-ppo-znyshheno-2-krylati-rakety-ta-7-shahediv/" text:style-name="Internet_20_link" text:visited-style-name="Visited_20_Internet_20_Link">
https://armyinform.com.ua/2023/06/27/sylamy-ppo-znyshheno-2-krylati-rakety-ta-7-shahediv/</text:a>
</text:p>
      <!--NEWS-->
      <text:h text:style-name="P10" text:outline-level="1">
<text:span text:style-name="T4">
Dmytro Kuleba和瑞典同事讨论了乌克兰对欧盟的加入和针对俄罗斯联邦的特别法庭的加入</text:span>
</text:h>
      <text:p text:style-name="P4">
作者: ['АРМІЯINFORM']</text:p>
      <text:p text:style-name="P4">
时间: 2023-06-27T58:00:00-04:00</text:p>
      <text:p text:style-name="P4">
描述: 执法机构的最小者Dmitro Kuleba Pid Rozmovi Hamismova Hamismova Harristral Secrouds ...与2022年与乌克兰的战争，与乌克兰的最新新闻，今天与乌克兰的新闻，今天与乌克兰的新闻进行战争，今天与乌克兰2022年的新闻战争，乌克兰和俄罗斯和俄罗斯之间的战争以及何时会有，何时，何时，，何时，，何时，，，，何时，，，，，何时，，，，何时，，，，何时，，，，，何时，，，，，何时，，，，，何时，，，，，何时，，，，，什么时候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4/kuleba.jpg" text:style-name="Internet_20_link" text:visited-style-name="Visited_20_Internet_20_Link">
kuleba.jpg</text:a>
']</text:p>
      <text:p text:style-name="P4">
标签: ['ВСТУП УКРАЇНИ ДО ЄС', 'ДМИТРО КУЛЕБА', 'СПЕЦТРИБУНАЛ ПРОТИ РФ']</text:p>
      <text:p text:style-name="P4">
类别: News</text:p>
      <!--METADATA-->
      <text:p text:style-name="P4">
<draw:frame draw:style-name="fr1" draw:name="Image246" text:anchor-type="as-char" svg:width="6.9236in" svg:height="3.891564in" draw:z-index="0">
<draw:image xlink:href="../Images/AРМІЯINFORM/2023-06-27T58-00-00-04-00/kuleba.jpg" xlink:type="simple" xlink:show="embed" xlink:actuate="onLoad" draw:mime-type="image/jpeg"/>
</draw:frame>
外交大臣杜米特罗·库莱巴(Dmytro Kuleba)讨论了加入欧盟的问题，并在与瑞典瑞典司法部长的对话中创建了针对俄罗斯罪行的特别杂志。</text:p>
      <text:p text:style-name="P4">
关于这个<text:a xlink:type="simple" xlink:href="https://twitter.com/DmytroKuleba/status/1673654234191994887" text:style-name="Internet_20_link" text:visited-style-name="Visited_20_Internet_20_Link">
被引用</text:a>
在他的Twitter中。</text:p>
      <text:p text:style-name="P4">
“由于北约峰会即将在维尔纽斯接近，所以我希望瑞典能够完成课程。 我还重复呼吁对乌克兰北约成员做出决定性的政治决定。”</text:p>
      <text:p text:style-name="P4">
此前，Dmytro Kuleba在与外交事务部长Estonia Margus Tsakhkn的对话中<text:a xlink:type="simple" xlink:href="https://armyinform.com.ua/2023/06/27/dmytro-kuleba-podyakuvav-estoniyi-za-pidtrymku-dodatkovogo-finansuvannya-yes-dlya-vijskovoyi-dopomogy/" text:style-name="Internet_20_link" text:visited-style-name="Visited_20_Internet_20_Link">
谢谢</text:a>
该国是为了支持契据额外的欧盟资金。</text:p>
      <text:p text:style-name="P4">
News Source: <text:a xlink:type="simple" xlink:href="https://armyinform.com.ua/2023/06/27/dmytro-kuleba-zi-shvedskym-kolegoyu-obgovoryv-vstup-ukrayiny-do-yes-ta-specztrybunal-proty-rf/" text:style-name="Internet_20_link" text:visited-style-name="Visited_20_Internet_20_Link">
https://armyinform.com.ua/2023/06/27/dmytro-kuleba-zi-shvedskym-kolegoyu-obgovoryv-vstup-ukrayiny-do-yes-ta-specztrybunal-proty-rf/</text:a>
</text:p>
      <!--NEWS-->
      <text:h text:style-name="P10" text:outline-level="1">
<text:span text:style-name="T4">
关于人类单位的失踪</text:span>
</text:h>
      <text:p text:style-name="P4">
作者: ['АРМІЯINFORM']</text:p>
      <text:p text:style-name="P4">
时间: 2023-06-27T59:00:00-04:00</text:p>
      <text:p text:style-name="P4">
描述: 在协调的总部，Zustinich Zustinov是Biitsyv Kremey Girsko-Schurmovo ...与2022年乌克兰的战争，与乌克兰的最新新闻战争，乌克兰新闻2022是今天的最后一场，将在乌克兰和俄罗斯和俄罗斯之间进行战争与乌克兰的战争将是不久的</text:p>
      <text:p text:style-name="P4">
图片: ['<text:a xlink:type="simple" xlink:href="https://armyinform.com.ua/wp-content/uploads/2023/05/ksh5-1.jpg" text:style-name="Internet_20_link" text:visited-style-name="Visited_20_Internet_20_Link">
ksh5-1.jpg</text:a>
']</text:p>
      <text:p text:style-name="P4">
标签: ['STOPRUSSIA', 'АГРЕСІЯ РФ', 'ВІЙСЬКОВОПОЛОНЕНІ', 'ВТОРГНЕННЯ РФ', 'КООРДИНАЦІЙНИЙ ШТАБ З ПИТАНЬ ПОВОДЖЕННЯ З ВІЙСЬКОВОПОЛОНЕНИМИ', 'СОЦЗАХИСТ ПІД ЧАС ВІЙНИ']</text:p>
      <text:p text:style-name="P4">
类别: News</text:p>
      <!--METADATA-->
      <text:p text:style-name="P4">
<draw:frame draw:style-name="fr1" draw:name="Image247" text:anchor-type="as-char" svg:width="6.9236in" svg:height="4.011043in" draw:z-index="0">
<draw:image xlink:href="../Images/AРМІЯINFORM/2023-06-27T59-00-00-04-00/ksh5-1.jpg" xlink:type="simple" xlink:show="embed" xlink:actuate="onLoad" draw:mime-type="image/jpeg"/>
</draw:frame>
协调总部会见了一个单独的山和突击跨汽车旅的士兵家族。 协调总部的代表回答了囚犯的亲戚和山步兵失踪的问题。</text:p>
      <text:p text:style-name="P4">
关于它<text:a xlink:type="simple" xlink:href="https://t.me/Koord_shtab/1331" text:style-name="Internet_20_link" text:visited-style-name="Visited_20_Internet_20_Link">
报告</text:a>
询问战俘的询问总部。</text:p>
      <text:p text:style-name="P4">
军人家庭抱怨与军队的沟通不当。 根据总部的说法，一个人失踪后，军方将不得不向家庭成员发出有关服务调查结果的通知。 有关其他文件，亲戚必须通过人员配备和社会支持中心向军事部门提出相关请求(TCC和SP).</text:p>
      <text:p text:style-name="P4">
Частина запитань стосувалася повернення тіл загиблих військовослужбовців. Засловами представника штабу, цим питанням опікується, зокрема, ОфісУповноваженого з питань осіб, зниклих безвісти за особливих обставин. Офісведе спеціальну інтерактивну мапу, де відображені локації ймовірних похованьтіл загиблих захисників. Після деокупації території та її розмінуванняспеціальні групи починають пошукові роботи на конкретних локаціях.</text:p>
      <text:p text:style-name="P4">
Окремо обговорили питання грошового забезпечення, яке передбачене родинамполонених і зниклих безвісти оборонців, а також комунікацію зі слідчимиНаціональної поліції України.</text:p>
      <text:p text:style-name="P4">
News Source: <text:a xlink:type="simple" xlink:href="https://armyinform.com.ua/2023/06/27/pro-znyknennya-lyudyny-vijskova-chastyna-nadsylaye-ridnym-spovishhennya-za-rezultatamy-sluzhbovogo-rozsliduvannya/" text:style-name="Internet_20_link" text:visited-style-name="Visited_20_Internet_20_Link">
https://armyinform.com.ua/2023/06/27/pro-znyknennya-lyudyny-vijskova-chastyna-nadsylaye-ridnym-spovishhennya-za-rezultatamy-sluzhbovogo-rozsliduvannya/</text:a>
</text:p>
      <!--NEWS-->
      <text:h text:style-name="P10" text:outline-level="1">
<text:span text:style-name="T4">
犹太人Dankanich在欧洲大师赛中赢得了黄金</text:span>
</text:h>
      <text:p text:style-name="P4">
作者: Ukrinform (Person)</text:p>
      <text:p text:style-name="P4">
出版商: Укринформ (Organization)</text:p>
      <text:p text:style-name="P4">
出版时间: 2023-06-27T5:37:54+03:00</text:p>
      <text:p text:style-name="P4">
修改时间: 2023-06-27T22:37:54+03:00</text:p>
      <text:p text:style-name="P4">
描述: 乌克兰Mykola Dankanich成为芬兰小镇坦佩雷（Tampere）的欧洲柔道运动会的冠军。  - 乌克林。</text:p>
      <text:p text:style-name="P4">
图片: ['<text:a xlink:type="simple" xlink:href="https://static.ukrinform.com/photos/2023_06/thumb_files/630_360_1687894575-670.jpg" text:style-name="Internet_20_link" text:visited-style-name="Visited_20_Internet_20_Link">
630_360_16878...</text:a>
']</text:p>
      <text:p text:style-name="P4">
标签: ['Дзюдо']</text:p>
      <text:p text:style-name="P4">
类型: Article</text:p>
      <!--METADATA-->
      <text:p text:style-name="P4">
<draw:frame draw:style-name="fr1" draw:name="Image248" text:anchor-type="as-char" svg:width="6.9236in" svg:height="3.956343in" draw:z-index="0">
<draw:image xlink:href="../Images/yкринформ/2023-06-27T5-37-54-03-00/630_360_1687894575-670.jpg" xlink:type="simple" xlink:show="embed" xlink:actuate="onLoad" draw:mime-type="image/jpeg"/>
</draw:frame>
乌克兰丹卡尼奇(Dankanich)成为芬兰商业坦佩雷(Tampere)的欧洲柔道大师比赛的拥护者。</text:p>
      <text:p text:style-name="P4">
作为报告<text:a xlink:type="simple" xlink:href="https://ukrainejudo.com/news/4270-mikola-dankanich-chempion-evropejskikh-igor-majstriv" text:style-name="Internet_20_link" text:visited-style-name="Visited_20_Internet_20_Link">
新闻服务</text:a>
乌克兰柔道联合会(FDA)，在这些比赛中，乌克兰的唯一代表Mykola Dankanych赢得了M6类别的Zolotoagorod(重量高达66公斤)，报道乌克林福姆。</text:p>
      <text:p text:style-name="P4">
乌克兰人参加了M5-M8综合部门的一个圆形系统，其中两次来自英国和荷兰的竞争对手的胜利，这是来自捷克共和国捷克共和国的一名退伍军人。</text:p>
      <text:p text:style-name="P4">
根据这些决斗的结果，Dankanich成为合并部门的第二名，在他的年龄M6中获得了黄金奖。</text:p>
      <text:p text:style-name="P4">
欧洲大师冠军的头衔是由29种类型的退伍军人扮演的。</text:p>
      <text:p text:style-name="P4">
<text:span text:style-name="T4">
另请阅读：</text:span>
 <text:a xlink:type="simple" xlink:href="https://www.ukrinform.ua/rubric-sports/3721249-ukrainski-dzudoisti-zdobuli-5-medalej-na-cempionati-evropi-sered-veteraniv.html" text:style-name="Internet_20_link" text:visited-style-name="Visited_20_Internet_20_Link">
乌克兰犹太教徒在退伍军人锦标赛上获得5枚奖牌</text:a>
应当指出的是，最近尼古拉·丹卡尼奇(Nikolai Dankanich)赢得了在斯洛文尼亚podm举行的退伍军人中获得冠军的银奖。</text:p>
      <text:p text:style-name="P4">
照片：ukrainejudo.com。</text:p>
      <text:p text:style-name="P4">
News Source: <text:a xlink:type="simple" xlink:href="https://www.ukrinform.ua/rubric-sports/3728544-dzudoist-dankanic-zdobuv-zoloto-na-evropejskih-igrah-majstriv.html" text:style-name="Internet_20_link" text:visited-style-name="Visited_20_Internet_20_Link">
https://www.ukrinform.ua/rubric-sports/3728544-dzudoist-dankanic-zdobuv-zoloto-na-evropejskih-igrah-majstriv.html</text:a>
</text:p>
      <!--NEWS-->
      <text:h text:style-name="P10" text:outline-level="1">
<text:span text:style-name="T4">
在乌克兰的15个月战争中，俄罗斯在’中处决了77名平民；</text:span>
</text:h>
      <text:p text:style-name="P4">
作者: ['АРМІЯINFORM']</text:p>
      <text:p text:style-name="P4">
时间: 2023-06-27T60:00:00-04:00</text:p>
      <text:p text:style-name="P4">
描述: 罗西亚（Rosia）击中了77隔音V'yazinv，在乌克兰绘制了一百位和平的居民。 关于这项工作...与乌克兰2022年的战争，与乌克兰的战争是今天的最新消息，与乌克兰2022的战争是今天的最后一场新闻，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3/03/bucha-1.jpg" text:style-name="Internet_20_link" text:visited-style-name="Visited_20_Internet_20_Link">
bucha-1.jpg</text:a>
']</text:p>
      <text:p text:style-name="P4">
标签: ['АГРЕСІЯ РФ', 'ВТОРГНЕННЯ РФ', 'ООН', 'ПОРУШЕННЯ ЗАКОНІВ ТА ЗВИЧАЇВ ВІЙНИ']</text:p>
      <text:p text:style-name="P4">
类别: News</text:p>
      <!--METADATA-->
      <text:p text:style-name="P4">
<draw:frame draw:style-name="fr1" draw:name="Image249" text:anchor-type="as-char" svg:width="6.9236in" svg:height="3.894525in" draw:z-index="0">
<draw:image xlink:href="../Images/AРМІЯINFORM/2023-06-27T60-00-00-04-00/bucha-1.jpg" xlink:type="simple" xlink:show="embed" xlink:actuate="onLoad" draw:mime-type="image/jpeg"/>
</draw:frame>
俄罗斯处决了77名民间囚犯，并在乌克兰拘留了数百名平民。</text:p>
      <text:p text:style-name="P4">
关于这个<text:a xlink:type="simple" xlink:href="https://www.ohchr.org/sites/default/files/2023-06/2023-06-27-Ukraine-thematic-report-detention-ENG.pdf" text:style-name="Internet_20_link" text:visited-style-name="Visited_20_Internet_20_Link">
被引用</text:a>
在联合国报告中。</text:p>
      <text:p text:style-name="P4">
此外，还记录了864多例非法拘留案件，其中许多也等同于暴力失踪。</text:p>
      <text:p text:style-name="P4">
“当我们是俄罗斯联邦的分区时，我们已经记录了77名平民的总执行，”人权监督任务主席Matilda Boyner说。</text:p>
      <text:p text:style-name="P4">
她澄清说，由于酷刑，不人道的拘留条件和拒绝提供帮助，有72名男性和5名妇女死亡。</text:p>
      <text:p text:style-name="P4">
News Source: <text:a xlink:type="simple" xlink:href="https://armyinform.com.ua/2023/06/27/za-15-misyacziv-vijny-v-ukrayini-rosiya-stratyla-77-czyvilnyh-vyazniv-oon/" text:style-name="Internet_20_link" text:visited-style-name="Visited_20_Internet_20_Link">
https://armyinform.com.ua/2023/06/27/za-15-misyacziv-vijny-v-ukrayini-rosiya-stratyla-77-czyvilnyh-vyazniv-oon/</text:a>
</text:p>
      <!--NEWS-->
      <text:h text:style-name="P10" text:outline-level="1">
<text:span text:style-name="T4">
39 Avibombs在过去的一天中中立了烟火技术</text:span>
</text:h>
      <text:p text:style-name="P4">
作者: ['АРМІЯINFORM']</text:p>
      <text:p text:style-name="P4">
时间: 2023-06-27T61:00:00-04:00</text:p>
      <text:p text:style-name="P4">
描述: Utzvychi Situstovsiy的Kirotrozhyniy的长期服务，与2022年乌克兰的战争，与乌克兰的战争是今天的最新新闻，《与乌克兰2022年的新闻战》，今天将在乌克兰和俄罗斯和俄罗斯和俄罗斯和俄罗斯和俄罗斯和俄罗斯之间发生一场战争当他们在不久的将来与乌克兰与乌克兰发生战争时，与乌克兰的战争是否会在不久的将来发生战争时，他们说，与乌克兰的战争，今天的乌克兰新闻，乌克兰的新闻，乌克兰媒体在俄罗斯的乌克兰新闻</text:p>
      <text:p text:style-name="P4">
图片: ['<text:a xlink:type="simple" xlink:href="https://armyinform.com.ua/wp-content/uploads/2023/02/rozminuvannya.jpg" text:style-name="Internet_20_link" text:visited-style-name="Visited_20_Internet_20_Link">
rozminuvannya.jpg</text:a>
']</text:p>
      <text:p text:style-name="P4">
标签: ['ДСНС УКРАЇНИ', 'РОЗМІНУВАННЯ']</text:p>
      <text:p text:style-name="P4">
类别: News</text:p>
      <!--METADATA-->
      <text:p text:style-name="P4">
<draw:frame draw:style-name="fr1" draw:name="Image250" text:anchor-type="as-char" svg:width="6.9236in" svg:height="3.89773in" draw:z-index="0">
<draw:image xlink:href="../Images/AРМІЯINFORM/2023-06-27T61-00-00-04-00/rozminuvannya.jpg" xlink:type="simple" xlink:show="embed" xlink:actuate="onLoad" draw:mime-type="image/jpeg"/>
</draw:frame>
说明性照片</text:p>
      <text:p text:style-name="P4">
白天，乌克兰州政府服务的烟火部队针对非凡的情况<text:span text:style-name="T4">
 137次</text:span>
参与执行Demining任务。</text:p>
      <text:p text:style-name="P4">
关于它<text:a xlink:type="simple" xlink:href="https://dsns.gov.ua/uk/news/nadzvicaini-podiyi/informaciia-shhodo-diialnosti-pirotexnicnix-pidrozdiliv-dsns-133" text:style-name="Internet_20_link" text:visited-style-name="Visited_20_Internet_20_Link">
报告</text:a>
乌克兰的Sesu。</text:p>
      <text:p text:style-name="P4">
烟火单元揭示，扣押和处置<text:span text:style-name="T4">
 322222- hazazardos </text:span>
，包括<text:span text:style-name="T4">
 39架飞机炸弹</text:span>
，36.2公顷。</text:p>
      <text:p text:style-name="P4">
最常工作的烟火单元工作：在哈尔基夫地区19 724次，基辅地区-8 519，顿涅茨克地区-6 296，Mykolaiv地区-5 271，Kherson地区-5 846，Chernihiv地区 -  Chernihiv地区-4 742区域-1 122。</text:p>
      <text:p text:style-name="P4">
参考：自大规模军事入侵俄罗斯联邦以来，乌克兰领土已被处置<text:span text:style-name="T4">
 405 107灭火物</text:span>
和2 891千克爆炸性物质，尤其是<text:span text:style-name="T4">
 3 043 Aviation炸弹</text:span>
。 调查了90多个596公顷的领土。</text:p>
      <text:p text:style-name="P4">
我们想提醒您，如果您发现与火箭或火箭残骸类似的可疑物体，绝对可以触摸自己的发现，不要让它疲倦。 和：</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News Source: <text:a xlink:type="simple" xlink:href="https://armyinform.com.ua/2023/06/27/39-aviabomb-zneshkodyly-pirotehniky-za-mynulu-dobu/" text:style-name="Internet_20_link" text:visited-style-name="Visited_20_Internet_20_Link">
https://armyinform.com.ua/2023/06/27/39-aviabomb-zneshkodyly-pirotehniky-za-mynulu-dobu/</text:a>
</text:p>
      <!--NEWS-->
      <text:h text:style-name="P10" text:outline-level="1">
<text:span text:style-name="T4">
在门户方面，将能够获得海员的合格文件</text:span>
</text:h>
      <text:p text:style-name="P4">
作者: ['АРМІЯINFORM']</text:p>
      <text:p text:style-name="P4">
时间: 2023-06-27T62:00:00-04:00</text:p>
      <text:p text:style-name="P4">
描述: otrimannya kovalifees is ynon -fevere的水手文件将访问门户...与乌克兰2022年的战争，与乌克兰与乌克兰的最新新闻，今天与乌克兰2022年的新闻战争，今天上次与乌克兰的新闻战争，乌克兰和俄罗斯之间的战争是否会在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2/03/diya.jpg" text:style-name="Internet_20_link" text:visited-style-name="Visited_20_Internet_20_Link">
diya.jpg</text:a>
']</text:p>
      <text:p text:style-name="P4">
标签: ['ДІЯ', 'МІНЦИФРИ']</text:p>
      <text:p text:style-name="P4">
类别: News</text:p>
      <!--METADATA-->
      <text:p text:style-name="P4">
<draw:frame draw:style-name="fr1" draw:name="Image251" text:anchor-type="as-char" svg:width="6.9236in" svg:height="3.642416in" draw:z-index="0">
<draw:image xlink:href="../Images/AРМІЯINFORM/2023-06-27T62-00-00-04-00/diya.jpg" xlink:type="simple" xlink:show="embed" xlink:actuate="onLoad" draw:mime-type="image/jpeg"/>
</draw:frame>
获得海员的合格文件很快就会出售。</text:p>
      <text:p text:style-name="P4">
关于它<text:a xlink:type="simple" xlink:href="https://thedigital.gov.ua/news/bez-papirtsiv-ta-khabariv-na-portali-diya-mozhna-bude-otrimati-kvalifikatsiyni-dokumenti-dlya-moryakiv-doluchaytesya-do-beta-testu" text:style-name="Internet_20_link" text:visited-style-name="Visited_20_Internet_20_Link">
报告</text:a>
Minzifra新闻服务部。</text:p>
      <text:p text:style-name="P4">
声明说：“这是该领域的第一项服务，将消除腐败并完全改变水手和导航管理之间的预处理方法。”</text:p>
      <text:p text:style-name="P4">
为海员提供合格文件是导航领域大型数字转换范围的第一个。</text:p>
      <text:p text:style-name="P4">
“早些时候，带有水手文件的登记册掌握在私人手中，这消耗了腐败的风险。 通过或接收文件，原告通常伴随着私人公司的腐败计划。 该部的腐败水平每年高达1.5亿美元。”</text:p>
      <text:p text:style-name="P4">
球体的数字化将有助于克服腐败并增加对预算的接受。 水手不必访问政府机构或被迫转换为私人公司来获取合格文件。</text:p>
      <text:p text:style-name="P4">
在门户网站上，该操作将能够申请收据：</text:p>
      <text:p text:style-name="P4">
<text:span text:style-name="T5">
专业文凭(能力证书)并向他确认(代言); </text:span>
能力证书； <text:span text:style-name="T5">
确认能力证书； </text:span>
专家的专家证书。</text:p>
      <text:p text:style-name="P4">
很快，部长将启动Beta的服务测试，该测试将能够参与：</text:p>
      <text:p text:style-name="P4">
<text:span text:style-name="T5">
海上二战的毕业生； </text:span>
具有适当教育，头衔和资格的海船和混合游泳船的水手队长或司令。</text:p>
      <text:p text:style-name="P4">
测试注册在[链接]继续进行(https://t.me/diia_beta_bot?start=home).</text:p>
      <text:p text:style-name="P4">
News Source: <text:a xlink:type="simple" xlink:href="https://armyinform.com.ua/2023/06/27/na-portali-diya-mozhna-bude-otrymaty-kvalifikaczijni-dokumenty-dlya-moryakiv/" text:style-name="Internet_20_link" text:visited-style-name="Visited_20_Internet_20_Link">
https://armyinform.com.ua/2023/06/27/na-portali-diya-mozhna-bude-otrymaty-kvalifikaczijni-dokumenty-dlya-moryakiv/</text:a>
</text:p>
      <!--NEWS-->
      <text:h text:style-name="P10" text:outline-level="1">
<text:span text:style-name="T4">
协调员：俄罗斯联邦的每次交换囚犯是乌克兰特殊服务的单独行动</text:span>
</text:h>
      <text:p text:style-name="P4">
作者: ['АРМІЯINFORM']</text:p>
      <text:p text:style-name="P4">
时间: 2023-06-27T63:00:00-04:00</text:p>
      <text:p text:style-name="P4">
描述: 在协调的总部，Zustinich Zustinch与Rodinov的不请自来在一起，正在全面展开...与乌克兰2022年的战争，与乌克兰的最新消息，今天与乌克兰2022年的新闻战争，今天，乌克兰和俄罗斯和俄罗斯，俄罗斯，俄罗斯，俄罗斯，俄罗斯，俄罗斯的战争都会他们说，当2022年与乌克兰的战争在2022年是否有一年的战争时，他们会在不久的将来与乌克兰战争，他们说，与乌克兰的战争，今天的乌克兰新闻，乌克兰的新闻，乌克兰媒体的俄罗斯媒体</text:p>
      <text:p text:style-name="P4">
图片: ['<text:a xlink:type="simple" xlink:href="https://armyinform.com.ua/wp-content/uploads/2023/06/2f8c67ea-e5c3-44b1-a05e-46a6438ce339.jpg" text:style-name="Internet_20_link" text:visited-style-name="Visited_20_Internet_20_Link">
2f8c67ea-e5c3-44b1-a05e-46a6438ce339.jpg</text:a>
']</text:p>
      <text:p text:style-name="P4">
标签: ['ВІЙСЬКОВОПОЛОНЕНІ', 'КООРДИНАЦІЙНИЙ ШТАБ', 'ОБМІН ПОЛОНЕНИМИ']</text:p>
      <text:p text:style-name="P4">
类别: News</text:p>
      <!--METADATA-->
      <text:p text:style-name="P4">
<draw:frame draw:style-name="fr1" draw:name="Image252" text:anchor-type="as-char" svg:width="6.9236in" svg:height="3.888755in" draw:z-index="0">
<draw:image xlink:href="../Images/AРМІЯINFORM/2023-06-27T63-00-00-04-00/2f8c67ea-e5c3-44b1-a05e-46a6438ce339.jpg" xlink:type="simple" xlink:show="embed" xlink:actuate="onLoad" draw:mime-type="image/jpeg"/>
</draw:frame>
协调总部会见了以米哈伊尔·比利恩斯基(Mikhail Bilynsky)命名的独立海军陆战队军事人员失踪人员的家人。 本地和近亲捍卫者对回收交换算法感兴趣。</text:p>
      <text:p text:style-name="P4">
关于它<text:a xlink:type="simple" xlink:href="https://t.me/Koord_shtab/1334" text:style-name="Internet_20_link" text:visited-style-name="Visited_20_Internet_20_Link">
报告</text:a>
询问战俘的询问总部。</text:p>
      <text:p text:style-name="P4">
协调总部解释说，侵略者国家没有授权的结构来交换战俘，因此每次交易所都是乌克兰特殊服务的单独操作。 在这种情况下，不可能谈论明确定义的算法。</text:p>
      <text:p text:style-name="P4">
专家还指出，根据“不全部”原则，交流的工作很慢，但是正在移动。</text:p>
      <text:p text:style-name="P4">
“我们已经采取了主动权，并在没有五个条件的情况下给了俄罗斯人。 反过来，他们后来发挥了自己的主动性。 但是，这并不意味着，如果我们明天有条件地给他们一百人受伤，我们将获得相同的数量。 目前没有保证。”专家说。</text:p>
      <text:p text:style-name="P4">
协调总部还提请注意以下事实：我们的捍卫者和捍卫者被囚禁的劣势是公开的，即使是近亲也可以提供。 同时，总部可以将囚犯维护的部门通知部门 - 此类数据将显示在个人办公室。 员工专家试图跟踪囚犯在俄罗斯的行动，但总是有可能及时准确地进行。</text:p>
      <text:p text:style-name="P4">
总部代表强调说：“有时甚至他们的国防部也不知道一个人在哪里。”</text:p>
      <text:p text:style-name="P4">
协调人员还强调，敌人继续进行有关政府亲戚的信息和心理特殊行动。 尤其是，俄罗斯人故意传播了在特定殖民地中的防守者交集的信息，尽管实际上并非如此。</text:p>
      <text:p text:style-name="P4">
协调总部再次强调只需要使用授权人员和机构的官方信息。</text:p>
      <text:p text:style-name="P4">
News Source: <text:a xlink:type="simple" xlink:href="https://armyinform.com.ua/2023/06/27/koordynaczijnyj-shtab-kozhen-obmin-polonenymy-z-rf-cze-okrema-operacziya-ukrayinskyh-speczsluzhb/" text:style-name="Internet_20_link" text:visited-style-name="Visited_20_Internet_20_Link">
https://armyinform.com.ua/2023/06/27/koordynaczijnyj-shtab-kozhen-obmin-polonenymy-z-rf-cze-okrema-operacziya-ukrayinskyh-speczsluzhb/</text:a>
</text:p>
      <!--NEWS-->
      <text:h text:style-name="P10" text:outline-level="1">
<text:span text:style-name="T4">
Azovstali的封闭式后卫会见了协调总部的代表</text:span>
</text:h>
      <text:p text:style-name="P4">
作者: ['АРМІЯINFORM']</text:p>
      <text:p text:style-name="P4">
时间: 2023-06-27T64:00:00-04:00</text:p>
      <text:p text:style-name="P4">
描述: 在协调的总部，Zustych是主动“ Zhinki Zi stali”的所在地。 PID ...与乌克兰2022年的战争，与乌克兰的最新新闻，今天与乌克兰的新闻战争，今天的最后一次战争，将在乌克兰和俄罗斯之间发生战争，当2022年与乌克兰的战争将是他们说，在不久的将来与乌克兰发动了战争</text:p>
      <text:p text:style-name="P4">
图片: ['<text:a xlink:type="simple" xlink:href="https://armyinform.com.ua/wp-content/uploads/2023/06/47f4490c-8f1d-496b-8004-e4c0c24b636f.jpg" text:style-name="Internet_20_link" text:visited-style-name="Visited_20_Internet_20_Link">
47f4490c-8f1d-496b-8004-e4c0c24b636f.jpg</text:a>
']</text:p>
      <text:p text:style-name="P4">
标签: ['АЗОВСТАЛЬ', 'ЖІНКИ ЗІ СТАЛІ', 'КООРДИНАЦІЙНИЙ ШТАБ З ПИТАНЬ ПОВОДЖЕННЯ З ВІЙСЬКОВОПОЛОНЕНИМИ']</text:p>
      <text:p text:style-name="P4">
类别: News</text:p>
      <!--METADATA-->
      <text:p text:style-name="P4">
<draw:frame draw:style-name="fr1" draw:name="Image253" text:anchor-type="as-char" svg:width="6.9236in" svg:height="3.882986in" draw:z-index="0">
<draw:image xlink:href="../Images/AРМІЯINFORM/2023-06-27T64-00-00-04-00/47f4490c-8f1d-496b-8004-e4c0c24b636f.jpg" xlink:type="simple" xlink:show="embed" xlink:actuate="onLoad" draw:mime-type="image/jpeg"/>
</draw:frame>
协调员举行了与非政府组织“女性Zistalal”活动的活动的会议。 在会议期间，亚齐夫的亲戚关注了最快创建国家军事纪念公墓的需要，这是埋葬堕落的捍卫者和捍卫者的地方。</text:p>
      <text:p text:style-name="P4">
关于它<text:a xlink:type="simple" xlink:href="https://t.me/Koord_shtab/1349" text:style-name="Internet_20_link" text:visited-style-name="Visited_20_Internet_20_Link">
报告</text:a>
询问战俘的询问总部。</text:p>
      <text:p text:style-name="P4">
关于此，会议的参与者被提交给总统办公室的代表，要求采用该项目“关于乌克兰立法法案修正案的法律，以安置国家军事纪念公墓在Kyiv市“ 2023年5月2日的9240号”。</text:p>
      <text:p text:style-name="P4">
此外，非政府组织的“钢铁妇女”的成员强调，需要规范从被囚禁中解放的后卫进行进一步服兵役的问题。</text:p>
      <text:p text:style-name="P4">
News Source: <text:a xlink:type="simple" xlink:href="https://armyinform.com.ua/2023/06/27/blyzki-oboroncziv-azovstali-zustrilysya-z-predstavnykamy-koordynaczijnogo-shtabu/" text:style-name="Internet_20_link" text:visited-style-name="Visited_20_Internet_20_Link">
https://armyinform.com.ua/2023/06/27/blyzki-oboroncziv-azovstali-zustrilysya-z-predstavnykamy-koordynaczijnogo-shtabu/</text:a>
</text:p>
      <!--NEWS-->
      <text:h text:style-name="P10" text:outline-level="1">
<text:span text:style-name="T4">
24,000名乌克兰军队接受了Eumam乌克兰任务的一部分培训</text:span>
</text:h>
      <text:p text:style-name="P4">
作者: ['АРМІЯINFORM']</text:p>
      <text:p text:style-name="P4">
时间: 2023-06-27T65:00:00-04:00</text:p>
      <text:p text:style-name="P4">
描述: 在Viiskovo的框架上，Eumam乌克兰的子公司通过了《 the tygogogust 24 Tysyachi ...与乌克兰2022年的战争》，与乌克兰的战争是今天的最新消息，今天与乌克兰的新闻战争是2022年的新闻战争，这是今天的最后一场。乌克兰和俄罗斯之间以及2022年与乌克兰的战争之间发生战争乌克兰新闻在俄罗斯的乌克兰媒体</text:p>
      <text:p text:style-name="P4">
图片: ['<text:a xlink:type="simple" xlink:href="https://armyinform.com.ua/wp-content/uploads/2023/06/ukrainian_soldiers.jpg" text:style-name="Internet_20_link" text:visited-style-name="Visited_20_Internet_20_Link">
ukrainian_soldiers.jpg</text:a>
']</text:p>
      <text:p text:style-name="P4">
标签: ['EUMAM UKRAINE', 'ВІЙСЬКОВА ПІДГОТОВКА', 'ЖОЗЕП БОРРЕЛЬ', 'НАВЧАННЯ І ТРЕНУВАННЯ']</text:p>
      <text:p text:style-name="P4">
类别: News</text:p>
      <!--METADATA-->
      <text:p text:style-name="P4">
<draw:frame draw:style-name="fr1" draw:name="Image254" text:anchor-type="as-char" svg:width="6.9236in" svg:height="3.894525in" draw:z-index="0">
<draw:image xlink:href="../Images/AРМІЯINFORM/2023-06-27T65-00-00-04-00/ukrainian_soldiers.jpg" xlink:type="simple" xlink:show="embed" xlink:actuate="onLoad" draw:mime-type="image/jpeg"/>
</draw:frame>
作为军事辅助任务的一部分<text:a xlink:type="simple" xlink:href="https://armyinform.com.ua/2022/11/15/rada-yes-oficzijno-ogolosyla-pro-pochatok-vijskovoyi-dopomizhnoyi-misiyi-dlya-ukrayiny/" text:style-name="Internet_20_link" text:visited-style-name="Visited_20_Internet_20_Link">
Eumamukraine</text:a>
24000名乌克兰武装部队的军人接受了培训。</text:p>
      <text:p text:style-name="P4">
关于它<text:a xlink:type="simple" xlink:href="https://www.eeas.europa.eu/eeas/foreign-affairs-council-press-remarks-high-representative-josep-borrell-press-conference-1_en" text:style-name="Internet_20_link" text:visited-style-name="Visited_20_Internet_20_Link">
陈述</text:a>
欧洲外交政策与安全政策的高度代表约瑟夫·博雷尔(Josep Borrel)。</text:p>
      <text:p text:style-name="P4">
“目标是30000(<text:span text:style-name="T5">
准备军事</text:span>
- <text:span text:style-name="T5">
- ed .</text:span>
)这将在今年年底之前实现。” Josep Borrel说。</text:p>
      <text:p text:style-name="P4">
他还强调，即使从长远来看，欧盟国家对乌克兰的支持也是显而易见的。</text:p>
      <text:p text:style-name="P4">
“我们将发挥作用，以确保长期的维格安全保证，以帮助乌克兰保护自己，限制可能的未来侵略并抵制试图破坏稳定的企图。 我们继续保留军事援助(<text:span text:style-name="T5">
 sochnium我们国防行业的能力增加</text:span>
- ed ._)通过教育任务和技术转移，” Josep Borrel说。</text:p>
      <text:p text:style-name="P4">
我们将提醒，早些时候，Zzepe Borrel的欧洲外交政策与安全政策的高度代表<text:a xlink:type="simple" xlink:href="https://armyinform.com.ua/2023/06/26/yevrosoyuz-zatverdyv-vydilennya-e35-mlrd-vijskovoyi-pidtrymky-dlya-ukrayiny/" text:style-name="Internet_20_link" text:visited-style-name="Visited_20_Internet_20_Link">
报告</text:a>
外交部长议会批准了欧洲和平基金的军事援助的增加，乌克兰为35亿欧元。</text:p>
      <text:p text:style-name="P4">
News Source: <text:a xlink:type="simple" xlink:href="https://armyinform.com.ua/2023/06/27/24-tysyachi-ukrayinskyh-vijskovyh-projshly-pidgotovku-v-ramkah-misiyi-eumam-ukraine/" text:style-name="Internet_20_link" text:visited-style-name="Visited_20_Internet_20_Link">
https://armyinform.com.ua/2023/06/27/24-tysyachi-ukrayinskyh-vijskovyh-projshly-pidgotovku-v-ramkah-misiyi-eumam-ukraine/</text:a>
</text:p>
      <!--NEWS-->
      <text:h text:style-name="P10" text:outline-level="1">
<text:span text:style-name="T4">
在利马，“首席工程师罗斯纳戈”被拘留</text:span>
</text:h>
      <text:p text:style-name="P4">
作者: ['АРМІЯINFORM']</text:p>
      <text:p text:style-name="P4">
时间: 2023-06-27T66:00:00-04:00</text:p>
      <text:p text:style-name="P4">
描述: “ Golovye Inszhener Rosenergo”的Lyman病，Yakiy Viddlyching Mirnahu Vid ...与乌克兰2022年的战争，与乌克兰与乌克兰的最新新闻，今天与乌克兰2022年的新闻战争，今天上次与乌克兰的新闻战争，乌克兰和俄罗斯和俄罗斯和俄罗斯和俄罗斯和俄罗斯之间的战争将会发生他们说，乌克兰在2022年与乌克兰的战争将在不久的将来与乌克兰进行战争，他们说，与乌克兰的战争，今天的乌克兰新闻，乌克兰的新闻，乌克兰媒体在俄罗斯的乌克兰新闻</text:p>
      <text:p text:style-name="P4">
图片: ['<text:a xlink:type="simple" xlink:href="https://armyinform.com.ua/wp-content/uploads/2023/06/zavantazhennya-5-e1687870933762.jpg" text:style-name="Internet_20_link" text:visited-style-name="Visited_20_Internet_20_Link">
zavantazhennya-5-e1687870933762.jpg</text:a>
']</text:p>
      <text:p text:style-name="P4">
标签: ['КОЛАБОРАНТ', 'СЛУЖБА БЕЗПЕКИ УКРАЇНИ']</text:p>
      <text:p text:style-name="P4">
类别: News</text:p>
      <!--METADATA-->
      <text:p text:style-name="P4">
<draw:frame draw:style-name="fr1" draw:name="Image255" text:anchor-type="as-char" svg:width="6.9236in" svg:height="5.663583in" draw:z-index="0">
<draw:image xlink:href="../Images/AРМІЯINFORM/2023-06-27T66-00-00-04-00/zavantazhennya-5-e1687870933762.jpg" xlink:type="simple" xlink:show="embed" xlink:actuate="onLoad" draw:mime-type="image/jpeg"/>
</draw:frame>
在河口中，“ Rossenergo的首席工程师”被拘留，他断开电力的和平，并将能量交给了Rashists。</text:p>
      <text:p text:style-name="P4">
关于它<text:a xlink:type="simple" xlink:href="https://t.me/SBUkr/8779" text:style-name="Internet_20_link" text:visited-style-name="Visited_20_Internet_20_Link">
报告</text:a>
SBU新闻服务。</text:p>
      <text:p text:style-name="P4">
“利马的前电网大师是攻击者。 在这座城市的经常扣押下，他支持俄罗斯入侵者，并在针对乌克兰的战争中获得了援助。 为此，他被任命为侵略者“俄罗斯联合会区域能源公司”的“首席工程师”，这是消息写道。</text:p>
      <text:p text:style-name="P4">
值得注意的是，在这个“职位”中，他脱离了该地区的平民人口，并证明了种族主义者需求的负担得起的能源。</text:p>
      <text:p text:style-name="P4">
特别是，参与卢曼(Luman)占领政府以及俄罗斯联邦“ DNR警察部门”的敌人以及“军事指挥官”的敌人。</text:p>
      <text:p text:style-name="P4">
此外，合作者提供了不间断的建筑物的能源供应，这些能源供应由普通俄罗斯部队击中。 同时，家庭主妇没有电。</text:p>
      <text:p text:style-name="P4">
该人还记录了当局的亲克雷里安电报，他称赞了侵略者国家的占领政权。</text:p>
      <text:p text:style-name="P4">
河口释放后，攻击者试图“躺在底部”和这样的正义。 但是，SBU的工作人员破坏了相关人员的“计划”  - 他们设定了他的位置并被拘留。</text:p>
      <text:p text:style-name="P4">
现在，他被告知怀疑合作。 攻击者加剧了监禁。</text:p>
      <text:p text:style-name="P4">
News Source: <text:a xlink:type="simple" xlink:href="https://armyinform.com.ua/2023/06/27/u-lymani-zatrymano-golovnogo-inzhenera-rosenergo/" text:style-name="Internet_20_link" text:visited-style-name="Visited_20_Internet_20_Link">
https://armyinform.com.ua/2023/06/27/u-lymani-zatrymano-golovnogo-inzhenera-rosenergo/</text:a>
</text:p>
      <!--NEWS-->
      <text:h text:style-name="P10" text:outline-level="1">
<text:span text:style-name="T4">
保加利亚向乌克兰分配了新的军事援助计划</text:span>
</text:h>
      <text:p text:style-name="P4">
作者: ['АРМІЯINFORM']</text:p>
      <text:p text:style-name="P4">
时间: 2023-06-27T67:00:00-04:00</text:p>
      <text:p text:style-name="P4">
描述: Rada Min）保加利亚赞扬了Viiskovokovo-Technich Dudomogi的新套餐...与乌克兰2022年的战争，与乌克兰的最新新闻战争，与乌克兰的新闻，乌克兰2022年的新闻战争，今天将发生乌克兰和俄罗斯之间的战争与乌克兰与乌克兰的战争将是不可行</text:p>
      <text:p text:style-name="P4">
图片: ['<text:a xlink:type="simple" xlink:href="https://armyinform.com.ua/wp-content/uploads/2023/06/bolgariya.jpg" text:style-name="Internet_20_link" text:visited-style-name="Visited_20_Internet_20_Link">
bolgariya.jpg</text:a>
']</text:p>
      <text:p text:style-name="P4">
标签: ['STOPRUSSIA', 'АГРЕСІЯ РФ', 'ВІЙСЬКОВА ДОПОМОГА УКРАЇНІ', 'ВТОРГНЕННЯ РФ', 'РЕСПУБЛІКА БОЛГАРІЯ']</text:p>
      <text:p text:style-name="P4">
类别: News</text:p>
      <!--METADATA-->
      <text:p text:style-name="P4">
<draw:frame draw:style-name="fr1" draw:name="Image256" text:anchor-type="as-char" svg:width="6.9236in" svg:height="3.894525in" draw:z-index="0">
<draw:image xlink:href="../Images/AРМІЯINFORM/2023-06-27T67-00-00-04-00/bolgariya.jpg" xlink:type="simple" xlink:show="embed" xlink:actuate="onLoad" draw:mime-type="image/jpeg"/>
</draw:frame>
保加利亚部长委员会已批准了一个新计划(<text:span text:style-name="T5">
保加利亚议会__- ed .</text:span>
)日期为2022年12月9日。</text:p>
      <text:p text:style-name="P4">
这在[消息]中说明了(https://www.government.bg/bg/prestsentar/novini/pravitelstvoto-odobri-nov-paket-voenna-pomosht-za-ukrayna-v-izpalnenie-na-reshenieto-na-narodnoto-sabranie)保加利亚政府。</text:p>
      <text:p text:style-name="P4">
“批准的列表与[第一个援助套餐]成正比(https://armyinform.com.ua/2022/12/21/bolgariya-peredala-ukrayini-gumanitarnoyi-dopomogy-na-243-mln/)，政府于2022年12月22日的决定。 在提供此协助的情况下，不侵犯共和国武装部队及其训练和战斗训练的库存。”政府说。</text:p>
      <text:p text:style-name="P4">
我们将提醒乌克兰的国防部长Alexei Reznikov在Zbulgarian同事Todor Tagarev的电话交谈中<text:a xlink:type="simple" xlink:href="https://armyinform.com.ua/2023/06/27/oleksij-reznikov-u-telefonnij-rozmovi-z-bolgarskym-kolegoyu-obgovoryv-perspektyvy-oboronnoyi-spivpraczi/" text:style-name="Internet_20_link" text:visited-style-name="Visited_20_Internet_20_Link">
讨论</text:a>
国家之间国防合作的前景。</text:p>
      <text:p text:style-name="P4">
News Source: <text:a xlink:type="simple" xlink:href="https://armyinform.com.ua/2023/06/27/bolgariya-vydilyaye-ukrayini-novyj-paket-vijskovoyi-dopomogy/" text:style-name="Internet_20_link" text:visited-style-name="Visited_20_Internet_20_Link">
https://armyinform.com.ua/2023/06/27/bolgariya-vydilyaye-ukrayini-novyj-paket-vijskovoyi-dopomogy/</text:a>
</text:p>
      <!--NEWS-->
      <text:h text:style-name="P10" text:outline-level="1">
<text:span text:style-name="T4">
在巴赫穆特（Bakhmut）的阵线上</text:span>
</text:h>
      <text:p text:style-name="P4">
作者: ['Віктор Шубец']</text:p>
      <text:p text:style-name="P4">
时间: 2023-06-27T68:00:00-04:00</text:p>
      <text:p text:style-name="P4">
描述: 在Bakhmutsky Front -Initivati上为乌克兰辩护的力量 -  Sergey Chervatiy ...与2022年乌克兰的战争，与乌克兰的战争是今天的最新新闻，这是与乌克兰2022年的新闻战争，今天是在今天，将在那里，将在今天，将在那里他们说，无论是否有一年的战争，与乌克兰之间的战争与乌克兰之间的战争是一场战争乌克兰媒体的新闻在俄罗斯</text:p>
      <text:p text:style-name="P4">
图片: ['<text:a xlink:type="simple" xlink:href="https://armyinform.com.ua/wp-content/uploads/2023/03/bahmut-cze-ukrayina.jpg" text:style-name="Internet_20_link" text:visited-style-name="Visited_20_Internet_20_Link">
bahmut-cze-ukrayina.jpg</text:a>
']</text:p>
      <text:p text:style-name="P4">
标签: ['STOPRUSSIA', 'АГРЕСІЯ РФ', 'БАХМУТСЬКИЙ НАПРЯМОК', 'ВІЙНА', 'ВТОРГНЕННЯ РФ', 'СЕРГІЙ ЧЕРЕВАТИЙ']</text:p>
      <text:p text:style-name="P4">
类别: News</text:p>
      <!--METADATA-->
      <text:p text:style-name="P4">
<draw:frame draw:style-name="fr1" draw:name="Image257" text:anchor-type="as-char" svg:width="6.9236in" svg:height="3.882986in" draw:z-index="0">
<draw:image xlink:href="../Images/AРМІЯINFORM/2023-06-27T68-00-00-04-00/bahmut-cze-ukrayina.jpg" xlink:type="simple" xlink:show="embed" xlink:actuate="onLoad" draw:mime-type="image/jpeg"/>
</draw:frame>
“巴赫穆特是乌克兰”</text:p>
      <text:p text:style-name="P4">
在巴赫穆特(Bakhmut)的阵线上</text:p>
      <text:p text:style-name="P4">
我们继续向北部和南侧的敌人施压。 敌人抵抗。 战略通讯上校Sergey Cherevaty的乌克兰武装部队东部武装部队副指挥官在电视“ Unin”的现场广播广播中说。</text:p>
      <ul>
        <li>
仅在这一天，在Bakhmut的方向上，敌人用计算机和喷气大炮向我们开了309次。 乌克兰阵地有两架飞机和15架战斗冲突。 作为回应，乌克兰的武装部队摧毁了1,111和187，还有9人被俘虏。 这是一种使乌克兰填补乌克兰的策略。 这也使我们了解了谁在战斗。</li>
      </ul>
      <text:p text:style-name="P4">
他还指出，东部部队的士兵摧毁了六支枪，这是一个自行炮弹的装置“康乃馨”，一个无线电斗争站，旋转和巴利昂水平的两个指挥和观察点，三个无法控制飞机的控制点。</text:p>
      <text:p text:style-name="P4">
News Source: <text:a xlink:type="simple" xlink:href="https://armyinform.com.ua/2023/06/27/na-bahmutskomu-fronti-inicziatyva-za-sylamy-oborony-ukrayiny-sergij-cherevatyj/" text:style-name="Internet_20_link" text:visited-style-name="Visited_20_Internet_20_Link">
https://armyinform.com.ua/2023/06/27/na-bahmutskomu-fronti-inicziatyva-za-sylamy-oborony-ukrayiny-sergij-cherevatyj/</text:a>
</text:p>
      <!--NEWS-->
      <text:h text:style-name="P10" text:outline-level="1">
<text:span text:style-name="T4">
俄罗斯从黑色和亚齐夫海到基点的所有火箭发射器都开始</text:span>
</text:h>
      <text:p text:style-name="P4">
作者: ['АРМІЯINFORM']</text:p>
      <text:p text:style-name="P4">
时间: 2023-06-27T69:00:00-04:00</text:p>
      <text:p text:style-name="P4">
描述: 在Chiny到Azovskosky的27个Trimar Wromentaris的村庄应该预订Shobriv。 ，2022年与乌克兰的战争将与否，在不久的将来，乌克兰与乌克兰的战争，与乌克兰的战争，今天的乌克兰新闻，乌克兰新闻，乌克兰媒体的新闻</text:p>
      <text:p text:style-name="P4">
图片: ['<text:a xlink:type="simple" xlink:href="https://armyinform.com.ua/wp-content/uploads/2021/05/chorne-more.jpg" text:style-name="Internet_20_link" text:visited-style-name="Visited_20_Internet_20_Link">
chorne-more.jpg</text:a>
']</text:p>
      <text:p text:style-name="P4">
标签: ['ВМС ЗСУ', 'РАКЕТИ «КАЛІБР»', 'ЧОРНЕ ТА АЗОВСЬКЕ МОРЯ']</text:p>
      <text:p text:style-name="P4">
类别: News</text:p>
      <!--METADATA-->
      <text:p text:style-name="P4">
<draw:frame draw:style-name="fr1" draw:name="Image258" text:anchor-type="as-char" svg:width="6.9236in" svg:height="3.956343in" draw:z-index="0">
<draw:image xlink:href="../Images/AРМІЯINFORM/2023-06-27T69-00-00-04-00/chorne-more.jpg" xlink:type="simple" xlink:show="embed" xlink:actuate="onLoad" draw:mime-type="image/jpeg"/>
</draw:frame>
截至6月27日，俄罗斯在黑色和亚佐夫海中占据了五个战斗的海洋。 所有火箭发射器都被带到基础上。</text:p>
      <text:p text:style-name="P4">
关于它<text:a xlink:type="simple" xlink:href="https://www.facebook.com/navy.mil.gov.ua/posts/pfbid02KFRMrZckuJJmwR1SYPqbHAUgftL2cgga97ketyEUJwERUwKKYq9K9RwmxYpeAceFl" text:style-name="Internet_20_link" text:visited-style-name="Visited_20_Internet_20_Link">
报告</text:a>
武装部队的海军。</text:p>
      <text:p text:style-name="P4">
地中海中最多有八个敌人的订购，其中一个是一个地毯载体的载体，是女儿火箭的全面。</text:p>
      <text:p text:style-name="P4">
在白天，为了俄罗斯联邦的利益，凯希·耶尼卡尔海峡的通过：</text:p>
      <text:p text:style-name="P4">
<text:span text:style-name="T5">
到达亚佐夫海-26艘船，其中11艘朝着博斯普鲁斯海峡的方向移动； </text:span>
到黑海 -  14艘船，其中2艘继续向Bosphorus的方向运动。</text:p>
      <text:p text:style-name="P4">
俄罗斯联邦继续违反《 1974年海洋保护人类生命的国际公约》。(Solas)通过关闭自动识别系统(AIS)，在亚佐夫海的民用船上。</text:p>
      <text:p text:style-name="P4">
News Source: <text:a xlink:type="simple" xlink:href="https://armyinform.com.ua/2023/06/27/rosiya-zavela-usi-raketonosiyi-z-chornogo-ta-azovskogo-moriv-v-punkty-bazuvannya/" text:style-name="Internet_20_link" text:visited-style-name="Visited_20_Internet_20_Link">
https://armyinform.com.ua/2023/06/27/rosiya-zavela-usi-raketonosiyi-z-chornogo-ta-azovskogo-moriv-v-punkty-bazuvannya/</text:a>
</text:p>
      <!--NEWS-->
      <text:h text:style-name="P10" text:outline-level="1">
<text:span text:style-name="T4">
国家信息局已为囚犯家庭制定了通讯规则</text:span>
</text:h>
      <text:p text:style-name="P4">
作者: ['АРМІЯINFORM']</text:p>
      <text:p text:style-name="P4">
时间: 2023-06-27T6:00:00-04:00</text:p>
      <text:p text:style-name="P4">
描述: 里尼（Ridni）正通过床单上的明星们全心全意。 TSE被规范converted依...与乌克兰2022年的战争，与乌克兰的战争是今天的最新消息，与乌克兰2022年的新闻战是今天的最后一场新闻，乌克兰和俄罗斯之间的战争是否会发生战争他们在2022年与乌克兰有与否，他们说，在不久的将来，乌克兰与乌克兰与乌克兰的战争今天，今天的乌克兰新闻，乌克兰新闻，乌克兰媒体在俄罗斯的乌克兰新闻</text:p>
      <text:p text:style-name="P4">
图片: ['<text:a xlink:type="simple" xlink:href="https://armyinform.com.ua/wp-content/uploads/2023/06/929879e4d9c0f9da.jpg" text:style-name="Internet_20_link" text:visited-style-name="Visited_20_Internet_20_Link">
929879e4d9c0f9da.jpg</text:a>
', '<text:a xlink:type="simple" xlink:href="https://armyinform.com.ua/wp-content/uploads/2023/06/img_7020.jpeg" text:style-name="Internet_20_link" text:visited-style-name="Visited_20_Internet_20_Link">
img_7020.jpeg</text:a>
']</text:p>
      <text:p text:style-name="P4">
标签: ['STOPRUSSIA', 'АГРЕСІЯ РФ', 'ВІЙНА', 'ВТОРГНЕННЯ РФ', 'МІНРЕІНТЕГРАЦІЇ']</text:p>
      <text:p text:style-name="P4">
类别: News</text:p>
      <!--METADATA-->
      <text:p text:style-name="P4">
<draw:frame draw:style-name="fr1" draw:name="Image259" text:anchor-type="as-char" svg:width="6.9236in" svg:height="3.897795in" draw:z-index="0">
<draw:image xlink:href="../Images/AРМІЯINFORM/2023-06-27T6-00-00-04-00/929879e4d9c0f9da.jpg" xlink:type="simple" xlink:show="embed" xlink:actuate="onLoad" draw:mime-type="image/jpeg"/>
</draw:frame>
当地囚犯可以通过信件与他们保持联系。</text:p>
      <text:p text:style-name="P4">
这是由日内瓦惯例的标准为战争行为所规定的。</text:p>
      <text:p text:style-name="P4">
国家信息局已制定了家庭信件的某些规则。</text:p>
      <text:p text:style-name="P4">
在上述信息图中可以熟悉它们。</text:p>
      <text:p text:style-name="P4">
<draw:frame draw:style-name="fr1" draw:name="Image260" text:anchor-type="as-char" svg:width="6.9236in" svg:height="4.915756in" draw:z-index="0">
<draw:image xlink:href="../Images/AРМІЯINFORM/2023-06-27T6-00-00-04-00/img_7020.jpeg" xlink:type="simple" xlink:show="embed" xlink:actuate="onLoad" draw:mime-type="image/jpeg"/>
</draw:frame>
乌克兰显然遵守国际法。 特别是，与亲戚维持俄罗斯战俘。</text:p>
      <text:p text:style-name="P4">
资料来源：<text:a xlink:type="simple" xlink:href="https://minre.gov.ua/2023/06/26/nagaduyemo-shho-ridni-polonenyh-mozhut-trymaty-z-nymy-zvyazok-cherez-lystuvannya/" text:style-name="Internet_20_link" text:visited-style-name="Visited_20_Internet_20_Link">
临时占领的终端的重新整合部</text:a>
</text:p>
      <text:p text:style-name="P4">
News Source: <text:a xlink:type="simple" xlink:href="https://armyinform.com.ua/2023/06/27/naczionalne-informaczijne-byuro-rozrobylo-pravylo-lystuvannya-dlya-rodyn-polonenyh/" text:style-name="Internet_20_link" text:visited-style-name="Visited_20_Internet_20_Link">
https://armyinform.com.ua/2023/06/27/naczionalne-informaczijne-byuro-rozrobylo-pravylo-lystuvannya-dlya-rodyn-polonenyh/</text:a>
</text:p>
      <!--NEWS-->
      <text:h text:style-name="P10" text:outline-level="1">
<text:span text:style-name="T4">
美国和德国国防部长计划讨论乌克兰 - 五角大楼的支持</text:span>
</text:h>
      <text:p text:style-name="P4">
作者: Ukrinform (Person)</text:p>
      <text:p text:style-name="P4">
出版商: Укринформ (Organization)</text:p>
      <text:p text:style-name="P4">
出版时间: 2023-06-27T6:45:00+03:00</text:p>
      <text:p text:style-name="P4">
修改时间: 2023-06-27T22:45:00+03:00</text:p>
      <text:p text:style-name="P4">
描述: 五角大楼在周三正式宣布了一次美国和德国国防机构主管的会议，尤其是讨论了加强与俄罗斯边境和进一步向乌克兰的军事援助的北约盟友的问题。  - 乌克林。</text:p>
      <text:p text:style-name="P4">
图片: ['<text:a xlink:type="simple" xlink:href="https://static.ukrinform.com/photos/2023_06/thumb_files/630_360_1687895320-203.jpeg" text:style-name="Internet_20_link" text:visited-style-name="Visited_20_Internet_20_Link">
630_360_16878...</text:a>
']</text:p>
      <text:p text:style-name="P4">
标签: ['США', 'Остін', 'Війна з Росією', 'Борис Пісторіус']</text:p>
      <text:p text:style-name="P4">
类型: Article</text:p>
      <!--METADATA-->
      <text:p text:style-name="P4">
<draw:frame draw:style-name="fr1" draw:name="Image261" text:anchor-type="as-char" svg:width="6.9236in" svg:height="3.956343in" draw:z-index="0">
<draw:image xlink:href="../Images/yкринформ/2023-06-27T6-45-00-03-00/630_360_1687895320-203.jpeg" xlink:type="simple" xlink:show="embed" xlink:actuate="onLoad" draw:mime-type="image/jpeg"/>
</draw:frame>
Pentagonophonichy上宣布了周三关于美国和德国国防机构的会议，并特别讨论了他们加强北约在边境上加强北约盟国的问题，并向乌克兰提供了进一步的军事援助。</text:p>
      <text:p text:style-name="P4">
国防部Shatener Patrick Ryder的发言人周二报道了这一消息，报道了他自己的乌克林福称通讯员。</text:p>
      <text:p text:style-name="P4">
美国意识代表说：“明天，奥斯丁部长将欢迎德国部长鲍里斯·皮斯托里乌斯(Boris Pistorius)在五角大楼举行的超级双边会议。”</text:p>
      <text:p text:style-name="P4">
<text:span text:style-name="T4">
另请阅读：</text:span>
 <text:span text:style-name="T4">
 <text:a xlink:type="simple" xlink:href="https://www.ukrinform.ua/rubric-ato/3727381-pistorius-poasniv-comu-nimeccina-ne-moze-buti-v-persih-radah-koalicii-vinisuvaciv.html" text:style-name="Internet_20_link" text:visited-style-name="Visited_20_Internet_20_Link">
Pistorius解释了为什么德国不能参加战斗机联盟的第一场比赛</text:a>
</text:span>
</text:p>
      <text:p text:style-name="P4">
据他说，领导人有望讨论许多主题：“在加强北约东部侧面的德国人数中，以及在乌克兰安全领域提供必不可少的安全。”</text:p>
      <text:p text:style-name="P4">
根据乌克林福姆的说法，德国国防部长鲍里斯·皮斯托里乌斯(Boris Pistorius)上周否认了“非暴力”抵抗的想法，这是侵略俄罗斯联邦的替代方式来保护乌克兰人。</text:p>
      <text:p text:style-name="P4">
<text:span text:style-name="T4">
另请阅读：</text:span>
 <text:span text:style-name="T4">
 <text:a xlink:type="simple" xlink:href="https://www.ukrinform.ua/rubric-world/3723195-berlin-oficijno-rosia-e-najbilsou-zagrozou-miru-ta-bezpeci.html" text:style-name="Internet_20_link" text:visited-style-name="Visited_20_Internet_20_Link">
柏林。 正式：俄罗斯是餐具的最大威胁</text:a>
</text:span>
</text:p>
      <text:p text:style-name="P4">
他指出，停止对基辅的武器供应可能意味着对战争的迅速镇压，但是，据他说：“这也是乌克兰的终结。” 同时，皮斯托里乌斯(Pistorius)说，将来他支持和平的想法，但以乌克兰的方式应决定。</text:p>
      <text:p text:style-name="P4">
<text:span text:style-name="T5">
foto：Michael Kappler/DPA</text:span>
</text:p>
      <text:p text:style-name="P4">
News Source: <text:a xlink:type="simple" xlink:href="https://www.ukrinform.ua/rubric-world/3728545-ministri-oboroni-ssa-j-nimeccini-planuut-obgovoriti-pidtrimku-ukraini-pentagon.html" text:style-name="Internet_20_link" text:visited-style-name="Visited_20_Internet_20_Link">
https://www.ukrinform.ua/rubric-world/3728545-ministri-oboroni-ssa-j-nimeccini-planuut-obgovoriti-pidtrimku-ukraini-pentagon.html</text:a>
</text:p>
      <!--NEWS-->
      <text:h text:style-name="P10" text:outline-level="1">
<text:span text:style-name="T4">
在国防当天的塔夫里斯克（Tavriysk）方向上，超过一千个火灾 - 瓦利·谢尔（Valery Shershen）</text:span>
</text:h>
      <text:p text:style-name="P4">
作者: ['Віктор Шубец']</text:p>
      <text:p text:style-name="P4">
时间: 2023-06-27T70:00:00-04:00</text:p>
      <text:p text:style-name="P4">
描述: 在Zoni Vidpovydalosti Tavriysky，情况没有蛇。 Pidrodili ...与乌克兰2022年的战争，与乌克兰的最新新闻战争，与乌克兰2022年的新闻战争，今天的最后一次战争，无论是乌克兰和俄罗斯之间的战争，以及2022年与乌克兰的战争都将是他们会在不久的将来与乌克兰发动战争</text:p>
      <text:p text:style-name="P4">
图片: ['<text:a xlink:type="simple" xlink:href="https://armyinform.com.ua/wp-content/uploads/2023/04/syly-oborony.jpg" text:style-name="Internet_20_link" text:visited-style-name="Visited_20_Internet_20_Link">
syly-oborony.jpg</text:a>
']</text:p>
      <text:p text:style-name="P4">
标签: ['STOPRUSSIA', 'АГРЕСІЯ РФ', 'ВАЛЕРІЙ ШЕРШЕНЬ', 'ВІЙНА', 'ВТОРГНЕННЯ РФ', 'ТАВРІЙСЬКИЙ НАПРЯМОК']</text:p>
      <text:p text:style-name="P4">
类别: News</text:p>
      <!--METADATA-->
      <text:p text:style-name="P4">
<draw:frame draw:style-name="fr1" draw:name="Image262" text:anchor-type="as-char" svg:width="6.9236in" svg:height="4.379177in" draw:z-index="0">
<draw:image xlink:href="../Images/AРМІЯINFORM/2023-06-27T70-00-00-04-00/syly-oborony.jpg" xlink:type="simple" xlink:show="embed" xlink:actuate="onLoad" draw:mime-type="image/jpeg"/>
</draw:frame>
说明性照片</text:p>
      <text:p text:style-name="P4">
在塔夫里伊斯克(Tavriysk)方向的责任领域，情况没有改变。火箭部队和塔夫里伊斯基(Tavriysky)部队的炮兵的单位完成了1024年的火灾任务。 敌人的损失是：杀害-84名入侵者，受伤-156，被俘虏-2。还摧毁了敌人的16个单位和军事装备。 塔夫里斯基联合国防军中心的发言人，少校瓦莱里·谢尔什(Majorvaleriy Shershn)在唯一的新闻上讲述了这一点。</text:p>
      <ul>
        <li>
在Melitopol和Berdyansk的指示中，敌人积极进行防守，竭尽全力防止进一步促进我们的军事部队和冲击单位。 在诺瓦达里夫卡(Novodarivka)的指示下，在“塔夫里亚(Tavriya)”组织防御力量进攻行动中，机器人，机器人，机器人，机器人都取得了成功。 他们给敌人识别的尸体留下了深刻的印象，在柜台斗争中采取措施 -</li>
      </ul>
      <text:p text:style-name="P4">
该官员还指出，在Zaporizhhya的方向上，敌人还专注于防止我们的部队促进，在Levadny地区以及Tokmachka，Orikhiv，Shcherbaki，Shcherbaki，五任毛炮弹炮击中造成航空危害。</text:p>
      <text:p text:style-name="P4">
Avdievsky和Marinsky的特殊性是敌人在这里进行的，而不是成功。 白天，敌人袭击了乌克兰的职位16次。 入侵者使用坦克，Tastwolf炮兵坦克，进行了431次炮击。</text:p>
      <text:p text:style-name="P4">
News Source: <text:a xlink:type="simple" xlink:href="https://armyinform.com.ua/2023/06/27/na-tavrijskomu-napryamku-protyagom-doby-syly-oborony-vykonaly-ponad-tysyachu-vognevyh-zavdan-valerij-shershen/" text:style-name="Internet_20_link" text:visited-style-name="Visited_20_Internet_20_Link">
https://armyinform.com.ua/2023/06/27/na-tavrijskomu-napryamku-protyagom-doby-syly-oborony-vykonaly-ponad-tysyachu-vognevyh-zavdan-valerij-shershen/</text:a>
</text:p>
      <!--NEWS-->
      <text:h text:style-name="P10" text:outline-level="1">
<text:span text:style-name="T4">
乌克兰检察长办公室：有9.5万次军事犯罪</text:span>
</text:h>
      <text:p text:style-name="P4">
作者: ['АРМІЯINFORM']</text:p>
      <text:p text:style-name="P4">
时间: 2023-06-27T71: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6/1-86.jpg" text:style-name="Internet_20_link" text:visited-style-name="Visited_20_Internet_20_Link">
1-86.jpg</text:a>
', '<text:a xlink:type="simple" xlink:href="https://armyinform.com.ua/wp-content/uploads/2023/06/2-85.jpg" text:style-name="Internet_20_link" text:visited-style-name="Visited_20_Internet_20_Link">
2-85.jpg</text:a>
']</text:p>
      <text:p text:style-name="P4">
标签: ['АГРЕСІЯ РФ', 'ВОЄННІ ЗЛОЧИНИ РФ', 'ОФІС ГЕНЕРАЛЬНОГО ПРОКУРОРА']</text:p>
      <text:p text:style-name="P4">
类别: News</text:p>
      <!--METADATA-->
      <text:p text:style-name="P4">
<draw:frame draw:style-name="fr1" draw:name="Image263" text:anchor-type="as-char" svg:width="6.9236in" svg:height="4.448413in" draw:z-index="0">
<draw:image xlink:href="../Images/AРМІЯINFORM/2023-06-27T71-00-00-04-00/1-86.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截至6月27日，它已注册：</text:p>
      <ul>
        <li>
95 516军事犯罪， * 17 233针对乌克兰国家安全的犯罪。</li>
      </ul>
      <text:p text:style-name="P4">
此外，根据少年检察官的官方数据，有1522名儿童受俄罗斯联邦的侵略影响，其中包括：</text:p>
      <ul>
        <li>
490-儿童被杀， * 1032-儿童因严重程度的不同程度受伤。</li>
      </ul>
      <text:p text:style-name="P4">
该部门强调，这些数字不是最终的，因为在暂时占据的有形领土上的积极战斗场所的安装中继续进行工作。</text:p>
      <text:p text:style-name="P4">
<draw:frame draw:style-name="fr1" draw:name="Image264" text:anchor-type="as-char" svg:width="6.9236in" svg:height="4.448413in" draw:z-index="0">
<draw:image xlink:href="../Images/AРМІЯINFORM/2023-06-27T71-00-00-04-00/2-85.jpg" xlink:type="simple" xlink:show="embed" xlink:actuate="onLoad" draw:mime-type="image/jpeg"/>
</draw:frame>
</text:p>
      <text:p text:style-name="P4">
News Source: <text:a xlink:type="simple" xlink:href="https://armyinform.com.ua/2023/06/27/ofis-genprokurora-ukrayiny-zadokumentovano-ponad-95-tysyach-voyennyh-zlochyniv/" text:style-name="Internet_20_link" text:visited-style-name="Visited_20_Internet_20_Link">
https://armyinform.com.ua/2023/06/27/ofis-genprokurora-ukrayiny-zadokumentovano-ponad-95-tysyach-voyennyh-zlochyniv/</text:a>
</text:p>
      <!--NEWS-->
      <text:h text:style-name="P10" text:outline-level="1">
<text:span text:style-name="T4">
安娜·马利亚（Anna Malyar）：在进攻行动中，我们的军队考虑了瓦格纳与俄罗斯联邦现任当局之间矛盾的事实</text:span>
</text:h>
      <text:p text:style-name="P4">
作者: ['АРМІЯINFORM']</text:p>
      <text:p text:style-name="P4">
时间: 2023-06-27T72:00:00-04:00</text:p>
      <text:p text:style-name="P4">
描述: 关于仪式，在自己的Storizi上，Ministan对乌克兰Ganna Malelar防御的代祷...与乌克兰2022年的战争，与乌克兰的最新新闻，今天与乌克兰的新闻战争，与乌克兰的新闻战争，今天的最后一次战争，将在今天发生战争，将在今天之间发生战争乌克兰和俄罗斯以及与乌克兰的战争在不久的将来是否会在不久的将来与乌克兰进行战争，今天与乌克兰的战争，今天的乌克兰新闻，乌克兰的乌克兰新闻，俄罗斯的乌克兰媒体将在俄罗斯媒体，</text:p>
      <text:p text:style-name="P4">
图片: ['<text:a xlink:type="simple" xlink:href="https://armyinform.com.ua/wp-content/uploads/2023/06/sili-oboroni-ukraini-prodovzhuyut-vedennya-nastupalnoi-operacii-1.jpg" text:style-name="Internet_20_link" text:visited-style-name="Visited_20_Internet_20_Link">
sili-oboroni-ukraini-prodovzhuyut-vedennya-nastupalnoi-operacii-1.jpg</text:a>
']</text:p>
      <text:p text:style-name="P4">
标签: ['АГРЕСІЯ РФ', 'БАХМУТ', 'ГАННА МАЛЯР']</text:p>
      <text:p text:style-name="P4">
类别: News</text:p>
      <!--METADATA-->
      <text:p text:style-name="P4">
<draw:frame draw:style-name="fr1" draw:name="Image265" text:anchor-type="as-char" svg:width="6.9236in" svg:height="3.890725in" draw:z-index="0">
<draw:image xlink:href="../Images/AРМІЯINFORM/2023-06-27T72-00-00-04-00/sili-oboroni-ukraini-prodovzhuyut-vedennya-nastupalnoi-operacii-1.jpg" xlink:type="simple" xlink:show="embed" xlink:actuate="onLoad" draw:mime-type="image/jpeg"/>
</draw:frame>
这是由乌克兰国防部副部长安娜·马里亚尔(Anna Malyar)在[Facebook]上的页面上报道的。(https://www.facebook.com/ganna.maliar/posts/pfbid02T9SwLYyYUzhMjiXVu9jXp6H88CVqWTqPEP46YrMacLnVjNbfGeq42Sgehy8ExDCbl)：</text:p>
      <text:p text:style-name="P4">
“在东方进攻行动的计划中，我们的军队考虑了“瓦格纳”和现任俄罗斯当局的事实。 目前，纳巴穆特方向的进攻行动正在进行第4天。 我们的防守者每天都在侧面犯罪。 渐进，但自信。 在巴赫穆特市，今天的状态没有走。 这个方向的解放具有自己的特征，这使得过程。 Bakhmut和Suburb具有开发的工程防御工事系统和广泛的据点网络。 所有这些时期的所有这些都是由我们的军事和地方当局为防御准备的，实际上它可能已经持有了这么长时间。 但是现在，这些防御工事和据点很忙，因此要解放这些土地，需要更多的努力和耐心。”</text:p>
      <text:p text:style-name="P4">
News Source: <text:a xlink:type="simple" xlink:href="https://armyinform.com.ua/2023/06/27/ganna-malyar-pid-chas-nastupalnyh-dij-nashi-vijskovi-vrahovuvaly-fakt-protyrich-mizh-vagnerom-ta-chynnoyu-vladoyu-rf/" text:style-name="Internet_20_link" text:visited-style-name="Visited_20_Internet_20_Link">
https://armyinform.com.ua/2023/06/27/ganna-malyar-pid-chas-nastupalnyh-dij-nashi-vijskovi-vrahovuvaly-fakt-protyrich-mizh-vagnerom-ta-chynnoyu-vladoyu-rf/</text:a>
</text:p>
      <!--NEWS-->
      <text:h text:style-name="P10" text:outline-level="1">
<text:span text:style-name="T4">
谅解备忘录中心：上一天有4名平民被杀，6人受伤</text:span>
</text:h>
      <text:p text:style-name="P4">
作者: ['АРМІЯINFORM']</text:p>
      <text:p text:style-name="P4">
时间: 2023-06-27T73:00:00-04:00</text:p>
      <text:p text:style-name="P4">
描述: 在乌克兰国防的迷你建设中，纳达尼·斯蒂特（Nadani Sittle乌克兰和俄罗斯之间以及乌克兰在2022年与乌克兰的战争是否会发生战争，乌克兰新闻在乌克兰媒体的俄罗斯人</text:p>
      <text:p text:style-name="P4">
图片: ['<text:a xlink:type="simple" xlink:href="https://armyinform.com.ua/wp-content/uploads/2023/06/f6784eee-f5b3-4a90-ac97-e302295bf294.jpg" text:style-name="Internet_20_link" text:visited-style-name="Visited_20_Internet_20_Link">
f6784eee-f5b3-4a90-ac97-e302295bf294.jpg</text:a>
']</text:p>
      <text:p text:style-name="P4">
标签: ['MILITARY MEDIA CENTER', 'STOPRUSSIA', 'АГРЕСІЯ РФ', 'ВІЙНА', 'ВТОРГНЕННЯ РФ']</text:p>
      <text:p text:style-name="P4">
类别: News</text:p>
      <!--METADATA-->
      <text:p text:style-name="P4">
<draw:frame draw:style-name="fr1" draw:name="Image266" text:anchor-type="as-char" svg:width="6.9236in" svg:height="4.958235in" draw:z-index="0">
<draw:image xlink:href="../Images/AРМІЯINFORM/2023-06-27T73-00-00-04-00/f6784eee-f5b3-4a90-ac97-e302295bf294.jpg" xlink:type="simple" xlink:show="embed" xlink:actuate="onLoad" draw:mime-type="image/jpeg"/>
</draw:frame>
根据乌克兰国防部信息部的情境中心，在最后一天，俄罗斯军队解雇了乌克兰9个地区的领土。</text:p>
      <text:p text:style-name="P4">
关于它<text:a xlink:type="simple" xlink:href="https://t.me/militarymediacenter/2361" text:style-name="Internet_20_link" text:visited-style-name="Visited_20_Internet_20_Link">
报告</text:a>
电报中的军事媒体中心。</text:p>
      <text:p text:style-name="P4">
从不同类型的武器 - 迫击炮，坦克，炮兵，RSSV，SDR，无人机，战术航空-142个定居点和15个物体 - 基础设施遭到攻击。</text:p>
      <text:p text:style-name="P4">
以前，有4名平民被杀，6名受伤。</text:p>
      <text:p text:style-name="P4">
News Source: <text:a xlink:type="simple" xlink:href="https://armyinform.com.ua/2023/06/27/mynuloyi-doby-zagynulo-4-czyvilnyh-6-poraneno-sytuaczijnyj-czentr-mou/" text:style-name="Internet_20_link" text:visited-style-name="Visited_20_Internet_20_Link">
https://armyinform.com.ua/2023/06/27/mynuloyi-doby-zagynulo-4-czyvilnyh-6-poraneno-sytuaczijnyj-czentr-mou/</text:a>
</text:p>
      <!--NEWS-->
      <text:h text:style-name="P10" text:outline-level="1">
<text:span text:style-name="T4">
在正面的不同地区，乌克兰防守者设法移至1400米-Sergey Cherevaty</text:span>
</text:h>
      <text:p text:style-name="P4">
作者: ['Віктор Шубец']</text:p>
      <text:p text:style-name="P4">
时间: 2023-06-27T74:00:00-04:00</text:p>
      <text:p text:style-name="P4">
描述: “对手不是美国反曲瓦蒂的多节，原本可以归咎于瓦尼……与乌克兰2022的战争，与乌克兰的战争是今天的最新消息，这是与乌克兰2022年的新闻战争，这是今天的最后一场，是今天的最后一场。乌克兰与俄罗斯之间会发生战争吗？乌克兰在2022年与乌克兰的战争将在不久的将来与乌克兰发生战争，他们说，与乌克兰的战争，今天的乌克兰新闻，乌克兰的新闻，乌克兰的新闻俄罗斯的乌克兰媒体</text:p>
      <text:p text:style-name="P4">
图片: ['<text:a xlink:type="simple" xlink:href="https://armyinform.com.ua/wp-content/uploads/2023/05/bahmut-sytuacziya.jpg" text:style-name="Internet_20_link" text:visited-style-name="Visited_20_Internet_20_Link">
bahmut-sytuacziya.jpg</text:a>
']</text:p>
      <text:p text:style-name="P4">
标签: ['STOPRUSSIA', 'АГРЕСІЯ РФ', 'ВІЙНА', 'ВТОРГНЕННЯ РФ', 'СЕРГІЙ ЧЕРЕВАТИЙ']</text:p>
      <text:p text:style-name="P4">
类别: News</text:p>
      <!--METADATA-->
      <text:p text:style-name="P4">
<draw:frame draw:style-name="fr1" draw:name="Image267" text:anchor-type="as-char" svg:width="6.9236in" svg:height="4.275627in" draw:z-index="0">
<draw:image xlink:href="../Images/AРМІЯINFORM/2023-06-27T74-00-00-04-00/bahmut-sytuacziya.jpg" xlink:type="simple" xlink:show="embed" xlink:actuate="onLoad" draw:mime-type="image/jpeg"/>
</draw:frame>
说明性照片</text:p>
      <text:p text:style-name="P4">
“敌人没有离开试图使我们矛盾的尝试，但是他们都经历了一个诺言，因为我们知道有关敌人的一切，并在前进之前努力 - 摧毁了活力和军事装备。” 乌克兰上校Sergey Cherevaty的东部武装部队发言人在统一新闻的现场广播中说。</text:p>
      <ul>
        <li>
敌人活跃。 在这一天，在我们的位置上，他的枪管和反应式炮兵330次制造了八架飞机。 总的来说，有六次战斗冲突，在此期间，乌克兰的武装部队摧毁了138名入侵者，236人 - 我们受伤了，被捕。 在这一天，乌克兰防守者将步枪前进到1400米。 我们还摧毁了俄罗斯自行炮兵装置“康乃馨”，三辆装甲车，榴弹炮D-30，防空枪C-60，无人驾驶飞机“ Zula”，八辆带有弹药的仓库，七辆车，被带到敌对和聚会。注意到樱桃。</li>
      </ul>
      <text:p text:style-name="P4">
他还强调，与敌人不同，我们的指挥官自2014年以来就具有相当大的战斗意识，并且完美地了解了该地区，并且原子自信地摧毁了敌人。</text:p>
      <text:p text:style-name="P4">
News Source: <text:a xlink:type="simple" xlink:href="https://armyinform.com.ua/2023/06/27/na-riznyh-dilyankah-frontu-ukrayinskym-zahysnykam-vdalosya-prosunutysya-do-1400-metriv-sergij-cherevatyj/" text:style-name="Internet_20_link" text:visited-style-name="Visited_20_Internet_20_Link">
https://armyinform.com.ua/2023/06/27/na-riznyh-dilyankah-frontu-ukrayinskym-zahysnykam-vdalosya-prosunutysya-do-1400-metriv-sergij-cherevatyj/</text:a>
</text:p>
      <!--NEWS-->
      <text:h text:style-name="P10" text:outline-level="1">
<text:span text:style-name="T4">
乌克兰有充分的理由邀请联盟的政治邀请-Volodymyr Zelenskyy</text:span>
</text:h>
      <text:p text:style-name="P4">
作者: ['АРМІЯINFORM']</text:p>
      <text:p text:style-name="P4">
时间: 2023-06-27T75:00:00-04:00</text:p>
      <text:p text:style-name="P4">
描述: 关于CE，乌克兰Volodymyr Zelensky的总裁已经消失了。 北约。 维尔纽斯。 乌克兰。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6/356230162_3379247815658904_52770046898126537_n.jpg" text:style-name="Internet_20_link" text:visited-style-name="Visited_20_Internet_20_Link">
356230162_3379247815658904_52770046898126537_n.jpg</text:a>
']</text:p>
      <text:p text:style-name="P4">
标签: ['STOPRUSSIA', 'АГРЕСІЯ РФ', 'ВІЙНА', 'ВОЛОДИМИР ЗЕЛЕНСЬКИЙ', 'ВТОРГНЕННЯ РФ', 'ОФІС ПРЕЗИДЕНТА УКРАЇНИ']</text:p>
      <text:p text:style-name="P4">
类别: News</text:p>
      <!--METADATA-->
      <text:p text:style-name="P4">
<draw:frame draw:style-name="fr1" draw:name="Image268" text:anchor-type="as-char" svg:width="6.9236in" svg:height="4.615733in" draw:z-index="0">
<draw:image xlink:href="../Images/AРМІЯINFORM/2023-06-27T75-00-00-04-00/356230162_3379247815658904_52770046898126537_n.jpg" xlink:type="simple" xlink:show="embed" xlink:actuate="onLoad" draw:mime-type="image/jpeg"/>
</draw:frame>
关于它<text:a xlink:type="simple" xlink:href="https://t.me/V_Zelenskiy_official/6735" text:style-name="Internet_20_link" text:visited-style-name="Visited_20_Internet_20_Link">
报告</text:a>
乌克兰Zelensky总裁。</text:p>
      <text:p text:style-name="P4">
北约。 维尔纽斯。 乌克兰。</text:p>
      <text:p text:style-name="P4">
乌克兰对联盟的政治邀请是有充分理由的。 在入场前有一段时间对乌克兰的安全保证有了完全的了解。</text:p>
      <text:p text:style-name="P4">
我们与团队合作，使维尔纽斯的峰会解决方案确实有意义。</text:p>
      <text:p text:style-name="P4">
News Source: <text:a xlink:type="simple" xlink:href="https://armyinform.com.ua/2023/06/27/ye-vsi-pidstavy-dlya-politychnogo-zaproshennya-ukrayiny-v-alyans-volodymyr-zelenskyj/" text:style-name="Internet_20_link" text:visited-style-name="Visited_20_Internet_20_Link">
https://armyinform.com.ua/2023/06/27/ye-vsi-pidstavy-dlya-politychnogo-zaproshennya-ukrayiny-v-alyans-volodymyr-zelenskyj/</text:a>
</text:p>
      <!--NEWS-->
      <text:h text:style-name="P10" text:outline-level="1">
<text:span text:style-name="T4">
白天，敌人在乌克兰造成了20次空袭</text:span>
</text:h>
      <text:p text:style-name="P4">
作者: ['АРМІЯINFORM']</text:p>
      <text:p text:style-name="P4">
时间: 2023-06-27T76:00:00-04:00</text:p>
      <text:p text:style-name="P4">
描述: 关于总参谋长ZSU的谷物在Facebook上自己的Storinzi。 “取得成就的服务……与乌克兰2022年的战争，与乌克兰的最新新闻战争，与乌克兰2022年的新闻战争，今天的最后一次战争将在乌克兰和俄罗斯之间以及2022年与乌克兰的战争之间发生战争他们说，不是，在不久的将来，乌克兰会发生战争</text:p>
      <text:p text:style-name="P4">
图片: ['<text:a xlink:type="simple" xlink:href="https://armyinform.com.ua/wp-content/uploads/2023/06/238462_raketni_udari_new_960x380_0.jpg" text:style-name="Internet_20_link" text:visited-style-name="Visited_20_Internet_20_Link">
238462_raketni_udari_new_960x380_0.jpg</text:a>
']</text:p>
      <text:p text:style-name="P4">
标签: ['STOPRUSSIA', 'АГРЕСІЯ РФ', 'ВІЙНА', 'ВТОРГНЕННЯ РФ']</text:p>
      <text:p text:style-name="P4">
类别: News</text:p>
      <!--METADATA-->
      <text:p text:style-name="P4">
<draw:frame draw:style-name="fr1" draw:name="Image269" text:anchor-type="as-char" svg:width="6.9236in" svg:height="3.63489in" draw:z-index="0">
<draw:image xlink:href="../Images/AРМІЯINFORM/2023-06-27T76-00-00-04-00/238462_raketni_udari_new_960x380_0.jpg" xlink:type="simple" xlink:show="embed" xlink:actuate="onLoad" draw:mime-type="image/jpeg"/>
</draw:frame>
说明性照片<text:span text:style-name="T4">
🔥俄罗斯入侵的情况</text:span>
</text:p>
      <text:p text:style-name="P4">
关于它<text:a xlink:type="simple" xlink:href="https://www.facebook.com/GeneralStaff.ua/posts/pfbid0WAJ2gFCtEgS6nDXK3nehwwad81HuQZv4MVcUbMpxycMm3csyZHXxQbG1qbYxoysCl" text:style-name="Internet_20_link" text:visited-style-name="Visited_20_Internet_20_Link">
报告</text:a>
武装部队在其Facebook页面上的总参谋部。</text:p>
      <text:p text:style-name="P4">
“在白天，俄罗斯入侵者在波尔塔瓦地区的克雷姆班克地区的郊区合作社上击中了有翼的X-22火箭。 此外，他被困在20架飞机打击中，并在我们的部队和定居点的位置上炮击了20多次炮击。</text:p>
      <text:p text:style-name="P4">
不幸的是，平民中有杀害和受伤，并破坏了平民基础设施，高层建筑和数十座私人住宅建筑。</text:p>
      <text:p text:style-name="P4">
乌克兰整个乌克兰的导弹和航空罢工的可能性很高。”</text:p>
      <text:p text:style-name="P4">
News Source: <text:a xlink:type="simple" xlink:href="https://armyinform.com.ua/2023/06/27/za-dobu-vorog-20-raziv-zavdavav-aviaudariv-po-ukrayini/" text:style-name="Internet_20_link" text:visited-style-name="Visited_20_Internet_20_Link">
https://armyinform.com.ua/2023/06/27/za-dobu-vorog-20-raziv-zavdavav-aviaudariv-po-ukrayini/</text:a>
</text:p>
      <!--NEWS-->
      <text:h text:style-name="P10" text:outline-level="1">
<text:span text:style-name="T4">
欧盟将促进世界和平的乌克兰和平公式</text:span>
</text:h>
      <text:p text:style-name="P4">
作者: ['АРМІЯINFORM']</text:p>
      <text:p text:style-name="P4">
时间: 2023-06-27T77:00:00-04:00</text:p>
      <text:p text:style-name="P4">
描述: Hovropysk Union Pidrimu乌克兰对世界的公式对SVITES非常广泛。 关于这项工作...与乌克兰2022年的战争，与乌克兰的战争是今天的最新消息，与乌克兰2022的战争是今天的最后一场新闻，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3/06/formula.jpg" text:style-name="Internet_20_link" text:visited-style-name="Visited_20_Internet_20_Link">
formula.jpg</text:a>
']</text:p>
      <text:p text:style-name="P4">
标签: ['ВОЛОДИМИР ЗЕЛЕНСЬКИЙ', 'ПРЕЗИДЕНТ УКРАЇНИ', 'ФОРМУЛА МИРУ']</text:p>
      <text:p text:style-name="P4">
类别: News</text:p>
      <!--METADATA-->
      <text:p text:style-name="P4">
<draw:frame draw:style-name="fr1" draw:name="Image270" text:anchor-type="as-char" svg:width="6.9236in" svg:height="3.894525in" draw:z-index="0">
<draw:image xlink:href="../Images/AРМІЯINFORM/2023-06-27T77-00-00-04-00/formula.jpg" xlink:type="simple" xlink:show="embed" xlink:actuate="onLoad" draw:mime-type="image/jpeg"/>
</draw:frame>
欧盟支持乌克兰和平的公式，并在世界范围内推广。</text:p>
      <text:p text:style-name="P4">
关于它<text:a xlink:type="simple" xlink:href="https://www.eeas.europa.eu/eeas/foreign-affairs-council-press-remarks-high-representative-josep-borrell-press-conference-1_en" text:style-name="Internet_20_link" text:visited-style-name="Visited_20_Internet_20_Link">
报告</text:a>
欧盟高级外交与安全政策代表Josep Borrel。</text:p>
      <text:p text:style-name="P4">
“我们再次宣布我们对乌克兰倡导的和平方面的支持，我们正在扣除最广泛的支持。 欧洲外国行动服务部以及我获得全球乌克兰的支持，对公正，诚实和延长的支持将是很多工作。”</text:p>
      <text:p text:style-name="P4">
我们将提醒，乌克兰Volodymyr Zelenskyy总裁<text:a xlink:type="simple" xlink:href="https://armyinform.com.ua/2022/11/15/samit-g20-osnovni-tezy-ta-zayavy-pershogo-dnya/" text:style-name="Internet_20_link" text:visited-style-name="Visited_20_Internet_20_Link">
提出</text:a>
乌克兰和平公式在G20峰会上。 它规定了十个组成部分 - 从核和辐射安全到可靠的战争，并提供乌克兰的国际保证以及俄罗斯联邦部队的撤离。</text:p>
      <text:p text:style-name="P4">
News Source: <text:a xlink:type="simple" xlink:href="https://armyinform.com.ua/2023/06/27/yevrosoyuz-prosuvatyme-u-sviti-ukrayinsku-formulu-myru/" text:style-name="Internet_20_link" text:visited-style-name="Visited_20_Internet_20_Link">
https://armyinform.com.ua/2023/06/27/yevrosoyuz-prosuvatyme-u-sviti-ukrayinsku-formulu-myru/</text:a>
</text:p>
      <!--NEWS-->
      <text:h text:style-name="P10" text:outline-level="1">
<text:span text:style-name="T4">
军队与哈尔基夫地区的年轻居民进行了野外课程</text:span>
</text:h>
      <text:p text:style-name="P4">
作者: ['Дмитро Горбунов']</text:p>
      <text:p text:style-name="P4">
时间: 2023-06-27T78:00:00-04:00</text:p>
      <text:p text:style-name="P4">
描述: 在同一时间的Kharkivshchyskiy Viskovo服务中，TCC至TS立刻是Iz Fakhivtsi ...与乌克兰2022年的战争，与乌克兰的战争是今天的最新新闻，这是乌克兰2022年的新闻战争，是乌克兰和乌克兰的最后一场战争。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6/harkiv-dity-1.jpg" text:style-name="Internet_20_link" text:visited-style-name="Visited_20_Internet_20_Link">
harkiv-dity-1.jpg</text:a>
', '<text:a xlink:type="simple" xlink:href="https://armyinform.com.ua/wp-content/uploads/2023/06/harkiv-dity-7-150x150.jpg" text:style-name="Internet_20_link" text:visited-style-name="Visited_20_Internet_20_Link">
harkiv-dity-7-150x150.jpg</text:a>
', '<text:a xlink:type="simple" xlink:href="https://armyinform.com.ua/wp-content/uploads/2023/06/harkiv-dity-6-150x150.jpg" text:style-name="Internet_20_link" text:visited-style-name="Visited_20_Internet_20_Link">
harkiv-dity-6-150x150.jpg</text:a>
', '<text:a xlink:type="simple" xlink:href="https://armyinform.com.ua/wp-content/uploads/2023/06/harkiv-dity-5-150x150.jpg" text:style-name="Internet_20_link" text:visited-style-name="Visited_20_Internet_20_Link">
harkiv-dity-5-150x150.jpg</text:a>
', '<text:a xlink:type="simple" xlink:href="https://armyinform.com.ua/wp-content/uploads/2023/06/harkiv-dity-4-150x150.jpg" text:style-name="Internet_20_link" text:visited-style-name="Visited_20_Internet_20_Link">
harkiv-dity-4-150x150.jpg</text:a>
', '<text:a xlink:type="simple" xlink:href="https://armyinform.com.ua/wp-content/uploads/2023/06/harkiv-dity-5-1-150x150.jpg" text:style-name="Internet_20_link" text:visited-style-name="Visited_20_Internet_20_Link">
harkiv-dity-5-1-150x150.jpg</text:a>
']</text:p>
      <text:p text:style-name="P4">
标签: ['STOPRUSSIA', 'АГРЕСІЯ РФ', 'ВІЙНА', 'ВТОРГНЕННЯ РФ', 'ХАРКІВЩИНА']</text:p>
      <text:p text:style-name="P4">
类别: News</text:p>
      <!--METADATA-->
      <text:p text:style-name="P4">
<draw:frame draw:style-name="fr1" draw:name="Image271" text:anchor-type="as-char" svg:width="6.9236in" svg:height="5.1927in" draw:z-index="0">
<draw:image xlink:href="../Images/AРМІЯINFORM/2023-06-27T78-00-00-04-00/harkiv-dity-1.jpg" xlink:type="simple" xlink:show="embed" xlink:actuate="onLoad" draw:mime-type="image/jpeg"/>
</draw:frame>
在哈尔基夫地区，地区购物中心和合资企业之一的军人以及蝎子军事体育俱乐部的因素进行了计划外的实用及其年轻学生。</text:p>
      <text:p text:style-name="P4">
因此，在俱乐部的夏季基地为7至15岁的儿童俱乐部的夏季基地，在被迫的人中，居民从定居点的占领者中解放了居民，而在战争中处于战争的人中，军队组织了一次展览，他们向他们展示了如何展示。使用心理母亲调节的技术。</text:p>
      <text:p text:style-name="P4">
<text:a xlink:type="simple" xlink:href="https://armyinform.com.ua/wp-content/uploads/2023/06/harkiv-dity-7.jpg" text:style-name="Internet_20_link" text:visited-style-name="Visited_20_Internet_20_Link">
!(Images/AРМІЯINFORM/2023-06-27T78-00-00-04-00/harkiv-dity-7-150x150.jpg)</text:a>
</text:p>
      <text:p text:style-name="P4">
<text:a xlink:type="simple" xlink:href="https://armyinform.com.ua/wp-content/uploads/2023/06/harkiv-dity-6.jpg" text:style-name="Internet_20_link" text:visited-style-name="Visited_20_Internet_20_Link">
<draw:frame draw:style-name="fr1" draw:name="Image272" text:anchor-type="as-char" svg:width="6.9236in" svg:height="6.9236in" draw:z-index="0">
<draw:image xlink:href="../Images/AРМІЯINFORM/2023-06-27T78-00-00-04-00/harkiv-dity-6-150x150.jpg" xlink:type="simple" xlink:show="embed" xlink:actuate="onLoad" draw:mime-type="image/jpeg"/>
</draw:frame>
</text:a>
</text:p>
      <text:p text:style-name="P4">
<text:a xlink:type="simple" xlink:href="https://armyinform.com.ua/wp-content/uploads/2023/06/harkiv-dity-5.jpg" text:style-name="Internet_20_link" text:visited-style-name="Visited_20_Internet_20_Link">
<draw:frame draw:style-name="fr1" draw:name="Image273" text:anchor-type="as-char" svg:width="6.9236in" svg:height="6.9236in" draw:z-index="0">
<draw:image xlink:href="../Images/AРМІЯINFORM/2023-06-27T78-00-00-04-00/harkiv-dity-5-150x150.jpg" xlink:type="simple" xlink:show="embed" xlink:actuate="onLoad" draw:mime-type="image/jpeg"/>
</draw:frame>
</text:a>
根据INNA VEREVKINA的雇员Kharkiv的一名RTC和合资企业的心理学家，根据先前的协议，乌克兰的捍卫者和捍卫者将与其他孩子进行类似的班级，这些孩子将进行军事和体育的基本变化俱乐部。</text:p>
      <ul>
        <li>
男孩和女孩的眼睛只是从所有军队中燃烧， -  Inna Verevkin说。  - 当然，我们没有提出成绩，但是整天，孩子们在掌握军事事务期间表现出强烈的关注和毅力。 我们现在有很多任务，但是为了年轻的爱国者，我们将定期来那里分享我们的知识。</li>
      </ul>
      <text:p text:style-name="P4">
<text:a xlink:type="simple" xlink:href="https://armyinform.com.ua/wp-content/uploads/2023/06/harkiv-dity-4-scaled.jpg" text:style-name="Internet_20_link" text:visited-style-name="Visited_20_Internet_20_Link">
!(Images/AРМІЯINFORM/2023-06-27T78-00-00-04-00/harkiv-dity-4-150x150.jpg)</text:a>
</text:p>
      <text:p text:style-name="P4">
<text:a xlink:type="simple" xlink:href="https://armyinform.com.ua/wp-content/uploads/2023/06/harkiv-dity-5-1.jpg" text:style-name="Internet_20_link" text:visited-style-name="Visited_20_Internet_20_Link">
<draw:frame draw:style-name="fr1" draw:name="Image274" text:anchor-type="as-char" svg:width="6.9236in" svg:height="6.9236in" draw:z-index="0">
<draw:image xlink:href="../Images/AРМІЯINFORM/2023-06-27T78-00-00-04-00/harkiv-dity-5-1-150x150.jpg" xlink:type="simple" xlink:show="embed" xlink:actuate="onLoad" draw:mime-type="image/jpeg"/>
</draw:frame>
</text:a>
在第一次实践培训之后，乌克兰武装部队的军事人员与俱乐部管理层一起制定了下一个Zoom的有条件计划。 顺便说一句，他们决定包括另一个矿山安全和差异化问题，目前与前线相关。</text:p>
      <text:p text:style-name="P4">
<text:span text:style-name="T5">
opto inna vereovkina</text:span>
</text:p>
      <text:p text:style-name="P4">
News Source: <text:a xlink:type="simple" xlink:href="https://armyinform.com.ua/2023/06/27/armijczi-provely-polovi-zanyattya-z-yunymy-meshkanczyamy-harkivshhyny/" text:style-name="Internet_20_link" text:visited-style-name="Visited_20_Internet_20_Link">
https://armyinform.com.ua/2023/06/27/armijczi-provely-polovi-zanyattya-z-yunymy-meshkanczyamy-harkivshhyny/</text:a>
</text:p>
      <!--NEWS-->
      <text:h text:style-name="P10" text:outline-level="1">
<text:span text:style-name="T4">
在英国，武装部队的医生接受了Takmedu的培训，作为操作轨道计划的一部分</text:span>
</text:h>
      <text:p text:style-name="P4">
作者: ['АРМІЯINFORM']</text:p>
      <text:p text:style-name="P4">
时间: 2023-06-27T79:00:00-04:00</text:p>
      <text:p text:style-name="P4">
描述: 49乌克兰Viiskovikh Medikiv在...与乌克兰2022年战争，与乌克兰的最新新闻，今天与乌克兰2022年的新闻战争的框架中通过了乌克兰的战争，今天上次与乌克兰的新闻战争，乌克兰和俄罗斯之间的战争是否会发生战争，何时战争，一场战争，一场战争，一场战争，一场战争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6/356651577_612684724377943_7241031397370475304_n.jpg" text:style-name="Internet_20_link" text:visited-style-name="Visited_20_Internet_20_Link">
356651577_612684724377943_7241031397370475304_n.jpg</text:a>
', '<text:a xlink:type="simple" xlink:href="https://armyinform.com.ua/wp-content/uploads/2023/06/356597397_612684587711290_1826643262037779634_n-150x150.jpg" text:style-name="Internet_20_link" text:visited-style-name="Visited_20_Internet_20_Link">
356597397_612684587711290_1826643262037779634_n-150x150.jpg</text:a>
', '<text:a xlink:type="simple" xlink:href="https://armyinform.com.ua/wp-content/uploads/2023/06/356836294_612684557711293_2143445195246453348_n-150x150.jpg" text:style-name="Internet_20_link" text:visited-style-name="Visited_20_Internet_20_Link">
356836294_612684557711293_2143445195246453348_n-150x150.jpg</text:a>
', '<text:a xlink:type="simple" xlink:href="https://armyinform.com.ua/wp-content/uploads/2023/06/356857179_612684707711278_7458639319069509451_n-150x150.jpg" text:style-name="Internet_20_link" text:visited-style-name="Visited_20_Internet_20_Link">
356857179_612684707711278_7458639319069509451_n-150x150.jpg</text:a>
', '<text:a xlink:type="simple" xlink:href="https://armyinform.com.ua/wp-content/uploads/2023/06/356255097_612684081044674_870728103359450896_n-150x150.jpg" text:style-name="Internet_20_link" text:visited-style-name="Visited_20_Internet_20_Link">
356255097_612684081044674_870728103359450896_n-150x150.jpg</text:a>
']</text:p>
      <text:p text:style-name="P4">
标签: ['БРИТАНІЯ', 'ГШ ЗС УКРАЇНИ', 'НАВЧАННЯ', 'ТАКМЕДИЦИНА']</text:p>
      <text:p text:style-name="P4">
类别: News</text:p>
      <!--METADATA-->
      <text:p text:style-name="P4">
<draw:frame draw:style-name="fr1" draw:name="Image275" text:anchor-type="as-char" svg:width="6.9236in" svg:height="4.615733in" draw:z-index="0">
<draw:image xlink:href="../Images/AРМІЯINFORM/2023-06-27T79-00-00-04-00/356651577_612684724377943_7241031397370475304_n.jpg" xlink:type="simple" xlink:show="embed" xlink:actuate="onLoad" draw:mime-type="image/jpeg"/>
</draw:frame>
49名乌克兰军事医生在英国接受了Take的培训，这是轨道行动计划的一部分。</text:p>
      <text:p text:style-name="P4">
关于它<text:a xlink:type="simple" xlink:href="https://www.facebook.com/GeneralStaff.ua/posts/pfbid0P15TFhhkaA5givSGsomTXX7GsNkkdZVb8M3jRNhobB8pd9Mtacf4Xu5q6ctyKNSql" text:style-name="Internet_20_link" text:visited-style-name="Visited_20_Internet_20_Link">
告知</text:a>
乌克兰武装部队的总参谋部。</text:p>
      <text:p text:style-name="P4">
这是英国军队与尼斯兰和冰岛代表一起举办的独特课程。 乌克兰人被教导：</text:p>
      <text:p text:style-name="P4">
<text:span text:style-name="T5">
大规模检查受伤的受伤； </text:span>
为受爆炸和小武器造成的严重伤害的受害者提供帮助； <text:span text:style-name="T5">
援助和方法可以安全地从平民和军事车辆中撤离受害者； </text:span>
撤离受伤的人。</text:p>
      <text:p text:style-name="P4">
<text:a xlink:type="simple" xlink:href="https://armyinform.com.ua/wp-content/uploads/2023/06/356597397_612684587711290_1826643262037779634_n.jpg" text:style-name="Internet_20_link" text:visited-style-name="Visited_20_Internet_20_Link">
!(Images/AРМІЯINFORM/2023-06-27T79-00-00-04-00/356597397_612684587711290_1826643262037779634_n-150x150.jpg)</text:a>
</text:p>
      <text:p text:style-name="P4">
<text:a xlink:type="simple" xlink:href="https://armyinform.com.ua/wp-content/uploads/2023/06/356836294_612684557711293_2143445195246453348_n.jpg" text:style-name="Internet_20_link" text:visited-style-name="Visited_20_Internet_20_Link">
<draw:frame draw:style-name="fr1" draw:name="Image276" text:anchor-type="as-char" svg:width="6.9236in" svg:height="6.9236in" draw:z-index="0">
<draw:image xlink:href="../Images/AРМІЯINFORM/2023-06-27T79-00-00-04-00/356836294_612684557711293_2143445195246453348_n-150x150.jpg" xlink:type="simple" xlink:show="embed" xlink:actuate="onLoad" draw:mime-type="image/jpeg"/>
</draw:frame>
</text:a>
</text:p>
      <text:p text:style-name="P4">
<text:a xlink:type="simple" xlink:href="https://armyinform.com.ua/wp-content/uploads/2023/06/356857179_612684707711278_7458639319069509451_n.jpg" text:style-name="Internet_20_link" text:visited-style-name="Visited_20_Internet_20_Link">
<draw:frame draw:style-name="fr1" draw:name="Image277" text:anchor-type="as-char" svg:width="6.9236in" svg:height="6.9236in" draw:z-index="0">
<draw:image xlink:href="../Images/AРМІЯINFORM/2023-06-27T79-00-00-04-00/356857179_612684707711278_7458639319069509451_n-150x150.jpg" xlink:type="simple" xlink:show="embed" xlink:actuate="onLoad" draw:mime-type="image/jpeg"/>
</draw:frame>
</text:a>
</text:p>
      <text:p text:style-name="P4">
<text:a xlink:type="simple" xlink:href="https://armyinform.com.ua/wp-content/uploads/2023/06/356255097_612684081044674_870728103359450896_n.jpg" text:style-name="Internet_20_link" text:visited-style-name="Visited_20_Internet_20_Link">
<draw:frame draw:style-name="fr1" draw:name="Image278" text:anchor-type="as-char" svg:width="6.9236in" svg:height="6.9236in" draw:z-index="0">
<draw:image xlink:href="../Images/AРМІЯINFORM/2023-06-27T79-00-00-04-00/356255097_612684081044674_870728103359450896_n-150x150.jpg" xlink:type="simple" xlink:show="embed" xlink:actuate="onLoad" draw:mime-type="image/jpeg"/>
</draw:frame>
</text:a>
消息写道：“回到家时，医生将把急救的知识转移给乌克兰武装部队的其他军事人员。”</text:p>
      <text:p text:style-name="P4">
News Source: <text:a xlink:type="simple" xlink:href="https://armyinform.com.ua/2023/06/27/u-brytaniyi-medyky-zsu-projshly-navchannya-z-takmedu-v-ramkah-programy-operation-orbital/" text:style-name="Internet_20_link" text:visited-style-name="Visited_20_Internet_20_Link">
https://armyinform.com.ua/2023/06/27/u-brytaniyi-medyky-zsu-projshly-navchannya-z-takmedu-v-ramkah-programy-operation-orbital/</text:a>
</text:p>
      <!--NEWS-->
      <text:h text:style-name="P10" text:outline-level="1">
<text:span text:style-name="T4">
斯托尔滕贝格警告盟友俄罗斯联邦的低估，并呼吁帮助乌克兰</text:span>
</text:h>
      <text:p text:style-name="P4">
作者: Ukrinform (Person)</text:p>
      <text:p text:style-name="P4">
出版商: Укринформ (Organization)</text:p>
      <text:p text:style-name="P4">
出版时间: 2023-06-27T7:50:00+03:00</text:p>
      <text:p text:style-name="P4">
修改时间: 2023-06-27T22:50:00+03:00</text:p>
      <text:p text:style-name="P4">
描述: 北约秘书长詹斯·斯托尔滕贝格（Jens Stoltenberg）警告盟国对俄罗斯的低估联盟，尽管最近的事件证明了这个国家的不稳定，并呼吁继续支持乌克兰保护俄罗斯侵略。  - 乌克林。</text:p>
      <text:p text:style-name="P4">
图片: ['<text:a xlink:type="simple" xlink:href="https://static.ukrinform.com/photos/2022_12/thumb_files/630_360_1669912772-442.jpg" text:style-name="Internet_20_link" text:visited-style-name="Visited_20_Internet_20_Link">
630_360_16699...</text:a>
']</text:p>
      <text:p text:style-name="P4">
标签: ['Євросоюз', 'НАТО', 'Столтенберг', 'Україна', 'Агресія РФ', 'Росія', 'Війна з Росією']</text:p>
      <text:p text:style-name="P4">
类型: Article</text:p>
      <!--METADATA-->
      <text:p text:style-name="P4">
<draw:frame draw:style-name="fr1" draw:name="Image279" text:anchor-type="as-char" svg:width="6.9236in" svg:height="3.956343in" draw:z-index="0">
<draw:image xlink:href="../Images/yкринформ/2023-06-27T7-50-00-03-00/630_360_1669912772-442.jpg" xlink:type="simple" xlink:show="embed" xlink:actuate="onLoad" draw:mime-type="image/jpeg"/>
</draw:frame>
北约秘书长詹斯·斯托尔滕贝格(Jens Stoltenberg)警告盟国，以反对俄罗斯纳托斯(Natos)的低估联盟，尽管最近的事件表明该国的不稳定，但标签继续继续支持乌克兰保护反俄罗斯侵略的努力。</text:p>
      <text:p text:style-name="P4">
詹斯·斯托尔滕堡(Jens Stoltenberg)在今天的海牙会议上在海牙举行的新闻发布会上说了这一点，并参加了立陶宛，波兰，罗马尼亚，阿尔巴尼亚，比利时，荷兰，荷兰和挪威的国家和政府元首的工作。</text:p>
      <text:p text:style-name="P4">
“过去几天，我们都看到了俄罗斯的事件。 这是内部业务。 但是很明显，普京总统针对乌克兰的犯罪加深了部分，并在俄罗斯本身造成了新的紧张局势。 同时，我们不能低估它。 继续我们对乌克兰的帮助更为重要。 我希望在几周内在维尔纽斯举行的一次峰会上，我们将向我们的义务发出清晰的信息。”联盟负责人说。</text:p>
      <text:p text:style-name="P4">
<text:span text:style-name="T5">
!(https://www.ukrinform.ua/rubric-world/3728528-kraini-baltii-zaklikaut-nato-posiliti-shidni-kordoni-cerez-vagnerivciv-u-bilorusi.html)</text:span>
*</text:p>
      <text:p text:style-name="P4">
他指出，乌克兰的武装力量目前正在继续反击。 权衡战斗，但乌克兰人取得了成功。 根据斯托尔滕贝格的说法，乌克兰的土地将能够释放，他们的立场越强，将来将是预定的谈判表。</text:p>
      <text:p text:style-name="P4">
北约秘书长感谢参加工作会议的荷兰和盟友为乌克兰提供关键援助。 北约为乌克兰提供了广泛援助的贡献，以及荷兰和丹麦为乌克兰飞行员为F-16准备的倡议。</text:p>
      <text:p text:style-name="P4">
“在峰会上，我们将同意乌克兰的长期计划，并更新我们的政治联系。 这将导致乌克兰更接近其在北约的合法地位。”斯托尔滕贝格说。</text:p>
      <text:p text:style-name="P4">
<text:span text:style-name="T4">
另请阅读：</text:span>
 <text:span text:style-name="T4">
 <text:a xlink:type="simple" xlink:href="https://www.ukrinform.ua/rubric-ato/3727856-dania-pocala-navcanna-ukrainskih-pilotiv-na-f16.html" text:style-name="Internet_20_link" text:visited-style-name="Visited_20_Internet_20_Link">
丹麦开始在F-16上培训乌克兰飞行员</text:a>
 </text:span>
</text:p>
      <text:p text:style-name="P4">
这位北约领导人表明，在维尔纽斯举行的一次峰会上，盟军将采取新的国防贡献，其中2％的GDP将是最小可能的“地板”，而不是此类费用的“上限”。</text:p>
      <text:p text:style-name="P4">
斯托尔滕贝格补充说：“俄罗斯对乌克兰战争表明，我们不能将和平视为参考，我们必须再投资自己的安全。”</text:p>
      <text:p text:style-name="P4">
<text:span text:style-name="T4">
另请阅读：</text:span>
 <text:span text:style-name="T4">
 <text:a xlink:type="simple" xlink:href="https://www.ukrinform.ua/rubric-polytics/3728503-ukraina-ocikue-na-samiti-u-vilnusi-duze-silnogo-signalu-sodo-vstupu-v-nato-ermak.html" text:style-name="Internet_20_link" text:visited-style-name="Visited_20_Internet_20_Link">
乌克兰期望在维尔纽斯(Vilnius)的一次峰会上关于北约加入的“非常强烈的信号”  -  yermak</text:a>
</text:span>
</text:p>
      <text:p text:style-name="P4">
据报道，下届北约峰会将在维尔纽斯举行，将考虑继续为乌克兰在对俄罗斯侵略的主要问题上的维护中继续提供援助。 乌克兰期望的是，从本次会议开始，乌克兰对北约成员和安全的安全道路的预期还要多，以防止乌克兰的安全，以防止俄罗斯侵略可能重复进行智能侵略。</text:p>
      <text:p text:style-name="P4">
News Source: <text:a xlink:type="simple" xlink:href="https://www.ukrinform.ua/rubric-world/3728546-stoltenberg-zasterig-souznikiv-vid-nedoocinki-rf-ta-zaklikav-nadali-dopomagati-ukraini.html" text:style-name="Internet_20_link" text:visited-style-name="Visited_20_Internet_20_Link">
https://www.ukrinform.ua/rubric-world/3728546-stoltenberg-zasterig-souznikiv-vid-nedoocinki-rf-ta-zaklikav-nadali-dopomagati-ukraini.html</text:a>
</text:p>
      <!--NEWS-->
      <text:h text:style-name="P10" text:outline-level="1">
<text:span text:style-name="T4">
Valery Zaluzhny与Sergey Shaptali中尉一起检查了北部部队管理部队的工作</text:span>
</text:h>
      <text:p text:style-name="P4">
作者: ['АРМІЯINFORM']</text:p>
      <text:p text:style-name="P4">
时间: 2023-06-27T80:00:00-04:00</text:p>
      <text:p text:style-name="P4">
描述: 立刻，乌克兰兹布罗因部队的总参谋长，塞尔盖尔中尉...与乌克兰2022年的战争，与乌克兰的最新新闻战争，今天与乌克兰2022年的新闻战争，今天将在乌克兰之间进行战争和俄罗斯，当与乌克兰的战争将在不久的将来与乌克兰进行战争时，与乌克兰的战争，今天与乌克兰的战争，今天的乌克兰新闻，乌克兰媒体的乌克兰新闻在俄罗斯的乌克兰新闻</text:p>
      <text:p text:style-name="P4">
图片: []</text:p>
      <text:p text:style-name="P4">
标签: ['STOPRUSSIA', 'АГРЕСІЯ РФ', 'ВАЛЕРІЙ ЗАЛУЖНИЙ', 'ВІЙНА', 'ВТОРГНЕННЯ РФ', 'СЕРГІЙ ШАПТАЛА']</text:p>
      <text:p text:style-name="P4">
类别: News</text:p>
      <!--METADATA-->
      <text:p text:style-name="P4">
乌克兰武装部队的总参谋长塞尔盖·夏普拉(Sergey Shaptala)与乌克兰武装部队的总参谋长一起在北部军事运营司令部管理层进行了工作。</text:p>
      <text:p text:style-name="P4">
在该小组的责任领域，敌人继续延续Chernihiv和Sumy地区边境地区的系统炮兵部队，并使用设计和情报团体。</text:p>
      <text:p text:style-name="P4">
我们的军队不会失去警惕，进行智力并在提高其防御能力方面不断工作。</text:p>
      <text:p text:style-name="P4">
我们追踪北部的敌人，准备引起体面的排斥。</text:p>
      <text:p text:style-name="P4">
News Source: <text:a xlink:type="simple" xlink:href="https://armyinform.com.ua/2023/06/27/valerij-zaluzhnyj-z-general-lejtenantom-sergiyem-shaptaloyu-pereviryly-robotu-na-punktah-upravlinnya-vijsk-ok-pivnich/" text:style-name="Internet_20_link" text:visited-style-name="Visited_20_Internet_20_Link">
https://armyinform.com.ua/2023/06/27/valerij-zaluzhnyj-z-general-lejtenantom-sergiyem-shaptaloyu-pereviryly-robotu-na-punktah-upravlinnya-vijsk-ok-pivnich/</text:a>
</text:p>
      <!--NEWS-->
      <text:h text:style-name="P10" text:outline-level="1">
<text:span text:style-name="T4">
前枪正在测试一个独特的复杂 - “无形” Arthraun：来自“ Zeros”的报告</text:span>
</text:h>
      <text:p text:style-name="P4">
作者: ['Віктор Шевченко']</text:p>
      <text:p text:style-name="P4">
时间: 2023-06-27T81:00:00-04:00</text:p>
      <text:p text:style-name="P4">
描述: 乌克兰陆军达达拉斯·布什·韦德利克·拉德里克·拉迪安斯基方法交付，...与乌克兰2022年的战争，与乌克兰的最新新闻战争，今天与乌克兰2022年的新闻战争，乌克兰和俄罗斯之间的战争是否会发生战争，何时与乌克兰战争他们说，在2022年，无论是否有一年，是否会在不久的将来与乌克兰进行战争</text:p>
      <text:p text:style-name="P4">
图片: ['<text:a xlink:type="simple" xlink:href="https://armyinform.com.ua/wp-content/uploads/2023/06/golovna-50.jpg" text:style-name="Internet_20_link" text:visited-style-name="Visited_20_Internet_20_Link">
golovna-50.jpg</text:a>
', '<text:a xlink:type="simple" xlink:href="https://armyinform.com.ua/wp-content/uploads/2023/06/1-88.jpg" text:style-name="Internet_20_link" text:visited-style-name="Visited_20_Internet_20_Link">
1-88.jpg</text:a>
', '<text:a xlink:type="simple" xlink:href="https://armyinform.com.ua/wp-content/uploads/2023/06/bez-ymeny-koe1.jpg" text:style-name="Internet_20_link" text:visited-style-name="Visited_20_Internet_20_Link">
bez-ymeny-koe1.jpg</text:a>
', '<text:a xlink:type="simple" xlink:href="https://armyinform.com.ua/wp-content/uploads/2023/06/foto-3-19.jpg" text:style-name="Internet_20_link" text:visited-style-name="Visited_20_Internet_20_Link">
foto-3-19.jpg</text:a>
', '<text:a xlink:type="simple" xlink:href="https://armyinform.com.ua/wp-content/uploads/2023/06/4-63-150x150.jpg" text:style-name="Internet_20_link" text:visited-style-name="Visited_20_Internet_20_Link">
4-63-150x150.jpg</text:a>
', '<text:a xlink:type="simple" xlink:href="https://armyinform.com.ua/wp-content/uploads/2023/06/5-55-150x150.jpg" text:style-name="Internet_20_link" text:visited-style-name="Visited_20_Internet_20_Link">
5-55-150x150.jpg</text:a>
', '<text:a xlink:type="simple" xlink:href="https://armyinform.com.ua/wp-content/uploads/2023/06/6-50.jpg" text:style-name="Internet_20_link" text:visited-style-name="Visited_20_Internet_20_Link">
6-50.jpg</text:a>
']</text:p>
      <text:p text:style-name="P4">
标签: ['ВТОРГНЕННЯ РФ', 'ГАРМАШІ']</text:p>
      <text:p text:style-name="P4">
类别: News</text:p>
      <!--METADATA-->
      <text:p text:style-name="P4">
<draw:frame draw:style-name="fr1" draw:name="Image280" text:anchor-type="as-char" svg:width="6.9236in" svg:height="5.1927in" draw:z-index="0">
<draw:image xlink:href="../Images/AРМІЯINFORM/2023-06-27T81-00-00-04-00/golovna-50.jpg" xlink:type="simple" xlink:show="embed" xlink:actuate="onLoad" draw:mime-type="image/jpeg"/>
</draw:frame>
<text:span text:style-name="T4">
 <text:span text:style-name="T5">
乌克兰军队越来越多地摆脱过时的苏联管理方法，掌握了最新的国内发展。 例如，还记得引入战术链接“荨麻”管理的受保护的战斗系统，现在没有战斗单位？ 现在，武装部队有机会将另一种独特的开发</text:span>
 </text:span>
 <text:span text:style-name="T5">
- <text:span text:style-name="T4">
武器武器武器武器，</text:span>
炮兵智能的自动化和遥控系统_barak_无法通过任何技术手段来检测到。 这是因为它在12公里的距离内，即使是大口径 - 枪的工作的坐标明显，还有迫击炮和炮兵<text:span text:style-name="T4">
  -  _ </text:span>
 _ </text:span>
 _ <text:span text:style-name="T5">
 _ </text:span>
 _ _最高30公里。</text:p>
      <text:p text:style-name="P4">
通讯员<text:a xlink:type="simple" xlink:href="https://armyinform.com.ua/" text:style-name="Internet_20_link" text:visited-style-name="Visited_20_Internet_20_Link">
军队</text:a>
他与炮兵负责人谈论了这一发展，该炮兵是当今唐内茨克(Donetsk)的侵略者中的一个步兵旅之一。 Vitaliy上校Podvysotsky Testatta上校有助于改善他的作者和他的大型人物的真正独特发明，将近一年。 据他介绍，在武装部队中广泛使用的发展已经很实际。</text:p>
      <text:p text:style-name="P4">
<draw:frame draw:style-name="fr1" draw:name="Image281" text:anchor-type="as-char" svg:width="6.9236in" svg:height="4.615733in" draw:z-index="0">
<draw:image xlink:href="../Images/AРМІЯINFORM/2023-06-27T81-00-00-04-00/1-88.jpg" xlink:type="simple" xlink:show="embed" xlink:actuate="onLoad" draw:mime-type="image/jpeg"/>
</draw:frame>
*!</text:p>
      <ul>
        <li>
大战开始后，去年夏天，这一发展出现在美国。 在她的脑海中，我们需要根据我们的力量和手段的相关性，拥有最有效的手段来抵消占用者。 由于许多原因，我们没有与我们遇到的东西，包括苏联模型系统的道德和身体过时。 对于炮兵来说，这是一个非常痛苦的话题。 因此，当我们遇到已经与声学情报系统发展有关的敖德萨发明家科学家时，我们就开始积极合作。</li>
      </ul>
      <text:p text:style-name="P4">
老实说，我一开始就不相信_barak_会有效地工作，当发明家的人和同事带着一些汉字和麦克风来到了前面。 但是，首先，我们迫切需要一些新的炮兵智能工具，以与敌人进行有效的反击战斗。 因此，我们加入了他们的工作，在敖德萨的夏天，我们被授予我们测试复杂的_barak_的飞行员版本。</text:p>
      <ul>
        <li>
          <text:span text:style-name="T4">
什么_bar _ _k_是自我的？</text:span>
        </li>
      </ul>
      <text:p text:style-name="P4">
<draw:frame draw:style-name="fr1" draw:name="Image282" text:anchor-type="as-char" svg:width="6.9236in" svg:height="5.1927in" draw:z-index="0">
<draw:image xlink:href="../Images/AРМІЯINFORM/2023-06-27T81-00-00-04-00/bez-ymeny-koe1.jpg" xlink:type="simple" xlink:show="embed" xlink:actuate="onLoad" draw:mime-type="image/jpeg"/>
</draw:frame>
军营的第一个版本</text:p>
      <text:p text:style-name="P4">
但是目前我们已经到达了下一个。 现在，我们充满了准确的协调物品和单个敌方枪支，最多30公里。 如果我们从U18-24公里的距离开火，我们将拥有最准确的数据。 我们在“采样”上花费不超过五秒钟。 之后，借助_barak_运营商的帮助，我们将数据与“鸟”的数据进行比较，这些数据几乎不断地在天空中传播，并且与Operators_barak_一起在直接的在线通信，来自战术智能的信息，我们获得了相同的坐标。目标。</text:p>
      <ul>
        <li>
          <text:p text:style-name="P4">
<text:span text:style-name="T4">
 Vitaliy先生，这在身体上是什么？</text:span>
</text:p>
        </li>
        <li>
          <text:p text:style-name="P4">
它很容易工作，不需要大的人类或物质成本。从物理上讲，它是八个，如有必要，根据某些固定方案的定位方向，小的定向作用模块数是几公里。 他们全天候工作，彼此独立，拥有5-7天的所有能量供应。 考虑到属于综合大楼工作的各种因素，软件正在不断改善。 这是闸门工厂工作的强度和质量，每个桶应惊讶，一天中的时间，温度环境等。 为_BARAK_ ODESSA所做的最新更新是一个机会，可以在输出声音模糊时发光伊朗“ Shahmed”的跨度以及模块或系统模块。 用于确定目标的Bazazvis不断更新，最高到不到82毫米的口径。 顺便说一句，最新版本的复杂_barak_已经直接在敖德萨海岸上进行了积极使用。</text:p>
        </li>
        <li>
          <text:p text:style-name="P4">
<text:span text:style-name="T4">
可以远程控制模块？</text:span>
</text:p>
        </li>
        <li>
          <text:p text:style-name="P4">
所以。 如果操作员从导致我们的火炮保护器的工作中收到有关炮兵的工作的数据，而_barak_却“完全看不见”，则VinidStstesttesttestestest tastertal以重新启动模块，寻求和更改频率 - 确定等等，等等。 。 操作员还有机会使用软件算法处理所获得的数据，根据专家的说法，该算法将确定目标的最精确坐标。 获得的数据应传输给高级老板，后者已经实现了使用火灾的权宜之计。</text:p>
        </li>
      </ul>
      <text:p text:style-name="P4">
<draw:frame draw:style-name="fr1" draw:name="Image283" text:anchor-type="as-char" svg:width="6.9236in" svg:height="3.894525in" draw:z-index="0">
<draw:image xlink:href="../Images/AРМІЯINFORM/2023-06-27T81-00-00-04-00/foto-3-19.jpg" xlink:type="simple" xlink:show="embed" xlink:actuate="onLoad" draw:mime-type="image/jpeg"/>
</draw:frame>
</text:p>
      <ul>
        <li>
          <text:p text:style-name="P4">
据我所知，世界上根本没有世界类似物。 至少通过维度，生存能力，流动性，易于应用和服务，观察条的宽度以及在覆盖总数的目标期间的准确性。 最重要的是 - 它具有被动效应，计划检测任何技术手段。 他无法影响敌人的无线电斗争。 此外，它的种植是为了物理销毁它，例如用于虚假或装甲数据库的声学智能站。 尝试在几公里的田野和林业中找到八处挖的挖洞，并在箱子的当地或土壤下掩盖了手提箱 - 毛线瘤!即使它们的数量将被意外摧毁或失败，该综合体也会采取行动。 该模块没有给出任何辐射，甚至没有辐射，以及操作员如何从他们那里接收信息 - “公司的秘密”。</text:p>
        </li>
        <li>
          <text:p text:style-name="P4">
<text:span text:style-name="T4">
算法需要多长时间：“严重”协调目标 - 数据传输 - 决定 - 作出大火？</text:span>
</text:p>
        </li>
        <li>
          <text:p text:style-name="P4">
五秒钟以确定坐标，30秒处理和将数据传输到炮兵组，几分钟，以决定打动目标并设置炮兵部队的火灾任务，以及第一枪。</text:p>
        </li>
        <li>
          <text:p text:style-name="P4">
<text:span text:style-name="T4">
结果令人满意？</text:span>
</text:p>
        </li>
        <li>
          <text:p text:style-name="P4">
多于。 除了不断到位的直接命中外，我们甚至还在确定50米的坐标时出现错误的射击距离，例如，我们可以计算敌方枪支和枪支弹丸的枪支，它以200米的半径飞行。但是，我们或高级司令部印象的手段有一个流动的机会来压制敌人的艺术作品以支持我们占有欲的行动。</text:p>
        </li>
        <li>
          <text:p text:style-name="P4">
** Vitaliy Ivanovich在您看来，它是否能够在我们的troo的炮兵部队中进行_barak_</text:p>
        </li>
      </ul>
      <text:p text:style-name="P4">
<text:a xlink:type="simple" xlink:href="https://armyinform.com.ua/wp-content/uploads/2023/06/4-63.jpg" text:style-name="Internet_20_link" text:visited-style-name="Visited_20_Internet_20_Link">
<draw:frame draw:style-name="fr1" draw:name="Image284" text:anchor-type="as-char" svg:width="6.9236in" svg:height="6.9236in" draw:z-index="0">
<draw:image xlink:href="../Images/AРМІЯINFORM/2023-06-27T81-00-00-04-00/4-63-150x150.jpg" xlink:type="simple" xlink:show="embed" xlink:actuate="onLoad" draw:mime-type="image/jpeg"/>
</draw:frame>
</text:a>
</text:p>
      <text:p text:style-name="P4">
<text:a xlink:type="simple" xlink:href="https://armyinform.com.ua/wp-content/uploads/2023/06/5-55.jpg" text:style-name="Internet_20_link" text:visited-style-name="Visited_20_Internet_20_Link">
<draw:frame draw:style-name="fr1" draw:name="Image285" text:anchor-type="as-char" svg:width="6.9236in" svg:height="6.9236in" draw:z-index="0">
<draw:image xlink:href="../Images/AРМІЯINFORM/2023-06-27T81-00-00-04-00/5-55-150x150.jpg" xlink:type="simple" xlink:show="embed" xlink:actuate="onLoad" draw:mime-type="image/jpeg"/>
</draw:frame>
</text:a>
 -  <text:span text:style-name="T4">
据我了解，_barak_只是综合大楼的一个简短名称，他没有工业制造商。 但是，发明人如何限定他？</text:span>
</text:p>
      <ul>
        <li>
          <text:p text:style-name="P4">
作者的定义听起来如下：“被动原则的侦察的集中式多个系统。” _barak_确实是一种缩写。</text:p>
        </li>
        <li>
          <text:p text:style-name="P4">
<text:span text:style-name="T4">
我们可以看到运营商的工作_barak _？</text:span>
</text:p>
        </li>
        <li>
          <text:p text:style-name="P4">
所以。 朝这个方向参与的旅的火灾支持部门的一名官员现在将落后于您。 您将看到运营商的命令，该操作员在复杂和转换上交替使用模块，并根据方案展示它们，并取代电源...</text:p>
        </li>
      </ul>
      <text:p text:style-name="P4">
…我们与该部门的负责人交谈，综合大楼的高级运营商Yaroslav。</text:p>
      <text:p text:style-name="P4">
<draw:frame draw:style-name="fr1" draw:name="Image286" text:anchor-type="as-char" svg:width="6.9236in" svg:height="4.615733in" draw:z-index="0">
<draw:image xlink:href="../Images/AРМІЯINFORM/2023-06-27T81-00-00-04-00/6-50.jpg" xlink:type="simple" xlink:show="embed" xlink:actuate="onLoad" draw:mime-type="image/jpeg"/>
</draw:frame>
 -  <text:span text:style-name="T4">
 Yaroslav，您认为多少有效_barak _？</text:span>
</text:p>
      <ul>
        <li>
          <text:p text:style-name="P4">
就确定射击枪或射击火的反应性系统的坐标的准确性而言，它在25公里的距离处非常准确，并且在确定30公里目标的最大距离时给出了较小的误差。 此外，我们已经显然已经显然照亮了砂浆口径的工作，而且还要照亮防空装置，甚至是大型机器机枪10-12,000米。</text:p>
        </li>
        <li>
          <text:p text:style-name="P4">
<text:span text:style-name="T4">
工作质量是否取决于天气条件或其他因素？</text:span>
</text:p>
        </li>
        <li>
          <text:p text:style-name="P4">
我们有六种信息处理方法。 他们中的四个考虑了我们进入程序的遗传。 每个模块给出“接缝”的结果自主坐标。 它们组合在一个特殊的板上，然后我们收到有关开火方向的数据 - 即兽人发射的地方，枪支的距离，最后 - 最终 - 当前的坐标。 然后，我们将结果与分区的数据进行了比较，我们在线交流中以及晚上将其与领先位置的各个点的信息进行了比较。 然后，我们在必要时给出最确切的结果。</text:p>
        </li>
        <li>
          <text:p text:style-name="P4">
<text:span text:style-name="T4">
在所有感官中如何保护模块本身？</text:span>
 -  <text:span text:style-name="T4">
模块会失败？</text:span>
</text:p>
        </li>
        <li>
          <text:p text:style-name="P4">
有时。 但是他们能够在操作员的帮助下独立或远程重新启动。 顺便说一句，遥控器是一个单一的加_barak_。 在几种情况下，在演讲的任何方向上都记录了敌人的作品，而我们的综合大楼没有听到。我们将几个模块的作品调和为不同的频率范围，很快就落出了敌人。 此外，我们的ARTA被带走了。</text:p>
        </li>
        <li>
          <text:p text:style-name="P4">
<text:span text:style-name="T4">
您知道她的工作结果吗？</text:span>
</text:p>
        </li>
        <li>
          <text:p text:style-name="P4">
我知道，但我不会发出声音。 当较旧的命令对我们表示感谢时，这意味着我们和我们的炮兵效果很好。</text:p>
        </li>
        <li>
          <text:p text:style-name="P4">
<text:span text:style-name="T4">
您对_barak _？</text:span>
的印象</text:p>
        </li>
        <li>
          <text:p text:style-name="P4">
他真是不可思议!</text:p>
        </li>
      </ul>
      <text:p text:style-name="P4">
<text:span text:style-name="T4">
 p </text:span>
 <text:span text:style-name="T4">
。</text:span>
 <text:span text:style-name="T4">
 </text:span>
 <text:span text:style-name="T4">
 </text:span>
 **。(他现在问他的名字). За його словами, цей комплекс вже ефективно працює не тільки наДонецькому напрямку, але й уздовж узбережжя Чорного моря, в акваторії Очакова,у багатьох бойових бригадах на півдні України. Завдяки <text:span text:style-name="T5">
БАРАК</text:span>
 вони посилиликонтрбатарейну боротьбу з орками та вже навчилися виявляти й знищуватиіранські «Шахеди». Команда однодумців у винахідника велика, наразі вона працюєна волонтерських засадах. Про стовідсоткову готовність комплексу до серійноговиробництва, зі слів винахідника, можна буде говорити лише післядержвипробувань та прийняття його на озброєння в ЗСУ._</text:p>
      <text:p text:style-name="P4">
<text:span text:style-name="T5">
Фото автора й з архіву Віталія Висоцького</text:span>
</text:p>
      <text:p text:style-name="P4">
News Source: <text:a xlink:type="simple" xlink:href="https://armyinform.com.ua/2023/06/27/frontovi-garmashi-testuyut-unikalnyj-kompleks-nevydymku-artrozvidky-reportazh-z-nuliv/" text:style-name="Internet_20_link" text:visited-style-name="Visited_20_Internet_20_Link">
https://armyinform.com.ua/2023/06/27/frontovi-garmashi-testuyut-unikalnyj-kompleks-nevydymku-artrozvidky-reportazh-z-nuliv/</text:a>
</text:p>
      <!--NEWS-->
      <text:h text:style-name="P10" text:outline-level="1">
<text:span text:style-name="T4">
在被占领的领土上，入侵者在野外医院下转换幼儿园</text:span>
</text:h>
      <text:p text:style-name="P4">
作者: ['АРМІЯINFORM']</text:p>
      <text:p text:style-name="P4">
时间: 2023-06-27T82:00:00-04:00</text:p>
      <text:p text:style-name="P4">
描述: 关于ZSU的总部。 Zbroin Aggrein，Rosiyskis ...与乌克兰2022年的战争，与乌克兰的最新新闻，今天与乌克兰的新闻战争，今天与乌克兰2022年的新闻战，乌克兰和俄罗斯之间将发生战争无论是否在不久的将来与乌克兰的战争都会说，与乌克兰的战争，今天的乌克兰新闻，乌克兰新闻，乌克兰新闻</text:p>
      <text:p text:style-name="P4">
图片: ['<text:a xlink:type="simple" xlink:href="https://armyinform.com.ua/wp-content/uploads/2023/06/56735723bb54ed0e.jpg" text:style-name="Internet_20_link" text:visited-style-name="Visited_20_Internet_20_Link">
56735723bb54ed0e.jpg</text:a>
']</text:p>
      <text:p text:style-name="P4">
标签: ['STOPRUSSIA', 'АГРЕСІЯ РФ', 'ВІЙНА', 'ВТОРГНЕННЯ РФ']</text:p>
      <text:p text:style-name="P4">
类别: News</text:p>
      <!--METADATA-->
      <text:p text:style-name="P4">
<draw:frame draw:style-name="fr1" draw:name="Image287" text:anchor-type="as-char" svg:width="6.9236in" svg:height="3.894525in" draw:z-index="0">
<draw:image xlink:href="../Images/AРМІЯINFORM/2023-06-27T82-00-00-04-00/56735723bb54ed0e.jpg" xlink:type="simple" xlink:show="embed" xlink:actuate="onLoad" draw:mime-type="image/jpeg"/>
</draw:frame>
说明性照片</text:p>
      <text:p text:style-name="P4">
关于它<text:a xlink:type="simple" xlink:href="https://www.facebook.com/GeneralStaff.ua/posts/pfbid0WAJ2gFCtEgS6nDXK3nehwwad81HuQZv4MVcUbMpxycMm3csyZHXxQbG1qbYxoysCl" text:style-name="Internet_20_link" text:visited-style-name="Visited_20_Internet_20_Link">
报告</text:a>
武装部队的总人员。</text:p>
      <text:p text:style-name="P4">
继续武装侵略，俄罗斯占领部队每天都会遭受损失。 大约50名受伤的占领者被带到幼儿园大楼，该建筑物转变为位于赫尔森地区Novomikhailivka的野外医院。</text:p>
      <text:p text:style-name="P4">
敌人还继续在乌克兰暂时占领的领土上翻新民用教育机构，向医疗机构进行翻新。 因此，通过点的Zaporizhhzhya区域中学被转变为一家军事医院。 受伤的入侵者持续运输。</text:p>
      <text:p text:style-name="P4">
News Source: <text:a xlink:type="simple" xlink:href="https://armyinform.com.ua/2023/06/27/na-okupovanyh-terytoriyah-zagarbnyky-pereobladnuyut-dytyachi-sadky-pid-polovi-shpytali/" text:style-name="Internet_20_link" text:visited-style-name="Visited_20_Internet_20_Link">
https://armyinform.com.ua/2023/06/27/na-okupovanyh-terytoriyah-zagarbnyky-pereobladnuyut-dytyachi-sadky-pid-polovi-shpytali/</text:a>
</text:p>
      <!--NEWS-->
      <text:h text:style-name="P10" text:outline-level="1">
<text:span text:style-name="T4">
现在有126名俄罗斯囚禁的妇女，其中46位是</text:span>
</text:h>
      <text:p text:style-name="P4">
作者: ['АРМІЯINFORM']</text:p>
      <text:p text:style-name="P4">
时间: 2023-06-27T83:00:00-04:00</text:p>
      <text:p text:style-name="P4">
描述: 在国家正规局的Danami背后，Kinets Chervnya 2023 Rock的Stoyan在...与乌克兰2022年的战争，与乌克兰的最新消息，今天与乌克兰的新闻，乌克兰2022年最后一次战争，乌克兰与俄罗斯，俄罗斯，俄罗斯和俄罗斯和俄罗斯和俄罗斯之间的战争将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6/8096564-grant-durr-kywcvs3tha-unsplash-1-.jpg" text:style-name="Internet_20_link" text:visited-style-name="Visited_20_Internet_20_Link">
8096564-grant-durr-kywcvs3tha-unsplash-1-.jpg</text:a>
']</text:p>
      <text:p text:style-name="P4">
标签: ['АГРЕСІЯ РФ', 'БРАНЦІ КРЕМЛЯ', 'ВТОРГНЕННЯ РФ', 'ЖІНКИ У ПОЛОНІ']</text:p>
      <text:p text:style-name="P4">
类别: News</text:p>
      <!--METADATA-->
      <text:p text:style-name="P4">
<draw:frame draw:style-name="fr1" draw:name="Image288" text:anchor-type="as-char" svg:width="6.9236in" svg:height="3.883237in" draw:z-index="0">
<draw:image xlink:href="../Images/AРМІЯINFORM/2023-06-27T83-00-00-04-00/8096564-grant-durr-kywcvs3tha-unsplash-1-.jpg" xlink:type="simple" xlink:show="embed" xlink:actuate="onLoad" draw:mime-type="image/jpeg"/>
</draw:frame>
根据国家信息局的说法，截至2023年6月底，有126名妇女被俄罗斯囚禁。 其中，有46名军事和80平民。</text:p>
      <text:p text:style-name="P4">
关于它<text:a xlink:type="simple" xlink:href="https://minre.gov.ua/2023/06/27/narazi-v-rosijskomu-poloni-perebuvaye-126-zhinok/" text:style-name="Internet_20_link" text:visited-style-name="Visited_20_Internet_20_Link">
报告</text:a>
乌克兰临时合作领土的重新融入部。</text:p>
      <text:p text:style-name="P4">
23个分支机构有孩子：14名士兵有23个孩子，有9名平民有15个孩子。</text:p>
      <text:p text:style-name="P4">
回想一下，在乌克兰俄罗斯战争15个月<text:a xlink:type="simple" xlink:href="https://armyinform.com.ua/2023/06/27/za-15-misyacziv-vijny-v-ukrayini-rosiya-stratyla-77-czyvilnyh-vyazniv-oon/" text:style-name="Internet_20_link" text:visited-style-name="Visited_20_Internet_20_Link">
Stratila</text:a>
77名民间囚犯。 此外，记录了俄罗斯联邦的864起非法拘留案件，其中许多也等同于暴力失踪。</text:p>
      <text:p text:style-name="P4">
News Source: <text:a xlink:type="simple" xlink:href="https://armyinform.com.ua/2023/06/27/narazi-v-rosijskomu-poloni-perebuvaye-126-zhinok-z-nyh-46-vijskovyh/" text:style-name="Internet_20_link" text:visited-style-name="Visited_20_Internet_20_Link">
https://armyinform.com.ua/2023/06/27/narazi-v-rosijskomu-poloni-perebuvaye-126-zhinok-z-nyh-46-vijskovyh/</text:a>
</text:p>
      <!--NEWS-->
      <text:h text:style-name="P10" text:outline-level="1">
<text:span text:style-name="T4">
美国宣布将新的军事援助计划分配给国防领域的乌克兰</text:span>
</text:h>
      <text:p text:style-name="P4">
作者: ['АРМІЯINFORM']</text:p>
      <text:p text:style-name="P4">
时间: 2023-06-27T84:00:00-04:00</text:p>
      <text:p text:style-name="P4">
描述: 关于美国的政治无效办公室。 Vin Mititima ...与乌克兰2022年的战争，与乌克兰的最新新闻战争，今天与乌克兰2022年的新闻战争，乌克兰和俄罗斯之间的战争以及俄罗斯之间的战争以及2022年与乌克兰的战争将会，或者将会在2022年与乌克兰进行战争，在不久的将来与乌克兰发动了战争，这是与乌克兰的战争，今天的乌克兰新闻，乌克兰的新闻，乌克兰媒体的俄罗斯媒体</text:p>
      <text:p text:style-name="P4">
图片: ['<text:a xlink:type="simple" xlink:href="https://armyinform.com.ua/wp-content/uploads/2023/02/dopomoga-ssha-5.jpg" text:style-name="Internet_20_link" text:visited-style-name="Visited_20_Internet_20_Link">
dopomoga-ssha-5.jpg</text:a>
']</text:p>
      <text:p text:style-name="P4">
标签: ['STOPRUSSIA', 'АГРЕСІЯ РФ', 'ВІЙНА', 'ВТОРГНЕННЯ РФ', 'ДОПОМОГА ПАРТНЕРІВ', 'США']</text:p>
      <text:p text:style-name="P4">
类别: News</text:p>
      <!--METADATA-->
      <text:p text:style-name="P4">
<draw:frame draw:style-name="fr1" draw:name="Image289" text:anchor-type="as-char" svg:width="6.9236in" svg:height="4.615733in" draw:z-index="0">
<draw:image xlink:href="../Images/AРМІЯINFORM/2023-06-27T84-00-00-04-00/dopomoga-ssha-5.jpg" xlink:type="simple" xlink:show="embed" xlink:actuate="onLoad" draw:mime-type="image/jpeg"/>
</draw:frame>
说明性照片</text:p>
      <text:p text:style-name="P4">
关于这个<text:a xlink:type="simple" xlink:href="https://www.defense.gov/News/Releases/Release/Article/3440628/biden-administration-announces-additional-security-assistance-for-ukraine/" text:style-name="Internet_20_link" text:visited-style-name="Visited_20_Internet_20_Link">
被引用</text:a>
美国国防部。</text:p>
      <text:p text:style-name="P4">
它将为爱国者防空系统，HIMARS反应性系统以及毒刺防空综合体，标枪和AT-4反坦克复合物和反坦克导弹提供其他弹药。</text:p>
      <text:p text:style-name="P4">
美国还将移交布拉德利步兵战车和装甲人员车。</text:p>
      <text:p text:style-name="P4">
News Source: <text:a xlink:type="simple" xlink:href="https://armyinform.com.ua/2023/06/27/ssha-ogolosyly-pro-vydilennya-novogo-paketu-vijskovoyi-dopomogy-ukrayini-u-sferi-oborony/" text:style-name="Internet_20_link" text:visited-style-name="Visited_20_Internet_20_Link">
https://armyinform.com.ua/2023/06/27/ssha-ogolosyly-pro-vydilennya-novogo-paketu-vijskovoyi-dopomogy-ukrayini-u-sferi-oborony/</text:a>
</text:p>
      <!--NEWS-->
      <text:h text:style-name="P10" text:outline-level="1">
<text:span text:style-name="T4">
在敌对黑客的目标中，有许多关键基础设施的对象：特殊首席执行官的国家服务’乌克兰的问题和信息保护</text:span>
</text:h>
      <text:p text:style-name="P4">
作者: ['АРМІЯINFORM']</text:p>
      <text:p text:style-name="P4">
时间: 2023-06-27T85:00:00-04:00</text:p>
      <text:p text:style-name="P4">
描述: Vorozhi Hakery tactachi关键Infrastrustruble：关于Zahist的可行性的Prodsyuvati ...与乌克兰2022年的战争，与乌克兰的最新新闻，今天与乌克兰的新闻战争，今天与乌克兰2022年上次与乌克兰的新闻战争，乌克兰和俄罗斯之间的战争将与乌克兰的战争，以及与俄罗斯之间的战争他们说，乌克兰在2022年是否会有一年的时间，在不久的将来是否会与乌克兰进行战争</text:p>
      <text:p text:style-name="P4">
图片: ['<text:a xlink:type="simple" xlink:href="https://armyinform.com.ua/wp-content/uploads/2023/03/rosijski-hakery.jpg" text:style-name="Internet_20_link" text:visited-style-name="Visited_20_Internet_20_Link">
rosijski-hakery.jpg</text:a>
', '<text:a xlink:type="simple" xlink:href="https://armyinform.com.ua/wp-content/uploads/2023/06/2dfa9c68-193e-49f3-ab7b-cce996b8b1c8.jpg" text:style-name="Internet_20_link" text:visited-style-name="Visited_20_Internet_20_Link">
2dfa9c68-193e-49f3-ab7b-cce996b8b1c8.jpg</text:a>
']</text:p>
      <text:p text:style-name="P4">
标签: ['STOPRUSSIA', 'АГРЕСІЯ РФ', 'ВІЙНА', 'ВТОРГНЕННЯ РФ', 'ХАКЕРИ']</text:p>
      <text:p text:style-name="P4">
类别: News</text:p>
      <!--METADATA-->
      <text:p text:style-name="P4">
<draw:frame draw:style-name="fr1" draw:name="Image290" text:anchor-type="as-char" svg:width="6.9236in" svg:height="4.615733in" draw:z-index="0">
<draw:image xlink:href="../Images/AРМІЯINFORM/2023-06-27T85-00-00-04-00/rosijski-hakery.jpg" xlink:type="simple" xlink:show="embed" xlink:actuate="onLoad" draw:mime-type="image/jpeg"/>
</draw:frame>
黑客。 说明性照片</text:p>
      <text:p text:style-name="P4">
敌方黑客攻击乌克兰的关键基础设施：有必要不断工作。</text:p>
      <text:p text:style-name="P4">
关于它<text:a xlink:type="simple" xlink:href="https://t.me/dsszzi_official/5982" text:style-name="Internet_20_link" text:visited-style-name="Visited_20_Internet_20_Link">
报告</text:a>
乌克兰的特殊通信和信息保护电报。</text:p>
      <text:p text:style-name="P4">
从2022年到今天，在州秘书处运营的乌克兰证书的政府响应团队已经工作并探索了3,000多个网络辛格和网络攻击。</text:p>
      <text:p text:style-name="P4">
敌对黑客的目标之一是乌克兰关键基础设施的许多对象，因为攻击者不会离开试图离开乌克兰人而没有重要服务。</text:p>
      <text:p text:style-name="P4">
国家秘书处让人联想到：即使是由限制标准建立保护的组织，也必须不断高估风险，测试各种渗透的情况以及检测攻击的可能性，更新知识和记录过程，因为敌对黑客使用敌对黑客使用整个阿森纳。</text:p>
      <text:p text:style-name="P4">
<draw:frame draw:style-name="fr1" draw:name="Image291" text:anchor-type="as-char" svg:width="6.9236in" svg:height="6.9236in" draw:z-index="0">
<draw:image xlink:href="../Images/AРМІЯINFORM/2023-06-27T85-00-00-04-00/2dfa9c68-193e-49f3-ab7b-cce996b8b1c8.jpg" xlink:type="simple" xlink:show="embed" xlink:actuate="onLoad" draw:mime-type="image/jpeg"/>
</draw:frame>
今天，我们都必须了解，即使在针对IT基础设施的公约结束后，我们也可以持续多年。</text:p>
      <text:p text:style-name="P4">
作为高管的计算机，俄罗斯黑客继续渗透关键基础设施网络(无执照的程序有什么用)，通过IT管理员的计算机，他们认为它受到保护，并通过对供应商的信任，包括IT软件开发的软件。</text:p>
      <text:p text:style-name="P4">
因此，加强自己的保护对每个人都非常重要：组织的大学 - 从水供应商到社会管理部的学员。</text:p>
      <text:p text:style-name="P4">
News Source: <text:a xlink:type="simple" xlink:href="https://armyinform.com.ua/2023/06/27/sered-czilej-vorozhyh-hakeriv-bagato-obyektiv-krytychnoyi-infrastruktury-derzhavna-sluzhba-speczzvyazku-ta-zahystu-informacziyi-ukrayiny/" text:style-name="Internet_20_link" text:visited-style-name="Visited_20_Internet_20_Link">
https://armyinform.com.ua/2023/06/27/sered-czilej-vorozhyh-hakeriv-bagato-obyektiv-krytychnoyi-infrastruktury-derzhavna-sluzhba-speczzvyazku-ta-zahystu-informacziyi-ukrayiny/</text:a>
</text:p>
      <!--NEWS-->
      <text:h text:style-name="P10" text:outline-level="1">
<text:span text:style-name="T4">
在Zaporozhye和Kherson地区，来自炮兵的敌人在定居点开火了40次</text:span>
</text:h>
      <text:p text:style-name="P4">
作者: ['АРМІЯINFORM']</text:p>
      <text:p text:style-name="P4">
时间: 2023-06-27T86:00:00-04:00</text:p>
      <text:p text:style-name="P4">
描述: 关于Vechirnomu的房屋，Zbroyn部队总参谋长...与乌克兰2022年的战争，与乌克兰的战争是今天的最新消息，即今天与乌克兰2022年的新闻战乌克兰和俄罗斯，以及2022年与乌克兰的战争在与乌克兰在不久的将来发生战争时，他们是否会与乌克兰与乌克兰进行战争，这是乌克兰的战争，今天的乌克兰新闻，乌克兰的新闻，乌克兰媒体的新闻俄语</text:p>
      <text:p text:style-name="P4">
图片: ['<text:a xlink:type="simple" xlink:href="https://armyinform.com.ua/wp-content/uploads/2022/08/2022-08-17-v-rajoni-komendatury-okupantiv-v-melitopoli-lunayut-vybuhy.png" text:style-name="Internet_20_link" text:visited-style-name="Visited_20_Internet_20_Link">
2022-08-17-v-rajoni-komendatury-okupantiv-v-melitopoli-lunayut-vybuhy.png</text:a>
']</text:p>
      <text:p text:style-name="P4">
标签: ['STOPRUSSIA', 'АГРЕСІЯ РФ', 'ВІЙНА', 'ВТОРГНЕННЯ РФ', 'ГШ ЗСУ']</text:p>
      <text:p text:style-name="P4">
类别: News</text:p>
      <!--METADATA-->
      <text:p text:style-name="P4">
<draw:frame draw:style-name="fr1" draw:name="Image292" text:anchor-type="as-char" svg:width="6.9236in" svg:height="3.956343in" draw:z-index="0">
<draw:image xlink:href="../Images/AРМІЯINFORM/2023-06-27T86-00-00-04-00/2022-08-17-v-rajoni-komendatury-okupantiv-v-melitopoli-lunayut-vybuhy.png" xlink:type="simple" xlink:show="embed" xlink:actuate="onLoad" draw:mime-type="image/png"/>
</draw:frame>
说明性照片</text:p>
      <text:p text:style-name="P4">
在晚上的摘要报告中有关它<text:a xlink:type="simple" xlink:href="https://www.facebook.com/GeneralStaff.ua/posts/pfbid0WAJ2gFCtEgS6nDXK3nehwwad81HuQZv4MVcUbMpxycMm3csyZHXxQbG1qbYxoysCl" text:style-name="Internet_20_link" text:visited-style-name="Visited_20_Internet_20_Link">
新闻服务</text:a>
乌克兰武装部队的总参谋部。</text:p>
      <text:p text:style-name="P4">
在Avdeevsky的方向上，敌人在Avdiivka地区袭击了航空。大炮炮击20多个定居点。 被解雇，特别是陶瓷，Novokalinovo，Avdiivka，Yusnobrodivka，Pervomaisk，Neuelskoye Donetsk地区。</text:p>
      <text:p text:style-name="P4">
在马林斯基(Mariinsky)的方向上，敌人在马林卡(Marinka)地区进行了进攻行动，没有成功。 他在Marinka和Krasnogorivka附近袭击了航空。 当时，他在十个以上定居点的地区进行了炮击。在大火下，尤其是迪内卡(Illinka)和顿涅茨克(Donetsk)地区的胜利。</text:p>
      <text:p text:style-name="P4">
在矿物方向上，敌人朝着瑞夫诺皮尔(Rivnopil)的方向执行了不成功的进攻行动。 他袭击了斯托罗兹夫·顿涅茨克地区地区的航空爆炸。 他解雇了15多个定居点。 特别是Zekeaterinovka，Elizabeth，Bogoyavlenko，Grace，Coal，Prychistivka，Donetsk地区的Golden Niva。</text:p>
      <text:p text:style-name="P4">
在Zaporizhzhya和Kherson的指示中，敌人集中了主要的努力，以防止晋升我们的部队。 敌人引起了Zaporizhzhya地区的Orikhov和Novodanylivka的攻击。 使炮兵部队超过40个定居点。 Novodarivka，Olgivske，Poltava，Malynivka，Magic，Mala Tokmachka，Transfiguration，Orikhiv，Pavlivkazapozhye地区受伤； 金色的光束，达尚，卡赫卡里夫卡，维塞尔，安东诺夫卡，赫尔森，贝洛泽尔，dniprovske，赫尔森地区的基佐米斯和ochakivmikolaiv地区。</text:p>
      <text:p text:style-name="P4">
News Source: <text:a xlink:type="simple" xlink:href="https://armyinform.com.ua/2023/06/27/na-zaporizhzhi-ta-hersonshhyni-vorog-z-artyleriyi-40-raziv-obstrilyuvav-naseleni-punkty/" text:style-name="Internet_20_link" text:visited-style-name="Visited_20_Internet_20_Link">
https://armyinform.com.ua/2023/06/27/na-zaporizhzhi-ta-hersonshhyni-vorog-z-artyleriyi-40-raziv-obstrilyuvav-naseleni-punkty/</text:a>
</text:p>
      <!--NEWS-->
      <text:h text:style-name="P10" text:outline-level="1">
<text:span text:style-name="T4">
在前往顿涅茨克地区的工作之旅中，他不得不亲自与乌克兰的英雄握手 - 乌克兰总统</text:span>
</text:h>
      <text:p text:style-name="P4">
作者: ['АРМІЯINFORM']</text:p>
      <text:p text:style-name="P4">
时间: 2023-06-27T87:00:00-04:00</text:p>
      <text:p text:style-name="P4">
描述: 关于乌克兰总统沃罗迪米尔·泽伦斯基（Volodymyr Zelensky）在自己的公司Storestsi上的关于...与乌克兰2022年的战争，与乌克兰与乌克兰的最新新闻，今天与乌克兰2022年的新闻战争，今天上次与乌克兰的新闻战争，乌克兰和俄罗斯之间以及俄罗斯和俄罗斯之间的战争将发生，当时，当俄罗斯和俄罗斯之间，何时，当时，当，，当时，当，乌克兰的战争，与乌克兰的战争将是不久的</text:p>
      <text:p text:style-name="P4">
图片: ['<text:a xlink:type="simple" xlink:href="https://armyinform.com.ua/wp-content/uploads/2023/06/356382121_3379373978979621_118196811211052175_n.jpg" text:style-name="Internet_20_link" text:visited-style-name="Visited_20_Internet_20_Link">
356382121_3379373978979621_118196811211052175_n.jpg</text:a>
', '<text:a xlink:type="simple" xlink:href="https://armyinform.com.ua/wp-content/uploads/2023/06/356253952_3379373975646288_7406021673221537067_n-150x150.jpg" text:style-name="Internet_20_link" text:visited-style-name="Visited_20_Internet_20_Link">
356253952_3379373975646288_7406021673221537067_n-150x150.jpg</text:a>
', '<text:a xlink:type="simple" xlink:href="https://armyinform.com.ua/wp-content/uploads/2023/06/356727487_3379373852312967_4147739468704936798_n-150x150.jpg" text:style-name="Internet_20_link" text:visited-style-name="Visited_20_Internet_20_Link">
356727487_3379373852312967_4147739468704936798_n-150x150.jpg</text:a>
', '<text:a xlink:type="simple" xlink:href="https://armyinform.com.ua/wp-content/uploads/2023/06/356382784_3379373832312969_3112921344923108884_n-150x150.jpg" text:style-name="Internet_20_link" text:visited-style-name="Visited_20_Internet_20_Link">
356382784_3379373832312969_3112921344923108884_n-150x150.jpg</text:a>
', '<text:a xlink:type="simple" xlink:href="https://armyinform.com.ua/wp-content/uploads/2023/06/356421296_3379373838979635_5299731240683674856_n-150x150.jpg" text:style-name="Internet_20_link" text:visited-style-name="Visited_20_Internet_20_Link">
356421296_3379373838979635_5299731240683674856_n-150x150.jpg</text:a>
', '<text:a xlink:type="simple" xlink:href="https://armyinform.com.ua/wp-content/uploads/2023/06/356379786_3379373835646302_6165696954415047192_n-150x150.jpg" text:style-name="Internet_20_link" text:visited-style-name="Visited_20_Internet_20_Link">
356379786_3379373835646302_6165696954415047192_n-150x150.jpg</text:a>
']</text:p>
      <text:p text:style-name="P4">
标签: ['STOPRUSSIA', 'АГРЕСІЯ РФ', 'ВІЙНА', 'ВОЛОДИМИР ЗЕЛЕНСЬКИЙ', 'ВТОРГНЕННЯ РФ', 'ЗОЛОТА ЗІРКА', 'ОФІС ПРЕЗИДЕНТА УКРАЇНИ', 'ПРЕЗИДЕНТ УКРАЇНИ']</text:p>
      <text:p text:style-name="P4">
类别: News</text:p>
      <!--METADATA-->
      <text:p text:style-name="P4">
<draw:frame draw:style-name="fr1" draw:name="Image293" text:anchor-type="as-char" svg:width="6.9236in" svg:height="6.9236in" draw:z-index="0">
<draw:image xlink:href="../Images/AРМІЯINFORM/2023-06-27T87-00-00-04-00/356382121_3379373978979621_118196811211052175_n.jpg" xlink:type="simple" xlink:show="embed" xlink:actuate="onLoad" draw:mime-type="image/jpeg"/>
</draw:frame>
关于它<text:a xlink:type="simple" xlink:href="https://www.facebook.com/zelenskiy.official/posts/pfbid0HEZpHhJy8vveVSNqaLxPUvianzjcVjCXJ3uokk3zgjvo119HYMgFypnRv6ueHkNdl" text:style-name="Internet_20_link" text:visited-style-name="Visited_20_Internet_20_Link">
报告</text:a>
乌克兰Volodymyr Zelensky总裁在其官方Facebook页面上。</text:p>
      <text:p text:style-name="P4">
昨天，我们的英雄们给了他们的人字形。</text:p>
      <text:p text:style-name="P4">
我们历史的雪佛兰。</text:p>
      <text:p text:style-name="P4">
今天，我想谈谈其中一个。</text:p>
      <text:p text:style-name="P4">
那些竭尽全力使我们的人民成为自由的未来的人之一。</text:p>
      <text:p text:style-name="P4">
武装部队武装部队武装部队海军陆战队的35校正海军陆战队司令部的海军陆战队营的少校警察杜丁·德丁·德丁·德丁。 他反复参加了敌人袭击的反思。 该部门的并发症并亲自摧毁了敌方设备和活力，他计划了成功的风暴，并从俄罗斯对土地丘奇(Land Churchon)占领中释放。</text:p>
      <text:p text:style-name="P4">
<text:a xlink:type="simple" xlink:href="https://armyinform.com.ua/wp-content/uploads/2023/06/356253952_3379373975646288_7406021673221537067_n.jpg" text:style-name="Internet_20_link" text:visited-style-name="Visited_20_Internet_20_Link">
!(Images/AРМІЯINFORM/2023-06-27T87-00-00-04-00/356253952_3379373975646288_7406021673221537067_n-150x150.jpg)</text:a>
</text:p>
      <text:p text:style-name="P4">
<text:a xlink:type="simple" xlink:href="https://armyinform.com.ua/wp-content/uploads/2023/06/356727487_3379373852312967_4147739468704936798_n.jpg" text:style-name="Internet_20_link" text:visited-style-name="Visited_20_Internet_20_Link">
<draw:frame draw:style-name="fr1" draw:name="Image294" text:anchor-type="as-char" svg:width="6.9236in" svg:height="6.9236in" draw:z-index="0">
<draw:image xlink:href="../Images/AРМІЯINFORM/2023-06-27T87-00-00-04-00/356727487_3379373852312967_4147739468704936798_n-150x150.jpg" xlink:type="simple" xlink:show="embed" xlink:actuate="onLoad" draw:mime-type="image/jpeg"/>
</draw:frame>
</text:a>
</text:p>
      <text:p text:style-name="P4">
<text:a xlink:type="simple" xlink:href="https://armyinform.com.ua/wp-content/uploads/2023/06/356382784_3379373832312969_3112921344923108884_n.jpg" text:style-name="Internet_20_link" text:visited-style-name="Visited_20_Internet_20_Link">
<draw:frame draw:style-name="fr1" draw:name="Image295" text:anchor-type="as-char" svg:width="6.9236in" svg:height="6.9236in" draw:z-index="0">
<draw:image xlink:href="../Images/AРМІЯINFORM/2023-06-27T87-00-00-04-00/356382784_3379373832312969_3112921344923108884_n-150x150.jpg" xlink:type="simple" xlink:show="embed" xlink:actuate="onLoad" draw:mime-type="image/jpeg"/>
</draw:frame>
</text:a>
</text:p>
      <text:p text:style-name="P4">
<text:a xlink:type="simple" xlink:href="https://armyinform.com.ua/wp-content/uploads/2023/06/356421296_3379373838979635_5299731240683674856_n.jpg" text:style-name="Internet_20_link" text:visited-style-name="Visited_20_Internet_20_Link">
<draw:frame draw:style-name="fr1" draw:name="Image296" text:anchor-type="as-char" svg:width="6.9236in" svg:height="6.9236in" draw:z-index="0">
<draw:image xlink:href="../Images/AРМІЯINFORM/2023-06-27T87-00-00-04-00/356421296_3379373838979635_5299731240683674856_n-150x150.jpg" xlink:type="simple" xlink:show="embed" xlink:actuate="onLoad" draw:mime-type="image/jpeg"/>
</draw:frame>
</text:a>
</text:p>
      <text:p text:style-name="P4">
<text:a xlink:type="simple" xlink:href="https://armyinform.com.ua/wp-content/uploads/2023/06/356379786_3379373835646302_6165696954415047192_n.jpg" text:style-name="Internet_20_link" text:visited-style-name="Visited_20_Internet_20_Link">
<draw:frame draw:style-name="fr1" draw:name="Image297" text:anchor-type="as-char" svg:width="6.9236in" svg:height="6.9236in" draw:z-index="0">
<draw:image xlink:href="../Images/AРМІЯINFORM/2023-06-27T87-00-00-04-00/356379786_3379373835646302_6165696954415047192_n-150x150.jpg" xlink:type="simple" xlink:show="embed" xlink:actuate="onLoad" draw:mime-type="image/jpeg"/>
</draw:frame>
</text:a>
在前往顿涅茨克地区的工作旅行中，他亲自向乌克兰英雄亲自授予了金星的秩序。</text:p>
      <text:p text:style-name="P4">
感谢您的服务，当然也要感谢您的人字形!</text:p>
      <text:p text:style-name="P4">
乌克兰为自己的战士感到自豪!</text:p>
      <text:p text:style-name="P4">
我们尊重，支持和希望尽快在家。 荣耀乌克兰!</text:p>
      <text:p text:style-name="P4">
News Source: <text:a xlink:type="simple" xlink:href="https://armyinform.com.ua/2023/06/27/pid-chas-robochoyi-poyizdky-v-doneczku-oblast-mav-za-chest-osobysto-potysnuty-ruku-geroyu-ukrayiny-prezydent-ukrayiny/" text:style-name="Internet_20_link" text:visited-style-name="Visited_20_Internet_20_Link">
https://armyinform.com.ua/2023/06/27/pid-chas-robochoyi-poyizdky-v-doneczku-oblast-mav-za-chest-osobysto-potysnuty-ruku-geroyu-ukrayiny-prezydent-ukrayiny/</text:a>
</text:p>
      <!--NEWS-->
      <text:h text:style-name="P10" text:outline-level="1">
<text:span text:style-name="T4">
在Mykolaiv地区恢复了另一座被战争摧毁的桥梁</text:span>
</text:h>
      <text:p text:style-name="P4">
作者: ['АРМІЯINFORM']</text:p>
      <text:p text:style-name="P4">
时间: 2023-06-27T88:00:00-04:00</text:p>
      <text:p text:style-name="P4">
描述: ex -splsia引入了交通超级服务的Pidrodrils。当他们在不久的将来与乌克兰与乌克兰战争时，与乌克兰的战争是否会在2022年发生的战争，他们说，与乌克兰的战争，今天的乌克兰新闻，乌克兰的新闻，乌克兰媒体在俄罗斯的乌克兰新闻</text:p>
      <text:p text:style-name="P4">
图片: ['<text:a xlink:type="simple" xlink:href="https://armyinform.com.ua/wp-content/uploads/2023/06/356214685_586864923619886_3612079684106230722_n.jpg" text:style-name="Internet_20_link" text:visited-style-name="Visited_20_Internet_20_Link">
356214685_586864923619886_3612079684106230722_n.jpg</text:a>
', '<text:a xlink:type="simple" xlink:href="https://armyinform.com.ua/wp-content/uploads/2023/06/356428863_586864880286557_8138639806392236550_n.jpg" text:style-name="Internet_20_link" text:visited-style-name="Visited_20_Internet_20_Link">
356428863_586864880286557_8138639806392236550_n.jpg</text:a>
']</text:p>
      <text:p text:style-name="P4">
标签: ['STOPRUSSIA', 'АГРЕСІЯ РФ', 'ВІЙНА', 'ВТОРГНЕННЯ РФ', 'ДЕРЖСПЕЦТРАНССЛУЖБИ']</text:p>
      <text:p text:style-name="P4">
类别: News</text:p>
      <!--METADATA-->
      <text:p text:style-name="P4">
<draw:frame draw:style-name="fr1" draw:name="Image298" text:anchor-type="as-char" svg:width="6.9236in" svg:height="3.877216in" draw:z-index="0">
<draw:image xlink:href="../Images/AРМІЯINFORM/2023-06-27T88-00-00-04-00/356214685_586864923619886_3612079684106230722_n.jpg" xlink:type="simple" xlink:show="embed" xlink:actuate="onLoad" draw:mime-type="image/jpeg"/>
</draw:frame>
州特殊运输服务部门已经恢复并介绍了Mykolaiv地区下一个城市的饰边。</text:p>
      <text:p text:style-name="P4">
桥梁士兵<text:a xlink:type="simple" xlink:href="https://www.facebook.com/uadsst/posts/pfbid0ioy4vXsjBVRXTiPMUs8jxvE9ePt8WgfVPFrHv4Ah33BLVhsYyT34Lbcgo2SE6cANl" text:style-name="Internet_20_link" text:visited-style-name="Visited_20_Internet_20_Link">
州科学服务部</text:a>
战斗继续进行的当地社区之间的联系。 多亏了United24 State Fandering平台，就有可能在俄罗斯入侵期间建造并投入另一个被摧毁的基础设施对象。</text:p>
      <text:p text:style-name="P4">
州特别交通服务部负责人，邦德尔少将感谢军人的认真工作。 在恢复物体期间出名的单位中最好的人被移交给了Vidomchinahorod。</text:p>
      <text:p text:style-name="P4">
<draw:frame draw:style-name="fr1" draw:name="Image299" text:anchor-type="as-char" svg:width="6.9236in" svg:height="3.900295in" draw:z-index="0">
<draw:image xlink:href="../Images/AРМІЯINFORM/2023-06-27T88-00-00-04-00/356428863_586864880286557_8138639806392236550_n.jpg" xlink:type="simple" xlink:show="embed" xlink:actuate="onLoad" draw:mime-type="image/jpeg"/>
</draw:frame>
“我感谢您在被入侵的地区恢复和平生活所做的辛勤工作。 战斗仍在进行中，所以我们做的最后一个对象。 我们所做的一切都是为了获胜。 即将有很多工作，在我们的胜利之后，这将是更多，因为我们不仅努力恢复被破坏的基础设施，而且要比以前更好。”</text:p>
      <text:p text:style-name="P4">
值得注意的是，米齐科夫地区的桥梁由国家支持服务部​​队更新，在卡哈夫斯卡亚水力发电厂之后，数百吨水的水压力承受了水的压力。 这是每支军队在履行职责时塔诺夫反应能力的集体专业精神的一个例子。</text:p>
      <text:p text:style-name="P4">
牢不可破的精神将恢复乌克兰!</text:p>
      <text:p text:style-name="P4">
News Source: <text:a xlink:type="simple" xlink:href="https://armyinform.com.ua/2023/06/27/chergovyj-mist-zrujnovanyj-vijnoyu-vidnovyly-na-mykolayivshhyni/" text:style-name="Internet_20_link" text:visited-style-name="Visited_20_Internet_20_Link">
https://armyinform.com.ua/2023/06/27/chergovyj-mist-zrujnovanyj-vijnoyu-vidnovyly-na-mykolayivshhyni/</text:a>
</text:p>
      <!--NEWS-->
      <text:h text:style-name="P10" text:outline-level="1">
<text:span text:style-name="T4">
敌人在利马，巴赫穆特和马林斯克方向上重点努力</text:span>
</text:h>
      <text:p text:style-name="P4">
作者: ['АРМІЯINFORM']</text:p>
      <text:p text:style-name="P4">
时间: 2023-06-27T89:00:00-04:00</text:p>
      <text:p text:style-name="P4">
描述: 牛在ZSU的Vechirnyom总参谋长中弯腰，但是，与乌克兰2022的战争，与乌克兰的战争是今天的最新新闻，今天与乌克兰2022年的新闻战，乌克兰和俄罗斯之间以及俄罗斯之间的战争，以及俄罗斯之间的战争，他们在2022年与乌克兰与乌克兰的战争，无论是否将在不久</text:p>
      <text:p text:style-name="P4">
图片: ['<text:a xlink:type="simple" xlink:href="https://armyinform.com.ua/wp-content/uploads/2023/03/artyleriya.jpg" text:style-name="Internet_20_link" text:visited-style-name="Visited_20_Internet_20_Link">
artyleriya.jpg</text:a>
']</text:p>
      <text:p text:style-name="P4">
标签: ['STOPRUSSIA', 'АГРЕСІЯ РФ', 'БАХМУТСЬКИЙ НАПРЯМОК', 'ВІЙНА', 'ВТОРГНЕННЯ РФ', "МАР'ЇНСЬКИЙ НАПРЯМОК"]</text:p>
      <text:p text:style-name="P4">
类别: News</text:p>
      <!--METADATA-->
      <text:p text:style-name="P4">
<draw:frame draw:style-name="fr1" draw:name="Image300" text:anchor-type="as-char" svg:width="6.9236in" svg:height="4.615733in" draw:z-index="0">
<draw:image xlink:href="../Images/AРМІЯINFORM/2023-06-27T89-00-00-04-00/artyleriya.jpg" xlink:type="simple" xlink:show="embed" xlink:actuate="onLoad" draw:mime-type="image/jpeg"/>
</draw:frame>
说明性照片<text:span text:style-name="T4">
🔥俄罗斯入侵的情况</text:span>
</text:p>
      <text:p text:style-name="P4">
如..所示](https://www.facebook.com/GeneralStaff.ua/posts/pfbid0WAJ2gFCtEgS6nDXK3nehwwad81HuQZv4MVcUbMpxycMm3csyZHXxQbG1qbYxoysCl)白天，武装部队总参谋部的傍晚勃起发生了10次战斗碰撞。</text:p>
      <text:p text:style-name="P4">
在Volyn和Polissya的指示中，没有发生重大变化的操作情况。 未检测到进攻群体形成的迹象。</text:p>
      <text:p text:style-name="P4">
在Siversky和Slobozhansky的指示中，敌人保留了军事冒险。 进行了20多个居住的捐赠，进行了迫击炮和炮击，尤其是Zarichya，Chernihiv地区的Timonovichi； Sumy地区的Buda，Powder，Photovizh，Velika Pisarivka的中间，以及Kharkiv地区的UDA，Kozachalopan和Krasne First。</text:p>
      <text:p text:style-name="P4">
在库皮斯克(Kupyansk)方向和迫击炮炮击方向也经历了20个定居点。 特别是Masyutivka，Kislivka，Kotlyarivka，Berestovo，Kharkiv地区。</text:p>
      <text:p text:style-name="P4">
尤其是15多个居住的费用，尤其是内夫斯科伊，迪布罗瓦，比格里瓦卡，卢汉斯克地区，在火炮炮击中遭受了炮击； 塞雷布里卡(Serebryanka)撕裂，有争议的顿涅茨克地区。</text:p>
      <text:p text:style-name="P4">
在巴赫穆特(Bakhmut)的方向上，敌人试图恢复伊万诺沃(Ivanovo)东南方向的位置失败。</text:p>
      <text:p text:style-name="P4">
敌人的炮弹炮击受伤了15多个居住的中心。 特别是，Vasyukivka，Markovo，Chrome，Yar，Ivanivske，Pazarivka和Southern Donetsk地区遭到了抨击。</text:p>
      <text:p text:style-name="P4">
News Source: <text:a xlink:type="simple" xlink:href="https://armyinform.com.ua/2023/06/27/protyvnyk-zoseredzhuye-osnovni-zusyllya-na-lymanskomu-bahmutskomu-ta-maryinskomu-napryamkah/" text:style-name="Internet_20_link" text:visited-style-name="Visited_20_Internet_20_Link">
https://armyinform.com.ua/2023/06/27/protyvnyk-zoseredzhuye-osnovni-zusyllya-na-lymanskomu-bahmutskomu-ta-maryinskomu-napryamkah/</text:a>
</text:p>
      <!--NEWS-->
      <text:h text:style-name="P10" text:outline-level="1">
<text:span text:style-name="T4">
他们将判断来自克里米亚的叛徒，克里米亚的叛徒在FSB的行列中调查了针对乌克兰水手囚犯的案件，并追捕了克里米亚的塔塔尔</text:span>
</text:h>
      <text:p text:style-name="P4">
作者: ['АРМІЯINFORM']</text:p>
      <text:p text:style-name="P4">
时间: 2023-06-27T8:00:00-04:00</text:p>
      <text:p text:style-name="P4">
描述: DBR Pratsikhniki完成了Viden的Rozsliduannya的特种部队。他们说，与乌克兰的战争将在2022年，或者没有，或者没有，在不久的将来，将与乌克兰发生战争，他们说，今天与乌克兰的战争，今天的乌克兰新闻，乌克兰的新闻，乌克兰媒体在俄罗斯的乌克兰新闻</text:p>
      <text:p text:style-name="P4">
图片: ['<text:a xlink:type="simple" xlink:href="https://armyinform.com.ua/wp-content/uploads/2023/06/zradnika-z-krimu-yakij-u-lavah-fsb-rozsliduvav-spravu-proti-polonenih-ukrainskih-moryakiv-ta-peresliduvav-krimskih-tatar-450x395-4fd.jpeg" text:style-name="Internet_20_link" text:visited-style-name="Visited_20_Internet_20_Link">
zradnika-z-krimu-yakij-u-lavah-fsb-rozsliduvav-spravu-proti-polonenih-ukrainskih-moryakiv-ta-peresliduvav-krimskih-tatar-450x395-4fd.jpeg</text:a>
']</text:p>
      <text:p text:style-name="P4">
标签: ['STOPRUSSIA', 'АГРЕСІЯ РФ', 'ВІЙНА', 'ВТОРГНЕННЯ РФ', 'ДБР']</text:p>
      <text:p text:style-name="P4">
类别: News</text:p>
      <!--METADATA-->
      <text:p text:style-name="P4">
<draw:frame draw:style-name="fr1" draw:name="Image301" text:anchor-type="as-char" svg:width="6.9236in" svg:height="6.077382in" draw:z-index="0">
<draw:image xlink:href="../Images/AРМІЯINFORM/2023-06-27T8-00-00-04-00/zradnika-z-krimu-yakij-u-lavah-fsb-rozsliduvav-spravu-proti-polonenih-ukrainskih-moryakiv-ta-peresliduvav-krimskih-tatar-450x395-4fd.jpeg" xlink:type="simple" xlink:show="embed" xlink:actuate="onLoad" draw:mime-type="image/jpeg"/>
</draw:frame>
DBR员工完成了针对前乌克兰执法人员进行的特别审前调查，在占领克里米亚人的克里米亚·鲍尔斯(Crimean Powls of Crimean)之后，他出卖了宣誓并加入了俄罗斯联邦的FSB。</text:p>
      <text:p text:style-name="P4">
关于它<text:a xlink:type="simple" xlink:href="https://dbr.gov.ua/news/suditimut-zradnika-z-krimu-yakij-u-lavah-fsb-rozsliduvav-spravu-proti-polonenih-ukrainskih-moryakiv-ta-peresliduvav-krimskih-tatar" text:style-name="Internet_20_link" text:visited-style-name="Visited_20_Internet_20_Link">
报告</text:a>
州调查局。</text:p>
      <text:p text:style-name="P4">
“发现俄罗斯联邦FSB部门的调查员在塞瓦斯托波尔的克里米亚涉及的人，并遭到克里米亚塔塔尔激进分子的迫害。 地方职业司法司法司法刑事诉讼发现克里米亚塔塔尔宗教组织恐怖分子，其领导人被抛弃为格子。</text:p>
      <text:p text:style-name="P4">
同样在2018年，叛徒与乌克兰水手队(Kerch Strait)抗衡。 在法庭上，他试图将所有被拘留的乌克兰人拘留在调查拘留所的拘留中心，包括士兵，”该消息写道。</text:p>
      <text:p text:style-name="P4">
值得注意的是，前乌克兰执法人员因缺席和州叛国罪被指控(艺术的第1部分。 111和艺术的第1部分。 乌克兰刑法408).</text:p>
      <text:p text:style-name="P4">
Санкція статті передбачає покарання у вигляді позбавлення волі на строк до 15років.</text:p>
      <text:p text:style-name="P4">
Процесуальне керівництво здійснює Сумська спеціалізована прокуратура у сферіоборони Центрального регіону.</text:p>
      <text:p text:style-name="P4">
News Source: <text:a xlink:type="simple" xlink:href="https://armyinform.com.ua/2023/06/27/sudytymut-zradnyka-z-krymu-yakyj-u-lavah-fsb-rozsliduvav-spravu-proty-polonenyh-ukrayinskyh-moryakiv-ta-peresliduvav-krymskyh-tatar/" text:style-name="Internet_20_link" text:visited-style-name="Visited_20_Internet_20_Link">
https://armyinform.com.ua/2023/06/27/sudytymut-zradnyka-z-krymu-yakyj-u-lavah-fsb-rozsliduvav-spravu-proty-polonenyh-ukrayinskyh-moryakiv-ta-peresliduvav-krymskyh-tatar/</text:a>
</text:p>
      <!--NEWS-->
      <text:h text:style-name="P10" text:outline-level="1">
<text:span text:style-name="T4">
占领者对Kramatorsk进行了火箭袭击</text:span>
</text:h>
      <text:p text:style-name="P4">
作者: ['АРМІЯINFORM']</text:p>
      <text:p text:style-name="P4">
时间: 2023-06-27T90:00:00-04:00</text:p>
      <text:p text:style-name="P4">
描述: chergovy vissikovy zloshchin zdi -silchini viyska rf。 臭味的处决造成了火箭架...与乌克兰2022年的战争，与乌克兰的最新消息，与乌克兰的新闻战争，与乌克兰2022年的新闻战争，今天将在乌克兰和俄罗斯之间发动战争，以及与乌克兰的战争在2022年，是否会有，是否会有，无论是否会在不久的将来与乌克兰的战争，这是与乌克兰的战争，今天的乌克兰新闻，乌克兰新闻，乌克兰媒体在俄罗斯的乌克兰新闻</text:p>
      <text:p text:style-name="P4">
图片: ['<text:a xlink:type="simple" xlink:href="https://armyinform.com.ua/wp-content/uploads/2023/06/0x0-5-1.jpg" text:style-name="Internet_20_link" text:visited-style-name="Visited_20_Internet_20_Link">
0x0-5-1.jpg</text:a>
', '<text:a xlink:type="simple" xlink:href="https://armyinform.com.ua/wp-content/uploads/2023/06/0x0-1-1-150x150.jpg" text:style-name="Internet_20_link" text:visited-style-name="Visited_20_Internet_20_Link">
0x0-1-1-150x150.jpg</text:a>
', '<text:a xlink:type="simple" xlink:href="https://armyinform.com.ua/wp-content/uploads/2023/06/0x0-2-1-150x150.jpg" text:style-name="Internet_20_link" text:visited-style-name="Visited_20_Internet_20_Link">
0x0-2-1-150x150.jpg</text:a>
', '<text:a xlink:type="simple" xlink:href="https://armyinform.com.ua/wp-content/uploads/2023/06/0x0-3-150x150.jpg" text:style-name="Internet_20_link" text:visited-style-name="Visited_20_Internet_20_Link">
0x0-3-150x150.jpg</text:a>
', '<text:a xlink:type="simple" xlink:href="https://armyinform.com.ua/wp-content/uploads/2023/06/0x0-4-150x150.jpg" text:style-name="Internet_20_link" text:visited-style-name="Visited_20_Internet_20_Link">
0x0-4-150x150.jpg</text:a>
', '<text:a xlink:type="simple" xlink:href="https://armyinform.com.ua/wp-content/uploads/2023/06/0x0-6-150x150.jpg" text:style-name="Internet_20_link" text:visited-style-name="Visited_20_Internet_20_Link">
0x0-6-150x150.jpg</text:a>
', '<text:a xlink:type="simple" xlink:href="https://armyinform.com.ua/wp-content/uploads/2023/06/0x0-7-150x150.jpg" text:style-name="Internet_20_link" text:visited-style-name="Visited_20_Internet_20_Link">
0x0-7-150x150.jpg</text:a>
', '<text:a xlink:type="simple" xlink:href="https://armyinform.com.ua/wp-content/uploads/2023/06/0x0-8-150x150.jpg" text:style-name="Internet_20_link" text:visited-style-name="Visited_20_Internet_20_Link">
0x0-8-150x150.jpg</text:a>
', '<text:a xlink:type="simple" xlink:href="https://armyinform.com.ua/wp-content/uploads/2023/06/0x0-9-150x150.jpg" text:style-name="Internet_20_link" text:visited-style-name="Visited_20_Internet_20_Link">
0x0-9-150x150.jpg</text:a>
']</text:p>
      <text:p text:style-name="P4">
标签: ['STOPRUSSIA', 'АГРЕСІЯ РФ', 'ВІЙНА', 'ВТОРГНЕННЯ РФ', 'ДСНС', 'КРАМАТОРСЬК']</text:p>
      <text:p text:style-name="P4">
类别: News</text:p>
      <!--METADATA-->
      <text:p text:style-name="P4">
<draw:frame draw:style-name="fr1" draw:name="Image302" text:anchor-type="as-char" svg:width="6.9236in" svg:height="4.604194in" draw:z-index="0">
<draw:image xlink:href="../Images/AРМІЯINFORM/2023-06-27T90-00-00-04-00/0x0-5-1.jpg" xlink:type="simple" xlink:show="embed" xlink:actuate="onLoad" draw:mime-type="image/jpeg"/>
</draw:frame>
俄罗斯联邦的占领部队犯下了另一种战争罪。 晚上，他们在Kramatorsk的住宅区发动了火箭袭击。</text:p>
      <text:p text:style-name="P4">
根据及时的信息，有两打伤了，三人死亡。 特别是，在俄罗斯侵略者火箭袭击的受害者中，有15岁的孩子。</text:p>
      <text:p text:style-name="P4">
<text:a xlink:type="simple" xlink:href="https://armyinform.com.ua/wp-content/uploads/2023/06/0x0-1-1.jpg" text:style-name="Internet_20_link" text:visited-style-name="Visited_20_Internet_20_Link">
!(Images/AРМІЯINFORM/2023-06-27T90-00-00-04-00/0x0-1-1-150x150.jpg)</text:a>
</text:p>
      <text:p text:style-name="P4">
<text:a xlink:type="simple" xlink:href="https://armyinform.com.ua/wp-content/uploads/2023/06/0x0-2-1.jpg" text:style-name="Internet_20_link" text:visited-style-name="Visited_20_Internet_20_Link">
<draw:frame draw:style-name="fr1" draw:name="Image303" text:anchor-type="as-char" svg:width="6.9236in" svg:height="6.9236in" draw:z-index="0">
<draw:image xlink:href="../Images/AРМІЯINFORM/2023-06-27T90-00-00-04-00/0x0-2-1-150x150.jpg" xlink:type="simple" xlink:show="embed" xlink:actuate="onLoad" draw:mime-type="image/jpeg"/>
</draw:frame>
</text:a>
</text:p>
      <text:p text:style-name="P4">
<text:a xlink:type="simple" xlink:href="https://armyinform.com.ua/wp-content/uploads/2023/06/0x0-3.jpg" text:style-name="Internet_20_link" text:visited-style-name="Visited_20_Internet_20_Link">
<draw:frame draw:style-name="fr1" draw:name="Image304" text:anchor-type="as-char" svg:width="6.9236in" svg:height="6.9236in" draw:z-index="0">
<draw:image xlink:href="../Images/AРМІЯINFORM/2023-06-27T90-00-00-04-00/0x0-3-150x150.jpg" xlink:type="simple" xlink:show="embed" xlink:actuate="onLoad" draw:mime-type="image/jpeg"/>
</draw:frame>
</text:a>
</text:p>
      <text:p text:style-name="P4">
<text:a xlink:type="simple" xlink:href="https://armyinform.com.ua/wp-content/uploads/2023/06/0x0-4.jpg" text:style-name="Internet_20_link" text:visited-style-name="Visited_20_Internet_20_Link">
<draw:frame draw:style-name="fr1" draw:name="Image305" text:anchor-type="as-char" svg:width="6.9236in" svg:height="6.9236in" draw:z-index="0">
<draw:image xlink:href="../Images/AРМІЯINFORM/2023-06-27T90-00-00-04-00/0x0-4-150x150.jpg" xlink:type="simple" xlink:show="embed" xlink:actuate="onLoad" draw:mime-type="image/jpeg"/>
</draw:frame>
</text:a>
</text:p>
      <text:p text:style-name="P4">
<text:a xlink:type="simple" xlink:href="https://armyinform.com.ua/wp-content/uploads/2023/06/0x0-6.jpg" text:style-name="Internet_20_link" text:visited-style-name="Visited_20_Internet_20_Link">
<draw:frame draw:style-name="fr1" draw:name="Image306" text:anchor-type="as-char" svg:width="6.9236in" svg:height="6.9236in" draw:z-index="0">
<draw:image xlink:href="../Images/AРМІЯINFORM/2023-06-27T90-00-00-04-00/0x0-6-150x150.jpg" xlink:type="simple" xlink:show="embed" xlink:actuate="onLoad" draw:mime-type="image/jpeg"/>
</draw:frame>
</text:a>
</text:p>
      <text:p text:style-name="P4">
<text:a xlink:type="simple" xlink:href="https://armyinform.com.ua/wp-content/uploads/2023/06/0x0-7.jpg" text:style-name="Internet_20_link" text:visited-style-name="Visited_20_Internet_20_Link">
<draw:frame draw:style-name="fr1" draw:name="Image307" text:anchor-type="as-char" svg:width="6.9236in" svg:height="6.9236in" draw:z-index="0">
<draw:image xlink:href="../Images/AРМІЯINFORM/2023-06-27T90-00-00-04-00/0x0-7-150x150.jpg" xlink:type="simple" xlink:show="embed" xlink:actuate="onLoad" draw:mime-type="image/jpeg"/>
</draw:frame>
</text:a>
</text:p>
      <text:p text:style-name="P4">
<text:a xlink:type="simple" xlink:href="https://armyinform.com.ua/wp-content/uploads/2023/06/0x0-8.jpg" text:style-name="Internet_20_link" text:visited-style-name="Visited_20_Internet_20_Link">
<draw:frame draw:style-name="fr1" draw:name="Image308" text:anchor-type="as-char" svg:width="6.9236in" svg:height="6.9236in" draw:z-index="0">
<draw:image xlink:href="../Images/AРМІЯINFORM/2023-06-27T90-00-00-04-00/0x0-8-150x150.jpg" xlink:type="simple" xlink:show="embed" xlink:actuate="onLoad" draw:mime-type="image/jpeg"/>
</draw:frame>
</text:a>
</text:p>
      <text:p text:style-name="P4">
<text:a xlink:type="simple" xlink:href="https://armyinform.com.ua/wp-content/uploads/2023/06/0x0-9.jpg" text:style-name="Internet_20_link" text:visited-style-name="Visited_20_Internet_20_Link">
<draw:frame draw:style-name="fr1" draw:name="Image309" text:anchor-type="as-char" svg:width="6.9236in" svg:height="6.9236in" draw:z-index="0">
<draw:image xlink:href="../Images/AРМІЯINFORM/2023-06-27T90-00-00-04-00/0x0-9-150x150.jpg" xlink:type="simple" xlink:show="embed" xlink:actuate="onLoad" draw:mime-type="image/jpeg"/>
</draw:frame>
</text:a>
SES和特殊设备的救援人员在现场工作。</text:p>
      <text:p text:style-name="P4">
我们的记者也在现场工作。 关于种子攻击敌人的细节。</text:p>
      <text:p text:style-name="P4">
<text:span text:style-name="T5">
foto Alexander Kozubenko</text:span>
</text:p>
      <text:p text:style-name="P4">
News Source: <text:a xlink:type="simple" xlink:href="https://armyinform.com.ua/2023/06/27/raketnyj-udar-okupantiv-po-kramatorsku/" text:style-name="Internet_20_link" text:visited-style-name="Visited_20_Internet_20_Link">
https://armyinform.com.ua/2023/06/27/raketnyj-udar-okupantiv-po-kramatorsku/</text:a>
</text:p>
      <!--NEWS-->
      <text:h text:style-name="P10" text:outline-level="1">
<text:span text:style-name="T4">
乌克兰总统与挪威总理乔纳斯·加罗·斯泰尔（Jonas Garo Stere）进行了电话交谈</text:span>
</text:h>
      <text:p text:style-name="P4">
作者: ['АРМІЯINFORM']</text:p>
      <text:p text:style-name="P4">
时间: 2023-06-27T91:00:00-04:00</text:p>
      <text:p text:style-name="P4">
描述: PID HOR电话Rosmovi Z Prem” ，何时，何时，何时，何时，何时，何时，何时，何时与乌克兰在2022年与乌克兰进行战争，将在不久的将来与乌克兰发生战争，与乌克兰的战争，今天的乌克兰新闻，乌克兰新闻，乌克兰新闻在俄罗斯的乌克兰媒体</text:p>
      <text:p text:style-name="P4">
图片: ['<text:a xlink:type="simple" xlink:href="https://armyinform.com.ua/wp-content/uploads/2023/06/37e0267c-cff7-47db-820c-1ebc6a045fa7.jpg" text:style-name="Internet_20_link" text:visited-style-name="Visited_20_Internet_20_Link">
37e0267c-cff7-47db-820c-1ebc6a045fa7.jpg</text:a>
']</text:p>
      <text:p text:style-name="P4">
标签: ['STOPRUSSIA', 'АГРЕСІЯ РФ', 'ВІЙНА', 'ВОЛОДИМИР ЗЕЛЕНСЬКИЙ', 'ВТОРГНЕННЯ РФ', 'ПРЕЗИДЕНТ УКРАЇНИ']</text:p>
      <text:p text:style-name="P4">
类别: News</text:p>
      <!--METADATA-->
      <text:p text:style-name="P4">
<draw:frame draw:style-name="fr1" draw:name="Image310" text:anchor-type="as-char" svg:width="6.9236in" svg:height="4.615733in" draw:z-index="0">
<draw:image xlink:href="../Images/AРМІЯINFORM/2023-06-27T91-00-00-04-00/37e0267c-cff7-47db-820c-1ebc6a045fa7.jpg" xlink:type="simple" xlink:show="embed" xlink:actuate="onLoad" draw:mime-type="image/jpeg"/>
</draw:frame>
在与挪威总理的电话交谈中，乔纳斯·加罗·斯蒂尔(Jonas Garo Stere)讲述了乌克兰军队在顿涅茨克地区塔扎普雷兹(Tazaporezhzhia)的领先地位的旅程。</text:p>
      <text:p text:style-name="P4">
关于它<text:a xlink:type="simple" xlink:href="https://t.me/V_Zelenskiy_official/6742" text:style-name="Internet_20_link" text:visited-style-name="Visited_20_Internet_20_Link">
报告</text:a>
乌克兰Zelensky总裁。</text:p>
      <text:p text:style-name="P4">
他们谈到了战场上的当前状况以及每天提供乌克兰领土的步骤。 他表达了乌克兰的一些防御需求，包括炮兵。</text:p>
      <text:p text:style-name="P4">
在北约维尔纽斯峰会前夕协调了位置。 还邀请了乌克兰的首映式。</text:p>
      <text:p text:style-name="P4">
我感谢乔纳斯·加鲁(Jonas Garu)立体的坚定政治，经济和国防支持。 特别是，对于最新的军事援助方案以及挪威对战斗机灭绝的贡献。</text:p>
      <text:p text:style-name="P4">
News Source: <text:a xlink:type="simple" xlink:href="https://armyinform.com.ua/2023/06/27/prezydent-ukrayiny-proviv-telefonnu-rozmovu-z-premyer-ministrom-norvegiyi-jonasom-garom-stere/" text:style-name="Internet_20_link" text:visited-style-name="Visited_20_Internet_20_Link">
https://armyinform.com.ua/2023/06/27/prezydent-ukrayiny-proviv-telefonnu-rozmovu-z-premyer-ministrom-norvegiyi-jonasom-garom-stere/</text:a>
</text:p>
      <!--NEWS-->
      <text:h text:style-name="P10" text:outline-level="1">
<text:span text:style-name="T4">
在德国，举行了第30届欧洲国家武装部队陆军司令大会</text:span>
</text:h>
      <text:p text:style-name="P4">
作者: ['АРМІЯINFORM']</text:p>
      <text:p text:style-name="P4">
时间: 2023-06-27T92:00:00-04:00</text:p>
      <text:p text:style-name="P4">
描述: 在尼莫奇尼（Nimuccini），Zbryuni地面上的30-T-Schorichna会议是Schorichna的30日...与乌克兰2022年的战争，与乌克兰与乌克兰的最新新闻，《与乌克兰的新闻战争》，2022年的新闻战争是今天的最后一次，将是今天的最后一次，将在那里成为乌克兰与俄罗斯之间的战争，以及何时与乌克兰的战争将是一场战争，无论是否将在不久的将来与乌克兰进行战争，今天与乌克兰的战争，今天的乌克兰新闻，乌克兰新闻，乌克兰媒体在俄罗斯的乌克兰新闻将在俄罗斯</text:p>
      <text:p text:style-name="P4">
图片: ['<text:a xlink:type="simple" xlink:href="https://armyinform.com.ua/wp-content/uploads/2023/06/356221650_610995611132434_837382880453698429_n.jpg" text:style-name="Internet_20_link" text:visited-style-name="Visited_20_Internet_20_Link">
356221650_610995611132434_837382880453698429_n.jpg</text:a>
', '<text:a xlink:type="simple" xlink:href="https://armyinform.com.ua/wp-content/uploads/2023/06/356235665_610995591132436_9207995219111131776_n-150x150.jpg" text:style-name="Internet_20_link" text:visited-style-name="Visited_20_Internet_20_Link">
356235665_610995591132436_9207995219111131776_n-150x150.jpg</text:a>
', '<text:a xlink:type="simple" xlink:href="https://armyinform.com.ua/wp-content/uploads/2023/06/356631090_610995587799103_7779967513409546529_n-150x150.jpg" text:style-name="Internet_20_link" text:visited-style-name="Visited_20_Internet_20_Link">
356631090_610995587799103_7779967513409546529_n-150x150.jpg</text:a>
', '<text:a xlink:type="simple" xlink:href="https://armyinform.com.ua/wp-content/uploads/2023/06/356382221_610995571132438_583927986629679354_n-150x150.jpg" text:style-name="Internet_20_link" text:visited-style-name="Visited_20_Internet_20_Link">
356382221_610995571132438_583927986629679354_n-150x150.jpg</text:a>
']</text:p>
      <text:p text:style-name="P4">
标签: ['STOPRUSSIA', 'АГРЕСІЯ РФ', 'ВІЙНА', 'ВТОРГНЕННЯ РФ', 'КОМАНДУВАННЯ СУХОПУТНИХ ВІЙСЬК ЗС\xa0УКРАЇНИ', 'НАТО', 'ПІВНІЧНОАТЛАНТИЧНИЙ АЛЬЯНС']</text:p>
      <text:p text:style-name="P4">
类别: News</text:p>
      <!--METADATA-->
      <text:p text:style-name="P4">
<draw:frame draw:style-name="fr1" draw:name="Image311" text:anchor-type="as-char" svg:width="6.9236in" svg:height="5.1927in" draw:z-index="0">
<draw:image xlink:href="../Images/AРМІЯINFORM/2023-06-27T92-00-00-04-00/356221650_610995611132434_837382880453698429_n.jpg" xlink:type="simple" xlink:show="embed" xlink:actuate="onLoad" draw:mime-type="image/jpeg"/>
</draw:frame>
在德国，举行了第30届欧洲国家和北约国家陆军指挥官的年度会议</text:p>
      <text:p text:style-name="P4">
在德国城市Garmash-Partenkirchen，第30届北约武装部队和欧洲武装部队的年度会议。</text:p>
      <text:p text:style-name="P4">
会议的主要目的是在北约领先国家之间交流经验，在安全性问题，进一步的指导和军事工作前景，加强塔菲特纳联盟之间的伙伴关系。</text:p>
      <text:p text:style-name="P4">
<text:a xlink:type="simple" xlink:href="https://armyinform.com.ua/wp-content/uploads/2023/06/356235665_610995591132436_9207995219111131776_n.jpg" text:style-name="Internet_20_link" text:visited-style-name="Visited_20_Internet_20_Link">
!(Images/AРМІЯINFORM/2023-06-27T92-00-00-04-00/356235665_610995591132436_9207995219111131776_n-150x150.jpg)</text:a>
</text:p>
      <text:p text:style-name="P4">
<text:a xlink:type="simple" xlink:href="https://armyinform.com.ua/wp-content/uploads/2023/06/356631090_610995587799103_7779967513409546529_n.jpg" text:style-name="Internet_20_link" text:visited-style-name="Visited_20_Internet_20_Link">
<draw:frame draw:style-name="fr1" draw:name="Image312" text:anchor-type="as-char" svg:width="6.9236in" svg:height="6.9236in" draw:z-index="0">
<draw:image xlink:href="../Images/AРМІЯINFORM/2023-06-27T92-00-00-04-00/356631090_610995587799103_7779967513409546529_n-150x150.jpg" xlink:type="simple" xlink:show="embed" xlink:actuate="onLoad" draw:mime-type="image/jpeg"/>
</draw:frame>
</text:a>
</text:p>
      <text:p text:style-name="P4">
<text:a xlink:type="simple" xlink:href="https://armyinform.com.ua/wp-content/uploads/2023/06/356382221_610995571132438_583927986629679354_n.jpg" text:style-name="Internet_20_link" text:visited-style-name="Visited_20_Internet_20_Link">
<draw:frame draw:style-name="fr1" draw:name="Image313" text:anchor-type="as-char" svg:width="6.9236in" svg:height="6.9236in" draw:z-index="0">
<draw:image xlink:href="../Images/AРМІЯINFORM/2023-06-27T92-00-00-04-00/356382221_610995571132438_583927986629679354_n-150x150.jpg" xlink:type="simple" xlink:show="embed" xlink:actuate="onLoad" draw:mime-type="image/jpeg"/>
</draw:frame>
</text:a>
在伊戈尔·帕拉格尼克(Igor Palagnyuk)大会大会上的演讲中，他向参与者介绍了乌克兰当前的安全状况，纳弗伦(Nafroron)正在发生的变化，以及合作伙伴如何帮助加速乌克兰的胜利。</text:p>
      <ul>
        <li>
将来安全的关键应该是座右铭“再也不会孤单”。 没有朋友和盟友就不可能留下来。 融入欧盟，北约成为A变成。 与西方社区的战后整合对于乌克兰的未来和必要的欧洲，因此，农场和安全是必不可少的。</li>
      </ul>
      <text:p text:style-name="P4">
此外，陆军的代理指挥官是访问签证培训场，乌克兰船员正在研究美国艾布拉姆斯M1A1坦克。</text:p>
      <text:p text:style-name="P4">
[_土地部队的公共关系服务命令(https://www.facebook.com/UALandForces/posts/pfbid0KESQsxiwycpyW7zHd5MoHjJzY7Gk2pKrZxJxnpDZ7iV1n5vzhzNjNsPwhUme34Gvl)</text:p>
      <text:p text:style-name="P4">
News Source: <text:a xlink:type="simple" xlink:href="https://armyinform.com.ua/2023/06/27/v-nimechchyni-vidbulas-30-ta-shhorichna-konferencziya-komanduvachiv-suhoputnyh-vijsk-zbrojnyh-syl-yevropejskyh-derzhav-ta-krayin-nato/" text:style-name="Internet_20_link" text:visited-style-name="Visited_20_Internet_20_Link">
https://armyinform.com.ua/2023/06/27/v-nimechchyni-vidbulas-30-ta-shhorichna-konferencziya-komanduvachiv-suhoputnyh-vijsk-zbrojnyh-syl-yevropejskyh-derzhav-ta-krayin-nato/</text:a>
</text:p>
      <!--NEWS-->
      <text:h text:style-name="P10" text:outline-level="1">
<text:span text:style-name="T4">
关于“战争期间和战后的稳定性的社会研究：乌克兰人都依靠什么”</text:span>
</text:h>
      <text:p text:style-name="P4">
作者: ['Анатолій Бальчос']</text:p>
      <text:p text:style-name="P4">
时间: 2023-06-27T93:00:00-04:00</text:p>
      <text:p text:style-name="P4">
描述: Syogodni是Hygurtsnosti Staycosti的全国平台，介绍了社会学家...与乌克兰2022的战争，与乌克兰的战争是今天的最新消息，与乌克兰2022的新闻战是今天的最后一场，乌克兰之间的战争会发生和俄罗斯，当与乌克兰的战争将在2022年不，他们会在不久的将来与乌克兰战争，他们说，今天与乌克兰的战争，今天的乌克兰新闻，乌克兰的新闻，乌克兰媒体在俄罗斯的乌克兰新闻</text:p>
      <text:p text:style-name="P4">
图片: ['<text:a xlink:type="simple" xlink:href="https://armyinform.com.ua/wp-content/uploads/2023/06/6499d9ea81e27-screenshot_2.webp" text:style-name="Internet_20_link" text:visited-style-name="Visited_20_Internet_20_Link">
6499d9ea81e27-screenshot_2.webp</text:a>
']</text:p>
      <text:p text:style-name="P4">
标签: ['ЗБРОЙНІ СИЛИ УКРАЇНИ', 'СОЦІОЛОГІЯ']</text:p>
      <text:p text:style-name="P4">
类别: News</text:p>
      <!--METADATA-->
      <text:p text:style-name="P4">
<draw:frame draw:style-name="fr1" draw:name="Image314" text:anchor-type="as-char" svg:width="6.9236in" svg:height="4.180287in" draw:z-index="0">
<draw:image xlink:href="../ConvertedIMGs/AРМІЯINFORM/2023-06-27T93-00-00-04-00/6499d9ea81e27-screenshot_2.png" xlink:type="simple" xlink:show="embed" xlink:actuate="onLoad" draw:mime-type="image/png"/>
</draw:frame>
说明性照片</text:p>
      <text:p text:style-name="P4">
<text:span text:style-name="T4">
今天，关于“战争和战争期间的稳定性：乌克兰人取代的稳定性”的全国稳定和凝聚力介绍语言研究。 公民如何看待他们的未来？ 在俄罗斯联邦的表格武装侵略期间，乌克兰武装部队的受访者的作用是什么？ 在</text:span>
 [<text:span text:style-name="T4">
演示</text:span>
]中回答的这些和其他查询(https://www.youtube.com/watch?v=fnMePpQf0ws)<text:span text:style-name="T4">
 Alexei Antipovich董事社会学团体。</text:span>
</text:p>
      <text:p text:style-name="P4">
今年6月初，国家平台的抵抗和凝聚力委托了一项社会学调查。 在俄罗斯 - 乌克兰战争中获胜之后，乌克兰人对乌克兰人的发展的看法将主要由乌克兰人的观点分开。 此外，研究人员的主要任务之一是找到有关建立稳定系统方法的问题的答案。</text:p>
      <text:p text:style-name="P4">
根据研究人员的说法，有67％的受访者认为该国正在迁移管理。 同时，对国家和上帝的信仰有助于在大范围内保持稳定。 第三次确定了日常工作可持续性的主要因素。 大约60％的受访者指出了家庭的支持。 乌克兰人顽强的稳定的主要因素是对乌克兰的武装力量的信念-86％。</text:p>
      <ul>
        <li>
乌克兰的坚定信念，一方面证明了准备保护公民的民主是民主的事实。 - 构造的Oleg Saakyan。  - 在乌克兰案中，乌克兰社会不是国家政策提高稳定性的对象，而是对象的抵抗，这在我们的历史上曾经使肩膀和国家，机构，机构以及最终关闭了所有关键洞。</li>
      </ul>
      <text:p text:style-name="P4">
正如研究表明的那样，有82％的人认为他们的家园是成功的国家，一支强大的军队是(56％). При цьому розвиток безпекового фактора тасоціальний захист вважають найбільш пріоритетним напрямком більшість опитаних.Наразі 77 % віддали пріоритет післявоєнному розвитку військової промисловості,укріпленню кордонів та реформуванню. Серед головних сфер економіки, якіповинні розвиватися передусім, українці вважають медицину (50％)，军事行业(46％)， 农业(33％)，教育与科学(34％).</text:p>
      <ul>
        <li>
乌克兰人互相尊重， - 社会学团体“评级”主任说。  - 乌克兰人 - 讲乌克兰人，俄罗斯 - 讲乌克兰人，欧盟的居民，流离失所的人，搬到根居民居住的村庄或城市，公民，2022年2月24日之后被占领的公民，乌克兰人出国 - 所有这些类别 - 所有这些类别。</li>
      </ul>
      <text:p text:style-name="P4">
在艰难的军事时期评估当局的活动，乌克兰公民被认为是中央工作的效率(66％)和本地(56％)权力。根据对该集团“评级”的社会学调查的结果，乌克兰的军械库是最有效的国家机构 - 他们上涨了82％。</text:p>
      <ul>
        <li>
现在，我们正处于人们为自己属于d -ukrainian国家的事实而感到自豪的阶段 - 强调了稳定和凝聚力的专家平台，尤里亚·卡普兰(Yulia Kaplan)向乌克兰人帮助乌克兰人的事实讲述了调查结果。  - 他们非常活跃于在田野中运作的游击运动的协助。</li>
      </ul>
      <text:p text:style-name="P4">
根据平台Volodymyr lupius的共同创始人的说法，战争带来了乌克兰，被认为是一个在世界上树立新标准凝聚力的国家。</text:p>
      <text:p text:style-name="P4">
根据国家稳定平台和弗拉迪米尔的凝聚力的专家，对乌克兰的武装力量的信任被认为是更广泛的叙述：“国家，经济和人类安全!”。</text:p>
      <text:p text:style-name="P4">
<text:span text:style-name="T5">
开源的学术照片</text:span>
</text:p>
      <text:p text:style-name="P4">
News Source: <text:a xlink:type="simple" xlink:href="https://armyinform.com.ua/2023/06/27/shho-pokazalo-soczdoslidzhennya-na-temu-stijkist-pid-chas-vijny-ta-u-postvoyennyj-period-na-shho-opyrayutsya-ukrayinczi/" text:style-name="Internet_20_link" text:visited-style-name="Visited_20_Internet_20_Link">
https://armyinform.com.ua/2023/06/27/shho-pokazalo-soczdoslidzhennya-na-temu-stijkist-pid-chas-vijny-ta-u-postvoyennyj-period-na-shho-opyrayutsya-ukrayinczi/</text:a>
</text:p>
      <!--NEWS-->
      <text:h text:style-name="P10" text:outline-level="1">
<text:span text:style-name="T4">
根据SBU材料的说法，俄罗斯线人在阿夫迪夫卡附近监视乌克兰的武装部队，他接受了10年的监狱已有10年</text:span>
</text:h>
      <text:p text:style-name="P4">
作者: ['АРМІЯINFORM']</text:p>
      <text:p text:style-name="P4">
时间: 2023-06-27T94:00:00-04:00</text:p>
      <text:p text:style-name="P4">
描述: Bingle Zbrazov在Yaki的一个Rashista的Shchelnik上的基地，与乌克兰2022年的战争，与乌克兰的最新新闻战争，今天与乌克兰2022年的新闻战争，今天将在乌克兰和俄罗斯和俄罗斯和俄罗斯和俄罗斯和俄罗斯和俄罗斯之间发生战争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2/a8879da467f5ef3186c59aa101cecbce_id76321_1300x820_141_650x410.jpg" text:style-name="Internet_20_link" text:visited-style-name="Visited_20_Internet_20_Link">
a8879da467f5ef3186c59aa101cecbce_id76321_1300x820_141_650x410.jpg</text:a>
']</text:p>
      <text:p text:style-name="P4">
标签: ['STOPRUSSIA', 'АГРЕСІЯ РФ', 'ВІЙНА', 'ВТОРГНЕННЯ РФ', 'СБУ']</text:p>
      <text:p text:style-name="P4">
类别: News</text:p>
      <!--METADATA-->
      <text:p text:style-name="P4">
<draw:frame draw:style-name="fr1" draw:name="Image315" text:anchor-type="as-char" svg:width="6.9236in" svg:height="4.367194in" draw:z-index="0">
<draw:image xlink:href="../Images/AРМІЯINFORM/2023-06-27T94-00-00-04-00/a8879da467f5ef3186c59aa101cecbce_id76321_1300x820_141_650x410.jpg" xlink:type="simple" xlink:show="embed" xlink:actuate="onLoad" draw:mime-type="image/jpeg"/>
</draw:frame>
说明性照片</text:p>
      <text:p text:style-name="P4">
安全局已收集了另一个Rashist同事的证据，后者将侵略者传输到顿涅茨克地区战士中国防军的位置和行动。</text:p>
      <text:p text:style-name="P4">
关于它<text:a xlink:type="simple" xlink:href="https://t.me/SBUkr/8780" text:style-name="Internet_20_link" text:visited-style-name="Visited_20_Internet_20_Link">
报告</text:a>
SBU。</text:p>
      <text:p text:style-name="P4">
首先，攻击者试图识别并“合并”武装部队人员脱位的俄罗斯入侵者，以及乌克兰军队在阿夫德斯基(Avdeevsky)方向上的炮兵职位和后勤人员。</text:p>
      <text:p text:style-name="P4">
SBU工作人员在矛盾的事件中于今年2月拘留了敌方线人。</text:p>
      <text:p text:style-name="P4">
根据乌克兰特殊服务部的说法，法院任命他10年监禁。</text:p>
      <text:p text:style-name="P4">
随着调查的建立，攻击者是mirnograd的居民。</text:p>
      <text:p text:style-name="P4">
2022年底，他参与了与DNR情报管理代表乌克兰的不言而喻的合作。</text:p>
      <text:p text:style-name="P4">
在敌人的视野中，一个人通过了他在俄罗斯 - 体积网络上的活动，在开始全面入侵俄罗斯联邦后，发表了反乌克兰语的评论。</text:p>
      <text:p text:style-name="P4">
线人绕过了波克罗夫斯基地区的一线领土和乌克兰捍卫者的隐藏位置。</text:p>
      <text:p text:style-name="P4">
收集的信息通过电报的使者发送到了顿涅茨克地区的临时占领部分。</text:p>
      <text:p text:style-name="P4">
根据收集的证据，法院在第3部分中裁定袭击者有罪。 114-2乌克兰的刑法(未经授权传播信息，武器移动，武器和弹药到乌克兰，武装部队的运动，流离失所或安置).</text:p>
      <text:p text:style-name="P4">
Розслідування проводили співробітники СБУ в Донецькій та Луганській областяхза процесуального керівництва Донецької обласної прокуратури.</text:p>
      <text:p text:style-name="P4">
News Source: <text:a xlink:type="simple" xlink:href="https://armyinform.com.ua/2023/06/27/za-materialamy-sbu-10-rokiv-tyurmy-otrymav-rosijskyj-informator-yakyj-shpyguvav-za-artyleriyeyu-zsu-pid-avdiyivkoyu/" text:style-name="Internet_20_link" text:visited-style-name="Visited_20_Internet_20_Link">
https://armyinform.com.ua/2023/06/27/za-materialamy-sbu-10-rokiv-tyurmy-otrymav-rosijskyj-informator-yakyj-shpyguvav-za-artyleriyeyu-zsu-pid-avdiyivkoyu/</text:a>
</text:p>
      <!--NEWS-->
      <text:h text:style-name="P10" text:outline-level="1">
<text:span text:style-name="T4">
乌克兰勇士摧毁了管理点和2个占领者的Buk Sprs</text:span>
</text:h>
      <text:p text:style-name="P4">
作者: ['АРМІЯINFORM']</text:p>
      <text:p text:style-name="P4">
时间: 2023-06-27T95:00:00-04:00</text:p>
      <text:p text:style-name="P4">
描述: 关于Vorozhiy Zili的Ugrannia，我们的Pidrodromils将军的DOB健康……与乌克兰2022年的战争，与乌克兰的战争是今天的最新新闻，今天是与乌克兰2022年的新闻战争，今天将有一场战争，还有一场战争在乌克兰和俄罗斯之间以及乌克兰与乌克兰的战争之间，是否会在不久的将来与乌克兰进行战争，今天与乌克兰的战争，今天的乌克兰新闻，乌克兰媒体在俄罗斯的乌克兰新闻，俄罗斯的乌克兰新闻都会参与其中俄语</text:p>
      <text:p text:style-name="P4">
图片: ['<text:a xlink:type="simple" xlink:href="https://armyinform.com.ua/wp-content/uploads/2023/04/arta.jpg" text:style-name="Internet_20_link" text:visited-style-name="Visited_20_Internet_20_Link">
arta.jpg</text:a>
']</text:p>
      <text:p text:style-name="P4">
标签: ['STOPRUSSIA', 'АГРЕСІЯ РФ', 'ВІЙНА', 'ВТОРГНЕННЯ РФ', 'ВТРАТИ ВОРОГА', 'ГШ ЗСУ', 'ХРОНІКА ОБОРОНИ']</text:p>
      <text:p text:style-name="P4">
类别: News</text:p>
      <!--METADATA-->
      <text:p text:style-name="P4">
<draw:frame draw:style-name="fr1" draw:name="Image316" text:anchor-type="as-char" svg:width="6.9236in" svg:height="2.993015in" draw:z-index="0">
<draw:image xlink:href="../Images/AРМІЯINFORM/2023-06-27T95-00-00-04-00/arta.jpg" xlink:type="simple" xlink:show="embed" xlink:actuate="onLoad" draw:mime-type="image/jpeg"/>
</draw:frame>
关于我们单位在一天内实施的敌人目标的病变<text:a xlink:type="simple" xlink:href="https://www.facebook.com/GeneralStaff.ua/posts/pfbid0WAJ2gFCtEgS6nDXK3nehwwad81HuQZv4MVcUbMpxycMm3csyZHXxQbG1qbYxoysCl" text:style-name="Internet_20_link" text:visited-style-name="Visited_20_Internet_20_Link">
告知</text:a>
武装部队的总人员</text:p>
      <text:p text:style-name="P4">
国防军每天的航空在敌人的个人组成和4对敌人的防空导弹综合体的集中率的领域中取得了12次跳动。</text:p>
      <text:p text:style-name="P4">
白天，导弹和炮兵的细分被1个标点符号，2个反射导弹系统“山毛榉”击中，以及敌人的生命部门，武器和军事装备的4个领域。</text:p>
      <text:p text:style-name="P4">
News Source: <text:a xlink:type="simple" xlink:href="https://armyinform.com.ua/2023/06/27/ukrayinski-voyiny-znyshhyly-punkt-upravlinnya-ta-2-zrk-buk-okupantiv/" text:style-name="Internet_20_link" text:visited-style-name="Visited_20_Internet_20_Link">
https://armyinform.com.ua/2023/06/27/ukrayinski-voyiny-znyshhyly-punkt-upravlinnya-ta-2-zrk-buk-okupantiv/</text:a>
</text:p>
      <!--NEWS-->
      <text:h text:style-name="P10" text:outline-level="1">
<text:span text:style-name="T4">
政府已经为修复项目分配了235亿UAH</text:span>
</text:h>
      <text:p text:style-name="P4">
作者: ['АРМІЯINFORM']</text:p>
      <text:p text:style-name="P4">
时间: 2023-06-27T96:00:00-04:00</text:p>
      <text:p text:style-name="P4">
描述: 关于乌克兰电报频道Premhat-Ministra的经销商谷物。 乌拉西塔尔...与乌克兰2022年的战争，与乌克兰的最新新闻战争，与乌克兰2022年的新闻战争，今天的最后一次战争，乌克兰和俄罗斯之间的战争以及俄罗斯之间的战争以及2022年与乌克兰的战争将是将在不久的将来与乌克兰发动战争，说，与乌克兰的战争，今天的乌克兰新闻，乌克兰的新闻，乌克兰媒体的俄罗斯媒体</text:p>
      <text:p text:style-name="P4">
图片: ['<text:a xlink:type="simple" xlink:href="https://armyinform.com.ua/wp-content/uploads/2023/05/uryad.jpg" text:style-name="Internet_20_link" text:visited-style-name="Visited_20_Internet_20_Link">
uryad.jpg</text:a>
']</text:p>
      <text:p text:style-name="P4">
标签: ['STOPRUSSIA', 'АГРЕСІЯ РФ', 'ВІЙНА', 'ВТОРГНЕННЯ РФ', 'ДЕНИС ШМИГАЛЬ', 'ПРЕМ’ЄР-МІНІСТР УКРАЇНИ']</text:p>
      <text:p text:style-name="P4">
类别: News</text:p>
      <!--METADATA-->
      <text:p text:style-name="P4">
<draw:frame draw:style-name="fr1" draw:name="Image317" text:anchor-type="as-char" svg:width="6.9236in" svg:height="4.610104in" draw:z-index="0">
<draw:image xlink:href="../Images/AРМІЯINFORM/2023-06-27T96-00-00-04-00/uryad.jpg" xlink:type="simple" xlink:show="embed" xlink:actuate="onLoad" draw:mime-type="image/jpeg"/>
</draw:frame>
关于它<text:a xlink:type="simple" xlink:href="https://t.me/Denys_Smyhal/5507" text:style-name="Internet_20_link" text:visited-style-name="Visited_20_Internet_20_Link">
报告</text:a>
乌克兰的官方电报 - 瓦纳普雷米尔。</text:p>
      <text:p text:style-name="P4">
<text:span text:style-name="T4">
政府已经从消除武装侵略的基金中分配了235亿美元的UAH。 尤其：</text:span>
</text:p>
      <ul>
        <li>
uah 44亿亿美元 - 对于该计划的续签 * UAH 66亿美元 - 用于重建关键基础设施 * UAH 15亿美元 - 让新的供水供应人员为南部的城市提供饮用水。 * uah 10亿美元 - 恐怖袭击卡科夫斯基水力发电站后，修复受损和破坏的物体。</li>
      </ul>
      <text:p text:style-name="P4">
总的来说，我们的基金几乎拥有620亿个UAH。 恢复应该是每个部长，地区和地方领导人的​​重点。 这是将要评估的主要向量之一。</text:p>
      <text:p text:style-name="P4">
News Source: <text:a xlink:type="simple" xlink:href="https://armyinform.com.ua/2023/06/27/uryad-vzhe-rozpodilyv-na-proyekty-vidnovlennya-235-mlrd-grn/" text:style-name="Internet_20_link" text:visited-style-name="Visited_20_Internet_20_Link">
https://armyinform.com.ua/2023/06/27/uryad-vzhe-rozpodilyv-na-proyekty-vidnovlennya-235-mlrd-grn/</text:a>
</text:p>
      <!--NEWS-->
      <text:h text:style-name="P10" text:outline-level="1">
<text:span text:style-name="T4">
在Kramatorsk上的火箭中风的受害者中 - 儿童和外国公民</text:span>
</text:h>
      <text:p text:style-name="P4">
作者: ['Ольга Вікарчук']</text:p>
      <text:p text:style-name="P4">
时间: 2023-06-27T97:00:00-04:00</text:p>
      <text:p text:style-name="P4">
描述: 在chergovy时期，根据米斯·克拉默斯克（Mist Kramatorsk）的Cyville -Ilfrastructure的说法，Vorog正在与火箭弹发动。...与乌克兰2022年的战争，与乌克兰的战争是今天的最新新闻，这是与乌克兰2022年的新闻战争，今天，乌克兰和俄罗斯之间的战争以及与乌克兰的战争将在不久的将来与乌克兰战争，与乌克兰与乌克兰的战争，今天的乌克兰新闻，乌克兰新闻，乌克兰新闻，俄罗斯的乌克兰媒体将在俄罗斯</text:p>
      <text:p text:style-name="P4">
图片: ['<text:a xlink:type="simple" xlink:href="https://armyinform.com.ua/wp-content/uploads/2023/06/0x0-11.jpg" text:style-name="Internet_20_link" text:visited-style-name="Visited_20_Internet_20_Link">
0x0-11.jpg</text:a>
']</text:p>
      <text:p text:style-name="P4">
标签: ['STOPRUSSIA', 'АГРЕСІЯ РФ', 'ВІЙНА', 'ВТОРГНЕННЯ РФ', 'КРАМАТОРСЬК']</text:p>
      <text:p text:style-name="P4">
类别: News</text:p>
      <!--METADATA-->
      <text:p text:style-name="P4">
<draw:frame draw:style-name="fr1" draw:name="Image318" text:anchor-type="as-char" svg:width="6.9236in" svg:height="4.604194in" draw:z-index="0">
<draw:image xlink:href="../Images/AРМІЯINFORM/2023-06-27T97-00-00-04-00/0x0-11.jpg" xlink:type="simple" xlink:show="embed" xlink:actuate="onLoad" draw:mime-type="image/jpeg"/>
</draw:frame>
敌人再次击中了Misakramatorsk的平民基础设施。 根据顿涅茨克地区军事行政部门负责人帕维尔·基里伦科(Pavel Kirilenko)提供的初步信息，众所周知，有两名受伤的人丧生，其中一个孩子和三名外国人。</text:p>
      <ul>
        <li>
大约在晚上8:00，种族主义者在比萨店的私人部门Tadrug吻了一枚火箭。 爆炸在住宅，商店，咖啡馆和其他场所受伤。 Pavlokirilenko说，在这种情况下，搜索操作正在进行中。</li>
      </ul>
      <text:p text:style-name="P4">
在现场，部署了工作和提供援助的手术人员。</text:p>
      <text:p text:style-name="P4">
<text:span text:style-name="T5">
foto Alexander Kozubenko</text:span>
</text:p>
      <text:p text:style-name="P4">
News Source: <text:a xlink:type="simple" xlink:href="https://armyinform.com.ua/2023/06/27/sered-zhertv-raketnogo-udaru-po-kramatorsku-dity-ta-inozemni-gromadyany/" text:style-name="Internet_20_link" text:visited-style-name="Visited_20_Internet_20_Link">
https://armyinform.com.ua/2023/06/27/sered-zhertv-raketnogo-udaru-po-kramatorsku-dity-ta-inozemni-gromadyany/</text:a>
</text:p>
      <!--NEWS-->
      <text:h text:style-name="P10" text:outline-level="1">
<text:span text:style-name="T4">
由于火箭攻击Kramatorsk的受伤数量正在增加</text:span>
</text:h>
      <text:p text:style-name="P4">
作者: ['АРМІЯINFORM']</text:p>
      <text:p text:style-name="P4">
时间: 2023-06-27T98:00:00-04:00</text:p>
      <text:p text:style-name="P4">
描述: 该村庄22.00 kilkistyi在Kramator发动了Vorozhny Rocket攻击的VNASLED，与乌克兰2022年的战争，与乌克兰的最新消息，今天与乌克兰的新闻，今天与乌克兰2022年的新闻战争，乌克兰和俄罗斯和俄罗斯之间的战争将会发生，乌克兰和俄罗斯之间的战争将会他们说，与乌克兰与乌克兰的战争在不久的将来是否会在不久的将来与乌克兰进行战争，他们说，与乌克兰的战争，今天的乌克兰新闻，乌克兰的新闻，乌克兰媒体在俄罗斯的乌克兰新闻</text:p>
      <text:p text:style-name="P4">
图片: []</text:p>
      <text:p text:style-name="P4">
标签: ['STOPRUSSIA', 'АГРЕСІЯ РФ', 'ВІЙНА', 'ВТОРГНЕННЯ РФ', 'НАЦПОЛІЦІЯ']</text:p>
      <text:p text:style-name="P4">
类别: News</text:p>
      <!--METADATA-->
      <text:p text:style-name="P4">
截至22.00，由于火箭袭击的受害者人数已增加到42人。</text:p>
      <text:p text:style-name="P4">
关于它<text:a xlink:type="simple" xlink:href="https://www.facebook.com/UA.National.Police/posts/pfbid02ALXf3LTSvkRLiJrpX1n791Zc2nqoADr8gxJbwDjPGxHvTzgztBLeqUcat6vrqiESl" text:style-name="Internet_20_link" text:visited-style-name="Visited_20_Internet_20_Link">
报告</text:a>
乌克兰国家警察在其频道电报中。</text:p>
      <text:p text:style-name="P4">
命中有一个解析。 SES战斗人员继续进行救援行动。 爆炸后，医生协助受害者。</text:p>
      <text:p text:style-name="P4">
News Source: <text:a xlink:type="simple" xlink:href="https://armyinform.com.ua/2023/06/27/kilkist-poranenyh-vnaslidok-raketnoyi-ataky-kramatorska-zrostaye/" text:style-name="Internet_20_link" text:visited-style-name="Visited_20_Internet_20_Link">
https://armyinform.com.ua/2023/06/27/kilkist-poranenyh-vnaslidok-raketnoyi-ataky-kramatorska-zrostaye/</text:a>
</text:p>
      <!--NEWS-->
      <text:h text:style-name="P10" text:outline-level="1">
<text:span text:style-name="T4">
每一次恐怖的表现再次证明了世界，俄罗斯只应得的失败和法庭 - 乌克兰总统的上诉</text:span>
</text:h>
      <text:p text:style-name="P4">
作者: ['АРМІЯINFORM']</text:p>
      <text:p text:style-name="P4">
时间: 2023-06-27T99:00:00-04:00</text:p>
      <text:p text:style-name="P4">
描述: 乌克兰公路乌克兰人！ 里弗利（Rivelly）向罗西奇·特里斯特（Rosich Terorist）的罗科维（Rokovingy）指示...与乌克兰2022年的战争，与乌克兰的最新新闻战争，与乌克兰的新闻战争，今天最后一个与乌克兰的新闻战，乌克兰和俄罗斯之间的战争将在乌克兰和俄罗斯之间发生战争，与乌克兰的战争将会发生战争他们说，或者不这样做，是否会在不久的将来与乌克兰进行战争，他们说，今天与乌克兰的战争，今天的乌克兰新闻，乌克兰新闻，乌克兰媒体在俄罗斯的乌克兰媒体</text:p>
      <text:p text:style-name="P4">
图片: ['<text:a xlink:type="simple" xlink:href="https://armyinform.com.ua/wp-content/uploads/2023/06/2cc8b226388c9e314d6eff8edcd54f4d_1686857689_extra_large.png" text:style-name="Internet_20_link" text:visited-style-name="Visited_20_Internet_20_Link">
2cc8b226388c9e314d6eff8edcd54f4d_1686857689_extra_large.png</text:a>
']</text:p>
      <text:p text:style-name="P4">
标签: ['АГРЕСІЯ РФ', 'ВОЛОДИМИР ЗЕЛЕНСЬКИЙ']</text:p>
      <text:p text:style-name="P4">
类别: News</text:p>
      <!--METADATA-->
      <text:p text:style-name="P4">
<draw:frame draw:style-name="fr1" draw:name="Image319" text:anchor-type="as-char" svg:width="6.9236in" svg:height="3.871446in" draw:z-index="0">
<draw:image xlink:href="../Images/AРМІЯINFORM/2023-06-27T99-00-00-04-00/2cc8b226388c9e314d6eff8edcd54f4d_1686857689_extra_large.png" xlink:type="simple" xlink:show="embed" xlink:actuate="onLoad" draw:mime-type="image/png"/>
</draw:frame>
Volodymyr Zelenskyy</text:p>
      <text:p text:style-name="P4">
<text:span text:style-name="T4">
 <text:span text:style-name="T5">
亲爱的乌克兰人和乌克兰妇女!</text:span>
​​ </text:span>
</text:p>
      <text:p text:style-name="P4">
正是在俄罗斯恐怖分子对克雷姆班克(Kremenchuk)对贸易中心的影响的周年纪念日，当时有22人被杀时，俄罗斯的不人道再次指挥了波特雷姆省区的导弹。</text:p>
      <text:p text:style-name="P4">
如今，俄罗斯恐怖分子也向克拉马特斯克开火。 C-300导弹。人们被杀，其中包括一个孩子。 我向亲戚和亲人表示哀悼。这个小时有40多人受伤。 每个人都得到了协助。 差距的收益。</text:p>
      <text:p text:style-name="P4">
每一次恐怖的表现都一次又一次地向我们和世界证明，这只是她所做的一切的后果之一 - 击败法庭，公正和法院对所有俄罗斯杀手。</text:p>
      <text:p text:style-name="P4">
一次又一次地感谢世界上支持乌克兰并帮助我们人民的防御的每个人!</text:p>
      <text:p text:style-name="P4">
今天，美国有一个新的防守方案为我们的士兵提供。 装甲车的汽油，刺痛者和喜玛尔。 我们的炮兵的其他炮弹。 我感谢拜登先生，国会，双方和所有美国人!</text:p>
      <text:p text:style-name="P4">
他与挪威总理先生进行了交谈。 他感谢提供的支持 - 国防，经济，政治。 很重要!他告诉他我去勇士的旅行，关于我们的实际辩护。 他表达了我们一些武装需求。 还讨论了战斗机的创建。 对话中的一个单独的话题是维尔纽斯的未来北约峰会。挪威类型理解!</text:p>
      <text:p text:style-name="P4">
他今天还与我们的国际主义者举行了一次特别会议 - 政府正在为维尔纽斯峰会做准备。 我相信峰会的决定对于乌克兰来说可能是静态的!我们为此竭尽所能，并与乌克兰的国际机会有关。</text:p>
      <text:p text:style-name="P4">
当然还有前线。 我们的角色，我们的积极行动。 今天，我们也有搬家!在我们采取进攻行动的所有领域。 谢谢您，勇士!今天，我们在反映俄罗斯袭击方面取得了重要成果。 我非常感谢您!</text:p>
      <text:p text:style-name="P4">
尤其是今天，我将注意到著名的第3个独立的突击旅，一个强大的28侧机械旅，是第57个独立运动步兵旅的英雄第54个独立的机械旅。 勇士，我感谢大家!做得好!</text:p>
      <text:p text:style-name="P4">
感谢您为每一个被摧毁的占领者和每一个乌克兰的生命挽救!</text:p>
      <text:p text:style-name="P4">
荣耀我们的英雄!谢谢大家在世界上不惧怕俄罗斯恐怖分子，并与我们一起返回世界!</text:p>
      <text:p text:style-name="P4">
<text:span text:style-name="T4">
 <text:span text:style-name="T5">
荣耀与乌克兰!</text:span>
 </text:span>
</text:p>
      <text:p text:style-name="P4">
News Source: <text:a xlink:type="simple" xlink:href="https://armyinform.com.ua/2023/06/27/kozhen-proyav-teroru-znovu-dovodyt-usomu-svitu-shho-rosiya-zaslugovuye-lyshe-na-porazku-j-trybunal-zvernennya-prezydenta-ukrayiny/" text:style-name="Internet_20_link" text:visited-style-name="Visited_20_Internet_20_Link">
https://armyinform.com.ua/2023/06/27/kozhen-proyav-teroru-znovu-dovodyt-usomu-svitu-shho-rosiya-zaslugovuye-lyshe-na-porazku-j-trybunal-zvernennya-prezydenta-ukrayiny/</text:a>
</text:p>
      <!--NEWS-->
      <text:h text:style-name="P10" text:outline-level="1">
<text:span text:style-name="T4">
庇护所的控制状态将持续到6月底 -  OP</text:span>
</text:h>
      <text:p text:style-name="P4">
作者: Ukrinform (Person)</text:p>
      <text:p text:style-name="P4">
出版商: Укринформ (Organization)</text:p>
      <text:p text:style-name="P4">
出版时间: 2023-06-27T9:03:00+03:00</text:p>
      <text:p text:style-name="P4">
修改时间: 2023-06-27T23:03:00+03:00</text:p>
      <text:p text:style-name="P4">
描述: 因保留庇护所的不当保留为司法和监测存储设施的认罪将持续到6月底，现在有第一个人员决定。  - 乌克林。</text:p>
      <text:p text:style-name="P4">
图片: ['<text:a xlink:type="simple" xlink:href="https://static.ukrinform.com/photos/2023_06/thumb_files/630_360_1686303753-448.jpg" text:style-name="Internet_20_link" text:visited-style-name="Visited_20_Internet_20_Link">
630_360_16863...</text:a>
']</text:p>
      <text:p text:style-name="P4">
标签: ['Офіс Президента', 'Бомбосховище', 'Укриття', 'Війна з Росією']</text:p>
      <text:p text:style-name="P4">
类型: Article</text:p>
      <!--METADATA-->
      <text:p text:style-name="P4">
<draw:frame draw:style-name="fr1" draw:name="Image320" text:anchor-type="as-char" svg:width="6.9236in" svg:height="3.956343in" draw:z-index="0">
<draw:image xlink:href="../Images/yкринформ/2023-06-27T9-03-00-03-00/630_360_1686303753-448.jpg" xlink:type="simple" xlink:show="embed" xlink:actuate="onLoad" draw:mime-type="image/jpeg"/>
</draw:frame>
保留庇护所不当的起诉将持续到6月底，目前有第一批人事决定。</text:p>
      <text:p text:style-name="P4">
注意到这一点(https://t.me/OleksiyKuleba/3498)，报道乌克林福姆。</text:p>
      <text:p text:style-name="P4">
“我们有第一人事的决定。 这是关于这座城市的<text:a xlink:type="simple" xlink:href="https://www.ukrinform.ua/tag-kiiv" text:style-name="Internet_20_link" text:visited-style-name="Visited_20_Internet_20_Link">
基夫</text:a>
，基辅，Zhytomyr，Sumy地区。还有Kharkiv，Zaporizhzhia，Nikolaev，Kherson。 这并不是所有解决方案。 对责任的吸引力以及庇护所状态的控制将一直持续到最后。”他强调。</text:p>
      <text:p text:style-name="P4">
同时，库勒巴(Kuleba)强调，同时也正在进行存储设施的布置。</text:p>
      <text:p text:style-name="P4">
“它们必须配备，准备适当的准备，每个人都必须具有前弹性访问。 今天，这一切都是一起工作的 - 当地自治机构的执行当局。”</text:p>
      <text:p text:style-name="P4">
他补充说，庇护所现在是战略重要性的对象，即，官员的责任将增强国家和封闭的存储设施。</text:p>
      <text:p text:style-name="P4">
另外，根据子弹，还引入了系统的避难所。</text:p>
      <text:p text:style-name="P4">
<text:span text:style-name="T4">
另请阅读：</text:span>
 <text:a xlink:type="simple" xlink:href="https://www.ukrinform.ua/rubric-regions/3728517-u-zaporizzi-cerez-nezaleznij-stan-ukrittiv-zvilnili-cinovnika.html" text:style-name="Internet_20_link" text:visited-style-name="Visited_20_Internet_20_Link">
在Zaporozhye，因为独立条件<text:span text:style-name="T4">
庇护所</text:span>
解放者</text:a>
据报道，NSDC在6月23日的会议上指示部长，地区和地方当局的内阁采取措施，以承担状况不佳的人的纪律处分责任，并对高战略进行系统性检查重要性。</text:p>
      <text:p text:style-name="P4">
6月27日，星期二，政府同意释放谴责RDA Tavines的许多负责人。</text:p>
      <text:p text:style-name="P4">
News Source: <text:a xlink:type="simple" xlink:href="https://www.ukrinform.ua/rubric-society/3728549-kontrol-stanu-ukrittiv-trivatime-do-kinca-cervna-op.html" text:style-name="Internet_20_link" text:visited-style-name="Visited_20_Internet_20_Link">
https://www.ukrinform.ua/rubric-society/3728549-kontrol-stanu-ukrittiv-trivatime-do-kinca-cervna-op.html</text:a>
</text:p>
      <!--NEWS-->
      <text:h text:style-name="P10" text:outline-level="1">
<text:span text:style-name="T4">
北约应为乌克兰提供安全保证，直到成为联盟的成员 - 比利时总理</text:span>
</text:h>
      <text:p text:style-name="P4">
作者: Ukrinform (Person)</text:p>
      <text:p text:style-name="P4">
出版商: Укринформ (Organization)</text:p>
      <text:p text:style-name="P4">
出版时间: 2023-06-28T-2:21:00+03:00</text:p>
      <text:p text:style-name="P4">
修改时间: 2023-06-28T00:21:00+03:00</text:p>
      <text:p text:style-name="P4">
描述: 联盟盟友应保持与有一天进入北约的乌克兰的团结，但是在今天的到来之前，联盟应帮助乌克兰为转型创造法律条件，并提供合法的安全保证。  - 乌克林。</text:p>
      <text:p text:style-name="P4">
图片: ['<text:a xlink:type="simple" xlink:href="https://static.ukrinform.com/photos/2022_09/thumb_files/630_360_1664010630-734.jpg" text:style-name="Internet_20_link" text:visited-style-name="Visited_20_Internet_20_Link">
630_360_16640...</text:a>
']</text:p>
      <text:p text:style-name="P4">
标签: ['Бельгія', 'НАТО', 'Україна', 'Безпека']</text:p>
      <text:p text:style-name="P4">
类型: Article</text:p>
      <!--METADATA-->
      <text:p text:style-name="P4">
<draw:frame draw:style-name="fr1" draw:name="Image321" text:anchor-type="as-char" svg:width="6.9236in" svg:height="3.956343in" draw:z-index="0">
<draw:image xlink:href="../Images/yкринформ/2023-06-28T-2-21-00-03-00/630_360_1664010630-734.jpg" xlink:type="simple" xlink:show="embed" xlink:actuate="onLoad" draw:mime-type="image/jpeg"/>
</draw:frame>
联盟盟友必须与有一天进入多纳托的乌克兰保持团结，但是在这一天到来之前，联盟应帮助乌克兰创造转型法律条件并提供合法的安全保证。</text:p>
      <text:p text:style-name="P4">
比利时总理DE CROO报告说，大约在海牙在新闻发布会上关于北约和荷兰州和政府元首，立陶宛，波兰，罗马尼亚，阿尔巴尼亚，比利时和挪威的新闻社会会议的结果。乌克林。</text:p>
      <text:p text:style-name="P4">
“很明显，有一天乌克兰将成为会员<text:span text:style-name="T4">
 <text:a xlink:type="simple" xlink:href="https://www.ukrinform.ua/tag-nato" text:style-name="Internet_20_link" text:visited-style-name="Visited_20_Internet_20_Link">
北约</text:a>
</text:span>
。 问题是在我们之前要做的事实。 目前，我们必须做两件事。 首先，创建一个良好的政治框架，继续与我们的乌克兰狗进行对话。 其次，我们必须提供必要的安全保证，而来自乌克兰人的文员显然是合法的。”比利时政府官员说。</text:p>
      <text:p text:style-name="P4">
<text:span text:style-name="T4">
另请阅读：</text:span>
 <text:span text:style-name="T4">
 [在维尔纽斯(Vilnius)，盟友应为北约成员的政治途径打开北约的政治途径)(https://www.ukrinform.ua/rubric-polytics/3728562-u-vilnusi-souzniki-maut-vidkriti-dla-ukraini-politicnij-slah-do-clenstva-v-nato-nauseda.html)</text:span>
</text:p>
      <text:p text:style-name="P4">
他指出，在过去的几个月中，北约国家与乌克兰表现出多种稳定性，但这种团结将永远不够。 盟国继续为乌克兰提供援助，包括战场上相同的援助以及在衡量强大的政治支持方面的援助。</text:p>
      <text:p text:style-name="P4">
克鲁(Kroo)祝贺在维尔纽斯(Vilnius)的峰会上，芬兰将成为北约的正式成员，并表示希望这种地位很快成为“我们来自瑞典的朋友”。</text:p>
      <text:p text:style-name="P4">
<text:span text:style-name="T4">
另请阅读：</text:span>
 <text:span text:style-name="T4">
 <text:a xlink:type="simple" xlink:href="https://www.ukrinform.ua/rubric-polytics/3728553-putin-ne-mae-prava-veto-na-rozsirenna-nato-stoltenberg.html" text:style-name="Internet_20_link" text:visited-style-name="Visited_20_Internet_20_Link">
普京没有否决北约 - 斯托尔滕贝格的扩展</text:a>
</text:span>
</text:p>
      <text:p text:style-name="P4">
据报道，下届北约峰会将在维尔纽斯举行，将考虑继续为乌克兰在对俄罗斯侵略的主要问题上的维护中继续提供援助。</text:p>
      <text:p text:style-name="P4">
<text:span text:style-name="T4">
另请阅读：</text:span>
 <text:span text:style-name="T4">
 <text:a xlink:type="simple" xlink:href="https://www.ukrinform.ua/rubric-world/3728548-duda-okresliv-pat-prioritetiv-polsi-na-samit-nato-sered-nih-pidtrimka-ukraini.html" text:style-name="Internet_20_link" text:visited-style-name="Visited_20_Internet_20_Link">
DUDA概述了北约峰会的五个优先事项，其中包括乌克兰的支持</text:a>
 </text:span>
</text:p>
      <text:p text:style-name="P4">
News Source: <text:a xlink:type="simple" xlink:href="https://www.ukrinform.ua/rubric-polytics/3728565-nato-mae-nadati-ukraini-garantii-bezpeki-poki-vona-ne-stane-clenom-alansu-premer-belgii.html" text:style-name="Internet_20_link" text:visited-style-name="Visited_20_Internet_20_Link">
https://www.ukrinform.ua/rubric-polytics/3728565-nato-mae-nadati-ukraini-garantii-bezpeki-poki-vona-ne-stane-clenom-alansu-premer-belgii.html</text:a>
</text:p>
      <!--NEWS-->
      <text:h text:style-name="P10" text:outline-level="1">
<text:span text:style-name="T4">
在维尔纽斯（Vilnius），盟友必须为北约 - 纳托（Nato -Nato）成员的政治途径开放</text:span>
</text:h>
      <text:p text:style-name="P4">
作者: Ukrinform (Person)</text:p>
      <text:p text:style-name="P4">
出版商: Укринформ (Organization)</text:p>
      <text:p text:style-name="P4">
出版时间: 2023-06-28T-3:13:00+03:00</text:p>
      <text:p text:style-name="P4">
修改时间: 2023-06-28T00:13:00+03:00</text:p>
      <text:p text:style-name="P4">
描述: 在将于今年7月11日至12日在维尔纽斯举行的联盟峰会上，联盟国家应为乌克兰提供清晰的北约成员政治途径，并尽可能简单。  - 乌克林。</text:p>
      <text:p text:style-name="P4">
图片: ['<text:a xlink:type="simple" xlink:href="https://static.ukrinform.com/photos/2023_06/thumb_files/630_360_1687898168-682.jpg" text:style-name="Internet_20_link" text:visited-style-name="Visited_20_Internet_20_Link">
630_360_16878...</text:a>
']</text:p>
      <text:p text:style-name="P4">
标签: ['НАТО', 'Україна', 'Ґітанас Науседа']</text:p>
      <text:p text:style-name="P4">
类型: Article</text:p>
      <!--METADATA-->
      <text:p text:style-name="P4">
<draw:frame draw:style-name="fr1" draw:name="Image322" text:anchor-type="as-char" svg:width="6.9236in" svg:height="3.956343in" draw:z-index="0">
<draw:image xlink:href="../Images/yкринформ/2023-06-28T-3-13-00-03-00/630_360_1687898168-682.jpg" xlink:type="simple" xlink:show="embed" xlink:actuate="onLoad" draw:mime-type="image/jpeg"/>
</draw:frame>
在将于今年7月11日至12日在维尔纽斯举行的联盟期间，联盟国家应为乌克兰提供清晰的政治途径通往vnato的会员资格，并尽可能简单。</text:p>
      <text:p text:style-name="P4">
乌克利顿特姆(Ucikrinform)总统说，今天在北约秘书长，立陶宛，波兰，罗马尼亚，阿尔巴尼亚，比利时和挪威的北约秘书长，国家和政府的工作会议之后，今天在海牙。</text:p>
      <text:p text:style-name="P4">
“我们将在维尔纽斯讨论的另一个问题是乌克兰的未来及其与[北约]的关系(https://www.ukrinform.ua/tag-nato)。 立陶宛是乌克兰在北约成员的说服成员。 乌克兰是欧洲 - 大西洋安全建筑的一部分。 我们必须同意乌克兰在乌克兰拨号的政治道路，并使这条道路尽可能简单。我们支持北约 - 乌克兰理事会的创建，北约 - 乌克兰理事会的就职会议可以在维尔纽斯举行，”立陶宛领导人强调。</text:p>
      <text:p text:style-name="P4">
他指出，北约峰会发生在联盟东部边界维尔纽斯举行的事实是时间的象征。 自北约在马德里举行的峰会以来，东部侧面的安全渲染局势一直在恶化。 俄罗斯在白俄罗斯发起了战术核。 在俄罗斯，瓦格纳集团的军事叛乱试图。 如果该小组的“连环杀手”是白俄罗斯驻扎的，那么所有邻国甚至都将受到更大的威胁。</text:p>
      <text:p text:style-name="P4">
在这种情况下，根据立陶宛总统的说法，北约的约束措施和防御措施已获得最高优先事项。 这就是为什么应尽快实施更新的盟国区域防御计划的原因。</text:p>
      <text:p text:style-name="P4">
“在马德里(在2022年6月的峰会上 - 编辑。)我们同意，战斗团体将被增加到旅的规模，在需要的地方和何时需要。 卫生间的走廊不仅对捍卫波罗的海地区，而且对整个联盟都是决定性的战略重要性。 至于“何时？”的问题 - 我的回答是一种方法：昨天有必要在正确的地方捍卫盟国的弹药旅的重要因素。” Gitanas Naudeda说。*!(https://www.ukrinform.ua/rubric-polytics/3728503-ukraina-ocikue-na-samiti-u-vilnusi-duze-silnogo-signalu-sodo-vstupu-v-nato-ermak.html)立陶宛总统已经认识到 - 为了实现这一目标，有必要将成本的数量提高到GDP的2％。 立陶宛已经投资于国防，占GDP的2.5％。</text:p>
      <text:p text:style-name="P4">
吉塔纳斯·纳塞达(Gitanas Nauseda)还表示希望维尔纽斯(Vilnius)的盟友能够将瑞典作为北约的第32名成员。</text:p>
      <text:p text:style-name="P4">
据报道，下届北约峰会将在维尔纽斯举行，将考虑继续为乌克兰在对俄罗斯侵略的主要问题上的维护中继续提供援助。 乌克兰期望的是，从本次会议开始，乌克兰对北约成员和安全的安全道路的预期还要多，以防止乌克兰的安全，以防止俄罗斯侵略可能重复进行智能侵略。</text:p>
      <text:p text:style-name="P4">
News Source: <text:a xlink:type="simple" xlink:href="https://www.ukrinform.ua/rubric-polytics/3728562-u-vilnusi-souzniki-maut-vidkriti-dla-ukraini-politicnij-slah-do-clenstva-v-nato-nauseda.html" text:style-name="Internet_20_link" text:visited-style-name="Visited_20_Internet_20_Link">
https://www.ukrinform.ua/rubric-polytics/3728562-u-vilnusi-souzniki-maut-vidkriti-dla-ukraini-politicnij-slah-do-clenstva-v-nato-nauseda.html</text:a>
</text:p>
      <!--NEWS-->
      <text:h text:style-name="P10" text:outline-level="1">
<text:span text:style-name="T4">
在维尔纽斯（Vilnius），盟友必须为北约 - 纳托（Nato -Nato）成员的政治途径开放</text:span>
</text:h>
      <text:p text:style-name="P4">
作者: Ukrinform (Person)</text:p>
      <text:p text:style-name="P4">
出版商: Укринформ (Organization)</text:p>
      <text:p text:style-name="P4">
出版时间: 2023-06-28T00:13:00+03:00</text:p>
      <text:p text:style-name="P4">
修改时间: 2023-06-28T00:13:00+03:00</text:p>
      <text:p text:style-name="P4">
描述: 在将于今年7月11日至12日在维尔纽斯举行的联盟峰会上，联盟国家应为乌克兰提供清晰的北约成员政治途径，并尽可能简单。  - 乌克林。</text:p>
      <text:p text:style-name="P4">
图片: ['<text:a xlink:type="simple" xlink:href="https://static.ukrinform.com/photos/2023_06/thumb_files/630_360_1687898168-682.jpg" text:style-name="Internet_20_link" text:visited-style-name="Visited_20_Internet_20_Link">
630_360_16878...</text:a>
']</text:p>
      <text:p text:style-name="P4">
标签: ['НАТО', 'Україна', 'Ґітанас Науседа']</text:p>
      <text:p text:style-name="P4">
类型: Article</text:p>
      <!--METADATA-->
      <text:p text:style-name="P4">
<draw:frame draw:style-name="fr1" draw:name="Image323" text:anchor-type="as-char" svg:width="6.9236in" svg:height="3.956343in" draw:z-index="0">
<draw:image xlink:href="../Images/yкринформ/2023-06-28T00-13-00-03-00/630_360_1687898168-682.jpg" xlink:type="simple" xlink:show="embed" xlink:actuate="onLoad" draw:mime-type="image/jpeg"/>
</draw:frame>
在将于今年7月11日至12日在维尔纽斯举行的联盟期间，联盟国家应为乌克兰提供清晰的政治途径通往vnato的会员资格，并尽可能简单。</text:p>
      <text:p text:style-name="P4">
乌克利顿特姆(Ucikrinform)总统说，今天在北约秘书长，立陶宛，波兰，罗马尼亚，阿尔巴尼亚，比利时和挪威的北约秘书长，国家和政府的工作会议之后，今天在海牙。</text:p>
      <text:p text:style-name="P4">
“我们将在维尔纽斯讨论的另一个问题是乌克兰的未来及其与[北约]的关系(https://www.ukrinform.ua/tag-nato)。 立陶宛是乌克兰在北约成员的说服成员。 乌克兰是欧洲 - 大西洋安全建筑的一部分。 我们必须同意乌克兰在乌克兰拨号的政治道路，并使这条道路尽可能简单。我们支持北约 - 乌克兰理事会的创建，北约 - 乌克兰理事会的就职会议可以在维尔纽斯举行，”立陶宛领导人强调。</text:p>
      <text:p text:style-name="P4">
他指出，北约峰会发生在联盟东部边界维尔纽斯举行的事实是时间的象征。 自北约在马德里举行的峰会以来，东部侧面的安全渲染局势一直在恶化。 俄罗斯在白俄罗斯发起了战术核。 在俄罗斯，瓦格纳集团的军事叛乱试图。 如果该小组的“连环杀手”是白俄罗斯驻扎的，那么所有邻国甚至都将受到更大的威胁。</text:p>
      <text:p text:style-name="P4">
在这种情况下，根据立陶宛总统的说法，北约的约束措施和防御措施已获得最高优先事项。 这就是为什么应尽快实施更新的盟国区域防御计划的原因。</text:p>
      <text:p text:style-name="P4">
“在马德里(在2022年6月的峰会上 - 编辑。)我们同意，战斗团体将被增加到旅的规模，在需要的地方和何时需要。 卫生间的走廊不仅对捍卫波罗的海地区，而且对整个联盟都是决定性的战略重要性。 至于“何时？”的问题 - 我的回答是一种方法：昨天有必要在正确的地方捍卫盟国的弹药旅的重要因素。” Gitanas Naudeda说。*!(https://www.ukrinform.ua/rubric-polytics/3728503-ukraina-ocikue-na-samiti-u-vilnusi-duze-silnogo-signalu-sodo-vstupu-v-nato-ermak.html)立陶宛总统已经认识到 - 为了实现这一目标，有必要将成本的数量提高到GDP的2％。 立陶宛已经投资于国防，占GDP的2.5％。</text:p>
      <text:p text:style-name="P4">
吉塔纳斯·纳塞达(Gitanas Nauseda)还表示希望维尔纽斯(Vilnius)的盟友能够将瑞典作为北约的第32名成员。</text:p>
      <text:p text:style-name="P4">
据报道，下届北约峰会将在维尔纽斯举行，将考虑继续为乌克兰在对俄罗斯侵略的主要问题上的维护中继续提供援助。 乌克兰期望的是，从本次会议开始，乌克兰对北约成员和安全的安全道路的预期还要多，以防止乌克兰的安全，以防止俄罗斯侵略可能重复进行智能侵略。</text:p>
      <text:p text:style-name="P4">
News Source: <text:a xlink:type="simple" xlink:href="https://www.ukrinform.ua/rubric-polytics/3728562-u-vilnusi-souzniki-maut-vidkriti-dla-ukraini-politicnij-slah-do-clenstva-v-nato-nauseda.html" text:style-name="Internet_20_link" text:visited-style-name="Visited_20_Internet_20_Link">
https://www.ukrinform.ua/rubric-polytics/3728562-u-vilnusi-souzniki-maut-vidkriti-dla-ukraini-politicnij-slah-do-clenstva-v-nato-nauseda.html</text:a>
</text:p>
      <!--NEWS-->
      <text:h text:style-name="P10" text:outline-level="1">
<text:span text:style-name="T4">
北约应为乌克兰提供安全保证，直到成为联盟的成员 - 比利时总理</text:span>
</text:h>
      <text:p text:style-name="P4">
作者: Ukrinform (Person)</text:p>
      <text:p text:style-name="P4">
出版商: Укринформ (Organization)</text:p>
      <text:p text:style-name="P4">
出版时间: 2023-06-28T00:21:00+03:00</text:p>
      <text:p text:style-name="P4">
修改时间: 2023-06-28T00:21:00+03:00</text:p>
      <text:p text:style-name="P4">
描述: 联盟盟友应保持与有一天进入北约的乌克兰的团结，但是在今天的到来之前，联盟应帮助乌克兰为转型创造法律条件，并提供合法的安全保证。  - 乌克林。</text:p>
      <text:p text:style-name="P4">
图片: ['<text:a xlink:type="simple" xlink:href="https://static.ukrinform.com/photos/2022_09/thumb_files/630_360_1664010630-734.jpg" text:style-name="Internet_20_link" text:visited-style-name="Visited_20_Internet_20_Link">
630_360_16640...</text:a>
']</text:p>
      <text:p text:style-name="P4">
标签: ['Бельгія', 'НАТО', 'Україна', 'Безпека']</text:p>
      <text:p text:style-name="P4">
类型: Article</text:p>
      <!--METADATA-->
      <text:p text:style-name="P4">
<draw:frame draw:style-name="fr1" draw:name="Image324" text:anchor-type="as-char" svg:width="6.9236in" svg:height="3.956343in" draw:z-index="0">
<draw:image xlink:href="../Images/yкринформ/2023-06-28T00-21-00-03-00/630_360_1664010630-734.jpg" xlink:type="simple" xlink:show="embed" xlink:actuate="onLoad" draw:mime-type="image/jpeg"/>
</draw:frame>
联盟盟友必须与有一天进入多纳托的乌克兰保持团结，但是在这一天到来之前，联盟应帮助乌克兰创造转型法律条件并提供合法的安全保证。</text:p>
      <text:p text:style-name="P4">
比利时总理DE CROO报告说，大约在海牙在新闻发布会上关于北约和荷兰州和政府元首，立陶宛，波兰，罗马尼亚，阿尔巴尼亚，比利时和挪威的新闻社会会议的结果。乌克林。</text:p>
      <text:p text:style-name="P4">
“很明显，有一天乌克兰将成为会员<text:span text:style-name="T4">
 <text:a xlink:type="simple" xlink:href="https://www.ukrinform.ua/tag-nato" text:style-name="Internet_20_link" text:visited-style-name="Visited_20_Internet_20_Link">
北约</text:a>
</text:span>
。 问题是在我们之前要做的事实。 目前，我们必须做两件事。 首先，创建一个良好的政治框架，继续与我们的乌克兰狗进行对话。 其次，我们必须提供必要的安全保证，而来自乌克兰人的文员显然是合法的。”比利时政府官员说。</text:p>
      <text:p text:style-name="P4">
<text:span text:style-name="T4">
另请阅读：</text:span>
 <text:span text:style-name="T4">
 [在维尔纽斯(Vilnius)，盟友应为北约成员的政治途径打开北约的政治途径)(https://www.ukrinform.ua/rubric-polytics/3728562-u-vilnusi-souzniki-maut-vidkriti-dla-ukraini-politicnij-slah-do-clenstva-v-nato-nauseda.html)</text:span>
</text:p>
      <text:p text:style-name="P4">
他指出，在过去的几个月中，北约国家与乌克兰表现出多种稳定性，但这种团结将永远不够。 盟国继续为乌克兰提供援助，包括战场上相同的援助以及在衡量强大的政治支持方面的援助。</text:p>
      <text:p text:style-name="P4">
克鲁(Kroo)祝贺在维尔纽斯(Vilnius)的峰会上，芬兰将成为北约的正式成员，并表示希望这种地位很快成为“我们来自瑞典的朋友”。</text:p>
      <text:p text:style-name="P4">
<text:span text:style-name="T4">
另请阅读：</text:span>
 <text:span text:style-name="T4">
 <text:a xlink:type="simple" xlink:href="https://www.ukrinform.ua/rubric-polytics/3728553-putin-ne-mae-prava-veto-na-rozsirenna-nato-stoltenberg.html" text:style-name="Internet_20_link" text:visited-style-name="Visited_20_Internet_20_Link">
普京没有否决北约 - 斯托尔滕贝格的扩展</text:a>
</text:span>
</text:p>
      <text:p text:style-name="P4">
据报道，下届北约峰会将在维尔纽斯举行，将考虑继续为乌克兰在对俄罗斯侵略的主要问题上的维护中继续提供援助。</text:p>
      <text:p text:style-name="P4">
<text:span text:style-name="T4">
另请阅读：</text:span>
 <text:span text:style-name="T4">
 <text:a xlink:type="simple" xlink:href="https://www.ukrinform.ua/rubric-world/3728548-duda-okresliv-pat-prioritetiv-polsi-na-samit-nato-sered-nih-pidtrimka-ukraini.html" text:style-name="Internet_20_link" text:visited-style-name="Visited_20_Internet_20_Link">
DUDA概述了北约峰会的五个优先事项，其中包括乌克兰的支持</text:a>
 </text:span>
</text:p>
      <text:p text:style-name="P4">
News Source: <text:a xlink:type="simple" xlink:href="https://www.ukrinform.ua/rubric-polytics/3728565-nato-mae-nadati-ukraini-garantii-bezpeki-poki-vona-ne-stane-clenom-alansu-premer-belgii.html" text:style-name="Internet_20_link" text:visited-style-name="Visited_20_Internet_20_Link">
https://www.ukrinform.ua/rubric-polytics/3728565-nato-mae-nadati-ukraini-garantii-bezpeki-poki-vona-ne-stane-clenom-alansu-premer-belgii.html</text:a>
</text:p>
      <!--NEWS-->
      <text:h text:style-name="P10" text:outline-level="1">
<text:span text:style-name="T4">
Zelensky表示亲人在Kramatorsk中死亡的慰问</text:span>
</text:h>
      <text:p text:style-name="P4">
作者: Ukrinform (Person)</text:p>
      <text:p text:style-name="P4">
出版商: Укринформ (Organization)</text:p>
      <text:p text:style-name="P4">
出版时间: 2023-06-28T00:30:00+03:00</text:p>
      <text:p text:style-name="P4">
修改时间: 2023-06-28T00:30:00+03:00</text:p>
      <text:p text:style-name="P4">
描述: 俄罗斯对俄罗斯恐怖分子对克雷姆班克的影响的周年纪念日是由Kramatorsk上的S-300导弹导演的。  - 乌克林。</text:p>
      <text:p text:style-name="P4">
图片: ['<text:a xlink:type="simple" xlink:href="https://static.ukrinform.com/photos/2023_06/thumb_files/630_360_1687124897-802.png" text:style-name="Internet_20_link" text:visited-style-name="Visited_20_Internet_20_Link">
630_360_16871...</text:a>
']</text:p>
      <text:p text:style-name="P4">
标签: ['Краматорськ', 'Обстріл', 'Агресія РФ', 'Війна з Росією', 'Ракетний удар']</text:p>
      <text:p text:style-name="P4">
类型: Article</text:p>
      <!--METADATA-->
      <text:p text:style-name="P4">
<draw:frame draw:style-name="fr1" draw:name="Image325" text:anchor-type="as-char" svg:width="6.9236in" svg:height="3.956343in" draw:z-index="0">
<draw:image xlink:href="../Images/yкринформ/2023-06-28T00-30-00-03-00/630_360_1687124897-802.png" xlink:type="simple" xlink:show="embed" xlink:actuate="onLoad" draw:mime-type="image/png"/>
</draw:frame>
俄罗斯 - 凯尼克斯(Kinkelluses)在克雷申克(Kremenchuk)俄罗斯恐怖分子周年纪念日是由克拉曼托克斯克(Kramatortsk)的火箭300(Rocket-300)执导的。</text:p>
      <text:p text:style-name="P4">
乌克林福姆报道，总统沃罗迪米尔·泽伦斯基(Volodymyr Zelenskyy)在晚间视频中说了这一点。</text:p>
      <text:p text:style-name="P4">
“正好是在贸易中心克雷姆班克(Kremenchuk)的俄罗斯恐怖分子周年纪念日，当时有22人被杀时，俄罗斯的不人道再次导演了波克雷姆堡地区的导弹。 今天，俄罗斯恐怖分子向Ikramatorsk开火。 C-300导弹。 三人被杀，其中一个孩子。 我的亲戚和亲人，”国家元首说。</text:p>
      <text:p text:style-name="P4">
<text:span text:style-name="T4">
另请阅读：</text:span>
 <text:span text:style-name="T4">
 <text:a xlink:type="simple" xlink:href="https://www.ukrinform.ua/rubric-ato/3728563-u-kramatorsku-vze-sonajmense-cetvero-zagiblih-ta-42-poranenih.html" text:style-name="Internet_20_link" text:visited-style-name="Visited_20_Internet_20_Link">
在kramatorsk中至少四个死亡和42个冠军</text:a>
</text:span>
</text:p>
      <text:p text:style-name="P4">
他回忆说，克拉马特斯克(Kramatorsk)有40多人受伤，每个人都得到了帮助，并且瓦砾崩溃了。</text:p>
      <text:p text:style-name="P4">
Zelensky强调说：“每一次这样的恐怖表现一次又一次地向我们证明了我们，全世界在她所做的一切后果中只应得的一项 - 击败法庭，公正和法院针对所有俄罗斯凶手和恐怖分子。” 。</text:p>
      <text:p text:style-name="P4">
<text:span text:style-name="T4">
另请阅读：</text:span>
 <text:span text:style-name="T4">
 [在Kramatorsk俄罗斯火箭摧毁了该市的状态(https://www.ukrinform.ua/rubric-ato/3728508-u-kramatorsku-rosijska-raketa-zrujnuvala-zaklad-u-centri-mista.html)</text:span>
</text:p>
      <text:p text:style-name="P4">
据报道，俄罗斯军队于6月27日在购物中心罢工周年“ Amstor”周年纪念日再次向Poltava地区的Kremenchuk Rockets开火，并在傍晚袭击了Donetsk地区的Kramatorsk。</text:p>
      <text:p text:style-name="P4">
News Source: <text:a xlink:type="simple" xlink:href="https://www.ukrinform.ua/rubric-ato/3728566-zelenskij-visloviv-spivcutta-blizkim-zagiblih-u-kramatorsku.html" text:style-name="Internet_20_link" text:visited-style-name="Visited_20_Internet_20_Link">
https://www.ukrinform.ua/rubric-ato/3728566-zelenskij-visloviv-spivcutta-blizkim-zagiblih-u-kramatorsku.html</text:a>
</text:p>
      <!--NEWS-->
      <text:h text:style-name="P10" text:outline-level="1">
<text:span text:style-name="T4">
各州对与瓦格纳PEC有关的组织实施了制裁</text:span>
</text:h>
      <text:p text:style-name="P4">
作者: Ukrinform (Person)</text:p>
      <text:p text:style-name="P4">
出版商: Укринформ (Organization)</text:p>
      <text:p text:style-name="P4">
出版时间: 2023-06-28T00:38:00+03:00</text:p>
      <text:p text:style-name="P4">
修改时间: 2023-06-28T00:38:00+03:00</text:p>
      <text:p text:style-name="P4">
描述: 美国财政部宣布对四家外国公司和一名活动实施制裁，其活动与瓦格纳·佩克（Wagner PEC）及其负责人耶夫根尼·普里戈金（Yevgeny Prigogin）的暴力行动有关。  - 乌克林。</text:p>
      <text:p text:style-name="P4">
图片: ['<text:a xlink:type="simple" xlink:href="https://static.ukrinform.com/photos/2023_03/thumb_files/630_360_1679564904-243.jpg" text:style-name="Internet_20_link" text:visited-style-name="Visited_20_Internet_20_Link">
630_360_16795...</text:a>
']</text:p>
      <text:p text:style-name="P4">
标签: ['Антиросійські санкції', 'США', 'ПВК "Вагнера"']</text:p>
      <text:p text:style-name="P4">
类型: Article</text:p>
      <!--METADATA-->
      <text:p text:style-name="P4">
<draw:frame draw:style-name="fr1" draw:name="Image326" text:anchor-type="as-char" svg:width="6.9236in" svg:height="3.956343in" draw:z-index="0">
<draw:image xlink:href="../Images/yкринформ/2023-06-28T00-38-00-03-00/630_360_1679564904-243.jpg" xlink:type="simple" xlink:show="embed" xlink:actuate="onLoad" draw:mime-type="image/jpeg"/>
</draw:frame>
美国财政部一直对四家外国公司和一个活动实施与瓦格纳·佩克(Wagner PEC)及其守护者Yevgeny Prigogin的暴力行动相关的单一人的制裁。</text:p>
      <text:p text:style-name="P4">
这在外国资产控制办公室的官方消息中说明了这一点(OFAC)乌克林福姆报道，美国财政部。</text:p>
      <text:p text:style-name="P4">
消息说：“瓦格纳集团使用世界各地的安全漏洞，犯下威胁秩序，适当管理，繁荣和人权的犯罪行为。”</text:p>
      <text:p text:style-name="P4">
<text:span text:style-name="T4">
另请阅读：</text:span>
 <text:span text:style-name="T4">
 <text:a xlink:type="simple" xlink:href="https://www.ukrinform.ua/rubric-world/3728520-u-ssa-anonsuvali-novi-kroki-sodo-pvk-vagner-cogo-tizna.html" text:style-name="Internet_20_link" text:visited-style-name="Visited_20_Internet_20_Link">
在美国宣布了本周瓦格纳PEC的新步骤</text:a>
</text:span>
</text:p>
      <text:p text:style-name="P4">
它强调PVC运营其他国家的自然资源。</text:p>
      <text:p text:style-name="P4">
因此，美国对组织实施了制裁：Midas和Diamville Sau(中非共和国)，工业资源(阿联酋)您DM DM(俄罗斯). Ці компанії були причетними до незаконних операцій із золотом з метоюфінансування Групи Вагнера й розширення її збройного потенціалу, в тому числів Україні й у Африці.</text:p>
      <text:p text:style-name="P4">
<text:span text:style-name="T4">
Читайте також:</text:span>
 <text:span text:style-name="T4">
<text:a xlink:type="simple" xlink:href="https://www.ukrinform.ua/rubric-world/3728528-kraini-baltii-zaklikaut-nato-posiliti-shidni-kordoni-cerez-vagnerivciv-u-bilorusi.html" text:style-name="Internet_20_link" text:visited-style-name="Visited_20_Internet_20_Link">
 Країни Балтії закликають НАТО посилити східні кордоничерез «вагнерівців» у Білорусі </text:a>
</text:span>
</text:p>
      <text:p text:style-name="P4">
此外，美国对安德烈·伊万诺夫(Andrei Ivanov)施加了限制，安德烈·伊万诺夫(Andrei Ivanov)担任瓦格纳·佩克(Wagner Pec)的职位。 伊万诺夫(Ivanov)与非洲政治组织以及小型官员紧密合作，涉及武器协议，矿产生产问题以及PEC VMALI的其他活动。</text:p>
      <text:p text:style-name="P4">
同时，美国政府发布了有关撒哈拉以南的黄金商业业务的新建议。 该文件定义了与黄金相关的风险，这些风险也受到潜在的制裁。 这种交流特别是指参与I恐怖主义冲突，洗钱，逃避，侵犯人权的行为以及环境恶化的资金。</text:p>
      <text:p text:style-name="P4">
<text:span text:style-name="T4">
另请阅读：</text:span>
 <text:span text:style-name="T4">
 [duda组成(https://www.ukrinform.ua/rubric-world/3728453-duda-vvazae-peremisenna-pvk-vagner-do-bilorusi-duze-negativnim-signalom.html) </text:span>
</text:p>
      <text:p text:style-name="P4">
News Source: <text:a xlink:type="simple" xlink:href="https://www.ukrinform.ua/rubric-world/3728567-stati-vveli-sankcii-proti-organizacij-povazanih-z-pvk-vagner.html" text:style-name="Internet_20_link" text:visited-style-name="Visited_20_Internet_20_Link">
https://www.ukrinform.ua/rubric-world/3728567-stati-vveli-sankcii-proti-organizacij-povazanih-z-pvk-vagner.html</text:a>
</text:p>
      <!--NEWS-->
      <text:h text:style-name="P10" text:outline-level="1">
<text:span text:style-name="T4">
罗马尼亚总统：俄罗斯曾经是并且将成为欧洲 - 大西洋安全的直接威胁</text:span>
</text:h>
      <text:p text:style-name="P4">
作者: Ukrinform (Person)</text:p>
      <text:p text:style-name="P4">
出版商: Укринформ (Organization)</text:p>
      <text:p text:style-name="P4">
出版时间: 2023-06-28T00:44:00+03:00</text:p>
      <text:p text:style-name="P4">
修改时间: 2023-06-28T00:44:00+03:00</text:p>
      <text:p text:style-name="P4">
描述: 俄罗斯曾经是并且将仍然是欧元区安全的最重要，最直接的威胁。  - 乌克林。</text:p>
      <text:p text:style-name="P4">
图片: ['<text:a xlink:type="simple" xlink:href="https://static.ukrinform.com/photos/2016_11/thumb_files/630_360_1479902909-9373.jpg" text:style-name="Internet_20_link" text:visited-style-name="Visited_20_Internet_20_Link">
630_360_14799...</text:a>
']</text:p>
      <text:p text:style-name="P4">
标签: ['Йоганніс', 'НАТО', 'Румунія', 'Війна з Росією']</text:p>
      <text:p text:style-name="P4">
类型: Article</text:p>
      <!--METADATA-->
      <text:p text:style-name="P4">
<draw:frame draw:style-name="fr1" draw:name="Image327" text:anchor-type="as-char" svg:width="6.9236in" svg:height="3.956343in" draw:z-index="0">
<draw:image xlink:href="../Images/yкринформ/2023-06-28T00-44-00-03-00/630_360_1479902909-9373.jpg" xlink:type="simple" xlink:show="embed" xlink:actuate="onLoad" draw:mime-type="image/jpeg"/>
</draw:frame>
俄罗斯是欧洲 - 大西洋安全的最重要，最直接的威胁。</text:p>
      <text:p text:style-name="P4">
罗马尼亚总统克劳斯·约翰尼斯(Klaus Johannis)在海牙(Hague)在一次工作会议上说，这是关于与国家和政府元首，波兰，罗马尼亚，阿尔巴尼亚，比利时和挪威的工作成果的结果，乌克斯福姆在海牙提供了信息。</text:p>
      <text:p text:style-name="P4">
“俄罗斯曾经是并且将仍然是对欧洲 - 大西洋安全的最直接威胁。 通过这种方式，我们必须能够做好准备，并将自己的立场推荐，并继续为乌克兰提供必要的支持。”他说。</text:p>
      <text:p text:style-name="P4">
<text:span text:style-name="T4">
另请阅读：</text:span>
 <text:span text:style-name="T4">
 <text:a xlink:type="simple" xlink:href="https://www.ukrinform.ua/rubric-world/3723195-berlin-oficijno-rosia-e-najbilsou-zagrozou-miru-ta-bezpeci.html" text:style-name="Internet_20_link" text:visited-style-name="Visited_20_Internet_20_Link">
正式：俄罗斯是和平与安全的最大威胁</text:a>
</text:span>
</text:p>
      <text:p text:style-name="P4">
他还指出，“对于我们最脆弱的合作伙伴，尤其是对于摩尔多瓦共和国而言，克制和辩护是召集机构的主要方向之一，我们希望在这里看到马德里决定的全部执行。位置，一个真正的先进防御，能够应对所有威胁。”</text:p>
      <text:p text:style-name="P4">
他还说，他们仍然对以一致且唯一的方法进一步合并东部侧面特别感兴趣。</text:p>
      <text:p text:style-name="P4">
“这意味着提供必要的力量，结构，能力和设备，以及指挥和管理的正确机制。 但是，也有人说，我们能够证明我们有能力并准备以增加对防御的奉献精神来维持概括。”他说。</text:p>
      <text:p text:style-name="P4">
<text:span text:style-name="T4">
另请阅读：</text:span>
 <text:span text:style-name="T4">
 <text:a xlink:type="simple" xlink:href="https://www.ukrinform.ua/rubric-polytics/3728565-nato-mae-nadati-ukraini-garantii-bezpeki-poki-vona-ne-stane-clenom-alansu-premer-belgii.html" text:style-name="Internet_20_link" text:visited-style-name="Visited_20_Internet_20_Link">
北约应为乌克兰提供安全保证，而该保证是在联盟的非成员的情况下 - 比利时总理</text:a>
</text:span>
</text:p>
      <text:p text:style-name="P4">
据他说，为了成为一个联盟，有必要在支持乌克兰的努力时进行更多的工作。</text:p>
      <text:p text:style-name="P4">
他说：“峰会应该对基辅有明确而有意义的重大成果，促进我们的政治和实际支持，包括衡量乌克兰加入北约的特定进展。”</text:p>
      <text:p text:style-name="P4">
<text:span text:style-name="T4">
另请阅读：</text:span>
 <text:span text:style-name="T4">
 <text:a xlink:type="simple" xlink:href="https://www.ukrinform.ua/rubric-polytics/3728553-putin-ne-mae-prava-veto-na-rozsirenna-nato-stoltenberg.html" text:style-name="Internet_20_link" text:visited-style-name="Visited_20_Internet_20_Link">
普京没有否决北约 - 斯托尔滕贝格的扩展</text:a>
 </text:span>
</text:p>
      <text:p text:style-name="P4">
<text:span text:style-name="T4">
另请阅读：</text:span>
 <text:span text:style-name="T4">
 <text:a xlink:type="simple" xlink:href="https://www.ukrinform.ua/rubric-world/3728548-duda-okresliv-pat-prioritetiv-polsi-na-samit-nato-sered-nih-pidtrimka-ukraini.html" text:style-name="Internet_20_link" text:visited-style-name="Visited_20_Internet_20_Link">
DUDA概述了北约峰会的五个优先事项，其中包括乌克兰的支持</text:a>
</text:span>
</text:p>
      <text:p text:style-name="P4">
乌克兰期望这次会议的具体决定定义乌克兰对北约会员资格的追求，并为乌克兰提供安全保证，以使未来可能重复俄罗斯侵略。</text:p>
      <text:p text:style-name="P4">
News Source: <text:a xlink:type="simple" xlink:href="https://www.ukrinform.ua/rubric-polytics/3728568-prezident-rumunii-rosia-e-i-bude-bezposerednou-zagrozou-evroatlanticnij-bezpeci.html" text:style-name="Internet_20_link" text:visited-style-name="Visited_20_Internet_20_Link">
https://www.ukrinform.ua/rubric-polytics/3728568-prezident-rumunii-rosia-e-i-bude-bezposerednou-zagrozou-evroatlanticnij-bezpeci.html</text:a>
</text:p>
      <!--NEWS-->
      <text:h text:style-name="P10" text:outline-level="1">
<text:span text:style-name="T4">
国家考虑哥本哈根积极和富有成效的“乌克兰”会议</text:span>
</text:h>
      <text:p text:style-name="P4">
作者: Ukrinform (Person)</text:p>
      <text:p text:style-name="P4">
出版商: Укринформ (Organization)</text:p>
      <text:p text:style-name="P4">
出版时间: 2023-06-28T00:52:00+03:00</text:p>
      <text:p text:style-name="P4">
修改时间: 2023-06-28T00:52:00+03:00</text:p>
      <text:p text:style-name="P4">
描述: 白宫积极赞赏国家元首顾问级别的封闭会议，以在前一天在哥本哈根举行。  - 乌克林。</text:p>
      <text:p text:style-name="P4">
图片: ['<text:a xlink:type="simple" xlink:href="https://static.ukrinform.com/photos/2023_06/thumb_files/630_360_1687902960-756.jpg" text:style-name="Internet_20_link" text:visited-style-name="Visited_20_Internet_20_Link">
630_360_16879...</text:a>
']</text:p>
      <text:p text:style-name="P4">
标签: ['США', 'Україна', 'Війна з Росією', 'Копенгаген', 'Формула миру']</text:p>
      <text:p text:style-name="P4">
类型: Article</text:p>
      <!--METADATA-->
      <text:p text:style-name="P4">
<draw:frame draw:style-name="fr1" draw:name="Image328" text:anchor-type="as-char" svg:width="6.9236in" svg:height="3.956343in" draw:z-index="0">
<draw:image xlink:href="../Images/yкринформ/2023-06-28T00-52-00-03-00/630_360_1687902960-756.jpg" xlink:type="simple" xlink:show="embed" xlink:actuate="onLoad" draw:mime-type="image/jpeg"/>
</draw:frame>
怀特德人积极赞赏国家元首顾问级别的封闭会议，以在前一天在哥本哈根举行的乌克兰和平。</text:p>
      <text:p text:style-name="P4">
白宫奥利维亚·德尔顿(Olivia Delton)的官方代表在华盛顿的一份简报中，这是在周二的周二告诉他的。</text:p>
      <text:p text:style-name="P4">
“他们(咨询参与者 - 编辑。)他们进行了积极而富有成效的讨论，但是，和平原则看起来的样子，以及我们可以在乌克兰实现忠实而强大的和平。”德尔顿说。</text:p>
      <text:p text:style-name="P4">
<text:span text:style-name="T4">
另请阅读：</text:span>
 <text:span text:style-name="T4">
 <text:a xlink:type="simple" xlink:href="https://www.ukrinform.ua/rubric-polytics/3727420-ermak-rozpoviv-pro-rezultati-zustrici-radnikiv-u-kopengageni.html" text:style-name="Internet_20_link" text:visited-style-name="Visited_20_Internet_20_Link">
Yermak讲述了顾问Upengagen会议的结果</text:a>
</text:span>
</text:p>
      <text:p text:style-name="P4">
她说，在哥本哈根举行的一次会议上，欧洲国家安全委员会急诊主任阿曼达·斯洛特(Amanda Slout)参加了会议。 同时，美国总统顾问杰克·沙利文(Jake Sullivan)参加了虚拟机器人。 拜登的代表还提醒乌克兰一方是由乌克兰方面发起的。</text:p>
      <text:p text:style-name="P4">
据她说，总的来说，参与者都同意每个人都在寻求和平与结局。 她还强调，有必要保证实现联合国宪章的基本原则，特别是主权和领土持久性。</text:p>
      <text:p text:style-name="P4">
<text:span text:style-name="T4">
另请阅读：</text:span>
 <text:span text:style-name="T4">
 <text:a xlink:type="simple" xlink:href="https://www.ukrinform.ua/rubric-polytics/3728547-ermak-rozpoviv-pro-zustric-v-danii-ta-perspektivi-globalnogo-samitu-sodo-formuli-miru.html" text:style-name="Internet_20_link" text:visited-style-name="Visited_20_Internet_20_Link">
Yermak讲述了丹麦的会议以及关于和平公式的理事会峰会的前景</text:a>
</text:span>
</text:p>
      <text:p text:style-name="P4">
据乌克林福姆(Ukrinform)报道，上周在哥本哈根(Copenhagen)报道的是，在国家安全顾问的关键和平原则以及巴西，英国，丹麦，欧盟，意大利，印度，加拿大，加拿大，德国，德国，德国，德国，德国，加拿大，加拿大，加拿大，德国，德国南非，美国沙特，美国，乌克兰，法国和日本。</text:p>
      <text:p text:style-name="P4">
News Source: <text:a xlink:type="simple" xlink:href="https://www.ukrinform.ua/rubric-polytics/3728569-stati-vvazaut-ukrainsku-zustric-u-kopengageni-pozitivnou-ta-produktivnou.html" text:style-name="Internet_20_link" text:visited-style-name="Visited_20_Internet_20_Link">
https://www.ukrinform.ua/rubric-polytics/3728569-stati-vvazaut-ukrainsku-zustric-u-kopengageni-pozitivnou-ta-produktivnou.html</text:a>
</text:p>
      <!--NEWS-->
      <text:h text:style-name="P10" text:outline-level="1">
<text:span text:style-name="T4">
目前有126名妇女被囚禁</text:span>
</text:h>
      <text:p text:style-name="P4">
作者: ['АРМІЯINFORM']</text:p>
      <text:p text:style-name="P4">
时间: 2023-06-28T96:00:00-04:00</text:p>
      <text:p text:style-name="P4">
描述: 在国家正规局的Danami背后，Kinets Chervnya 2023 Rock的Stan ...与乌克兰2022年的战争，与乌克兰的最新新闻，与乌克兰的新闻战争，乌克兰2022年的新闻战争，这是今天的最后一场战争，乌克兰与乌克兰之间发生战争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6/54_7653_8.jpg" text:style-name="Internet_20_link" text:visited-style-name="Visited_20_Internet_20_Link">
54_7653_8.jpg</text:a>
']</text:p>
      <text:p text:style-name="P4">
标签: ['STOPRUSSIA', 'АГРЕСІЯ РФ', 'ВІЙНА', 'ВІЙСЬКОВОПОЛОНЕННІ', 'ВТОРГНЕННЯ РФ', 'МІНРЕІНТЕГРАЦІЇ', 'ПОЛОНЕНІ']</text:p>
      <text:p text:style-name="P4">
类别: News</text:p>
      <!--METADATA-->
      <text:p text:style-name="P4">
<draw:frame draw:style-name="fr1" draw:name="Image329" text:anchor-type="as-char" svg:width="6.9236in" svg:height="5.1927in" draw:z-index="0">
<draw:image xlink:href="../Images/AРМІЯINFORM/2023-06-28T96-00-00-04-00/54_7653_8.jpg" xlink:type="simple" xlink:show="embed" xlink:actuate="onLoad" draw:mime-type="image/jpeg"/>
</draw:frame>
说明性照片</text:p>
      <text:p text:style-name="P4">
根据国家信息局的说法，截至2023年6月底，有126名妇女被俄罗斯囚禁。 其中，有46名军人和80名平民。</text:p>
      <text:p text:style-name="P4">
23个分支机构有孩子：14名士兵有23个孩子，有9名平民有15个孩子。</text:p>
      <text:p text:style-name="P4">
<text:span text:style-name="T4">
来源：</text:span>
 <text:a xlink:type="simple" xlink:href="https://minre.gov.ua/2023/06/27/narazi-v-rosijskomu-poloni-perebuvaye-126-zhinok/" text:style-name="Internet_20_link" text:visited-style-name="Visited_20_Internet_20_Link">
<text:span text:style-name="T5">
menrointegration</text:span>
</text:a>
</text:p>
      <text:p text:style-name="P4">
News Source: <text:a xlink:type="simple" xlink:href="https://armyinform.com.ua/2023/06/28/narazi-v-rosijskomu-poloni-perebuvaye-126-zhinok/" text:style-name="Internet_20_link" text:visited-style-name="Visited_20_Internet_20_Link">
https://armyinform.com.ua/2023/06/28/narazi-v-rosijskomu-poloni-perebuvaye-126-zhinok/</text:a>
</text:p>
      <!--NEWS-->
      <text:h text:style-name="P10" text:outline-level="1">
<text:span text:style-name="T4">
政府已分配了超过2亿UAH，用于建设现代康复机构“ Borodyanka-Center”</text:span>
</text:h>
      <text:p text:style-name="P4">
作者: ['АРМІЯINFORM']</text:p>
      <text:p text:style-name="P4">
时间: 2023-06-28T99:00:00-04:00</text:p>
      <text:p text:style-name="P4">
描述: kabisnet min）乌克兰维迪利夫（Vidiliv Min）在乌克兰资深人士的权利2亿美元的权利...与乌克兰2022年的战争，与乌克兰与乌克兰的最新新闻，今天与乌克兰2022年的新闻战争，今天与乌克兰的新闻战争，乌克兰和俄罗斯之间的战争将会发生他们在2022年与乌克兰进行战争</text:p>
      <text:p text:style-name="P4">
图片: ['<text:a xlink:type="simple" xlink:href="https://armyinform.com.ua/wp-content/uploads/2022/08/censornet_news_528.jpg" text:style-name="Internet_20_link" text:visited-style-name="Visited_20_Internet_20_Link">
censornet_news_528.jpg</text:a>
']</text:p>
      <text:p text:style-name="P4">
标签: ['STOPRUSSIA', 'АГРЕСІЯ РФ', 'ВІЙНА', 'ВТОРГНЕННЯ РФ', 'МІНВЕТЕРАНІВ', 'ЮЛІЯ ЛАПУТІНА']</text:p>
      <text:p text:style-name="P4">
类别: News</text:p>
      <!--METADATA-->
      <text:p text:style-name="P4">
<draw:frame draw:style-name="fr1" draw:name="Image330" text:anchor-type="as-char" svg:width="6.9236in" svg:height="4.32725in" draw:z-index="0">
<draw:image xlink:href="../Images/AРМІЯINFORM/2023-06-28T99-00-00-04-00/censornet_news_528.jpg" xlink:type="simple" xlink:show="embed" xlink:actuate="onLoad" draw:mime-type="image/jpeg"/>
</draw:frame>
照片说明性</text:p>
      <text:p text:style-name="P4">
乌克兰部长的内阁已分配了乌克兰退伍军人部200万人633,8.7万hryvnias，以重建鲍多恩社会和心理康复中心的人口中心，这属于意识管理领域。</text:p>
      <text:p text:style-name="P4">
政府会议上做出了从基金中分配资金来消除武装侵略后果的相关决定。</text:p>
      <text:p text:style-name="P4">
Borodyanka-Center是退伍军人部的旗舰项目，其积极的建设得到了该部合作伙伴的支持。 它应该出现在坦克的遗址上，被Borodyank镇人口的社会和心理康复中心击中(基辅地区).</text:p>
      <text:p text:style-name="P4">
Цей заклад забезпечуватиме надання комплексних послуг із психосоціальноговідновлення не лише ветеранам війни та їхнім сім’ям, а й постраждаломуцивільному населенню. До того ж, відновлення бородянського центру патронуєПрезидент України Володимир Зеленський, який вже віддав на його відбудову стотисяч доларів — грошову винагороду, яку він отримав разом із Медаллю Свободи,котру вручають в США видатним світовим діячам.</text:p>
      <text:p text:style-name="P4">
«Дякую керівництву держави та Уряду за підтримку цього дійсно важливогопроєкту!Ми залучаємо та акумулюємо кошти наших і національних і міжнароднихпартнерів на цей проєкт, і відкриті для співробітництва у відбудові нашогоЦентру», — зазначила міністр у справах ветеранів України Юлія Лапутіна.</text:p>
      <text:p text:style-name="P4">
<text:span text:style-name="T4">
Джерело:</text:span>
 <text:span text:style-name="T5">
<text:a xlink:type="simple" xlink:href="https://mva.gov.ua/ua/news/uryad-vidiliv-minveteraniv-ponad-200-mln-grn-na-budivnictvo-suchasnogo-reabilitacijnogo-zakladu-borodyanka-centr" text:style-name="Internet_20_link" text:visited-style-name="Visited_20_Internet_20_Link">
Мінветеранів</text:a>
</text:span>
</text:p>
      <text:p text:style-name="P4">
News Source: <text:a xlink:type="simple" xlink:href="https://armyinform.com.ua/2023/06/28/ukrayinski-vijskovi-medyky-vdoskonalyuyutsya-u-taktychnij-medyczyni-pid-kerivnycztvom-brytanskyh-ekspertiv/" text:style-name="Internet_20_link" text:visited-style-name="Visited_20_Internet_20_Link">
https://armyinform.com.ua/2023/06/28/ukrayinski-vijskovi-medyky-vdoskonalyuyutsya-u-taktychnij-medyczyni-pid-kerivnycztvom-brytanskyh-ekspertiv/</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